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media-type="application/vnd.oasis.opendocument.graphics"/>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Courier, monospace"/>
    <style:font-face style:name="StarSymbol" svg:font-family="StarSymbol"/>
    <style:font-face style:name="Verdana" svg:font-family="Verdana, Helvetica, Arial, sans-serif"/>
    <style:font-face style:name="Cumberland" svg:font-family="Cumberland, 'Courier New'" style:font-family-generic="modern"/>
    <style:font-face style:name="Times1" svg:font-family="Times" style:font-family-generic="roman"/>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Lucidasans2" svg:font-family="Lucidasans"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47in" table:align="left" style:writing-mode="lr-tb"/>
    </style:style>
    <style:style style:name="Table1.A" style:family="table-column">
      <style:table-column-properties style:column-width="1.7785in"/>
    </style:style>
    <style:style style:name="Table1.B" style:family="table-column">
      <style:table-column-properties style:column-width="2.4736in"/>
    </style:style>
    <style:style style:name="Table1.C" style:family="table-column">
      <style:table-column-properties style:column-width="0.8035in"/>
    </style:style>
    <style:style style:name="Table1.D" style:family="table-column">
      <style:table-column-properties style:column-width="1.0792in"/>
    </style:style>
    <style:style style:name="Table1.A1" style:family="table-cell">
      <style:table-cell-properties style:vertical-align="middle" fo:background-color="#bbbbbb" fo:padding="0.0194in" fo:border="none">
        <style:background-image/>
      </style:table-cell-properties>
    </style:style>
    <style:style style:name="Table1.A2" style:family="table-cell">
      <style:table-cell-properties style:vertical-align="middle" fo:background-color="#efefef" fo:padding="0.0194in" fo:border="none">
        <style:background-image/>
      </style:table-cell-properties>
    </style:style>
    <style:style style:name="Table1.A3" style:family="table-cell">
      <style:table-cell-properties style:vertical-align="middle" fo:background-color="#dddddd" fo:padding="0.0194in" fo:border="none">
        <style:background-image/>
      </style:table-cell-properties>
    </style:style>
    <style:style style:name="Table2" style:family="table">
      <style:table-properties style:width="6.1347in" table:align="center" style:writing-mode="lr-tb"/>
    </style:style>
    <style:style style:name="Table2.A" style:family="table-column">
      <style:table-column-properties style:column-width="1.7451in"/>
    </style:style>
    <style:style style:name="Table2.B" style:family="table-column">
      <style:table-column-properties style:column-width="1.2639in"/>
    </style:style>
    <style:style style:name="Table2.C" style:family="table-column">
      <style:table-column-properties style:column-width="1.2354in"/>
    </style:style>
    <style:style style:name="Table2.D" style:family="table-column">
      <style:table-column-properties style:column-width="0.9972in"/>
    </style:style>
    <style:style style:name="Table2.E" style:family="table-column">
      <style:table-column-properties style:column-width="0.8931in"/>
    </style:style>
    <style:style style:name="Table2.A1" style:family="table-cell">
      <style:table-cell-properties style:vertical-align="middle" fo:background-color="#dddddd" style:border-line-width="0.0007in 0.0347in 0.0007in" fo:padding="0.0194in" fo:border="2.6pt double #808080">
        <style:background-image/>
      </style:table-cell-properties>
    </style:style>
    <style:style style:name="Table2.A2" style:family="table-cell">
      <style:table-cell-properties style:vertical-align="middle" fo:background-color="#efefef"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2.E2" style:family="table-cell">
      <style:table-cell-properties style:vertical-align="middle" fo:background-color="#efefef"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2.A3" style:family="table-cell">
      <style:table-cell-properties style:vertical-align="middle" fo:background-color="#dddddd"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2.E3" style:family="table-cell">
      <style:table-cell-properties style:vertical-align="middle" fo:background-color="#dddddd"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3" style:family="table">
      <style:table-properties style:width="6.1347in" table:align="left" style:writing-mode="lr-tb"/>
    </style:style>
    <style:style style:name="Table3.A" style:family="table-column">
      <style:table-column-properties style:column-width="0.9813in"/>
    </style:style>
    <style:style style:name="Table3.B" style:family="table-column">
      <style:table-column-properties style:column-width="5.1535in"/>
    </style:style>
    <style:style style:name="Table3.A1" style:family="table-cell">
      <style:table-cell-properties style:vertical-align="middle" fo:background-color="#bbbbbb" fo:padding="0.0194in" fo:border="none">
        <style:background-image/>
      </style:table-cell-properties>
    </style:style>
    <style:style style:name="Table3.A2" style:family="table-cell">
      <style:table-cell-properties style:vertical-align="middle" fo:background-color="#efefef" fo:padding="0.0194in" fo:border="none">
        <style:background-image/>
      </style:table-cell-properties>
    </style:style>
    <style:style style:name="Table3.A3" style:family="table-cell">
      <style:table-cell-properties style:vertical-align="middle" fo:background-color="#dddddd" fo:padding="0.0194in" fo:border="none">
        <style:background-image/>
      </style:table-cell-properties>
    </style:style>
    <style:style style:name="Table4" style:family="table">
      <style:table-properties style:width="5.9271in" table:align="center" style:writing-mode="lr-tb"/>
    </style:style>
    <style:style style:name="Table4.A" style:family="table-column">
      <style:table-column-properties style:column-width="1.9368in"/>
    </style:style>
    <style:style style:name="Table4.B" style:family="table-column">
      <style:table-column-properties style:column-width="3.9903in"/>
    </style:style>
    <style:style style:name="Table4.A1" style:family="table-cell">
      <style:table-cell-properties style:vertical-align="middle" fo:background-color="#dddddd" style:border-line-width="0.0007in 0.0347in 0.0007in" fo:padding="0.0194in" fo:border="2.6pt double #808080">
        <style:background-image/>
      </style:table-cell-properties>
    </style:style>
    <style:style style:name="Table4.A2" style:family="table-cell">
      <style:table-cell-properties style:vertical-align="middle" fo:background-color="#efefef"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4.B2" style:family="table-cell">
      <style:table-cell-properties style:vertical-align="middle" fo:background-color="#efefef"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4.A3" style:family="table-cell">
      <style:table-cell-properties style:vertical-align="middle" fo:background-color="#dddddd"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4.B3" style:family="table-cell">
      <style:table-cell-properties style:vertical-align="middle" fo:background-color="#dddddd"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5" style:family="table">
      <style:table-properties style:width="4.2in" table:align="left" style:writing-mode="lr-tb"/>
    </style:style>
    <style:style style:name="Table5.A" style:family="table-column">
      <style:table-column-properties style:column-width="1.2743in"/>
    </style:style>
    <style:style style:name="Table5.B" style:family="table-column">
      <style:table-column-properties style:column-width="0.7792in"/>
    </style:style>
    <style:style style:name="Table5.C" style:family="table-column">
      <style:table-column-properties style:column-width="2.1465in"/>
    </style:style>
    <style:style style:name="Table5.A1" style:family="table-cell">
      <style:table-cell-properties style:vertical-align="middle" fo:background-color="#bbbbbb"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background-image/>
      </style:table-cell-properties>
    </style:style>
    <style:style style:name="Table5.C1" style:family="table-cell">
      <style:table-cell-properties style:vertical-align="middle" fo:background-color="#bbbbbb" style:border-line-width="0.0007in 0.0347in 0.0007in" fo:padding="0.0194in" fo:border="2.6pt double #808080">
        <style:background-image/>
      </style:table-cell-properties>
    </style:style>
    <style:style style:name="Table5.A2" style:family="table-cell">
      <style:table-cell-properties style:vertical-align="middle" fo:background-color="#efefef"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5.C2" style:family="table-cell">
      <style:table-cell-properties style:vertical-align="middle" fo:background-color="#efefef"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6" style:family="table">
      <style:table-properties style:width="6.1347in" table:align="left" style:writing-mode="lr-tb"/>
    </style:style>
    <style:style style:name="Table6.A" style:family="table-column">
      <style:table-column-properties style:column-width="0.9333in"/>
    </style:style>
    <style:style style:name="Table6.B" style:family="table-column">
      <style:table-column-properties style:column-width="1.6736in"/>
    </style:style>
    <style:style style:name="Table6.C" style:family="table-column">
      <style:table-column-properties style:column-width="1.0507in"/>
    </style:style>
    <style:style style:name="Table6.D" style:family="table-column">
      <style:table-column-properties style:column-width="1.2694in"/>
    </style:style>
    <style:style style:name="Table6.E" style:family="table-column">
      <style:table-column-properties style:column-width="1.2076in"/>
    </style:style>
    <style:style style:name="Table6.A1" style:family="table-cell">
      <style:table-cell-properties style:vertical-align="middle" fo:background-color="#bbbbbb"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background-image/>
      </style:table-cell-properties>
    </style:style>
    <style:style style:name="Table6.E1" style:family="table-cell">
      <style:table-cell-properties style:vertical-align="middle" fo:background-color="#bbbbbb" style:border-line-width="0.0007in 0.0347in 0.0007in" fo:padding="0.0194in" fo:border="2.6pt double #808080">
        <style:background-image/>
      </style:table-cell-properties>
    </style:style>
    <style:style style:name="Table6.A2" style:family="table-cell">
      <style:table-cell-properties style:vertical-align="middle" fo:background-color="#efefef"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6.E2" style:family="table-cell">
      <style:table-cell-properties style:vertical-align="middle" fo:background-color="#efefef"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6.A3" style:family="table-cell">
      <style:table-cell-properties style:vertical-align="middle" fo:background-color="#dddddd"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6.E3" style:family="table-cell">
      <style:table-cell-properties style:vertical-align="middle" fo:background-color="#dddddd"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7" style:family="table">
      <style:table-properties style:width="6.1347in" table:align="left" style:writing-mode="lr-tb"/>
    </style:style>
    <style:style style:name="Table7.A" style:family="table-column">
      <style:table-column-properties style:column-width="2.3069in"/>
    </style:style>
    <style:style style:name="Table7.B" style:family="table-column">
      <style:table-column-properties style:column-width="0.8944in"/>
    </style:style>
    <style:style style:name="Table7.C" style:family="table-column">
      <style:table-column-properties style:column-width="0.891in"/>
    </style:style>
    <style:style style:name="Table7.D" style:family="table-column">
      <style:table-column-properties style:column-width="0.9958in"/>
    </style:style>
    <style:style style:name="Table7.E" style:family="table-column">
      <style:table-column-properties style:column-width="1.0465in"/>
    </style:style>
    <style:style style:name="Table7.A1" style:family="table-cell">
      <style:table-cell-properties style:vertical-align="middle" fo:background-color="#bbbbbb"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background-image/>
      </style:table-cell-properties>
    </style:style>
    <style:style style:name="Table7.E1" style:family="table-cell">
      <style:table-cell-properties style:vertical-align="middle" fo:background-color="#bbbbbb" style:border-line-width="0.0007in 0.0347in 0.0007in" fo:padding="0.0194in" fo:border="2.6pt double #808080">
        <style:background-image/>
      </style:table-cell-properties>
    </style:style>
    <style:style style:name="Table7.A2" style:family="table-cell">
      <style:table-cell-properties style:vertical-align="middle" fo:background-color="#efefef"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7.E2" style:family="table-cell">
      <style:table-cell-properties style:vertical-align="middle" fo:background-color="#efefef"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7.A3" style:family="table-cell">
      <style:table-cell-properties style:vertical-align="middle" fo:background-color="#dddddd"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7.E3" style:family="table-cell">
      <style:table-cell-properties style:vertical-align="middle" fo:background-color="#dddddd"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8" style:family="table">
      <style:table-properties style:width="6.1347in" table:align="left" style:writing-mode="lr-tb"/>
    </style:style>
    <style:style style:name="Table8.A" style:family="table-column">
      <style:table-column-properties style:column-width="1.016in"/>
    </style:style>
    <style:style style:name="Table8.B" style:family="table-column">
      <style:table-column-properties style:column-width="1.4958in"/>
    </style:style>
    <style:style style:name="Table8.C" style:family="table-column">
      <style:table-column-properties style:column-width="1.0764in"/>
    </style:style>
    <style:style style:name="Table8.D" style:family="table-column">
      <style:table-column-properties style:column-width="1.3139in"/>
    </style:style>
    <style:style style:name="Table8.E" style:family="table-column">
      <style:table-column-properties style:column-width="1.2326in"/>
    </style:style>
    <style:style style:name="Table8.A1" style:family="table-cell">
      <style:table-cell-properties style:vertical-align="middle" fo:background-color="#bbbbbb"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background-image/>
      </style:table-cell-properties>
    </style:style>
    <style:style style:name="Table8.E1" style:family="table-cell">
      <style:table-cell-properties style:vertical-align="middle" fo:background-color="#bbbbbb" style:border-line-width="0.0007in 0.0347in 0.0007in" fo:padding="0.0194in" fo:border="2.6pt double #808080">
        <style:background-image/>
      </style:table-cell-properties>
    </style:style>
    <style:style style:name="Table8.A2" style:family="table-cell">
      <style:table-cell-properties style:vertical-align="middle" fo:background-color="#efefef"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8.E2" style:family="table-cell">
      <style:table-cell-properties style:vertical-align="middle" fo:background-color="#efefef"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8.A3" style:family="table-cell">
      <style:table-cell-properties style:vertical-align="middle" fo:background-color="#dddddd"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8.E3" style:family="table-cell">
      <style:table-cell-properties style:vertical-align="middle" fo:background-color="#dddddd"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9" style:family="table">
      <style:table-properties style:width="6.1347in" table:align="center" style:writing-mode="lr-tb"/>
    </style:style>
    <style:style style:name="Table9.A" style:family="table-column">
      <style:table-column-properties style:column-width="1.816in"/>
    </style:style>
    <style:style style:name="Table9.B" style:family="table-column">
      <style:table-column-properties style:column-width="2.3549in"/>
    </style:style>
    <style:style style:name="Table9.C" style:family="table-column">
      <style:table-column-properties style:column-width="1.9639in"/>
    </style:style>
    <style:style style:name="Table9.A1" style:family="table-cell">
      <style:table-cell-properties style:vertical-align="middle" fo:background-color="#dddddd" style:border-line-width-left="0.0007in 0.0347in 0.0007in" style:border-line-width-top="0.0007in 0.0347in 0.0007in" style:border-line-width-bottom="0.0007in 0.0347in 0.0007in" fo:padding="0.0194in" fo:border-left="2.6pt double #808080" fo:border-right="none" fo:border-top="2.6pt double #808080" fo:border-bottom="2.6pt double #808080">
        <style:background-image/>
      </style:table-cell-properties>
    </style:style>
    <style:style style:name="Table9.C1" style:family="table-cell">
      <style:table-cell-properties style:border-line-width="0.0007in 0.0347in 0.0007in" fo:padding="0.0194in" fo:border="2.6pt double #808080"/>
    </style:style>
    <style:style style:name="Table9.A2" style:family="table-cell">
      <style:table-cell-properties style:vertical-align="middle" fo:background-color="#efefef"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9.C2" style:family="table-cell">
      <style:table-cell-properties style:vertical-align="middle" fo:background-color="#efefef"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9.A3" style:family="table-cell">
      <style:table-cell-properties style:vertical-align="middle" fo:background-color="#dddddd"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9.C3" style:family="table-cell">
      <style:table-cell-properties style:vertical-align="middle" fo:background-color="#dddddd"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10" style:family="table">
      <style:table-properties style:width="6.1347in" style:rel-width="100%" table:align="left" style:writing-mode="lr-tb"/>
    </style:style>
    <style:style style:name="Table10.A" style:family="table-column">
      <style:table-column-properties style:column-width="6.016in" style:rel-column-width="64264*"/>
    </style:style>
    <style:style style:name="Table10.B" style:family="table-column">
      <style:table-column-properties style:column-width="0.1188in" style:rel-column-width="1270*"/>
    </style:style>
    <style:style style:name="Table10.1" style:family="table-row">
      <style:table-row-properties fo:background-color="#ccccff">
        <style:background-image/>
      </style:table-row-properties>
    </style:style>
    <style:style style:name="Table10.A1" style:family="table-cell">
      <style:table-cell-properties style:vertical-align="middle" fo:padding="0.0313in" fo:border="1pt solid #808080"/>
    </style:style>
    <style:style style:name="Table10.2" style:family="table-row">
      <style:table-row-properties fo:background-color="#ffffff">
        <style:background-image/>
      </style:table-row-properties>
    </style:style>
    <style:style style:name="Table10.A2" style:family="table-cell">
      <style:table-cell-properties style:vertical-align="middle" fo:padding="0.0313in" fo:border-left="1pt solid #808080" fo:border-right="none" fo:border-top="none" fo:border-bottom="1pt solid #808080"/>
    </style:style>
    <style:style style:name="Table10.B2" style:family="table-cell">
      <style:table-cell-properties fo:padding="0.0313in" fo:border-left="1pt solid #808080" fo:border-right="1pt solid #808080" fo:border-top="none" fo:border-bottom="1pt solid #808080"/>
    </style:style>
    <style:style style:name="Table11" style:family="table">
      <style:table-properties style:width="6.1347in" style:rel-width="100%" table:align="left" style:writing-mode="lr-tb"/>
    </style:style>
    <style:style style:name="Table11.A" style:family="table-column">
      <style:table-column-properties style:column-width="1.0069in" style:rel-column-width="10756*"/>
    </style:style>
    <style:style style:name="Table11.B" style:family="table-column">
      <style:table-column-properties style:column-width="5.1278in" style:rel-column-width="54779*"/>
    </style:style>
    <style:style style:name="Table11.1" style:family="table-row">
      <style:table-row-properties fo:background-color="#ccccff">
        <style:background-image/>
      </style:table-row-properties>
    </style:style>
    <style:style style:name="Table11.A1" style:family="table-cell">
      <style:table-cell-properties style:vertical-align="middle" fo:padding="0.0313in" fo:border="1pt solid #808080"/>
    </style:style>
    <style:style style:name="Table11.2" style:family="table-row">
      <style:table-row-properties fo:background-color="#ffffff">
        <style:background-image/>
      </style:table-row-properties>
    </style:style>
    <style:style style:name="Table11.A2" style:family="table-cell">
      <style:table-cell-properties fo:padding="0.0313in" fo:border-left="1pt solid #808080" fo:border-right="none" fo:border-top="none" fo:border-bottom="1pt solid #808080"/>
    </style:style>
    <style:style style:name="Table11.B2" style:family="table-cell">
      <style:table-cell-properties style:vertical-align="middle" fo:padding="0.0313in" fo:border-left="1pt solid #808080" fo:border-right="1pt solid #808080" fo:border-top="none" fo:border-bottom="1pt solid #808080"/>
    </style:style>
    <style:style style:name="Table11.A3" style:family="table-cell">
      <style:table-cell-properties fo:padding="0.0313in" fo:border-left="1pt solid #808080" fo:border-right="none" fo:border-top="none" fo:border-bottom="1pt solid #808080"/>
    </style:style>
    <style:style style:name="Table11.A4" style:family="table-cell">
      <style:table-cell-properties fo:padding="0.0313in" fo:border-left="1pt solid #808080" fo:border-right="none" fo:border-top="none" fo:border-bottom="1pt solid #808080"/>
    </style:style>
    <style:style style:name="Table11.A5" style:family="table-cell">
      <style:table-cell-properties fo:padding="0.0313in" fo:border-left="1pt solid #808080" fo:border-right="none" fo:border-top="none" fo:border-bottom="1pt solid #808080"/>
    </style:style>
    <style:style style:name="Table11.A6" style:family="table-cell">
      <style:table-cell-properties fo:padding="0.0313in" fo:border-left="1pt solid #808080" fo:border-right="none" fo:border-top="none" fo:border-bottom="1pt solid #808080"/>
    </style:style>
    <style:style style:name="Table12" style:family="table">
      <style:table-properties style:width="8.4417in" table:align="left" style:writing-mode="lr-tb"/>
    </style:style>
    <style:style style:name="Table12.A" style:family="table-column">
      <style:table-column-properties style:column-width="8.4417in"/>
    </style:style>
    <style:style style:name="Table12.1" style:family="table-row">
      <style:table-row-properties fo:background-color="#eeeeff">
        <style:background-image/>
      </style:table-row-properties>
    </style:style>
    <style:style style:name="Table12.A1" style:family="table-cell">
      <style:table-cell-properties style:vertical-align="middle" fo:padding="0.0313in" fo:border="1pt solid #808080"/>
    </style:style>
    <style:style style:name="Table12.2" style:family="table-row">
      <style:table-row-properties fo:background-color="#ffffff">
        <style:background-image/>
      </style:table-row-properties>
    </style:style>
    <style:style style:name="Table12.A2" style:family="table-cell">
      <style:table-cell-properties style:vertical-align="middle" fo:padding="0.0313in" fo:border-left="1pt solid #808080" fo:border-right="1pt solid #808080" fo:border-top="none" fo:border-bottom="1pt solid #808080"/>
    </style:style>
    <style:style style:name="Table13" style:family="table">
      <style:table-properties style:width="6.1347in" style:rel-width="100%" table:align="left" style:writing-mode="lr-tb"/>
    </style:style>
    <style:style style:name="Table13.A" style:family="table-column">
      <style:table-column-properties style:column-width="6.1347in" style:rel-column-width="65535*"/>
    </style:style>
    <style:style style:name="Table13.1" style:family="table-row">
      <style:table-row-properties fo:background-color="#ccccff">
        <style:background-image/>
      </style:table-row-properties>
    </style:style>
    <style:style style:name="Table13.A1" style:family="table-cell">
      <style:table-cell-properties style:vertical-align="middle" fo:padding="0.0313in" fo:border="1pt solid #808080"/>
    </style:style>
    <style:style style:name="Table14" style:family="table">
      <style:table-properties style:width="6.1347in" style:rel-width="100%" table:align="left" style:writing-mode="lr-tb"/>
    </style:style>
    <style:style style:name="Table14.A" style:family="table-column">
      <style:table-column-properties style:column-width="6.1347in" style:rel-column-width="65535*"/>
    </style:style>
    <style:style style:name="Table14.1" style:family="table-row">
      <style:table-row-properties fo:background-color="#ccccff">
        <style:background-image/>
      </style:table-row-properties>
    </style:style>
    <style:style style:name="Table14.A1" style:family="table-cell">
      <style:table-cell-properties style:vertical-align="middle" fo:padding="0.0313in" fo:border="1pt solid #808080"/>
    </style:style>
    <style:style style:name="Table15" style:family="table">
      <style:table-properties style:width="6.1347in" style:rel-width="100%" table:align="left" style:writing-mode="lr-tb"/>
    </style:style>
    <style:style style:name="Table15.A" style:family="table-column">
      <style:table-column-properties style:column-width="6.0132in" style:rel-column-width="64239*"/>
    </style:style>
    <style:style style:name="Table15.B" style:family="table-column">
      <style:table-column-properties style:column-width="0.1215in" style:rel-column-width="1295*"/>
    </style:style>
    <style:style style:name="Table15.1" style:family="table-row">
      <style:table-row-properties fo:background-color="#ccccff">
        <style:background-image/>
      </style:table-row-properties>
    </style:style>
    <style:style style:name="Table15.A1" style:family="table-cell">
      <style:table-cell-properties style:vertical-align="middle" fo:padding="0.0313in" fo:border="1pt solid #808080"/>
    </style:style>
    <style:style style:name="Table15.2" style:family="table-row">
      <style:table-row-properties fo:background-color="#ffffff">
        <style:background-image/>
      </style:table-row-properties>
    </style:style>
    <style:style style:name="Table15.A2" style:family="table-cell">
      <style:table-cell-properties style:vertical-align="middle" fo:padding="0.0313in" fo:border-left="1pt solid #808080" fo:border-right="none" fo:border-top="none" fo:border-bottom="1pt solid #808080"/>
    </style:style>
    <style:style style:name="Table15.B2" style:family="table-cell">
      <style:table-cell-properties fo:padding="0.0313in" fo:border-left="1pt solid #808080" fo:border-right="1pt solid #808080" fo:border-top="none" fo:border-bottom="1pt solid #808080"/>
    </style:style>
    <style:style style:name="Table16" style:family="table">
      <style:table-properties style:width="6.1347in" style:rel-width="100%" table:align="left" style:writing-mode="lr-tb"/>
    </style:style>
    <style:style style:name="Table16.A" style:family="table-column">
      <style:table-column-properties style:column-width="0.8465in" style:rel-column-width="9043*"/>
    </style:style>
    <style:style style:name="Table16.B" style:family="table-column">
      <style:table-column-properties style:column-width="5.2882in" style:rel-column-width="56492*"/>
    </style:style>
    <style:style style:name="Table16.1" style:family="table-row">
      <style:table-row-properties fo:background-color="#ccccff">
        <style:background-image/>
      </style:table-row-properties>
    </style:style>
    <style:style style:name="Table16.A1" style:family="table-cell">
      <style:table-cell-properties style:vertical-align="middle" fo:padding="0.0313in" fo:border="1pt solid #808080"/>
    </style:style>
    <style:style style:name="Table16.2" style:family="table-row">
      <style:table-row-properties fo:background-color="#ffffff">
        <style:background-image/>
      </style:table-row-properties>
    </style:style>
    <style:style style:name="Table16.A2" style:family="table-cell">
      <style:table-cell-properties fo:padding="0.0313in" fo:border-left="1pt solid #808080" fo:border-right="none" fo:border-top="none" fo:border-bottom="1pt solid #808080"/>
    </style:style>
    <style:style style:name="Table16.B2" style:family="table-cell">
      <style:table-cell-properties style:vertical-align="middle" fo:padding="0.0313in" fo:border-left="1pt solid #808080" fo:border-right="1pt solid #808080" fo:border-top="none" fo:border-bottom="1pt solid #808080"/>
    </style:style>
    <style:style style:name="Table16.A3" style:family="table-cell">
      <style:table-cell-properties fo:padding="0.0313in" fo:border-left="1pt solid #808080" fo:border-right="none" fo:border-top="none" fo:border-bottom="1pt solid #808080"/>
    </style:style>
    <style:style style:name="Table16.A4" style:family="table-cell">
      <style:table-cell-properties fo:padding="0.0313in" fo:border-left="1pt solid #808080" fo:border-right="none" fo:border-top="none" fo:border-bottom="1pt solid #808080"/>
    </style:style>
    <style:style style:name="Table17" style:family="table">
      <style:table-properties style:width="8.4417in" table:align="left" style:writing-mode="lr-tb"/>
    </style:style>
    <style:style style:name="Table17.A" style:family="table-column">
      <style:table-column-properties style:column-width="8.4417in"/>
    </style:style>
    <style:style style:name="Table17.1" style:family="table-row">
      <style:table-row-properties fo:background-color="#eeeeff">
        <style:background-image/>
      </style:table-row-properties>
    </style:style>
    <style:style style:name="Table17.A1" style:family="table-cell">
      <style:table-cell-properties style:vertical-align="middle" fo:padding="0.0313in" fo:border="1pt solid #808080"/>
    </style:style>
    <style:style style:name="Table17.2" style:family="table-row">
      <style:table-row-properties fo:background-color="#ffffff">
        <style:background-image/>
      </style:table-row-properties>
    </style:style>
    <style:style style:name="Table17.A2" style:family="table-cell">
      <style:table-cell-properties style:vertical-align="middle" fo:padding="0.0313in" fo:border-left="1pt solid #808080" fo:border-right="1pt solid #808080" fo:border-top="none" fo:border-bottom="1pt solid #808080"/>
    </style:style>
    <style:style style:name="Table18" style:family="table">
      <style:table-properties style:width="6.1347in" style:rel-width="100%" table:align="left" style:writing-mode="lr-tb"/>
    </style:style>
    <style:style style:name="Table18.A" style:family="table-column">
      <style:table-column-properties style:column-width="6.1347in" style:rel-column-width="65535*"/>
    </style:style>
    <style:style style:name="Table18.1" style:family="table-row">
      <style:table-row-properties fo:background-color="#ccccff">
        <style:background-image/>
      </style:table-row-properties>
    </style:style>
    <style:style style:name="Table18.A1" style:family="table-cell">
      <style:table-cell-properties style:vertical-align="middle" fo:padding="0.0313in" fo:border="1pt solid #808080"/>
    </style:style>
    <style:style style:name="Table19" style:family="table">
      <style:table-properties style:width="6.1347in" style:rel-width="100%" table:align="left" style:writing-mode="lr-tb"/>
    </style:style>
    <style:style style:name="Table19.A" style:family="table-column">
      <style:table-column-properties style:column-width="6.1347in" style:rel-column-width="65535*"/>
    </style:style>
    <style:style style:name="Table19.1" style:family="table-row">
      <style:table-row-properties fo:background-color="#ccccff">
        <style:background-image/>
      </style:table-row-properties>
    </style:style>
    <style:style style:name="Table19.A1" style:family="table-cell">
      <style:table-cell-properties style:vertical-align="middle" fo:padding="0.0313in" fo:border="1pt solid #808080"/>
    </style:style>
    <style:style style:name="Table20" style:family="table">
      <style:table-properties style:width="6.1347in" style:rel-width="100%" table:align="left" style:writing-mode="lr-tb"/>
    </style:style>
    <style:style style:name="Table20.A" style:family="table-column">
      <style:table-column-properties style:column-width="6.0125in" style:rel-column-width="64226*"/>
    </style:style>
    <style:style style:name="Table20.B" style:family="table-column">
      <style:table-column-properties style:column-width="0.1222in" style:rel-column-width="1308*"/>
    </style:style>
    <style:style style:name="Table20.1" style:family="table-row">
      <style:table-row-properties fo:background-color="#ccccff">
        <style:background-image/>
      </style:table-row-properties>
    </style:style>
    <style:style style:name="Table20.A1" style:family="table-cell">
      <style:table-cell-properties style:vertical-align="middle" fo:padding="0.0313in" fo:border="1pt solid #808080"/>
    </style:style>
    <style:style style:name="Table20.2" style:family="table-row">
      <style:table-row-properties fo:background-color="#ffffff">
        <style:background-image/>
      </style:table-row-properties>
    </style:style>
    <style:style style:name="Table20.A2" style:family="table-cell">
      <style:table-cell-properties style:vertical-align="middle" fo:padding="0.0313in" fo:border-left="1pt solid #808080" fo:border-right="none" fo:border-top="none" fo:border-bottom="1pt solid #808080"/>
    </style:style>
    <style:style style:name="Table20.B2" style:family="table-cell">
      <style:table-cell-properties fo:padding="0.0313in" fo:border-left="1pt solid #808080" fo:border-right="1pt solid #808080" fo:border-top="none" fo:border-bottom="1pt solid #808080"/>
    </style:style>
    <style:style style:name="Table21" style:family="table">
      <style:table-properties style:width="6.1347in" style:rel-width="100%" table:align="left" style:writing-mode="lr-tb"/>
    </style:style>
    <style:style style:name="Table21.A" style:family="table-column">
      <style:table-column-properties style:column-width="0.8465in" style:rel-column-width="9043*"/>
    </style:style>
    <style:style style:name="Table21.B" style:family="table-column">
      <style:table-column-properties style:column-width="5.2882in" style:rel-column-width="56492*"/>
    </style:style>
    <style:style style:name="Table21.1" style:family="table-row">
      <style:table-row-properties fo:background-color="#ccccff">
        <style:background-image/>
      </style:table-row-properties>
    </style:style>
    <style:style style:name="Table21.A1" style:family="table-cell">
      <style:table-cell-properties style:vertical-align="middle" fo:padding="0.0313in" fo:border="1pt solid #808080"/>
    </style:style>
    <style:style style:name="Table21.2" style:family="table-row">
      <style:table-row-properties fo:background-color="#ffffff">
        <style:background-image/>
      </style:table-row-properties>
    </style:style>
    <style:style style:name="Table21.A2" style:family="table-cell">
      <style:table-cell-properties fo:padding="0.0313in" fo:border-left="1pt solid #808080" fo:border-right="none" fo:border-top="none" fo:border-bottom="1pt solid #808080"/>
    </style:style>
    <style:style style:name="Table21.B2" style:family="table-cell">
      <style:table-cell-properties style:vertical-align="middle" fo:padding="0.0313in" fo:border-left="1pt solid #808080" fo:border-right="1pt solid #808080" fo:border-top="none" fo:border-bottom="1pt solid #808080"/>
    </style:style>
    <style:style style:name="Table21.A3" style:family="table-cell">
      <style:table-cell-properties fo:padding="0.0313in" fo:border-left="1pt solid #808080" fo:border-right="none" fo:border-top="none" fo:border-bottom="1pt solid #808080"/>
    </style:style>
    <style:style style:name="Table21.A4" style:family="table-cell">
      <style:table-cell-properties fo:padding="0.0313in" fo:border-left="1pt solid #808080" fo:border-right="none" fo:border-top="none" fo:border-bottom="1pt solid #808080"/>
    </style:style>
    <style:style style:name="Table22" style:family="table">
      <style:table-properties style:width="8.4417in" table:align="left" style:writing-mode="lr-tb"/>
    </style:style>
    <style:style style:name="Table22.A" style:family="table-column">
      <style:table-column-properties style:column-width="8.4417in"/>
    </style:style>
    <style:style style:name="Table22.1" style:family="table-row">
      <style:table-row-properties fo:background-color="#eeeeff">
        <style:background-image/>
      </style:table-row-properties>
    </style:style>
    <style:style style:name="Table22.A1" style:family="table-cell">
      <style:table-cell-properties style:vertical-align="middle" fo:padding="0.0313in" fo:border="1pt solid #808080"/>
    </style:style>
    <style:style style:name="Table22.2" style:family="table-row">
      <style:table-row-properties fo:background-color="#ffffff">
        <style:background-image/>
      </style:table-row-properties>
    </style:style>
    <style:style style:name="Table22.A2" style:family="table-cell">
      <style:table-cell-properties style:vertical-align="middle" fo:padding="0.0313in" fo:border-left="1pt solid #808080" fo:border-right="1pt solid #808080" fo:border-top="none" fo:border-bottom="1pt solid #808080"/>
    </style:style>
    <style:style style:name="Table23" style:family="table">
      <style:table-properties style:width="6.1347in" style:rel-width="100%" table:align="left" style:writing-mode="lr-tb"/>
    </style:style>
    <style:style style:name="Table23.A" style:family="table-column">
      <style:table-column-properties style:column-width="6.1347in" style:rel-column-width="65535*"/>
    </style:style>
    <style:style style:name="Table23.1" style:family="table-row">
      <style:table-row-properties fo:background-color="#ccccff">
        <style:background-image/>
      </style:table-row-properties>
    </style:style>
    <style:style style:name="Table23.A1" style:family="table-cell">
      <style:table-cell-properties style:vertical-align="middle" fo:padding="0.0313in" fo:border="1pt solid #808080"/>
    </style:style>
    <style:style style:name="Table24" style:family="table">
      <style:table-properties style:width="6.1347in" style:rel-width="100%" table:align="left" style:writing-mode="lr-tb"/>
    </style:style>
    <style:style style:name="Table24.A" style:family="table-column">
      <style:table-column-properties style:column-width="6.1347in" style:rel-column-width="65535*"/>
    </style:style>
    <style:style style:name="Table24.1" style:family="table-row">
      <style:table-row-properties fo:background-color="#ccccff">
        <style:background-image/>
      </style:table-row-properties>
    </style:style>
    <style:style style:name="Table24.A1" style:family="table-cell">
      <style:table-cell-properties style:vertical-align="middle" fo:padding="0.0313in" fo:border="1pt solid #808080"/>
    </style:style>
    <style:style style:name="Table25" style:family="table">
      <style:table-properties style:width="6.1347in" style:rel-width="100%" table:align="left" style:writing-mode="lr-tb"/>
    </style:style>
    <style:style style:name="Table25.A" style:family="table-column">
      <style:table-column-properties style:column-width="5.9042in" style:rel-column-width="63068*"/>
    </style:style>
    <style:style style:name="Table25.B" style:family="table-column">
      <style:table-column-properties style:column-width="0.2306in" style:rel-column-width="2466*"/>
    </style:style>
    <style:style style:name="Table25.1" style:family="table-row">
      <style:table-row-properties fo:background-color="#ccccff">
        <style:background-image/>
      </style:table-row-properties>
    </style:style>
    <style:style style:name="Table25.A1" style:family="table-cell">
      <style:table-cell-properties style:vertical-align="middle" fo:padding="0.0313in" fo:border="1pt solid #808080"/>
    </style:style>
    <style:style style:name="Table25.2" style:family="table-row">
      <style:table-row-properties fo:background-color="#ffffff">
        <style:background-image/>
      </style:table-row-properties>
    </style:style>
    <style:style style:name="Table25.A2" style:family="table-cell">
      <style:table-cell-properties style:vertical-align="middle" fo:padding="0.0313in" fo:border-left="1pt solid #808080" fo:border-right="none" fo:border-top="none" fo:border-bottom="1pt solid #808080"/>
    </style:style>
    <style:style style:name="Table25.B2" style:family="table-cell">
      <style:table-cell-properties fo:padding="0.0313in" fo:border-left="1pt solid #808080" fo:border-right="1pt solid #808080" fo:border-top="none" fo:border-bottom="1pt solid #808080"/>
    </style:style>
    <style:style style:name="Table26" style:family="table">
      <style:table-properties style:width="6.1347in" style:rel-width="100%" table:align="left" style:writing-mode="lr-tb"/>
    </style:style>
    <style:style style:name="Table26.A" style:family="table-column">
      <style:table-column-properties style:column-width="0.8465in" style:rel-column-width="9043*"/>
    </style:style>
    <style:style style:name="Table26.B" style:family="table-column">
      <style:table-column-properties style:column-width="5.2882in" style:rel-column-width="56492*"/>
    </style:style>
    <style:style style:name="Table26.1" style:family="table-row">
      <style:table-row-properties fo:background-color="#ccccff">
        <style:background-image/>
      </style:table-row-properties>
    </style:style>
    <style:style style:name="Table26.A1" style:family="table-cell">
      <style:table-cell-properties style:vertical-align="middle" fo:padding="0.0313in" fo:border="1pt solid #808080"/>
    </style:style>
    <style:style style:name="Table26.2" style:family="table-row">
      <style:table-row-properties fo:background-color="#ffffff">
        <style:background-image/>
      </style:table-row-properties>
    </style:style>
    <style:style style:name="Table26.A2" style:family="table-cell">
      <style:table-cell-properties fo:padding="0.0313in" fo:border-left="1pt solid #808080" fo:border-right="none" fo:border-top="none" fo:border-bottom="1pt solid #808080"/>
    </style:style>
    <style:style style:name="Table26.B2" style:family="table-cell">
      <style:table-cell-properties style:vertical-align="middle" fo:padding="0.0313in" fo:border-left="1pt solid #808080" fo:border-right="1pt solid #808080" fo:border-top="none" fo:border-bottom="1pt solid #808080"/>
    </style:style>
    <style:style style:name="Table26.A3" style:family="table-cell">
      <style:table-cell-properties fo:padding="0.0313in" fo:border-left="1pt solid #808080" fo:border-right="none" fo:border-top="none" fo:border-bottom="1pt solid #808080"/>
    </style:style>
    <style:style style:name="Table26.A4" style:family="table-cell">
      <style:table-cell-properties fo:padding="0.0313in" fo:border-left="1pt solid #808080" fo:border-right="none" fo:border-top="none" fo:border-bottom="1pt solid #808080"/>
    </style:style>
    <style:style style:name="Table26.A5" style:family="table-cell">
      <style:table-cell-properties fo:padding="0.0313in" fo:border-left="1pt solid #808080" fo:border-right="none" fo:border-top="none" fo:border-bottom="1pt solid #808080"/>
    </style:style>
    <style:style style:name="Table26.A6" style:family="table-cell">
      <style:table-cell-properties fo:padding="0.0313in" fo:border-left="1pt solid #808080" fo:border-right="none" fo:border-top="none" fo:border-bottom="1pt solid #808080"/>
    </style:style>
    <style:style style:name="Table27" style:family="table">
      <style:table-properties style:width="8.4417in" table:align="left" style:writing-mode="lr-tb"/>
    </style:style>
    <style:style style:name="Table27.A" style:family="table-column">
      <style:table-column-properties style:column-width="8.4417in"/>
    </style:style>
    <style:style style:name="Table27.1" style:family="table-row">
      <style:table-row-properties fo:background-color="#eeeeff">
        <style:background-image/>
      </style:table-row-properties>
    </style:style>
    <style:style style:name="Table27.A1" style:family="table-cell">
      <style:table-cell-properties style:vertical-align="middle" fo:padding="0.0313in" fo:border="1pt solid #808080"/>
    </style:style>
    <style:style style:name="Table27.2" style:family="table-row">
      <style:table-row-properties fo:background-color="#ffffff">
        <style:background-image/>
      </style:table-row-properties>
    </style:style>
    <style:style style:name="Table27.A2" style:family="table-cell">
      <style:table-cell-properties style:vertical-align="middle" fo:padding="0.0313in" fo:border-left="1pt solid #808080" fo:border-right="1pt solid #808080" fo:border-top="none" fo:border-bottom="1pt solid #808080"/>
    </style:style>
    <style:style style:name="Table28" style:family="table">
      <style:table-properties style:width="6.1347in" style:rel-width="100%" table:align="left" style:writing-mode="lr-tb"/>
    </style:style>
    <style:style style:name="Table28.A" style:family="table-column">
      <style:table-column-properties style:column-width="6.1347in" style:rel-column-width="65535*"/>
    </style:style>
    <style:style style:name="Table28.1" style:family="table-row">
      <style:table-row-properties fo:background-color="#ccccff">
        <style:background-image/>
      </style:table-row-properties>
    </style:style>
    <style:style style:name="Table28.A1" style:family="table-cell">
      <style:table-cell-properties style:vertical-align="middle" fo:padding="0.0313in" fo:border="1pt solid #808080"/>
    </style:style>
    <style:style style:name="Table29" style:family="table">
      <style:table-properties style:width="6.1347in" style:rel-width="100%" table:align="left" style:writing-mode="lr-tb"/>
    </style:style>
    <style:style style:name="Table29.A" style:family="table-column">
      <style:table-column-properties style:column-width="6.1347in" style:rel-column-width="65535*"/>
    </style:style>
    <style:style style:name="Table29.1" style:family="table-row">
      <style:table-row-properties fo:background-color="#ccccff">
        <style:background-image/>
      </style:table-row-properties>
    </style:style>
    <style:style style:name="Table29.A1" style:family="table-cell">
      <style:table-cell-properties style:vertical-align="middle" fo:padding="0.0313in" fo:border="1pt solid #808080"/>
    </style:style>
    <style:style style:name="Table30" style:family="table">
      <style:table-properties style:width="2.8465in" table:align="center" style:writing-mode="lr-tb"/>
    </style:style>
    <style:style style:name="Table30.A" style:family="table-column">
      <style:table-column-properties style:column-width="0.2583in"/>
    </style:style>
    <style:style style:name="Table30.B" style:family="table-column">
      <style:table-column-properties style:column-width="0.8507in"/>
    </style:style>
    <style:style style:name="Table30.D" style:family="table-column">
      <style:table-column-properties style:column-width="0.8868in"/>
    </style:style>
    <style:style style:name="Table30.A1" style:family="table-cell">
      <style:table-cell-properties style:vertical-align="middle" style:border-line-width-left="0.0007in 0.0347in 0.0007in" style:border-line-width-top="0.0007in 0.0347in 0.0007in" style:border-line-width-bottom="0.0007in 0.0347in 0.0007in" fo:padding="0.0313in" fo:border-left="2.6pt double #808080" fo:border-right="none" fo:border-top="2.6pt double #808080" fo:border-bottom="2.6pt double #808080"/>
    </style:style>
    <style:style style:name="Table30.D1" style:family="table-cell">
      <style:table-cell-properties style:vertical-align="middle" style:border-line-width="0.0007in 0.0347in 0.0007in" fo:padding="0.0313in" fo:border="2.6pt double #808080"/>
    </style:style>
    <style:style style:name="Table30.A2" style:family="table-cell">
      <style:table-cell-properties style:vertical-align="middle" style:border-line-width-left="0.0007in 0.0347in 0.0007in" style:border-line-width-bottom="0.0007in 0.0347in 0.0007in" fo:padding="0.0313in" fo:border-left="2.6pt double #808080" fo:border-right="none" fo:border-top="none" fo:border-bottom="2.6pt double #808080"/>
    </style:style>
    <style:style style:name="Table30.D2" style:family="table-cell">
      <style:table-cell-properties style:vertical-align="middle" style:border-line-width-left="0.0007in 0.0347in 0.0007in" style:border-line-width-right="0.0007in 0.0347in 0.0007in" style:border-line-width-bottom="0.0007in 0.0347in 0.0007in" fo:padding="0.0313in" fo:border-left="2.6pt double #808080" fo:border-right="2.6pt double #808080" fo:border-top="none" fo:border-bottom="2.6pt double #808080"/>
    </style:style>
    <style:style style:name="Table31" style:family="table">
      <style:table-properties style:width="2.5292in" table:align="center" style:writing-mode="lr-tb"/>
    </style:style>
    <style:style style:name="Table31.A" style:family="table-column">
      <style:table-column-properties style:column-width="0.6826in"/>
    </style:style>
    <style:style style:name="Table31.B" style:family="table-column">
      <style:table-column-properties style:column-width="0.5083in"/>
    </style:style>
    <style:style style:name="Table31.C" style:family="table-column">
      <style:table-column-properties style:column-width="0.1958in"/>
    </style:style>
    <style:style style:name="Table31.F" style:family="table-column">
      <style:table-column-properties style:column-width="0.2688in"/>
    </style:style>
    <style:style style:name="Table31.G" style:family="table-column">
      <style:table-column-properties style:column-width="0.4819in"/>
    </style:style>
    <style:style style:name="Table31.A1" style:family="table-cell">
      <style:table-cell-properties style:vertical-align="middle" style:border-line-width-left="0.0007in 0.0347in 0.0007in" style:border-line-width-top="0.0007in 0.0347in 0.0007in" style:border-line-width-bottom="0.0007in 0.0347in 0.0007in" fo:padding="0.0313in" fo:border-left="2.6pt double #808080" fo:border-right="none" fo:border-top="2.6pt double #808080" fo:border-bottom="2.6pt double #808080"/>
    </style:style>
    <style:style style:name="Table31.G1" style:family="table-cell">
      <style:table-cell-properties style:vertical-align="middle" style:border-line-width="0.0007in 0.0347in 0.0007in" fo:padding="0.0313in" fo:border="2.6pt double #808080"/>
    </style:style>
    <style:style style:name="Table31.A2.1.1" style:family="table-cell">
      <style:table-cell-properties style:vertical-align="middle" style:border-line-width-left="0.0007in 0.0347in 0.0007in" style:border-line-width-bottom="0.0007in 0.0347in 0.0007in" fo:padding="0.0313in" fo:border-left="2.6pt double #808080" fo:border-right="none" fo:border-top="none" fo:border-bottom="2.6pt double #808080"/>
    </style:style>
    <style:style style:name="Table31.C2" style:family="table-cell">
      <style:table-cell-properties style:vertical-align="middle" style:border-line-width-left="0.0007in 0.0347in 0.0007in" style:border-line-width-right="0.0007in 0.0347in 0.0007in" style:border-line-width-bottom="0.0007in 0.0347in 0.0007in" fo:padding="0.0313in" fo:border-left="2.6pt double #808080" fo:border-right="2.6pt double #808080" fo:border-top="none" fo:border-bottom="2.6pt double #808080"/>
    </style:style>
    <style:style style:name="Table32" style:family="table">
      <style:table-properties style:width="1.6819in" fo:margin-left="0.3938in" table:align="left" style:writing-mode="lr-tb"/>
    </style:style>
    <style:style style:name="Table32.A" style:family="table-column">
      <style:table-column-properties style:column-width="0.2451in"/>
    </style:style>
    <style:style style:name="Table32.B" style:family="table-column">
      <style:table-column-properties style:column-width="1.4368in"/>
    </style:style>
    <style:style style:name="Table32.A1" style:family="table-cell">
      <style:table-cell-properties style:vertical-align="bottom" fo:background-color="#dddddd" fo:padding="0.0313in" fo:border="none">
        <style:background-image/>
      </style:table-cell-properties>
    </style:style>
    <style:style style:name="Table32.A2" style:family="table-cell">
      <style:table-cell-properties style:vertical-align="bottom" fo:background-color="#efefef" fo:padding="0.0313in" fo:border="none">
        <style:background-image/>
      </style:table-cell-properties>
    </style:style>
    <style:style style:name="Table33" style:family="table">
      <style:table-properties style:width="4.916in" fo:margin-left="0.3938in" table:align="left" style:writing-mode="lr-tb"/>
    </style:style>
    <style:style style:name="Table33.A" style:family="table-column">
      <style:table-column-properties style:column-width="0.2451in"/>
    </style:style>
    <style:style style:name="Table33.B" style:family="table-column">
      <style:table-column-properties style:column-width="1.5604in"/>
    </style:style>
    <style:style style:name="Table33.C" style:family="table-column">
      <style:table-column-properties style:column-width="1.5611in"/>
    </style:style>
    <style:style style:name="Table33.D" style:family="table-column">
      <style:table-column-properties style:column-width="1.5493in"/>
    </style:style>
    <style:style style:name="Table33.A1" style:family="table-cell">
      <style:table-cell-properties style:vertical-align="bottom" fo:background-color="#dddddd" fo:padding="0.0313in" fo:border="none">
        <style:background-image/>
      </style:table-cell-properties>
    </style:style>
    <style:style style:name="Table33.A2" style:family="table-cell">
      <style:table-cell-properties style:vertical-align="bottom" fo:background-color="#efefef" fo:padding="0.0313in" fo:border="none">
        <style:background-image/>
      </style:table-cell-properties>
    </style:style>
    <style:style style:name="Table34" style:family="table">
      <style:table-properties style:width="2.9299in" table:align="center" style:writing-mode="lr-tb"/>
    </style:style>
    <style:style style:name="Table34.A" style:family="table-column">
      <style:table-column-properties style:column-width="2.2424in"/>
    </style:style>
    <style:style style:name="Table34.B" style:family="table-column">
      <style:table-column-properties style:column-width="0.6875in"/>
    </style:style>
    <style:style style:name="Table34.A1" style:family="table-cell">
      <style:table-cell-properties style:vertical-align="middle" fo:background-color="#dddddd" style:border-line-width="0.0007in 0.0347in 0.0007in" fo:padding="0.0194in" fo:border="2.6pt double #808080">
        <style:background-image/>
      </style:table-cell-properties>
    </style:style>
    <style:style style:name="Table34.A2" style:family="table-cell">
      <style:table-cell-properties style:vertical-align="middle" fo:background-color="#efefef"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34.B2" style:family="table-cell">
      <style:table-cell-properties style:vertical-align="middle" fo:background-color="#efefef"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34.A3" style:family="table-cell">
      <style:table-cell-properties style:vertical-align="middle" fo:background-color="#dddddd"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34.B3" style:family="table-cell">
      <style:table-cell-properties style:vertical-align="middle" fo:background-color="#dddddd"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35" style:family="table">
      <style:table-properties style:width="6.1347in" table:align="center" style:writing-mode="lr-tb"/>
    </style:style>
    <style:style style:name="Table35.A" style:family="table-column">
      <style:table-column-properties style:column-width="1.9979in"/>
    </style:style>
    <style:style style:name="Table35.B" style:family="table-column">
      <style:table-column-properties style:column-width="2.3056in"/>
    </style:style>
    <style:style style:name="Table35.C" style:family="table-column">
      <style:table-column-properties style:column-width="1.8313in"/>
    </style:style>
    <style:style style:name="Table35.A1" style:family="table-cell">
      <style:table-cell-properties style:vertical-align="middle" fo:background-color="#dddddd" style:border-line-width="0.0007in 0.0347in 0.0007in" fo:padding="0.0194in" fo:border="2.6pt double #808080">
        <style:background-image/>
      </style:table-cell-properties>
    </style:style>
    <style:style style:name="Table35.A2" style:family="table-cell">
      <style:table-cell-properties style:vertical-align="middle" fo:background-color="#efefef"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35.C2" style:family="table-cell">
      <style:table-cell-properties style:vertical-align="middle" fo:background-color="#efefef"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35.A3" style:family="table-cell">
      <style:table-cell-properties style:vertical-align="middle" fo:background-color="#dddddd" style:border-line-width-left="0.0007in 0.0347in 0.0007in" style:border-line-width-bottom="0.0007in 0.0347in 0.0007in" fo:padding="0.0194in" fo:border-left="2.6pt double #808080" fo:border-right="none" fo:border-top="none" fo:border-bottom="2.6pt double #808080">
        <style:background-image/>
      </style:table-cell-properties>
    </style:style>
    <style:style style:name="Table35.C3" style:family="table-cell">
      <style:table-cell-properties style:vertical-align="middle" fo:background-color="#dddddd"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background-image/>
      </style:table-cell-properties>
    </style:style>
    <style:style style:name="Table36" style:family="table">
      <style:table-properties style:width="6.0313in" fo:margin-left="0.1514in" fo:margin-right="-0.0479in" table:align="margins" style:writing-mode="lr-tb"/>
    </style:style>
    <style:style style:name="Table36.A" style:family="table-column">
      <style:table-column-properties style:column-width="1.7236in" style:rel-column-width="18728*"/>
    </style:style>
    <style:style style:name="Table36.B" style:family="table-column">
      <style:table-column-properties style:column-width="1.6951in" style:rel-column-width="18419*"/>
    </style:style>
    <style:style style:name="Table36.C" style:family="table-column">
      <style:table-column-properties style:column-width="2.6125in" style:rel-column-width="28388*"/>
    </style:style>
    <style:style style:name="Table36.A1" style:family="table-cell">
      <style:table-cell-properties style:vertical-align="middle" fo:background-color="#bbbbbb" fo:padding="0.0194in" fo:border="none">
        <style:background-image/>
      </style:table-cell-properties>
    </style:style>
    <style:style style:name="Table36.A2" style:family="table-cell">
      <style:table-cell-properties style:vertical-align="middle" fo:background-color="#efefef" fo:padding="0.0194in" fo:border="none">
        <style:background-image/>
      </style:table-cell-properties>
    </style:style>
    <style:style style:name="Table36.A3" style:family="table-cell">
      <style:table-cell-properties style:vertical-align="middle" fo:background-color="#dddddd" fo:padding="0.0194in" fo:border="none">
        <style:background-image/>
      </style:table-cell-properties>
    </style:style>
    <style:style style:name="Table36.B3" style:family="table-cell" style:data-style-name="N0">
      <style:table-cell-properties style:vertical-align="middle" fo:background-color="#dddddd" fo:padding="0.0194in"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 style:family="paragraph" style:parent-style-name="Standard">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6"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7"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style:font-name-asian="Times New Roman" style:font-size-asian="9pt" style:language-asian="en" style:country-asian="US" style:font-name-complex="Times New Roman" style:font-size-complex="9pt" style:language-complex="el" style:country-complex="GR"/>
    </style:style>
    <style:style style:name="P8"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9" style:family="paragraph" style:parent-style-name="Standard">
      <style:paragraph-properties fo:margin-top="0in" fo:margin-bottom="0.0201in" loext:contextual-spacing="false" fo:line-height="150%" fo:text-align="justify" style:justify-single-word="false"/>
      <style:text-properties style:font-name="Times New Roman" fo:font-size="9pt" style:font-size-asian="9pt" style:language-asian="en" style:country-asian="US" style:font-size-complex="9pt"/>
    </style:style>
    <style:style style:name="P10" style:family="paragraph" style:parent-style-name="Standard">
      <style:paragraph-properties fo:margin-top="0in" fo:margin-bottom="0.0201in" loext:contextual-spacing="false" fo:line-height="150%" fo:text-align="justify" style:justify-single-word="false"/>
      <style:text-properties style:font-name="Times New Roman" fo:font-size="9pt" style:font-size-asian="9pt" style:font-size-complex="9pt"/>
    </style:style>
    <style:style style:name="P11"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12"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13"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4" style:family="paragraph" style:parent-style-name="Preformatted_20_Text">
      <style:paragraph-properties fo:margin-top="0in" fo:margin-bottom="0.0201in" loext:contextual-spacing="false" fo:line-height="150%" fo:text-align="justify" style:justify-single-word="false"/>
      <style:text-properties style:use-window-font-color="true" fo:font-size="9pt" style:font-name-asian="Cumberland" style:font-size-asian="9pt" style:language-asian="en" style:country-asian="US" style:font-name-complex="Cumberland" style:font-size-complex="9pt" style:language-complex="el" style:country-complex="GR"/>
    </style:style>
    <style:style style:name="P15" style:family="paragraph" style:parent-style-name="Preformatted_20_Text">
      <style:paragraph-properties fo:margin-top="0in" fo:margin-bottom="0.0201in" loext:contextual-spacing="false" fo:line-height="150%" fo:text-align="justify" style:justify-single-word="false"/>
      <style:text-properties style:use-window-font-color="true"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P16" style:family="paragraph" style:parent-style-name="Preformatted_20_Text">
      <style:paragraph-properties fo:margin-top="0in" fo:margin-bottom="0.0201in" loext:contextual-spacing="false" fo:line-height="150%" fo:text-align="justify" style:justify-single-word="false"/>
      <style:text-properties style:font-name="Times New Roman" fo:font-size="9pt" style:font-size-asian="9pt" style:font-size-complex="9pt"/>
    </style:style>
    <style:style style:name="P17" style:family="paragraph" style:parent-style-name="Preformatted_20_Text">
      <style:paragraph-properties fo:margin-top="0in" fo:margin-bottom="0.0201in" loext:contextual-spacing="false" fo:line-height="150%" fo:text-align="justify" style:justify-single-word="false"/>
    </style:style>
    <style:style style:name="P18" style:family="paragraph" style:parent-style-name="Standard">
      <style:paragraph-properties fo:margin-top="0in" fo:margin-bottom="0.0201in" loext:contextual-spacing="false" fo:line-height="150%" fo:text-align="justify" style:justify-single-word="false" fo:break-before="pag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9"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0" style:family="paragraph" style:parent-style-name="Text_20_body">
      <style:paragraph-properties fo:margin-top="0in" fo:margin-bottom="0.0201in" loext:contextual-spacing="false"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21"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22"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23" style:family="paragraph" style:parent-style-name="Preformatted_20_Text">
      <style:paragraph-properties fo:line-height="150%"/>
      <style:text-properties style:font-name="Times New Roman"/>
    </style:style>
    <style:style style:name="P24" style:family="paragraph" style:parent-style-name="Preformatted_20_Text">
      <style:paragraph-properties fo:line-height="150%"/>
      <style:text-properties style:font-name="Times New Roman" fo:font-size="12pt" fo:font-style="italic" style:font-size-asian="11pt" style:font-style-asian="italic" style:font-size-complex="11pt" style:font-style-complex="italic"/>
    </style:style>
    <style:style style:name="P25" style:family="paragraph" style:parent-style-name="Preformatted_20_Text">
      <style:paragraph-properties fo:line-height="150%" fo:text-align="justify" style:justify-single-word="false"/>
      <style:text-properties style:font-name="Times New Roman" fo:font-size="12pt" fo:font-style="italic" fo:font-weight="normal" style:font-size-asian="11pt" style:font-style-asian="italic" style:font-weight-asian="normal" style:font-size-complex="11pt" style:font-style-complex="italic" style:font-weight-complex="normal"/>
    </style:style>
    <style:style style:name="P26" style:family="paragraph" style:parent-style-name="Preformatted_20_Text">
      <style:paragraph-properties fo:line-height="150%" fo:text-align="justify" style:justify-single-word="false"/>
      <style:text-properties style:font-name="Times New Roman" fo:font-size="12pt" style:font-size-asian="11pt" style:font-size-complex="11pt"/>
    </style:style>
    <style:style style:name="P27" style:family="paragraph" style:parent-style-name="Preformatted_20_Text">
      <style:paragraph-properties fo:line-height="150%"/>
      <style:text-properties style:font-name="Times New Roman" fo:font-size="11pt" style:font-size-asian="11pt" style:font-size-complex="11pt"/>
    </style:style>
    <style:style style:name="P28" style:family="paragraph" style:parent-style-name="Preformatted_20_Text">
      <style:paragraph-properties fo:line-height="150%"/>
      <style:text-properties style:font-name="Times New Roman" fo:font-style="italic" style:font-style-asian="italic" style:font-style-complex="italic"/>
    </style:style>
    <style:style style:name="P29" style:family="paragraph" style:parent-style-name="Preformatted_20_Text">
      <style:paragraph-properties fo:line-height="150%"/>
      <style:text-properties fo:font-size="11pt" style:font-size-asian="11pt" style:font-size-complex="11pt"/>
    </style:style>
    <style:style style:name="P30" style:family="paragraph" style:parent-style-name="Preformatted_20_Text">
      <style:paragraph-properties fo:line-height="150%"/>
    </style:style>
    <style:style style:name="P31" style:family="paragraph" style:parent-style-name="Preformatted_20_Text">
      <style:paragraph-properties fo:line-height="150%" fo:text-align="justify" style:justify-single-word="false"/>
    </style:style>
    <style:style style:name="P32" style:family="paragraph" style:parent-style-name="Preformatted_20_Text">
      <style:paragraph-properties fo:orphans="2" fo:widows="2"/>
      <style:text-properties fo:font-variant="normal" fo:text-transform="none" fo:color="#000000" style:font-name="Times New Roman" fo:font-size="10pt" fo:letter-spacing="normal" style:font-size-asian="10pt" style:font-size-complex="10pt"/>
    </style:style>
    <style:style style:name="P33" style:family="paragraph" style:parent-style-name="Preformatted_20_Text">
      <style:paragraph-properties fo:orphans="2" fo:widows="2"/>
    </style:style>
    <style:style style:name="P34"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ext_20_body">
      <style:text-properties fo:font-style="italic" style:font-style-asian="italic" style:font-style-complex="italic"/>
    </style:style>
    <style:style style:name="P37" style:family="paragraph" style:parent-style-name="Text_20_body">
      <style:paragraph-properties fo:line-height="150%" fo:text-align="justify" style:justify-single-word="false"/>
      <style:text-properties fo:font-style="italic" style:font-style-asian="italic" style:font-style-complex="italic"/>
    </style:style>
    <style:style style:name="P38" style:family="paragraph" style:parent-style-name="Text_20_body">
      <style:paragraph-properties fo:text-align="justify" style:justify-single-word="false"/>
      <style:text-properties fo:font-style="italic" style:font-style-asian="italic" style:font-style-complex="italic"/>
    </style:style>
    <style:style style:name="P39" style:family="paragraph" style:parent-style-name="Text_20_body">
      <style:text-properties fo:font-style="italic" fo:font-weight="normal" style:font-style-asian="italic" style:font-weight-asian="normal" style:font-style-complex="italic" style:font-weight-complex="normal"/>
    </style:style>
    <style:style style:name="P40"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42" style:family="paragraph" style:parent-style-name="Text_20_body">
      <style:paragraph-properties fo:line-height="150%"/>
    </style:style>
    <style:style style:name="P43" style:family="paragraph" style:parent-style-name="Text_20_body">
      <style:paragraph-properties fo:line-height="150%" fo:text-align="justify" style:justify-single-word="false"/>
    </style:style>
    <style:style style:name="P44"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normal" style:font-style-asian="normal" style:font-style-complex="normal"/>
    </style:style>
    <style:style style:name="P46" style:family="paragraph" style:parent-style-name="Text_20_body">
      <style:paragraph-properties fo:line-height="150%"/>
      <style:text-properties fo:font-style="normal" style:font-style-asian="normal" style:font-style-complex="normal"/>
    </style:style>
    <style:style style:name="P47" style:family="paragraph" style:parent-style-name="Text_20_body">
      <style:paragraph-properties fo:line-height="150%" fo:text-align="justify" style:justify-single-word="false"/>
      <style:text-properties fo:font-style="normal" style:font-style-asian="normal" style:font-style-complex="normal"/>
    </style:style>
    <style:style style:name="P48" style:family="paragraph" style:parent-style-name="Text_20_body">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52" style:family="paragraph" style:parent-style-name="Text_20_body">
      <style:text-properties style:font-name="Times New Roman" fo:font-size="11pt" fo:font-weight="normal" style:font-size-asian="11pt" style:font-weight-asian="normal" style:font-size-complex="11pt" style:font-weight-complex="normal"/>
    </style:style>
    <style:style style:name="P5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line-height="150%"/>
      <style:text-properties style:font-name="Times New Roman"/>
    </style:style>
    <style:style style:name="P55" style:family="paragraph" style:parent-style-name="Text_20_body">
      <style:paragraph-properties fo:line-height="150%" fo:text-align="justify" style:justify-single-word="false"/>
      <style:text-properties style:font-name="Times New Roman"/>
    </style:style>
    <style:style style:name="P56"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57" style:family="paragraph" style:parent-style-name="Text_20_body">
      <style:text-properties style:font-name="Times New Roman" fo:font-style="italic" fo:font-weight="normal" style:font-style-asian="italic" style:font-weight-asian="normal" style:font-style-complex="italic" style:font-weight-complex="normal"/>
    </style:style>
    <style:style style:name="P58" style:family="paragraph" style:parent-style-name="Text_20_body">
      <style:paragraph-properties fo:line-height="150%"/>
      <style:text-properties style:font-name="Times New Roman" fo:font-style="italic" fo:font-weight="normal" style:font-style-asian="italic" style:font-weight-asian="normal" style:font-style-complex="italic" style:font-weight-complex="normal"/>
    </style:style>
    <style:style style:name="P59"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60" style:family="paragraph" style:parent-style-name="Text_20_body">
      <style:text-properties style:font-name="Times New Roman" fo:font-style="italic" fo:font-weight="bold" style:font-style-asian="italic" style:font-weight-asian="bold" style:font-style-complex="italic" style:font-weight-complex="bold"/>
    </style:style>
    <style:style style:name="P61" style:family="paragraph" style:parent-style-name="Text_20_body">
      <style:paragraph-properties fo:line-height="150%"/>
      <style:text-properties style:font-name="Times New Roman" fo:font-style="italic" fo:font-weight="bold" style:font-style-asian="italic" style:font-weight-asian="bold" style:font-style-complex="italic" style:font-weight-complex="bold"/>
    </style:style>
    <style:style style:name="P62" style:family="paragraph" style:parent-style-name="Text_20_body">
      <style:paragraph-properties fo:line-height="150%"/>
      <style:text-properties style:font-name="Times New Roman" fo:font-style="italic" fo:font-weight="bold" style:font-style-asian="italic" style:font-weight-asian="normal" style:font-style-complex="italic" style:font-weight-complex="bold"/>
    </style:style>
    <style:style style:name="P63" style:family="paragraph" style:parent-style-name="Text_20_body">
      <style:paragraph-properties fo:line-height="150%"/>
      <style:text-properties style:font-name="Times New Roman" fo:font-style="normal" fo:font-weight="normal" style:font-style-asian="normal" style:font-weight-asian="normal" style:font-style-complex="normal" style:font-weight-complex="normal"/>
    </style:style>
    <style:style style:name="P64"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65" style:family="paragraph" style:parent-style-name="Text_20_body">
      <style:paragraph-properties fo:line-height="150%"/>
      <style:text-properties style:font-name="Times New Roman" fo:font-style="normal" fo:font-weight="bold" style:font-style-asian="normal" style:font-weight-asian="bold" style:font-style-complex="normal" style:font-weight-complex="bold"/>
    </style:style>
    <style:style style:name="P66" style:family="paragraph" style:parent-style-name="Text_20_body">
      <style:text-properties style:font-name="Times New Roman" fo:font-size="10pt" style:font-size-asian="10pt" style:font-size-complex="10pt"/>
    </style:style>
    <style:style style:name="P67" style:family="paragraph" style:parent-style-name="Text_20_body">
      <style:paragraph-properties fo:text-align="justify" style:justify-single-word="false"/>
      <style:text-properties style:font-name="Times New Roman" fo:font-size="10pt" style:font-size-asian="10pt" style:font-size-complex="10pt"/>
    </style:style>
    <style:style style:name="P68" style:family="paragraph" style:parent-style-name="Text_20_body">
      <style:text-properties style:font-name="Times New Roman" fo:font-weight="bold" style:font-weight-asian="bold" style:font-weight-complex="bold"/>
    </style:style>
    <style:style style:name="P69" style:family="paragraph" style:parent-style-name="Text_20_body">
      <style:text-properties style:font-name="Times New Roman" fo:font-size="13pt" fo:font-weight="bold" style:font-size-asian="13pt" style:font-weight-asian="bold" style:font-size-complex="13pt" style:font-weight-complex="bold"/>
    </style:style>
    <style:style style:name="P70" style:family="paragraph" style:parent-style-name="Text_20_body">
      <style:text-properties style:font-name="Times New Roman" fo:font-size="12pt" fo:language="en" fo:country="US" fo:font-weight="bold" style:font-size-asian="12pt" style:font-weight-asian="bold" style:font-size-complex="12pt" style:font-weight-complex="bold"/>
    </style:style>
    <style:style style:name="P71" style:family="paragraph" style:parent-style-name="Text_20_body">
      <style:text-properties fo:font-weight="bold" style:font-weight-asian="bold" style:font-weight-complex="bold"/>
    </style:style>
    <style:style style:name="P72" style:family="paragraph" style:parent-style-name="Text_20_body">
      <style:paragraph-properties fo:line-height="150%"/>
      <style:text-properties fo:font-weight="bold" style:font-weight-asian="bold" style:font-weight-complex="bold"/>
    </style:style>
    <style:style style:name="P73" style:family="paragraph" style:parent-style-name="Text_20_body">
      <style:paragraph-properties fo:text-align="justify" style:justify-single-word="false"/>
      <style:text-properties fo:font-weight="bold" style:font-weight-asian="bold" style:font-weight-complex="bold"/>
    </style:style>
    <style:style style:name="P74" style:family="paragraph" style:parent-style-name="Text_20_body">
      <style:paragraph-properties fo:line-height="150%" fo:text-align="justify" style:justify-single-word="false"/>
      <style:text-properties style:use-window-font-color="true" style:font-name="Times New Roman" fo:font-size="12pt" fo:language="en" fo:country="US"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75" style:family="paragraph" style:parent-style-name="Text_20_body">
      <style:paragraph-properties fo:line-height="150%" fo:text-align="justify" style:justify-single-word="false"/>
      <style:text-properties style:use-window-font-color="true" style:font-name="Times New Roman" fo:font-size="11pt" fo:language="en" fo:country="US"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76" style:family="paragraph" style:parent-style-name="Text_20_body">
      <style:paragraph-properties fo:line-height="150%" fo:text-align="justify" style:justify-single-word="false"/>
      <style:text-properties style:use-window-font-color="true" fo:font-size="12pt" fo:language="en" fo:country="US"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77" style:family="paragraph" style:parent-style-name="Text_20_body">
      <style:paragraph-properties fo:line-height="150%" fo:text-align="justify" style:justify-single-word="false"/>
      <style:text-properties style:use-window-font-color="true" fo:font-size="12pt" fo:language="en" fo:country="US"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font-size="14pt" fo:font-weight="bold" style:font-size-asian="14pt" style:font-weight-asian="bold" style:font-size-complex="14pt" style:font-weight-complex="bold"/>
    </style:style>
    <style:style style:name="P80" style:family="paragraph" style:parent-style-name="Text_20_body">
      <style:paragraph-properties fo:line-height="150%" fo:text-align="justify"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1" style:family="paragraph" style:parent-style-name="Text_20_body">
      <style:text-properties fo:font-size="14pt" fo:font-style="italic" style:text-underline-style="solid" style:text-underline-width="auto" style:text-underline-color="font-color" fo:font-weight="bold" style:font-size-asian="12.25pt" style:font-style-asian="italic" style:font-weight-asian="bold" style:font-size-complex="14pt" style:font-style-complex="italic" style:font-weight-complex="bold"/>
    </style:style>
    <style:style style:name="P82" style:family="paragraph" style:parent-style-name="Text_20_body">
      <style:paragraph-properties fo:line-height="150%"/>
      <style:text-properties fo:font-size="12pt" style:font-size-asian="12pt" style:font-size-complex="12pt"/>
    </style:style>
    <style:style style:name="P83" style:family="paragraph" style:parent-style-name="Text_20_body">
      <style:paragraph-properties fo:line-height="150%" fo:text-align="justify" style:justify-single-word="false"/>
      <style:text-properties fo:font-size="12pt" style:font-size-asian="12pt" style:font-size-complex="12pt"/>
    </style:style>
    <style:style style:name="P84" style:family="paragraph" style:parent-style-name="Text_20_body">
      <style:paragraph-properties fo:line-height="150%"/>
      <style:text-properties fo:font-size="12pt" fo:font-style="italic" style:font-size-asian="12pt" style:font-style-asian="italic" style:font-size-complex="12pt" style:font-style-complex="italic"/>
    </style:style>
    <style:style style:name="P85" style:family="paragraph" style:parent-style-name="Text_20_body">
      <style:paragraph-properties fo:text-align="justify" style:justify-single-word="false"/>
      <style:text-properties fo:font-weight="normal" style:font-weight-asian="normal" style:font-weight-complex="normal"/>
    </style:style>
    <style:style style:name="P86" style:family="paragraph" style:parent-style-name="Text_20_body">
      <style:paragraph-properties fo:line-height="150%" fo:text-align="justify" style:justify-single-word="false"/>
      <style:text-properties fo:font-weight="normal" style:font-weight-asian="normal" style:font-weight-complex="normal"/>
    </style:style>
    <style:style style:name="P87" style:family="paragraph" style:parent-style-name="Text_20_body">
      <style:text-properties fo:font-size="11pt" fo:font-style="italic" style:text-underline-style="solid" style:text-underline-width="auto" style:text-underline-color="font-color" fo:font-weight="bold" style:font-size-asian="9.60000038146973pt" style:font-style-asian="italic" style:font-weight-asian="bold" style:font-size-complex="11pt" style:font-style-complex="italic" style:font-weight-complex="bold"/>
    </style:style>
    <style:style style:name="P88" style:family="paragraph" style:parent-style-name="Text_20_body">
      <style:text-properties fo:font-size="16pt" fo:font-weight="bold" style:font-size-asian="16pt" style:font-weight-asian="bold" style:font-size-complex="16pt" style:font-weight-complex="bold"/>
    </style:style>
    <style:style style:name="P89"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P90" style:family="paragraph" style:parent-style-name="Text_20_body">
      <style:text-properties fo:font-size="16pt" fo:font-style="italic" style:font-size-asian="16pt" style:font-style-asian="italic" style:font-size-complex="16pt" style:font-style-complex="italic"/>
    </style:style>
    <style:style style:name="P91" style:family="paragraph" style:parent-style-name="Text_20_body">
      <style:text-properties fo:font-size="16pt" style:font-size-asian="16pt" style:font-size-complex="16pt"/>
    </style:style>
    <style:style style:name="P92" style:family="paragraph" style:parent-style-name="Text_20_body">
      <style:text-properties fo:font-variant="normal" fo:text-transform="none" fo:color="#000000" fo:letter-spacing="normal" fo:background-color="#eeeeee"/>
    </style:style>
    <style:style style:name="P93" style:family="paragraph" style:parent-style-name="Text_20_body">
      <style:text-properties fo:font-variant="normal" fo:text-transform="none" fo:color="#000000" style:font-name="Times New Roman" fo:font-size="10pt" fo:letter-spacing="normal" fo:font-style="normal" fo:font-weight="normal" style:font-size-asian="10pt" style:font-size-complex="10pt"/>
    </style:style>
    <style:style style:name="P94"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95" style:family="paragraph" style:parent-style-name="Standard">
      <style:paragraph-properties fo:line-height="150%" fo:text-align="start"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96"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97"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98" style:family="paragraph" style:parent-style-name="Standard">
      <style:paragraph-properties fo:line-height="150%" fo:text-align="center" style:justify-single-word="false"/>
      <style:text-properties style:use-window-font-color="true" fo:font-size="10pt" fo:font-style="italic" style:font-name-asian="Times New Roman" style:font-size-asian="10pt" style:language-asian="en" style:country-asian="US" style:font-style-asian="italic" style:font-name-complex="Times New Roman" style:font-size-complex="10pt" style:language-complex="el" style:country-complex="GR" style:font-style-complex="italic"/>
    </style:style>
    <style:style style:name="P99"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100" style:family="paragraph" style:parent-style-name="Standard">
      <style:paragraph-properties fo:line-height="150%" fo:text-align="justify" style:justify-single-word="false"/>
      <style:text-properties style:use-window-font-color="true" fo:font-size="12pt" fo:font-style="italic" style:font-name-asian="Times New Roman" style:font-size-asian="12pt" style:language-asian="en" style:country-asian="US" style:font-style-asian="italic" style:font-name-complex="Times New Roman" style:font-size-complex="12pt" style:language-complex="el" style:country-complex="GR" style:font-style-complex="italic"/>
    </style:style>
    <style:style style:name="P101"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02"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103"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104"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105" style:family="paragraph" style:parent-style-name="Standard">
      <style:paragraph-properties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106" style:family="paragraph" style:parent-style-name="Standard">
      <style:text-properties fo:font-weight="bold" style:font-weight-asian="bold" style:font-weight-complex="bold"/>
    </style:style>
    <style:style style:name="P107" style:family="paragraph" style:parent-style-name="Standard">
      <style:paragraph-properties fo:line-height="150%" fo:text-align="justify" style:justify-single-word="false"/>
    </style:style>
    <style:style style:name="P108" style:family="paragraph" style:parent-style-name="Standard">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109" style:family="paragraph" style:parent-style-name="Standard">
      <style:text-properties fo:color="#666600" style:font-name="Times New Roman" fo:font-style="italic" style:font-style-asian="italic" style:font-style-complex="italic"/>
    </style:style>
    <style:style style:name="P110"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111"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line-height="150%" fo:text-indent="0in" style:auto-text-indent="false"/>
    </style:style>
    <style:style style:name="P114" style:family="paragraph" style:parent-style-name="Text_20_body">
      <style:paragraph-properties fo:margin-left="0in" fo:margin-right="0in" fo:line-height="150%" fo:text-indent="0in" style:auto-text-indent="false"/>
      <style:text-properties style:font-name="Times New Roman"/>
    </style:style>
    <style:style style:name="P115" style:family="paragraph" style:parent-style-name="Text_20_body">
      <style:paragraph-properties fo:margin-left="0in" fo:margin-right="0in" fo:orphans="2" fo:widows="2" fo:text-indent="0in" style:auto-text-indent="false"/>
    </style:style>
    <style:style style:name="P11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style:font-size-asian="10pt" style:font-size-complex="10pt"/>
    </style:style>
    <style:style style:name="P118" style:family="paragraph" style:parent-style-name="Standard">
      <style:paragraph-properties fo:margin-left="0in" fo:margin-right="0in" fo:orphans="2" fo:widows="2" fo:text-indent="0in" style:auto-text-indent="false" fo:padding="0in" fo:border="none"/>
      <style:text-properties fo:font-variant="normal" fo:text-transform="none" fo:color="#000000" style:font-name="Verdana" fo:font-size="10pt" fo:letter-spacing="normal" fo:font-style="normal" fo:font-weight="normal"/>
    </style:style>
    <style:style style:name="P119" style:family="paragraph" style:parent-style-name="Standard">
      <style:paragraph-properties fo:margin-left="0in" fo:margin-right="0in" fo:margin-top="0in" fo:margin-bottom="0in" loext:contextual-spacing="false" fo:text-indent="0in" style:auto-text-indent="false"/>
      <style:text-properties style:font-name="Times New Roman" fo:font-size="10pt" style:font-size-asian="10pt" style:font-size-complex="10pt"/>
    </style:style>
    <style:style style:name="P1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0pt" fo:letter-spacing="normal" style:font-size-asian="10pt" style:font-size-complex="10pt"/>
    </style:style>
    <style:style style:name="P121" style:family="paragraph" style:parent-style-name="Preformatted_20_Text">
      <style:paragraph-properties fo:margin-left="0in" fo:margin-right="0in" fo:orphans="2" fo:widows="2" fo:text-indent="0in" style:auto-text-indent="false"/>
    </style:style>
    <style:style style:name="P122" style:family="paragraph" style:parent-style-name="Preformatted_20_Text">
      <style:paragraph-properties fo:margin-left="0in" fo:margin-right="0in" fo:margin-top="0in" fo:margin-bottom="0.1965in" loext:contextual-spacing="false" fo:orphans="2" fo:widows="2" fo:text-indent="0in" style:auto-text-indent="false"/>
    </style:style>
    <style:style style:name="P123" style:family="paragraph" style:parent-style-name="List_20_Contents">
      <style:paragraph-properties fo:margin-left="0in" fo:margin-right="0in" fo:margin-top="0in" fo:margin-bottom="0.1965in" loext:contextual-spacing="false"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24" style:family="paragraph" style:parent-style-name="List_20_Contents">
      <style:paragraph-properties fo:margin-left="0in" fo:margin-right="0in" fo:margin-top="0in" fo:margin-bottom="0.1965in" loext:contextual-spacing="false" fo:orphans="2" fo:widows="2" fo:text-indent="0in" style:auto-text-indent="false"/>
    </style:style>
    <style:style style:name="P125" style:family="paragraph" style:parent-style-name="List_20_Contents">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26" style:family="paragraph" style:parent-style-name="List_20_Heading">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127" style:family="paragraph" style:parent-style-name="Standard">
      <style:paragraph-properties fo:break-before="page"/>
    </style:style>
    <style:style style:name="P128"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129" style:family="paragraph" style:parent-style-name="Text_20_body">
      <style:paragraph-properties fo:break-before="page"/>
    </style:style>
    <style:style style:name="P130" style:family="paragraph" style:parent-style-name="Text_20_body">
      <style:paragraph-properties fo:line-height="150%" fo:break-before="page"/>
    </style:style>
    <style:style style:name="P131" style:family="paragraph" style:parent-style-name="Text_20_body">
      <style:paragraph-properties fo:text-align="justify" style:justify-single-word="false" fo:break-before="page"/>
    </style:style>
    <style:style style:name="P132" style:family="paragraph" style:parent-style-name="Text_20_body">
      <style:paragraph-properties fo:break-before="page"/>
      <style:text-properties style:font-name="Times New Roman" fo:font-size="10pt" style:font-size-asian="10pt" style:font-size-complex="10pt"/>
    </style:style>
    <style:style style:name="P133" style:family="paragraph" style:parent-style-name="Text_20_body">
      <style:paragraph-properties fo:text-align="justify" style:justify-single-word="false" fo:break-before="page"/>
      <style:text-properties style:font-name="Times New Roman" fo:font-size="10pt" style:font-size-asian="10pt" style:font-size-complex="10pt"/>
    </style:style>
    <style:style style:name="P134" style:family="paragraph" style:parent-style-name="Text_20_body">
      <style:paragraph-properties fo:break-before="page"/>
      <style:text-properties style:font-name="Times New Roman" fo:font-weight="bold" style:font-weight-asian="bold" style:font-weight-complex="bold"/>
    </style:style>
    <style:style style:name="P135"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36" style:family="paragraph" style:parent-style-name="Table_20_Contents">
      <style:paragraph-properties fo:margin-top="0in" fo:margin-bottom="0in" loext:contextual-spacing="false" fo:line-height="150%" fo:text-align="justify" style:justify-single-word="false"/>
      <style:text-properties style:use-window-font-color="true" fo:font-size="12pt" fo:language="el" fo:country="GR" fo:font-style="italic"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37" style:family="paragraph" style:parent-style-name="Table_20_Contents">
      <style:paragraph-properties fo:margin-top="0in" fo:margin-bottom="0in" loext:contextual-spacing="false" fo:line-height="150%" fo:text-align="justify" style:justify-single-word="false"/>
      <style:text-properties style:use-window-font-color="true" fo:font-size="14pt" fo:language="el" fo:country="GR" fo:font-style="italic" fo:font-weight="normal" style:font-name-asian="Times New Roman" style:font-size-asian="14pt" style:language-asian="en" style:country-asian="US" style:font-style-asian="normal" style:font-weight-asian="normal" style:font-name-complex="Times New Roman" style:font-size-complex="14pt" style:language-complex="el" style:country-complex="GR" style:font-style-complex="normal" style:font-weight-complex="normal"/>
    </style:style>
    <style:style style:name="P138" style:family="paragraph" style:parent-style-name="Text_20_body">
      <style:paragraph-properties fo:margin-top="0in" fo:margin-bottom="0in" loext:contextual-spacing="false" fo:orphans="2" fo:widows="2" fo:padding="0in" fo:border="none"/>
    </style:style>
    <style:style style:name="P139" style:family="paragraph" style:parent-style-name="Preformatted_20_Text">
      <style:paragraph-properties fo:margin-top="0in" fo:margin-bottom="0.1965in" loext:contextual-spacing="false" fo:line-height="150%"/>
      <style:text-properties style:font-name="Times New Roman"/>
    </style:style>
    <style:style style:name="P140" style:family="paragraph" style:parent-style-name="Preformatted_20_Text">
      <style:paragraph-properties fo:margin-top="0in" fo:margin-bottom="0.1965in" loext:contextual-spacing="false" fo:line-height="150%"/>
      <style:text-properties style:font-name="Times New Roman" fo:font-size="11pt" fo:font-weight="normal" style:font-size-asian="11pt" style:font-weight-asian="normal" style:font-size-complex="11pt" style:font-weight-complex="normal"/>
    </style:style>
    <style:style style:name="P141" style:family="paragraph" style:parent-style-name="Preformatted_20_Text">
      <style:paragraph-properties fo:margin-top="0in" fo:margin-bottom="0.1965in" loext:contextual-spacing="false" fo:line-height="150%" fo:text-align="justify" style:justify-single-word="false"/>
      <style:text-properties style:font-name="Times New Roman" fo:font-size="11pt" fo:font-weight="normal" style:font-size-asian="11pt" style:font-weight-asian="normal" style:font-size-complex="11pt" style:font-weight-complex="normal"/>
    </style:style>
    <style:style style:name="P142" style:family="paragraph" style:parent-style-name="Preformatted_20_Text">
      <style:paragraph-properties fo:margin-top="0in" fo:margin-bottom="0.1965in" loext:contextual-spacing="false" fo:line-height="150%" fo:text-align="justify"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3" style:family="paragraph" style:parent-style-name="Preformatted_20_Text">
      <style:paragraph-properties fo:margin-top="0in" fo:margin-bottom="0.1965in" loext:contextual-spacing="false" fo:line-height="150%"/>
      <style:text-properties style:font-name="Times New Roman" fo:font-size="12pt" fo:font-style="italic" style:font-size-asian="11pt" style:font-style-asian="italic" style:font-size-complex="11pt" style:font-style-complex="italic"/>
    </style:style>
    <style:style style:name="P144" style:family="paragraph" style:parent-style-name="Preformatted_20_Text">
      <style:paragraph-properties fo:margin-top="0in" fo:margin-bottom="0.1965in" loext:contextual-spacing="false" fo:line-height="150%"/>
      <style:text-properties style:font-name="Times New Roman" fo:font-style="italic" style:font-style-asian="italic" style:font-style-complex="italic"/>
    </style:style>
    <style:style style:name="P145" style:family="paragraph" style:parent-style-name="Preformatted_20_Text">
      <style:paragraph-properties fo:margin-top="0in" fo:margin-bottom="0.1965in" loext:contextual-spacing="false" fo:line-height="150%"/>
      <style:text-properties style:font-name="Times New Roman" fo:font-style="italic" fo:font-weight="normal" style:font-style-asian="italic" style:font-weight-asian="normal" style:font-style-complex="italic" style:font-weight-complex="normal"/>
    </style:style>
    <style:style style:name="P146" style:family="paragraph" style:parent-style-name="Preformatted_20_Text">
      <style:paragraph-properties fo:margin-top="0in" fo:margin-bottom="0.1965in" loext:contextual-spacing="false" fo:line-height="150%"/>
      <style:text-properties style:font-name="Times New Roman" fo:font-weight="normal" style:font-weight-asian="normal" style:font-weight-complex="normal"/>
    </style:style>
    <style:style style:name="P147" style:family="paragraph" style:parent-style-name="Preformatted_20_Text">
      <style:paragraph-properties fo:margin-top="0in" fo:margin-bottom="0.1965in" loext:contextual-spacing="false" fo:line-height="150%"/>
      <style:text-properties style:font-name="Times New Roman" fo:font-style="normal" fo:font-weight="normal" style:font-style-asian="normal" style:font-weight-asian="normal" style:font-style-complex="normal" style:font-weight-complex="normal"/>
    </style:style>
    <style:style style:name="P148" style:family="paragraph" style:parent-style-name="Preformatted_20_Text">
      <style:paragraph-properties fo:margin-top="0in" fo:margin-bottom="0.1965in" loext:contextual-spacing="false" fo:line-height="150%"/>
      <style:text-properties style:font-name="Times New Roman" fo:font-style="normal" style:font-style-asian="normal" style:font-style-complex="normal"/>
    </style:style>
    <style:style style:name="P149" style:family="paragraph" style:parent-style-name="Preformatted_20_Text">
      <style:paragraph-properties fo:margin-top="0in" fo:margin-bottom="0.1965in" loext:contextual-spacing="false" fo:line-height="150%" fo:text-align="justify" style:justify-single-word="false"/>
    </style:style>
    <style:style style:name="P150" style:family="paragraph" style:parent-style-name="Preformatted_20_Text">
      <style:paragraph-properties fo:margin-top="0in" fo:margin-bottom="0.1965in" loext:contextual-spacing="false" fo:orphans="2" fo:widows="2"/>
      <style:text-properties fo:font-variant="normal" fo:text-transform="none" fo:color="#000000" style:font-name="Times New Roman" fo:font-size="10pt" fo:letter-spacing="normal" style:font-size-asian="10pt" style:font-size-complex="10pt"/>
    </style:style>
    <style:style style:name="P151" style:family="paragraph" style:parent-style-name="Preformatted_20_Text">
      <style:paragraph-properties fo:margin-top="0in" fo:margin-bottom="0.1965in" loext:contextual-spacing="false" fo:orphans="2" fo:widows="2"/>
    </style:style>
    <style:style style:name="P152" style:family="paragraph" style:parent-style-name="Preformatted_20_Text">
      <style:paragraph-properties fo:margin-top="0in" fo:margin-bottom="0.1965in" loext:contextual-spacing="false" fo:orphans="2" fo:widows="2" fo:padding="0in" fo:border="none"/>
      <style:text-properties fo:font-variant="normal" fo:text-transform="none" fo:color="#000000" style:font-name="Times New Roman" fo:font-size="10pt" fo:letter-spacing="normal" style:font-size-asian="10pt" style:font-size-complex="10pt"/>
    </style:style>
    <style:style style:name="P153" style:family="paragraph" style:parent-style-name="List_20_Contents">
      <style:paragraph-properties fo:margin-top="0in" fo:margin-bottom="0.1965in" loext:contextual-spacing="false" fo:orphans="2" fo:widows="2" fo:padding="0in" fo:border="none"/>
    </style:style>
    <style:style style:name="P154" style:family="paragraph" style:parent-style-name="List_20_Contents">
      <style:paragraph-properties fo:margin-top="0in" fo:margin-bottom="0.1965in" loext:contextual-spacing="false" fo:orphans="2" fo:widows="2" fo:padding="0in" fo:border="none"/>
      <style:text-properties fo:font-variant="normal" fo:text-transform="none" fo:color="#000000" style:font-name="Verdana" fo:font-size="9.75pt" fo:letter-spacing="normal" fo:font-style="normal" fo:font-weight="normal"/>
    </style:style>
    <style:style style:name="P155" style:family="paragraph" style:parent-style-name="List_20_Contents">
      <style:paragraph-properties fo:margin-top="0in" fo:margin-bottom="0.1965in" loext:contextual-spacing="false" fo:text-align="justify" style:justify-single-word="false" fo:orphans="2" fo:widows="2" fo:padding="0in" fo:border="none"/>
      <style:text-properties fo:font-variant="normal" fo:text-transform="none" fo:color="#000000" style:font-name="Verdana" fo:font-size="9.75pt" fo:letter-spacing="normal" fo:font-style="normal" fo:font-weight="normal"/>
    </style:style>
    <style:style style:name="P156" style:family="paragraph" style:parent-style-name="List_20_Contents">
      <style:paragraph-properties fo:margin-top="0in" fo:margin-bottom="0.1965in" loext:contextual-spacing="false" fo:text-align="justify" style:justify-single-word="false" fo:orphans="2" fo:widows="2" fo:padding="0in" fo:border="none"/>
    </style:style>
    <style:style style:name="P157" style:family="paragraph" style:parent-style-name="List_20_Contents">
      <style:paragraph-properties fo:margin-top="0in" fo:margin-bottom="0.1965in" loext:contextual-spacing="false" fo:orphans="2" fo:widows="2"/>
    </style:style>
    <style:style style:name="P158" style:family="paragraph" style:parent-style-name="Standard">
      <style:paragraph-properties fo:margin-left="0.1138in" fo:margin-right="0in" fo:text-indent="0.0283in" style:auto-text-indent="false">
        <style:tab-stops/>
      </style:paragraph-properties>
      <style:text-properties style:font-name="Times New Roman" fo:font-size="10pt" style:font-size-asian="10pt" style:font-size-complex="10pt"/>
    </style:style>
    <style:style style:name="P159" style:family="paragraph" style:parent-style-name="Standard">
      <style:paragraph-properties fo:margin-left="0.1138in" fo:margin-right="0in" fo:orphans="2" fo:widows="2" fo:text-indent="0.0283in" style:auto-text-indent="false" fo:padding="0in" fo:border="non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0" style:family="paragraph" style:parent-style-name="Table_20_Contents">
      <style:paragraph-properties fo:margin-left="0.1138in" fo:margin-right="0in" fo:text-align="start" style:justify-single-word="false" fo:text-indent="0.0283in" style:auto-text-indent="false" fo:padding="0in" fo:border="none">
        <style:tab-stops/>
      </style:paragraph-properties>
      <style:text-properties fo:color="#000000" style:font-name="Times New Roman" fo:font-size="10pt" style:font-size-asian="10pt" style:font-size-complex="10pt"/>
    </style:style>
    <style:style style:name="P161" style:family="paragraph" style:parent-style-name="Table_20_Contents">
      <style:paragraph-properties fo:margin-left="0.1138in" fo:margin-right="0in" fo:text-align="start" style:justify-single-word="false" fo:text-indent="0.0283in" style:auto-text-indent="false" fo:padding="0in" fo:border="none">
        <style:tab-stops/>
      </style:paragraph-properties>
    </style:style>
    <style:style style:name="P162" style:family="paragraph" style:parent-style-name="Table_20_Heading">
      <style:paragraph-properties fo:margin-left="0.1138in" fo:margin-right="0in" fo:text-align="start" style:justify-single-word="false" fo:text-indent="0.0283in" style:auto-text-indent="false" fo:padding="0in" fo:border="none">
        <style:tab-stops/>
      </style:paragraph-properties>
      <style:text-properties fo:color="#ffffff" style:font-name="Times New Roman" fo:font-size="10pt" style:font-size-asian="10pt" style:font-size-complex="10pt"/>
    </style:style>
    <style:style style:name="P163" style:family="paragraph" style:parent-style-name="Text_20_body">
      <style:paragraph-properties fo:margin-left="0.1138in" fo:margin-right="0in" fo:text-indent="0.0283in" style:auto-text-indent="false">
        <style:tab-stops/>
      </style:paragraph-properties>
      <style:text-properties style:font-name="Times New Roman" fo:font-size="10pt" style:font-size-asian="10pt" style:font-size-complex="10pt"/>
    </style:style>
    <style:style style:name="P164" style:family="paragraph" style:parent-style-name="Text_20_body">
      <style:paragraph-properties fo:margin-left="0.1138in" fo:margin-right="0in" fo:margin-top="0.0835in" fo:margin-bottom="0.0417in" loext:contextual-spacing="false" fo:orphans="2" fo:widows="2" fo:text-indent="0.0283in" style:auto-text-indent="false" fo:padding="0in" fo:border="non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5" style:family="paragraph" style:parent-style-name="Text_20_body">
      <style:paragraph-properties fo:margin-left="0.1138in" fo:margin-right="0in" fo:margin-top="0.0835in" fo:margin-bottom="0.0417in" loext:contextual-spacing="false" fo:orphans="2" fo:widows="2" fo:text-indent="0.0283in" style:auto-text-indent="false" fo:padding="0in" fo:border="none">
        <style:tab-stops/>
      </style:paragraph-properties>
    </style:style>
    <style:style style:name="P166" style:family="paragraph" style:parent-style-name="Text_20_body">
      <style:paragraph-properties fo:margin-left="0.1138in" fo:margin-right="0in" fo:margin-top="0in" fo:margin-bottom="0.0835in" loext:contextual-spacing="false" fo:orphans="2" fo:widows="2" fo:text-indent="0.0283in" style:auto-text-indent="false" fo:padding="0in" fo:border="none">
        <style:tab-stops/>
      </style:paragraph-properties>
    </style:style>
    <style:style style:name="P167" style:family="paragraph" style:parent-style-name="Text_20_body">
      <style:paragraph-properties fo:margin-left="0.1138in" fo:margin-right="0in" fo:margin-top="0in" fo:margin-bottom="0.0835in" loext:contextual-spacing="false" fo:text-align="justify" style:justify-single-word="false" fo:orphans="2" fo:widows="2" fo:text-indent="0.0283in" style:auto-text-indent="false" fo:padding="0in" fo:border="none">
        <style:tab-stops/>
      </style:paragraph-properties>
    </style:style>
    <style:style style:name="P168" style:family="paragraph" style:parent-style-name="Preformatted_20_Text">
      <style:paragraph-properties fo:margin-left="0.1138in" fo:margin-right="0in" fo:margin-top="0in" fo:margin-bottom="0in" loext:contextual-spacing="false" fo:orphans="2" fo:widows="2" fo:text-indent="0.0283in" style:auto-text-indent="false" fo:padding="0in" fo:border="none">
        <style:tab-stops/>
      </style:paragraph-properties>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169" style:family="paragraph" style:parent-style-name="Preformatted_20_Text">
      <style:paragraph-properties fo:margin-left="0.1138in" fo:margin-right="0in" fo:margin-top="0in" fo:margin-bottom="0in" loext:contextual-spacing="false" fo:orphans="2" fo:widows="2" fo:text-indent="0.0283in" style:auto-text-indent="false" fo:padding="0in" fo:border="none">
        <style:tab-stops/>
      </style:paragraph-properties>
      <style:text-properties fo:font-variant="normal" fo:text-transform="none" fo:color="#000000" style:font-name="Times New Roman" fo:font-size="10pt" fo:letter-spacing="normal" fo:background-color="#eeeeee" style:font-size-asian="10pt" style:font-size-complex="10pt"/>
    </style:style>
    <style:style style:name="P170" style:family="paragraph" style:parent-style-name="Preformatted_20_Text">
      <style:paragraph-properties fo:margin-left="0.1138in" fo:margin-right="0in" fo:margin-top="0in" fo:margin-bottom="0in" loext:contextual-spacing="false" fo:orphans="2" fo:widows="2" fo:text-indent="0.0283in" style:auto-text-indent="false" fo:padding="0in" fo:border="none">
        <style:tab-stops/>
      </style:paragraph-properties>
      <style:text-properties fo:font-variant="normal" fo:text-transform="none" fo:color="#666600" style:font-name="Times New Roman" fo:font-size="10pt" fo:letter-spacing="normal" fo:font-style="normal" fo:font-weight="normal" fo:background-color="#eeeeee" style:font-size-asian="10pt" style:font-size-complex="10pt"/>
    </style:style>
    <style:style style:name="P171" style:family="paragraph" style:parent-style-name="Preformatted_20_Text">
      <style:paragraph-properties fo:margin-left="0.1138in" fo:margin-right="0in" fo:margin-top="0in" fo:margin-bottom="0in" loext:contextual-spacing="false" fo:orphans="2" fo:widows="2" fo:text-indent="0.0283in" style:auto-text-indent="false" fo:padding="0in" fo:border="none">
        <style:tab-stops/>
      </style:paragraph-properties>
      <style:text-properties fo:font-variant="normal" fo:text-transform="none" fo:color="#880000" style:font-name="Times New Roman" fo:font-size="10pt" fo:letter-spacing="normal" fo:font-style="normal" fo:font-weight="normal" fo:background-color="#eeeeee" style:font-size-asian="10pt" style:font-size-complex="10pt"/>
    </style:style>
    <style:style style:name="P172" style:family="paragraph" style:parent-style-name="Horizontal_20_Line">
      <style:text-properties style:font-name="Times New Roman" fo:font-size="10pt" style:font-size-asian="10pt" style:font-size-complex="10pt"/>
    </style:style>
    <style:style style:name="P173" style:family="paragraph" style:parent-style-name="Text_20_body">
      <style:paragraph-properties fo:orphans="2" fo:widows="2" fo:padding="0in" fo:border="none"/>
    </style:style>
    <style:style style:name="P174" style:family="paragraph" style:parent-style-name="Text_20_body">
      <style:paragraph-properties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175" style:family="paragraph" style:parent-style-name="Text_20_body">
      <style:paragraph-properties fo:text-align="justify" style:justify-single-word="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176" style:family="paragraph" style:parent-style-name="Text_20_body">
      <style:paragraph-properties fo:orphans="2" fo:widows="2" fo:padding="0in" fo:border="none"/>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P177" style:family="paragraph" style:parent-style-name="Table_20_Contents">
      <style:paragraph-properties fo:text-align="start" style:justify-single-word="false" fo:padding="0in" fo:border="none"/>
    </style:style>
    <style:style style:name="P178" style:family="paragraph" style:parent-style-name="Table_20_Contents">
      <style:paragraph-properties fo:text-align="start" style:justify-single-word="false" fo:padding="0in" fo:border="none"/>
      <style:text-properties fo:color="#000000" style:font-name="Verdana" fo:font-size="12pt"/>
    </style:style>
    <style:style style:name="P179" style:family="paragraph" style:parent-style-name="Table_20_Contents">
      <style:paragraph-properties fo:text-align="start" style:justify-single-word="false" fo:padding="0in" fo:border="none"/>
      <style:text-properties fo:color="#000000" style:font-name="Verdana" fo:font-size="18pt"/>
    </style:style>
    <style:style style:name="P180" style:family="paragraph" style:parent-style-name="Table_20_Contents">
      <style:paragraph-properties fo:text-align="start" style:justify-single-word="false" fo:padding="0in" fo:border="none"/>
      <style:text-properties fo:color="#000000" style:font-name="Times New Roman" fo:font-size="18pt"/>
    </style:style>
    <style:style style:name="P181" style:family="paragraph" style:parent-style-name="Table_20_Contents">
      <style:paragraph-properties fo:text-align="start" style:justify-single-word="false" fo:padding="0in" fo:border="none"/>
      <style:text-properties fo:color="#000000" style:font-name="Times New Roman" fo:font-size="12pt"/>
    </style:style>
    <style:style style:name="P182" style:family="paragraph" style:parent-style-name="Table_20_Contents">
      <style:paragraph-properties fo:text-align="start" style:justify-single-word="false" fo:padding="0in" fo:border="none"/>
      <style:text-properties fo:color="#000000" style:font-name="Times New Roman" fo:font-size="10pt" style:font-size-asian="10pt" style:font-size-complex="10pt"/>
    </style:style>
    <style:style style:name="P183" style:family="paragraph" style:parent-style-name="Table_20_Contents">
      <style:paragraph-properties fo:text-align="justify" style:justify-single-word="false" fo:padding="0in" fo:border="none"/>
      <style:text-properties fo:color="#000000" style:font-name="Times New Roman" fo:font-size="10pt" style:font-size-asian="10pt" style:font-size-complex="10pt"/>
    </style:style>
    <style:style style:name="P184" style:family="paragraph" style:parent-style-name="Table_20_Contents">
      <style:paragraph-properties fo:text-align="start" style:justify-single-word="false" fo:padding="0in" fo:border="none"/>
      <style:text-properties fo:color="#000000" style:font-name="Times New Roman" fo:font-size="10pt" fo:font-weight="bold" style:font-size-asian="10pt" style:font-size-complex="10pt"/>
    </style:style>
    <style:style style:name="P185" style:family="paragraph" style:parent-style-name="Table_20_Contents">
      <style:paragraph-properties fo:text-align="justify" style:justify-single-word="false" fo:padding="0in" fo:border="none"/>
    </style:style>
    <style:style style:name="P186" style:family="paragraph" style:parent-style-name="Table_20_Heading">
      <style:paragraph-properties fo:text-align="start" style:justify-single-word="false" fo:padding="0in" fo:border="none"/>
      <style:text-properties fo:color="#ffffff" style:font-name="Verdana" fo:font-size="12pt"/>
    </style:style>
    <style:style style:name="P187" style:family="paragraph" style:parent-style-name="Preformatted_20_Text">
      <style:paragraph-properties fo:orphans="2" fo:widows="2" fo:padding="0in" fo:border="none"/>
      <style:text-properties fo:font-variant="normal" fo:text-transform="none" fo:color="#000000" style:font-name="Times New Roman" fo:font-size="10pt" fo:letter-spacing="normal" style:font-size-asian="10pt" style:font-size-complex="10pt"/>
    </style:style>
    <style:style style:name="P188" style:family="paragraph" style:parent-style-name="List_20_Contents">
      <style:paragraph-properties fo:orphans="2" fo:widows="2" fo:padding="0in" fo:border="none"/>
    </style:style>
    <style:style style:name="P189" style:family="paragraph" style:parent-style-name="List_20_Contents">
      <style:paragraph-properties fo:text-align="justify" style:justify-single-word="false" fo:orphans="2" fo:widows="2" fo:padding="0in" fo:border="none"/>
    </style:style>
    <style:style style:name="P190" style:family="paragraph" style:parent-style-name="Text_20_body">
      <style:paragraph-properties fo:margin-left="0.0728in" fo:margin-right="0.0728in" fo:margin-top="0.0835in" fo:margin-bottom="0.0417in" loext:contextual-spacing="false" fo:text-indent="0in" style:auto-text-indent="false" fo:padding="0in" fo:border="none"/>
    </style:style>
    <style:style style:name="P191" style:family="paragraph" style:parent-style-name="Text_20_body">
      <style:paragraph-properties fo:margin-left="0.0728in" fo:margin-right="0.0728in" fo:margin-top="0.0835in" fo:margin-bottom="0.0417in" loext:contextual-spacing="false" fo:text-indent="0in" style:auto-text-indent="false" fo:padding="0in" fo:border="none"/>
      <style:text-properties fo:font-variant="normal" fo:text-transform="none" fo:color="#000000" style:font-name="Verdana" fo:font-size="9.75pt" fo:letter-spacing="normal" fo:font-style="normal" fo:font-weight="normal"/>
    </style:style>
    <style:style style:name="P192" style:family="paragraph" style:parent-style-name="Text_20_body">
      <style:paragraph-properties fo:margin-left="0.0728in" fo:margin-right="0.0728in" fo:margin-top="0.0835in" fo:margin-bottom="0.0417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93" style:family="paragraph" style:parent-style-name="Text_20_body">
      <style:paragraph-properties fo:margin-left="0.0728in" fo:margin-right="0.0728in" fo:margin-top="0.0835in" fo:margin-bottom="0.0417in" loext:contextual-spacing="false" fo:text-align="justify" style:justify-single-word="false" fo:text-indent="0in" style:auto-text-indent="false" fo:padding="0in" fo:border="none"/>
      <style:text-properties fo:font-variant="normal" fo:text-transform="none" fo:color="#000000" style:font-name="Verdana" fo:font-size="9.75pt" fo:letter-spacing="normal" fo:font-style="normal" fo:font-weight="normal"/>
    </style:style>
    <style:style style:name="P194"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195" style:family="paragraph" style:parent-style-name="Text_20_body">
      <style:paragraph-properties fo:margin-left="0.0728in" fo:margin-right="0.0728in" fo:margin-top="0.0835in" fo:margin-bottom="0.0417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bold"/>
    </style:style>
    <style:style style:name="P196"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text-properties fo:font-variant="normal" fo:text-transform="none" fo:color="#000000" style:font-name="Verdana" fo:font-size="9.75pt" fo:letter-spacing="normal" fo:font-style="normal" fo:font-weight="bold" style:font-style-asian="normal" style:font-weight-asian="bold" style:font-style-complex="normal" style:font-weight-complex="bold"/>
    </style:style>
    <style:style style:name="P197" style:family="paragraph" style:parent-style-name="Text_20_body">
      <style:paragraph-properties fo:margin-left="0.0728in" fo:margin-right="0.0728in" fo:margin-top="0.0835in" fo:margin-bottom="0.0417in" loext:contextual-spacing="false" fo:orphans="2" fo:widows="2" fo:text-indent="0in" style:auto-text-indent="false" fo:padding="0in" fo:border="none"/>
      <style:text-properties fo:font-variant="normal" fo:text-transform="none" fo:color="#000000" style:font-name="Verdana" fo:font-size="9.75pt" fo:letter-spacing="normal" fo:font-style="italic" fo:font-weight="normal" style:font-style-asian="italic" style:font-style-complex="italic"/>
    </style:style>
    <style:style style:name="P198"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text-properties fo:font-variant="normal" fo:text-transform="none" fo:color="#000000" style:font-name="Verdana" fo:font-size="9.75pt" fo:letter-spacing="normal" fo:font-style="italic" fo:font-weight="normal" style:font-style-asian="italic" style:font-style-complex="italic"/>
    </style:style>
    <style:style style:name="P199"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00" style:family="paragraph" style:parent-style-name="Text_20_body">
      <style:paragraph-properties fo:margin-left="0.0728in" fo:margin-right="0.0728in" fo:margin-top="0.0835in" fo:margin-bottom="0.0417in" loext:contextual-spacing="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01"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202"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1pt" fo:letter-spacing="normal" fo:font-style="normal" fo:font-weight="normal" style:font-size-asian="11pt" style:font-size-complex="11pt"/>
    </style:style>
    <style:style style:name="P203"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text-properties fo:font-variant="normal" fo:text-transform="none" fo:color="#000000" style:font-name="Times New Roman" fo:font-size="9.75pt" fo:letter-spacing="normal" fo:font-style="normal" fo:font-weight="normal"/>
    </style:style>
    <style:style style:name="P204"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en" fo:country="US" fo:font-style="normal" fo:font-weight="normal" style:font-size-asian="12pt" style:font-weight-asian="bold" style:font-size-complex="12pt" style:font-weight-complex="bold"/>
    </style:style>
    <style:style style:name="P205"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2pt" fo:letter-spacing="normal" fo:language="en" fo:country="US" fo:font-style="normal" fo:font-weight="bold" style:font-size-asian="12pt" style:font-weight-asian="bold" style:font-size-complex="12pt" style:font-weight-complex="bold"/>
    </style:style>
    <style:style style:name="P206" style:family="paragraph" style:parent-style-name="Text_20_body">
      <style:paragraph-properties fo:margin-left="0.0728in" fo:margin-right="0.0728in" fo:margin-top="0.0835in" fo:margin-bottom="0.0417in" loext:contextual-spacing="false" fo:text-indent="0in" style:auto-text-indent="false" fo:padding="0in" fo:border="none"/>
      <style:text-properties fo:font-variant="normal" fo:text-transform="none" fo:color="#000000" style:font-name="Monaco" fo:font-size="9.75pt" fo:letter-spacing="normal" fo:font-style="normal" fo:font-weight="normal" fo:background-color="#eeeeee"/>
    </style:style>
    <style:style style:name="P207" style:family="paragraph" style:parent-style-name="Text_20_body">
      <style:paragraph-properties fo:margin-left="0.0728in" fo:margin-right="0.0728in" fo:margin-top="0.0835in" fo:margin-bottom="0.0417in" loext:contextual-spacing="false" fo:orphans="2" fo:widows="2" fo:text-indent="0in" style:auto-text-indent="false" fo:padding="0in" fo:border="none"/>
    </style:style>
    <style:style style:name="P208" style:family="paragraph" style:parent-style-name="Text_20_body">
      <style:paragraph-properties fo:margin-left="0.0728in" fo:margin-right="0.0728in" fo:margin-top="0.0835in" fo:margin-bottom="0.0417in" loext:contextual-spacing="false" fo:text-align="justify" style:justify-single-word="false" fo:text-indent="0in" style:auto-text-indent="false" fo:padding="0in" fo:border="none"/>
    </style:style>
    <style:style style:name="P209" style:family="paragraph" style:parent-style-name="Text_20_body">
      <style:paragraph-properties fo:margin-left="0.0728in" fo:margin-right="0.0728in" fo:margin-top="0.0835in" fo:margin-bottom="0.0417in" loext:contextual-spacing="false" fo:text-align="justify" style:justify-single-word="false" fo:orphans="2" fo:widows="2" fo:text-indent="0in" style:auto-text-indent="false" fo:padding="0in" fo:border="none"/>
    </style:style>
    <style:style style:name="P210" style:family="paragraph" style:parent-style-name="List_20_Contents">
      <style:paragraph-properties fo:margin-left="0.0728in" fo:margin-right="0.0728in" fo:margin-top="0in" fo:margin-bottom="0.1965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bold"/>
    </style:style>
    <style:style style:name="P211" style:family="paragraph" style:parent-style-name="List_20_Heading">
      <style:paragraph-properties fo:margin-left="0.0728in" fo:margin-right="0.0728in" fo:margin-top="0in" fo:margin-bottom="0.1965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bold"/>
    </style:style>
    <style:style style:name="P212" style:family="paragraph" style:parent-style-name="List_20_Heading">
      <style:paragraph-properties fo:margin-left="0.0728in" fo:margin-right="0.0728in" fo:margin-top="0in" fo:margin-bottom="0.1965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size-complex="10pt"/>
    </style:style>
    <style:style style:name="P213" style:family="paragraph" style:parent-style-name="List_20_Heading">
      <style:paragraph-properties fo:margin-left="0.0728in" fo:margin-right="0.0728in" fo:margin-top="0in" fo:margin-bottom="0.1965in" loext:contextual-spacing="false" fo:orphans="2" fo:widows="2" fo:text-indent="0in" style:auto-text-indent="false" fo:padding="0in" fo:border="none"/>
    </style:style>
    <style:style style:name="P214" style:family="paragraph" style:parent-style-name="List_20_Heading">
      <style:paragraph-properties fo:margin-left="0.0728in" fo:margin-right="0.0728in" fo:orphans="2" fo:widows="2" fo:text-indent="0in" style:auto-text-indent="false" fo:padding="0in" fo:border="none"/>
      <style:text-properties fo:font-variant="normal" fo:text-transform="none" fo:color="#000000" style:font-name="Verdana" fo:font-size="9.75pt" fo:letter-spacing="normal" fo:font-style="normal" fo:font-weight="bold"/>
    </style:style>
    <style:style style:name="P215" style:family="paragraph" style:parent-style-name="List_20_Heading">
      <style:paragraph-properties fo:margin-left="0.0728in" fo:margin-right="0.0728in"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size-complex="10pt"/>
    </style:style>
    <style:style style:name="P216" style:family="paragraph" style:parent-style-name="List_20_Heading">
      <style:paragraph-properties fo:margin-left="0.0728in" fo:margin-right="0.0728in" fo:orphans="2" fo:widows="2" fo:text-indent="0in" style:auto-text-indent="false" fo:padding="0in" fo:border="none"/>
      <style:text-properties fo:font-variant="normal" fo:text-transform="none" fo:color="#000000" style:font-name="Times New Roman" fo:font-size="10pt" fo:letter-spacing="normal" fo:font-style="normal" fo:font-weight="bold" style:font-size-asian="10pt" style:font-size-complex="10pt"/>
    </style:style>
    <style:style style:name="P217" style:family="paragraph" style:parent-style-name="Text_20_body">
      <style:paragraph-properties fo:margin-left="0.0417in" fo:margin-right="0in" fo:orphans="2" fo:widows="2" fo:text-indent="0in" style:auto-text-indent="false" fo:padding="0in" fo:border="none"/>
    </style:style>
    <style:style style:name="P218" style:family="paragraph" style:parent-style-name="Text_20_body">
      <style:paragraph-properties fo:margin-left="0.0417in" fo:margin-right="0in"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219" style:family="paragraph" style:parent-style-name="Text_20_body">
      <style:paragraph-properties fo:margin-left="0.0417in" fo:margin-right="0in" fo:text-align="justify" style:justify-single-word="false" fo:orphans="2" fo:widows="2" fo:text-indent="0in" style:auto-text-indent="false" fo:padding="0in" fo:border="none"/>
    </style:style>
    <style:style style:name="P220" style:family="paragraph" style:parent-style-name="Text_20_body">
      <style:paragraph-properties fo:margin-left="1.7189in" fo:margin-right="0.0728in" fo:margin-top="0.0835in" fo:margin-bottom="0.0417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221" style:family="paragraph" style:parent-style-name="Text_20_body">
      <style:paragraph-properties fo:margin-left="1.7189in" fo:margin-right="0.0728in" fo:margin-top="0.0835in" fo:margin-bottom="0.0417in" loext:contextual-spacing="false" fo:orphans="2" fo:widows="2" fo:text-indent="0in" style:auto-text-indent="false" fo:padding="0in" fo:border="none"/>
    </style:style>
    <style:style style:name="P222" style:family="paragraph" style:parent-style-name="Text_20_body">
      <style:paragraph-properties fo:margin-left="1.6457in" fo:margin-right="0in" fo:margin-top="0in" fo:margin-bottom="0.0835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223" style:family="paragraph" style:parent-style-name="Preformatted_20_Text">
      <style:paragraph-properties fo:margin-left="0.3937in" fo:margin-right="0in" fo:margin-top="0in" fo:margin-bottom="0.1965in" loext:contextual-spacing="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24" style:family="paragraph" style:parent-style-name="Preformatted_20_Text">
      <style:paragraph-properties fo:margin-left="0.3937in" fo:margin-right="0in"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25" style:family="paragraph" style:parent-style-name="List_20_Heading">
      <style:paragraph-properties fo:margin-left="0.3937in" fo:margin-right="0in" fo:orphans="2" fo:widows="2" fo:text-indent="0in"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226" style:family="paragraph" style:parent-style-name="Table_20_Contents">
      <style:text-properties style:font-name="Times New Roman" fo:font-size="10pt" style:font-size-asian="10pt" style:font-size-complex="10pt"/>
    </style:style>
    <style:style style:name="P227" style:family="paragraph" style:parent-style-name="Table_20_Contents">
      <style:paragraph-properties fo:text-align="center" style:justify-single-word="false"/>
      <style:text-properties style:font-name="Times New Roman" fo:font-size="10pt" style:font-size-asian="10pt" style:font-size-complex="10pt"/>
    </style:style>
    <style:style style:name="P228" style:family="paragraph" style:parent-style-name="Table_20_Contents">
      <style:paragraph-properties fo:text-align="end" style:justify-single-word="false"/>
    </style:style>
    <style:style style:name="P229" style:family="paragraph" style:parent-style-name="Table_20_Heading">
      <style:paragraph-properties fo:text-align="justify" style:justify-single-word="false"/>
      <style:text-properties fo:font-style="italic" fo:font-weight="normal" style:font-style-asian="italic" style:font-weight-asian="normal" style:font-style-complex="italic" style:font-weight-complex="normal"/>
    </style:style>
    <style:style style:name="P230" style:family="paragraph" style:parent-style-name="Table_20_Heading">
      <style:paragraph-properties fo:text-align="start" style:justify-single-word="false"/>
    </style:style>
    <style:style style:name="P231" style:family="paragraph" style:parent-style-name="Table_20_Heading">
      <style:paragraph-properties fo:text-align="start" style:justify-single-word="false"/>
      <style:text-properties style:font-name="Times New Roman" fo:font-size="10pt" fo:font-weight="bold" style:font-size-asian="10pt" style:font-size-complex="10pt"/>
    </style:style>
    <style:style style:name="P232" style:family="paragraph" style:parent-style-name="Table_20_Heading">
      <style:paragraph-properties fo:text-align="center" style:justify-single-word="false"/>
      <style:text-properties style:font-name="Times New Roman" fo:font-size="10pt" style:font-size-asian="10pt" style:font-size-complex="10pt"/>
    </style:style>
    <style:style style:name="P233" style:family="paragraph" style:parent-style-name="Preformatted_20_Text">
      <style:paragraph-properties fo:margin-left="0.5083in" fo:margin-right="0.0728in" fo:margin-top="0in" fo:margin-bottom="0in" loext:contextual-spacing="false" fo:orphans="2" fo:widows="2" fo:text-indent="0in" style:auto-text-indent="false" fo:padding="0in" fo:border="none"/>
      <style:text-properties fo:font-variant="normal" fo:text-transform="none" fo:color="#880000" style:font-name="Monaco" fo:font-size="9.75pt" fo:letter-spacing="normal" fo:font-style="normal" fo:font-weight="normal" fo:background-color="#eeeeee"/>
    </style:style>
    <style:style style:name="P234" style:family="paragraph" style:parent-style-name="Preformatted_20_Text">
      <style:paragraph-properties fo:margin-left="0.5083in" fo:margin-right="0.0728in" fo:margin-top="0in" fo:margin-bottom="0in" loext:contextual-spacing="false" fo:text-align="justify" style:justify-single-word="false" fo:orphans="2" fo:widows="2" fo:text-indent="0in" style:auto-text-indent="false" fo:padding="0in" fo:border="none"/>
      <style:text-properties fo:font-variant="normal" fo:text-transform="none" fo:color="#880000" style:font-name="Times New Roman" fo:font-size="10pt" fo:letter-spacing="normal" fo:font-style="normal" fo:font-weight="normal" fo:background-color="#eeeeee" style:font-size-asian="10pt" style:font-size-complex="10pt"/>
    </style:style>
    <style:style style:name="P235" style:family="paragraph" style:parent-style-name="Preformatted_20_Text">
      <style:paragraph-properties fo:margin-left="0.5083in" fo:margin-right="0.0728in" fo:margin-top="0in" fo:margin-bottom="0in" loext:contextual-spacing="false" fo:orphans="2" fo:widows="2" fo:text-indent="0in" style:auto-text-indent="false" fo:padding="0in" fo:border="none"/>
      <style:text-properties fo:font-variant="normal" fo:text-transform="none" fo:color="#880000" style:font-name="Times New Roman" fo:font-size="10pt" fo:letter-spacing="normal" fo:font-style="normal" fo:font-weight="normal" fo:background-color="#eeeeee" style:font-size-asian="10pt" style:font-size-complex="10pt"/>
    </style:style>
    <style:style style:name="P236" style:family="paragraph" style:parent-style-name="Preformatted_20_Text">
      <style:paragraph-properties fo:margin-left="0.5083in" fo:margin-right="0.0728in" fo:margin-top="0in" fo:margin-bottom="0in" loext:contextual-spacing="false" fo:orphans="2" fo:widows="2" fo:text-indent="0in" style:auto-text-indent="false" fo:padding="0in" fo:border="none"/>
      <style:text-properties fo:font-variant="normal" fo:text-transform="none" fo:color="#880000" style:font-name="Times New Roman" fo:font-size="10pt" fo:letter-spacing="normal" fo:background-color="#eeeeee" style:font-size-asian="10pt" style:font-size-complex="10pt"/>
    </style:style>
    <style:style style:name="P237" style:family="paragraph" style:parent-style-name="Preformatted_20_Text">
      <style:paragraph-properties fo:margin-left="0.5083in" fo:margin-right="0.0728in" fo:margin-top="0in" fo:margin-bottom="0in" loext:contextual-spacing="false" fo:orphans="2" fo:widows="2" fo:text-indent="0in" style:auto-text-indent="false" fo:padding="0in" fo:border="none"/>
      <style:text-properties fo:font-variant="normal" fo:text-transform="none" fo:color="#000000" style:font-name="Monaco" fo:font-size="9.75pt" fo:letter-spacing="normal" fo:font-style="normal" fo:font-weight="normal" fo:background-color="#eeeeee"/>
    </style:style>
    <style:style style:name="P238" style:family="paragraph" style:parent-style-name="Preformatted_20_Text">
      <style:paragraph-properties fo:margin-left="0.5083in" fo:margin-right="0.0728in" fo:margin-top="0in" fo:margin-bottom="0in" loext:contextual-spacing="false" fo:orphans="2" fo:widows="2" fo:text-indent="0in" style:auto-text-indent="false" fo:padding="0in" fo:border="none"/>
      <style:text-properties fo:font-variant="normal" fo:text-transform="none" fo:color="#000000" fo:letter-spacing="normal" fo:background-color="#eeeeee"/>
    </style:style>
    <style:style style:name="P239" style:family="paragraph" style:parent-style-name="Preformatted_20_Text">
      <style:paragraph-properties fo:margin-left="0.5083in" fo:margin-right="0.0728in" fo:margin-top="0in" fo:margin-bottom="0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240" style:family="paragraph" style:parent-style-name="Preformatted_20_Text">
      <style:paragraph-properties fo:margin-left="0.5083in" fo:margin-right="0.0728in" fo:margin-top="0in" fo:margin-bottom="0in" loext:contextual-spacing="false" fo:orphans="2" fo:widows="2" fo:text-indent="0in" style:auto-text-indent="false" fo:padding="0in" fo:border="none"/>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241" style:family="paragraph" style:parent-style-name="Preformatted_20_Text">
      <style:paragraph-properties fo:margin-left="0.5083in" fo:margin-right="0.0728in" fo:margin-top="0in" fo:margin-bottom="0in" loext:contextual-spacing="false" fo:orphans="2" fo:widows="2" fo:text-indent="0in" style:auto-text-indent="false" fo:padding="0in" fo:border="none"/>
      <style:text-properties fo:font-variant="normal" fo:text-transform="none" fo:color="#000000" style:font-name="Times New Roman" fo:font-size="10pt" fo:letter-spacing="normal" fo:background-color="#eeeeee" style:font-size-asian="10pt" style:font-size-complex="10pt"/>
    </style:style>
    <style:style style:name="P242" style:family="paragraph" style:parent-style-name="Preformatted_20_Text">
      <style:paragraph-properties fo:margin-left="0.5083in" fo:margin-right="0.0728in" fo:margin-top="0in" fo:margin-bottom="0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0pt" fo:letter-spacing="normal" fo:background-color="#eeeeee" style:font-size-asian="10pt" style:font-size-complex="10pt"/>
    </style:style>
    <style:style style:name="P243" style:family="paragraph" style:parent-style-name="Preformatted_20_Text">
      <style:paragraph-properties fo:margin-left="0.5083in" fo:margin-right="0.0728in" fo:margin-top="0in" fo:margin-bottom="0in" loext:contextual-spacing="false" fo:orphans="2" fo:widows="2" fo:text-indent="0in" style:auto-text-indent="false" fo:padding="0in" fo:border="none"/>
      <style:text-properties fo:font-variant="normal" fo:text-transform="none" fo:color="#666600" style:font-name="Monaco" fo:font-size="9.75pt" fo:letter-spacing="normal" fo:font-style="normal" fo:font-weight="normal" fo:background-color="#eeeeee"/>
    </style:style>
    <style:style style:name="P244" style:family="paragraph" style:parent-style-name="Preformatted_20_Text">
      <style:paragraph-properties fo:margin-left="0.5083in" fo:margin-right="0.0728in" fo:margin-top="0in" fo:margin-bottom="0in" loext:contextual-spacing="false" fo:orphans="2" fo:widows="2" fo:text-indent="0in" style:auto-text-indent="false" fo:padding="0in" fo:border="none"/>
      <style:text-properties fo:font-variant="normal" fo:text-transform="none" fo:color="#666600" style:font-name="Times New Roman" fo:font-size="10pt" fo:letter-spacing="normal" fo:font-style="normal" fo:font-weight="normal" fo:background-color="#eeeeee" style:font-size-asian="10pt" style:font-size-complex="10pt"/>
    </style:style>
    <style:style style:name="P245" style:family="paragraph" style:parent-style-name="List_20_Contents">
      <style:paragraph-properties fo:margin-left="0.5083in" fo:margin-right="0.0728in" fo:margin-top="0in" fo:margin-bottom="0.1965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246"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000000" style:font-name="Monaco" fo:font-size="9.75pt" fo:letter-spacing="normal" fo:font-style="normal" fo:font-weight="normal" fo:background-color="#eeeeee"/>
    </style:style>
    <style:style style:name="P247"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000000" style:font-name="Monaco" fo:font-size="9.75pt" fo:letter-spacing="normal" fo:font-style="italic" fo:font-weight="normal" fo:background-color="#eeeeee" style:font-style-asian="italic" style:font-style-complex="italic"/>
    </style:style>
    <style:style style:name="P248"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000000" fo:letter-spacing="normal" fo:background-color="#eeeeee"/>
    </style:style>
    <style:style style:name="P249"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250" style:family="paragraph" style:parent-style-name="Preformatted_20_Text">
      <style:paragraph-properties fo:margin-left="0.1146in" fo:margin-right="0.0728in" fo:margin-top="0in" fo:margin-bottom="0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fo:background-color="#eeeeee" style:font-size-asian="10pt" style:font-size-complex="10pt"/>
    </style:style>
    <style:style style:name="P251"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000000" style:font-name="Times New Roman" fo:font-size="10pt" fo:letter-spacing="normal" fo:background-color="#eeeeee" style:font-size-asian="10pt" style:font-size-complex="10pt"/>
    </style:style>
    <style:style style:name="P252" style:family="paragraph" style:parent-style-name="Preformatted_20_Text">
      <style:paragraph-properties fo:margin-left="0.1146in" fo:margin-right="0.0728in" fo:margin-top="0in" fo:margin-bottom="0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0pt" fo:letter-spacing="normal" fo:background-color="#eeeeee" style:font-size-asian="10pt" style:font-size-complex="10pt"/>
    </style:style>
    <style:style style:name="P253"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000000" style:font-name="Times New Roman" fo:font-size="10pt" fo:letter-spacing="normal" fo:font-style="italic" fo:background-color="#eeeeee" style:font-size-asian="10pt" style:font-style-asian="italic" style:font-size-complex="10pt" style:font-style-complex="italic"/>
    </style:style>
    <style:style style:name="P254"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880000" style:font-name="Monaco" fo:font-size="9.75pt" fo:letter-spacing="normal" fo:font-style="normal" fo:font-weight="normal" fo:background-color="#eeeeee"/>
    </style:style>
    <style:style style:name="P255"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880000" style:font-name="Times New Roman" fo:font-size="10pt" fo:letter-spacing="normal" fo:font-style="normal" fo:font-weight="normal" fo:background-color="#eeeeee" style:font-size-asian="10pt" style:font-size-complex="10pt"/>
    </style:style>
    <style:style style:name="P256"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666600" style:font-name="Times New Roman" fo:font-size="10pt" fo:letter-spacing="normal" fo:font-style="normal" fo:font-weight="normal" fo:background-color="#eeeeee" style:font-size-asian="10pt" style:font-size-complex="10pt"/>
    </style:style>
    <style:style style:name="P257" style:family="paragraph" style:parent-style-name="Preformatted_20_Text">
      <style:paragraph-properties fo:margin-left="0.1146in" fo:margin-right="0.0728in" fo:margin-top="0in" fo:margin-bottom="0in" loext:contextual-spacing="false" fo:text-align="justify" style:justify-single-word="false" fo:orphans="2" fo:widows="2" fo:text-indent="0in" style:auto-text-indent="false" fo:padding="0in" fo:border="none"/>
      <style:text-properties fo:font-variant="normal" fo:text-transform="none" fo:color="#666600" style:font-name="Times New Roman" fo:font-size="10pt" fo:letter-spacing="normal" fo:font-style="normal" fo:font-weight="normal" fo:background-color="#eeeeee" style:font-size-asian="10pt" style:font-size-complex="10pt"/>
    </style:style>
    <style:style style:name="P258" style:family="paragraph" style:parent-style-name="Preformatted_20_Text">
      <style:paragraph-properties fo:margin-left="0.1146in" fo:margin-right="0.0728in" fo:margin-top="0in" fo:margin-bottom="0in" loext:contextual-spacing="false" fo:orphans="2" fo:widows="2" fo:text-indent="0in" style:auto-text-indent="false" fo:padding="0in" fo:border="none"/>
      <style:text-properties fo:font-variant="normal" fo:text-transform="none" fo:color="#ffffff" style:font-name="Verdana" fo:font-size="9.75pt" fo:letter-spacing="normal" fo:font-style="normal" fo:font-weight="bold"/>
    </style:style>
    <style:style style:name="P259" style:family="paragraph" style:parent-style-name="Preformatted_20_Text">
      <style:paragraph-properties fo:margin-left="1.7602in" fo:margin-right="0.0728in" fo:margin-top="0in" fo:margin-bottom="0in" loext:contextual-spacing="false" fo:orphans="2" fo:widows="2" fo:text-indent="0in" style:auto-text-indent="false" fo:padding="0in" fo:border="none"/>
      <style:text-properties fo:font-variant="normal" fo:text-transform="none" fo:color="#000000" style:font-name="Monaco" fo:font-size="9.75pt" fo:letter-spacing="normal" fo:font-style="normal" fo:font-weight="normal" fo:background-color="#eeeeee"/>
    </style:style>
    <style:style style:name="P260" style:family="paragraph" style:parent-style-name="List_20_Contents">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61" style:family="paragraph" style:parent-style-name="List_20_Contents">
      <style:paragraph-properties fo:margin-left="0.4354in" fo:margin-right="0in" fo:margin-top="0in" fo:margin-bottom="0.1965in" loext:contextual-spacing="false" fo:orphans="2" fo:widows="2" fo:text-indent="0in" style:auto-text-indent="false" fo:padding="0in" fo:border="none"/>
    </style:style>
    <style:style style:name="P262" style:family="paragraph" style:parent-style-name="List_20_Contents">
      <style:paragraph-properties fo:margin-left="0.4354in" fo:margin-right="0in" fo:margin-top="0in" fo:margin-bottom="0.1965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263" style:family="paragraph" style:parent-style-name="List_20_Contents">
      <style:paragraph-properties fo:margin-left="0.4354in" fo:margin-right="0in" fo:margin-top="0in" fo:margin-bottom="0.1965in" loext:contextual-spacing="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64" style:family="paragraph" style:parent-style-name="List_20_Contents">
      <style:paragraph-properties fo:margin-left="0.4354in" fo:margin-right="0in" fo:margin-top="0in" fo:margin-bottom="0.1965in" loext:contextual-spacing="false" fo:text-align="justify"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65" style:family="paragraph" style:parent-style-name="List_20_Contents">
      <style:paragraph-properties fo:margin-left="0.4354in" fo:margin-right="0in" fo:margin-top="0in" fo:margin-bottom="0.1965in" loext:contextual-spacing="false" fo:text-align="justify" style:justify-single-word="false" fo:orphans="2" fo:widows="2" fo:text-indent="0in" style:auto-text-indent="false" fo:padding="0in" fo:border="none"/>
    </style:style>
    <style:style style:name="P266" style:family="paragraph" style:parent-style-name="List_20_Contents">
      <style:paragraph-properties fo:margin-left="0.4354in" fo:margin-right="0in" fo:orphans="2" fo:widows="2" fo:text-indent="0in" style:auto-text-indent="false" fo:padding="0in" fo:border="none"/>
    </style:style>
    <style:style style:name="P267" style:family="paragraph" style:parent-style-name="List_20_Contents">
      <style:paragraph-properties fo:margin-left="0.4354in" fo:margin-right="0in" fo:text-align="justify" style:justify-single-word="false" fo:orphans="2" fo:widows="2" fo:text-indent="0in" style:auto-text-indent="false" fo:padding="0in" fo:border="none"/>
    </style:style>
    <style:style style:name="P268" style:family="paragraph" style:parent-style-name="List_20_Contents">
      <style:paragraph-properties fo:margin-left="0.4354in" fo:margin-right="0in"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69" style:family="paragraph" style:parent-style-name="List_20_Contents">
      <style:paragraph-properties fo:margin-left="0.4665in" fo:margin-right="0.0728in" fo:margin-top="0.0835in" fo:margin-bottom="0.0417in" loext:contextual-spacing="false" fo:orphans="2" fo:widows="2" fo:text-indent="0in" style:auto-text-indent="false" fo:padding="0in" fo:border="none"/>
      <style:text-properties fo:font-variant="normal" fo:text-transform="none" fo:color="#000000" style:font-name="Verdana" fo:font-size="9.75pt" fo:letter-spacing="normal" fo:font-style="normal" fo:font-weight="normal"/>
    </style:style>
    <style:style style:name="P270" style:family="paragraph" style:parent-style-name="List_20_Contents">
      <style:paragraph-properties fo:margin-left="0.4665in" fo:margin-right="0.0728in" fo:margin-top="0.0835in" fo:margin-bottom="0.0417in" loext:contextual-spacing="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271" style:family="paragraph" style:parent-style-name="List_20_Contents">
      <style:paragraph-properties fo:margin-left="0.4665in" fo:margin-right="0.0728in" fo:margin-top="0.0835in" fo:margin-bottom="0.0417in" loext:contextual-spacing="false" fo:orphans="2" fo:widows="2" fo:text-indent="0in" style:auto-text-indent="false" fo:padding="0in" fo:border="none"/>
    </style:style>
    <style:style style:name="P272" style:family="paragraph" style:parent-style-name="List_20_Contents">
      <style:paragraph-properties fo:margin-left="0.7874in" fo:margin-right="0in" fo:orphans="2" fo:widows="2" fo:text-indent="0in" style:auto-text-indent="false"/>
    </style:style>
    <style:style style:name="P273" style:family="paragraph" style:parent-style-name="List_20_Contents">
      <style:paragraph-properties fo:margin-left="0.7874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274" style:family="paragraph" style:parent-style-name="List_20_Contents">
      <style:paragraph-properties fo:margin-left="0.7874in" fo:margin-right="0in" fo:margin-top="0in" fo:margin-bottom="0.1965in" loext:contextual-spacing="false" fo:orphans="2" fo:widows="2" fo:text-indent="0in" style:auto-text-indent="false"/>
    </style:style>
    <style:style style:name="P275" style:family="paragraph" style:parent-style-name="List_20_Heading">
      <style:paragraph-properties fo:orphans="2" fo:widows="2"/>
      <style:text-properties fo:font-variant="normal" fo:text-transform="none" fo:color="#000000" style:font-name="Times New Roman" fo:font-size="10pt" fo:letter-spacing="normal" fo:font-style="normal" fo:font-weight="bold" style:font-size-asian="10pt" style:font-size-complex="10pt"/>
    </style:style>
    <style:style style:name="P276" style:family="paragraph" style:parent-style-name="Standard">
      <style:paragraph-properties fo:line-height="150%" fo:text-align="justify"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277"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78"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9" style:family="paragraph" style:parent-style-name="Standard" style:list-style-name="L2">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80" style:family="paragraph" style:parent-style-name="Text_20_body" style:list-style-name="L3">
      <style:paragraph-properties fo:line-height="150%" fo:text-align="justify" style:justify-single-word="false"/>
    </style:style>
    <style:style style:name="P281" style:family="paragraph" style:parent-style-name="Text_20_body" style:list-style-name="L5">
      <style:paragraph-properties fo:line-height="150%" fo:text-align="justify" style:justify-single-word="false"/>
    </style:style>
    <style:style style:name="P282" style:family="paragraph" style:parent-style-name="Text_20_body" style:list-style-name="L6">
      <style:paragraph-properties fo:line-height="150%" fo:text-align="justify" style:justify-single-word="false"/>
    </style:style>
    <style:style style:name="P283" style:family="paragraph" style:parent-style-name="Text_20_body" style:list-style-name="L3">
      <style:paragraph-properties fo:line-height="150%" fo:text-align="justify" style:justify-single-word="false"/>
      <style:text-properties fo:font-style="normal" style:font-style-asian="normal" style:font-style-complex="normal"/>
    </style:style>
    <style:style style:name="P284" style:family="paragraph" style:parent-style-name="Text_20_body" style:list-style-name="L9"/>
    <style:style style:name="P285" style:family="paragraph" style:parent-style-name="Text_20_body" style:list-style-name="L10"/>
    <style:style style:name="P286" style:family="paragraph" style:parent-style-name="Text_20_body" style:list-style-name="L10">
      <style:paragraph-properties fo:text-align="justify" style:justify-single-word="false"/>
    </style:style>
    <style:style style:name="P287" style:family="paragraph" style:parent-style-name="Text_20_body" style:list-style-name="L32">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88" style:family="paragraph" style:parent-style-name="Text_20_body" style:list-style-name="L33">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89" style:family="paragraph" style:parent-style-name="Text_20_body" style:list-style-name="L4">
      <style:paragraph-properties fo:margin-top="0in" fo:margin-bottom="0in" loext:contextual-spacing="false" fo:line-height="150%" fo:text-align="justify" style:justify-single-word="false" fo:orphans="2" fo:widows="2" fo:padding="0in" fo:border="none"/>
    </style:style>
    <style:style style:name="P290" style:family="paragraph" style:parent-style-name="Text_20_body" style:list-style-name="L5">
      <style:paragraph-properties fo:margin-top="0in" fo:margin-bottom="0in" loext:contextual-spacing="false" fo:line-height="150%"/>
    </style:style>
    <style:style style:name="P291" style:family="paragraph" style:parent-style-name="Text_20_body" style:list-style-name="L32">
      <style:paragraph-properties fo:margin-top="0in" fo:margin-bottom="0in" loext:contextual-spacing="false"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92" style:family="paragraph" style:parent-style-name="Text_20_body" style:list-style-name="L33">
      <style:paragraph-properties fo:margin-top="0in" fo:margin-bottom="0in" loext:contextual-spacing="false" fo:orphans="2" fo:widows="2"/>
      <style:text-properties fo:font-variant="normal" fo:text-transform="none" fo:color="#000000" style:font-name="Times New Roman" fo:font-size="10pt" fo:letter-spacing="normal" fo:font-style="normal" fo:font-weight="normal" style:font-size-asian="10pt" style:font-size-complex="10pt"/>
    </style:style>
    <style:style style:name="P293" style:family="paragraph" style:parent-style-name="Text_20_body" style:list-style-name="L4">
      <style:paragraph-properties fo:line-height="150%" fo:text-align="justify" style:justify-single-word="false" fo:orphans="2" fo:widows="2" fo:padding="0in" fo:border="none"/>
    </style:style>
    <style:style style:name="P294" style:family="paragraph" style:parent-style-name="Text_20_body" style:list-style-name="L7">
      <style:paragraph-properties fo:margin-left="0in" fo:margin-right="0in" fo:line-height="150%" fo:text-align="justify" style:justify-single-word="false" fo:text-indent="0in" style:auto-text-indent="false"/>
    </style:style>
    <style:style style:name="P295" style:family="paragraph" style:parent-style-name="Text_20_body" style:list-style-name="L7">
      <style:paragraph-properties fo:margin-left="0in" fo:margin-right="0in" fo:line-height="150%" fo:text-align="justify" style:justify-single-word="false" fo:text-indent="0in" style:auto-text-indent="false"/>
      <style:text-properties style:font-name="Times New Roman" fo:font-style="italic" style:font-style-asian="italic" style:font-style-complex="italic"/>
    </style:style>
    <style:style style:name="P296" style:family="paragraph" style:parent-style-name="Text_20_body" style:list-style-name="L8">
      <style:paragraph-properties fo:margin-left="0in" fo:margin-right="0in" fo:line-height="150%"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297" style:family="paragraph" style:parent-style-name="Text_20_body" style:list-style-name="L11">
      <style:paragraph-properties fo:margin-top="0.0417in" fo:margin-bottom="0.0417in" loext:contextual-spacing="false" fo:orphans="2" fo:widows="2" fo:padding="0in" fo:border="none"/>
      <style:text-properties fo:font-variant="normal" fo:text-transform="none" fo:color="#000000" style:font-name="Verdana" fo:font-size="9.75pt" fo:letter-spacing="normal" fo:font-style="normal" fo:font-weight="normal"/>
    </style:style>
    <style:style style:name="P298" style:family="paragraph" style:parent-style-name="Text_20_body" style:list-style-name="L17">
      <style:paragraph-properties fo:margin-top="0.0417in" fo:margin-bottom="0.0417in" loext:contextual-spacing="false" fo:orphans="2" fo:widows="2" fo:padding="0in" fo:border="none"/>
      <style:text-properties fo:font-variant="normal" fo:text-transform="none" fo:color="#000000" style:font-name="Verdana" fo:font-size="9.75pt" fo:letter-spacing="normal" fo:font-style="normal" fo:font-weight="normal"/>
    </style:style>
    <style:style style:name="P299" style:family="paragraph" style:parent-style-name="Text_20_body" style:list-style-name="L12">
      <style:paragraph-properties fo:margin-top="0.0417in" fo:margin-bottom="0.0417in" loext:contextual-spacing="false" fo:text-align="justify" style:justify-single-word="false" fo:orphans="2" fo:widows="2" fo:padding="0in" fo:border="none"/>
      <style:text-properties fo:font-variant="normal" fo:text-transform="none" fo:color="#000000" style:font-name="Verdana" fo:font-size="9.75pt" fo:letter-spacing="normal" fo:font-style="normal" fo:font-weight="normal"/>
    </style:style>
    <style:style style:name="P300" style:family="paragraph" style:parent-style-name="Text_20_body" style:list-style-name="L13">
      <style:paragraph-properties fo:margin-top="0.0417in" fo:margin-bottom="0.0417in" loext:contextual-spacing="false" fo:text-align="justify" style:justify-single-word="false" fo:orphans="2" fo:widows="2" fo:padding="0in" fo:border="none"/>
      <style:text-properties fo:font-variant="normal" fo:text-transform="none" fo:color="#000000" style:font-name="Verdana" fo:font-size="9.75pt" fo:letter-spacing="normal" fo:font-style="normal" fo:font-weight="normal"/>
    </style:style>
    <style:style style:name="P301" style:family="paragraph" style:parent-style-name="Text_20_body" style:list-style-name="L20">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02" style:family="paragraph" style:parent-style-name="Text_20_body" style:list-style-name="L21">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03" style:family="paragraph" style:parent-style-name="Text_20_body" style:list-style-name="L22">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04" style:family="paragraph" style:parent-style-name="Text_20_body" style:list-style-name="L25">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05" style:family="paragraph" style:parent-style-name="Text_20_body" style:list-style-name="L27">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06" style:family="paragraph" style:parent-style-name="Text_20_body" style:list-style-name="L28">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07" style:family="paragraph" style:parent-style-name="Text_20_body" style:list-style-name="L29">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08" style:family="paragraph" style:parent-style-name="Text_20_body" style:list-style-name="L36">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09" style:family="paragraph" style:parent-style-name="Text_20_body" style:list-style-name="L38">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10" style:family="paragraph" style:parent-style-name="Text_20_body" style:list-style-name="L39">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11" style:family="paragraph" style:parent-style-name="Text_20_body" style:list-style-name="L24">
      <style:paragraph-properties fo:margin-top="0.0417in" fo:margin-bottom="0.0417in" loext:contextual-spacing="false" fo:text-align="justify" style:justify-single-word="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12" style:family="paragraph" style:parent-style-name="Text_20_body" style:list-style-name="L42">
      <style:paragraph-properties fo:margin-top="0.0417in" fo:margin-bottom="0.0417in" loext:contextual-spacing="false" fo:text-align="justify" style:justify-single-word="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13" style:family="paragraph" style:parent-style-name="Text_20_body" style:list-style-name="L43">
      <style:paragraph-properties fo:margin-top="0.0417in" fo:margin-bottom="0.0417in" loext:contextual-spacing="false" fo:text-align="justify" style:justify-single-word="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14" style:family="paragraph" style:parent-style-name="Text_20_body" style:list-style-name="L19">
      <style:paragraph-properties fo:margin-top="0.0417in" fo:margin-bottom="0.0417in" loext:contextual-spacing="false" fo:orphans="2" fo:widows="2" fo:padding="0in" fo:border="none"/>
      <style:text-properties fo:font-variant="normal" fo:text-transform="none" fo:color="#0000ff" style:font-name="Times New Roman" fo:font-size="10pt" fo:letter-spacing="normal" fo:font-style="normal" style:text-underline-style="solid" style:text-underline-width="auto" style:text-underline-color="font-color" fo:font-weight="normal" style:font-size-asian="10pt" style:font-size-complex="10pt"/>
    </style:style>
    <style:style style:name="P315" style:family="paragraph" style:parent-style-name="Text_20_body" style:list-style-name="L12">
      <style:paragraph-properties fo:margin-top="0.0417in" fo:margin-bottom="0.0417in" loext:contextual-spacing="false" fo:text-align="justify" style:justify-single-word="false" fo:orphans="2" fo:widows="2" fo:padding="0in" fo:border="none"/>
    </style:style>
    <style:style style:name="P316" style:family="paragraph" style:parent-style-name="Text_20_body" style:list-style-name="L18">
      <style:paragraph-properties fo:margin-top="0.0417in" fo:margin-bottom="0.0417in" loext:contextual-spacing="false" fo:text-align="justify" style:justify-single-word="false" fo:orphans="2" fo:widows="2" fo:padding="0in" fo:border="none"/>
    </style:style>
    <style:style style:name="P317" style:family="paragraph" style:parent-style-name="Text_20_body" style:list-style-name="L13">
      <style:paragraph-properties fo:margin-top="0.0417in" fo:margin-bottom="0.0417in" loext:contextual-spacing="false" fo:orphans="2" fo:widows="2" fo:padding="0in" fo:border="none"/>
    </style:style>
    <style:style style:name="P318" style:family="paragraph" style:parent-style-name="Text_20_body" style:list-style-name="L14">
      <style:paragraph-properties fo:margin-top="0.0417in" fo:margin-bottom="0.0417in" loext:contextual-spacing="false" fo:orphans="2" fo:widows="2" fo:padding="0in" fo:border="none"/>
    </style:style>
    <style:style style:name="P319" style:family="paragraph" style:parent-style-name="Text_20_body" style:list-style-name="L15">
      <style:paragraph-properties fo:margin-top="0.0417in" fo:margin-bottom="0.0417in" loext:contextual-spacing="false" fo:orphans="2" fo:widows="2" fo:padding="0in" fo:border="none"/>
    </style:style>
    <style:style style:name="P320" style:family="paragraph" style:parent-style-name="Text_20_body" style:list-style-name="L16">
      <style:paragraph-properties fo:margin-top="0.0417in" fo:margin-bottom="0.0417in" loext:contextual-spacing="false" fo:orphans="2" fo:widows="2" fo:padding="0in" fo:border="none"/>
    </style:style>
    <style:style style:name="P321" style:family="paragraph" style:parent-style-name="Text_20_body" style:list-style-name="L17">
      <style:paragraph-properties fo:margin-top="0.0417in" fo:margin-bottom="0.0417in" loext:contextual-spacing="false" fo:orphans="2" fo:widows="2" fo:padding="0in" fo:border="none"/>
    </style:style>
    <style:style style:name="P322" style:family="paragraph" style:parent-style-name="Text_20_body" style:list-style-name="L18">
      <style:paragraph-properties fo:margin-top="0.0417in" fo:margin-bottom="0.0417in" loext:contextual-spacing="false" fo:orphans="2" fo:widows="2" fo:padding="0in" fo:border="none"/>
    </style:style>
    <style:style style:name="P323" style:family="paragraph" style:parent-style-name="Text_20_body" style:list-style-name="L19">
      <style:paragraph-properties fo:margin-top="0.0417in" fo:margin-bottom="0.0417in" loext:contextual-spacing="false" fo:orphans="2" fo:widows="2" fo:padding="0in" fo:border="none"/>
    </style:style>
    <style:style style:name="P324" style:family="paragraph" style:parent-style-name="Text_20_body" style:list-style-name="L22">
      <style:paragraph-properties fo:margin-top="0.0417in" fo:margin-bottom="0.0417in" loext:contextual-spacing="false" fo:orphans="2" fo:widows="2" fo:padding="0in" fo:border="none"/>
    </style:style>
    <style:style style:name="P325" style:family="paragraph" style:parent-style-name="Text_20_body" style:list-style-name="L23">
      <style:paragraph-properties fo:margin-top="0.0417in" fo:margin-bottom="0.0417in" loext:contextual-spacing="false" fo:orphans="2" fo:widows="2" fo:padding="0in" fo:border="none"/>
    </style:style>
    <style:style style:name="P326" style:family="paragraph" style:parent-style-name="Text_20_body" style:list-style-name="L26">
      <style:paragraph-properties fo:margin-top="0.0417in" fo:margin-bottom="0.0417in" loext:contextual-spacing="false" fo:orphans="2" fo:widows="2" fo:padding="0in" fo:border="none"/>
    </style:style>
    <style:style style:name="P327" style:family="paragraph" style:parent-style-name="Text_20_body" style:list-style-name="L27">
      <style:paragraph-properties fo:margin-top="0.0417in" fo:margin-bottom="0.0417in" loext:contextual-spacing="false" fo:orphans="2" fo:widows="2" fo:padding="0in" fo:border="none"/>
    </style:style>
    <style:style style:name="P328" style:family="paragraph" style:parent-style-name="Text_20_body" style:list-style-name="L37">
      <style:paragraph-properties fo:margin-top="0.0417in" fo:margin-bottom="0.0417in" loext:contextual-spacing="false" fo:orphans="2" fo:widows="2" fo:padding="0in" fo:border="none"/>
    </style:style>
    <style:style style:name="P329" style:family="paragraph" style:parent-style-name="Text_20_body" style:list-style-name="L38">
      <style:paragraph-properties fo:margin-top="0.0417in" fo:margin-bottom="0.0417in" loext:contextual-spacing="false" fo:orphans="2" fo:widows="2" fo:padding="0in" fo:border="none"/>
    </style:style>
    <style:style style:name="P330" style:family="paragraph" style:parent-style-name="Text_20_body" style:list-style-name="L45">
      <style:paragraph-properties fo:margin-top="0.0417in" fo:margin-bottom="0.0417in" loext:contextual-spacing="false" fo:padding="0in" fo:border="none"/>
    </style:style>
    <style:style style:name="P331" style:family="paragraph" style:parent-style-name="Text_20_body" style:list-style-name="L30">
      <style:paragraph-properties fo:margin-left="1.6457in" fo:margin-right="0in" fo:margin-top="0.0417in" fo:margin-bottom="0.0417in" loext:contextual-spacing="false" fo:orphans="2" fo:widows="2" fo:text-indent="0in" style:auto-text-indent="false" fo:padding="0in" fo:border="none"/>
    </style:style>
    <style:style style:name="P332" style:family="paragraph" style:parent-style-name="Text_20_body" style:list-style-name="L44">
      <style:paragraph-properties fo:margin-left="0.1138in" fo:margin-right="0in" fo:margin-top="0.0417in" fo:margin-bottom="0.0417in" loext:contextual-spacing="false" fo:orphans="2" fo:widows="2" fo:text-indent="0.0283in" style:auto-text-indent="false" fo:padding="0in" fo:border="none">
        <style:tab-stops/>
      </style:paragraph-properties>
    </style:style>
    <style:style style:name="P333" style:family="paragraph" style:parent-style-name="Text_20_body" style:list-style-name="L44">
      <style:paragraph-properties fo:margin-left="0.1138in" fo:margin-right="0in" fo:margin-top="0.0417in" fo:margin-bottom="0.0417in" loext:contextual-spacing="false" fo:orphans="2" fo:widows="2" fo:text-indent="0.0283in" style:auto-text-indent="false" fo:padding="0in" fo:border="non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334" style:family="paragraph" style:parent-style-name="Text_20_body">
      <style:paragraph-properties fo:margin-left="0.0728in" fo:margin-right="0.0728in" fo:margin-top="0.0835in" fo:margin-bottom="0.0417in" loext:contextual-spacing="false" fo:text-indent="0in" style:auto-text-indent="false" fo:padding="0in" fo:border="none"/>
    </style:style>
    <style:style style:name="P335" style:family="paragraph" style:parent-style-name="Heading_20_3">
      <style:text-properties style:font-name="Times New Roman" fo:font-size="14pt" style:font-size-asian="14pt" style:font-size-complex="14pt"/>
    </style:style>
    <style:style style:name="P336" style:family="paragraph" style:parent-style-name="Heading_20_3">
      <style:text-properties fo:font-variant="normal" fo:text-transform="none" fo:color="#ffffff" style:font-name="Times New Roman" fo:font-size="10pt" fo:letter-spacing="normal" fo:font-style="normal" fo:font-weight="bold" style:font-size-asian="10pt" style:font-size-complex="10pt"/>
    </style:style>
    <style:style style:name="P337" style:family="paragraph" style:parent-style-name="Heading_20_3">
      <style:text-properties fo:font-variant="normal" fo:text-transform="none" fo:color="#ffffff" style:font-name="Verdana" fo:font-size="9.75pt" fo:letter-spacing="normal" fo:font-style="normal" fo:font-weight="bold"/>
    </style:style>
    <style:style style:name="P338" style:family="paragraph" style:parent-style-name="Heading_20_3">
      <style:paragraph-properties fo:text-align="justify" style:justify-single-word="false"/>
    </style:style>
    <style:style style:name="P339" style:family="paragraph" style:parent-style-name="Heading_20_3">
      <loext:graphic-properties draw:fill="solid" draw:fill-color="#888888" draw:opacity="100%"/>
      <style:paragraph-properties fo:margin-left="0in" fo:margin-right="0.0209in" fo:margin-top="0.1252in" fo:margin-bottom="0.0417in" loext:contextual-spacing="false" fo:orphans="2" fo:widows="2" fo:text-indent="0in" style:auto-text-indent="false" fo:background-color="#888888" fo:padding="0in" fo:border="none"/>
      <style:text-properties fo:font-variant="normal" fo:text-transform="none" fo:color="#ffffff" style:font-name="Verdana" fo:font-size="9.75pt" fo:letter-spacing="normal" fo:font-style="normal" fo:font-weight="bold"/>
    </style:style>
    <style:style style:name="P340" style:family="paragraph" style:parent-style-name="Heading_20_3">
      <loext:graphic-properties draw:fill="solid" draw:fill-color="#888888" draw:opacity="100%"/>
      <style:paragraph-properties fo:margin-left="0in" fo:margin-right="0.0209in" fo:margin-top="0.1252in" fo:margin-bottom="0.0417in" loext:contextual-spacing="false" fo:text-indent="0in" style:auto-text-indent="false" fo:background-color="#888888" fo:padding="0in" fo:border="none"/>
      <style:text-properties fo:font-variant="normal" fo:text-transform="none" fo:color="#ffffff" style:font-name="Verdana" fo:font-size="9.75pt" fo:letter-spacing="normal" fo:font-style="normal" fo:font-weight="bold"/>
    </style:style>
    <style:style style:name="P341" style:family="paragraph" style:parent-style-name="Heading_20_3">
      <loext:graphic-properties draw:fill="solid" draw:fill-color="#888888" draw:opacity="100%"/>
      <style:paragraph-properties fo:margin-left="0in" fo:margin-right="0.0209in" fo:margin-top="0.1252in" fo:margin-bottom="0.0417in" loext:contextual-spacing="false" fo:orphans="2" fo:widows="2" fo:text-indent="0in" style:auto-text-indent="false" fo:background-color="#888888" fo:padding="0in" fo:border="none"/>
      <style:text-properties fo:font-variant="normal" fo:text-transform="none" fo:color="#ffffff" style:font-name="Times New Roman" fo:font-size="10pt" fo:letter-spacing="normal" fo:font-style="normal" fo:font-weight="bold" style:font-size-asian="10pt" style:font-size-complex="10pt"/>
    </style:style>
    <style:style style:name="P342" style:family="paragraph" style:parent-style-name="Heading_20_3">
      <loext:graphic-properties draw:fill="solid" draw:fill-color="#888888" draw:opacity="100%"/>
      <style:paragraph-properties fo:margin-left="0in" fo:margin-right="0.0209in" fo:margin-top="0.1252in" fo:margin-bottom="0.0417in" loext:contextual-spacing="false" fo:text-align="justify" style:justify-single-word="false" fo:orphans="2" fo:widows="2" fo:text-indent="0in" style:auto-text-indent="false" fo:background-color="#888888" fo:padding="0in" fo:border="none"/>
      <style:text-properties fo:font-variant="normal" fo:text-transform="none" fo:color="#ffffff" style:font-name="Times New Roman" fo:font-size="10pt" fo:letter-spacing="normal" fo:font-style="normal" fo:font-weight="bold" style:font-size-asian="10pt" style:font-size-complex="10pt"/>
    </style:style>
    <style:style style:name="P343" style:family="paragraph" style:parent-style-name="Heading_20_3">
      <loext:graphic-properties draw:fill="solid" draw:fill-color="#888888" draw:opacity="100%"/>
      <style:paragraph-properties fo:margin-left="1.6457in" fo:margin-right="0.0209in" fo:margin-top="0.1252in" fo:margin-bottom="0.0417in" loext:contextual-spacing="false" fo:orphans="2" fo:widows="2" fo:text-indent="0in" style:auto-text-indent="false" fo:background-color="#888888" fo:padding="0in" fo:border="none"/>
      <style:text-properties fo:font-variant="normal" fo:text-transform="none" fo:color="#ffffff" style:font-name="Verdana" fo:font-size="9.75pt" fo:letter-spacing="normal" fo:font-style="normal" fo:font-weight="bold"/>
    </style:style>
    <style:style style:name="P344"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0pt" fo:letter-spacing="normal" fo:font-style="normal" style:font-size-asian="10pt" style:font-size-complex="10pt"/>
    </style:style>
    <style:style style:name="P345" style:family="paragraph" style:parent-style-name="Heading_20_3">
      <style:paragraph-properties fo:margin-left="0.3937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46" style:family="paragraph" style:parent-style-name="Heading_20_3">
      <loext:graphic-properties draw:fill="solid" draw:fill-color="#888888" draw:opacity="100%"/>
      <style:paragraph-properties fo:margin-left="0.1138in" fo:margin-right="0in" fo:margin-top="0.1252in" fo:margin-bottom="0.0417in" loext:contextual-spacing="false" fo:orphans="2" fo:widows="2" fo:text-indent="0.0283in" style:auto-text-indent="false" fo:background-color="#888888" fo:padding="0in" fo:border="none">
        <style:tab-stops/>
      </style:paragraph-properties>
      <style:text-properties fo:color="#ffffff" style:font-name="Times New Roman" fo:font-size="10pt" fo:font-weight="bold" style:font-size-asian="10pt" style:font-size-complex="10pt"/>
    </style:style>
    <style:style style:name="P347" style:family="paragraph" style:parent-style-name="Heading_20_3">
      <loext:graphic-properties draw:fill="solid" draw:fill-color="#888888" draw:opacity="100%"/>
      <style:paragraph-properties fo:margin-left="0.1138in" fo:margin-right="0in" fo:margin-top="0.1252in" fo:margin-bottom="0.0417in" loext:contextual-spacing="false" fo:orphans="2" fo:widows="2" fo:text-indent="0.0283in" style:auto-text-indent="false" fo:background-color="#888888" fo:padding="0in" fo:border="none">
        <style:tab-stops/>
      </style:paragraph-properties>
      <style:text-properties fo:font-variant="normal" fo:text-transform="none" fo:color="#ffffff" style:font-name="Times New Roman" fo:font-size="10pt" fo:letter-spacing="normal" fo:font-style="normal" fo:font-weight="bold" style:font-size-asian="10pt" style:font-size-complex="10pt"/>
    </style:style>
    <style:style style:name="P348" style:family="paragraph" style:parent-style-name="Heading_20_4">
      <style:paragraph-properties fo:orphans="2" fo:widows="2" fo:padding="0in" fo:border="none"/>
      <style:text-properties fo:font-variant="normal" fo:text-transform="none" fo:color="#000000" style:font-name="Verdana" fo:font-size="9.75pt" fo:letter-spacing="normal" fo:font-style="normal" fo:font-weight="normal"/>
    </style:style>
    <style:style style:name="P349" style:family="paragraph" style:parent-style-name="Heading_20_2">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350" style:family="paragraph" style:parent-style-name="Heading_20_2">
      <style:paragraph-properties fo:line-height="150%"/>
      <style:text-properties style:font-name="Times New Roman"/>
    </style:style>
    <style:style style:name="P351" style:family="paragraph" style:parent-style-name="Heading_20_2">
      <style:text-properties style:font-name="Times New Roman" fo:font-size="16pt" style:font-size-asian="16pt" style:font-size-complex="16pt"/>
    </style:style>
    <style:style style:name="P352" style:family="paragraph" style:parent-style-name="Heading_20_2">
      <style:text-properties fo:font-style="normal" style:font-style-asian="normal" style:font-style-complex="normal"/>
    </style:style>
    <style:style style:name="P353" style:family="paragraph" style:parent-style-name="Heading_20_2">
      <style:paragraph-properties fo:text-align="justify" style:justify-single-word="false"/>
      <style:text-properties fo:font-style="normal" style:font-style-asian="normal" style:font-style-complex="normal"/>
    </style:style>
    <style:style style:name="P354" style:family="paragraph" style:parent-style-name="Heading_20_2">
      <style:paragraph-properties fo:line-height="150%" fo:text-align="start" style:justify-single-word="false" fo:orphans="0" fo:widows="0" fo:hyphenation-ladder-count="no-limit" style:text-autospace="none" style:vertical-align="auto"/>
      <style:text-properties fo:hyphenate="false" fo:hyphenation-remain-char-count="2" fo:hyphenation-push-char-count="2"/>
    </style:style>
    <style:style style:name="P355" style:family="paragraph" style:parent-style-name="Heading_20_2">
      <style:paragraph-properties fo:text-align="justify" style:justify-single-word="false"/>
    </style:style>
    <style:style style:name="P356" style:family="paragraph" style:parent-style-name="Heading_20_2">
      <style:text-properties fo:font-variant="normal" fo:text-transform="none" fo:color="#000000" style:font-name="Times New Roman" fo:font-size="10pt" fo:letter-spacing="normal" fo:font-style="normal" style:font-size-asian="10pt" style:font-size-complex="10pt"/>
    </style:style>
    <style:style style:name="P357" style:family="paragraph" style:parent-style-name="Heading_20_2">
      <style:paragraph-properties fo:break-before="page"/>
    </style:style>
    <style:style style:name="P358" style:family="paragraph" style:parent-style-name="Heading_20_2">
      <style:paragraph-properties fo:break-before="page"/>
      <style:text-properties fo:language="en" fo:country="US"/>
    </style:style>
    <style:style style:name="P359" style:family="paragraph" style:parent-style-name="Heading_20_2">
      <style:paragraph-properties fo:margin-left="0in" fo:margin-right="0in" fo:line-height="150%" fo:text-indent="0in" style:auto-text-indent="false"/>
      <style:text-properties style:font-name="Times New Roman"/>
    </style:style>
    <style:style style:name="P360" style:family="paragraph" style:parent-style-name="Heading_20_1">
      <style:text-properties style:font-name="Times New Roman"/>
    </style:style>
    <style:style style:name="P361" style:family="paragraph" style:parent-style-name="Heading_20_1">
      <style:paragraph-properties fo:break-before="page"/>
    </style:style>
    <style:style style:name="P362" style:family="paragraph" style:parent-style-name="Contents_20_Heading" style:master-page-name="Standard">
      <style:paragraph-properties style:page-number="auto"/>
    </style:style>
    <style:style style:name="P363" style:family="paragraph" style:parent-style-name="Contents_20_2">
      <style:paragraph-properties>
        <style:tab-stops>
          <style:tab-stop style:position="5.9382in" style:type="right" style:leader-style="dotted" style:leader-text="."/>
        </style:tab-stops>
      </style:paragraph-properties>
    </style:style>
    <style:style style:name="P364" style:family="paragraph" style:parent-style-name="Contents_20_1">
      <style:paragraph-properties>
        <style:tab-stops>
          <style:tab-stop style:position="6.1346in" style:type="right" style:leader-style="dotted" style:leader-text="."/>
        </style:tab-stops>
      </style:paragraph-properties>
    </style:style>
    <style:style style:name="P365" style:family="paragraph" style:parent-style-name="Contents_20_3">
      <style:paragraph-properties>
        <style:tab-stops>
          <style:tab-stop style:position="5.7417in" style:type="right" style:leader-style="dotted" style:leader-text="."/>
        </style:tab-stops>
      </style:paragraph-properties>
    </style:style>
    <style:style style:name="P366" style:family="paragraph" style:parent-style-name="Contents_20_4">
      <style:paragraph-properties>
        <style:tab-stops>
          <style:tab-stop style:position="5.5453in" style:type="right" style:leader-style="dotted" style:leader-text="."/>
        </style:tab-stops>
      </style:paragraph-properties>
    </style:style>
    <style:style style:name="P367" style:family="paragraph" style:parent-style-name="List_20_Contents" style:list-style-name="L31">
      <style:paragraph-properties fo:orphans="2" fo:widows="2"/>
    </style:style>
    <style:style style:name="P368" style:family="paragraph" style:parent-style-name="List_20_Contents" style:list-style-name="L35">
      <style:paragraph-properties fo:orphans="2" fo:widows="2"/>
    </style:style>
    <style:style style:name="P369" style:family="paragraph" style:parent-style-name="List_20_Contents" style:list-style-name="L34">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370" style:family="paragraph" style:parent-style-name="List_20_Contents" style:list-style-name="L31">
      <style:paragraph-properties fo:margin-top="0in" fo:margin-bottom="0.1965in" loext:contextual-spacing="false" fo:orphans="2" fo:widows="2"/>
    </style:style>
    <style:style style:name="P371" style:family="paragraph" style:parent-style-name="List_20_Contents" style:list-style-name="L35">
      <style:paragraph-properties fo:margin-top="0in" fo:margin-bottom="0.1965in" loext:contextual-spacing="false" fo:orphans="2" fo:widows="2"/>
    </style:style>
    <style:style style:name="P372" style:family="paragraph" style:parent-style-name="List_20_Contents" style:list-style-name="L40">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bold" style:font-size-asian="10pt" style:font-size-complex="10pt"/>
    </style:style>
    <style:style style:name="P373" style:family="paragraph" style:parent-style-name="List_20_Contents" style:list-style-name="L41">
      <style:paragraph-properties fo:margin-top="0.0417in" fo:margin-bottom="0.0417in" loext:contextual-spacing="false" fo:orphans="2" fo:widows="2"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74" style:family="paragraph" style:parent-style-name="Index_20_1">
      <style:paragraph-properties>
        <style:tab-stops>
          <style:tab-stop style:position="6.1346in" style:type="right" style:leader-style="dotted" style:leader-text="."/>
        </style:tab-stops>
      </style:paragraph-properties>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3" style:family="text">
      <style:text-properties style:use-window-font-color="true" fo:font-style="normal" style:font-name-asian="Cumberland" style:font-style-asian="normal" style:font-name-complex="Cumberland" style:language-complex="el" style:country-complex="GR" style:font-style-complex="normal"/>
    </style:style>
    <style:style style:name="T4"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5" style:family="text">
      <style:text-properties style:use-window-font-color="true" style:font-name-asian="Cumberland" style:language-asian="en" style:country-asian="US" style:font-name-complex="Cumberland" style:language-complex="el" style:country-complex="GR"/>
    </style:style>
    <style:style style:name="T6" style:family="text">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T7" style:family="text">
      <style:text-properties style:use-window-font-color="true" fo:font-size="12pt" fo:font-style="italic" fo:font-weight="bold"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style:font-name="Times New Roman" fo:font-style="italic" style:font-style-asian="italic" style:font-style-complex="italic" style:font-weight-complex="bold"/>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bold" style:font-style-asian="italic" style:font-weight-asian="bold" style:font-style-complex="italic" style:font-weight-complex="bold"/>
    </style:style>
    <style:style style:name="T13" style:family="text">
      <style:text-properties style:font-name="Times New Roman" fo:font-weight="normal" style:font-weight-asian="normal" style:font-weight-complex="normal"/>
    </style:style>
    <style:style style:name="T14" style:family="text">
      <style:text-properties style:font-name="Times New Roman" fo:font-size="8pt" style:font-size-asian="8pt" style:font-size-complex="8pt"/>
    </style:style>
    <style:style style:name="T15" style:family="text">
      <style:text-properties style:font-name="Times New Roman" fo:font-weight="bold" style:font-weight-asian="bold" style:font-weight-complex="bold"/>
    </style:style>
    <style:style style:name="T16" style:family="text">
      <style:text-properties style:font-name="Times New Roman" fo:font-weight="bold" style:font-style-asian="italic" style:font-weight-asian="bold" style:font-style-complex="italic" style:font-weight-complex="bold"/>
    </style:style>
    <style:style style:name="T17" style:family="text">
      <style:text-properties style:font-name="Times New Roman" fo:font-style="normal" style:font-style-asian="normal" style:font-style-complex="normal"/>
    </style:style>
    <style:style style:name="T18" style:family="text">
      <style:text-properties style:font-name="Times New Roman" fo:font-style="normal" fo:font-weight="bold" style:font-style-asian="normal" style:font-weight-asian="bold" style:font-style-complex="normal" style:font-weight-complex="bold"/>
    </style:style>
    <style:style style:name="T19" style:family="text">
      <style:text-properties style:font-name="Times New Roman" fo:font-style="normal" fo:font-weight="normal" style:font-style-asian="normal" style:font-weight-asian="normal" style:font-style-complex="normal" style:font-weight-complex="normal"/>
    </style:style>
    <style:style style:name="T20" style:family="text">
      <style:text-properties style:font-name="Times New Roman" fo:font-style="normal" style:font-size-asian="11pt" style:font-size-complex="11pt"/>
    </style:style>
    <style:style style:name="T21" style:family="text">
      <style:text-properties style:font-name="Times New Roman" fo:font-size="12pt"/>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style:font-size-asian="12pt" style:font-size-complex="12pt"/>
    </style:style>
    <style:style style:name="T2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font-name="Times New Roman" fo:font-size="12pt" style:font-size-asian="11pt" style:font-size-complex="11pt"/>
    </style:style>
    <style:style style:name="T27" style:family="text">
      <style:text-properties style:font-name="Times New Roman" fo:font-size="12pt" fo:font-weight="bold" style:font-weight-asian="bold" style:font-weight-complex="bold"/>
    </style:style>
    <style:style style:name="T28" style:family="text">
      <style:text-properties style:font-name="Times New Roman" fo:font-size="12pt" fo:font-weight="bold" style:font-size-asian="11pt" style:font-weight-asian="bold" style:font-size-complex="11pt" style:font-weight-complex="bold"/>
    </style:style>
    <style:style style:name="T29" style:family="text">
      <style:text-properties style:font-name="Times New Roman" fo:font-size="12pt" fo:font-style="italic" style:font-size-asian="12pt" style:font-style-asian="italic" style:font-size-complex="12pt" style:font-style-complex="italic"/>
    </style:style>
    <style:style style:name="T30" style:family="text">
      <style:text-properties style:font-name="Times New Roman" fo:font-size="12pt" fo:font-style="italic" style:font-size-asian="11pt" style:font-style-asian="italic" style:font-size-complex="11pt" style:font-style-complex="italic"/>
    </style:style>
    <style:style style:name="T31"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3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style:font-name="Times New Roman" fo:font-size="11pt" fo:font-style="italic" style:font-size-asian="11pt" style:font-style-asian="italic" style:font-size-complex="11pt" style:font-style-complex="italic"/>
    </style:style>
    <style:style style:name="T3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35" style:family="text">
      <style:text-properties style:font-name="Times New Roman" fo:font-size="11pt" fo:font-weight="normal" style:font-size-asian="11pt" style:font-weight-asian="normal" style:font-size-complex="11pt" style:font-weight-complex="normal"/>
    </style:style>
    <style:style style:name="T36"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37" style:family="text">
      <style:text-properties style:font-name="Times New Roman" fo:font-size="11pt" fo:font-weight="bold" style:font-size-asian="11pt" style:font-weight-asian="bold" style:font-size-complex="11pt" style:font-weight-complex="bold"/>
    </style:style>
    <style:style style:name="T38" style:family="text">
      <style:text-properties style:font-name="Times New Roman" style:font-weight-complex="bold"/>
    </style:style>
    <style:style style:name="T39" style:family="text">
      <style:text-properties style:font-name="Times New Roman" fo:font-size="10pt" style:font-size-asian="10pt" style:font-size-complex="10pt"/>
    </style:style>
    <style:style style:name="T40" style:family="text">
      <style:text-properties style:font-name="Times New Roman" fo:font-size="10pt" fo:font-weight="bold" style:font-size-asian="10pt" style:font-size-complex="10pt"/>
    </style:style>
    <style:style style:name="T41" style:family="text">
      <style:text-properties style:font-name="Times New Roman" fo:font-size="10pt" fo:font-style="italic" style:font-size-asian="10pt" style:font-size-complex="10pt"/>
    </style:style>
    <style:style style:name="T42" style:family="text">
      <style:text-properties fo:font-style="italic"/>
    </style:style>
    <style:style style:name="T43" style:family="text">
      <style:text-properties fo:font-style="italic"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style:language-asian="en" style:country-asian="US"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fo:font-weight="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bold"/>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53"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54"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55" style:family="text">
      <style:text-properties fo:color="#0000ff" style:font-name="Times New Roman" fo:font-size="12pt" style:text-underline-style="solid" style:text-underline-width="auto" style:text-underline-color="font-color"/>
    </style:style>
    <style:style style:name="T56" style:family="text">
      <style:text-properties fo:color="#0000ff" style:font-name="Times New Roman" fo:font-size="10pt" style:text-underline-style="solid" style:text-underline-width="auto" style:text-underline-color="font-color" style:font-size-asian="10pt" style:font-size-complex="10pt"/>
    </style:style>
    <style:style style:name="T57" style:family="text">
      <style:text-properties fo:color="#0000ff" style:font-name="Verdana" fo:font-size="12pt" style:text-underline-style="solid" style:text-underline-width="auto" style:text-underline-color="font-color"/>
    </style:style>
    <style:style style:name="T58" style:family="text">
      <style:text-properties fo:color="#0000ff" style:text-position="33% 80%" style:font-name="Verdana" fo:font-size="12pt" style:text-underline-style="solid" style:text-underline-width="auto" style:text-underline-color="font-color"/>
    </style:style>
    <style:style style:name="T59" style:family="text">
      <style:text-properties style:font-name="DejaVu Serif" fo:font-size="8pt" fo:font-weight="normal" style:font-size-asian="8pt" style:font-weight-asian="normal" style:font-size-complex="8pt" style:font-weight-complex="normal"/>
    </style:style>
    <style:style style:name="T60" style:family="text">
      <style:text-properties style:font-name="Times1" fo:font-style="normal" style:font-style-asian="normal" style:font-style-complex="normal"/>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fo:font-size="11pt" fo:font-style="italic" style:font-size-asian="11pt" style:font-style-asian="italic" style:font-size-complex="11pt" style:font-style-complex="italic"/>
    </style:style>
    <style:style style:name="T65" style:family="text">
      <style:text-properties fo:font-size="11pt" style:font-size-asian="11pt" style:font-size-complex="11pt"/>
    </style:style>
    <style:style style:name="T66" style:family="text">
      <style:text-properties fo:font-size="11pt" fo:font-weight="bold" style:font-size-asian="11pt" style:font-weight-asian="bold" style:font-size-complex="11pt" style:font-weight-complex="bold"/>
    </style:style>
    <style:style style:name="T67" style:family="text">
      <style:text-properties style:language-asian="en" style:country-asian="US"/>
    </style:style>
    <style:style style:name="T68" style:family="text">
      <style:text-properties fo:font-variant="normal" fo:text-transform="none" fo:color="#000000" style:font-name="Times New Roman" fo:font-size="11pt" fo:letter-spacing="normal" fo:font-weight="normal" style:font-size-asian="11pt" style:font-weight-asian="bold" style:font-size-complex="11pt" style:font-weight-complex="bold"/>
    </style:style>
    <style:style style:name="T69" style:family="text">
      <style:text-properties fo:font-variant="normal" fo:text-transform="none" fo:color="#000000" style:font-name="Times New Roman" fo:font-size="11pt" fo:letter-spacing="normal" fo:font-weight="normal" style:font-size-asian="11pt" style:font-size-complex="11pt"/>
    </style:style>
    <style:style style:name="T70" style:family="text">
      <style:text-properties fo:font-variant="normal" fo:text-transform="none" fo:color="#000000" style:font-name="Times New Roman" fo:font-size="11pt" fo:letter-spacing="normal" fo:font-style="italic" fo:font-weight="normal" style:font-size-asian="11pt" style:font-weight-asian="bold" style:font-size-complex="11pt" style:font-weight-complex="bold"/>
    </style:style>
    <style:style style:name="T71" style:family="text">
      <style:text-properties fo:font-variant="normal" fo:text-transform="none" fo:color="#000000" style:font-name="Times New Roman" fo:font-size="11pt" fo:letter-spacing="normal" fo:font-style="italic" fo:font-weight="normal" style:font-size-asian="11pt" style:font-size-complex="11pt"/>
    </style:style>
    <style:style style:name="T72" style:family="text">
      <style:text-properties fo:font-variant="normal" fo:text-transform="none" fo:color="#000000" style:font-name="Times New Roman" fo:font-size="11pt" fo:letter-spacing="normal" fo:font-style="italic" fo:font-weight="bold" style:font-size-asian="11pt" style:font-style-asian="italic" style:font-weight-asian="bold" style:font-size-complex="11pt" style:font-style-complex="italic" style:font-weight-complex="bold"/>
    </style:style>
    <style:style style:name="T73" style:family="text">
      <style:text-properties fo:font-variant="normal" fo:text-transform="none" fo:color="#000000" style:font-name="Times New Roman" fo:font-size="11pt" fo:letter-spacing="normal" fo:font-style="normal" fo:font-weight="normal" style:font-size-asian="11pt" style:font-size-complex="11pt"/>
    </style:style>
    <style:style style:name="T74" style:family="text">
      <style:text-properties fo:font-variant="normal" fo:text-transform="none" fo:color="#000000" style:font-name="Times New Roman" fo:font-size="11pt" fo:letter-spacing="normal" fo:font-weight="bold" style:font-size-asian="11pt" style:font-weight-asian="bold" style:font-size-complex="11pt" style:font-weight-complex="bold"/>
    </style:style>
    <style:style style:name="T75" style:family="text">
      <style:text-properties fo:font-variant="normal" fo:text-transform="none" fo:color="#000000" style:font-name="Times New Roman" fo:font-size="9.75pt" fo:letter-spacing="normal" fo:font-style="normal" fo:font-weight="normal"/>
    </style:style>
    <style:style style:name="T76" style:family="text">
      <style:text-properties fo:font-variant="normal" fo:text-transform="none" fo:color="#000000" style:font-name="Times New Roman" fo:font-size="10pt" fo:letter-spacing="normal" fo:font-style="normal" fo:font-weight="normal" style:font-size-asian="10pt" style:font-size-complex="10pt"/>
    </style:style>
    <style:style style:name="T77" style:family="text">
      <style:text-properties fo:font-variant="normal" fo:text-transform="none" fo:color="#000000" style:font-name="Times New Roman" fo:font-size="10pt" fo:letter-spacing="normal" fo:font-style="normal" fo:font-weight="bold" style:font-size-asian="10pt" style:font-size-complex="10pt"/>
    </style:style>
    <style:style style:name="T78" style:family="text">
      <style:text-properties fo:font-variant="normal" fo:text-transform="none" fo:color="#000000" style:font-name="Times New Roman" fo:font-size="10pt" fo:letter-spacing="normal" fo:font-style="italic" fo:font-weight="normal" style:font-size-asian="10pt" style:font-size-complex="10pt"/>
    </style:style>
    <style:style style:name="T79"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0" style:family="text">
      <style:text-properties fo:font-variant="normal" fo:text-transform="none" fo:color="#000000" style:font-name="Times New Roman" fo:font-size="10pt" fo:letter-spacing="normal" style:font-size-asian="10pt" style:font-size-complex="10pt"/>
    </style:style>
    <style:style style:name="T81" style:family="text">
      <style:text-properties fo:font-variant="normal" fo:text-transform="none" fo:color="#000000" style:font-name="Times New Roman" fo:font-size="10pt" fo:letter-spacing="normal" fo:language="el" fo:country="GR" fo:font-style="normal" fo:font-weight="normal" style:font-size-asian="10pt" style:font-size-complex="10pt"/>
    </style:style>
    <style:style style:name="T82" style:family="text">
      <style:text-properties fo:font-variant="normal" fo:text-transform="none" fo:color="#000000" style:font-name="Verdana" fo:font-size="9.75pt" fo:letter-spacing="normal" fo:font-style="normal" fo:font-weight="normal"/>
    </style:style>
    <style:style style:name="T83" style:family="text">
      <style:text-properties fo:font-variant="normal" fo:text-transform="none" fo:color="#000000" style:font-name="Verdana" fo:font-size="9.75pt" fo:letter-spacing="normal" fo:font-style="normal" fo:font-weight="bold"/>
    </style:style>
    <style:style style:name="T84" style:family="text">
      <style:text-properties fo:font-variant="normal" fo:text-transform="none" fo:color="#000000" style:font-name="Verdana" fo:font-size="9.75pt" fo:letter-spacing="normal" fo:font-style="normal" fo:font-weight="bold" style:font-weight-asian="bold" style:font-weight-complex="bold"/>
    </style:style>
    <style:style style:name="T85" style:family="text">
      <style:text-properties fo:font-variant="normal" fo:text-transform="none" fo:color="#000000" style:font-name="Verdana" fo:font-size="9.75pt" fo:letter-spacing="normal" fo:font-style="italic" fo:font-weight="normal"/>
    </style:style>
    <style:style style:name="T86" style:family="text">
      <style:text-properties fo:font-variant="normal" fo:text-transform="none" fo:color="#000000" style:font-name="Verdana" fo:font-size="9.75pt" fo:letter-spacing="normal" fo:font-style="italic" fo:font-weight="normal" style:font-style-asian="italic" style:font-style-complex="italic"/>
    </style:style>
    <style:style style:name="T87" style:family="text">
      <style:text-properties fo:font-variant="normal" fo:text-transform="none" fo:color="#000000" style:text-position="-33% 80%" style:font-name="Verdana" fo:font-size="9.75pt" fo:letter-spacing="normal" fo:font-style="normal" fo:font-weight="normal"/>
    </style:style>
    <style:style style:name="T88" style:family="text">
      <style:text-properties fo:font-variant="normal" fo:text-transform="none" fo:color="#000000" style:text-position="-33% 80%" style:font-name="Times New Roman" fo:font-size="10pt" fo:letter-spacing="normal" fo:font-style="normal" fo:font-weight="normal" style:font-size-asian="10pt" style:font-size-complex="10pt"/>
    </style:style>
    <style:style style:name="T89" style:family="text">
      <style:text-properties fo:font-variant="normal" fo:text-transform="none" fo:color="#000000" style:text-position="33% 80%" style:font-name="Verdana" fo:font-size="9.75pt" fo:letter-spacing="normal" fo:font-style="normal" fo:font-weight="normal"/>
    </style:style>
    <style:style style:name="T90" style:family="text">
      <style:text-properties fo:font-variant="normal" fo:text-transform="none" fo:color="#000000" style:text-position="33% 80%" style:font-name="Times New Roman" fo:font-size="10pt" fo:letter-spacing="normal" fo:font-style="normal" fo:font-weight="normal" style:font-size-asian="10pt" style:font-size-complex="10pt"/>
    </style:style>
    <style:style style:name="T91" style:family="text">
      <style:text-properties fo:font-variant="normal" fo:text-transform="none" fo:color="#000000" style:text-position="33% 80%" style:font-name="Times New Roman" fo:font-size="10pt" fo:letter-spacing="normal" fo:font-style="normal" fo:font-weight="bold" style:font-size-asian="10pt" style:font-size-complex="10pt"/>
    </style:style>
    <style:style style:name="T92" style:family="text">
      <style:text-properties fo:font-variant="normal" fo:text-transform="none" fo:color="#0000ff" style:font-name="Verdana" fo:font-size="9.75pt" fo:letter-spacing="normal" fo:font-style="normal" style:text-underline-style="solid" style:text-underline-width="auto" style:text-underline-color="font-color" fo:font-weight="normal"/>
    </style:style>
    <style:style style:name="T93" style:family="text">
      <style:text-properties fo:font-variant="normal" fo:text-transform="none" fo:color="#0000ff" style:font-name="Times New Roman" fo:font-size="9.75pt" fo:letter-spacing="normal" fo:font-style="normal" style:text-underline-style="solid" style:text-underline-width="auto" style:text-underline-color="font-color" fo:font-weight="normal"/>
    </style:style>
    <style:style style:name="T94" style:family="text">
      <style:text-properties fo:font-variant="normal" fo:text-transform="none" fo:color="#0000ff" style:font-name="Times New Roman" fo:font-size="10pt" fo:letter-spacing="normal" fo:font-style="normal" style:text-underline-style="solid" style:text-underline-width="auto" style:text-underline-color="font-color" fo:font-weight="normal" style:font-size-asian="10pt" style:font-size-complex="10pt"/>
    </style:style>
    <style:style style:name="T95" style:family="text">
      <style:text-properties fo:font-variant="normal" fo:text-transform="none" fo:color="#ffffff" style:font-name="Verdana" fo:font-size="9.75pt" fo:letter-spacing="normal" fo:font-style="normal" fo:font-weight="bold"/>
    </style:style>
    <style:style style:name="T96" style:family="text">
      <style:text-properties fo:font-variant="normal" fo:text-transform="none" fo:letter-spacing="normal" fo:font-style="normal"/>
    </style:style>
    <style:style style:name="T97" style:family="text">
      <style:text-properties fo:color="#666600"/>
    </style:style>
    <style:style style:name="T98" style:family="text">
      <style:text-properties fo:color="#666600" style:font-name="Monaco" fo:font-size="9.75pt" fo:font-style="normal" fo:font-weight="normal"/>
    </style:style>
    <style:style style:name="T99" style:family="text">
      <style:text-properties fo:color="#666600" fo:font-style="normal" fo:font-weight="normal"/>
    </style:style>
    <style:style style:name="T100" style:family="text">
      <style:text-properties fo:color="#006666"/>
    </style:style>
    <style:style style:name="T101" style:family="text">
      <style:text-properties fo:color="#006666" style:font-name="Monaco" fo:font-size="9.75pt" fo:font-style="normal" fo:font-weight="normal"/>
    </style:style>
    <style:style style:name="T102" style:family="text">
      <style:text-properties fo:color="#006666" fo:font-style="normal" fo:font-weight="normal"/>
    </style:style>
    <style:style style:name="T103" style:family="text">
      <style:text-properties fo:color="#880000"/>
    </style:style>
    <style:style style:name="T104" style:family="text">
      <style:text-properties fo:color="#880000" style:font-name="Monaco" fo:font-size="9.75pt" fo:font-style="normal" fo:font-weight="normal"/>
    </style:style>
    <style:style style:name="T105" style:family="text">
      <style:text-properties fo:color="#880000" fo:font-style="normal" fo:font-weight="normal"/>
    </style:style>
    <style:style style:name="T106" style:family="text">
      <style:text-properties fo:color="#000088"/>
    </style:style>
    <style:style style:name="T107" style:family="text">
      <style:text-properties fo:color="#000088" style:font-name="Monaco" fo:font-size="9.75pt" fo:font-style="normal" fo:font-weight="normal"/>
    </style:style>
    <style:style style:name="T108" style:family="text">
      <style:text-properties fo:color="#000088" fo:font-style="normal" fo:font-weight="normal"/>
    </style:style>
    <style:style style:name="T109" style:family="text">
      <style:text-properties fo:color="#000000" style:font-name="Verdana" fo:font-size="12pt"/>
    </style:style>
    <style:style style:name="T110" style:family="text">
      <style:text-properties fo:color="#660066"/>
    </style:style>
    <style:style style:name="T111" style:family="text">
      <style:text-properties fo:color="#660066" style:font-name="Monaco" fo:font-size="9.75pt" fo:font-style="normal" fo:font-weight="normal"/>
    </style:style>
    <style:style style:name="T112" style:family="text">
      <style:text-properties fo:color="#660066" fo:font-style="normal" fo:font-weight="normal"/>
    </style:style>
    <style:style style:name="T113" style:family="text">
      <style:text-properties style:font-name="Monaco" fo:font-size="9.75pt" fo:font-style="normal" fo:font-weight="normal"/>
    </style:style>
    <style:style style:name="T114" style:family="text">
      <style:text-properties fo:color="#008800"/>
    </style:style>
    <style:style style:name="T115" style:family="text">
      <style:text-properties fo:color="#008800" fo:font-style="normal" fo:font-weight="normal"/>
    </style:style>
    <style:style style:name="T116" style:family="text">
      <style:text-properties style:text-position="-33% 80%"/>
    </style:style>
    <style:style style:name="T117"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7">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style:num-prefix=" " text:bullet-char="●">
        <style:list-level-properties/>
        <style:text-properties style:font-name="StarSymbol1"/>
      </text:list-level-style-bullet>
      <text:list-level-style-bullet text:level="2" text:style-name="Bullet_20_Symbols" style:num-prefix=" " text:bullet-char="●">
        <style:list-level-properties/>
        <style:text-properties style:font-name="StarSymbol1"/>
      </text:list-level-style-bullet>
      <text:list-level-style-bullet text:level="3" text:style-name="Bullet_20_Symbols" style:num-prefix=" " text:bullet-char="●">
        <style:list-level-properties/>
        <style:text-properties style:font-name="StarSymbol1"/>
      </text:list-level-style-bullet>
      <text:list-level-style-bullet text:level="4" text:style-name="Bullet_20_Symbols" style:num-prefix=" " text:bullet-char="●">
        <style:list-level-properties/>
        <style:text-properties style:font-name="StarSymbol1"/>
      </text:list-level-style-bullet>
      <text:list-level-style-bullet text:level="5" text:style-name="Bullet_20_Symbols" style:num-prefix=" " text:bullet-char="●">
        <style:list-level-properties/>
        <style:text-properties style:font-name="StarSymbol1"/>
      </text:list-level-style-bullet>
      <text:list-level-style-bullet text:level="6" text:style-name="Bullet_20_Symbols" style:num-prefix=" " text:bullet-char="●">
        <style:list-level-properties/>
        <style:text-properties style:font-name="StarSymbol1"/>
      </text:list-level-style-bullet>
      <text:list-level-style-bullet text:level="7" text:style-name="Bullet_20_Symbols" style:num-prefix=" " text:bullet-char="●">
        <style:list-level-properties/>
        <style:text-properties style:font-name="StarSymbol1"/>
      </text:list-level-style-bullet>
      <text:list-level-style-bullet text:level="8" text:style-name="Bullet_20_Symbols" style:num-prefix=" " text:bullet-char="●">
        <style:list-level-properties/>
        <style:text-properties style:font-name="StarSymbol1"/>
      </text:list-level-style-bullet>
      <text:list-level-style-bullet text:level="9" text:style-name="Bullet_20_Symbols" style:num-prefix=" " text:bullet-char="●">
        <style:list-level-properties/>
        <style:text-properties style:font-name="StarSymbol1"/>
      </text:list-level-style-bullet>
      <text:list-level-style-bullet text:level="10" text:style-name="Bullet_20_Symbols" style:num-prefix=" " text:bullet-char="●">
        <style:list-level-properties/>
        <style:text-properties style:font-name="StarSymbol1"/>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4909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4909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62">Table of Contents</text:p>
          </text:index-title>
          <text:p text:style-name="P364"><text:a xlink:type="simple" xlink:href="#__RefHeading___Toc32277_1949149028" text:style-name="Index_20_Link" text:visited-style-name="Index_20_Link">The GroovyLab environment<text:tab/>10</text:a></text:p>
          <text:p text:style-name="P363"><text:a xlink:type="simple" xlink:href="#__RefHeading___Toc32279_1949149028" text:style-name="Index_20_Link" text:visited-style-name="Index_20_Link">Introduction<text:tab/>10</text:a></text:p>
          <text:p text:style-name="P363"><text:a xlink:type="simple" xlink:href="#__RefHeading___Toc32281_1949149028" text:style-name="Index_20_Link" text:visited-style-name="Index_20_Link">The architecture of the GroovyLab environment<text:tab/>12</text:a></text:p>
          <text:p text:style-name="P363"><text:a xlink:type="simple" xlink:href="#__RefHeading___Toc32283_1949149028" text:style-name="Index_20_Link" text:visited-style-name="Index_20_Link">Working with the Groovy Shell Pane<text:tab/>20</text:a></text:p>
          <text:p text:style-name="P364"><text:a xlink:type="simple" xlink:href="#__RefHeading___Toc32285_1949149028" text:style-name="Index_20_Link" text:visited-style-name="Index_20_Link">Installing Toolboxes<text:tab/>22</text:a></text:p>
          <text:p text:style-name="P364"><text:a xlink:type="simple" xlink:href="#__RefHeading___Toc32287_1949149028" text:style-name="Index_20_Link" text:visited-style-name="Index_20_Link">The import buffering mechanism<text:tab/>24</text:a></text:p>
          <text:p text:style-name="P363"><text:a xlink:type="simple" xlink:href="#__RefHeading___Toc32289_1949149028" text:style-name="Index_20_Link" text:visited-style-name="Index_20_Link">Binding<text:tab/>28</text:a></text:p>
          <text:p text:style-name="P363"><text:a xlink:type="simple" xlink:href="#__RefHeading___Toc32291_1949149028" text:style-name="Index_20_Link" text:visited-style-name="Index_20_Link">Operator Overloading<text:tab/>31</text:a></text:p>
          <text:p text:style-name="P364"><text:a xlink:type="simple" xlink:href="#__RefHeading___Toc32293_1949149028" text:style-name="Index_20_Link" text:visited-style-name="Index_20_Link">Tutorial on the Vec class<text:tab/>31</text:a></text:p>
          <text:p text:style-name="P364"><text:a xlink:type="simple" xlink:href="#__RefHeading___Toc32295_1949149028" text:style-name="Index_20_Link" text:visited-style-name="Index_20_Link">Tutorial on Matrix class<text:tab/>36</text:a></text:p>
          <text:p text:style-name="P363"><text:a xlink:type="simple" xlink:href="#__RefHeading___Toc32297_1949149028" text:style-name="Index_20_Link" text:visited-style-name="Index_20_Link">Matrix Construction<text:tab/>38</text:a></text:p>
          <text:p text:style-name="P363"><text:a xlink:type="simple" xlink:href="#__RefHeading___Toc32299_1949149028" text:style-name="Index_20_Link" text:visited-style-name="Index_20_Link">Matrix Indexing/Setting operations<text:tab/>41</text:a></text:p>
          <text:p text:style-name="P363"><text:a xlink:type="simple" xlink:href="#__RefHeading___Toc32301_1949149028" text:style-name="Index_20_Link" text:visited-style-name="Index_20_Link">Matrix subrange operations<text:tab/>43</text:a></text:p>
          <text:p text:style-name="P363"><text:a xlink:type="simple" xlink:href="#__RefHeading___Toc32303_1949149028" text:style-name="Index_20_Link" text:visited-style-name="Index_20_Link">Operators<text:tab/>50</text:a></text:p>
          <text:p text:style-name="P363"><text:a xlink:type="simple" xlink:href="#__RefHeading___Toc32305_1949149028" text:style-name="Index_20_Link" text:visited-style-name="Index_20_Link">More convenient access/assignment operations<text:tab/>51</text:a></text:p>
          <text:p text:style-name="P363"><text:a xlink:type="simple" xlink:href="#__RefHeading___Toc32307_1949149028" text:style-name="Index_20_Link" text:visited-style-name="Index_20_Link">Static operations<text:tab/>52</text:a></text:p>
          <text:p text:style-name="P364"><text:a xlink:type="simple" xlink:href="#__RefHeading___Toc32309_1949149028" text:style-name="Index_20_Link" text:visited-style-name="Index_20_Link">Numerical Analysis with GroovyLab<text:tab/>54</text:a></text:p>
          <text:p text:style-name="P364"><text:a xlink:type="simple" xlink:href="#__RefHeading___Toc32311_1949149028" text:style-name="Index_20_Link" text:visited-style-name="Index_20_Link">GroovySci Examples<text:tab/>56</text:a></text:p>
          <text:p text:style-name="P363"><text:a xlink:type="simple" xlink:href="#__RefHeading___Toc32313_1949149028" text:style-name="Index_20_Link" text:visited-style-name="Index_20_Link">Henon Chaotic Map<text:tab/>56</text:a></text:p>
          <text:p text:style-name="P363"><text:a xlink:type="simple" xlink:href="#__RefHeading___Toc32315_1949149028" text:style-name="Index_20_Link" text:visited-style-name="Index_20_Link">Baker map<text:tab/>57</text:a></text:p>
          <text:p text:style-name="P363"><text:a xlink:type="simple" xlink:href="#__RefHeading___Toc32317_1949149028" text:style-name="Index_20_Link" text:visited-style-name="Index_20_Link">Ikeda Chaotic Map<text:tab/>58</text:a></text:p>
          <text:p text:style-name="P363"><text:a xlink:type="simple" xlink:href="#__RefHeading___Toc32319_1949149028" text:style-name="Index_20_Link" text:visited-style-name="Index_20_Link">Demonstrating surface plots<text:tab/>60</text:a></text:p>
          <text:p text:style-name="P363"><text:a xlink:type="simple" xlink:href="#__RefHeading___Toc32321_1949149028" text:style-name="Index_20_Link" text:visited-style-name="Index_20_Link">A cloud plot demo<text:tab/>62</text:a></text:p>
          <text:p text:style-name="P363"><text:a xlink:type="simple" xlink:href="#__RefHeading___Toc32323_1949149028" text:style-name="Index_20_Link" text:visited-style-name="Index_20_Link">Perform some plots that test the VISAD interface, requires installation of Java 3D<text:tab/>63</text:a></text:p>
          <text:p text:style-name="P363"><text:a xlink:type="simple" xlink:href="#__RefHeading___Toc32325_1949149028" text:style-name="Index_20_Link" text:visited-style-name="Index_20_Link">A Continuous Wavelet Transform example<text:tab/>64</text:a></text:p>
          <text:p text:style-name="P363"><text:a xlink:type="simple" xlink:href="#__RefHeading___Toc32327_1949149028" text:style-name="Index_20_Link" text:visited-style-name="Index_20_Link">Plotting using a MATLAB-like interface to the JFreeChart library<text:tab/>66</text:a></text:p>
          <text:p text:style-name="P363"><text:a xlink:type="simple" xlink:href="#__RefHeading___Toc32329_1949149028" text:style-name="Index_20_Link" text:visited-style-name="Index_20_Link">Plotting Demonstrations<text:tab/>68</text:a></text:p>
          <text:p text:style-name="P363"><text:a xlink:type="simple" xlink:href="#__RefHeading___Toc32331_1949149028" text:style-name="Index_20_Link" text:visited-style-name="Index_20_Link">And other plotting Demonstrations<text:tab/>70</text:a></text:p>
          <text:p text:style-name="P363"><text:a xlink:type="simple" xlink:href="#__RefHeading___Toc32333_1949149028" text:style-name="Index_20_Link" text:visited-style-name="Index_20_Link">Various sine functions on the same plot<text:tab/>71</text:a></text:p>
          <text:p text:style-name="P363"><text:a xlink:type="simple" xlink:href="#__RefHeading___Toc32335_1949149028" text:style-name="Index_20_Link" text:visited-style-name="Index_20_Link"><text:span text:style-name="T47">Using the Groovy's SwingBuilder to specify signal parameters and process a signal</text:span></text:a><text:a xlink:type="simple" xlink:href="#__RefHeading___Toc32335_1949149028" text:style-name="Index_20_Link" text:visited-style-name="Index_20_Link"><text:tab/>72</text:a></text:p>
          <text:p text:style-name="P363"><text:soft-page-break/><text:a xlink:type="simple" xlink:href="#__RefHeading___Toc32337_1949149028" text:style-name="Index_20_Link" text:visited-style-name="Index_20_Link">Some simple signals with induced noise<text:tab/>73</text:a></text:p>
          <text:p text:style-name="P363"><text:a xlink:type="simple" xlink:href="#__RefHeading___Toc32339_1949149028" text:style-name="Index_20_Link" text:visited-style-name="Index_20_Link">Functional Plotting and plotting functions specified as expressions<text:tab/>74</text:a></text:p>
          <text:p text:style-name="P365"><text:a xlink:type="simple" xlink:href="#__RefHeading___Toc32341_1949149028" text:style-name="Index_20_Link" text:visited-style-name="Index_20_Link">One dimensional function plotting<text:tab/>74</text:a></text:p>
          <text:p text:style-name="P363"><text:a xlink:type="simple" xlink:href="#__RefHeading___Toc32343_1949149028" text:style-name="Index_20_Link" text:visited-style-name="Index_20_Link">Object – Oriented Plotting<text:tab/>76</text:a></text:p>
          <text:p text:style-name="P365"><text:a xlink:type="simple" xlink:href="#__RefHeading___Toc32345_1949149028" text:style-name="Index_20_Link" text:visited-style-name="Index_20_Link">Design of a Plot Facilitator Object (this code exists in GroovyLab source)<text:tab/>76</text:a></text:p>
          <text:p text:style-name="P365"><text:a xlink:type="simple" xlink:href="#__RefHeading___Toc32347_1949149028" text:style-name="Index_20_Link" text:visited-style-name="Index_20_Link">Testing the Plot Controller Object<text:tab/>80</text:a></text:p>
          <text:p text:style-name="P365"><text:a xlink:type="simple" xlink:href="#__RefHeading___Toc32355_1949149028" text:style-name="Index_20_Link" text:visited-style-name="Index_20_Link">Executing a Java example (with F9 keystroke)<text:tab/>82</text:a></text:p>
          <text:p text:style-name="P363"><text:a xlink:type="simple" xlink:href="#__RefHeading___Toc32357_1949149028" text:style-name="Index_20_Link" text:visited-style-name="Index_20_Link">Exploiting Java Libraries from GroovyLab<text:tab/>110</text:a></text:p>
          <text:p text:style-name="P365"><text:a xlink:type="simple" xlink:href="#__RefHeading___Toc32359_1949149028" text:style-name="Index_20_Link" text:visited-style-name="Index_20_Link">EJML Example<text:tab/>113</text:a></text:p>
          <text:p text:style-name="P364"><text:a xlink:type="simple" xlink:href="#__RefHeading___Toc32361_1949149028" text:style-name="Index_20_Link" text:visited-style-name="Index_20_Link">Fast Computations with the JBLAS library<text:tab/>115</text:a></text:p>
          <text:p text:style-name="P363"><text:a xlink:type="simple" xlink:href="#__RefHeading___Toc32363_1949149028" text:style-name="Index_20_Link" text:visited-style-name="Index_20_Link">JBLAS operations supported with the Matrix class<text:tab/>115</text:a></text:p>
          <text:p text:style-name="P363"><text:a xlink:type="simple" xlink:href="#__RefHeading___Toc32365_1949149028" text:style-name="Index_20_Link" text:visited-style-name="Index_20_Link">Matrix multiplication with JBLAS<text:tab/>122</text:a></text:p>
          <text:p text:style-name="P363"><text:a xlink:type="simple" xlink:href="#__RefHeading___Toc32367_1949149028" text:style-name="Index_20_Link" text:visited-style-name="Index_20_Link">Switching of the GroovySci Matrix class to use JBLAS<text:tab/>123</text:a></text:p>
          <text:p text:style-name="P363"><text:a xlink:type="simple" xlink:href="#__RefHeading___Toc32369_1949149028" text:style-name="Index_20_Link" text:visited-style-name="Index_20_Link">Eigendecomposition with JBLAS<text:tab/>125</text:a></text:p>
          <text:p text:style-name="P363"><text:a xlink:type="simple" xlink:href="#__RefHeading___Toc32371_1949149028" text:style-name="Index_20_Link" text:visited-style-name="Index_20_Link">Solution of Linear Systems with JBLAS<text:tab/>128</text:a></text:p>
          <text:p text:style-name="P364"><text:a xlink:type="simple" xlink:href="#__RefHeading___Toc32373_1949149028" text:style-name="Index_20_Link" text:visited-style-name="Index_20_Link">FFT With Numerical Recipes Routines<text:tab/>129</text:a></text:p>
          <text:p text:style-name="P364"><text:a xlink:type="simple" xlink:href="#__RefHeading___Toc32375_1949149028" text:style-name="Index_20_Link" text:visited-style-name="Index_20_Link">Extending the functionality of the GroovySci Matrix using EJML Routines.<text:tab/>136</text:a></text:p>
          <text:p text:style-name="P364"><text:a xlink:type="simple" xlink:href="#__RefHeading___Toc32377_1949149028" text:style-name="Index_20_Link" text:visited-style-name="Index_20_Link">Transforming GroovyLab scripts to standalone applications<text:tab/>140</text:a></text:p>
          <text:p text:style-name="P364"><text:a xlink:type="simple" xlink:href="#__RefHeading___Toc32379_1949149028" text:style-name="Index_20_Link" text:visited-style-name="Index_20_Link">Wavelets with GroovyLab<text:tab/>142</text:a></text:p>
          <text:p text:style-name="P364"><text:a xlink:type="simple" xlink:href="#__RefHeading___Toc32381_1949149028" text:style-name="Index_20_Link" text:visited-style-name="Index_20_Link">Sparse Matrix class based on MTJ Sparse Matrices.<text:tab/>145</text:a></text:p>
          <text:p text:style-name="P364"><text:a xlink:type="simple" xlink:href="#__RefHeading___Toc32383_1949149028" text:style-name="Index_20_Link" text:visited-style-name="Index_20_Link">Sparse Matrix support with the Sparse Class .<text:tab/>148</text:a></text:p>
          <text:p text:style-name="P364"><text:a xlink:type="simple" xlink:href="#__RefHeading___Toc32385_1949149028" text:style-name="Index_20_Link" text:visited-style-name="Index_20_Link"><text:s/>Compatibility with Matlab .mat file format<text:tab/>153</text:a></text:p>
          <text:p text:style-name="P364"><text:a xlink:type="simple" xlink:href="#__RefHeading___Toc32387_1949149028" text:style-name="Index_20_Link" text:visited-style-name="Index_20_Link">Using JTransforms from GroovyLab.<text:tab/>156</text:a></text:p>
          <text:p text:style-name="P364"><text:a xlink:type="simple" xlink:href="#__RefHeading___Toc32389_1949149028" text:style-name="Index_20_Link" text:visited-style-name="Index_20_Link">References:<text:tab/>159</text:a></text:p>
          <text:p text:style-name="P364"><text:a xlink:type="simple" xlink:href="#__RefHeading___Toc32391_1949149028" text:style-name="Index_20_Link" text:visited-style-name="Index_20_Link">Apache Common Maths<text:tab/>160</text:a></text:p>
          <text:p text:style-name="P365"><text:a xlink:type="simple" xlink:href="#__RefHeading___Toc32393_1949149028" text:style-name="Index_20_Link" text:visited-style-name="Index_20_Link">Descriptive Statistics</text:a><text:a xlink:type="simple" xlink:href="#__RefHeading___Toc32393_1949149028" text:style-name="Index_20_Link" text:visited-style-name="Index_20_Link">tics</text:a><text:a xlink:type="simple" xlink:href="#__RefHeading___Toc32393_1949149028" text:style-name="Index_20_Link" text:visited-style-name="Index_20_Link"><text:tab/>161</text:a></text:p>
          <text:p text:style-name="P365"><text:a xlink:type="simple" xlink:href="#__RefHeading___Toc32395_1949149028" text:style-name="Index_20_Link" text:visited-style-name="Index_20_Link">Simple Regression<text:tab/>164</text:a></text:p>
          <text:p text:style-name="P365"><text:a xlink:type="simple" xlink:href="#__RefHeading___Toc32397_1949149028" text:style-name="Index_20_Link" text:visited-style-name="Index_20_Link">Multiple linear regression<text:tab/>168</text:a></text:p>
          <text:p text:style-name="P365"><text:a xlink:type="simple" xlink:href="#__RefHeading___Toc32399_1949149028" text:style-name="Index_20_Link" text:visited-style-name="Index_20_Link">Rank transformations<text:tab/>170</text:a></text:p>
          <text:p text:style-name="P365"><text:a xlink:type="simple" xlink:href="#__RefHeading___Toc32401_1949149028" text:style-name="Index_20_Link" text:visited-style-name="Index_20_Link">Covariance and correlation<text:tab/>171</text:a></text:p>
          <text:p text:style-name="P365"><text:a xlink:type="simple" xlink:href="#__RefHeading___Toc32403_1949149028" text:style-name="Index_20_Link" text:visited-style-name="Index_20_Link">Statistical tests<text:tab/>175</text:a></text:p>
          <text:p text:style-name="P364"><text:a xlink:type="simple" xlink:href="#__RefHeading___Toc32405_1949149028" text:style-name="Index_20_Link" text:visited-style-name="Index_20_Link">Numerical Analysis<text:tab/>183</text:a></text:p>
          <text:p text:style-name="P365"><text:a xlink:type="simple" xlink:href="#__RefHeading___Toc32407_1949149028" text:style-name="Index_20_Link" text:visited-style-name="Index_20_Link">4.1 Overview<text:tab/>183</text:a></text:p>
          <text:p text:style-name="P365"><text:soft-page-break/><text:a xlink:type="simple" xlink:href="#__RefHeading___Toc32409_1949149028" text:style-name="Index_20_Link" text:visited-style-name="Index_20_Link">Error handling<text:tab/>184</text:a></text:p>
          <text:p text:style-name="P365"><text:a xlink:type="simple" xlink:href="#__RefHeading___Toc32411_1949149028" text:style-name="Index_20_Link" text:visited-style-name="Index_20_Link">Root-finding<text:tab/>185</text:a></text:p>
          <text:p text:style-name="P365"><text:a xlink:type="simple" xlink:href="#__RefHeading___Toc32413_1949149028" text:style-name="Index_20_Link" text:visited-style-name="Index_20_Link">Interpolation<text:tab/>190</text:a></text:p>
          <text:p text:style-name="P365"><text:a xlink:type="simple" xlink:href="#__RefHeading___Toc32415_1949149028" text:style-name="Index_20_Link" text:visited-style-name="Index_20_Link">Integration<text:tab/>192</text:a></text:p>
          <text:p text:style-name="P365"><text:a xlink:type="simple" xlink:href="#__RefHeading___Toc32417_1949149028" text:style-name="Index_20_Link" text:visited-style-name="Index_20_Link">Polynomials<text:tab/>193</text:a></text:p>
          <text:p text:style-name="P365"><text:a xlink:type="simple" xlink:href="#__RefHeading___Toc32419_1949149028" text:style-name="Index_20_Link" text:visited-style-name="Index_20_Link">Differentiation<text:tab/>193</text:a></text:p>
          <text:p text:style-name="P363"><text:a xlink:type="simple" xlink:href="#__RefHeading___Toc32421_1949149028" text:style-name="Index_20_Link" text:visited-style-name="Index_20_Link">Data Generation<text:tab/>197</text:a></text:p>
          <text:p text:style-name="P365"><text:a xlink:type="simple" xlink:href="#__RefHeading___Toc32423_1949149028" text:style-name="Index_20_Link" text:visited-style-name="Index_20_Link">Random numbers<text:tab/>198</text:a></text:p>
          <text:p text:style-name="P365"><text:a xlink:type="simple" xlink:href="#__RefHeading___Toc32425_1949149028" text:style-name="Index_20_Link" text:visited-style-name="Index_20_Link">Random Vectors<text:tab/>200</text:a></text:p>
          <text:p text:style-name="P365"><text:a xlink:type="simple" xlink:href="#__RefHeading___Toc32427_1949149028" text:style-name="Index_20_Link" text:visited-style-name="Index_20_Link">Random Strings<text:tab/>201</text:a></text:p>
          <text:p text:style-name="P365"><text:a xlink:type="simple" xlink:href="#__RefHeading___Toc32429_1949149028" text:style-name="Index_20_Link" text:visited-style-name="Index_20_Link">Random permutations, combinations, sampling<text:tab/>202</text:a></text:p>
          <text:p text:style-name="P365"><text:a xlink:type="simple" xlink:href="#__RefHeading___Toc32431_1949149028" text:style-name="Index_20_Link" text:visited-style-name="Index_20_Link">Generating data 'like' an input file<text:tab/>202</text:a></text:p>
          <text:p text:style-name="P365"><text:a xlink:type="simple" xlink:href="#__RefHeading___Toc32433_1949149028" text:style-name="Index_20_Link" text:visited-style-name="Index_20_Link">PRNG Pluggability<text:tab/>204</text:a></text:p>
          <text:p text:style-name="P363"><text:a xlink:type="simple" xlink:href="#__RefHeading___Toc32435_1949149028" text:style-name="Index_20_Link" text:visited-style-name="Index_20_Link">Special Functions<text:tab/>209</text:a></text:p>
          <text:p text:style-name="P365"><text:a xlink:type="simple" xlink:href="#__RefHeading___Toc32437_1949149028" text:style-name="Index_20_Link" text:visited-style-name="Index_20_Link">5.1 Overview<text:tab/>209</text:a></text:p>
          <text:p text:style-name="P365"><text:a xlink:type="simple" xlink:href="#__RefHeading___Toc32439_1949149028" text:style-name="Index_20_Link" text:visited-style-name="Index_20_Link">5.2 Erf functions<text:tab/>209</text:a></text:p>
          <text:p text:style-name="P365"><text:a xlink:type="simple" xlink:href="#__RefHeading___Toc32441_1949149028" text:style-name="Index_20_Link" text:visited-style-name="Index_20_Link">5.3 Gamma functions<text:tab/>209</text:a></text:p>
          <text:p text:style-name="P366"><text:a xlink:type="simple" xlink:href="#__RefHeading___Toc32443_1949149028" text:style-name="Index_20_Link" text:visited-style-name="Index_20_Link">Gamma<text:tab/>209</text:a></text:p>
          <text:p text:style-name="P366"><text:a xlink:type="simple" xlink:href="#__RefHeading___Toc32445_1949149028" text:style-name="Index_20_Link" text:visited-style-name="Index_20_Link">Log Gamma<text:tab/>210</text:a></text:p>
          <text:p text:style-name="P366"><text:a xlink:type="simple" xlink:href="#__RefHeading___Toc32447_1949149028" text:style-name="Index_20_Link" text:visited-style-name="Index_20_Link">Regularized Gamma<text:tab/>211</text:a></text:p>
          <text:p text:style-name="P365"><text:a xlink:type="simple" xlink:href="#__RefHeading___Toc32449_1949149028" text:style-name="Index_20_Link" text:visited-style-name="Index_20_Link">5.4 Beta functions<text:tab/>211</text:a></text:p>
          <text:p text:style-name="P366"><text:a xlink:type="simple" xlink:href="#__RefHeading___Toc32451_1949149028" text:style-name="Index_20_Link" text:visited-style-name="Index_20_Link">Log Beta<text:tab/>211</text:a></text:p>
          <text:p text:style-name="P366"><text:a xlink:type="simple" xlink:href="#__RefHeading___Toc32453_1949149028" text:style-name="Index_20_Link" text:visited-style-name="Index_20_Link">Regularized Beta<text:tab/>212</text:a></text:p>
          <text:p text:style-name="P363"><text:a xlink:type="simple" xlink:href="#__RefHeading___Toc32455_1949149028" text:style-name="Index_20_Link" text:visited-style-name="Index_20_Link">Linear Algebra<text:tab/>214</text:a></text:p>
          <text:p text:style-name="P365"><text:a xlink:type="simple" xlink:href="#__RefHeading___Toc32457_1949149028" text:style-name="Index_20_Link" text:visited-style-name="Index_20_Link">Overview<text:tab/>214</text:a></text:p>
          <text:p text:style-name="P365"><text:a xlink:type="simple" xlink:href="#__RefHeading___Toc32459_1949149028" text:style-name="Index_20_Link" text:visited-style-name="Index_20_Link">Real matrices<text:tab/>214</text:a></text:p>
          <text:p text:style-name="P365"><text:a xlink:type="simple" xlink:href="#__RefHeading___Toc32461_1949149028" text:style-name="Index_20_Link" text:visited-style-name="Index_20_Link">Real vectors<text:tab/>215</text:a></text:p>
          <text:p text:style-name="P365"><text:a xlink:type="simple" xlink:href="#__RefHeading___Toc32463_1949149028" text:style-name="Index_20_Link" text:visited-style-name="Index_20_Link">Solving linear systems<text:tab/>216</text:a></text:p>
          <text:p text:style-name="P365"><text:a xlink:type="simple" xlink:href="#__RefHeading___Toc32465_1949149028" text:style-name="Index_20_Link" text:visited-style-name="Index_20_Link">Eigenvalues/eigenvectors and singular values/singular vectors<text:tab/>217</text:a></text:p>
          <text:p text:style-name="P365"><text:a xlink:type="simple" xlink:href="#__RefHeading___Toc32467_1949149028" text:style-name="Index_20_Link" text:visited-style-name="Index_20_Link">Non-real fields (complex, fractions ...)<text:tab/>218</text:a></text:p>
          <text:p text:style-name="P363"><text:a xlink:type="simple" xlink:href="#__RefHeading___Toc32469_1949149028" text:style-name="Index_20_Link" text:visited-style-name="Index_20_Link">Utilities<text:tab/>219</text:a></text:p>
          <text:p text:style-name="P363"><text:a xlink:type="simple" xlink:href="#__RefHeading___Toc32471_1949149028" text:style-name="Index_20_Link" text:visited-style-name="Index_20_Link">Double array utilities<text:tab/>219</text:a></text:p>
          <text:p text:style-name="P363"><text:a xlink:type="simple" xlink:href="#__RefHeading___Toc32473_1949149028" text:style-name="Index_20_Link" text:visited-style-name="Index_20_Link">int/double hash map<text:tab/>219</text:a></text:p>
          <text:p text:style-name="P363"><text:soft-page-break/><text:a xlink:type="simple" xlink:href="#__RefHeading___Toc32475_1949149028" text:style-name="Index_20_Link" text:visited-style-name="Index_20_Link">Continued Fractions<text:tab/>220</text:a></text:p>
          <text:p text:style-name="P363"><text:a xlink:type="simple" xlink:href="#__RefHeading___Toc32477_1949149028" text:style-name="Index_20_Link" text:visited-style-name="Index_20_Link">Binomial coefficients, factorials, Stirling numbers and other common math functions<text:tab/>221</text:a></text:p>
          <text:p text:style-name="P363"><text:a xlink:type="simple" xlink:href="#__RefHeading___Toc32479_1949149028" text:style-name="Index_20_Link" text:visited-style-name="Index_20_Link">Fast mathematical functions<text:tab/>222</text:a></text:p>
          <text:p text:style-name="P365"><text:a xlink:type="simple" xlink:href="#__RefHeading___Toc32481_1949149028" text:style-name="Index_20_Link" text:visited-style-name="Index_20_Link">Miscellaneous<text:tab/>223</text:a></text:p>
          <text:p text:style-name="P363"><text:a xlink:type="simple" xlink:href="#__RefHeading___Toc32483_1949149028" text:style-name="Index_20_Link" text:visited-style-name="Index_20_Link">Complex Numbers<text:tab/>224</text:a></text:p>
          <text:p text:style-name="P365"><text:a xlink:type="simple" xlink:href="#__RefHeading___Toc32485_1949149028" text:style-name="Index_20_Link" text:visited-style-name="Index_20_Link">Probability Distributions<text:tab/>228</text:a></text:p>
          <text:p text:style-name="P365"><text:a xlink:type="simple" xlink:href="#__RefHeading___Toc32487_1949149028" text:style-name="Index_20_Link" text:visited-style-name="Index_20_Link">8.1 Overview<text:tab/>228</text:a></text:p>
          <text:p text:style-name="P365"><text:a xlink:type="simple" xlink:href="#__RefHeading___Toc32489_1949149028" text:style-name="Index_20_Link" text:visited-style-name="Index_20_Link">8.2 Distribution Framework<text:tab/>228</text:a></text:p>
          <text:p text:style-name="P365"><text:a xlink:type="simple" xlink:href="#__RefHeading___Toc32491_1949149028" text:style-name="Index_20_Link" text:visited-style-name="Index_20_Link">8.3 User Defined Distributions<text:tab/>229</text:a></text:p>
          <text:p text:style-name="P364"><text:a xlink:type="simple" xlink:href="#__RefHeading___Toc32493_1949149028" text:style-name="Index_20_Link" text:visited-style-name="Index_20_Link">Fractions<text:tab/>231</text:a></text:p>
          <text:p text:style-name="P365"><text:a xlink:type="simple" xlink:href="#__RefHeading___Toc32495_1949149028" text:style-name="Index_20_Link" text:visited-style-name="Index_20_Link">9.1 Overview<text:tab/>231</text:a></text:p>
          <text:p text:style-name="P365"><text:a xlink:type="simple" xlink:href="#__RefHeading___Toc32497_1949149028" text:style-name="Index_20_Link" text:visited-style-name="Index_20_Link">9.2 Fraction Numbers<text:tab/>231</text:a></text:p>
          <text:p text:style-name="P365"><text:a xlink:type="simple" xlink:href="#__RefHeading___Toc32499_1949149028" text:style-name="Index_20_Link" text:visited-style-name="Index_20_Link">9.3 Fraction Formatting and Parsing<text:tab/>232</text:a></text:p>
          <text:p text:style-name="P364"><text:a xlink:type="simple" xlink:href="#__RefHeading___Toc32501_1949149028" text:style-name="Index_20_Link" text:visited-style-name="Index_20_Link">Transforms<text:tab/>234</text:a></text:p>
          <text:p text:style-name="P363"><text:a xlink:type="simple" xlink:href="#__RefHeading___Toc32503_1949149028" text:style-name="Index_20_Link" text:visited-style-name="Index_20_Link">org.apache.commons.math3.transform Class FastFourierTransformer<text:tab/>234</text:a></text:p>
          <text:p text:style-name="P365"><text:a xlink:type="simple" xlink:href="#__RefHeading___Toc32505_1949149028" text:style-name="Index_20_Link" text:visited-style-name="Index_20_Link">FastFourierTransformer<text:tab/>235</text:a></text:p>
          <text:p text:style-name="P365"><text:a xlink:type="simple" xlink:href="#__RefHeading___Toc32507_1949149028" text:style-name="Index_20_Link" text:visited-style-name="Index_20_Link">transformInPlace<text:tab/>236</text:a></text:p>
          <text:p text:style-name="P365"><text:a xlink:type="simple" xlink:href="#__RefHeading___Toc32509_1949149028" text:style-name="Index_20_Link" text:visited-style-name="Index_20_Link">transform<text:tab/>236</text:a></text:p>
          <text:p text:style-name="P365"><text:a xlink:type="simple" xlink:href="#__RefHeading___Toc32511_1949149028" text:style-name="Index_20_Link" text:visited-style-name="Index_20_Link">transform<text:tab/>237</text:a></text:p>
          <text:p text:style-name="P365"><text:a xlink:type="simple" xlink:href="#__RefHeading___Toc32513_1949149028" text:style-name="Index_20_Link" text:visited-style-name="Index_20_Link">transform<text:tab/>238</text:a></text:p>
          <text:p text:style-name="P365"><text:a xlink:type="simple" xlink:href="#__RefHeading___Toc32515_1949149028" text:style-name="Index_20_Link" text:visited-style-name="Index_20_Link">mdfft<text:tab/>238</text:a></text:p>
          <text:p text:style-name="P363"><text:a xlink:type="simple" xlink:href="#__RefHeading___Toc32517_1949149028" text:style-name="Index_20_Link" text:visited-style-name="Index_20_Link">org.apache.commons.math3.transform Class FastCosineTransformer<text:tab/>239</text:a></text:p>
          <text:p text:style-name="P365"><text:a xlink:type="simple" xlink:href="#__RefHeading___Toc32519_1949149028" text:style-name="Index_20_Link" text:visited-style-name="Index_20_Link">FastCosineTransformer<text:tab/>241</text:a></text:p>
          <text:p text:style-name="P365"><text:a xlink:type="simple" xlink:href="#__RefHeading___Toc32521_1949149028" text:style-name="Index_20_Link" text:visited-style-name="Index_20_Link">transform<text:tab/>241</text:a></text:p>
          <text:p text:style-name="P365"><text:a xlink:type="simple" xlink:href="#__RefHeading___Toc32523_1949149028" text:style-name="Index_20_Link" text:visited-style-name="Index_20_Link">transform<text:tab/>242</text:a></text:p>
          <text:p text:style-name="P365"><text:a xlink:type="simple" xlink:href="#__RefHeading___Toc32525_1949149028" text:style-name="Index_20_Link" text:visited-style-name="Index_20_Link">fct<text:tab/>243</text:a></text:p>
          <text:p text:style-name="P363"><text:a xlink:type="simple" xlink:href="#__RefHeading___Toc32527_1949149028" text:style-name="Index_20_Link" text:visited-style-name="Index_20_Link">org.apache.commons.math3.transform Class FastSineTransformer<text:tab/>244</text:a></text:p>
          <text:p text:style-name="P365"><text:a xlink:type="simple" xlink:href="#__RefHeading___Toc32529_1949149028" text:style-name="Index_20_Link" text:visited-style-name="Index_20_Link">FastSineTransformer<text:tab/>246</text:a></text:p>
          <text:p text:style-name="P365"><text:a xlink:type="simple" xlink:href="#__RefHeading___Toc32531_1949149028" text:style-name="Index_20_Link" text:visited-style-name="Index_20_Link">transform<text:tab/>246</text:a></text:p>
          <text:p text:style-name="P365"><text:a xlink:type="simple" xlink:href="#__RefHeading___Toc32533_1949149028" text:style-name="Index_20_Link" text:visited-style-name="Index_20_Link">transform<text:tab/>247</text:a></text:p>
          <text:p text:style-name="P365"><text:a xlink:type="simple" xlink:href="#__RefHeading___Toc32535_1949149028" text:style-name="Index_20_Link" text:visited-style-name="Index_20_Link">fst<text:tab/>248</text:a></text:p>
          <text:p text:style-name="P363"><text:a xlink:type="simple" xlink:href="#__RefHeading___Toc32537_1949149028" text:style-name="Index_20_Link" text:visited-style-name="Index_20_Link">org.apache.commons.math3.transform Class FastHadamardTransformer<text:tab/>249</text:a></text:p>
          <text:p text:style-name="P365"><text:a xlink:type="simple" xlink:href="#__RefHeading___Toc32539_1949149028" text:style-name="Index_20_Link" text:visited-style-name="Index_20_Link">FastHadamardTransformer<text:tab/>250</text:a></text:p>
          <text:p text:style-name="P365"><text:soft-page-break/><text:a xlink:type="simple" xlink:href="#__RefHeading___Toc32541_1949149028" text:style-name="Index_20_Link" text:visited-style-name="Index_20_Link">transform<text:tab/>251</text:a></text:p>
          <text:p text:style-name="P365"><text:a xlink:type="simple" xlink:href="#__RefHeading___Toc32543_1949149028" text:style-name="Index_20_Link" text:visited-style-name="Index_20_Link">transform<text:tab/>251</text:a></text:p>
          <text:p text:style-name="P365"><text:a xlink:type="simple" xlink:href="#__RefHeading___Toc32545_1949149028" text:style-name="Index_20_Link" text:visited-style-name="Index_20_Link">transform<text:tab/>252</text:a></text:p>
          <text:p text:style-name="P365"><text:a xlink:type="simple" xlink:href="#__RefHeading___Toc32547_1949149028" text:style-name="Index_20_Link" text:visited-style-name="Index_20_Link">fht<text:tab/>253</text:a></text:p>
          <text:p text:style-name="P365"><text:a xlink:type="simple" xlink:href="#__RefHeading___Toc32549_1949149028" text:style-name="Index_20_Link" text:visited-style-name="Index_20_Link">Short Table of manual calculation for N=8<text:tab/>253</text:a></text:p>
          <text:p text:style-name="P365"><text:a xlink:type="simple" xlink:href="#__RefHeading___Toc32551_1949149028" text:style-name="Index_20_Link" text:visited-style-name="Index_20_Link">How it works<text:tab/>254</text:a></text:p>
          <text:p text:style-name="P365"><text:a xlink:type="simple" xlink:href="#__RefHeading___Toc32553_1949149028" text:style-name="Index_20_Link" text:visited-style-name="Index_20_Link">Visually<text:tab/>254</text:a></text:p>
          <text:p text:style-name="P365"><text:a xlink:type="simple" xlink:href="#__RefHeading___Toc32555_1949149028" text:style-name="Index_20_Link" text:visited-style-name="Index_20_Link">fht<text:tab/>255</text:a></text:p>
          <text:p text:style-name="P363"><text:a xlink:type="simple" xlink:href="#__RefHeading___Toc32557_1949149028" text:style-name="Index_20_Link" text:visited-style-name="Index_20_Link">Geometry<text:tab/>257</text:a></text:p>
          <text:p text:style-name="P365"><text:a xlink:type="simple" xlink:href="#__RefHeading___Toc32559_1949149028" text:style-name="Index_20_Link" text:visited-style-name="Index_20_Link">11.1 Overview<text:tab/>257</text:a></text:p>
          <text:p text:style-name="P365"><text:a xlink:type="simple" xlink:href="#__RefHeading___Toc32561_1949149028" text:style-name="Index_20_Link" text:visited-style-name="Index_20_Link">11.2 Euclidean spaces<text:tab/>257</text:a></text:p>
          <text:p text:style-name="P365"><text:a xlink:type="simple" xlink:href="#__RefHeading___Toc32563_1949149028" text:style-name="Index_20_Link" text:visited-style-name="Index_20_Link">11.3 Binary Space Partitioning<text:tab/>259</text:a></text:p>
          <text:p text:style-name="P363"><text:a xlink:type="simple" xlink:href="#__RefHeading___Toc32565_1949149028" text:style-name="Index_20_Link" text:visited-style-name="Index_20_Link">Optimization<text:tab/>260</text:a></text:p>
          <text:p text:style-name="P365"><text:a xlink:type="simple" xlink:href="#__RefHeading___Toc32567_1949149028" text:style-name="Index_20_Link" text:visited-style-name="Index_20_Link">12.1 Overview<text:tab/>260</text:a></text:p>
          <text:p text:style-name="P365"><text:a xlink:type="simple" xlink:href="#__RefHeading___Toc32569_1949149028" text:style-name="Index_20_Link" text:visited-style-name="Index_20_Link">12.2 Univariate Functions<text:tab/>261</text:a></text:p>
          <text:p text:style-name="P365"><text:a xlink:type="simple" xlink:href="#__RefHeading___Toc32571_1949149028" text:style-name="Index_20_Link" text:visited-style-name="Index_20_Link">12.3 Linear Programming<text:tab/>261</text:a></text:p>
          <text:p text:style-name="P365"><text:a xlink:type="simple" xlink:href="#__RefHeading___Toc32573_1949149028" text:style-name="Index_20_Link" text:visited-style-name="Index_20_Link">12.4 Direct Methods<text:tab/>262</text:a></text:p>
          <text:p text:style-name="P365"><text:a xlink:type="simple" xlink:href="#__RefHeading___Toc32575_1949149028" text:style-name="Index_20_Link" text:visited-style-name="Index_20_Link">12.5 General Case<text:tab/>263</text:a></text:p>
          <text:p text:style-name="P365"><text:a xlink:type="simple" xlink:href="#__RefHeading___Toc32577_1949149028" text:style-name="Index_20_Link" text:visited-style-name="Index_20_Link">12.6 Curve Fitting<text:tab/>269</text:a></text:p>
          <text:p text:style-name="P363"><text:a xlink:type="simple" xlink:href="#__RefHeading___Toc32579_1949149028" text:style-name="Index_20_Link" text:visited-style-name="Index_20_Link">Ordinary Differential Equations Integration<text:tab/>271</text:a></text:p>
          <text:p text:style-name="P365"><text:a xlink:type="simple" xlink:href="#__RefHeading___Toc32581_1949149028" text:style-name="Index_20_Link" text:visited-style-name="Index_20_Link">13.1 Overview<text:tab/>271</text:a></text:p>
          <text:p text:style-name="P365"><text:a xlink:type="simple" xlink:href="#__RefHeading___Toc32583_1949149028" text:style-name="Index_20_Link" text:visited-style-name="Index_20_Link">13.2 Continuous Output<text:tab/>273</text:a></text:p>
          <text:p text:style-name="P365"><text:a xlink:type="simple" xlink:href="#__RefHeading___Toc32585_1949149028" text:style-name="Index_20_Link" text:visited-style-name="Index_20_Link">13.3 Discrete Events Handling<text:tab/>274</text:a></text:p>
          <text:p text:style-name="P365"><text:a xlink:type="simple" xlink:href="#__RefHeading___Toc32587_1949149028" text:style-name="Index_20_Link" text:visited-style-name="Index_20_Link">13.4 Available Integrators<text:tab/>275</text:a></text:p>
          <text:p text:style-name="P365"><text:a xlink:type="simple" xlink:href="#__RefHeading___Toc32589_1949149028" text:style-name="Index_20_Link" text:visited-style-name="Index_20_Link">13.5 Derivatives<text:tab/>276</text:a></text:p>
          <text:p text:style-name="P363"><text:a xlink:type="simple" xlink:href="#__RefHeading___Toc32591_1949149028" text:style-name="Index_20_Link" text:visited-style-name="Index_20_Link">Genetic Algorithms<text:tab/>280</text:a></text:p>
          <text:p text:style-name="P365"><text:a xlink:type="simple" xlink:href="#__RefHeading___Toc32593_1949149028" text:style-name="Index_20_Link" text:visited-style-name="Index_20_Link">14.1 Overview<text:tab/>280</text:a></text:p>
          <text:p text:style-name="P365"><text:a xlink:type="simple" xlink:href="#__RefHeading___Toc32595_1949149028" text:style-name="Index_20_Link" text:visited-style-name="Index_20_Link">14.2 GA Framework<text:tab/>280</text:a></text:p>
          <text:p text:style-name="P365"><text:a xlink:type="simple" xlink:href="#__RefHeading___Toc32597_1949149028" text:style-name="Index_20_Link" text:visited-style-name="Index_20_Link">14.3 Implementation<text:tab/>281</text:a></text:p>
          <text:p text:style-name="P365"><text:a xlink:type="simple" xlink:href="#__RefHeading___Toc32599_1949149028" text:style-name="Index_20_Link" text:visited-style-name="Index_20_Link">17.1 Overview<text:tab/>283</text:a></text:p>
          <text:p text:style-name="P365"><text:a xlink:type="simple" xlink:href="#__RefHeading___Toc32601_1949149028" text:style-name="Index_20_Link" text:visited-style-name="Index_20_Link">17.2 General Case<text:tab/>283</text:a></text:p>
          <text:p text:style-name="P365"><text:a xlink:type="simple" xlink:href="#__RefHeading___Toc32603_1949149028" text:style-name="Index_20_Link" text:visited-style-name="Index_20_Link">7.3 Special Cases<text:tab/>285</text:a></text:p>
        </text:index-body>
      </text:table-of-content>
      <text:p text:style-name="P276"><text:soft-page-break/></text:p>
      <text:p text:style-name="P94">Scientific Computing with GroovyLab at the Java Platform</text:p>
      <text:p text:style-name="P22"><text:a xlink:type="simple" xlink:href="mailto:mavroudi@ceid.upatras.gr" text:style-name="Internet_20_link" text:visited-style-name="Visited_20_Internet_20_Link"><text:span text:style-name="T54"><text:variable-set text:name="bib" text:display="none" text:formula="ooow:1" office:value-type="float" office:value="1" style:data-style-name="N0"/></text:span></text:a><text:a xlink:type="simple" xlink:href="mailto:mavroudi@ceid.upatras.gr" text:style-name="Internet_20_link" text:visited-style-name="Visited_20_Internet_20_Link"><text:span text:style-name="T54"><text:variable-set text:name="Cam06" text:display="none" text:formula="ooow:bib" office:value-type="float" office:value="1" style:data-style-name="N0"/></text:span></text:a><text:a xlink:type="simple" xlink:href="mailto:mavroudi@ceid.upatras.gr" text:style-name="Internet_20_link" text:visited-style-name="Visited_20_Internet_20_Link"><text:span text:style-name="T54"><text:variable-set text:name="bib" text:display="none" text:formula="ooow:bib+1" office:value-type="float" office:value="2" style:data-style-name="N0"/></text:span></text:a><text:a xlink:type="simple" xlink:href="mailto:mavroudi@ceid.upatras.gr" text:style-name="Internet_20_link" text:visited-style-name="Visited_20_Internet_20_Link"><text:span text:style-name="T54"><text:variable-set text:name="Hor05" text:display="none" text:formula="ooow:bib" office:value-type="float" office:value="2" style:data-style-name="N0"/></text:span></text:a><text:a xlink:type="simple" xlink:href="mailto:mavroudi@ceid.upatras.gr" text:style-name="Internet_20_link" text:visited-style-name="Visited_20_Internet_20_Link"><text:span text:style-name="T54"><text:variable-set text:name="bib" text:display="none" text:formula="ooow:bib+1" office:value-type="float" office:value="3" style:data-style-name="N0"/></text:span></text:a><text:a xlink:type="simple" xlink:href="mailto:mavroudi@ceid.upatras.gr" text:style-name="Internet_20_link" text:visited-style-name="Visited_20_Internet_20_Link"><text:span text:style-name="T54"><text:variable-set text:name="Cho05" text:display="none" text:formula="ooow:bib" office:value-type="float" office:value="3" style:data-style-name="N0"/></text:span></text:a><text:a xlink:type="simple" xlink:href="mailto:mavroudi@ceid.upatras.gr" text:style-name="Internet_20_link" text:visited-style-name="Visited_20_Internet_20_Link"><text:span text:style-name="T54"><text:variable-set text:name="bib" text:display="none" text:formula="ooow:bib+1" office:value-type="float" office:value="4" style:data-style-name="N0"/></text:span></text:a><text:a xlink:type="simple" xlink:href="mailto:mavroudi@ceid.upatras.gr" text:style-name="Internet_20_link" text:visited-style-name="Visited_20_Internet_20_Link"><text:span text:style-name="T53"><text:variable-set text:name="Cho05_2" text:display="none" text:formula="ooow:bib" office:value-type="float" office:value="4"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5" style:data-style-name="N0"/></text:span></text:a><text:a xlink:type="simple" xlink:href="mailto:mavroudi@ceid.upatras.gr" text:style-name="Internet_20_link" text:visited-style-name="Visited_20_Internet_20_Link"><text:span text:style-name="T53"><text:variable-set text:name="Eat02" text:display="none" text:formula="ooow:bib" office:value-type="float" office:value="5"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6" style:data-style-name="N0"/></text:span></text:a><text:a xlink:type="simple" xlink:href="mailto:mavroudi@ceid.upatras.gr" text:style-name="Internet_20_link" text:visited-style-name="Visited_20_Internet_20_Link"><text:span text:style-name="T53"><text:variable-set text:name="Hig05" text:display="none" text:formula="ooow:bib" office:value-type="float" office:value="6"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7" style:data-style-name="N0"/></text:span></text:a><text:a xlink:type="simple" xlink:href="mailto:mavroudi@ceid.upatras.gr" text:style-name="Internet_20_link" text:visited-style-name="Visited_20_Internet_20_Link"><text:span text:style-name="T53"><text:variable-set text:name="Pap07" text:display="none" text:formula="ooow:bib" office:value-type="float" office:value="7"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8" style:data-style-name="N0"/></text:span></text:a><text:a xlink:type="simple" xlink:href="mailto:mavroudi@ceid.upatras.gr" text:style-name="Internet_20_link" text:visited-style-name="Visited_20_Internet_20_Link"><text:span text:style-name="T53"><text:variable-set text:name="Pap08" text:display="none" text:formula="ooow:bib" office:value-type="float" office:value="8"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9" style:data-style-name="N0"/></text:span></text:a><text:a xlink:type="simple" xlink:href="mailto:mavroudi@ceid.upatras.gr" text:style-name="Internet_20_link" text:visited-style-name="Visited_20_Internet_20_Link"><text:span text:style-name="T53"><text:variable-set text:name="Kon07" text:display="none" text:formula="ooow:bib" office:value-type="float" office:value="9"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10" style:data-style-name="N0"/></text:span></text:a><text:span text:style-name="T53"><text:variable-set text:name="Hay09" text:display="none" text:formula="ooow:bib" office:value-type="float" office:value="10" style:data-style-name="N0"/></text:span><text:a xlink:type="simple" xlink:href="mailto:mavroudi@ceid.upatras.gr" text:style-name="Internet_20_link" text:visited-style-name="Visited_20_Internet_20_Link"><text:span text:style-name="T53"><text:variable-set text:name="bib" text:display="none" text:formula="ooow:bib+1" office:value-type="float" office:value="11" style:data-style-name="N0"/></text:span></text:a><text:a xlink:type="simple" xlink:href="mailto:mavroudi@ceid.upatras.gr" text:style-name="Internet_20_link" text:visited-style-name="Visited_20_Internet_20_Link"><text:span text:style-name="T53"><text:variable-set text:name="Lau03" text:display="none" text:formula="ooow:bib" office:value-type="float" office:value="11"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12" style:data-style-name="N0"/></text:span></text:a><text:a xlink:type="simple" xlink:href="mailto:mavroudi@ceid.upatras.gr" text:style-name="Internet_20_link" text:visited-style-name="Visited_20_Internet_20_Link"><text:span text:style-name="T53"><text:variable-set text:name="Pre02" text:display="none" text:formula="ooow:bib" office:value-type="float" office:value="12"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13" style:data-style-name="N0"/></text:span></text:a><text:a xlink:type="simple" xlink:href="mailto:mavroudi@ceid.upatras.gr" text:style-name="Internet_20_link" text:visited-style-name="Visited_20_Internet_20_Link"><text:span text:style-name="T53"><text:variable-set text:name="Aho07" text:display="none" text:formula="ooow:bib" office:value-type="float" office:value="13"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14" style:data-style-name="N0"/></text:span></text:a><text:a xlink:type="simple" xlink:href="mailto:mavroudi@ceid.upatras.gr" text:style-name="Internet_20_link" text:visited-style-name="Visited_20_Internet_20_Link"><text:span text:style-name="T53"><text:variable-set text:name="jLabCISE" text:display="none" text:formula="ooow:bib" office:value-type="float" office:value="14" style:data-style-name="N0"/></text:span></text:a><text:a xlink:type="simple" xlink:href="mailto:mavroudi@ceid.upatras.gr" text:style-name="Internet_20_link" text:visited-style-name="Visited_20_Internet_20_Link"><text:span text:style-name="T53"><text:variable-set text:name="bib" text:display="none" text:formula="ooow:bib+1" office:value-type="float" office:value="15" style:data-style-name="N0"/></text:span></text:a><text:span text:style-name="T53"><text:variable-set text:name="Wur" text:display="none" text:formula="ooow:bib" office:value-type="float" office:value="15" style:data-style-name="N0"/></text:span><text:a xlink:type="simple" xlink:href="mailto:mavroudi@ceid.upatras.gr" text:style-name="Internet_20_link" text:visited-style-name="Visited_20_Internet_20_Link"><text:span text:style-name="T53"><text:variable-set text:name="scalalabCISE" text:display="none" text:formula="ooow:bib+1" office:value-type="float" office:value="16" style:data-style-name="N0"/></text:span></text:a><text:a xlink:type="simple" xlink:href="mailto:mavroudi@ceid.upatras.gr" text:style-name="Internet_20_link" text:visited-style-name="Visited_20_Internet_20_Link"><text:span text:style-name="T52"> </text:span></text:a></text:p>
      <text:p text:style-name="P96"/>
      <text:p text:style-name="P6"><text:variable-set text:name="figCnt" text:display="none" text:formula="ooow:1" office:value-type="float" office:value="1" style:data-style-name="N0"/></text:p>
      <text:p text:style-name="P6"><text:variable-set text:name="ScalaLabArchitectureFig" text:display="none" text:formula="ooow:figCnt" office:value-type="float" office:value="1" style:data-style-name="N0"/></text:p>
      <text:p text:style-name="P96"><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96"/>
      <text:p text:style-name="P97"/>
      <text:p text:style-name="P97"/>
      <text:p text:style-name="P97"/>
      <text:p text:style-name="P97"/>
      <text:p text:style-name="P99"/>
      <text:p text:style-name="P95">Preface</text:p>
      <text:p text:style-name="P98"/>
      <text:p text:style-name="P100">The GroovyLab environment builds upon Groovy, a new language for the Java Virtual Machine with full Java interoperability. The book describes how Groovy can be extended with MATLAB-like constructs in order to implement a powerful compiled mathematical scripting framework. The reader should have programming experience preferably with Java or even better with Groovy. However, for GroovyLab programming <text:span text:style-name="T62">advanced </text:span><text:soft-page-break/><text:span text:style-name="T62">programming techniques are not required, although they can be used</text:span>. <text:s/>One of the main objectives of GroovyLab is to be very <text:span text:style-name="T62">user friendly</text:span> and to present a <text:span text:style-name="T62">simple high-level scripting language</text:span> to the scientist in the spirit of MATLAB. However, an advanced programmer can also utilize the sophisticated Groovy language on which GroovyLab is build upon.</text:p>
      <text:p text:style-name="P100">GroovyLab is efficient and can be an interesting open-source alternative to commercial packages, especially for the scientific community familiar with Java. The user interface of GroovyLab explores the potential of Java's Swing library in order to facilitate the work of the scientist. The scripting language of <text:s/>GroovyLab is <text:span text:style-name="T62">GroovySci</text:span> which offers MATLAB-like high-level mathematical operators by exploiting the flexibility of the Groovy language for building easily new syntax. <text:s/>In addition, the user of GroovyLab can mix easily and Java code that can be compiled with an internal Java 6 compiler. <text:s/>An external <text:span text:style-name="T62">javac </text:span><text:span text:style-name="T63"><text:s/>compiler whenever is available can also be used to compile Java code, and can be called directly from GroovyLab, but the main point is that an installation of the Java JDK is not required to compile Java code. </text:span><text:span text:style-name="T62"><text:s/></text:span></text:p>
      <text:p text:style-name="P101">The GroovyLab <text:span text:style-name="T62">explorer</text:span> is a specialized file manager that is built upon Swing and has convenient file handling functionality, such as file browsing, deleting, creating, editing files, along with the potential to compile and execute both Groovy and Java code. Also, classpath related operations can be managed from the GroovyLab explorer. </text:p>
      <text:p text:style-name="P100">An extension of Groovy with MATLAB-like constructs, called <text:span text:style-name="T62">GroovySci</text:span> is the language of <text:soft-page-break/>GroovyLab. GroovySci is effective both for writing small scripts and for developing large production level applications. The book describes the core scientific classes of GroovySci, and presents examples of their application.</text:p>
      <text:p text:style-name="P100">Since Groovy has a new static typing mode, GroovySci code can run at the full Java's speed. Also, since the optimizations <text:s/>performed by the Just-In-Time Java compiler result in code that runs with speed similar to native code, GroovyLab can run heavy numerical tasks with speed competitive to the traditional C/C++ or Fortran compiled code.</text:p>
      <text:p text:style-name="P107"><text:span text:style-name="T6">The GroovyLab editor is based on the </text:span><text:span text:style-name="T7">rsyntaxarea </text:span><text:span text:style-name="T6">editor (</text:span><text:a xlink:type="simple" xlink:href="http://fifesoft.com/rsyntaxtextarea/" text:style-name="Internet_20_link" text:visited-style-name="Visited_20_Internet_20_Link">http://fifesoft.com/rsyntaxtextarea/</text:a><text:span text:style-name="T6">)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text:span></text:p>
      <text:p text:style-name="P101">The GroovyLab editor is in continuing development, and currently supports a set of useful functions, such as automatic importing the necessary packages for categories of applications, compile of Java sources with the internal Java compiler, compile of Groovy sources with the Groovy compiler, single-step GroovySci code and text coloring. </text:p>
      <text:p text:style-name="P100">By exploiting the flexibility and extensibility of the Groovy language we also present the framework for the utilization of Java scientific libraries within the GroovyLab environment. We describe the interfacing of basic Java numerical analysis libraries, as the <text:span text:style-name="T62">NUMAL </text:span>library, <text:span text:style-name="T62">MTJ</text:span> (Matrix Toolkit for Java) which has an object-oriented wrapping to some <text:soft-page-break/><text:span text:style-name="T62">JLAPACK</text:span><text:span text:style-name="T63"> <text:s/>libraries and significant functionality for </text:span><text:span text:style-name="T62">sparse </text:span><text:span text:style-name="T63">matrices and </text:span><text:span text:style-name="T62">distributed</text:span><text:span text:style-name="T63"> matrices and</text:span> <text:span text:style-name="T62">EJML</text:span> (Efficient Java Matrix Library). <text:s/>Java remains a good and effective solution for simple tasks as the development of scientific software. Thus, the philosophy of GroovyLab is not to replace Java, but to exploit also the Java language, both by utilizing the excellent Java scientific libraries and by offering the possibility to the Java programmer to use Java to develop applications, in case where is more familiar with Java. Therefore, a Java 6 compiler is integrated within the core of GroovyLab. </text:p>
      <text:p text:style-name="P100">In GroovyLab, Java libraries for specific applications can be easily utilized as toolboxes. We claim that Java scientific software can be exploited much more easily and effectively from within GroovyLab.</text:p>
      <text:p text:style-name="P103"/>
      <text:p text:style-name="P102"/>
      <text:p text:style-name="P128"/>
      <text:h text:style-name="Heading_20_1" text:outline-level="1"><text:bookmark-start text:name="__RefHeading___Toc32277_1949149028"/>The GroovyLab <text:span text:style-name="T8">environment</text:span><text:bookmark-end text:name="__RefHeading___Toc32277_1949149028"/></text:h>
      <text:h text:style-name="Heading_20_2" text:outline-level="2"><text:bookmark-start text:name="__RefHeading___Toc32279_1949149028"/>Introduction<text:bookmark-end text:name="__RefHeading___Toc32279_1949149028"/></text:h>
      <text:p text:style-name="P20"/>
      <text:p text:style-name="P20">Numerical computation applications benefit from <text:span text:style-name="T43">interactive systems for matrix computation, </text:span><text:span text:style-name="T47">which facilitate the rapid scientific experimentation.</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style:data-style-name="N0">6</text:variable-get>], Maple and Mathematica <text:s/>[<text:variable-get text:name="Cho05" style:data-style-name="N0">3</text:variable-get>, <text:variable-get text:name="Cho05_2" style:data-style-name="N0">4</text:variable-get>] and open source packages like Scilab [<text:variable-get text:name="Cam06" style:data-style-name="N0">1</text:variable-get>] and Octave [<text:variable-get text:name="Eat02" style:data-style-name="N0">5</text:variable-get>]. </text:p>
      <text:p text:style-name="P20"><text:span text:style-name="T47">The book presents an open source mathematical programming environment for the Java Virtual Machine (JVM), the GroovyLab environment [</text:span><text:span text:style-name="T47"><text:variable-get text:name="scalalabCISE" style:data-style-name="N0">16</text:variable-get></text:span><text:span text:style-name="T47">]. Although GroovyLab presents a MATLAB-like style of working, it differs from the forementioned in that it compiles the scripts for the JVM. GroovyLab utilizes and expands the powerful Groovy dynamic language [</text:span><text:span text:style-name="T47"><text:variable-get text:name="Odersky98" style:data-style-name="N0">0</text:variable-get></text:span><text:span text:style-name="T47">]. </text:span></text:p>
      <text:p text:style-name="P21">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style:data-style-name="N0">15</text:variable-get>] and the JVM performance on numeric computations is superb. </text:p>
      <text:p text:style-name="P21"><text:soft-page-break/>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21">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GroovyLab exploits both the flexibility of Groovy and the robust and feature rich Java platform in order to offer an open MATLAB-like system to the scientist. The user of GroovyLab can work both with the MATLAB-like script oriented way or with the Java/Groovy like way of building stand-alone applications. Also, the GroovyLab user can replace scripts with classes in order to build gradually a complex application.</text:p>
      <text:p text:style-name="P104">In this book we concentrate on two main directions. The first one, describes the incorporation of Java numerical libraries within the core of GroovyLab. The aim is to provide an easy to use interface to these scientific libraries, without compromising their effectiveness. Convenient syntax features like high-level mathematical operators are implemented by exploiting the rich support that Groovy provides. Many features of Java's Swing assist the work of the user, for example by providing extensive help and superb display functionality. </text:p>
      <text:p text:style-name="P105"/>
      <text:p text:style-name="P3"/>
      <text:p text:style-name="P18"/>
      <text:h text:style-name="Heading_20_2" text:outline-level="2"><text:bookmark-start text:name="__RefHeading___Toc32281_1949149028"/>The architecture of the GroovyLab environment<text:bookmark-end text:name="__RefHeading___Toc32281_1949149028"/></text:h>
      <text:p text:style-name="Text_20_body"/>
      <text:p text:style-name="P4">GroovyLab builds upon the technology stack developed over many years for the Java Virtual Machine. The main components of that technology are (Fig. <text:variable-get text:name="ScalaLabArchitectureFig" style:data-style-name="N0">1</text:variable-get>):</text:p>
      <text:p text:style-name="P4"/>
      <text:p text:style-name="P5">a. <text:s/>The Just-In-Time (JIT) Java Compiler</text:p>
      <text:p text:style-name="P4">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GroovyLab with either a <text:span text:style-name="T43">client</text:span> or a <text:span text:style-name="T43">server </text:span><text:span text:style-name="T62">JVM</text:span> and sometimes the server JVM has significant improvement in performance for heavy computational tasks.</text:p>
      <text:p text:style-name="P4"/>
      <text:p text:style-name="P5">b. The Java Compiler</text:p>
      <text:p text:style-name="P4">GroovyLab integrates the Java 6 compiler within its executable. Thus, the user can easily compile and run Java classes, avoiding the inconvenience of installing and handling an external Java compiler.</text:p>
      <text:p text:style-name="P4"/>
      <text:p text:style-name="P110">c. The Groovy Compiler and Run Time <text:s/>Libraries</text:p>
      <text:p text:style-name="P111"><text:soft-page-break/>GroovyLab integrates a recent version of the whole Groovy system. Thus, a seperate installation of Groovy is unecessary.</text:p>
      <text:p text:style-name="P111"/>
      <text:list xml:id="list389567537783866622" text:style-name="L1">
        <text:list-item>
          <text:p text:style-name="P277">The Groovy Shell</text:p>
          <text:p text:style-name="P278">This component is the core of GroovyLab and the one that implements the MATLAB-like sense of the system. It is an advanced interpreter that maintains state between successive script executions.</text:p>
        </text:list-item>
      </text:list>
      <text:p text:style-name="P111"/>
      <text:p text:style-name="P110">e. <text:s/>The integrated Java Libraries</text:p>
      <text:p text:style-name="P111">Java Libraries for plotting and for the most important numerical tasks have been integrated with GroovyLab and are directly available to the user. </text:p>
      <text:p text:style-name="P111"/>
      <text:p text:style-name="P110">f. External class libraries</text:p>
      <text:p text:style-name="P110"><text:span text:style-name="T63">Since GroovyLab runs upon the Java Virtual Machine any class file can be executed as long as it is placed on the GroovyLab classpath. GroovyLab keeps an adaptable environment variable </text:span><text:span text:style-name="T44">GroovySciClassPath</text:span><text:span text:style-name="T63"> for implementing the notion of classpath. That variable controls the classpath of the Groovy Shell. </text:span></text:p>
      <text:p text:style-name="P111">However, special support is offered for conveniently loading .jar files that pack Java libraries, since it is especially important to utilize effectively toolboxes of Java code.</text:p>
      <text:p text:style-name="P111"/>
      <text:p text:style-name="P110">g. Application Level Wizards</text:p>
      <text:p text:style-name="P111">These tools greatly facilitate the development of specialized applications. We will present an <text:soft-page-break/>example of solving Ordinary Differential Equations (ODEs) with GroovyLab, where the wizards are particularly useful.</text:p>
      <text:p text:style-name="P111"/>
      <text:p text:style-name="P110">h. The Computer Algebra Subsystem</text:p>
      <text:p text:style-name="P2"><text:span text:style-name="T65">Computer Algebra facilities are developed based on the symja (</text:span><text:a xlink:type="simple" xlink:href="http://code.google.com/p/symja/" text:style-name="Internet_20_link" text:visited-style-name="Visited_20_Internet_20_Link"><text:span text:style-name="T65">http://code.google.com/p/symja/</text:span></text:a><text:span text:style-name="T65">) open source Java Algebra system.</text:span></text:p>
      <text:p text:style-name="P4"/>
      <text:list xml:id="list8496149039818145859" text:style-name="L2">
        <text:list-item>
          <text:p text:style-name="P279">The Imports Wizard</text:p>
        </text:list-item>
      </text:list>
      <text:p text:style-name="P4">GroovyLab uses a large number of libraries. This wizard allows to perform easily the imports required for each library by injecting the proper import commands.</text:p>
      <text:p text:style-name="P19"/>
      <text:p text:style-name="P11"/>
      <text:p text:style-name="P11"/>
      <text:p text:style-name="P13"/>
      <text:p text:style-name="P13"><draw:frame draw:style-name="fr2" draw:name="Object18" text:anchor-type="paragraph" svg:width="8.2673in" svg:height="4.772in" draw:z-index="0"><draw:object xlink:href="./Object 18" xlink:type="simple" xlink:show="embed" xlink:actuate="onLoad"/><draw:image xlink:href="./ObjectReplacements/Object 18" xlink:type="simple" xlink:show="embed" xlink:actuate="onLoad"/></draw:frame><text:soft-page-break/></text:p>
      <text:p text:style-name="P6">Figure <text:variable-get text:name="ScalaLabArchitectureFig" style:data-style-name="N0">1</text:variable-get> <text:s text:c="2"/>The Architecture of the GroovyLab </text:p>
      <text:p text:style-name="P11"/>
      <text:p text:style-name="P4"><text:soft-page-break/></text:p>
      <text:p text:style-name="P4">The user interface of the GroovyLab environment consists of the following components:</text:p>
      <text:p text:style-name="P4"/>
      <text:p text:style-name="P2"><text:span text:style-name="T65">a. The </text:span><text:span text:style-name="T64">GroovyLab Interpreter Pane</text:span><text:span text:style-name="T65"> which is based on the </text:span><text:alphabetical-index-mark-start text:id="IMark63504488"/><text:span text:style-name="T66">RsyntaxTextArea</text:span><text:alphabetical-index-mark-end text:id="IMark63504488"/><text:span text:style-name="T65"> (</text:span><text:a xlink:type="simple" xlink:href="http://fifesoft.com/rsyntaxtextarea/" text:style-name="Internet_20_link" text:visited-style-name="Visited_20_Internet_20_Link"><text:span text:style-name="T65">http://fifesoft.com/rsyntaxtextarea/</text:span></text:a><text:span text:style-name="T65">) </text:span><text:span text:style-name="T64"><text:s/></text:span><text:span text:style-name="T65">that offers an IDE like editor, with facilities such as code completion, execution of selected text, run – to – cursor, <text:s/>etc. combined with the power of scripting. This interface is the preferred interface for writing scripts. However, an additional console based interface exists, the </text:span><text:span text:style-name="T64">GroovyLab console.</text:span></text:p>
      <text:p text:style-name="P4"/>
      <text:p text:style-name="P4">b. The <text:span text:style-name="T43">GroovyLab console</text:span> receives commands and scripts from the user. <text:s/>It is important to note that both the <text:span text:style-name="T43">GroovyLab Interpreter Pane</text:span> and the <text:span text:style-name="T43">GroovyLab Console </text:span>share the same Groovy Shell. </text:p>
      <text:p text:style-name="P4"/>
      <text:p text:style-name="P111">c. <text:s/>The <text:span text:style-name="T43">GroovyLab's explorer</text:span> which allows to browse conveniently the filesystem and to perform operations on files e.g. to edit, compile, run Java and Groovy files.</text:p>
      <text:p text:style-name="P111"/>
      <text:p text:style-name="P111">d. The <text:span text:style-name="T43">GroovyLab editor</text:span>, is a simple text editor based on the <text:span text:style-name="T62">rsyntaxarea </text:span>component, that however assists by offering special operations such as compiling and running Java/Groovy files and with convenient execution facilities for execution of script code (e.g. execute selection, run-to-cursor).</text:p>
      <text:p text:style-name="P111"/>
      <text:p text:style-name="P111">e. The <text:span text:style-name="T43">Console output</text:span> window that scrolls the results of the commands. In essence, <text:s/>the Java's System.out stream is redirected at the output console and thus all the output can be conveniently <text:soft-page-break/>examined. Also, the console output window displays all the output of the Groovy Compiler that produces when the Groovy Shell feeds to it the script for compilation.</text:p>
      <text:p text:style-name="P111"/>
      <text:p text:style-name="P111">f. The <text:span text:style-name="T43">variable workspace</text:span> window that displays the globally accessible variables and their types. </text:p>
      <text:p text:style-name="P111"/>
      <text:p text:style-name="P111">g. The <text:span text:style-name="T43">import wizard </text:span>accomplishes useful tasks aimed at facilitating import handling, as for example the import buffering described below.</text:p>
      <text:h text:style-name="P357" text:outline-level="2"><text:bookmark-start text:name="__RefHeading___Toc32283_1949149028"/>Working <text:span text:style-name="T8">with the Groovy Shell Pane</text:span><text:bookmark-end text:name="__RefHeading___Toc32283_1949149028"/></text:h>
      <text:p text:style-name="P54">The GroovyLab environment allows to easily execute GroovyLab code. We describe here the main points of working with the Groovy Shell Pane editor. </text:p>
      <text:p text:style-name="P43"><text:span text:style-name="T8">Perhaps the most important keystroke is the </text:span><text:span text:style-name="T15">F6</text:span><text:span text:style-name="T13"> that permits t</text:span><text:span text:style-name="T8">o execute either:</text:span></text:p>
      <text:list xml:id="list1890459614696910855" text:style-name="L3">
        <text:list-item>
          <text:p text:style-name="P280"><text:span text:style-name="T8"><text:s/>If the user has </text:span><text:span text:style-name="T9">selected text </text:span><text:span text:style-name="T17">in the editor, then the selected text is executed.</text:span></text:p>
        </text:list-item>
        <text:list-item>
          <text:p text:style-name="P283"><text:span text:style-name="T8">Otherwise <text:s/>(no selected text) the </text:span><text:span text:style-name="T9">current line</text:span><text:span text:style-name="T8"> is executed. </text:span></text:p>
        </text:list-item>
      </text:list>
      <text:p text:style-name="P47"><text:span text:style-name="T8">Similarly with the </text:span><text:span text:style-name="T15">F6 </text:span><text:span text:style-name="T13">keystroke works the </text:span><text:span text:style-name="T15">F8 </text:span><text:span text:style-name="T13">keystroke, with the difference that it permits the execution of the script in a separate thread. Therefore, <text:s/>GroovyLab is not blocked, while computation is executed </text:span></text:p>
      <text:p text:style-name="P55">For example, if we have the line of code:</text:p>
      <text:p text:style-name="P56"><text:bookmark-start text:name="__DdeLink__3261_1689685922"/><text:bookmark-start text:name="__DdeLink__5344_682898624"/><text:bookmark-start text:name="__DdeLink__21294_1790466464"/>alpha = 4.6; <text:s text:c="2"/>beta = 8.9; <text:s/>gg=alpha+9<text:bookmark-end text:name="__DdeLink__3261_1689685922"/><text:bookmark-end text:name="__DdeLink__5344_682898624"/></text:p>
      <text:p text:style-name="P47"><text:bookmark-end text:name="__DdeLink__21294_1790466464"/><text:span text:style-name="T8">Then to execute the whole line, we can press F6 with the cursor anywhere in the line. To execute only the command concerning variable </text:span><text:span text:style-name="T9">beta</text:span><text:span text:style-name="T17"> select the command and press F6.</text:span></text:p>
      <text:p text:style-name="P47"><text:span text:style-name="T8">Similarly, the </text:span><text:span text:style-name="T15">F2 </text:span><text:span text:style-name="T13">keystroke executes code from the previous F2 position (or start of text if no previous F2) up to cursor position.</text:span></text:p>
      <text:p text:style-name="P47"><text:span text:style-name="T13">The </text:span><text:span text:style-name="T15">F5 <text:s/></text:span><text:span text:style-name="T13">keystroke is also very useful, since it clears the output console, permitting to observe clearly the output messages and results.</text:span></text:p>
      <text:p text:style-name="P47"><text:span text:style-name="T13">The binded variables by the GroovyShell, displayed at the </text:span><text:span text:style-name="T12">table of binding variables</text:span><text:span text:style-name="T13"> are also </text:span><text:soft-page-break/><text:span text:style-name="T13">understable as co</text:span><text:span text:style-name="T35">mpletions, e.g. if we have defined the variable: <text:s text:c="2"/></text:span><text:bookmark-start text:name="__DdeLink__5500_682898624"/><text:span text:style-name="T34">myIntVarWithLargeName = 8</text:span><text:bookmark-end text:name="__DdeLink__5500_682898624"/><text:span text:style-name="T35">, and then press </text:span><text:span text:style-name="T34">myInt</text:span><text:span text:style-name="T35"> and </text:span><text:span text:style-name="T34">Ctrl-SPACE </text:span><text:span text:style-name="T35">the code completion will complete the rest name. We can update at any time the table of binding variables by pressing </text:span><text:span text:style-name="T37">F12. </text:span></text:p>
      <text:p text:style-name="P47"><text:span text:style-name="T13">The </text:span><text:span text:style-name="T15">Ctrl-SPACE</text:span><text:span text:style-name="T13"> keystroke activates the code completion “Provider” of the RsyntaxTextArea component. </text:span><text:span text:style-name="Teletype"><text:span text:style-name="T68">The </text:span></text:span><text:span text:style-name="Teletype"><text:span text:style-name="T69">RSyntaxArea</text:span></text:span><text:span text:style-name="T68"> </text:span><text:span text:style-name="Teletype"><text:span text:style-name="T68">editor supports </text:span></text:span><text:span text:style-name="Teletype"><text:span text:style-name="T74">code completion (using CONTROL-SPACE ) in two modes</text:span></text:span><text:span text:style-name="Teletype"><text:span text:style-name="T68">, that are switchable with a menu option of the </text:span></text:span><text:span text:style-name="Teletype"><text:span text:style-name="T70">Completion</text:span></text:span><text:span text:style-name="T68"> </text:span><text:span text:style-name="Teletype"><text:span text:style-name="T68">menu. These modes are:</text:span></text:span></text:p>
      <text:list xml:id="list6505275878118546218" text:style-name="L4">
        <text:list-item>
          <text:p text:style-name="P289"><text:span text:style-name="Teletype"><text:span text:style-name="T73"><text:s text:c="3"/></text:span></text:span><text:span text:style-name="Teletype"><text:span text:style-name="T72">Global completion mode</text:span></text:span><text:span text:style-name="Teletype"><text:span text:style-name="T73">. This mode is useful to remind the global GroovyLab methods, e.g. the many overloaded versions of </text:span></text:span><text:span text:style-name="Teletype"><text:span text:style-name="T71">plot().</text:span></text:span><text:span text:style-name="T73"> </text:span><text:span text:style-name="Teletype"><text:span text:style-name="T73">The global completion list can be extended, using library routines, that are detected using Java reflection. These libraries are available at the </text:span></text:span><text:span text:style-name="Teletype"><text:span text:style-name="T71">Completion</text:span></text:span><text:span text:style-name="T73"> </text:span><text:span text:style-name="Teletype"><text:span text:style-name="T73">menu.</text:span></text:span></text:p>
          <text:p text:style-name="P289"><text:span text:style-name="Teletype"><text:span text:style-name="T73"/></text:span></text:p>
        </text:list-item>
        <text:list-item>
          <text:p text:style-name="P293"><text:span text:style-name="Teletype"><text:span text:style-name="T73"><text:s text:c="2"/></text:span></text:span><text:span text:style-name="Teletype"><text:span text:style-name="T72">Groovy completion mode</text:span></text:span><text:span text:style-name="Teletype"><text:span text:style-name="T73">. This mode works by exploiting the information acquired from </text:span></text:span><text:span text:style-name="Teletype"><text:span text:style-name="T71">Java Reflection. </text:span></text:span><text:span text:style-name="Teletype"><text:span text:style-name="T73">It is very useful to perform </text:span></text:span><text:span text:style-name="Teletype"><text:span text:style-name="T71">field and method</text:span></text:span><text:span text:style-name="T73"> </text:span><text:span text:style-name="Teletype"><text:span text:style-name="T73">completions.</text:span></text:span></text:p>
        </text:list-item>
      </text:list>
      <text:p text:style-name="P113"><text:line-break/></text:p>
      <text:p text:style-name="P44"><text:span text:style-name="T19">The </text:span><text:span text:style-name="T18">F1</text:span><text:span text:style-name="T19"> key is also useful, since it collects information from the basic GroovyLab libraries in order to present code completion help for an identifier. Suppose for example that we want to acquire information for the </text:span><text:span text:style-name="T11">fft</text:span><text:span text:style-name="T19"> routine in GroovyLab. We can select “fft” and press F1. Then a list is displayed with the GroovyLab classes that provide </text:span><text:span text:style-name="T11">fft</text:span><text:span text:style-name="T19"> routine (e.g. </text:span><text:span text:style-name="T11">JSci.maths.wavelet.Signal</text:span><text:span text:style-name="T19">). We can interrogate the contents of those classes by selecting the corresponding items from the displayed list and pressing a second F1. <text:s/>Then <text:s/>the contents of the class are retrieved using Java </text:span><text:soft-page-break/><text:span text:style-name="T19">reflection and displayed. Also, the method of interest (e.g. </text:span><text:span text:style-name="T11">fft</text:span><text:span text:style-name="T19">) is highlighted.</text:span></text:p>
      <text:p text:style-name="P44"><text:span text:style-name="T19">The </text:span><text:span text:style-name="T17">F9 </text:span><text:span text:style-name="T19">keystroke concerns the compilation and execution of <text:s/>Java code with the internal Java compiler of GroovyLab and is thus irrelevant when we work with GroovySci scripts.</text:span></text:p>
      <text:p text:style-name="P34"><text:span text:style-name="T19">The </text:span><text:span text:style-name="T17">F10 </text:span><text:span text:style-name="T19">keystroke on a selected identifier, displays information for the class of the selected identifier by using the </text:span><text:span text:style-name="T13">Groovy Object Browser. </text:span><text:span text:style-name="T19"><text:s/>For example, let:</text:span></text:p>
      <text:p text:style-name="P59">jf = new javax.swing.JFrame("myFrame")</text:p>
      <text:p text:style-name="P34"><text:span text:style-name="T19"><text:s/>selecting “</text:span><text:span text:style-name="T13">jf</text:span><text:span text:style-name="T19">” and pressing F10, we have a Groovy Object Browser based presentation of the contents of the JFrame <text:s/>class. </text:span></text:p>
      <text:p text:style-name="P64"/>
      <text:p text:style-name="P51"/>
      <text:p text:style-name="P29"/>
      <text:h text:style-name="Heading_20_1" text:outline-level="1"><text:bookmark-start text:name="__RefHeading___Toc32285_1949149028"/>Installing <text:alphabetical-index-mark-start text:id="IMark63010360"/>Toolboxes<text:bookmark-end text:name="__RefHeading___Toc32285_1949149028"/><text:alphabetical-index-mark-end text:id="IMark63010360"/></text:h>
      <text:p text:style-name="P43"><text:span text:style-name="Teletype"><text:span text:style-name="T21">Installation of .jar toolboxes is very important and allows convenient access to Java scientific libraries. In GroovyLab</text:span></text:span><text:span text:style-name="T21"> </text:span><text:span text:style-name="Teletype"><text:span text:style-name="T21">we can easily install .jar toolboxes that remain installed for later working sessions. We illustrate installation of a toolbox by means of an example.</text:span></text:span><text:span text:style-name="T21"> </text:span></text:p>
      <text:p text:style-name="P72"/>
      <text:p text:style-name="P79"><text:bookmark text:name="Example"/>Example</text:p>
      <text:p text:style-name="P43"><text:span text:style-name="Teletype"><text:span text:style-name="T21">Suppose that we want to install the jWave.jar</text:span></text:span><text:span text:style-name="T21"> </text:span><text:span text:style-name="Teletype"><text:span text:style-name="T21">toolbox. We proceed by opening the </text:span></text:span><text:soft-page-break/><text:span text:style-name="Teletype"><text:span text:style-name="T21">GroovySci Toolboxes</text:span></text:span><text:span text:style-name="T21"> </text:span><text:span text:style-name="Teletype"><text:span text:style-name="T21">tab. A frame titled GroovySci toolboxes</text:span></text:span><text:span text:style-name="T21"> </text:span><text:span text:style-name="Teletype"><text:span text:style-name="T21">is displayed that allows convenient installation of toolboxes.</text:span></text:span><text:span text:style-name="T21"> </text:span></text:p>
      <text:p text:style-name="P43"><text:span text:style-name="Teletype"><text:span text:style-name="T21">The Specify toolboxes</text:span></text:span><text:span text:style-name="T21"> </text:span><text:span text:style-name="Teletype"><text:span text:style-name="T21">button allows to browse the file system and to specify our toolbox. The Append to classpath</text:span></text:span><text:span text:style-name="T21"> </text:span><text:span text:style-name="Teletype"><text:span text:style-name="T21">button appends the toolbox to the classpath of the </text:span></text:span><text:alphabetical-index-mark-start text:id="IMark63010360"/><text:span text:style-name="Teletype"><text:span text:style-name="T21">GroovyShell</text:span></text:span><text:alphabetical-index-mark-end text:id="IMark63010360"/><text:span text:style-name="Teletype"><text:span text:style-name="T21"> without attempting to scan its classes. It is sufficient for our purpose of using the classes of the toolbox, since in order to use a toolbox the only requirement is to be accessible from the GroovyShell's classpath. The Import toolboxes</text:span></text:span><text:span text:style-name="T21"> </text:span><text:span text:style-name="Teletype"><text:span text:style-name="T21">button in addition scans the toolbox classes and if the Retrieve also methods</text:span></text:span><text:span text:style-name="T21"> </text:span><text:span text:style-name="Teletype"><text:span text:style-name="T21">checkbox is checked, acquires information about the toolbox classes with Java's reflection. That information is displayed graphically by means of a Swing's JTree. </text:span></text:span></text:p>
      <text:p text:style-name="P42"><text:span text:style-name="Teletype"><text:span text:style-name="T21">Let now proceed in installing our</text:span></text:span><text:span text:style-name="Teletype"><text:span text:style-name="T27"> jWave.jar</text:span></text:span><text:span text:style-name="Teletype"><text:span text:style-name="T21"> toolbox. We follow these steps: </text:span></text:span></text:p>
      <text:list xml:id="list5309576132474198692" text:style-name="L5">
        <text:list-item>
          <text:p text:style-name="P290"><text:span text:style-name="Teletype"><text:span text:style-name="T21">With Specify toolboxes</text:span></text:span><text:span text:style-name="T21"> </text:span><text:span text:style-name="Teletype"><text:span text:style-name="T21">we specify the jWave.jar file.</text:span></text:span><text:span text:style-name="T21"> </text:span></text:p>
        </text:list-item>
        <text:list-item>
          <text:p text:style-name="P281"><text:span text:style-name="Teletype"><text:span text:style-name="T21">We can append the toolbox to the classpath of a fresh GroovyShell that however keeps the binding of the variables of the previous one, with Append to classpath</text:span></text:span><text:span text:style-name="T21"> </text:span><text:span text:style-name="Teletype"><text:span text:style-name="T21">button. Alternatively, we can use the Import toolboxes</text:span></text:span><text:span text:style-name="T21"> </text:span><text:span text:style-name="Teletype"><text:span text:style-name="T21">button that attempts to scan the toolbox classes, presenting with useful information about toolbox classes, and methods if the Retrieve also methods</text:span></text:span><text:span text:style-name="T21"> </text:span><text:span text:style-name="Teletype"><text:span text:style-name="T21">checkbox is checked.</text:span></text:span><text:span text:style-name="T21"> </text:span></text:p>
        </text:list-item>
      </text:list>
      <text:p text:style-name="P43"><text:span text:style-name="Teletype"><text:span text:style-name="T21">After installing the toolbox we can execute the example code for the jWave toolbox (see the Wiki page). </text:span></text:span></text:p>
      <text:p text:style-name="P43"><text:soft-page-break/><text:span text:style-name="Teletype"><text:span text:style-name="T21">Now we can exit GroovyLab. A file </text:span></text:span><text:span text:style-name="Teletype"><text:span text:style-name="T27">GroovyLabUserPaths.txt</text:span></text:span><text:span text:style-name="T21"> </text:span><text:span text:style-name="Teletype"><text:span text:style-name="T21">is created on disk, that contains the line: </text:span></text:span></text:p>
      <text:p text:style-name="P42"><text:span text:style-name="Teletype"><text:span text:style-name="T21">/home/sp/Downloads/jWave.jar</text:span></text:span><text:span text:style-name="T21"> </text:span></text:p>
      <text:p text:style-name="P43"><text:span text:style-name="Teletype"><text:span text:style-name="T21">This line specifies to GroovyLab that on startup should init the GroovyShell's classloader to include also the jWave.jar toolbox. The next time we run GroovyLab we can use jWave.jar without installation.</text:span></text:span><text:span text:style-name="T21"> </text:span></text:p>
      <text:p text:style-name="P26">To remove the <text:span text:style-name="T62">jWave.jar</text:span><text:span text:style-name="T63"> toolbox we can click on its node under the </text:span><text:span text:style-name="T44">GroovyShell Classpath </text:span><text:span text:style-name="T49">node. Then the jWave.jar is not available at the next GroovyLab session.</text:span><text:span text:style-name="T44"> </text:span></text:p>
      <text:p text:style-name="P25"/>
      <text:h text:style-name="Heading_20_1" text:outline-level="1"><text:bookmark-start text:name="__RefHeading___Toc32287_1949149028"/>The <text:alphabetical-index-mark-start text:id="IMark62710152"/>import buffering<text:alphabetical-index-mark-end text:id="IMark62710152"/> mechanism<text:bookmark-end text:name="__RefHeading___Toc32287_1949149028"/></text:h>
      <text:p text:style-name="P27"/>
      <text:p text:style-name="P75">Characteristics of Groovy explored in GroovyLab</text:p>
      <text:p text:style-name="P136"><text:span text:style-name="Teletype"><text:span text:style-name="T20"/></text:span></text:p>
      <text:p text:style-name="P31"><text:span text:style-name="Teletype"><text:span text:style-name="T24">The GroovyShell lacks a feature of keeping the imports from the previous statements. This can be a rather inconvenient in many cases, since we must issue manually the same import statements, before executing commands depending on them. For that reason, we implemented in GroovyLab a simple import buffering, that we think can facilitate the user's work. </text:span></text:span></text:p>
      <text:p text:style-name="P31"><text:soft-page-break/><text:span text:style-name="Teletype"><text:span text:style-name="T24">GroovyLab prepends at the user's scripts some basic imports that extend the functionality, by performing a lot of import and import static statements, and allowing for example to use commands as </text:span></text:span><text:span text:style-name="Teletype"><text:span text:style-name="T29">figure()</text:span></text:span><text:span text:style-name="Teletype"><text:span text:style-name="T24">, </text:span></text:span><text:span text:style-name="Teletype"><text:span text:style-name="T29">plot()</text:span></text:span><text:span text:style-name="Teletype"><text:span text:style-name="T24"> etc. In order to allow specialized import statements to be kept during a user's session, the user can </text:span></text:span><text:span text:style-name="Strong_20_Emphasis"><text:span text:style-name="T24">buffer</text:span></text:span><text:span text:style-name="Teletype"><text:span text:style-name="T24"> these import statements for that particular working session only. That can be accomplished by </text:span></text:span><text:span text:style-name="Strong_20_Emphasis"><text:span text:style-name="T24">selecting the relevant import statements</text:span></text:span><text:span text:style-name="Teletype"><text:span text:style-name="T24"> and then using </text:span></text:span><text:span text:style-name="Strong_20_Emphasis"><text:span text:style-name="T24">Buffer selected Imports</text:span></text:span><text:span text:style-name="Teletype"><text:span text:style-name="T24"> option from the </text:span></text:span><text:span text:style-name="Strong_20_Emphasis"><text:span text:style-name="T24">Imports</text:span></text:span><text:span text:style-name="Teletype"><text:span text:style-name="T24"> menu. </text:span></text:span></text:p>
      <text:p text:style-name="P30"><text:span text:style-name="Teletype"><text:span text:style-name="T26">As an example suppose that we have the following script</text:span></text:span><text:span text:style-name="T26"> </text:span></text:p>
      <text:p text:style-name="P24">// SECTION 1: <text:s/>import section</text:p>
      <text:p text:style-name="P24"><text:bookmark-start text:name="__DdeLink__5056_2071084271"/><text:bookmark-start text:name="__DdeLink__6092_443707396"/>import static com.nr.test.NRTestUtil.maxel</text:p>
      <text:p text:style-name="P24">import static com.nr.test.NRTestUtil.vecsub</text:p>
      <text:p text:style-name="P24">import static java.lang.Math.cos</text:p>
      <text:p text:style-name="P24">import com.nr.interp.RBF_gauss</text:p>
      <text:p text:style-name="P24">import com.nr.interp.RBF_interp</text:p>
      <text:p text:style-name="P24">import com.nr.interp.RBF_inversemultiquadric</text:p>
      <text:p text:style-name="P24">import com.nr.interp.RBF_multiquadric</text:p>
      <text:p text:style-name="P24">import com.nr.interp.RBF_thinplate</text:p>
      <text:p text:style-name="P24">import com.nr.ran.Ran</text:p>
      <text:p text:style-name="P24"><text:bookmark-end text:name="__DdeLink__5056_2071084271"/><text:bookmark-end text:name="__DdeLink__6092_443707396"/>// SECTION 2: import independent commands section</text:p>
      <text:p text:style-name="P24"><text:bookmark-start text:name="__DdeLink__5212_2071084271"/><text:bookmark-start text:name="__DdeLink__6098_443707396"/><text:s text:c="3"/>NPTS=100; NDIM=2; N=10; M=10;</text:p>
      <text:p text:style-name="P24"><text:s text:c="3"/>sbeps=0.05</text:p>
      <text:p text:style-name="P24"><text:soft-page-break/><text:s text:c="3"/>pts =new double[NPTS][NDIM]</text:p>
      <text:p text:style-name="P24"><text:s text:c="3"/>y = new double[NPTS]</text:p>
      <text:p text:style-name="P24"><text:s text:c="3"/>actual = new double[M]</text:p>
      <text:p text:style-name="P24"><text:s text:c="3"/>estim = new double[M]</text:p>
      <text:p text:style-name="P24"><text:s text:c="3"/>ppt = new double[2]</text:p>
      <text:p text:style-name="P24"><text:s text:c="3"/>globalflag=false</text:p>
      <text:p text:style-name="P24"><text:s text:c="2"/></text:p>
      <text:p text:style-name="P24"><text:bookmark-end text:name="__DdeLink__5212_2071084271"/><text:s text:c="2"/>// SECTION 3: <text:s/>import dependent command section</text:p>
      <text:p text:style-name="P24"><text:s text:c="2"/>// Test RBF_interp</text:p>
      <text:p text:style-name="P24"><text:bookmark-start text:name="__DdeLink__5214_2071084271"/><text:s text:c="3"/>myran = new Ran(17)</text:p>
      <text:p text:style-name="P24"><text:s text:c="3"/>pt = new double[M][2]</text:p>
      <text:p text:style-name="P24"><text:s text:c="3"/>for (i=0;i&lt;M;i++) {</text:p>
      <text:p text:style-name="P24"><text:s text:c="4"/>pt[i][0]=(double)(N)*myran.doub()</text:p>
      <text:p text:style-name="P24"><text:s text:c="4"/>pt[i][1]=(double)(N)*myran.doub()</text:p>
      <text:p text:style-name="P24"><text:s text:c="4"/>actual[i]=cos(pt[i][0]/20.0)*cos(pt[i][1]/20.0)</text:p>
      <text:p text:style-name="P24"><text:s text:c="2"/>}</text:p>
      <text:p text:style-name="P24"><text:s text:c="3"/>for (i=0;i&lt;N;i++) {</text:p>
      <text:p text:style-name="P24"><text:s text:c="4"/>for (j=0;j&lt;N;j++) {</text:p>
      <text:p text:style-name="P24"><text:s text:c="5"/>k=N*i+j</text:p>
      <text:p text:style-name="P24"><text:s text:c="5"/>pts[k][0]=(double)(j)</text:p>
      <text:p text:style-name="P24"><text:soft-page-break/><text:s text:c="5"/>pts[k][1]=(double)(i)</text:p>
      <text:p text:style-name="P24"><text:s text:c="5"/>y[k]=cos(pts[k][0]/20.0)*cos(pts[k][1]/20.0)</text:p>
      <text:p text:style-name="P24"><text:s text:c="3"/>}</text:p>
      <text:p text:style-name="P24"><text:s text:c="2"/>}</text:p>
      <text:p text:style-name="P24"><text:s text:c="3"/>println("Testing RBF_interp with multiquadric function")</text:p>
      <text:p text:style-name="P24"><text:s text:c="3"/>scale=3.0</text:p>
      <text:p text:style-name="P24"><text:s text:c="3"/>multiquadric = new RBF_multiquadric(scale)</text:p>
      <text:p text:style-name="P24"><text:s text:c="3"/>myRBFmqf = new RBF_interp(pts,y,multiquadric,false)</text:p>
      <text:p text:style-name="P24"><text:s text:c="2"/></text:p>
      <text:p text:style-name="P24"><text:s text:c="3"/>for (i=0;i&lt;M;i++) {</text:p>
      <text:p text:style-name="P24"><text:s text:c="4"/>ppt[0]=pt[i][0]</text:p>
      <text:p text:style-name="P24"><text:s text:c="4"/>ppt[1]=pt[i][1]</text:p>
      <text:p text:style-name="P24"><text:s text:c="4"/>estim[i]=myRBFmqf.interp(ppt)</text:p>
      <text:p text:style-name="P143"><text:s/>}</text:p>
      <text:p text:style-name="P43"><text:bookmark-end text:name="__DdeLink__5214_2071084271"/><text:bookmark-end text:name="__DdeLink__6098_443707396"/><text:span text:style-name="Teletype"><text:span text:style-name="T26">In order to execute first the import independent commands (i.e. SECTION 2), and after them in a separate script, the import dependent commands (i.e. SECTION 3) the user should </text:span></text:span><text:span text:style-name="Teletype"><text:span text:style-name="T30">select the imports</text:span></text:span><text:span text:style-name="Teletype"><text:span text:style-name="T26"> and buffer them by using from the "</text:span></text:span><text:span text:style-name="Teletype"><text:span text:style-name="T30">Imports</text:span></text:span><text:span text:style-name="Teletype"><text:span text:style-name="T26">" menu the "</text:span></text:span><text:span text:style-name="Teletype"><text:span text:style-name="T30">Buffer selected imports</text:span></text:span><text:span text:style-name="Teletype"><text:span text:style-name="T26">" option. Issuing multiple "</text:span></text:span><text:span text:style-name="Teletype"><text:span text:style-name="T30">Buffer selected imports</text:span></text:span><text:span text:style-name="Teletype"><text:span text:style-name="T26">" commands, accumulate all the import statements, unless we clear the import buffer. </text:span></text:span></text:p>
      <text:p text:style-name="P43"><text:soft-page-break/><text:span text:style-name="Teletype"><text:span text:style-name="T26">As we expect the script as a whole executes correctly. However, if we do not buffer the imports and try to execute statements that depend on the imports (e.g. myran = new Ran(17)), without prepending the code with them, we fail. However, if we buffer the necessary imports</text:span></text:span><text:span text:style-name="T26">, </text:span><text:span text:style-name="Teletype"><text:span text:style-name="T26">we can execute our script conveniently </text:span></text:span><text:span text:style-name="Teletype"><text:span text:style-name="T28">command-by-command</text:span></text:span><text:span text:style-name="Teletype"><text:span text:style-name="T26">. </text:span></text:span></text:p>
      <text:p text:style-name="P136"><text:span text:style-name="Teletype"><text:span text:style-name="T26"/></text:span></text:p>
      <text:h text:style-name="Heading_20_2" text:outline-level="2"><text:bookmark-start text:name="__RefHeading___Toc32289_1949149028"/><text:alphabetical-index-mark-start text:id="IMark63010360"/>Binding<text:bookmark-end text:name="__RefHeading___Toc32289_1949149028"/><text:alphabetical-index-mark-end text:id="IMark63010360"/></text:h>
      <text:p text:style-name="P137"/>
      <text:p text:style-name="P83">Binding of variables with GroovyShell is only for <text:alphabetical-index-mark-start text:id="IMark62599304"/><text:span text:style-name="T62">undeclared data variables</text:span><text:alphabetical-index-mark-end text:id="IMark62599304"/>. It is important that although GroovyShell does not keep objects and classes, it keeps <text:span text:style-name="T43">closure </text:span>objects which behave much like <text:alphabetical-index-mark-start text:id="IMark59759640"/><text:span text:style-name="T43">functions</text:span><text:alphabetical-index-mark-end text:id="IMark59759640"/><text:span text:style-name="T43"> </text:span>in functional programming.</text:p>
      <text:p text:style-name="P82">For example, we can define a <text:span text:style-name="T43">cube </text:span>closure as:</text:p>
      <text:p text:style-name="P84"><text:bookmark-start text:name="__DdeLink__5988_2071084271"/><text:bookmark-start text:name="__DdeLink__6254_443707396"/>cube = { x <text:s/>-&gt; x*x*x }<text:bookmark-end text:name="__DdeLink__5988_2071084271"/><text:bookmark-end text:name="__DdeLink__6254_443707396"/></text:p>
      <text:p text:style-name="P82">Thereafter, we can apply it:</text:p>
      <text:p text:style-name="P84"><text:bookmark-start text:name="__DdeLink__5990_2071084271"/><text:bookmark-start text:name="__DdeLink__5551_1014690096"/><text:bookmark-start text:name="__DdeLink__6256_443707396"/>x = 10</text:p>
      <text:p text:style-name="P84">y = cube(x)</text:p>
      <text:p text:style-name="P84">y</text:p>
      <text:p text:style-name="P82"><text:bookmark-end text:name="__DdeLink__5990_2071084271"/><text:bookmark-end text:name="__DdeLink__5551_1014690096"/><text:bookmark-end text:name="__DdeLink__6256_443707396"/>We can also apply a closure on a Matrix:</text:p>
      <text:p text:style-name="P84"><text:bookmark-start text:name="__DdeLink__5707_1014690096"/><text:bookmark-start text:name="__DdeLink__5995_2071084271"/><text:bookmark-start text:name="__DdeLink__6414_443707396"/><text:soft-page-break/>add1000 = { x -&gt; 1000+x}</text:p>
      <text:p text:style-name="P84">a = rand(3,3)</text:p>
      <text:p text:style-name="P84">a.eachValue(add1000)<text:bookmark-end text:name="__DdeLink__5707_1014690096"/></text:p>
      <text:p text:style-name="P84"><text:bookmark-end text:name="__DdeLink__5995_2071084271"/><text:bookmark-end text:name="__DdeLink__6414_443707396"/></text:p>
      <text:p text:style-name="P83"><text:span text:style-name="T63">In dynamic languages, as e.g. Groovy, the building of high-level mathematical operators is based on the </text:span><text:alphabetical-index-mark-start text:id="IMark62665048"/><text:span text:style-name="T44">Metaobject</text:span><text:alphabetical-index-mark-end text:id="IMark62665048"/><text:span text:style-name="T44"> protocol </text:span><text:span text:style-name="T63">that forms the base for the implementation of the dynamic method invocation [</text:span><text:span text:style-name="T63"><text:variable-get text:name="Kon07" style:data-style-name="N0">9</text:variable-get></text:span><text:span text:style-name="T63">]. This protocol is the base on which the flexibility of the language is implemented. <text:s/>Besides, the metaobject protocol permits Groovy to keep the Java syntax intact. In dynamic languages, usually we can inject methods into a class by adding methods to its </text:span><text:alphabetical-index-mark-start text:id="IMark63401720"/><text:span text:style-name="T44">MetaClass</text:span><text:alphabetical-index-mark-end text:id="IMark63401720"/><text:span text:style-name="T44">. </text:span><text:span text:style-name="T63">These methods are available globally. In Groovy, with this mechanism we can add methods, properties, constructors and static methods. We can inject new methods both to Groovy objects and to Java ones.</text:span></text:p>
      <text:p text:style-name="P83">For example the <text:span text:style-name="T43">Number</text:span> <text:s/>class of the standard Groovy's library does not implement an addition with an array of values. Even though, we can easily exploit the potential of the Metaobject protocol to define this method, as illustrated with the following Groovy code:</text:p>
      <text:p text:style-name="P84"/>
      <text:p text:style-name="P84">// <text:s/>define the operation: Number + double [],</text:p>
      <text:p text:style-name="P84">// at the MetaClass of the Number's class </text:p>
      <text:p text:style-name="P84"><text:soft-page-break/>Number.metaClass.plus = </text:p>
      <text:p text:style-name="P84"><text:s text:c="4"/>{</text:p>
      <text:p text:style-name="P84">// <text:s/>the double [] m array denotes the input parameter <text:s text:c="2"/></text:p>
      <text:p text:style-name="P84"><text:s text:c="2"/>double [] <text:s/>m -&gt; </text:p>
      <text:p text:style-name="P84"/>
      <text:p text:style-name="P84">// call a Java routine for the operation </text:p>
      <text:p text:style-name="P84"><text:tab/>res = </text:p>
      <text:p text:style-name="P84">groovySci.math.LinearAlgebra.LinearAlgebra.plus( delegate, <text:s/>m)</text:p>
      <text:p text:style-name="P84"><text:s text:c="2"/></text:p>
      <text:p text:style-name="P84"><text:s text:c="8"/>res <text:s text:c="2"/></text:p>
      <text:p text:style-name="P84">} <text:s text:c="2"/></text:p>
      <text:p text:style-name="P84"/>
      <text:p text:style-name="P82"><text:s text:c="4"/></text:p>
      <text:p text:style-name="P83">The keyword <text:alphabetical-index-mark-start text:id="IMark62710152"/><text:span text:style-name="T43">delegate</text:span><text:alphabetical-index-mark-end text:id="IMark62710152"/> refers to the current object, i.e. the <text:span text:style-name="T43">Number </text:span>object. Also, since Groovy's bytecode is somewhat slow for number crunching, GroovyLab intermixes Java code to attain good performance.</text:p>
      <text:p text:style-name="P82"><text:soft-page-break/></text:p>
      <text:h text:style-name="Heading_20_2" text:outline-level="2"><text:bookmark-start text:name="__RefHeading___Toc32291_1949149028"/><text:alphabetical-index-mark-start text:id="IMark63394344"/>Operator <text:s/>Overloading<text:bookmark-end text:name="__RefHeading___Toc32291_1949149028"/><text:alphabetical-index-mark-end text:id="IMark63394344"/></text:h>
      <text:p text:style-name="P76"/>
      <text:p text:style-name="P77">In Groovy each operator has a standard mapping to methods. From Java only these methods can be used, but from Groovy we can use either the operators or their corresponding methods.</text:p>
      <text:p text:style-name="P77">We can provide operators for our classes by adding the mapping methods, like <text:span text:style-name="T43">plus()</text:span> <text:span text:style-name="T43"><text:s/></text:span>for <text:s/>the addition operator “+”. Although dynamic, Groovy achieves type safety with strongly typed design. Unlike untyped languages, Groovy doesn't allow to treat an object of one type as an instance of a different type without a well-defined conversion.</text:p>
      <text:p text:style-name="P77"/>
      <text:p text:style-name="P74"/>
      <text:h text:style-name="P360" text:outline-level="1"><text:bookmark-start text:name="__RefHeading___Toc32293_1949149028"/>Tutorial on the <text:alphabetical-index-mark-start text:id="IMark61973064"/>Vec<text:alphabetical-index-mark-end text:id="IMark61973064"/> class<text:bookmark-end text:name="__RefHeading___Toc32293_1949149028"/></text:h>
      <text:p text:style-name="P55"><text:span text:style-name="Teletype"><text:span text:style-name="T8">The </text:span></text:span><text:span text:style-name="Teletype"><text:span text:style-name="T15">Vec </text:span></text:span><text:span text:style-name="Teletype"><text:span text:style-name="T13"><text:s/>class implements one dimensional vectors, in a rather flexible way. Its base representation is a one-dimensional </text:span></text:span><text:span text:style-name="Teletype"><text:span text:style-name="T15">double []</text:span></text:span><text:span text:style-name="Teletype"><text:span text:style-name="T13"> <text:s/>array type.</text:span></text:span></text:p>
      <text:p text:style-name="P55"><text:span text:style-name="Teletype"><text:span text:style-name="T13">One way to construct a Vec is by passing the elements in a string as:</text:span></text:span></text:p>
      <text:p text:style-name="P55"><text:bookmark-start text:name="__DdeLink__32144_712282693"/><text:bookmark-start text:name="__DdeLink__4702_1205527825"/><text:span text:style-name="Teletype"><text:span text:style-name="T11">v = V(" 7, <text:s/>8.7, -56.7")</text:span></text:span><text:bookmark-end text:name="__DdeLink__32144_712282693"/><text:span text:style-name="Teletype"><text:span text:style-name="T11"> <text:s/>// comma separated</text:span></text:span></text:p>
      <text:p text:style-name="P55"><text:bookmark-end text:name="__DdeLink__4702_1205527825"/><text:soft-page-break/><text:span text:style-name="Teletype"><text:span text:style-name="T19">or</text:span></text:span></text:p>
      <text:p text:style-name="P55"><text:span text:style-name="Teletype"><text:span text:style-name="T11">v = V(" 7 <text:s/>8.7 -56.7") <text:s/>// space separated</text:span></text:span></text:p>
      <text:p text:style-name="P55"><text:span text:style-name="Teletype"><text:span text:style-name="T19">Even better is to use the constructor, </text:span></text:span><text:span text:style-name="Teletype"><text:span text:style-name="T11">Vec(double ..args), </text:span></text:span><text:span text:style-name="Teletype"><text:span text:style-name="T19">i.e. to pass a variable number of arguments, that become the vector elements. In this way we can use any expression as a vector element. For example:</text:span></text:span></text:p>
      <text:p text:style-name="P55"><text:span text:style-name="Teletype"><text:span text:style-name="T11">elem1 = 4.5; elem2 = -6</text:span></text:span></text:p>
      <text:p text:style-name="P55"><text:span text:style-name="Teletype"><text:span text:style-name="T11">x = <text:s text:c="2"/>V(elem1, 4*sin(elem1), 5.6, elem2-elem1 )</text:span></text:span></text:p>
      <text:p text:style-name="P55"><text:bookmark-start text:name="__DdeLink__3728_1689685922"/><text:span text:style-name="Teletype"><text:span text:style-name="T11"/></text:span></text:p>
      <text:p text:style-name="P55"><text:bookmark-end text:name="__DdeLink__3728_1689685922"/><text:span text:style-name="Teletype"><text:span text:style-name="T19">We can construct an empty vector as:</text:span></text:span></text:p>
      <text:p text:style-name="P55"><text:bookmark-start text:name="__DdeLink__3884_1689685922"/><text:bookmark-start text:name="__DdeLink__4706_1205527825"/><text:span text:style-name="Teletype"><text:span text:style-name="T11">v = new Vec(100)</text:span></text:span><text:bookmark-end text:name="__DdeLink__3884_1689685922"/><text:span text:style-name="Teletype"><text:span text:style-name="T11"> <text:s/>// an 100 element vector initialized to zeros</text:span></text:span><text:bookmark-end text:name="__DdeLink__4706_1205527825"/></text:p>
      <text:p text:style-name="P55"><text:span text:style-name="Teletype"><text:span text:style-name="T19">We can construct it also from a double [] <text:s/>array, either by copying it, or simply having the double array as a reference (faster):</text:span></text:span><text:bookmark-start text:name="__DdeLink__4199_1689685922"/></text:p>
      <text:p text:style-name="P55"><text:bookmark-start text:name="__DdeLink__4708_1205527825"/><text:bookmark-start text:name="__DdeLink__4041_1689685922"/><text:bookmark-start text:name="__DdeLink__4203_1689685922"/><text:span text:style-name="Teletype"><text:span text:style-name="T11">da = [7.8, -5.6, 4.5] as double[]</text:span></text:span><text:bookmark-end text:name="__DdeLink__4708_1205527825"/><text:bookmark-end text:name="__DdeLink__4041_1689685922"/></text:p>
      <text:p text:style-name="P55"><text:bookmark-start text:name="__DdeLink__4710_1205527825"/><text:span text:style-name="Teletype"><text:span text:style-name="T11">vda = new Vec(da) <text:s/>// copy</text:span></text:span><text:bookmark-end text:name="__DdeLink__4710_1205527825"/></text:p>
      <text:p text:style-name="P55"><text:bookmark-start text:name="__DdeLink__4712_1205527825"/><text:bookmark-start text:name="__DdeLink__4205_1689685922"/><text:span text:style-name="Teletype"><text:span text:style-name="T11">v</text:span></text:span><text:bookmark-end text:name="__DdeLink__4203_1689685922"/><text:span text:style-name="Teletype"><text:span text:style-name="T11">rda = new Vec(da, true) <text:s/>// reference</text:span></text:span><text:bookmark-end text:name="__DdeLink__4712_1205527825"/></text:p>
      <text:p text:style-name="P55"><text:bookmark-start text:name="__DdeLink__4714_1205527825"/><text:span text:style-name="Teletype"><text:span text:style-name="T11">vda[2] = 22 <text:s/>// da[2] is not changed</text:span></text:span><text:bookmark-end text:name="__DdeLink__4714_1205527825"/></text:p>
      <text:p text:style-name="P55"><text:bookmark-start text:name="__DdeLink__4716_1205527825"/><text:span text:style-name="Teletype"><text:span text:style-name="T11">vrda[2] = 22 // now da[2] is changed</text:span></text:span><text:bookmark-end text:name="__DdeLink__4716_1205527825"/><text:bookmark-end text:name="__DdeLink__4199_1689685922"/></text:p>
      <text:p text:style-name="P55"><text:bookmark-end text:name="__DdeLink__4205_1689685922"/><text:soft-page-break/><text:span text:style-name="Teletype"><text:span text:style-name="T19">We can get the double [] array representation of a Vec with:</text:span></text:span></text:p>
      <text:p text:style-name="P55"><text:bookmark-start text:name="__DdeLink__4718_1205527825"/><text:bookmark-start text:name="__DdeLink__4362_1689685922"/><text:bookmark-start text:name="__DdeLink__6883_443707396"/><text:span text:style-name="Teletype"><text:span text:style-name="T11">v = V( 7, <text:s/>8.7, -56.7) <text:s/></text:span></text:span><text:bookmark-end text:name="__DdeLink__4718_1205527825"/></text:p>
      <text:p text:style-name="P55"><text:bookmark-start text:name="__DdeLink__4720_1205527825"/><text:span text:style-name="Teletype"><text:span text:style-name="T11">dv = v.getv()</text:span></text:span><text:bookmark-end text:name="__DdeLink__4720_1205527825"/></text:p>
      <text:p text:style-name="P55"><text:bookmark-end text:name="__DdeLink__4362_1689685922"/><text:bookmark-end text:name="__DdeLink__6883_443707396"/><text:span text:style-name="Teletype"><text:span text:style-name="T19">The length of the vector is returned with </text:span></text:span><text:span text:style-name="Teletype"><text:span text:style-name="T11">length()</text:span></text:span><text:span text:style-name="Teletype"><text:span text:style-name="T19"> or </text:span></text:span><text:span text:style-name="Teletype"><text:span text:style-name="T11">size():</text:span></text:span></text:p>
      <text:p text:style-name="P55"><text:bookmark-start text:name="__DdeLink__4722_1205527825"/><text:bookmark-start text:name="__DdeLink__4364_1689685922"/><text:bookmark-start text:name="__DdeLink__7043_443707396"/><text:span text:style-name="Teletype"><text:span text:style-name="T11">vl = v.length()</text:span></text:span><text:bookmark-end text:name="__DdeLink__4722_1205527825"/></text:p>
      <text:p text:style-name="P55"><text:bookmark-start text:name="__DdeLink__4724_1205527825"/><text:span text:style-name="Teletype"><text:span text:style-name="T11">vs = v.size()</text:span></text:span><text:bookmark-end text:name="__DdeLink__4724_1205527825"/></text:p>
      <text:p text:style-name="P55"><text:bookmark-end text:name="__DdeLink__4364_1689685922"/><text:bookmark-end text:name="__DdeLink__7043_443707396"/><text:span text:style-name="Teletype"><text:span text:style-name="T19">We can apply a </text:span></text:span><text:span text:style-name="Teletype"><text:span text:style-name="T12">Closure</text:span></text:span><text:span text:style-name="Teletype"><text:span text:style-name="T19"> to each vector's element with </text:span></text:span><text:span text:style-name="Teletype"><text:span text:style-name="T11">map()</text:span></text:span><text:span text:style-name="Teletype"><text:span text:style-name="T18"> </text:span></text:span><text:span text:style-name="Teletype"><text:span text:style-name="T19">or </text:span></text:span><text:span text:style-name="Teletype"><text:span text:style-name="T11">eachValue():</text:span></text:span></text:p>
      <text:p text:style-name="P55"><text:bookmark-start text:name="__DdeLink__7057_443707396"/><text:span text:style-name="Teletype"><text:span text:style-name="T11">v = vlinspace(0, 10, 10000) <text:s/>// linearly spaced vector of 10000 values between 0 and 10</text:span></text:span><text:bookmark-end text:name="__DdeLink__7057_443707396"/></text:p>
      <text:p text:style-name="P55"><text:span text:style-name="Teletype"><text:span text:style-name="T11">vc = v.copy() <text:s/>// keep a copy of the vector</text:span></text:span></text:p>
      <text:p text:style-name="P55"><text:span text:style-name="Teletype"><text:span text:style-name="T11">sf = { x -&gt; sin(0.34*x) } <text:s/>// define a closure</text:span></text:span></text:p>
      <text:p text:style-name="P55"><text:span text:style-name="Teletype"><text:span text:style-name="T11">vy = v.map(sf) <text:s text:c="2"/>// <text:s/>map the closure returning the vector vy</text:span></text:span></text:p>
      <text:p text:style-name="P55"><text:span text:style-name="Teletype"><text:span text:style-name="T11">plot(v, vy, Color.RED) <text:s text:c="2"/>// plot the results</text:span></text:span></text:p>
      <text:p text:style-name="P55"><text:span text:style-name="Teletype"><text:span text:style-name="T11">hold(true)</text:span></text:span></text:p>
      <text:p text:style-name="P55"><text:span text:style-name="Teletype"><text:span text:style-name="T11">vc.i_map(sf) <text:s/>// in-place map, it overwrites the previous contents of vc</text:span></text:span></text:p>
      <text:p text:style-name="P55"><text:span text:style-name="Teletype"><text:span text:style-name="T11">vc.i_map(sf) <text:s/>// in-place map, it overwrites the previous contents of vc</text:span></text:span></text:p>
      <text:p text:style-name="P55"><text:span text:style-name="Teletype"><text:span text:style-name="T11">plot(v, vc, Color.GREEN) <text:s/>// plot also the overwritten v</text:span></text:span></text:p>
      <text:p text:style-name="P55"><text:span text:style-name="Teletype"><text:span text:style-name="T11"/></text:span></text:p>
      <text:p text:style-name="P55"><text:soft-page-break/><text:span text:style-name="Teletype"><text:span text:style-name="T19">We can easily compute the </text:span></text:span><text:span text:style-name="Teletype"><text:span text:style-name="T11">sum, product </text:span></text:span><text:span text:style-name="Teletype"><text:span text:style-name="T19">and </text:span></text:span><text:span text:style-name="Teletype"><text:span text:style-name="T11">mean </text:span></text:span><text:span text:style-name="Teletype"><text:span text:style-name="T19">of the elements of a vector:</text:span></text:span></text:p>
      <text:p text:style-name="P55"><text:bookmark-start text:name="__DdeLink__7219_443707396"/><text:bookmark-start text:name="__DdeLink__7375_443707396"/><text:bookmark-start text:name="__DdeLink__4734_1205527825"/><text:span text:style-name="Teletype"><text:span text:style-name="T11">v = V(7.8, 9.8, 10.9, -4.3)</text:span></text:span></text:p>
      <text:p text:style-name="P55"><text:span text:style-name="Teletype"><text:span text:style-name="T11">sv = v.sum()</text:span></text:span></text:p>
      <text:p text:style-name="P55"><text:span text:style-name="Teletype"><text:span text:style-name="T11">pv = v.prod()</text:span></text:span></text:p>
      <text:p text:style-name="P55"><text:span text:style-name="Teletype"><text:span text:style-name="T11">mv = v.mean()</text:span></text:span></text:p>
      <text:p text:style-name="P55"><text:bookmark-end text:name="__DdeLink__7219_443707396"/><text:bookmark-end text:name="__DdeLink__7375_443707396"/><text:span text:style-name="Teletype"><text:span text:style-name="T19">A</text:span></text:span><text:bookmark-end text:name="__DdeLink__4734_1205527825"/><text:span text:style-name="Teletype"><text:span text:style-name="T19">lso, we can compute some vector norms:</text:span></text:span></text:p>
      <text:p text:style-name="P55"><text:span text:style-name="Teletype"><text:span text:style-name="T19"/></text:span></text:p>
      <text:p text:style-name="P55"><text:bookmark-start text:name="__DdeLink__7531_443707396"/><text:span text:style-name="Teletype"><text:span text:style-name="T11">x= 9.3</text:span></text:span></text:p>
      <text:p text:style-name="P55"><text:bookmark-start text:name="__DdeLink__4890_1205527825"/><text:span text:style-name="Teletype"><text:span text:style-name="T11">v = V(x, sin(x), 7.8, 9.8, 10.9, -9.8, -3.4*exp(x))</text:span></text:span></text:p>
      <text:p text:style-name="P55"><text:bookmark-start text:name="__DdeLink__7687_443707396"/><text:bookmark-end text:name="__DdeLink__7531_443707396"/><text:span text:style-name="Teletype"><text:span text:style-name="T11">norm1v = v.norm1()</text:span></text:span></text:p>
      <text:p text:style-name="P55"><text:span text:style-name="Teletype"><text:span text:style-name="T11">norm2v = v.norm2()</text:span></text:span></text:p>
      <text:p text:style-name="P55"><text:span text:style-name="Teletype"><text:span text:style-name="T11">norm2robust = v.norm2_robust()</text:span></text:span></text:p>
      <text:p text:style-name="P55"><text:span text:style-name="Teletype"><text:span text:style-name="T11">norm2inf = v.normInf()</text:span></text:span></text:p>
      <text:p text:style-name="P55"><text:bookmark-end text:name="__DdeLink__7687_443707396"/><text:bookmark-end text:name="__DdeLink__4890_1205527825"/><text:span text:style-name="Teletype"><text:span text:style-name="T19"><text:s/>We can perform pointwise addition/subtraction/multiplication/division easily as:</text:span></text:span></text:p>
      <text:p text:style-name="P55"><text:bookmark-start text:name="__DdeLink__4892_1205527825"/><text:bookmark-start text:name="__DdeLink__7691_443707396"/><text:span text:style-name="Teletype"><text:span text:style-name="T11">v = V(7.8, 9.8, 10.9)</text:span></text:span></text:p>
      <text:p text:style-name="P55"><text:span text:style-name="Teletype"><text:span text:style-name="T11">vpv = v+v</text:span></text:span></text:p>
      <text:p text:style-name="P55"><text:span text:style-name="Teletype"><text:span text:style-name="T11">vmv = v-v</text:span></text:span></text:p>
      <text:p text:style-name="P55"><text:soft-page-break/><text:span text:style-name="Teletype"><text:span text:style-name="T11">vmulv= <text:s/>v*v</text:span></text:span></text:p>
      <text:p text:style-name="P55"><text:span text:style-name="Teletype"><text:span text:style-name="T11">vdv = v/v</text:span></text:span><text:bookmark-end text:name="__DdeLink__4892_1205527825"/></text:p>
      <text:p text:style-name="P55"><text:bookmark-end text:name="__DdeLink__7691_443707396"/><text:span text:style-name="Teletype"><text:span text:style-name="T19">We negate the vector easily:</text:span></text:span></text:p>
      <text:p text:style-name="P55"><text:bookmark-start text:name="__DdeLink__4894_1205527825"/><text:bookmark-start text:name="__DdeLink__7847_443707396"/><text:span text:style-name="Teletype"><text:span text:style-name="T11">v2 = -v</text:span></text:span><text:bookmark-end text:name="__DdeLink__4894_1205527825"/><text:bookmark-end text:name="__DdeLink__7847_443707396"/></text:p>
      <text:p text:style-name="P55"><text:span text:style-name="Teletype"><text:span text:style-name="T19">We can raise the elements of a vector to the powers described by another vector pointwise as:</text:span></text:span></text:p>
      <text:p text:style-name="P55"><text:bookmark-start text:name="__DdeLink__8003_443707396"/><text:bookmark-start text:name="__DdeLink__4896_1205527825"/><text:span text:style-name="Teletype"><text:span text:style-name="T11">v = V(7.8, 9.8, 10.9)</text:span></text:span></text:p>
      <text:p text:style-name="P55"><text:span text:style-name="Teletype"><text:span text:style-name="T11">vp = V(1, 2, 2)</text:span></text:span><text:bookmark-end text:name="__DdeLink__8003_443707396"/></text:p>
      <text:p text:style-name="P55"><text:bookmark-start text:name="__DdeLink__8159_443707396"/><text:span text:style-name="Teletype"><text:span text:style-name="T11">vpow = v ** vp <text:s text:c="2"/>// vector element-wise power operator</text:span></text:span><text:bookmark-end text:name="__DdeLink__8159_443707396"/></text:p>
      <text:p text:style-name="P55"><text:bookmark-end text:name="__DdeLink__4896_1205527825"/><text:span text:style-name="Teletype"><text:span text:style-name="T11"/></text:span></text:p>
      <text:p text:style-name="P55"><text:span text:style-name="Teletype"><text:span text:style-name="T19">The </text:span></text:span><text:span text:style-name="Teletype"><text:span text:style-name="T11">vones(), vzeros, vfill()</text:span></text:span><text:span text:style-name="Teletype"><text:span text:style-name="T19"> are also useful (and simple) routines:</text:span></text:span></text:p>
      <text:p text:style-name="P55"><text:bookmark-start text:name="__DdeLink__4898_1205527825"/><text:bookmark-start text:name="__DdeLink__6613_2071084271"/><text:bookmark-start text:name="__DdeLink__8161_443707396"/><text:bookmark-start text:name="__DdeLink__6220_1689685922"/><text:span text:style-name="Teletype"><text:span text:style-name="T11">v1 = vones(9)</text:span></text:span></text:p>
      <text:p text:style-name="P55"><text:span text:style-name="Teletype"><text:span text:style-name="T11">vz <text:s/>= vzeros(7)</text:span></text:span></text:p>
      <text:p text:style-name="P55"><text:span text:style-name="Teletype"><text:span text:style-name="T11">vf = vfill(20, 7.8)</text:span></text:span></text:p>
      <text:p text:style-name="P55"><text:bookmark-end text:name="__DdeLink__4898_1205527825"/><text:bookmark-end text:name="__DdeLink__6613_2071084271"/><text:bookmark-end text:name="__DdeLink__8161_443707396"/><text:span text:style-name="Teletype"><text:span text:style-name="T11"/></text:span></text:p>
      <text:p text:style-name="P55"><text:bookmark-end text:name="__DdeLink__6220_1689685922"/><text:span text:style-name="Teletype"><text:span text:style-name="T19">The </text:span></text:span><text:span text:style-name="Teletype"><text:span text:style-name="T11">vlinspace(startv, endv) </text:span></text:span><text:span text:style-name="Teletype"><text:span text:style-name="T19">routine creates a vector of 100 equally spaced points between startv and endv:</text:span></text:span></text:p>
      <text:p text:style-name="P55"><text:bookmark-start text:name="__DdeLink__4900_1205527825"/><text:bookmark-start text:name="__DdeLink__6530_1689685922"/><text:bookmark-start text:name="__DdeLink__8166_443707396"/><text:span text:style-name="Teletype"><text:span text:style-name="T11">vv = vlinspace(0, 20)</text:span></text:span><text:bookmark-end text:name="__DdeLink__4900_1205527825"/></text:p>
      <text:p text:style-name="P55"><text:bookmark-end text:name="__DdeLink__6530_1689685922"/><text:bookmark-end text:name="__DdeLink__8166_443707396"/><text:soft-page-break/><text:span text:style-name="Teletype"><text:span text:style-name="T19">We can explicitly specify the number of points with </text:span></text:span><text:span text:style-name="Teletype"><text:span text:style-name="T11">vlinspace(startv. endv, npoints):</text:span></text:span></text:p>
      <text:p text:style-name="P55"><text:bookmark-start text:name="__DdeLink__4902_1205527825"/><text:bookmark-start text:name="__DdeLink__6687_1689685922"/><text:bookmark-start text:name="__DdeLink__8168_443707396"/><text:span text:style-name="Teletype"><text:span text:style-name="T11">vv = </text:span></text:span><text:alphabetical-index-mark-start text:id="IMark65658408"/><text:span text:style-name="Teletype"><text:span text:style-name="T11">vlinspace</text:span></text:span><text:alphabetical-index-mark-end text:id="IMark65658408"/><text:span text:style-name="Teletype"><text:span text:style-name="T11">(0, 20, 500)</text:span></text:span><text:bookmark-end text:name="__DdeLink__4902_1205527825"/><text:bookmark-end text:name="__DdeLink__6687_1689685922"/><text:bookmark-end text:name="__DdeLink__8168_443707396"/></text:p>
      <text:p text:style-name="P55"><text:span text:style-name="Teletype"><text:span text:style-name="T11"/></text:span></text:p>
      <text:p text:style-name="P55"><text:span text:style-name="Teletype"><text:span text:style-name="T19">Similarly, the </text:span></text:span><text:span text:style-name="Teletype"><text:span text:style-name="T11">vlogspace(startv, endv) </text:span></text:span><text:span text:style-name="Teletype"><text:span text:style-name="T19">routine creates a vector of 100 logarithmicallly spaced points between startv and endv (default logarithm base 10 is used):</text:span></text:span></text:p>
      <text:p text:style-name="P55"><text:bookmark-start text:name="__DdeLink__5058_1205527825"/><text:bookmark-start text:name="__DdeLink__8170_443707396"/><text:bookmark-start text:name="__DdeLink__6530_16896859221"/><text:bookmark-start text:name="__DdeLink__6847_1689685922"/><text:span text:style-name="Teletype"><text:span text:style-name="T11">vv = </text:span></text:span><text:alphabetical-index-mark-start text:id="IMark65490120"/><text:span text:style-name="Teletype"><text:span text:style-name="T11">vlogspace</text:span></text:span><text:alphabetical-index-mark-end text:id="IMark65490120"/><text:span text:style-name="Teletype"><text:span text:style-name="T11">(0, 20)</text:span></text:span><text:bookmark-end text:name="__DdeLink__5058_1205527825"/><text:bookmark-end text:name="__DdeLink__8170_443707396"/></text:p>
      <text:p text:style-name="P55"><text:bookmark-end text:name="__DdeLink__6530_16896859221"/><text:bookmark-end text:name="__DdeLink__6847_1689685922"/><text:span text:style-name="Teletype"><text:span text:style-name="T19">We can explicitly specify the number of points with </text:span></text:span><text:span text:style-name="Teletype"><text:span text:style-name="T11">vlogspace(startv. endv, npoints):</text:span></text:span></text:p>
      <text:p text:style-name="P55"><text:bookmark-start text:name="__DdeLink__5060_1205527825"/><text:bookmark-start text:name="__DdeLink__6615_2071084271"/><text:bookmark-start text:name="__DdeLink__7162_1689685922"/><text:bookmark-start text:name="__DdeLink__8326_443707396"/><text:bookmark-start text:name="__DdeLink__7003_1689685922"/><text:span text:style-name="Teletype"><text:span text:style-name="T11">vv = vlogspace(0, 20, 500)</text:span></text:span><text:bookmark-end text:name="__DdeLink__5060_1205527825"/><text:bookmark-end text:name="__DdeLink__6615_2071084271"/><text:bookmark-end text:name="__DdeLink__7162_1689685922"/><text:bookmark-end text:name="__DdeLink__8326_443707396"/></text:p>
      <text:p text:style-name="P55"><text:span text:style-name="Teletype"><text:span text:style-name="T19">Also, the </text:span></text:span><text:span text:style-name="Teletype"><text:span text:style-name="T11">vinc()</text:span></text:span><text:span text:style-name="Teletype"><text:span text:style-name="T19"> <text:s/>is useful since it samples a range with a fixed sampling interval, e.g.:</text:span></text:span></text:p>
      <text:p text:style-name="P55"><text:bookmark-start text:name="__DdeLink__5062_1205527825"/><text:bookmark-start text:name="__DdeLink__8329_443707396"/><text:span text:style-name="Teletype"><text:span text:style-name="T11">vv = </text:span></text:span><text:alphabetical-index-mark-start text:id="IMark65658408"/><text:span text:style-name="Teletype"><text:span text:style-name="T11">vinc</text:span></text:span><text:alphabetical-index-mark-end text:id="IMark65658408"/><text:span text:style-name="Teletype"><text:span text:style-name="T11">(0, 0.01, 10)</text:span></text:span><text:bookmark-end text:name="__DdeLink__5062_1205527825"/><text:bookmark-end text:name="__DdeLink__8329_443707396"/></text:p>
      <text:h text:style-name="P360" text:outline-level="1"><text:span text:style-name="Teletype"><text:span text:style-name="T19"/></text:span></text:h>
      <text:h text:style-name="P360" text:outline-level="1"><text:bookmark text:name="Tutorial_on_Matrix_class"/><text:bookmark-start text:name="__RefHeading___Toc32295_1949149028"/><text:bookmark-start text:name="__DdeLink__5779_380988776"/><text:bookmark-end text:name="__DdeLink__7003_1689685922"/>Tutorial on <text:alphabetical-index-mark-start text:id="IMark62427560"/>Matrix<text:alphabetical-index-mark-end text:id="IMark62427560"/> class<text:bookmark-end text:name="__RefHeading___Toc32295_1949149028"/></text:h>
      <text:p text:style-name="P42"><text:span text:style-name="Teletype"><text:span text:style-name="T8"/></text:span></text:p>
      <text:p text:style-name="P42"><text:span text:style-name="Teletype"><text:span text:style-name="T8">The Matrix class is very important since:</text:span></text:span></text:p>
      <text:list xml:id="list8746961526018391931" text:style-name="L6">
        <text:list-item>
          <text:p text:style-name="P282"><text:span text:style-name="Teletype"><text:span text:style-name="T8">It provides </text:span></text:span><text:span text:style-name="Teletype"><text:span text:style-name="T12">a lot of important static operations</text:span></text:span><text:span text:style-name="Teletype"><text:span text:style-name="T8"> that cover important computational tasks, e.g. </text:span></text:span><text:span text:style-name="Teletype"><text:span text:style-name="T9">eig(), svd(), solve(), etc.</text:span></text:span><text:span text:style-name="Teletype"><text:span text:style-name="T17"> Those operations are specified both for </text:span></text:span><text:span text:style-name="Teletype"><text:span text:style-name="T9">double [][] </text:span></text:span><text:span text:style-name="Teletype"><text:span text:style-name="T17">arrays and for </text:span></text:span><text:span text:style-name="Teletype"><text:span text:style-name="T9">Matrix </text:span></text:span><text:span text:style-name="Teletype"><text:span text:style-name="T19">objects, e.g. </text:span></text:span><text:span text:style-name="Teletype"><text:span text:style-name="T11">svd(A) </text:span></text:span><text:span text:style-name="Teletype"><text:span text:style-name="T19">is defined for </text:span></text:span><text:span text:style-name="Teletype"><text:span text:style-name="T11">A </text:span></text:span><text:span text:style-name="Teletype"><text:span text:style-name="T19">both a double [][] array and </text:span></text:span><text:span text:style-name="Teletype"><text:span text:style-name="T11">A <text:s/></text:span></text:span><text:span text:style-name="Teletype"><text:span text:style-name="T19">being a <text:s/>Matrix object. <text:s/></text:span></text:span><text:soft-page-break/><text:span text:style-name="Teletype"><text:span text:style-name="T19">Therefore by making a </text:span></text:span><text:span text:style-name="Teletype"><text:span text:style-name="T11">static import</text:span></text:span><text:span text:style-name="Teletype"><text:span text:style-name="T19"> of the </text:span></text:span><text:span text:style-name="Teletype"><text:span text:style-name="T11">Matrix </text:span></text:span><text:span text:style-name="Teletype"><text:span text:style-name="T19">class we have conveniently available a lot of useful static methods, to work with. </text:span></text:span></text:p>
        </text:list-item>
        <text:list-item>
          <text:p text:style-name="P282"><text:span text:style-name="Teletype"><text:span text:style-name="T19">The </text:span></text:span><text:span text:style-name="Teletype"><text:span text:style-name="T11">Matrix</text:span></text:span><text:span text:style-name="Teletype"><text:span text:style-name="T19"> objects are equipped with a lot of computational functionality. The usual operators are overloaded for Matrix objects, e.g. we can easily multiply Matrix </text:span></text:span><text:span text:style-name="Teletype"><text:span text:style-name="T11">A</text:span></text:span><text:span text:style-name="Teletype"><text:span text:style-name="T19"> with <text:s/></text:span></text:span><text:span text:style-name="Teletype"><text:span text:style-name="T11">B </text:span></text:span><text:span text:style-name="Teletype"><text:span text:style-name="T19">as </text:span></text:span><text:span text:style-name="Teletype"><text:span text:style-name="T11">A*B. </text:span></text:span><text:span text:style-name="Teletype"><text:span text:style-name="T19">However, in GroovyLab, using the </text:span></text:span><text:alphabetical-index-mark-start text:id="IMark62919512"/><text:span text:style-name="Teletype"><text:span text:style-name="T11">metaprogramming</text:span></text:span><text:alphabetical-index-mark-end text:id="IMark62919512"/><text:span text:style-name="Teletype"><text:span text:style-name="T11"> </text:span></text:span><text:span text:style-name="Teletype"><text:span text:style-name="T19">facilities of Groovy, we overload operators and for the standard </text:span></text:span><text:span text:style-name="Teletype"><text:span text:style-name="T11">double[][] </text:span></text:span><text:span text:style-name="Teletype"><text:span text:style-name="T19">Java arrays, in order to work with them more elegantly. </text:span></text:span></text:p>
        </text:list-item>
      </text:list>
      <text:p text:style-name="P43"><text:span text:style-name="Teletype"><text:span text:style-name="T8">This tutorial describes by means of examples the Matrix class of GroovyLab. The Matrix class implements zero-indexed two-dimensional dense matrices in GroovySci. </text:span></text:span></text:p>
      <text:p text:style-name="P42">To recapitulate things better, the <text:s/><text:span text:style-name="T62">Matrix </text:span><text:span text:style-name="T63"><text:s/>class is fundamental since:</text:span></text:p>
      <text:p text:style-name="P43"><text:span text:style-name="T63">a. <text:s text:c="2"/>it provides a lot of </text:span><text:span text:style-name="T62">mathematical operations </text:span><text:span text:style-name="T63">implemented using different <text:s/>Java libraries, for example for linear system solvers we can use either the JLAPACK based solvers, the EJML, the Apache Common Maths, the Numerical Recipes, <text:s/>the NUMAL or the JAMA one. </text:span></text:p>
      <text:p text:style-name="P43"><text:span text:style-name="T63">Some libraries as the </text:span><text:span text:style-name="T44">Apache Common Maths, </text:span><text:span text:style-name="T49"><text:s/>the </text:span><text:span text:style-name="T44">Numerical Recipes, </text:span><text:span text:style-name="T49">the </text:span><text:span text:style-name="T44">JAMA </text:span><text:span text:style-name="T49">library and the </text:span><text:span text:style-name="T44">NUMAL </text:span><text:span text:style-name="T49">library use a</text:span><text:span text:style-name="T51"> 2-D double array</text:span><text:span text:style-name="T49"> matrix representation as the GroovyLab </text:span><text:span text:style-name="T44">Matrix </text:span><text:span text:style-name="T49">class also does. Therefore their routines are readily accessible without any conversion. Some other libraries use different representations, for example JLAPACK uses </text:span><text:span text:style-name="T51">1-D double array</text:span><text:span text:style-name="T49">, in which the matrix storage layout is in </text:span><text:span text:style-name="T51">column based order</text:span><text:span text:style-name="T49"> (i.e. Fortran like). In these cases, </text:span><text:span text:style-name="T44">O(N) </text:span><text:span text:style-name="T49">conversion routines (</text:span><text:span text:style-name="T44">N </text:span><text:span text:style-name="T49"><text:s/>the number of matrix elements) are required before using algorithms of these libraries, therefore only mathematical routines of much higher than linear complexity (e.g. matrix inversion, Singular Valued Decomposition, eigenvalue computations) can perhaps benefit from such libraries.</text:span></text:p>
      <text:p text:style-name="P49"><text:soft-page-break/></text:p>
      <text:p text:style-name="P43"><text:span text:style-name="T63">b. <text:s text:c="2"/>it provides a lot of useful </text:span><text:span text:style-name="T62">static methods</text:span><text:span text:style-name="T63">, usually overloaded to work on many different types, e.g.: <text:s/></text:span></text:p>
      <text:p text:style-name="P40">Matrix <text:s/>sin(Matrix a), <text:s text:c="3"/>double [][] sin(double [][] a), double [] sin( double [] a) etc. </text:p>
      <text:p text:style-name="P47"><text:span text:style-name="T63">GroovyLab imports by default </text:span><text:span text:style-name="T62">all the static methods </text:span><text:span text:style-name="T63">of the Matrix class before any code is executed with the GroovyShell. Therefore we can write </text:span><text:span text:style-name="T44">sin(x), </text:span><text:span text:style-name="T63">where </text:span><text:span text:style-name="T44">x </text:span><text:span text:style-name="T63">can take many possible types, e.g. </text:span><text:span text:style-name="T44">Matrix, double [][], double [], double.</text:span></text:p>
      <text:p text:style-name="P40"><text:bookmark-end text:name="__DdeLink__5779_380988776"/></text:p>
      <text:h text:style-name="P349" text:outline-level="2"/>
      <text:h text:style-name="P350" text:outline-level="2"><text:bookmark text:name="Constructors"/><text:bookmark-start text:name="__RefHeading___Toc32297_1949149028"/>Matrix Construction<text:bookmark-end text:name="__RefHeading___Toc32297_1949149028"/></text:h>
      <text:p text:style-name="P42"><text:span text:style-name="Teletype"><text:span text:style-name="T8">We can construct a matrix </text:span></text:span><text:span text:style-name="Teletype"><text:span text:style-name="T15">from its elements </text:span></text:span><text:span text:style-name="Teletype"><text:span text:style-name="T8">conveniently using any expressions with the </text:span></text:span><text:span text:style-name="Teletype"><text:span text:style-name="T9">Mat(int nrows, int ncols, double ...values) </text:span></text:span><text:span text:style-name="Teletype"><text:span text:style-name="T17">method. For example:</text:span></text:span></text:p>
      <text:p text:style-name="P42"><text:span text:style-name="Teletype"><text:span text:style-name="T9">x = 2.3; y = 8.9</text:span></text:span></text:p>
      <text:p text:style-name="P42"><text:span text:style-name="Teletype"><text:span text:style-name="T9">mxy = Mat(2,3, <text:s text:c="2"/>// a matrix of 2 rows and 3 columns</text:span></text:span></text:p>
      <text:p text:style-name="P42"><text:span text:style-name="Teletype"><text:span text:style-name="T9"><text:s text:c="3"/>x, -x*sin(x), x+tan(x),</text:span></text:span></text:p>
      <text:p text:style-name="P42"><text:span text:style-name="Teletype"><text:span text:style-name="T9"><text:s text:c="3"/>0.34*x, log(x+sin(y)), x*y*sin(x*y))</text:span></text:span></text:p>
      <text:p text:style-name="P42"><text:span text:style-name="Teletype"><text:span text:style-name="T9"/></text:span></text:p>
      <text:p text:style-name="P42"><text:soft-page-break/><text:span text:style-name="Teletype"><text:span text:style-name="T19">Another way to construct a matrix is usimg the constructor: </text:span></text:span></text:p>
      <text:p text:style-name="P42"><text:span text:style-name="Teletype"><text:span text:style-name="T9">Matrix(rows: Integer, cols: Integer) // Creates a Matrix of size rows, cols initialized to zeros</text:span></text:span><text:span text:style-name="T9"> </text:span></text:p>
      <text:p text:style-name="P148">For example:</text:p>
      <text:p text:style-name="P144"><text:bookmark-start text:name="__DdeLink__6142_1205527825"/><text:bookmark-start text:name="__DdeLink__1157_355628903"/><text:bookmark-start text:name="__DdeLink__5593_1000827635"/><text:bookmark-start text:name="__DdeLink__9569_443707396"/>m=new Matrix(2, 3)<text:bookmark-end text:name="__DdeLink__6142_1205527825"/><text:bookmark-end text:name="__DdeLink__1157_355628903"/><text:bookmark-end text:name="__DdeLink__5593_1000827635"/></text:p>
      <text:p text:style-name="P42"><text:span text:style-name="Teletype"><text:span text:style-name="T8"/></text:span></text:p>
      <text:p text:style-name="P43"><text:bookmark-end text:name="__DdeLink__9569_443707396"/><text:span text:style-name="Teletype"><text:span text:style-name="T8">We can also construct a Matrix </text:span></text:span><text:span text:style-name="Teletype"><text:span text:style-name="T15">from a double [][]</text:span></text:span><text:span text:style-name="Teletype"><text:span text:style-name="T8"> </text:span></text:span><text:span text:style-name="Teletype"><text:span text:style-name="T15">array of values</text:span></text:span><text:span text:style-name="Teletype"><text:span text:style-name="T8">, with the constructor <text:s/></text:span></text:span><text:span text:style-name="Teletype"><text:span text:style-name="T9">Matrix(double [][] da ). </text:span></text:span><text:span text:style-name="Teletype"><text:span text:style-name="T17">For example:</text:span></text:span></text:p>
      <text:p text:style-name="P28"><text:bookmark-start text:name="__DdeLink__5749_1000827635"/><text:bookmark-start text:name="__DdeLink__7074_1205527825"/><text:bookmark-start text:name="__DdeLink__1159_355628903"/><text:bookmark-start text:name="__DdeLink__9881_443707396"/>dd = new double[2][4]</text:p>
      <text:p text:style-name="P28">dd[1][1]=11</text:p>
      <text:p text:style-name="P144">mdd = new Matrix(dd)<text:bookmark-end text:name="__DdeLink__5749_1000827635"/></text:p>
      <text:p text:style-name="P146"><text:bookmark-end text:name="__DdeLink__7074_1205527825"/><text:bookmark-end text:name="__DdeLink__1159_355628903"/><text:bookmark-end text:name="__DdeLink__9881_443707396"/>We can now index the 11 as:</text:p>
      <text:p text:style-name="P145"><text:bookmark-start text:name="__DdeLink__7076_1205527825"/><text:bookmark-start text:name="__DdeLink__5751_1000827635"/><text:bookmark-start text:name="__DdeLink__10037_443707396"/>eleven = mdd[1,1]<text:bookmark-end text:name="__DdeLink__7076_1205527825"/><text:bookmark-end text:name="__DdeLink__5751_1000827635"/><text:bookmark-end text:name="__DdeLink__10037_443707396"/></text:p>
      <text:p text:style-name="P147">or with direct access to the Java array as:</text:p>
      <text:p text:style-name="P145"><text:bookmark-start text:name="__DdeLink__10039_443707396"/><text:bookmark-start text:name="__DdeLink__5754_1000827635"/>elevenJava = mdd.d[1][1]<text:bookmark-end text:name="__DdeLink__10039_443707396"/></text:p>
      <text:p text:style-name="P43"><text:bookmark-end text:name="__DdeLink__5754_1000827635"/><text:span text:style-name="Teletype"><text:span text:style-name="T8">We can also construct a matrix, specifying at the same time an initial value for all of its elements. This is accomplished with the constructor, </text:span></text:span><text:span text:style-name="Teletype"><text:span text:style-name="T9">Matrix(int N, int M, double value),</text:span></text:span><text:span text:style-name="Teletype"><text:span text:style-name="T8"> <text:s/>e.g.</text:span></text:span></text:p>
      <text:p text:style-name="P144"><text:bookmark-start text:name="__DdeLink__7078_1205527825"/><text:bookmark-start text:name="__DdeLink__1161_355628903"/><text:bookmark-start text:name="__DdeLink__6068_1000827635"/><text:bookmark-start text:name="__DdeLink__10045_443707396"/><text:soft-page-break/>m = new Matrix(6, 8, 6.8)<text:bookmark-end text:name="__DdeLink__7078_1205527825"/><text:bookmark-end text:name="__DdeLink__1161_355628903"/></text:p>
      <text:p text:style-name="P42"><text:bookmark-end text:name="__DdeLink__6068_1000827635"/><text:bookmark-end text:name="__DdeLink__10045_443707396"/><text:span text:style-name="Teletype"><text:span text:style-name="T12">Construction with specified values</text:span></text:span><text:bookmark-start text:name="__DdeLink__1165_355628903"/><text:bookmark-start text:name="__DdeLink__1163_355628903"/></text:p>
      <text:p text:style-name="P23">We can construct a matrix using specified values in three <text:s/>ways.</text:p>
      <text:p text:style-name="P28">1. Constructing a double [][] representation then convert to Matrix, e.g.</text:p>
      <text:p text:style-name="P28"><text:bookmark-start text:name="__DdeLink__6385_1000827635"/>x = 7.7 <text:s text:c="2"/>// a value </text:p>
      <text:p text:style-name="P28"><text:bookmark-start text:name="__DdeLink__6617_2071084271"/><text:bookmark-start text:name="__DdeLink__7244_1205527825"/>md = [ [4.5*x, 5.6, -4-x], [ 4.5*cos(x), 3, -3.4], [14.5, 2.2+exp(x), -2.4], [ 40.5, 2.2, -3.4]] as double[][]<text:bookmark-end text:name="__DdeLink__6617_2071084271"/></text:p>
      <text:p text:style-name="P28"><text:bookmark-start text:name="__DdeLink__6622_2071084271"/>m = new Matrix(md)</text:p>
      <text:p text:style-name="P28"><text:bookmark-end text:name="__DdeLink__6385_1000827635"/></text:p>
      <text:p text:style-name="P23"/>
      <text:p text:style-name="P23"><text:bookmark-end text:name="__DdeLink__1165_355628903"/><text:bookmark-end text:name="__DdeLink__1163_355628903"/>x1 = m[0, 1] // first row, second column</text:p>
      <text:p text:style-name="P23">a = rand(30, 40) <text:s/>// a 30 rows by 40 cols random matrix</text:p>
      <text:p text:style-name="P23">x2 = a.grc(1, 2, 4, 2, 2, 10) // like MATLAB's <text:s/>a(1:2:4, 2:2:10)</text:p>
      <text:p text:style-name="P23">x3 = a.gr(1, 4) <text:s/>// like MATLAB's a(1:4, :)</text:p>
      <text:p text:style-name="P23">x4 = a.gc(1, 5) <text:s/>// column select, all rows, as MATLAB's a(:, 1:5)</text:p>
      <text:p text:style-name="P23"/>
      <text:list xml:id="list4879142705519820877" text:style-name="L7">
        <text:list-item>
          <text:p text:style-name="P294"><text:bookmark-end text:name="__DdeLink__6622_2071084271"/><text:bookmark-end text:name="__DdeLink__7244_1205527825"/><text:span text:style-name="Teletype"><text:span text:style-name="T8">Using the static method </text:span></text:span><text:span text:style-name="Teletype"><text:span text:style-name="T9">Mat()</text:span></text:span><text:span text:style-name="Teletype"><text:span text:style-name="T17"> of the </text:span></text:span><text:span text:style-name="Teletype"><text:span text:style-name="T9">Matrix </text:span></text:span><text:span text:style-name="Teletype"><text:span text:style-name="T17">class that returns a constructed Matrix object from variable argument double parameters. The first two parameters specify the number of rows and columns. For example:</text:span></text:span></text:p>
          <text:p text:style-name="P295"><text:span text:style-name="Teletype"><text:span text:style-name="T8">x = 5.5; y = 73.3 <text:s/>// some values</text:span></text:span></text:p>
          <text:p text:style-name="P295"><text:span text:style-name="Teletype"><text:span text:style-name="T8">A = Mat( 3, 3, <text:s/>// number of rows, and columns</text:span></text:span></text:p>
          <text:p text:style-name="P295"><text:span text:style-name="Teletype"><text:span text:style-name="T8"><text:s text:c="8"/>3.4*x, x, -0.4, <text:s/>// first row</text:span></text:span></text:p>
          <text:p text:style-name="P295"><text:soft-page-break/><text:span text:style-name="Teletype"><text:span text:style-name="T8"><text:s text:c="8"/>-cos(x+y), x- sin(x*y), x, // second row</text:span></text:span></text:p>
          <text:p text:style-name="P295"><text:span text:style-name="Teletype"><text:span text:style-name="T8"><text:s text:c="8"/>x-0.3, x/x, y/(2*y) <text:s/>// third column</text:span></text:span></text:p>
          <text:p text:style-name="P295"><text:span text:style-name="Teletype"><text:span text:style-name="T8"><text:s text:c="8"/>)</text:span></text:span></text:p>
          <text:p text:style-name="P294"><text:span text:style-name="Teletype"><text:span text:style-name="T8"/></text:span></text:p>
        </text:list-item>
      </text:list>
      <text:p text:style-name="P149"><text:span text:style-name="Teletype"><text:span text:style-name="T35">3. <text:s/></text:span></text:span><text:span text:style-name="Teletype">Th</text:span><text:span text:style-name="T35">e </text:span><text:span text:style-name="T34">M()</text:span><text:span text:style-name="T36"> static method constructs a Matrix from a String specification, in which the matrix elements are either space or comma separated. The Matrix lines are separated with semicolons. For example:</text:span><text:bookmark-start text:name="__DdeLink__7315_1000827635"/></text:p>
      <text:p text:style-name="P140"><text:bookmark-start text:name="__DdeLink__7248_1205527825"/><text:bookmark-start text:name="__DdeLink__6458_380988776"/>a1 = M("4 5.9; 5.6 9.8") </text:p>
      <text:p text:style-name="P140">a2 = M("47, <text:s/>-5.9; 0.56, <text:s/>9.8")<text:bookmark-end text:name="__DdeLink__7315_1000827635"/></text:p>
      <text:p text:style-name="P141"><text:bookmark-end text:name="__DdeLink__7248_1205527825"/><text:bookmark-end text:name="__DdeLink__6458_380988776"/>However, a disadvantage of the <text:span text:style-name="T43">M() </text:span><text:span text:style-name="T47">method is that it operates only with numeric literals, i.e. we cannot have variables and expressions.</text:span></text:p>
      <text:p text:style-name="P142"/>
      <text:h text:style-name="P352" text:outline-level="2"/>
      <text:h text:style-name="P353" text:outline-level="2"><text:bookmark-start text:name="__RefHeading___Toc32299_1949149028"/><text:alphabetical-index-mark-start text:id="IMark62647608"/>Matrix Indexing/Setting<text:alphabetical-index-mark-end text:id="IMark62647608"/> operations<text:bookmark-end text:name="__RefHeading___Toc32299_1949149028"/></text:h>
      <text:p text:style-name="P85"/>
      <text:p text:style-name="P86"><text:soft-page-break/>The GroovyLab <text:span text:style-name="T43">Matrix </text:span><text:span text:style-name="T47">class stores data using a </text:span><text:span text:style-name="T43">double [][] <text:s/></text:span><text:span text:style-name="T47">array. Generally, this representation is not the optimal, but it is simple and generally efficient. As a useful note, Java arrays storage is row based, and therefore is more efficient to work with work with fixed rows, i. e. the inner faster changed index should operate on columns. </text:span></text:p>
      <text:p text:style-name="P50">We can perform indexing in three ways:</text:p>
      <text:p text:style-name="P85"><text:span text:style-name="T47">a. Exploiting the overloading of the array indexing operator [] by the methods </text:span><text:span text:style-name="T43">getAt(), putAt() </text:span><text:span text:style-name="T47"><text:s/>of Groovy, as for example:</text:span></text:p>
      <text:p text:style-name="P41"><text:bookmark-start text:name="__DdeLink__6760_1205527825"/>A = <text:alphabetical-index-mark-start text:id="IMark62650984"/>rand<text:alphabetical-index-mark-end text:id="IMark62650984"/>(2,3) // a 2 X 3 Matrix</text:p>
      <text:p text:style-name="P41">a12 = A[1,2] <text:s/>// get the element</text:p>
      <text:p text:style-name="P41">A[1][2] = 2.3 <text:s/>// put the value </text:p>
      <text:p text:style-name="P41"/>
      <text:p text:style-name="P50"><text:bookmark-end text:name="__DdeLink__6760_1205527825"/>b. By directly accessing the Java double[][] internal representation, as for example:</text:p>
      <text:p text:style-name="P41"><text:bookmark-start text:name="__DdeLink__6918_1205527825"/>A = rand(2,3) // a 2 X 3 Matrix</text:p>
      <text:p text:style-name="P41">a12 = A.d[1][2] <text:s/>// get the element</text:p>
      <text:p text:style-name="P41">A.d[1][2] = 2.3 <text:s/>// put the value </text:p>
      <text:p text:style-name="P50"><text:bookmark-end text:name="__DdeLink__6918_1205527825"/>The second way, although not as elegant, is faster. </text:p>
      <text:p text:style-name="P50"><text:s/></text:p>
      <text:p text:style-name="P112">c. By using the <text:bookmark-start text:name="__DdeLink__8553_1000827635"/><text:span text:style-name="T45">gr</text:span><text:span text:style-name="T43">(), </text:span><text:span text:style-name="T45">gc</text:span><text:span text:style-name="T43">(), </text:span><text:span text:style-name="T45">grc</text:span><text:span text:style-name="T43">()</text:span><text:bookmark-end text:name="__DdeLink__8553_1000827635"/><text:span text:style-name="T43"> </text:span>methods. <text:s/>We explain these methods:</text:p>
      <text:list xml:id="list1550043420951584595" text:style-name="L8">
        <text:list-item>
          <text:p text:style-name="P296">The group of overloaded methods named <text:span text:style-name="T45">gr</text:span><text:span text:style-name="T43">() <text:s/></text:span>(named by the initials <text:span text:style-name="T62">g</text:span>et <text:span text:style-name="T62">r</text:span>ow) selects <text:s/>rows of the matrix, i.e. for a specified group of rows, select all the columns.</text:p>
        </text:list-item>
        <text:list-item>
          <text:p text:style-name="P296">The group of overloaded methods named <text:span text:style-name="T45">gc</text:span><text:span text:style-name="T43">() <text:s/></text:span>(named by the initials <text:span text:style-name="T62">g</text:span>et <text:span text:style-name="T62">c</text:span>olumn) selects columns of the matrix, i.e. for a specified group of columns, select all the rows. </text:p>
        </text:list-item>
        <text:list-item>
          <text:p text:style-name="P296"><text:soft-page-break/><text:span text:style-name="T8">The group of overloaded methods named </text:span><text:span text:style-name="T10">g</text:span><text:span text:style-name="T12">r</text:span><text:span text:style-name="T16">c</text:span><text:span text:style-name="T9">() <text:s/></text:span><text:span text:style-name="T8">(named by the initials </text:span><text:span text:style-name="T15">g</text:span><text:span text:style-name="T8">et </text:span><text:span text:style-name="T15">r</text:span><text:span text:style-name="T38">o</text:span><text:span text:style-name="T8">w</text:span><text:span text:style-name="T15">-c</text:span><text:span text:style-name="T8">olumn) selects rows and columns of the matrix, i.e. for a specified group of rows/columns, select all that matrix part.</text:span></text:p>
        </text:list-item>
      </text:list>
      <text:p text:style-name="P52"><text:span text:style-name="T47">Below we describe these methods for </text:span><text:span text:style-name="T43">matrix subrange chores </text:span><text:span text:style-name="T47"><text:s/>in detail.</text:span></text:p>
      <text:p text:style-name="P53"/>
      <text:h text:style-name="P352" text:outline-level="2"><text:bookmark-start text:name="__RefHeading___Toc32301_1949149028"/><text:alphabetical-index-mark-start text:id="IMark65658536"/>Matrix subrange <text:alphabetical-index-mark-end text:id="IMark65658536"/>operations<text:bookmark-end text:name="__RefHeading___Toc32301_1949149028"/></text:h>
      <text:p text:style-name="P46"/>
      <text:p text:style-name="P43"><text:span text:style-name="T47">These operations aim to provide convenient getting/setting of matrix ranges. They are implemented by the methods </text:span><text:span text:style-name="T45">gr</text:span><text:span text:style-name="T44">(), </text:span><text:span text:style-name="T45">gc</text:span><text:span text:style-name="T44">(), </text:span><text:span text:style-name="T45">grc</text:span><text:span text:style-name="T44">() </text:span><text:span text:style-name="T49">for getting and </text:span><text:span text:style-name="T44"><text:s/></text:span><text:span text:style-name="T45">sr</text:span><text:span text:style-name="T44">(), </text:span><text:span text:style-name="T45">sc</text:span><text:span text:style-name="T44">(), </text:span><text:span text:style-name="T45">src</text:span><text:span text:style-name="T44">() </text:span><text:span text:style-name="T49"><text:s/>for setting values. The design is kept simple and symmetrical. It is also efficient, since it is coded in Java. </text:span></text:p>
      <text:p text:style-name="P49">It is better to understand these operations by means of examples.</text:p>
      <text:p text:style-name="P49">Let construct an example matrix:</text:p>
      <text:p text:style-name="P49"><text:bookmark-start text:name="__DdeLink__9792_1000827635"/></text:p>
      <text:p text:style-name="P49"><text:bookmark-start text:name="__DdeLink__9482_1000827635"/>A = Mat( 6, 4,</text:p>
      <text:p text:style-name="P49"><text:s text:c="11"/>1.2, -0.2, 5.6, -0.03,</text:p>
      <text:p text:style-name="P49"><text:s text:c="11"/>4.5, 0.03, 2.3, 0.2,</text:p>
      <text:p text:style-name="P108"><text:s text:c="10"/>0.12, -2.2, 15.6, -11.3,</text:p>
      <text:p text:style-name="P49"><text:s text:c="11"/>5.34, 5.03, 1.3, 0.3,</text:p>
      <text:p text:style-name="P108"><text:soft-page-break/><text:s text:c="11"/>0.022, -120.2, 6.778, -10.03,</text:p>
      <text:p text:style-name="P49"><text:s text:c="11"/>145, 10.03, 13, -0.2)<text:bookmark-end text:name="__DdeLink__9792_1000827635"/></text:p>
      <text:p text:style-name="P49"/>
      <text:p text:style-name="P49">We proceed by describing the <text:span text:style-name="T45">get style</text:span> routines, and then the <text:span text:style-name="T45">set style</text:span>ones.</text:p>
      <text:p text:style-name="P49"/>
      <text:p text:style-name="P80">Get Routines</text:p>
      <text:p text:style-name="P34"/>
      <text:p text:style-name="P34">Single row/column select</text:p>
      <text:p text:style-name="P49">We can get a column of the matrix as:</text:p>
      <text:p text:style-name="P37"><text:bookmark-start text:name="__DdeLink__9948_1000827635"/><text:span text:style-name="T63"><text:s text:c="2"/>Ac = <text:s/>A.gc(2)</text:span><text:bookmark-end text:name="__DdeLink__9948_1000827635"/><text:span text:style-name="T63"> <text:s text:c="2"/>// get <text:s/>column 2</text:span></text:p>
      <text:p text:style-name="P49">Similarly, for getting a row:</text:p>
      <text:p text:style-name="P40"><text:s text:c="2"/>Ar = A.gr(1) <text:s text:c="2"/>// get row 1</text:p>
      <text:p text:style-name="P49">or as</text:p>
      <text:p text:style-name="P49"><text:s text:c="2"/><text:span text:style-name="T43">Ar = A[1] <text:s/>// get row 1<text:tab/></text:span></text:p>
      <text:p text:style-name="P49"/>
      <text:p text:style-name="P34">Select a continuous range of rows/columns</text:p>
      <text:p text:style-name="P49">We can get a column range of the matrix as:</text:p>
      <text:p text:style-name="P37"><text:bookmark-start text:name="__DdeLink__9948_10008276351"/><text:bookmark-start text:name="__DdeLink__10726_1000827635"/><text:bookmark-start text:name="__DdeLink__11042_1000827635"/><text:soft-page-break/><text:span text:style-name="T63"><text:s text:c="2"/>Acr = <text:s/>A.gc(1, 2)</text:span><text:bookmark-end text:name="__DdeLink__9948_10008276351"/><text:span text:style-name="T63"> <text:s text:c="2"/>// get <text:s/>columns 1 to 2 all rows</text:span><text:bookmark-end text:name="__DdeLink__10726_1000827635"/></text:p>
      <text:p text:style-name="P49"><text:bookmark-end text:name="__DdeLink__11042_1000827635"/>Similarly, for getting a row range:</text:p>
      <text:p text:style-name="P37"><text:span text:style-name="T63"><text:s/></text:span><text:bookmark-start text:name="__DdeLink__10728_1000827635"/><text:span text:style-name="T63"><text:s/>Arr = A.gr(1, 2) <text:s text:c="2"/>// get rows 1 to 2 all columns</text:span></text:p>
      <text:p text:style-name="P40"><text:bookmark-end text:name="__DdeLink__10728_1000827635"/>or </text:p>
      <text:p text:style-name="P37"><text:span text:style-name="T63"><text:s text:c="2"/>Arr = A[1..2] <text:s/></text:span><text:span text:style-name="T44">// get rows 1 to 2 all columns</text:span></text:p>
      <text:p text:style-name="P49">Additionally, we can specify an increment:</text:p>
      <text:p text:style-name="P37"><text:bookmark-start text:name="__DdeLink__9948_100082763511"/><text:bookmark-start text:name="__DdeLink__10726_10008276351"/><text:span text:style-name="T63"><text:s/></text:span><text:bookmark-start text:name="__DdeLink__11202_1000827635"/><text:span text:style-name="T63"><text:s/>Acr = <text:s/>A.gc(0, 2, 3)</text:span><text:bookmark-end text:name="__DdeLink__9948_100082763511"/><text:span text:style-name="T63"> <text:s text:c="2"/>// </text:span><text:bookmark-end text:name="__DdeLink__10726_10008276351"/><text:span text:style-name="T63">as MATLAB's <text:s/>A(:, 0:2:3)</text:span></text:p>
      <text:p text:style-name="P49"><text:bookmark-end text:name="__DdeLink__11202_1000827635"/>or</text:p>
      <text:p text:style-name="P40">Acr = A[-1..-1, (0..3).by(2)] <text:s/>// negative index specifies all</text:p>
      <text:p text:style-name="P49">Similarly we can select rows specifying <text:s/>an increment:</text:p>
      <text:p text:style-name="P40">Arr = A.gr(0, 2, 4) <text:s/>// as MATLAB's A(0:2:4, :)</text:p>
      <text:p text:style-name="P49">or</text:p>
      <text:p text:style-name="P40">Arr = A[(0..4).by(2)]</text:p>
      <text:p text:style-name="P49">We can extract rectangular parts of the matrix as:</text:p>
      <text:p text:style-name="P40">Arc = A.grc(0, 2, 4, 1, 1, 3) <text:s/>// as MATLAB's <text:s/>A(0:2:4, 1:1:3)</text:p>
      <text:p text:style-name="P49">or</text:p>
      <text:p text:style-name="P40">Arc = A[(0..4).by(2), (1..3).by(1)]</text:p>
      <text:p text:style-name="P34"><text:soft-page-break/></text:p>
      <text:p text:style-name="P34">Specifying particular rows to extract</text:p>
      <text:p text:style-name="P49">We can specify particular rows to extract as:</text:p>
      <text:p text:style-name="P40"><text:bookmark-start text:name="__DdeLink__6585_1574187474"/>rowIndices = [3, 1] as int [] <text:s/>// specify the required rows in an int[] array</text:p>
      <text:p text:style-name="P40"><text:s/>erows = A.gr(rowIndices) <text:s text:c="2"/>// get the rows<text:bookmark-end text:name="__DdeLink__6585_1574187474"/></text:p>
      <text:p text:style-name="P34">Specifying particular columns to extract</text:p>
      <text:p text:style-name="P49">Similarly, we can specify particular columns to extract as:</text:p>
      <text:p text:style-name="P40"><text:bookmark-start text:name="__DdeLink__6745_1574187474"/>col<text:bookmark-start text:name="__DdeLink__6585_15741874741"/>Indices = [1, 3, 2] as int [] <text:s/>// specify the required columns in an int[] array</text:p>
      <text:p text:style-name="P40">ecols = A.gc(colIndices) <text:s text:c="2"/>// get the <text:bookmark-end text:name="__DdeLink__6585_15741874741"/>columns<text:bookmark-end text:name="__DdeLink__6745_1574187474"/></text:p>
      <text:p text:style-name="P40"><text:s/></text:p>
      <text:p text:style-name="P34">Extracting submatrices using Groovy ranges</text:p>
      <text:p text:style-name="P49">Groovy ranges allow a nice syntax. We can use them as <text:s/>illustrated:</text:p>
      <text:p text:style-name="P49"><text:bookmark-start text:name="__DdeLink__7517_1574187474"/><text:bookmark-start text:name="__DdeLink__7675_1574187474"/><text:span text:style-name="T43">Ar = A.gr(1..2)</text:span><text:bookmark-end text:name="__DdeLink__7517_1574187474"/> <text:s text:c="3"/><text:span text:style-name="T43">// get rows 1 to 2</text:span></text:p>
      <text:p text:style-name="P49"><text:bookmark-end text:name="__DdeLink__7675_1574187474"/>or</text:p>
      <text:p text:style-name="P40">Ar = A[1..2] <text:s/>// get rows 1 to 2</text:p>
      <text:p text:style-name="P40"/>
      <text:p text:style-name="P40">Ac = A.gc(2..3) <text:s/>// get columns 2 to 3</text:p>
      <text:p text:style-name="P40"><text:soft-page-break/>or</text:p>
      <text:p text:style-name="P40">A[-1..1,2..3] <text:s/>// get columns 2 to 3</text:p>
      <text:p text:style-name="P40"/>
      <text:p text:style-name="P40">Arc = A.grc(1..2, 2..3) <text:s/>// get matrix subrange of rows 1 to 2 and columns 2 to 3</text:p>
      <text:p text:style-name="Text_20_body">or</text:p>
      <text:p text:style-name="P36">Arc = A[1..2, 2..3] <text:s/><text:span text:style-name="T63"><text:s/>// get matrix subrange of rows 1 to 2 and columns 2 to 3</text:span></text:p>
      <text:p text:style-name="Text_20_body"/>
      <text:p text:style-name="P81">Set Routines</text:p>
      <text:p text:style-name="P87"/>
      <text:p text:style-name="P87">Copy a matrix within another matrix</text:p>
      <text:p text:style-name="P57"><text:s text:c="2"/>x = rand(12, 15) <text:s/>// a random matrix</text:p>
      <text:p text:style-name="P57"><text:s text:c="2"/>y = ones(2, 3) <text:s text:c="2"/>// a matrix of 1s</text:p>
      <text:p text:style-name="P57"><text:s text:c="2"/>x.s(2, 2, <text:s/>y) <text:s/>// copy the matrix of 1s at the 2,2 position within the random matrix</text:p>
      <text:p text:style-name="P57"/>
      <text:p text:style-name="P60">Set a row range to a value</text:p>
      <text:p text:style-name="P60"><text:s text:c="2"/><text:span text:style-name="T63">a = rand(5,9) <text:s/>// a random matrix</text:span></text:p>
      <text:p text:style-name="P57"><text:s text:c="2"/>a.sr(1..2, 8) <text:s text:c="3"/>// sets rows 1 and 2 to 8</text:p>
      <text:p text:style-name="P62"/>
      <text:p text:style-name="P60">Set a row submatrix <text:s/>to a value</text:p>
      <text:p text:style-name="P60"><text:bookmark-start text:name="__DdeLink__9693_1574187474"/><text:s text:c="2"/><text:span text:style-name="T63">a = rand(5,9) <text:s/>// a random matrix</text:span></text:p>
      <text:p text:style-name="P57"><text:soft-page-break/><text:s text:c="2"/>a.sr(1, 2, 8) <text:s text:c="3"/>// sets rows 1 and 2 to 8</text:p>
      <text:p text:style-name="P62"><text:bookmark-end text:name="__DdeLink__9693_1574187474"/></text:p>
      <text:p text:style-name="P62">Set a column <text:s/>range to a value</text:p>
      <text:p text:style-name="P58"><text:bookmark-start text:name="__DdeLink__8756_1574187474"/><text:s text:c="2"/>a = rand(5, 9) <text:s/>// a random matrix</text:p>
      <text:p text:style-name="P58"><text:s text:c="2"/>a.sc(2..3, 77.7) //sets cols 2 to 3 to 77.7</text:p>
      <text:p text:style-name="P61"/>
      <text:p text:style-name="P62">Set a column <text:s/>submatrix <text:s/>to a value</text:p>
      <text:p text:style-name="P58"><text:bookmark-start text:name="__DdeLink__9850_1574187474"/><text:s text:c="2"/>a = rand(5, 9) <text:s/>// a random matrix</text:p>
      <text:p text:style-name="P58"><text:s text:c="2"/>a.sc(2, 3, 77.7) <text:s/>// sets cols 2 to 3 to 77.7<text:bookmark-end text:name="__DdeLink__9850_1574187474"/></text:p>
      <text:p text:style-name="P61"/>
      <text:p text:style-name="P61"><text:bookmark-end text:name="__DdeLink__8756_1574187474"/>Set a row-column range to a value</text:p>
      <text:p text:style-name="P61"><text:bookmark-start text:name="__DdeLink__9066_1574187474"/><text:s/><text:span text:style-name="T63">a = rand(10, 15) <text:s/>// a random matrix</text:span></text:p>
      <text:p text:style-name="P58"><text:bookmark-end text:name="__DdeLink__9066_1574187474"/>a.src(2..5, 1..3, 11.2) <text:s/>// sets rows 2 to 5 and columns 1 to 3 to 11.2</text:p>
      <text:p text:style-name="P61"/>
      <text:p text:style-name="P61">Set a row-column matrix part to a value</text:p>
      <text:p text:style-name="P61"><text:bookmark-start text:name="__DdeLink__9066_15741874741"/><text:bookmark-start text:name="__DdeLink__27100_506415693"/><text:bookmark-start text:name="__DdeLink__9382_1574187474"/><text:s/><text:span text:style-name="T63">a = rand(10, 15) <text:s/>// a random matrix</text:span></text:p>
      <text:p text:style-name="P58"><text:bookmark-end text:name="__DdeLink__9066_15741874741"/>a.src(2, 5, 1, 3, 11.2) <text:s/>// sets rows 2 to 5 and columns 1 to 3 to 11.2</text:p>
      <text:p text:style-name="P58"><text:soft-page-break/></text:p>
      <text:p text:style-name="P65"><text:bookmark-end text:name="__DdeLink__27100_506415693"/><text:bookmark-end text:name="__DdeLink__9382_1574187474"/>Set operations using ranges</text:p>
      <text:p text:style-name="P63"/>
      <text:p text:style-name="P63">We can use ranges to perform set operations more conveniently. We present some illustrative examples:</text:p>
      <text:p text:style-name="P58"><text:s text:c="2"/>// Example 1</text:p>
      <text:p text:style-name="P61"><text:s/>a = rand(10, 15) <text:s/>// a random matrix</text:p>
      <text:p text:style-name="P61"><text:s/>a[1..3] = 1.1 <text:s/>// set rows 1 to 3 to 1.1</text:p>
      <text:p text:style-name="P61"/>
      <text:p text:style-name="P61">// Example 2</text:p>
      <text:p text:style-name="P61"><text:s/>a = rand(10, 15) <text:s/>// a random matrix</text:p>
      <text:p text:style-name="P61"><text:s/>a[(1..5).by(2)] = 1.1 <text:s/>// as a(1:2:5, :) = 1.1</text:p>
      <text:p text:style-name="P61"/>
      <text:p text:style-name="P61">// Example 3</text:p>
      <text:p text:style-name="P61">a = rand(10, 15) <text:s/>// a random matrix</text:p>
      <text:p text:style-name="P61"><text:s/>a[-1..-1, 1..3] = 19.1 <text:s/>// as a(:. 1:3) = 19.1</text:p>
      <text:p text:style-name="P61"/>
      <text:p text:style-name="P61"><text:soft-page-break/>// Example 4</text:p>
      <text:p text:style-name="P61">a = rand(10, 15) <text:s/>// a random matrix</text:p>
      <text:p text:style-name="P61"><text:s/>a[-1..-1, (1..9).by(2)] = 59.1 <text:s/>// as a(:. 1:2:9) = 59.1</text:p>
      <text:p text:style-name="P61"/>
      <text:p text:style-name="P61">// Example 5</text:p>
      <text:p text:style-name="P61">a = rand(10, 15) <text:s/>// a random matrix</text:p>
      <text:p text:style-name="P61"><text:s/>a[1..3, 2..4] = 1.1 <text:s/>// as a(1:3. 2:4) = 1.1</text:p>
      <text:p text:style-name="P61"/>
      <text:p text:style-name="P61">// Example 6</text:p>
      <text:p text:style-name="Standard"/>
      <text:p text:style-name="P61">a = rand(10, 15) <text:s/>// a random matrix</text:p>
      <text:p text:style-name="P61"><text:s/>a[(1..10).by(3), (1..9).by(2)] = -59.1 <text:s/>// as a(1:3:10. 1:2:9) = -59.1</text:p>
      <text:h text:style-name="P350" text:outline-level="2"><text:bookmark text:name="Operators"/><text:bookmark-start text:name="__RefHeading___Toc32303_1949149028"/><text:bookmark-end text:name="__DdeLink__9482_1000827635"/>Operators<text:bookmark-end text:name="__RefHeading___Toc32303_1949149028"/></text:h>
      <text:p text:style-name="P42"><text:span text:style-name="Teletype"><text:span text:style-name="T8">The following operators are available: Matrix + Matrix, Matrix + Number, Matrix - Matrix, Matrix - Number, Matrix * Matrix, Matrix * Number, Matrix / Matrix, Matrix / Number, Number + Matrix, Number * Matrix</text:span></text:span><text:span text:style-name="T8"> </text:span></text:p>
      <text:p text:style-name="P23"><text:bookmark-start text:name="__DdeLink__1169_355628903"/><text:bookmark-start text:name="__DdeLink__7252_1205527825"/>a = rand(5, 8)</text:p>
      <text:p text:style-name="P23"><text:soft-page-break/>aa = a+a</text:p>
      <text:p text:style-name="P23">a5 = a+5</text:p>
      <text:p text:style-name="P23">ap5 = 5+a</text:p>
      <text:p text:style-name="P23">a6 = a*6.8</text:p>
      <text:p text:style-name="P23">a6m = 6.8*a</text:p>
      <text:p text:style-name="P23">a85 = rand(8, 5)</text:p>
      <text:p text:style-name="P139">ama = a*a85<text:bookmark-end text:name="__DdeLink__1169_355628903"/></text:p>
      <text:h text:style-name="P359" text:outline-level="2"><text:bookmark-start text:name="__RefHeading___Toc32305_1949149028"/>More convenient access/assignment operations<text:bookmark-end text:name="__RefHeading___Toc32305_1949149028"/></text:h>
      <text:p text:style-name="P114">We can use and more elegant syntactially constructs to access/update submatrices. For example:</text:p>
      <text:p text:style-name="P109">x = rand(80, 100)</text:p>
      <text:p text:style-name="P109">x[2..3, 0..1] = 6.5353 <text:s/>// a rectangular subrange</text:p>
      <text:p text:style-name="P109">x</text:p>
      <text:p text:style-name="P109">x[4..5] = -0.45454 <text:s/>// assign rows 4 to 5 all columns</text:p>
      <text:p text:style-name="P109"/>
      <text:p text:style-name="P109">// assignment using ranges</text:p>
      <text:p text:style-name="P109">x = rand(90, 90)</text:p>
      <text:p text:style-name="P109">x[(0..20).by(2), 0..1] = 99</text:p>
      <text:p text:style-name="P109"/>
      <text:p text:style-name="P109">// assignment using ranges</text:p>
      <text:p text:style-name="P109">x = rand(90,90)</text:p>
      <text:p text:style-name="P109">x[0..1, (0..30).by(3)] = 33.3</text:p>
      <text:p text:style-name="P109"/>
      <text:p text:style-name="P109">// assignment using ranges</text:p>
      <text:p text:style-name="P109">x = rand(90,90)</text:p>
      <text:p text:style-name="P109">x[(2..14).by(5), (0..30).by(3)] = -77.3</text:p>
      <text:p text:style-name="P109"><text:soft-page-break/></text:p>
      <text:p text:style-name="P109">row=2; col = 3</text:p>
      <text:p text:style-name="P109">y = x[row..row+2, col..col+5] <text:s/>// get a matrix range</text:p>
      <text:p text:style-name="P109"/>
      <text:p text:style-name="P109">yy = x[(row..row+50).by(2), (col..col+30).by(3)] // like MATLAB's x(row:2:row+50, col:3:col+30)</text:p>
      <text:p text:style-name="P109"/>
      <text:h text:style-name="P359" text:outline-level="2"><text:bookmark text:name="Static_operations"/><text:bookmark-start text:name="__RefHeading___Toc32307_1949149028"/><text:bookmark-end text:name="__DdeLink__7252_1205527825"/>Static operations<text:bookmark-end text:name="__RefHeading___Toc32307_1949149028"/></text:h>
      <text:p text:style-name="P42"><text:span text:style-name="Teletype"><text:span text:style-name="T8">Some </text:span></text:span><text:span text:style-name="Teletype"><text:span text:style-name="T15">static operations </text:span></text:span><text:span text:style-name="Teletype"><text:span text:style-name="T13">that </text:span></text:span><text:span text:style-name="Teletype"><text:span text:style-name="T8">are provided with the </text:span></text:span><text:span text:style-name="Teletype"><text:span text:style-name="T15">Matrix </text:span></text:span><text:span text:style-name="Teletype"><text:span text:style-name="T13">class are:</text:span></text:span></text:p>
      <text:p text:style-name="P28"><text:bookmark-start text:name="__DdeLink__27102_506415693"/><text:bookmark-start text:name="__DdeLink__1295_355628903"/><text:bookmark-start text:name="__DdeLink__1171_355628903"/><text:bookmark-start text:name="__DdeLink__7412_1205527825"/>oo = ones(4, 10) <text:s/>// a matrix with all ones</text:p>
      <text:p text:style-name="P28">oo4 = sum(oo) <text:s/>// perform sum of the columns</text:p>
      <text:p text:style-name="P28">sum(sum(oo)) <text:s/>// total sum of the matrix elements</text:p>
      <text:p text:style-name="P28">oo2 = fill(4, 10, 2.0) // a matrix filled with 2 values</text:p>
      <text:p text:style-name="P28">prod(oo2) // perform product of the columns</text:p>
      <text:p text:style-name="P28">prod(prod(oo2)) // product of all the matrix elements</text:p>
      <text:p text:style-name="P28">csoo = cumsum(oo) // perform a cummulative sum across columns</text:p>
      <text:p text:style-name="P28">cpoo2 = cumprod(oo2) <text:s/>// perform a cummulative product across columns</text:p>
      <text:p text:style-name="P28">aa = rand(5,5)</text:p>
      <text:p text:style-name="P28"><text:bookmark-end text:name="__DdeLink__27102_506415693"/>aai = inv(aa) <text:s/>// compute the matrix inverse</text:p>
      <text:p text:style-name="P28"><text:bookmark-start text:name="__DdeLink__27104_506415693"/><text:bookmark-start text:name="__DdeLink__27262_506415693"/>A = rand(5,5)</text:p>
      <text:p text:style-name="P28">b = rand(5,1)</text:p>
      <text:p text:style-name="P28">X = solve(A, b) //returns X Matrix verifying A*X = b. </text:p>
      <text:p text:style-name="P28"><text:bookmark-end text:name="__DdeLink__27104_506415693"/>rank(A) // the rank of A</text:p>
      <text:p text:style-name="P28">trace(A) // the trace of A</text:p>
      <text:p text:style-name="P28">det(A) <text:s/>// the determinant of A</text:p>
      <text:p text:style-name="P28"><text:soft-page-break/>cond(A) // the condition number of A</text:p>
      <text:p text:style-name="P28">norm1(A) // norm 1 of A</text:p>
      <text:p text:style-name="P28">norm2(A) // norm 2 of A</text:p>
      <text:p text:style-name="P28">normF(A) // Frobenius norm of A</text:p>
      <text:p text:style-name="P28">normInf(A) // norm inf of A</text:p>
      <text:p text:style-name="P144">dot(A, A) // the dot product of A by itself<text:bookmark-end text:name="__DdeLink__1295_355628903"/><text:bookmark-end text:name="__DdeLink__1171_355628903"/></text:p>
      <text:h text:style-name="P354" text:outline-level="2"><text:bookmark-end text:name="__DdeLink__27262_506415693"/><text:span text:style-name="Teletype"><text:span text:style-name="T9"/></text:span></text:h>
      <text:p text:style-name="P130"><text:bookmark-end text:name="__DdeLink__7412_1205527825"/><text:span text:style-name="Teletype"><text:span text:style-name="T9"/></text:span></text:p>
      <text:p text:style-name="P135"/>
      <text:h text:style-name="Heading_20_1" text:outline-level="1"><text:bookmark-start text:name="__RefHeading___Toc32309_1949149028"/>Numerical Analysis with GroovyLab<text:bookmark-end text:name="__RefHeading___Toc32309_1949149028"/></text:h>
      <text:p text:style-name="Text_20_body"/>
      <text:p text:style-name="P78">This section demonstrates how we can perform many common numerical analysis tasks with GroovyLab by means of simple examples.</text:p>
      <text:p text:style-name="P106"/>
      <text:p text:style-name="P106">Computing the determinant of a matrix</text:p>
      <text:p text:style-name="Text_20_body"><text:bookmark-start text:name="__DdeLink__27264_506415693"/></text:p>
      <text:p text:style-name="P36"><text:bookmark-start text:name="__DdeLink__11287_443707396"/><text:bookmark-start text:name="__DdeLink__7568_1205527825"/>a = Mat(2, 2, 1, 2, 3, 4) <text:s text:c="2"/>// as Matrix</text:p>
      <text:p text:style-name="P36">da = det(a)<text:bookmark-end text:name="__DdeLink__27264_506415693"/></text:p>
      <text:p text:style-name="P36"><text:bookmark-start text:name="__DdeLink__5038_1398564195"/><text:bookmark-end text:name="__DdeLink__11287_443707396"/></text:p>
      <text:p text:style-name="P36"><text:bookmark-start text:name="__DdeLink__27574_506415693"/><text:bookmark-start text:name="__DdeLink__11443_443707396"/>ad = [[1, 2], [ 3, 4]] as double [][] <text:s text:c="2"/>// as double [][] array</text:p>
      <text:p text:style-name="P36">dda = det(a<text:bookmark-end text:name="__DdeLink__7568_1205527825"/>)</text:p>
      <text:p text:style-name="P36"><text:bookmark-end text:name="__DdeLink__27574_506415693"/><text:bookmark-end text:name="__DdeLink__11443_443707396"/></text:p>
      <text:p text:style-name="P71"><text:bookmark-end text:name="__DdeLink__5038_1398564195"/>Computing the inverse of a matrix</text:p>
      <text:p text:style-name="Text_20_body"><text:bookmark-start text:name="__DdeLink__27884_506415693"/><text:bookmark-start text:name="__DdeLink__7572_1205527825"/></text:p>
      <text:p text:style-name="P36"><text:bookmark-start text:name="__DdeLink__5972_675428966"/><text:bookmark-start text:name="__DdeLink__11447_443707396"/>a = Mat(4,4,</text:p>
      <text:p text:style-name="P36"><text:s text:c="5"/>1, -1, 1, 2,</text:p>
      <text:p text:style-name="P36"><text:s text:c="6"/>1, 0, 1, 3,</text:p>
      <text:p text:style-name="P36"><text:s text:c="6"/>0, 0, 2, 4,</text:p>
      <text:p text:style-name="P36"><text:s text:c="6"/>1, 1, 0, -1)<text:bookmark-end text:name="__DdeLink__5972_675428966"/><text:bookmark-end text:name="__DdeLink__27884_506415693"/></text:p>
      <text:p text:style-name="P36"><text:soft-page-break/>ai = inv(a)</text:p>
      <text:p text:style-name="P36"><text:bookmark-start text:name="__DdeLink__28040_506415693"/>a*ai-diag(4)/4 <text:s text:c="2"/>// this matrix should display all zeros</text:p>
      <text:p text:style-name="P36"><text:bookmark-start text:name="__DdeLink__28042_506415693"/><text:bookmark-end text:name="__DdeLink__28040_506415693"/>Mxelem = max(max(a*ai-diag(4)/4)) <text:s/>// should be a very small value<text:bookmark-end text:name="__DdeLink__28042_506415693"/></text:p>
      <text:p text:style-name="P36"><text:bookmark-end text:name="__DdeLink__11447_443707396"/><text:bookmark-end text:name="__DdeLink__7572_1205527825"/></text:p>
      <text:p text:style-name="P71">Computing norms</text:p>
      <text:p text:style-name="Text_20_body"><text:bookmark-start text:name="__DdeLink__28354_506415693"/><text:bookmark-start text:name="__DdeLink__7730_1205527825"/><text:bookmark-start text:name="__DdeLink__11451_443707396"/></text:p>
      <text:p text:style-name="P36"><text:bookmark-start text:name="__DdeLink__6591_675428966"/>a = Mat(4, 4,</text:p>
      <text:p text:style-name="P36"><text:s text:c="2"/>1, -1, 1, 2,</text:p>
      <text:p text:style-name="P36"><text:s text:c="2"/>1, 0, 1, 3,</text:p>
      <text:p text:style-name="P36"><text:s text:c="2"/>0, 0, 2, 4,</text:p>
      <text:p text:style-name="P36"><text:s text:c="2"/>1, 1, 0, -1)<text:bookmark-end text:name="__DdeLink__6591_675428966"/></text:p>
      <text:p text:style-name="P36"><text:bookmark-start text:name="__DdeLink__28356_506415693"/><text:bookmark-end text:name="__DdeLink__28354_506415693"/>norm1(a) <text:s/>// <text:s/>the largest column sum </text:p>
      <text:p text:style-name="P36">norm2(a) <text:s/>// maximum singular value</text:p>
      <text:p text:style-name="Text_20_body">normF(a) <text:s/>// the Frobenious nor<text:span text:style-name="T33">m, </text:span><text:span text:style-name="Source_20_Text"><text:span text:style-name="T33">sqrt(sum(diag(x'*x)))</text:span></text:span><text:span text:style-name="T33"> </text:span></text:p>
      <text:p text:style-name="P36">normInf(a) <text:s text:c="2"/>// <text:s/>the infinity norm, the largest row sum</text:p>
      <text:p text:style-name="P36">rank(a) <text:s/>// the rank of a</text:p>
      <text:p text:style-name="P36">svd_rank(a) <text:s/>// the rank of a computed with SVD</text:p>
      <text:p text:style-name="P36">trace(a) <text:s/>// the trace of a<text:bookmark-end text:name="__DdeLink__7730_1205527825"/><text:bookmark-end text:name="__DdeLink__11451_443707396"/></text:p>
      <text:p text:style-name="P36"><text:bookmark-end text:name="__DdeLink__28356_506415693"/></text:p>
      <text:p text:style-name="P36"/>
      <text:p text:style-name="Text_20_body"/>
      <text:p text:style-name="Text_20_body"/>
      <text:p text:style-name="Text_20_body"><text:soft-page-break/></text:p>
      <text:p text:style-name="Text_20_body"/>
      <text:p text:style-name="Text_20_body"/>
      <text:p text:style-name="Text_20_body"/>
      <text:h text:style-name="Heading_20_1" text:outline-level="1"><text:bookmark-start text:name="__RefHeading___Toc32311_1949149028"/>GroovySci Examples<text:bookmark-end text:name="__RefHeading___Toc32311_1949149028"/></text:h>
      <text:p text:style-name="Text_20_body"><text:span text:style-name="Teletype"><text:span text:style-name="T22">In this section we provide small examples of using GroovySci, in scientific applications. The code can be executed either:</text:span></text:span><text:span text:style-name="T22"> </text:span></text:p>
      <text:list xml:id="list5996974318314525068" text:style-name="L9">
        <text:list-item>
          <text:p text:style-name="P284"><text:span text:style-name="Teletype"><text:span text:style-name="T22">by pasting it at the GroovyLab's command console </text:span></text:span></text:p>
        </text:list-item>
        <text:list-item>
          <text:p text:style-name="P284"><text:span text:style-name="Teletype"><text:span text:style-name="T22">by pasting the code within the GroovyLab's programmer's editor, select the code and pressing F6 or F8</text:span></text:span><text:span text:style-name="T22"> </text:span></text:p>
        </text:list-item>
      </text:list>
      <text:p text:style-name="Text_20_body"/>
      <text:h text:style-name="Heading_20_2" text:outline-level="2"><text:bookmark text:name="Henon_Chaotic_Map"/><text:bookmark-start text:name="__RefHeading___Toc32313_1949149028"/><text:alphabetical-index-mark-start text:id="IMark62590968"/>Henon Chaotic Map<text:bookmark-end text:name="__RefHeading___Toc32313_1949149028"/><text:alphabetical-index-mark-end text:id="IMark62590968"/></text:h>
      <text:p text:style-name="Text_20_body"><text:span text:style-name="Teletype"><text:span text:style-name="T22">This small GroovySci script computes some iterations of the Henon chaotic map and plots them. Note here that by seting </text:span></text:span><text:span text:style-name="Teletype"><text:span text:style-name="T31">Transforms BigDecimals to Doubles </text:span></text:span><text:span text:style-name="Teletype"><text:span text:style-name="T32"><text:s/></text:span></text:span><text:span text:style-name="Teletype"><text:span text:style-name="T25">to </text:span></text:span><text:span text:style-name="Teletype"><text:span text:style-name="T32"><text:s/></text:span></text:span><text:span text:style-name="Teletype"><text:span text:style-name="T25">true (from the “</text:span></text:span><text:span text:style-name="Teletype"><text:span text:style-name="T31">Configuration</text:span></text:span><text:span text:style-name="Teletype"><text:span text:style-name="T32">” </text:span></text:span><text:span text:style-name="Teletype"><text:span text:style-name="T25">menu), this computation becomes much faster.</text:span></text:span></text:p>
      <text:p text:style-name="Text_20_body"><text:span text:style-name="Teletype"><text:span text:style-name="T25"/></text:span></text:p>
      <text:p text:style-name="P36"><text:bookmark-start text:name="__DdeLink__11611_443707396"/>x<text:bookmark-start text:name="__DdeLink__1941_355628903"/><text:bookmark-start text:name="__DdeLink__2065_355628903"/><text:bookmark-start text:name="__DdeLink__7732_1205527825"/> = 0.0; y = 0.0</text:p>
      <text:p text:style-name="P36">niters = 10000</text:p>
      <text:p text:style-name="P36">alpha = 1.4</text:p>
      <text:p text:style-name="P36">beta = 0.3</text:p>
      <text:p text:style-name="P36">tic()</text:p>
      <text:p text:style-name="P36"><text:soft-page-break/>xy=new double[2][niters]</text:p>
      <text:p text:style-name="P36">for (k=1; k&lt;niters; k++) <text:s/>{</text:p>
      <text:p text:style-name="P36"><text:s text:c="2"/>xp = x;yp=y</text:p>
      <text:p text:style-name="P36"><text:s text:c="2"/>x = 1+yp-alpha *xp*xp</text:p>
      <text:p text:style-name="P36"><text:s text:c="2"/>y = beta*xp</text:p>
      <text:p text:style-name="P36"><text:s text:c="2"/>xy[0][k] = x</text:p>
      <text:p text:style-name="P36"><text:s text:c="2"/>xy[1][k] = y</text:p>
      <text:p text:style-name="P36">}</text:p>
      <text:p text:style-name="P36">scatterPlotsOn() <text:s text:c="3"/>// plot points without connecting with lines</text:p>
      <text:p text:style-name="P36">plot(xy)<text:bookmark-end text:name="__DdeLink__7732_1205527825"/><text:bookmark-end text:name="__DdeLink__2065_355628903"/></text:p>
      <text:p text:style-name="P36"><text:bookmark-end text:name="__DdeLink__11611_443707396"/></text:p>
      <text:p text:style-name="P36"/>
      <text:h text:style-name="Heading_20_2" text:outline-level="2"><text:bookmark text:name="Baker_map"/><text:bookmark-start text:name="__RefHeading___Toc32315_1949149028"/>Baker map<text:bookmark-end text:name="__RefHeading___Toc32315_1949149028"/></text:h>
      <text:p text:style-name="P36"><text:bookmark-start text:name="__DdeLink__8042_1205527825"/><text:bookmark-start text:name="__DdeLink__2067_355628903"/><text:bookmark-start text:name="__DdeLink__11771_443707396"/>x = 0.1; <text:s/>y = 0.22;</text:p>
      <text:p text:style-name="P36">niters = getInt("How many iterations of the Baker map");</text:p>
      <text:p text:style-name="P36">xall = new double[niters]</text:p>
      <text:p text:style-name="P36">yall = new double[niters]</text:p>
      <text:p text:style-name="P36">y13 = 1.0/3.0</text:p>
      <text:p text:style-name="P36">y23 = 2.0/3.0</text:p>
      <text:p text:style-name="P36">tic() </text:p>
      <text:p text:style-name="P36">for (k in 1..niters-1) <text:s/>{</text:p>
      <text:p text:style-name="P36"><text:soft-page-break/><text:s text:c="2"/>xp = x; yp=y</text:p>
      <text:p text:style-name="P36"><text:s/>if (y&lt;=0.5) {</text:p>
      <text:p text:style-name="P36"><text:s text:c="3"/>y = 2*yp</text:p>
      <text:p text:style-name="P36"><text:s text:c="3"/>x = y13*xp</text:p>
      <text:p text:style-name="P36">}</text:p>
      <text:p text:style-name="P36">else {</text:p>
      <text:p text:style-name="P36"><text:s text:c="2"/>x = y13*xp+y23</text:p>
      <text:p text:style-name="P36"><text:s text:c="2"/>y = 2*yp - 1</text:p>
      <text:p text:style-name="P36"><text:s text:c="2"/>}</text:p>
      <text:p text:style-name="P36"><text:s text:c="2"/>xall[k] = x</text:p>
      <text:p text:style-name="P36"><text:s text:c="2"/>yall[k] = y</text:p>
      <text:p text:style-name="P36">}</text:p>
      <text:p text:style-name="P36">tm = toc()</text:p>
      <text:p text:style-name="P36">scatterPlotsOn()</text:p>
      <text:p text:style-name="P36">figure(1)</text:p>
      <text:p text:style-name="P36">plot(xall, yall, "time = "+tm)</text:p>
      <text:p text:style-name="P36"><text:bookmark-end text:name="__DdeLink__8042_1205527825"/><text:bookmark-end text:name="__DdeLink__2067_355628903"/></text:p>
      <text:p text:style-name="P36"><text:bookmark-end text:name="__DdeLink__11771_443707396"/></text:p>
      <text:p text:style-name="P36"/>
      <text:h text:style-name="Heading_20_2" text:outline-level="2"><text:bookmark text:name="Ikeda_Chaotic_Map"/><text:bookmark-start text:name="__RefHeading___Toc32317_1949149028"/><text:bookmark-end text:name="__DdeLink__1941_355628903"/><text:alphabetical-index-mark-start text:id="IMark61054856"/>Ikeda Chaotic Map<text:bookmark-end text:name="__RefHeading___Toc32317_1949149028"/><text:alphabetical-index-mark-end text:id="IMark61054856"/></text:h>
      <text:p text:style-name="P36"><text:bookmark-start text:name="__DdeLink__11773_443707396"/><text:bookmark-start text:name="__DdeLink__2069_355628903"/>// the Ikeda map</text:p>
      <text:p text:style-name="P36"><text:soft-page-break/><text:s/>R = 1; <text:s/>C1 = 0.4; C2 = 0.9; <text:s/>C3 = 6</text:p>
      <text:p text:style-name="P36">niters = getInt("How many iterations of the Ikeda map")</text:p>
      <text:p text:style-name="P36">x = new double[niters]</text:p>
      <text:p text:style-name="P36">y = new double[niters]</text:p>
      <text:p text:style-name="P36">x[0]=0.12; y[0]=0.2</text:p>
      <text:p text:style-name="P36">tic() </text:p>
      <text:p text:style-name="P36">k=1</text:p>
      <text:p text:style-name="P36">km=0</text:p>
      <text:p text:style-name="P36"><text:s/>tau=0.0; <text:s/>sintau=0.0; <text:s/>costau=0.0</text:p>
      <text:p text:style-name="P36">while <text:s/>(k&lt; niters) <text:s/>{</text:p>
      <text:p text:style-name="P36"><text:s text:c="2"/>km=k-1</text:p>
      <text:p text:style-name="P36"><text:s text:c="2"/>tau = C1-C3/(1+x[km]*x[km]+y[km]*y[km])</text:p>
      <text:p text:style-name="P36"><text:s text:c="2"/>sintau = sin(tau); costau = cos(tau);</text:p>
      <text:p text:style-name="P36"><text:s text:c="2"/>x[k] = R+C2*(x[km]*costau-y[km]*sintau)</text:p>
      <text:p text:style-name="P36"><text:s text:c="2"/>y[k] = C2*(x[km]*sintau+y[km]*costau)</text:p>
      <text:p text:style-name="P36"><text:s/></text:p>
      <text:p text:style-name="P36"><text:s text:c="2"/>k++</text:p>
      <text:p text:style-name="P36">}</text:p>
      <text:p text:style-name="P36">tm = toc()</text:p>
      <text:p text:style-name="P36">scatterPlotsOn()</text:p>
      <text:p text:style-name="P36">figure(1)</text:p>
      <text:p text:style-name="P36">plot(x, y, "time = "+tm)</text:p>
      <text:p text:style-name="P36"><text:bookmark-end text:name="__DdeLink__11773_443707396"/><text:soft-page-break/></text:p>
      <text:p text:style-name="P36"/>
      <text:h text:style-name="Heading_20_2" text:outline-level="2"><text:bookmark text:name="Demonstrating_surface_plots"/><text:bookmark-start text:name="__RefHeading___Toc32319_1949149028"/><text:bookmark-end text:name="__DdeLink__2069_355628903"/>Demonstrating surface plots<text:bookmark-end text:name="__RefHeading___Toc32319_1949149028"/></text:h>
      <text:p text:style-name="Text_20_body"><text:bookmark-start text:name="__DdeLink__8355_1205527825"/><text:bookmark-start text:name="__DdeLink__11777_443707396"/></text:p>
      <text:p text:style-name="P36"><text:bookmark-start text:name="__DdeLink__2193_355628903"/>// demonstrate a surface plot</text:p>
      <text:p text:style-name="P36"><text:s/>// below is the script code. It is wrapped to a class of name surfPlot by Groovy</text:p>
      <text:p text:style-name="P36"><text:s/>X = inc(-2, 0.2, 2)</text:p>
      <text:p text:style-name="P36"><text:s/>Y = inc(-2, 0.2, 2)</text:p>
      <text:p text:style-name="P36"><text:s text:c="2"/></text:p>
      <text:p text:style-name="P36"><text:s/>x = X.getArray()[0]</text:p>
      <text:p text:style-name="P36"><text:s/>y = Y.getArray()[0]</text:p>
      <text:p text:style-name="P36"><text:s/></text:p>
      <text:p text:style-name="P36"><text:s/></text:p>
      <text:p text:style-name="P36">z1 = Functions.f1(x, y)</text:p>
      <text:p text:style-name="P36">z2 = Functions.f2(x, y)</text:p>
      <text:p text:style-name="P36">figure3d(1); <text:s/>surf(x, y, z1, "Surface Plot")</text:p>
      <text:p text:style-name="P36">figure3d(2); <text:s/>surf(x, y, z2, "Surface Plot 2")</text:p>
      <text:p text:style-name="P36">figure3d(3); <text:s/>surf(x, y, z1, "Surface Plot"); surf(x, y, z2, "Surface Plot 2")</text:p>
      <text:p text:style-name="P36">class Functions {</text:p>
      <text:p text:style-name="P36"><text:s text:c="8"/>// function definition: z=cos(PI*x)*sin(PI*y)</text:p>
      <text:p text:style-name="P36"><text:s text:c="8"/>public static double f1(double x, double y) {</text:p>
      <text:p text:style-name="P36"><text:soft-page-break/><text:s text:c="16"/>double z = Math.cos(x * Math.PI) * Math.sin(y *Math.PI)</text:p>
      <text:p text:style-name="P36"><text:s text:c="16"/>return z</text:p>
      <text:p text:style-name="P36"><text:s text:c="8"/>}</text:p>
      <text:p text:style-name="P36"><text:s/></text:p>
      <text:p text:style-name="P36"><text:s text:c="8"/>// grid version of the function</text:p>
      <text:p text:style-name="P36"><text:s text:c="8"/>public static double[][] f1(double[] x, double[] y) {</text:p>
      <text:p text:style-name="P36"><text:s text:c="16"/>double[][] z = new double[y.length][x.length]</text:p>
      <text:p text:style-name="P36"><text:s text:c="16"/>for (int i = 0; i &lt; x.length; i++)</text:p>
      <text:p text:style-name="P36"><text:s text:c="24"/>for (int j = 0; j &lt; y.length; j++)</text:p>
      <text:p text:style-name="P36"><text:s text:c="32"/>z[j][i] = f1(x[i], y[j])</text:p>
      <text:p text:style-name="P36"><text:s text:c="16"/>return z</text:p>
      <text:p text:style-name="P36"><text:s text:c="8"/>}</text:p>
      <text:p text:style-name="P36"><text:s/></text:p>
      <text:p text:style-name="P36"><text:s text:c="8"/>// another function definition: z=sin(PI*x)*cos(PI*y)</text:p>
      <text:p text:style-name="P36"><text:s text:c="8"/>public static double f2(double x, double y) {</text:p>
      <text:p text:style-name="P36"><text:s text:c="16"/>double z = Math.sin(x * Math.PI) * Math.cos(y * Math.PI)</text:p>
      <text:p text:style-name="P36"><text:s text:c="16"/>return z</text:p>
      <text:p text:style-name="P36"><text:s text:c="8"/>}</text:p>
      <text:p text:style-name="P36"><text:s/></text:p>
      <text:p text:style-name="P36"><text:s text:c="8"/>// grid version of the function</text:p>
      <text:p text:style-name="P36"><text:s text:c="8"/>public static double[][] f2(double[] x, double[] y) {</text:p>
      <text:p text:style-name="P36"><text:s text:c="16"/>double[][] z = new double[y.length][x.length]</text:p>
      <text:p text:style-name="P36"><text:soft-page-break/><text:s text:c="16"/>for (int i = 0; i &lt; x.length; i++)</text:p>
      <text:p text:style-name="P36"><text:s text:c="24"/>for (int j = 0; j &lt; y.length; j++)</text:p>
      <text:p text:style-name="P36"><text:s text:c="32"/>z[j][i] = f2(x[i], y[j])</text:p>
      <text:p text:style-name="P36"><text:s text:c="16"/>return z</text:p>
      <text:p text:style-name="P36"><text:s text:c="8"/>}</text:p>
      <text:p text:style-name="P36"><text:s text:c="2"/>}</text:p>
      <text:p text:style-name="Text_20_body"><text:bookmark-end text:name="__DdeLink__2193_355628903"/><text:s/><text:bookmark-end text:name="__DdeLink__8355_1205527825"/><text:bookmark-end text:name="__DdeLink__11777_443707396"/></text:p>
      <text:h text:style-name="Heading_20_2" text:outline-level="2"><text:bookmark text:name="A_cloud_plot_demo"/><text:bookmark-start text:name="__RefHeading___Toc32321_1949149028"/>A cloud plot demo<text:bookmark-end text:name="__RefHeading___Toc32321_1949149028"/></text:h>
      <text:p text:style-name="P36"><text:bookmark-start text:name="__DdeLink__8819_1205527825"/><text:bookmark-start text:name="__DdeLink__2443_355628903"/><text:bookmark-start text:name="__DdeLink__11781_443707396"/><text:bookmark-start text:name="__DdeLink__2197_355628903"/></text:p>
      <text:p text:style-name="P36"><text:s text:c="5"/><text:bookmark-end text:name="__DdeLink__8819_1205527825"/>figure(1)</text:p>
      <text:p text:style-name="P36"><text:s text:c="5"/>N = 1000</text:p>
      <text:p text:style-name="P36"><text:s text:c="5"/>cloud = new double[N][2]</text:p>
      <text:p text:style-name="P36"><text:s text:c="5"/>for (int i = 0; i &lt; cloud.length; i++) {</text:p>
      <text:p text:style-name="P36"><text:s text:c="24"/>cloud[i][0] = N * Math.exp(Math.random() + Math.random())</text:p>
      <text:p text:style-name="P36"><text:s text:c="24"/>cloud[i][1] = N * Math.exp(Math.random() + Math.random())</text:p>
      <text:p text:style-name="P36"><text:s text:c="5"/>}</text:p>
      <text:p text:style-name="P36"><text:s text:c="5"/>slicesX = 2</text:p>
      <text:p text:style-name="P36"><text:s text:c="5"/>slicesY = 2</text:p>
      <text:p text:style-name="P36"><text:s text:c="5"/>plotname = "Demo2d cloud_plot "</text:p>
      <text:p text:style-name="P36"><text:s text:c="5"/>plot2d_cloud(cloud, slicesX, slicesY, plotname)</text:p>
      <text:p text:style-name="P36"><text:s text:c="17"/></text:p>
      <text:p text:style-name="P36"><text:bookmark-end text:name="__DdeLink__2443_355628903"/><text:bookmark-end text:name="__DdeLink__11781_443707396"/><text:soft-page-break/></text:p>
      <text:h text:style-name="Heading_20_2" text:outline-level="2"><text:bookmark text:name="Perform_some_plots_that_test_the_VISAD_interface,_requires_insta"/><text:bookmark-start text:name="__RefHeading___Toc32323_1949149028"/>Perform some plots that test the VISAD interface, requires installation of Java 3D<text:bookmark-end text:name="__RefHeading___Toc32323_1949149028"/></text:h>
      <text:p text:style-name="P36"><text:bookmark-start text:name="__DdeLink__8983_1205527825"/><text:bookmark-start text:name="__DdeLink__11945_443707396"/></text:p>
      <text:p text:style-name="P36"><text:bookmark-start text:name="__DdeLink__2445_355628903"/>//demonstrate MATLAB-like plotting using VISAD</text:p>
      <text:p text:style-name="P36"><text:s text:c="3"/>// create signals</text:p>
      <text:p text:style-name="P36"><text:bookmark-start text:name="__DdeLink__2691_355628903"/><text:bookmark-start text:name="__DdeLink__2821_355628903"/><text:s text:c="6"/><text:bookmark-start text:name="__DdeLink__2693_355628903"/><text:s text:c="2"/>t=inc(0, 0.01, 10); x = sin(3.4*t)<text:bookmark-end text:name="__DdeLink__2691_355628903"/></text:p>
      <text:p text:style-name="P36"><text:s text:c="8"/>y = sin(0.48*t)</text:p>
      <text:p text:style-name="P36"><text:s text:c="8"/>z = sin(5.7*x+0.2*y)</text:p>
      <text:p text:style-name="P36"><text:s text:c="8"/>v<text:bookmark-end text:name="__DdeLink__2693_355628903"/>figure(1);</text:p>
      <text:p text:style-name="P36"><text:s text:c="8"/>vsubplot(2,1,1);</text:p>
      <text:p text:style-name="P36"><text:s text:c="8"/>vplot(x, y, z) <text:s/>// 3-D plot</text:p>
      <text:p text:style-name="P36"><text:s text:c="8"/>vsubplot(2,1,2);</text:p>
      <text:p text:style-name="P36"><text:s text:c="8"/>vplot(x, y, sin(9.8*z))</text:p>
      <text:p text:style-name="P36"><text:s text:c="8"/>vfigure(2); <text:s text:c="3"/></text:p>
      <text:p text:style-name="P36"><text:s text:c="8"/>vsubplot(2, 2, 1); <text:s text:c="2"/>vplot(x, 8); <text:s/>// plot with 8 point line</text:p>
      <text:p text:style-name="P36"><text:s text:c="8"/>vsubplot(2, 2, 2); <text:s text:c="2"/>vplot(x)</text:p>
      <text:p text:style-name="P36"><text:s text:c="8"/>vsubplot(2, 2, 3); <text:s text:c="2"/>vplot(sin(0.89*x))</text:p>
      <text:p text:style-name="P36"><text:s text:c="8"/>zz = z+cos(0.8*z)</text:p>
      <text:p text:style-name="P36"><text:s text:c="8"/>vsubplot(2, 2, 4); <text:s/>vplot(z);</text:p>
      <text:p text:style-name="P36"><text:s text:c="8"/>vaddplot(zz) <text:s text:c="2"/>// add the plot without erasing previous, i.e. in "hold on" state</text:p>
      <text:p text:style-name="P36"><text:soft-page-break/><text:s text:c="8"/>zzz = zz+ sin(3.4*zz)</text:p>
      <text:p text:style-name="P36"><text:s text:c="8"/>vaddplot(zzz, "zzx", "zzy", 5) </text:p>
      <text:p text:style-name="P36"><text:s text:c="4"/></text:p>
      <text:p text:style-name="P36"><text:s text:c="8"/>vfigure(3); <text:s text:c="3"/></text:p>
      <text:p text:style-name="P36"><text:s text:c="8"/>vsubplot(2, 2, 1); <text:s text:c="2"/>vplotPoint(x); <text:s/>// plot with 8 point line</text:p>
      <text:p text:style-name="P36"><text:s text:c="8"/>vsubplot(2, 2, 2); <text:s text:c="2"/>vplot(x)</text:p>
      <text:p text:style-name="P36"><text:s text:c="8"/>vsubplot(2, 2, 3); <text:s text:c="2"/>vplotXYPoints(x, y, "x", "y", 8)</text:p>
      <text:p text:style-name="P36"><text:s text:c="8"/>vsubplot(2, 2, 4); <text:s/>vplot(z)</text:p>
      <text:p text:style-name="P36"><text:s text:c="8"/>vaddplot(zz) <text:s text:c="2"/>// add the plot without erasing previous, i.e. in "hold on" state</text:p>
      <text:p text:style-name="P36"><text:s text:c="8"/>vaddplot(zzz, "zzx", "zzy", 5)</text:p>
      <text:p text:style-name="Text_20_body"><text:bookmark-end text:name="__DdeLink__2821_355628903"/><text:bookmark-end text:name="__DdeLink__2445_355628903"/><text:bookmark-end text:name="__DdeLink__2197_355628903"/><text:s text:c="7"/><text:bookmark-end text:name="__DdeLink__8983_1205527825"/><text:bookmark-end text:name="__DdeLink__11945_443707396"/></text:p>
      <text:h text:style-name="Heading_20_2" text:outline-level="2"><text:bookmark text:name="A_Continuous_Wavelet_Transform_example"/><text:bookmark-start text:name="__RefHeading___Toc32325_1949149028"/>A <text:alphabetical-index-mark-start text:id="IMark59421704"/>Continuous Wavelet Transform<text:alphabetical-index-mark-end text:id="IMark59421704"/> example<text:bookmark-end text:name="__RefHeading___Toc32325_1949149028"/></text:h>
      <text:p text:style-name="Text_20_body"><text:bookmark-start text:name="__DdeLink__8990_1205527825"/><text:bookmark-start text:name="__DdeLink__11949_443707396"/></text:p>
      <text:p text:style-name="P36"><text:bookmark-start text:name="__DdeLink__3571_1689685922"/><text:bookmark-start text:name="__DdeLink__2823_355628903"/>clear("all")</text:p>
      <text:p text:style-name="P36">fs = 600; // 2050</text:p>
      <text:p text:style-name="P36">dt = 1/fs</text:p>
      <text:p text:style-name="P36">t = <text:s/>inc(1, dt, 4)</text:p>
      <text:p text:style-name="P36">PI2 = 2*PI</text:p>
      <text:p text:style-name="P36">y = sin(PI2*10*t)+4*cos(PI2*4*t)</text:p>
      <text:p text:style-name="P36">y = y+5*rand(y.size()[0], y.size()[1])</text:p>
      <text:p text:style-name="P36">y</text:p>
      <text:p text:style-name="P36"><text:soft-page-break/>N = y.size()[1]</text:p>
      <text:p text:style-name="P36">fstart = 1; <text:s/>// frequency to start</text:p>
      <text:p text:style-name="P36">fmax = (double)fs/2</text:p>
      <text:p text:style-name="P36">maxNf = 20</text:p>
      <text:p text:style-name="P36">linlog = "log"</text:p>
      <text:p text:style-name="P36">stepfac=16</text:p>
      <text:p text:style-name="P36">df0=3</text:p>
      <text:p text:style-name="P36">ycwt = new wavelets.CWT(y, <text:s/>fs, fmax, maxNf, linlog, stepfac, df0)</text:p>
      <text:p text:style-name="P36">ed = ycwt.ed() <text:s/>// energy density coefficients as a double[][] vector</text:p>
      <text:p text:style-name="P36">edm = new Matrix(ed)</text:p>
      <text:p text:style-name="P36">subsampledEdm = edm.resample(5, 1) <text:s text:c="2"/>// subsample matrix before displaying it in contour plot</text:p>
      <text:p text:style-name="P36">figure(1)</text:p>
      <text:p text:style-name="P36">subplot(2,1,1)</text:p>
      <text:p text:style-name="P36">plot(y); title("signal")</text:p>
      <text:p text:style-name="P36">subplot(2,1,2)</text:p>
      <text:p text:style-name="P36">plot2d_scalogram(subsampledEdm, "scalogram")</text:p>
      <text:p text:style-name="P36"><text:bookmark-end text:name="__DdeLink__3571_1689685922"/><text:bookmark-end text:name="__DdeLink__8990_1205527825"/><text:bookmark-end text:name="__DdeLink__11949_443707396"/></text:p>
      <text:p text:style-name="P36"/>
      <text:p text:style-name="P36"/>
      <text:p text:style-name="P36"/>
      <text:h text:style-name="Heading_20_2" text:outline-level="2"><text:bookmark text:name="Plotting_using_a_Matlab-like_interface_to_the_JFreeChart_library"/><text:bookmark-start text:name="__RefHeading___Toc32327_1949149028"/><text:bookmark-end text:name="__DdeLink__2823_355628903"/><text:soft-page-break/>Plotting using a MATLAB-like interface to the <text:alphabetical-index-mark-start text:id="IMark65658408"/>JFreeChart<text:alphabetical-index-mark-end text:id="IMark65658408"/> library<text:bookmark-end text:name="__RefHeading___Toc32327_1949149028"/></text:h>
      <text:p text:style-name="Text_20_body"><text:bookmark-start text:name="__DdeLink__8992_1205527825"/><text:bookmark-start text:name="__DdeLink__28362_506415693"/></text:p>
      <text:p text:style-name="P36"><text:bookmark-start text:name="__DdeLink__12105_443707396"/><text:bookmark-start text:name="__DdeLink__2825_355628903"/>jfigure(1)</text:p>
      <text:p text:style-name="P36">t = inc(0, 0.01, 10); <text:s text:c="2"/>x = sin(0.23*t)</text:p>
      <text:p text:style-name="P36">lineSpecs = "."</text:p>
      <text:p text:style-name="P36">jplot(t,x, lineSpecs)</text:p>
      <text:p text:style-name="P36">jtitle("drawing multiple line styles")</text:p>
      <text:p text:style-name="P36">jhold(true) <text:s/>// hold axis</text:p>
      <text:p text:style-name="P36">lineSpecs = ":r+"</text:p>
      <text:p text:style-name="P36">jplot(t, 0.1*cos(9.8*x), lineSpecs)</text:p>
      <text:p text:style-name="P36">// redefine the color of line 2</text:p>
      <text:p text:style-name="P36">jlineColor(2, Color.BLUE)</text:p>
      <text:p text:style-name="P36">jfigure(2)</text:p>
      <text:p text:style-name="P36">jsubplot(222)</text:p>
      <text:p text:style-name="P36">x11 = sin(8.23*t)</text:p>
      <text:p text:style-name="P36">jplot(t,x11)</text:p>
      <text:p text:style-name="P36">jhold(true)</text:p>
      <text:p text:style-name="P36">lineSpecs = ":g"</text:p>
      <text:p text:style-name="P36">jplot(t,sin(5*x11), lineSpecs)</text:p>
      <text:p text:style-name="P36">jsubplot(223)</text:p>
      <text:p text:style-name="P36">lineSpecs = ":r"</text:p>
      <text:p text:style-name="P36"><text:soft-page-break/>jplot(t,x11, lineSpecs)</text:p>
      <text:p text:style-name="P36">// create a new figure and preform a plot at subplot 3,2,1</text:p>
      <text:p text:style-name="P36"><text:s/>nf = jfigure()</text:p>
      <text:p text:style-name="P36"><text:s/>jsubplot(3,2,1)</text:p>
      <text:p text:style-name="P36"><text:s/>t2 = inc(0, 0.01, 10); <text:s/>x2 = sin(3.23*t2)+2*cos(0.23*t2)</text:p>
      <text:p text:style-name="P36"><text:s/>jplot(t2,x2, ".-")</text:p>
      <text:p text:style-name="P36">jsubplot(3,2,3)</text:p>
      <text:p text:style-name="P36">x3 = cos(2.3*t2)+9*sin(4.5*t2)</text:p>
      <text:p text:style-name="P36">jplot(t2, x3)</text:p>
      <text:p text:style-name="P36">jlineColor(1, Color.RED)</text:p>
      <text:p text:style-name="P36">jsubplot(3,2,5)</text:p>
      <text:p text:style-name="P36">x4 = cos(12.3*t2)+9*sin(2.5*t2)</text:p>
      <text:p text:style-name="P36">jplot(t2, x4+x3)</text:p>
      <text:p text:style-name="P36">jlineColor(1, Color.GREEN)</text:p>
      <text:p text:style-name="P36">jsubplot(3,2,6)</text:p>
      <text:p text:style-name="P36">jplot(t2, 6*x4+x3)</text:p>
      <text:p text:style-name="P36">jtitle("6*x4+x3")</text:p>
      <text:p text:style-name="P36">jlineColor(1, Color.BLUE)</text:p>
      <text:p text:style-name="P36">// now plot again at figure 2</text:p>
      <text:p text:style-name="P36">jfigure(2) <text:s/>// concetrate on figure 2</text:p>
      <text:p text:style-name="P36">jhold(true);</text:p>
      <text:p text:style-name="P36">jsubplot(2, 2, 1)</text:p>
      <text:p text:style-name="P36"><text:soft-page-break/>vr = rand(1, 2000)</text:p>
      <text:p text:style-name="P36">jplot(vr)</text:p>
      <text:p text:style-name="P36">jtitle("A Random Vector")</text:p>
      <text:p text:style-name="P36">td = t.getv()</text:p>
      <text:p text:style-name="P36">jsubplot(224)</text:p>
      <text:p text:style-name="P36">jplot(td, sin(1.34*td))</text:p>
      <text:p text:style-name="P36">jplot( td, sin(3.6*td))</text:p>
      <text:p text:style-name="P36">jtitle("Multiple Plots")</text:p>
      <text:p text:style-name="P36">// demonstrate PieDataChart</text:p>
      <text:p text:style-name="P36">c = new String[3]; <text:s/>c[0] = "Class1"; c[1] = <text:s/>"Class2"; c[2] = "Class3"</text:p>
      <text:p text:style-name="P36">v = new double[3]; v[0]=5.7; v[1] = 9.8; <text:s/>v[2] = 3.9</text:p>
      <text:p text:style-name="P36">pieChartName = "Test Pie Chart"</text:p>
      <text:p text:style-name="P36">myPie = jplot(pieChartName, c, v)</text:p>
      <text:p text:style-name="P36"><text:bookmark-end text:name="__DdeLink__8992_1205527825"/></text:p>
      <text:p text:style-name="P36"><text:bookmark-end text:name="__DdeLink__12105_443707396"/><text:bookmark-end text:name="__DdeLink__28362_506415693"/></text:p>
      <text:h text:style-name="Heading_20_2" text:outline-level="2"><text:bookmark text:name="Plotting_Demonstrations"/><text:bookmark-start text:name="__RefHeading___Toc32329_1949149028"/><text:bookmark-end text:name="__DdeLink__2825_355628903"/><text:alphabetical-index-mark-start text:id="IMark62590968"/>Plotting Demonstrations<text:bookmark-end text:name="__RefHeading___Toc32329_1949149028"/><text:alphabetical-index-mark-end text:id="IMark62590968"/></text:h>
      <text:p text:style-name="P36"><text:bookmark-start text:name="__DdeLink__8994_1205527825"/><text:bookmark-start text:name="__DdeLink__2949_355628903"/><text:bookmark-start text:name="__DdeLink__12269_443707396"/></text:p>
      <text:p text:style-name="P36"><text:s text:c="9"/>t = inc(0, 0.01, 20)</text:p>
      <text:p text:style-name="P36"><text:s text:c="9"/>x = sin(0.2*t)</text:p>
      <text:p text:style-name="P36"><text:s text:c="9"/>figure(1); title("Demonstrating ploting multiple plots at the same figure")</text:p>
      <text:p text:style-name="P36"><text:s text:c="8"/>plot(t,x, Color.GREEN, "sin(0.2*t)")</text:p>
      <text:p text:style-name="P36"><text:soft-page-break/>// the xlabel(), ylabel() here refer to the axis of the current plot (i.e. PlotPanel object)</text:p>
      <text:p text:style-name="P36"><text:s text:c="9"/>xlabel("t-Time axis")</text:p>
      <text:p text:style-name="P36"><text:s text:c="9"/>ylabel("y=f(x) axis")</text:p>
      <text:p text:style-name="P36"><text:s text:c="9"/>y = sin(0.2*t)+5*cos(0.23*t)</text:p>
      <text:p text:style-name="P36"><text:s text:c="9"/>hold("on")</text:p>
      <text:p text:style-name="P36"><text:s text:c="9"/>plot(t,y, new Color(0, 0, 30), "sin(0.2*t)+5*cos(0.23*t)" )</text:p>
      <text:p text:style-name="P36"><text:s text:c="10"/>t = inc(0, 0.01, 20)</text:p>
      <text:p text:style-name="P36"><text:s text:c="10"/>y = sin(0.2*t)+5*cos(0.23*t)</text:p>
      <text:p text:style-name="P36"><text:s text:c="10"/>z = sin(1.2*t)+0.5*cos(0.23*t)</text:p>
      <text:p text:style-name="P36"><text:s text:c="9"/>fig = figure3d(2); plot(t,y, z, <text:s/>Color.BLUE, "Ploting in 3-D")</text:p>
      <text:p text:style-name="P36">// specify labels explicitly for the fig PlotPanel object</text:p>
      <text:p text:style-name="P36"><text:s text:c="9"/>fig.xlabel("t - Time axis ")</text:p>
      <text:p text:style-name="P36"><text:s text:c="9"/>fig.ylabel("y - sin(0.2*t)+5*cos(0.23*t)")</text:p>
      <text:p text:style-name="P36"><text:s text:c="9"/>fig.zlabel("sin(1.2*t)+0.5*cos(0.23*t);")</text:p>
      <text:p text:style-name="P36"><text:s text:c="9"/>title("A 3-D plot")</text:p>
      <text:p text:style-name="P36"><text:s text:c="9"/>zDot = dot(z, z)</text:p>
      <text:p text:style-name="P36"><text:s text:c="9"/>fig = figure3d(3); plot(t,y, zDot, Color.RED)</text:p>
      <text:p text:style-name="P36">// specify labels explicitly for the fig PlotPanel object</text:p>
      <text:p text:style-name="P36"><text:s text:c="9"/>xlabel("x - Time axis ")</text:p>
      <text:p text:style-name="P36"><text:s text:c="9"/>ylabel("y - sin(0.2*t)+5*cos(0.23*t)")</text:p>
      <text:p text:style-name="P36"><text:s text:c="9"/>zlabel("(sin(1.2*t)+0.5*cos(0.23*t)) .* (sin(1.2*t)+0.5*cos(0.23*t))")</text:p>
      <text:p text:style-name="P36"><text:s text:c="9"/>zDot2 = dot(zDot, zDot)</text:p>
      <text:p text:style-name="P36"><text:soft-page-break/><text:s text:c="9"/>fig = figure3d(4)</text:p>
      <text:p text:style-name="P36"><text:s text:c="9"/>subplot3d(2,1,1) </text:p>
      <text:p text:style-name="P36"><text:s text:c="9"/>plot(t,y, zDot, Color.YELLOW)</text:p>
      <text:p text:style-name="P36">// specify labels explicitly for the fig PlotPanel object</text:p>
      <text:p text:style-name="P36"><text:s text:c="9"/>xlabel("x - Time axis ")</text:p>
      <text:p text:style-name="P36"><text:s text:c="9"/>ylabel("y - sin(0.2*t)+5*cos(0.23*t)")</text:p>
      <text:p text:style-name="P36"><text:s text:c="9"/>zlabel("(sin(1.2*t)+0.5*cos(0.23*t)) .* (sin(1.2*t)+0.5*cos(0.23*t))")</text:p>
      <text:p text:style-name="P36"><text:s text:c="8"/>subplot3d(2,1,2)</text:p>
      <text:p text:style-name="P36"><text:s text:c="8"/>plot(t,y, zDot, Color.MAGENTA)</text:p>
      <text:p text:style-name="P36"><text:s text:c="9"/></text:p>
      <text:p text:style-name="P36">// specify labels explicitly for the fig PlotPanel object</text:p>
      <text:p text:style-name="P36"><text:s text:c="9"/>xlabel("x - Time axis ")</text:p>
      <text:p text:style-name="P36"><text:s text:c="9"/>ylabel("y - sin(0.2*t)+5*cos(0.23*t)")</text:p>
      <text:p text:style-name="P36"><text:s text:c="9"/>zlabel("zDot")<text:bookmark-end text:name="__DdeLink__8994_1205527825"/></text:p>
      <text:p text:style-name="P36"/>
      <text:p text:style-name="P36"/>
      <text:h text:style-name="Heading_20_2" text:outline-level="2"><text:bookmark text:name="And_other_plotting_Demonstrations"/><text:bookmark-start text:name="__RefHeading___Toc32331_1949149028"/><text:bookmark-end text:name="__DdeLink__2949_355628903"/>And other plotting Demonstrations<text:bookmark-end text:name="__RefHeading___Toc32331_1949149028"/></text:h>
      <text:p text:style-name="Text_20_body"><text:bookmark-start text:name="__DdeLink__9150_1205527825"/></text:p>
      <text:p text:style-name="Text_20_body"/>
      <text:p text:style-name="P36">// to run this demo copy and paste the code </text:p>
      <text:p text:style-name="P36">t=inc(-10, 0.01, 20) <text:s text:c="2"/>// create a time axis</text:p>
      <text:p text:style-name="P36"><text:soft-page-break/>freq = 2 </text:p>
      <text:p text:style-name="P36">x=sin(freq*t) <text:s/>// a simple sinusoid</text:p>
      <text:p text:style-name="P36">y = 70* cos(0.4*t)+12*sin(0.7*t)</text:p>
      <text:p text:style-name="P36">z = dot(y, 0.01*t) <text:s text:c="2"/>// dot product</text:p>
      <text:p text:style-name="P36">h = dot(z, sin(0.3*x)) <text:s text:c="2"/>// <text:s/>if the operator * cannot perform matrix multiplication it tries to perform dot product</text:p>
      <text:p text:style-name="P36">figure(); <text:s/>plot(t,x, "t - <text:s/>sin(t)")</text:p>
      <text:p text:style-name="P36">figNew = figure(); <text:s/>subplot(2,1,1); <text:s/>plot(t, z, "t - t*x : A sine supeimposed on a linear inreasing curve");</text:p>
      <text:p text:style-name="P36">subplot(2,1,2); <text:s/>plot(z, h, "y .* 0.01*t, z .* sin(0.3*x)")</text:p>
      <text:p text:style-name="P36">figure(); hold("off"); subplot(2,1,1); <text:s/>hold("on"); <text:s/>plot(x,y, Color.RED); plot(x,z, Color.BLUE); </text:p>
      <text:p text:style-name="P36">subplot(2,1,2); <text:s text:c="2"/>hold("off"); plot(x,y, Color.RED); plot(x,z, Color.BLUE); <text:s/></text:p>
      <text:p text:style-name="P36"><text:s/>title("Demo for hold(\"on\"): up subplot, <text:s/>hold(\"off\"), bottom subplot");</text:p>
      <text:p text:style-name="P36">sample = rand(3, 1000);</text:p>
      <text:p text:style-name="P36">slices_x = 6; slices_y = 6; slices_z = 6; name="cloud";</text:p>
      <text:p text:style-name="P36"><text:s/>plot3d_cloud( sample, slices_x, slices_y, slices_z, <text:s/>name);</text:p>
      <text:p text:style-name="P36"><text:bookmark-end text:name="__DdeLink__9150_1205527825"/><text:bookmark-end text:name="__DdeLink__12269_443707396"/></text:p>
      <text:h text:style-name="Heading_20_2" text:outline-level="2"><text:bookmark text:name="Various_sine_functions_on_the_same_plot"/><text:bookmark-start text:name="__RefHeading___Toc32333_1949149028"/>Various sine functions on the same plot<text:bookmark-end text:name="__RefHeading___Toc32333_1949149028"/></text:h>
      <text:p text:style-name="Text_20_body"><text:bookmark-start text:name="__DdeLink__9308_1205527825"/><text:bookmark-start text:name="__DdeLink__12273_443707396"/></text:p>
      <text:p text:style-name="P36"><text:bookmark-start text:name="__DdeLink__3198_355628903"/>closeAll()</text:p>
      <text:p text:style-name="P36">dt = 0.01; <text:s/>// sampling frequency</text:p>
      <text:p text:style-name="P36">xl = -10; <text:s/>xu = 20; <text:s/>// low and up limits</text:p>
      <text:p text:style-name="P36"><text:soft-page-break/>t=inc(xl, dt, xu); <text:s text:c="2"/>// time axis</text:p>
      <text:p text:style-name="P36">f11 = 0.23; <text:s/>f12 = 3.7; <text:s/>// two frquencies </text:p>
      <text:p text:style-name="P36">f21 = 0.25; <text:s/>f22 = 3.9; <text:s/>// slightly different frquencies <text:s text:c="2"/></text:p>
      <text:p text:style-name="P36">x1 = sin(f11*t) + cos(f12*t);</text:p>
      <text:p text:style-name="P36">x2 = sin(f21*t) + cos(f22*t);</text:p>
      <text:p text:style-name="P36">figure(1); <text:s/>hold("on"); plot(t, x1, Color.RED, "1st sine");</text:p>
      <text:p text:style-name="P36">plot(t, x2, Color.GREEN, "2nd sine");</text:p>
      <text:p text:style-name="P36">x12 = dot(x1, x2);</text:p>
      <text:p text:style-name="P36">plot(t, x12, Color.BLUE, "x1 .* x2");</text:p>
      <text:p text:style-name="P36"><text:bookmark-end text:name="__DdeLink__3198_355628903"/><text:bookmark-end text:name="__DdeLink__9308_1205527825"/><text:bookmark-end text:name="__DdeLink__12273_443707396"/></text:p>
      <text:h text:style-name="Heading_20_2" text:outline-level="2"><text:bookmark text:name="Using_the_Groovy's_SwingBuilder_to_specify_signal_parameter"/><text:bookmark-start text:name="__RefHeading___Toc32335_1949149028"/><text:span text:style-name="Teletype"><text:span text:style-name="T23">Using the Groovy's SwingBuilder to specify signal parameters and process a signal</text:span></text:span><text:bookmark-end text:name="__RefHeading___Toc32335_1949149028"/></text:h>
      <text:p text:style-name="P36"><text:bookmark-start text:name="__DdeLink__9310_1205527825"/><text:bookmark-start text:name="__DdeLink__9940_1205527825"/><text:bookmark-start text:name="__DdeLink__9628_1205527825"/><text:bookmark-start text:name="__DdeLink__9316_1205527825"/><text:bookmark-start text:name="__DdeLink__12277_443707396"/><text:bookmark-start text:name="__DdeLink__12603_443707396"/><text:bookmark-start text:name="__DdeLink__12445_443707396"/><text:bookmark-start text:name="__DdeLink__12626_443707396"/></text:p>
      <text:p text:style-name="P36"><text:bookmark-start text:name="__DdeLink__3322_355628903"/>// demonstrates using swing builder for getting signal parameters </text:p>
      <text:p text:style-name="P36">// and performing FFT on that signal</text:p>
      <text:p text:style-name="P36"><text:bookmark-start text:name="__DdeLink__9312_1205527825"/>swing = new SwingBuilder()</text:p>
      <text:p text:style-name="P36"><text:s text:c="2"/>frame = swing.frame(title:'Parameter Screen for signal') {</text:p>
      <text:p text:style-name="P36">panel { <text:s text:c="4"/></text:p>
      <text:p text:style-name="P36"><text:s text:c="8"/>label('Sine Frequency')</text:p>
      <text:p text:style-name="P36"><text:s text:c="8"/>textField(id:'frequency', <text:s/>columns:10)</text:p>
      <text:p text:style-name="P36"><text:s text:c="8"/>label('Noisy energy')</text:p>
      <text:p text:style-name="P36"><text:s text:c="8"/>textField(id:'noiseCoef', columns:10)</text:p>
      <text:p text:style-name="P36"><text:s text:c="8"/>button(text: 'Get Parameters', actionPerformed: {</text:p>
      <text:p text:style-name="P36"><text:soft-page-break/><text:s text:c="8"/>f1 =Double.valueOf(swing.frequency.text)</text:p>
      <text:p text:style-name="P36"><text:s text:c="8"/>noiseCoeff = Double.valueOf(swing.noiseCoef.text)</text:p>
      <text:p text:style-name="P36"><text:s text:c="8"/>closeAll()</text:p>
      <text:p text:style-name="P36"><text:s text:c="8"/>figure(1)</text:p>
      <text:p text:style-name="P36"><text:s text:c="5"/><text:bookmark-start text:name="__DdeLink__12605_443707396"/><text:s text:c="3"/>t = inc(0, 0.02, 90)</text:p>
      <text:p text:style-name="P36"><text:bookmark-end text:name="__DdeLink__12605_443707396"/><text:s text:c="8"/>n = 2**12</text:p>
      <text:p text:style-name="P36"><text:s text:c="8"/>t = t[0..0, 0..n-1]</text:p>
      <text:p text:style-name="P36"><text:s text:c="8"/>x = sin(f1*t)+noiseCoeff*rand(1,n)</text:p>
      <text:p text:style-name="P36"><text:s text:c="8"/>y = x+cos(x) <text:s/>// processed signal</text:p>
      <text:p text:style-name="P36"><text:s text:c="8"/>figure(1) </text:p>
      <text:p text:style-name="P36"><text:s text:c="8"/>title("signal and its processed signal")</text:p>
      <text:p text:style-name="P36"><text:s text:c="8"/>subplot(2,1,1); plot(x, Color.RED, "Signal"); </text:p>
      <text:p text:style-name="P36"><text:s text:c="8"/>subplot(2,1,2); plot(y, Color.BLUE, "Processed Signal");</text:p>
      <text:p text:style-name="P36"><text:s text:c="6"/>})</text:p>
      <text:p text:style-name="P36"><text:s text:c="2"/>}</text:p>
      <text:p text:style-name="P36">}</text:p>
      <text:p text:style-name="P36">frame.pack()<text:bookmark-end text:name="__DdeLink__9310_1205527825"/></text:p>
      <text:p text:style-name="P36">frame.show()<text:bookmark-end text:name="__DdeLink__9940_1205527825"/><text:bookmark-end text:name="__DdeLink__9628_1205527825"/><text:bookmark-end text:name="__DdeLink__9316_1205527825"/><text:bookmark-end text:name="__DdeLink__12277_443707396"/><text:bookmark-end text:name="__DdeLink__12603_443707396"/></text:p>
      <text:p text:style-name="P36"><text:bookmark-end text:name="__DdeLink__9312_1205527825"/><text:bookmark-end text:name="__DdeLink__12445_443707396"/><text:bookmark-end text:name="__DdeLink__12626_443707396"/></text:p>
      <text:h text:style-name="Heading_20_2" text:outline-level="2"><text:bookmark text:name="Some_simple_signals_with_induced_noise"/><text:bookmark-start text:name="__RefHeading___Toc32337_1949149028"/><text:bookmark-end text:name="__DdeLink__3322_355628903"/>Some simple signals with induced noise<text:bookmark-end text:name="__RefHeading___Toc32337_1949149028"/></text:h>
      <text:p text:style-name="P36"><text:bookmark-start text:name="__DdeLink__3446_355628903"/><text:bookmark-start text:name="__DdeLink__12782_443707396"/><text:bookmark-start text:name="__DdeLink__9944_1205527825"/>t = inc(-5, 0.01, 10)</text:p>
      <text:p text:style-name="P36"><text:soft-page-break/>f1 = 0.34</text:p>
      <text:p text:style-name="P36">f2 = 0.56</text:p>
      <text:p text:style-name="P36">x = sin(f1*t)+5*cos(f2*t)</text:p>
      <text:p text:style-name="P36">plot(t,x, "t-x plot")</text:p>
      <text:p text:style-name="P36">y <text:s/>= cos(x)</text:p>
      <text:p text:style-name="P36">figure(); <text:s text:c="2"/>plot(x,y, "x-y plot")</text:p>
      <text:p text:style-name="P36">sz=size(x)</text:p>
      <text:p text:style-name="P36">xn = x+rand(sz[0], sz[1])</text:p>
      <text:p text:style-name="P36">fign = figure()</text:p>
      <text:p text:style-name="P36">plot(t, xn, "noisy signal")</text:p>
      <text:p text:style-name="P36"><text:bookmark-end text:name="__DdeLink__3446_355628903"/><text:bookmark-end text:name="__DdeLink__12782_443707396"/></text:p>
      <text:p text:style-name="P36"><text:bookmark-end text:name="__DdeLink__9944_1205527825"/></text:p>
      <text:h text:style-name="Heading_20_2" text:outline-level="2"><text:bookmark-start text:name="__RefHeading___Toc32339_1949149028"/><text:alphabetical-index-mark-start text:id="IMark61870856"/>Functional Plotting<text:alphabetical-index-mark-end text:id="IMark61870856"/> and plotting functions specified as expressions<text:bookmark-end text:name="__RefHeading___Toc32339_1949149028"/></text:h>
      <text:p text:style-name="Text_20_body"/>
      <text:p text:style-name="P78"><text:span text:style-name="T62">Closures </text:span>in Groovy is a powerful feature that allows to explore a functional programming style. We describe how closures are used to implement convenient functional style plotting in GroovyLab.</text:p>
      <text:p text:style-name="Text_20_body"/>
      <text:h text:style-name="Heading_20_3" text:outline-level="3"><text:bookmark-start text:name="__RefHeading___Toc32341_1949149028"/>One dimensional function plotting<text:bookmark-end text:name="__RefHeading___Toc32341_1949149028"/></text:h>
      <text:p text:style-name="Text_20_body"/>
      <text:p text:style-name="P78">We can easily plot a <text:span text:style-name="T62">function </text:span><text:span text:style-name="T63">that is implemented with a </text:span><text:span text:style-name="T62">closure</text:span> using the <text:span text:style-name="T45">fplot()</text:span><text:span text:style-name="T49">. <text:s/>This function </text:span><text:soft-page-break/><text:span text:style-name="T49">has the prototype:</text:span></text:p>
      <text:p text:style-name="P39">public static void <text:s/>fplot(Closure f1d, <text:s/>double <text:s/>low, <text:s/>double high, <text:s/>String title, java.awt.Color color, boolean <text:s/>linePlotsFlag, <text:s/>int <text:s/>nP )</text:p>
      <text:p text:style-name="P50"/>
      <text:p text:style-name="P78"><text:span text:style-name="T49">The </text:span><text:span text:style-name="T44">f1d </text:span><text:span text:style-name="T49">parameter is the </text:span><text:span text:style-name="T45">Closure </text:span><text:span text:style-name="T49">that implements our 1-dimensional function. The </text:span><text:span text:style-name="T44">low</text:span><text:span text:style-name="T49"> and </text:span><text:span text:style-name="T44">high</text:span><text:span text:style-name="T49"> parameters define the limits over which the function will be plotted. <text:s/>The parameter </text:span><text:span text:style-name="T44">title </text:span><text:span text:style-name="T49">is the title for the plot and </text:span><text:span text:style-name="T44">color </text:span><text:span text:style-name="T49">defines its color. Also, </text:span><text:span text:style-name="T44">linePlotsFlag </text:span><text:span text:style-name="T49"><text:s/>is a boolean parameter that defines if the points will be joined with a line. Finally, parameter </text:span><text:span text:style-name="T44">nP</text:span><text:span text:style-name="T49"> is the number of points.</text:span></text:p>
      <text:p text:style-name="P48">For example: </text:p>
      <text:p text:style-name="P36"><text:bookmark-start text:name="__DdeLink__28364_506415693"/></text:p>
      <text:p text:style-name="P36"><text:bookmark-start text:name="__DdeLink__13403_443707396"/><text:s text:c="5"/>cube = { x -&gt; x*x*x} <text:s text:c="2"/>// a cube function</text:p>
      <text:p text:style-name="P36"><text:s text:c="5"/>low = -5; <text:s/>high= 5; color = Color.RED; linePlotsFlag = false; nP = 2000</text:p>
      <text:p text:style-name="P36"><text:s text:c="5"/>fplot(cube, low, high, color, linePlotsFlag, nP)</text:p>
      <text:p text:style-name="Text_20_body"><text:bookmark-end text:name="__DdeLink__28364_506415693"/></text:p>
      <text:p text:style-name="Text_20_body"><text:bookmark-end text:name="__DdeLink__13403_443707396"/>We can easily plot a function specified with a String expression, using the similar <text:span text:style-name="T45">splot()</text:span><text:span text:style-name="T49"> function</text:span>. For example:</text:p>
      <text:p text:style-name="P36"><text:bookmark-start text:name="__DdeLink__13713_443707396"/></text:p>
      <text:p text:style-name="P36"><text:s text:c="5"/><text:bookmark-start text:name="__DdeLink__29201_443707396"/>cubeSine = " x*x*x*sin(x)" <text:s text:c="2"/>// a function</text:p>
      <text:p text:style-name="P36"><text:s text:c="5"/>low = -5; <text:s/>high= 5; color = Color.RED; linePlotsFlag = false; nP = 2000</text:p>
      <text:p text:style-name="P36"><text:s text:c="5"/>figure(1); subplot(2,1,1);</text:p>
      <text:p text:style-name="P36"><text:s text:c="5"/>splot(cubeSine, low, high, cubeSine, color, linePlotsFlag, nP) </text:p>
      <text:p text:style-name="P36"><text:s text:c="5"/>squareCos = "x*x*cos(12.3*x)"</text:p>
      <text:p text:style-name="P36"><text:s text:c="6"/>low2 = -15; <text:s/>high2= 15</text:p>
      <text:p text:style-name="P36"><text:s text:c="5"/>subplot(2,1,2)</text:p>
      <text:p text:style-name="P36"><text:soft-page-break/><text:s text:c="5"/>splot(squareCos, low2, high2, squareCos); // use defaults</text:p>
      <text:p text:style-name="Text_20_body"><text:bookmark-end text:name="__DdeLink__13713_443707396"/><text:s text:c="4"/></text:p>
      <text:p text:style-name="Text_20_body"/>
      <text:p text:style-name="Text_20_body"/>
      <text:h text:style-name="Heading_20_2" text:outline-level="2"><text:bookmark-start text:name="__RefHeading___Toc32343_1949149028"/><text:alphabetical-index-mark-start text:id="IMark63575144"/>Object – Oriented Plotting<text:bookmark-end text:name="__RefHeading___Toc32343_1949149028"/><text:alphabetical-index-mark-end text:id="IMark63575144"/></text:h>
      <text:p text:style-name="Text_20_body"/>
      <text:p text:style-name="P78">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p>
      <text:p text:style-name="Text_20_body"/>
      <text:p text:style-name="Text_20_body">Note: The code for the <text:span text:style-name="T43">PlotController </text:span>object exists in GroovyLab, therefore we can execute directly the testing code that follows. It is presented for illustration purposes.</text:p>
      <text:p text:style-name="Text_20_body"/>
      <text:h text:style-name="Heading_20_3" text:outline-level="3"><text:bookmark-start text:name="__RefHeading___Toc32345_1949149028"/>Design of a Plot Facilitator Object (this code exists in GroovyLab source)<text:bookmark-end text:name="__RefHeading___Toc32345_1949149028"/></text:h>
      <text:p text:style-name="P36"/>
      <text:p text:style-name="P36"><text:s text:c="3"/>package groovySci.math.plot;</text:p>
      <text:p text:style-name="P36">import java.awt.Color;</text:p>
      <text:p text:style-name="P36"/>
      <text:p text:style-name="P36">// a class to plot in an object-oriented way</text:p>
      <text:p text:style-name="P36">public class PlotController <text:s/>{</text:p>
      <text:p text:style-name="P36"><text:soft-page-break/></text:p>
      <text:p text:style-name="P36">// these routines affect AbstractDrawer properties and can be used to change the defaults </text:p>
      <text:p text:style-name="P36">// for external plotting routines that do not specify their own values</text:p>
      <text:p text:style-name="P36"><text:s text:c="7"/>// set drawing to continuous lines</text:p>
      <text:p text:style-name="P36"><text:s text:c="4"/>void <text:s/>setContinuousLine() <text:s/>{ groovySci.math.plot.render.AbstractDrawer.line_type = groovySci.math.plot.render.AbstractDrawer.CONTINOUS_LINE; }</text:p>
      <text:p text:style-name="P36"><text:s text:c="7"/>// set drawing to dotted lines</text:p>
      <text:p text:style-name="P36"><text:s text:c="4"/>void <text:s/>setDottedLine() <text:s/>{ groovySci.math.plot.render.AbstractDrawer.line_type = groovySci.math.plot.render.AbstractDrawer.DOTTED_LINE; }</text:p>
      <text:p text:style-name="P36"><text:s text:c="7"/>// set drawing to Round Dot</text:p>
      <text:p text:style-name="P36"><text:s text:c="4"/>void <text:s/>setRoundDot() <text:s/>{ groovySci.math.plot.render.AbstractDrawer.dot_type = groovySci.math.plot.render.AbstractDrawer.ROUND_DOT; }</text:p>
      <text:p text:style-name="P36"><text:s text:c="7"/>// set drawing to cross dot</text:p>
      <text:p text:style-name="P36"><text:s text:c="4"/>void <text:s/>setCrossDot() <text:s/>{ groovySci.math.plot.render.AbstractDrawer.dot_type = groovySci.math.plot.render.AbstractDrawer.CROSS_DOT; }</text:p>
      <text:p text:style-name="P36"><text:s text:c="7"/>// set font</text:p>
      <text:p text:style-name="P36"><text:s text:c="4"/>void <text:s/>setFont(java.awt.Font font) <text:s/>{ groovySci.math.plot.PlotGlobals.defaultAbstractDrawerFont = font; } </text:p>
      <text:p text:style-name="P36"><text:s text:c="7"/>// set Color</text:p>
      <text:p text:style-name="P36"><text:s text:c="4"/>void <text:s/>setColor(java.awt.Color <text:s/>color) <text:s text:c="2"/>{ groovySci.math.plot.PlotGlobals.defaultAbstractDrawerColor = color; } </text:p>
      <text:p text:style-name="P36"><text:s text:c="7"/>// set line width</text:p>
      <text:p text:style-name="P36"><text:s text:c="4"/>void <text:s/>setlineWidth(int lw) <text:s text:c="2"/>{ groovySci.math.plot.render.AbstractDrawer.line_width = lw; } </text:p>
      <text:p text:style-name="P36"><text:s text:c="4"/></text:p>
      <text:p text:style-name="P36"><text:soft-page-break/><text:s text:c="6"/>// references to the data for plot</text:p>
      <text:p text:style-name="P36"><text:s text:c="4"/>double [] <text:s/>xData = new double [1];</text:p>
      <text:p text:style-name="P36"><text:s text:c="4"/>double [] <text:s/>yData = new <text:s/>double [1];</text:p>
      <text:p text:style-name="P36"><text:s text:c="4"/>double [] <text:s/>zData = new double [1]; </text:p>
      <text:p text:style-name="P36"><text:s text:c="8"/></text:p>
      <text:p text:style-name="P36"><text:s text:c="6"/>// adjust the data references for plotting to the actual data <text:s text:c="2"/></text:p>
      <text:p text:style-name="P36"><text:s text:c="4"/>void <text:s text:c="2"/>setX( double [] x ) <text:s/>{ xData = x; } <text:s/>// sets the x-data for plotting</text:p>
      <text:p text:style-name="P36"><text:s text:c="4"/>void <text:s text:c="2"/>setY( double [] y ) <text:s/>{ yData = y; } <text:s/>// sets the y-data for plotting</text:p>
      <text:p text:style-name="P36"><text:s text:c="4"/>void <text:s text:c="2"/>setZ( double [] z ) <text:s text:c="2"/>{ zData = z; <text:s/>} <text:s/>// sets the z-data for plotting</text:p>
      <text:p text:style-name="P36"><text:s text:c="4"/></text:p>
      <text:p text:style-name="P36"><text:s text:c="4"/>void <text:s/>setX( groovySci.math.array.Vec <text:s/>x) <text:s/>{ xData = x.getv(); } <text:s/>// sets the x-data using Vec </text:p>
      <text:p text:style-name="P36"><text:s text:c="4"/>void <text:s/>setY( groovySci.math.array.Vec <text:s/>y) <text:s/>{ yData = y.getv(); } <text:s/>// sets the y-data using Vec </text:p>
      <text:p text:style-name="P36"><text:s text:c="4"/>void <text:s/>setZ( groovySci.math.array.Vec <text:s/>z) <text:s/>{ zData = z.getv(); } <text:s/>// sets the z-data using Vec </text:p>
      <text:p text:style-name="P36"><text:s text:c="4"/></text:p>
      <text:p text:style-name="P36"><text:s text:c="4"/>void <text:s/>setX( groovySci.math.array.Matrix <text:s/>x) <text:s/>{ xData = x.getv(); } <text:s/>// sets the x-data using Matrix</text:p>
      <text:p text:style-name="P36"><text:s text:c="4"/>void <text:s/>setY( groovySci.math.array.Matrix <text:s/>y) <text:s/>{ yData = y.getv(); } <text:s/>// sets the y-data using Matrix</text:p>
      <text:p text:style-name="P36"><text:s text:c="4"/>void <text:s/>setZ( groovySci.math.array.Matrix <text:s/>z) <text:s/>{ zData = z.getv(); } <text:s/>// sets the z-data using Matrix </text:p>
      <text:p text:style-name="P36"><text:s text:c="4"/></text:p>
      <text:p text:style-name="P36"><text:s text:c="4"/>String <text:s/>xlabelStr = "X-axis";</text:p>
      <text:p text:style-name="P36"><text:s text:c="4"/>void <text:s/>setxlabel( String <text:s/>xl ) <text:s/>{ <text:s/>xlabelStr = xl; }</text:p>
      <text:p text:style-name="P36"><text:s text:c="4"/></text:p>
      <text:p text:style-name="P36"><text:s text:c="4"/>String <text:s text:c="2"/>ylabelStr = "Y-axis";</text:p>
      <text:p text:style-name="P36"><text:soft-page-break/><text:s text:c="4"/>void <text:s/>setylabel( String yl ) <text:s/>{ ylabelStr = yl; }</text:p>
      <text:p text:style-name="P36"><text:s text:c="4"/></text:p>
      <text:p text:style-name="P36"><text:s text:c="4"/>String <text:s/>zlabelStr = "Z-axis";</text:p>
      <text:p text:style-name="P36"><text:s text:c="4"/>void <text:s/>setzlabel( String zl ) <text:s/>{ <text:s/>zlabelStr = zl; }</text:p>
      <text:p text:style-name="P36"><text:s text:c="4"/></text:p>
      <text:p text:style-name="P36"><text:s text:c="4"/>String <text:s text:c="2"/>plotTitle2D = "2-D Plot";</text:p>
      <text:p text:style-name="P36"><text:s text:c="4"/>void <text:s text:c="2"/>setplotTitle2D(String <text:s/>plTitle) <text:s/>{ plotTitle2D = plTitle; }</text:p>
      <text:p text:style-name="P36"><text:s text:c="4"/>String <text:s text:c="2"/>plotTitle3D = "3-D Plot";</text:p>
      <text:p text:style-name="P36"><text:s text:c="4"/>void <text:s text:c="2"/>setplotTitle3D(String <text:s/>plTitle) <text:s/>{ plotTitle3D = plTitle; }</text:p>
      <text:p text:style-name="P36"><text:s text:c="3"/></text:p>
      <text:p text:style-name="P36"><text:s text:c="7"/></text:p>
      <text:p text:style-name="P36"><text:s text:c="4"/>// perform the plot using the object's properties</text:p>
      <text:p text:style-name="P36"><text:s text:c="4"/>void mkplot() <text:s/>{ </text:p>
      <text:p text:style-name="P36"><text:s text:c="8"/>groovySci.math.plot.plot.plot(xData, yData, groovySci.math.plot.PlotGlobals.defaultAbstractDrawerColor, plotTitle2D);</text:p>
      <text:p text:style-name="P36"><text:s text:c="8"/>groovySci.math.plot.plot.xlabel(xlabelStr);</text:p>
      <text:p text:style-name="P36"><text:s text:c="8"/>groovySci.math.plot.plot.ylabel(ylabelStr);</text:p>
      <text:p text:style-name="P36"><text:s text:c="8"/></text:p>
      <text:p text:style-name="P36"><text:s text:c="7"/>}</text:p>
      <text:p text:style-name="P36"><text:s/></text:p>
      <text:p text:style-name="P36"><text:s/>// perform the plot using the object's properties</text:p>
      <text:p text:style-name="P36"><text:s text:c="4"/>void <text:s/>mkplot3D() <text:s/>{ </text:p>
      <text:p text:style-name="P36"><text:s text:c="8"/></text:p>
      <text:p text:style-name="P36"><text:soft-page-break/><text:s text:c="8"/>groovySci.math.plot.plot.plot(xData, yData, zData, groovySci.math.plot.PlotGlobals.defaultAbstractDrawerColor, <text:s/>plotTitle3D);</text:p>
      <text:p text:style-name="P36"><text:s text:c="8"/>groovySci.math.plot.plot.xlabel(xlabelStr);</text:p>
      <text:p text:style-name="P36"><text:s text:c="8"/>groovySci.math.plot.plot.ylabel(ylabelStr);</text:p>
      <text:p text:style-name="P36"><text:s text:c="8"/>groovySci.math.plot.plot.zlabel(zlabelStr);</text:p>
      <text:p text:style-name="P36"><text:s text:c="7"/>}</text:p>
      <text:p text:style-name="P36"><text:s/>}</text:p>
      <text:p text:style-name="Text_20_body"><text:s text:c="4"/></text:p>
      <text:p text:style-name="Text_20_body"/>
      <text:p text:style-name="Text_20_body"/>
      <text:h text:style-name="Heading_20_3" text:outline-level="3"><text:bookmark-start text:name="__RefHeading___Toc32347_1949149028"/>Testing the <text:alphabetical-index-mark-start text:id="IMark59421704"/>Plot Controller Object <text:bookmark-end text:name="__RefHeading___Toc32347_1949149028"/><text:alphabetical-index-mark-end text:id="IMark59421704"/></text:h>
      <text:p text:style-name="Text_20_body"/>
      <text:p text:style-name="Text_20_body">We can test the plot controller object as: </text:p>
      <text:p text:style-name="P36"/>
      <text:p text:style-name="P36"><text:s text:c="4"/>// Illustrates how to <text:s/>construct a PlotController object to facilitate the plotting</text:p>
      <text:p text:style-name="P36"><text:s text:c="5"/>po = new PlotController()</text:p>
      <text:p text:style-name="P36"><text:s text:c="4"/></text:p>
      <text:p text:style-name="P36"><text:s text:c="4"/>// construct some signals</text:p>
      <text:p text:style-name="P36"><text:s text:c="5"/>x = inc(0, 1, 100)</text:p>
      <text:p text:style-name="P36"><text:s text:c="5"/>y1 = sin(0.45*x)</text:p>
      <text:p text:style-name="P36"><text:s text:c="5"/>y2 = sin(0.778*x)+0.2*cos(3.4*x)</text:p>
      <text:p text:style-name="P36"><text:s text:c="5"/>y3 = cos(y1+y2)</text:p>
      <text:p text:style-name="P36"><text:soft-page-break/><text:s text:c="8"/></text:p>
      <text:p text:style-name="P36"><text:s text:c="4"/>// construct the first plot object</text:p>
      <text:p text:style-name="P36"><text:s text:c="4"/>closeAll() <text:s/>// close any previous figure</text:p>
      <text:p text:style-name="P36"><text:s text:c="4"/>po.setX(x) <text:s/></text:p>
      <text:p text:style-name="P36"><text:s text:c="4"/>po.setY(y1)</text:p>
      <text:p text:style-name="P36"><text:s text:c="4"/>po.setColor(Color.GREEN) <text:s/>// use GREEN color for plotting</text:p>
      <text:p text:style-name="P36"><text:s text:c="4"/>po.setplotTitle2D(" Demonstrating 2-D plots")</text:p>
      <text:p text:style-name="P36"><text:s text:c="4"/>po.setDottedLine()</text:p>
      <text:p text:style-name="P36"><text:s text:c="4"/>po.mkplot() <text:s text:c="2"/>// plot the first signal</text:p>
      <text:p text:style-name="P36"><text:s text:c="4"/></text:p>
      <text:p text:style-name="P36"><text:s text:c="4"/>po.setContinuousLine() <text:s text:c="2"/>// set now to continous line plotting</text:p>
      <text:p text:style-name="P36"><text:s text:c="4"/>po.setColor(Color.BLUE)</text:p>
      <text:p text:style-name="P36"><text:s text:c="4"/>po.setlineWidth(5) <text:s text:c="2"/>// set to thicker width</text:p>
      <text:p text:style-name="P36"><text:s text:c="4"/>// redefine the new signals for plotting</text:p>
      <text:p text:style-name="P36"><text:s text:c="4"/>hold(true) </text:p>
      <text:p text:style-name="P36"><text:s text:c="4"/>po.setY(y1) <text:s text:c="2"/>// we change only the Y signal</text:p>
      <text:p text:style-name="P36"/>
      <text:p text:style-name="P36"><text:s text:c="4"/>figure(); po.mkplot()</text:p>
      <text:p text:style-name="P36"><text:s text:c="4"/></text:p>
      <text:p text:style-name="P36"><text:s text:c="4"/>z = cos(4.5*x)</text:p>
      <text:p text:style-name="P36"><text:s text:c="4"/>po.setZ(z)</text:p>
      <text:p text:style-name="P36"><text:s text:c="4"/></text:p>
      <text:p text:style-name="P36"><text:soft-page-break/><text:s text:c="4"/>po.setColor(Color.BLUE) <text:s/>// change the plot color</text:p>
      <text:p text:style-name="P36"><text:s text:c="4"/>po.setlineWidth(1) <text:s/>// set the line width to 1</text:p>
      <text:p text:style-name="P36"><text:s text:c="4"/>po.mkplot3D()</text:p>
      <text:h text:style-name="Heading_20_3" text:outline-level="3"/>
      <text:h text:style-name="Heading_20_3" text:outline-level="3"><text:bookmark-start text:name="__RefHeading___Toc32355_1949149028"/>Executing a Java example (with F9 keystroke) <text:bookmark-end text:name="__RefHeading___Toc32355_1949149028"/></text:h>
      <text:p text:style-name="Text_20_body"/>
      <text:p text:style-name="Text_20_body">Java examples of jzy3D can be executed easily from the editor with the F9 keystroke. Java classes should not be placed in a package. We present some examples.</text:p>
      <text:p text:style-name="Text_20_body"/>
      <text:p text:style-name="P88">Animated Surface (Java code - F9 keystroke to execute) </text:p>
      <text:p text:style-name="P88"/>
      <text:p text:style-name="P36"/>
      <text:p text:style-name="P36">import org.jzy3d.demos.animation.ParametrizedMapper;</text:p>
      <text:p text:style-name="P36"/>
      <text:p text:style-name="P36">import java.awt.Graphics;</text:p>
      <text:p text:style-name="P36">import java.awt.Graphics2D;</text:p>
      <text:p text:style-name="P36">import java.util.List;</text:p>
      <text:p text:style-name="P36"/>
      <text:p text:style-name="P36">import org.jzy3d.chart.Chart;</text:p>
      <text:p text:style-name="P36">import org.jzy3d.colors.Color;</text:p>
      <text:p text:style-name="P36"><text:soft-page-break/>import org.jzy3d.colors.ColorMapper;</text:p>
      <text:p text:style-name="P36">import org.jzy3d.colors.colormaps.ColorMapRainbow;</text:p>
      <text:p text:style-name="P36">import org.jzy3d.demos.AbstractDemo;</text:p>
      <text:p text:style-name="P36">import org.jzy3d.demos.IRunnableDemo;</text:p>
      <text:p text:style-name="P36">import org.jzy3d.demos.Launcher;</text:p>
      <text:p text:style-name="P36">import org.jzy3d.maths.Coord3d;</text:p>
      <text:p text:style-name="P36">import org.jzy3d.maths.Range;</text:p>
      <text:p text:style-name="P36">import org.jzy3d.maths.TicToc;</text:p>
      <text:p text:style-name="P36">import org.jzy3d.maths.Utils;</text:p>
      <text:p text:style-name="P36">import org.jzy3d.plot3d.builder.Builder;</text:p>
      <text:p text:style-name="P36">import org.jzy3d.plot3d.builder.Mapper;</text:p>
      <text:p text:style-name="P36">import org.jzy3d.plot3d.builder.concrete.OrthonormalGrid;</text:p>
      <text:p text:style-name="P36">import org.jzy3d.plot3d.primitives.AbstractDrawable;</text:p>
      <text:p text:style-name="P36">import org.jzy3d.plot3d.primitives.Point;</text:p>
      <text:p text:style-name="P36">import org.jzy3d.plot3d.primitives.Polygon;</text:p>
      <text:p text:style-name="P36">import org.jzy3d.plot3d.primitives.Shape;</text:p>
      <text:p text:style-name="P36">import org.jzy3d.plot3d.rendering.legends.colorbars.ColorbarLegend;</text:p>
      <text:p text:style-name="P36">import org.jzy3d.plot3d.rendering.view.Renderer2d;</text:p>
      <text:p text:style-name="P36"/>
      <text:p text:style-name="P36"/>
      <text:p text:style-name="P36">public class AnimatedSurfaceDemo extends AbstractDemo implements IRunnableDemo{</text:p>
      <text:p text:style-name="P36"/>
      <text:p text:style-name="P36"><text:soft-page-break/><text:tab/>public static void main(String[] args) throws Exception{</text:p>
      <text:p text:style-name="P36"><text:tab/><text:tab/>IRunnableDemo demo = new AnimatedSurfaceDemo();</text:p>
      <text:p text:style-name="P36"><text:tab/><text:tab/>Launcher.openDemo(demo);</text:p>
      <text:p text:style-name="P36"><text:tab/><text:tab/>demo.start();</text:p>
      <text:p text:style-name="P36"><text:tab/>}</text:p>
      <text:p text:style-name="P36"><text:tab/></text:p>
      <text:p text:style-name="P36"><text:tab/>public AnimatedSurfaceDemo(){</text:p>
      <text:p text:style-name="P36"><text:tab/><text:tab/>mapper = new ParametrizedMapper(0.9){</text:p>
      <text:p text:style-name="P36"><text:tab/><text:tab/><text:tab/>public double f(double x, double y) {</text:p>
      <text:p text:style-name="P36"><text:tab/><text:tab/><text:tab/><text:tab/>return 10*Math.sin(x*p)*Math.cos(y*p)*x;</text:p>
      <text:p text:style-name="P36"><text:tab/><text:tab/><text:tab/>}</text:p>
      <text:p text:style-name="P36"><text:tab/><text:tab/>};</text:p>
      <text:p text:style-name="P36"><text:tab/><text:tab/>Range range = new Range(-150,150);</text:p>
      <text:p text:style-name="P36"><text:tab/><text:tab/>int steps <text:s text:c="2"/>= 50;</text:p>
      <text:p text:style-name="P36"><text:tab/><text:tab/></text:p>
      <text:p text:style-name="P36"><text:tab/><text:tab/>// Create the object to represent the function over the given range.</text:p>
      <text:p text:style-name="P36"><text:tab/><text:tab/>surface = (Shape)Builder.buildOrthonormal(new OrthonormalGrid(range, steps, range, steps), mapper);</text:p>
      <text:p text:style-name="P36"><text:tab/><text:tab/>surface.setColorMapper(new ColorMapper(new ColorMapRainbow(), surface.getBounds().getZmin(), surface.getBounds().getZmax(), new Color(1,1,1,.5f)));</text:p>
      <text:p text:style-name="P36"><text:tab/><text:tab/>surface.setFaceDisplayed(true);</text:p>
      <text:p text:style-name="P36"><text:tab/><text:tab/>surface.setWireframeDisplayed(true);</text:p>
      <text:p text:style-name="P36"><text:tab/><text:tab/>surface.setWireframeColor(Color.BLACK);</text:p>
      <text:p text:style-name="P36"><text:soft-page-break/><text:tab/><text:tab/></text:p>
      <text:p text:style-name="P36"><text:tab/><text:tab/>// Create a chart </text:p>
      <text:p text:style-name="P36"><text:tab/><text:tab/>chart = new Chart("awt");</text:p>
      <text:p text:style-name="P36"><text:tab/><text:tab/>surface.setLegend(new ColorbarLegend(surface, </text:p>
      <text:p text:style-name="P36"><text:tab/><text:tab/><text:tab/><text:tab/><text:tab/><text:tab/><text:tab/>chart.getView().getAxe().getLayout().getZTickProvider(), </text:p>
      <text:p text:style-name="P36"><text:tab/><text:tab/><text:tab/><text:tab/><text:tab/><text:tab/><text:tab/>chart.getView().getAxe().getLayout().getZTickRenderer()));</text:p>
      <text:p text:style-name="P36"><text:tab/><text:tab/>chart.getScene().getGraph().add(surface);</text:p>
      <text:p text:style-name="P36"/>
      <text:p text:style-name="P36"><text:tab/><text:tab/>// display FPS</text:p>
      <text:p text:style-name="P36"><text:tab/><text:tab/>fpsText = "";</text:p>
      <text:p text:style-name="P36"><text:tab/><text:tab/>chart.addRenderer(new Renderer2d(){</text:p>
      <text:p text:style-name="P36"><text:tab/><text:tab/><text:tab/>public void paint(Graphics g) {</text:p>
      <text:p text:style-name="P36"><text:tab/><text:tab/><text:tab/><text:tab/>Graphics2D g2d = (Graphics2D)g;</text:p>
      <text:p text:style-name="P36"><text:tab/><text:tab/><text:tab/><text:tab/>g2d.setColor(java.awt.Color.BLACK);</text:p>
      <text:p text:style-name="P36"><text:tab/><text:tab/><text:tab/><text:tab/>g2d.drawString(fpsText, 50, 50);</text:p>
      <text:p text:style-name="P36"><text:tab/><text:tab/><text:tab/>}</text:p>
      <text:p text:style-name="P36"><text:tab/><text:tab/>});</text:p>
      <text:p text:style-name="P36"><text:tab/>}</text:p>
      <text:p text:style-name="P36"><text:tab/></text:p>
      <text:p text:style-name="P36"><text:tab/>public Chart getChart(){</text:p>
      <text:p text:style-name="P36"><text:tab/><text:tab/>return chart;</text:p>
      <text:p text:style-name="P36"><text:soft-page-break/><text:tab/>}</text:p>
      <text:p text:style-name="P36"><text:tab/></text:p>
      <text:p text:style-name="P36"><text:tab/>public void start(){</text:p>
      <text:p text:style-name="P36"><text:tab/><text:tab/>fpsText = "";</text:p>
      <text:p text:style-name="P36"><text:tab/><text:tab/>t = new Thread(){</text:p>
      <text:p text:style-name="P36"><text:tab/><text:tab/><text:tab/>TicToc tt = new TicToc();</text:p>
      <text:p text:style-name="P36"><text:tab/><text:tab/><text:tab/>@Override</text:p>
      <text:p text:style-name="P36"><text:tab/><text:tab/><text:tab/>public void run() {</text:p>
      <text:p text:style-name="P36"><text:tab/><text:tab/><text:tab/><text:tab/>while(true){</text:p>
      <text:p text:style-name="P36"><text:tab/><text:tab/><text:tab/><text:tab/><text:tab/>try {</text:p>
      <text:p text:style-name="P36"><text:tab/><text:tab/><text:tab/><text:tab/><text:tab/><text:tab/>sleep(25);</text:p>
      <text:p text:style-name="P36"><text:tab/><text:tab/><text:tab/><text:tab/><text:tab/>} catch (InterruptedException e) {</text:p>
      <text:p text:style-name="P36"><text:tab/><text:tab/><text:tab/><text:tab/><text:tab/><text:tab/>e.printStackTrace();</text:p>
      <text:p text:style-name="P36"><text:tab/><text:tab/><text:tab/><text:tab/><text:tab/>}</text:p>
      <text:p text:style-name="P36"><text:tab/><text:tab/><text:tab/><text:tab/><text:tab/>tt.tic();</text:p>
      <text:p text:style-name="P36"><text:tab/><text:tab/><text:tab/><text:tab/><text:tab/>mapper.setParam( mapper.getParam() + 0.0001 );</text:p>
      <text:p text:style-name="P36"><text:tab/><text:tab/><text:tab/><text:tab/><text:tab/>remap(surface, mapper);</text:p>
      <text:p text:style-name="P36"><text:tab/><text:tab/><text:tab/><text:tab/><text:tab/>//chart.render();</text:p>
      <text:p text:style-name="P36"><text:tab/><text:tab/><text:tab/><text:tab/><text:tab/>tt.toc();</text:p>
      <text:p text:style-name="P36"><text:tab/><text:tab/><text:tab/><text:tab/><text:tab/>fpsText = Utils.num2str(1/tt.elapsedSecond(), 4) + " FPS";</text:p>
      <text:p text:style-name="P36"><text:tab/><text:tab/><text:tab/><text:tab/>}</text:p>
      <text:p text:style-name="P36"><text:tab/><text:tab/><text:tab/>}</text:p>
      <text:p text:style-name="P36"><text:soft-page-break/><text:tab/><text:tab/>};</text:p>
      <text:p text:style-name="P36"><text:tab/><text:tab/>t.start();</text:p>
      <text:p text:style-name="P36"><text:tab/>}</text:p>
      <text:p text:style-name="P36"><text:tab/></text:p>
      <text:p text:style-name="P36"><text:tab/>public void stop(){</text:p>
      <text:p text:style-name="P36"><text:tab/><text:tab/>if(t!=null)</text:p>
      <text:p text:style-name="P36"><text:tab/><text:tab/><text:tab/>t.interrupt();</text:p>
      <text:p text:style-name="P36"><text:tab/>}</text:p>
      <text:p text:style-name="P36"><text:tab/></text:p>
      <text:p text:style-name="P36"><text:tab/>protected void remap(Shape shape, Mapper mapper){</text:p>
      <text:p text:style-name="P36"><text:tab/><text:tab/>List&lt;AbstractDrawable&gt; polygons = shape.getDrawables();<text:tab/><text:tab/></text:p>
      <text:p text:style-name="P36"><text:tab/><text:tab/>for(AbstractDrawable d: polygons){</text:p>
      <text:p text:style-name="P36"><text:tab/><text:tab/><text:tab/>if(d instanceof Polygon){</text:p>
      <text:p text:style-name="P36"><text:tab/><text:tab/><text:tab/><text:tab/>Polygon p = (Polygon) d;<text:tab/><text:tab/><text:tab/><text:tab/></text:p>
      <text:p text:style-name="P36"><text:tab/><text:tab/><text:tab/><text:tab/>for(int i=0; i&lt;p.size(); i++){</text:p>
      <text:p text:style-name="P36"><text:tab/><text:tab/><text:tab/><text:tab/><text:tab/>Point pt = p.get(i);</text:p>
      <text:p text:style-name="P36"><text:tab/><text:tab/><text:tab/><text:tab/><text:tab/>Coord3d c = pt.xyz;</text:p>
      <text:p text:style-name="P36"><text:tab/><text:tab/><text:tab/><text:tab/><text:tab/>c.z = (float) mapper.f(c.x, c.y);</text:p>
      <text:p text:style-name="P36"><text:tab/><text:tab/><text:tab/><text:tab/>}</text:p>
      <text:p text:style-name="P36"><text:tab/><text:tab/><text:tab/>}</text:p>
      <text:p text:style-name="P36"><text:tab/><text:tab/>}</text:p>
      <text:p text:style-name="P36"><text:tab/>}</text:p>
      <text:p text:style-name="P36"><text:soft-page-break/><text:tab/></text:p>
      <text:p text:style-name="P36"><text:tab/>protected Chart chart;</text:p>
      <text:p text:style-name="P36"><text:tab/>protected Shape surface;</text:p>
      <text:p text:style-name="P36"><text:tab/>protected ParametrizedMapper mapper;<text:tab/></text:p>
      <text:p text:style-name="P36"><text:tab/>protected String fpsText;</text:p>
      <text:p text:style-name="P36"><text:tab/></text:p>
      <text:p text:style-name="P36"><text:tab/>protected Thread t;</text:p>
      <text:p text:style-name="P36">}</text:p>
      <text:p text:style-name="P36"/>
      <text:p text:style-name="P36"/>
      <text:p text:style-name="Text_20_body"/>
      <text:p text:style-name="Text_20_body"/>
      <text:p text:style-name="P88">Contour Demo <text:s/>(Java code - F9 keystroke to execute) </text:p>
      <text:p text:style-name="P90"><text:bookmark-start text:name="__DdeLink__33230_443707396"/></text:p>
      <text:p text:style-name="P36">import org.jzy3d.chart.Chart;</text:p>
      <text:p text:style-name="P36">import org.jzy3d.colors.ColorMapper;</text:p>
      <text:p text:style-name="P36">import org.jzy3d.colors.colormaps.ColorMapRainbow;</text:p>
      <text:p text:style-name="P36">import org.jzy3d.contour.MapperContourPictureGenerator;</text:p>
      <text:p text:style-name="P36">import org.jzy3d.demos.AbstractDemo;</text:p>
      <text:p text:style-name="P36">import org.jzy3d.demos.Launcher;</text:p>
      <text:p text:style-name="P36">import org.jzy3d.maths.Coord3d;</text:p>
      <text:p text:style-name="P36">import org.jzy3d.maths.Range;</text:p>
      <text:p text:style-name="P36"><text:soft-page-break/>import org.jzy3d.plot3d.builder.Mapper;</text:p>
      <text:p text:style-name="P36">import org.jzy3d.plot3d.primitives.MultiColorScatter;</text:p>
      <text:p text:style-name="P36">import org.jzy3d.plot3d.rendering.legends.colorbars.ColorbarLegend;</text:p>
      <text:p text:style-name="P36"/>
      <text:p text:style-name="P36"/>
      <text:p text:style-name="P36"/>
      <text:p text:style-name="P36"/>
      <text:p text:style-name="P36"/>
      <text:p text:style-name="P36">public class Contour3DDemo extends AbstractDemo{</text:p>
      <text:p text:style-name="P36"/>
      <text:p text:style-name="P36"><text:tab/>public static void main(String[] args) throws Exception{</text:p>
      <text:p text:style-name="P36"/>
      <text:p text:style-name="P36"><text:tab/><text:tab/>Launcher.openDemo(new Contour3DDemo());</text:p>
      <text:p text:style-name="P36"/>
      <text:p text:style-name="P36"><text:tab/>}</text:p>
      <text:p text:style-name="P36"/>
      <text:p text:style-name="P36"/>
      <text:p text:style-name="P36"/>
      <text:p text:style-name="P36"><text:tab/>public Contour3DDemo(){</text:p>
      <text:p text:style-name="P36"/>
      <text:p text:style-name="P36"><text:tab/><text:tab/>// Define a function to plot</text:p>
      <text:p text:style-name="P36"/>
      <text:p text:style-name="P36"><text:soft-page-break/><text:tab/><text:tab/>Mapper mapper = new Mapper(){</text:p>
      <text:p text:style-name="P36"/>
      <text:p text:style-name="P36"><text:tab/><text:tab/><text:tab/>public double f(double x, double y) {</text:p>
      <text:p text:style-name="P36"/>
      <text:p text:style-name="P36"><text:tab/><text:tab/><text:tab/><text:tab/>return 10*Math.sin(x/10)*Math.cos(y/20)*x;</text:p>
      <text:p text:style-name="P36"/>
      <text:p text:style-name="P36"><text:tab/><text:tab/><text:tab/>}</text:p>
      <text:p text:style-name="P36"/>
      <text:p text:style-name="P36"><text:tab/><text:tab/>};</text:p>
      <text:p text:style-name="P36"/>
      <text:p text:style-name="P36"/>
      <text:p text:style-name="P36"/>
      <text:p text:style-name="P36"><text:tab/><text:tab/>// Define range and precision for the function to plot</text:p>
      <text:p text:style-name="P36"/>
      <text:p text:style-name="P36"><text:tab/><text:tab/>Range xrange = new Range(-100,100); <text:s text:c="2"/>//To get some more detail.</text:p>
      <text:p text:style-name="P36"/>
      <text:p text:style-name="P36"><text:tab/><text:tab/>Range yrange = new Range(-100,100); <text:s text:c="2"/>//To get some more detail.</text:p>
      <text:p text:style-name="P36"/>
      <text:p text:style-name="P36"><text:tab/><text:tab/></text:p>
      <text:p text:style-name="P36"/>
      <text:p text:style-name="P36"><text:tab/><text:tab/>// Compute an image of the contour</text:p>
      <text:p text:style-name="P36"/>
      <text:p text:style-name="P36"><text:soft-page-break/><text:tab/><text:tab/>MapperContourPictureGenerator contour = new MapperContourPictureGenerator(mapper, xrange, yrange);</text:p>
      <text:p text:style-name="P36"/>
      <text:p text:style-name="P36"><text:tab/><text:tab/>int nPoints= 1000;</text:p>
      <text:p text:style-name="P36"/>
      <text:p text:style-name="P36"><text:tab/><text:tab/>double[][] contours= contour.getContourMatrix(nPoints, nPoints, 40);</text:p>
      <text:p text:style-name="P36"/>
      <text:p text:style-name="P36"><text:tab/><text:tab/></text:p>
      <text:p text:style-name="P36"/>
      <text:p text:style-name="P36"><text:tab/><text:tab/>// Create the dot cloud scene and fill with data</text:p>
      <text:p text:style-name="P36"/>
      <text:p text:style-name="P36"><text:tab/><text:tab/>int size = nPoints*nPoints;</text:p>
      <text:p text:style-name="P36"/>
      <text:p text:style-name="P36"><text:tab/><text:tab/>Coord3d[] points = new Coord3d[size];</text:p>
      <text:p text:style-name="P36"/>
      <text:p text:style-name="P36"><text:tab/><text:tab/></text:p>
      <text:p text:style-name="P36"/>
      <text:p text:style-name="P36"><text:tab/><text:tab/>for (int x = 0; x &lt; nPoints; x++)</text:p>
      <text:p text:style-name="P36"/>
      <text:p text:style-name="P36"><text:tab/><text:tab/><text:tab/>for (int y = 0; y &lt; nPoints; y++){</text:p>
      <text:p text:style-name="P36"/>
      <text:p text:style-name="P36"><text:tab/><text:tab/><text:tab/><text:tab/>if (contours[x][y]&gt;-Double.MAX_VALUE){ // Non contours points are -Double.MAX_VALUE and are not painted</text:p>
      <text:p text:style-name="P36"><text:soft-page-break/></text:p>
      <text:p text:style-name="P36"><text:tab/><text:tab/><text:tab/><text:tab/><text:tab/>points[x*nPoints+y] = new Coord3d((float)x,(float)y,(float)contours[x][y]);<text:tab/><text:tab/><text:tab/><text:tab/><text:tab/><text:tab/><text:tab/><text:tab/><text:tab/></text:p>
      <text:p text:style-name="P36"/>
      <text:p text:style-name="P36"><text:tab/><text:tab/><text:tab/><text:tab/>}</text:p>
      <text:p text:style-name="P36"/>
      <text:p text:style-name="P36"><text:tab/><text:tab/><text:tab/><text:tab/>else</text:p>
      <text:p text:style-name="P36"/>
      <text:p text:style-name="P36"><text:tab/><text:tab/><text:tab/><text:tab/><text:tab/>points[x*nPoints+y] = new Coord3d((float)x,(float)y,(float)0.0); <text:s/><text:tab/><text:tab/><text:tab/><text:tab/><text:tab/><text:tab/><text:tab/><text:tab/><text:tab/></text:p>
      <text:p text:style-name="P36"/>
      <text:p text:style-name="P36">//<text:tab/><text:tab/><text:tab/><text:tab/>points[x*400+y] = new Coord3d((float)x,(float)y,(float)mapper.f(x, y));<text:tab/><text:tab/><text:tab/><text:tab/></text:p>
      <text:p text:style-name="P36"/>
      <text:p text:style-name="P36"><text:tab/><text:tab/><text:tab/>}</text:p>
      <text:p text:style-name="P36"/>
      <text:p text:style-name="P36"/>
      <text:p text:style-name="P36"/>
      <text:p text:style-name="P36"><text:tab/><text:tab/>chart = new Chart();</text:p>
      <text:p text:style-name="P36"/>
      <text:p text:style-name="P36"><text:tab/><text:tab/>MultiColorScatter scatter = new MultiColorScatter( points, new ColorMapper( new ColorMapRainbow(), -600.0f, 600.0f ) );</text:p>
      <text:p text:style-name="P36"/>
      <text:p text:style-name="P36"><text:tab/><text:tab/>chart.getScene().add(scatter);</text:p>
      <text:p text:style-name="P36"><text:soft-page-break/></text:p>
      <text:p text:style-name="P36"><text:tab/><text:tab/>scatter.setLegend( new ColorbarLegend(scatter, </text:p>
      <text:p text:style-name="P36"/>
      <text:p text:style-name="P36"><text:tab/><text:tab/><text:tab/><text:tab/>chart.getView().getAxe().getLayout().getZTickProvider(), </text:p>
      <text:p text:style-name="P36"/>
      <text:p text:style-name="P36"><text:tab/><text:tab/><text:tab/><text:tab/>chart.getView().getAxe().getLayout().getZTickRenderer()) );</text:p>
      <text:p text:style-name="P36"/>
      <text:p text:style-name="P36"><text:tab/><text:tab/>scatter.setLegendDisplayed(true);</text:p>
      <text:p text:style-name="P36"/>
      <text:p text:style-name="P36"><text:tab/>}</text:p>
      <text:p text:style-name="P36"/>
      <text:p text:style-name="P36"><text:tab/></text:p>
      <text:p text:style-name="P36"/>
      <text:p text:style-name="P36"><text:tab/>public Chart getChart(){</text:p>
      <text:p text:style-name="P36"/>
      <text:p text:style-name="P36"><text:tab/><text:tab/>return chart;<text:tab/><text:tab/></text:p>
      <text:p text:style-name="P36"/>
      <text:p text:style-name="P36"><text:tab/>}</text:p>
      <text:p text:style-name="P36"/>
      <text:p text:style-name="P36"><text:tab/>protected Chart chart;</text:p>
      <text:p text:style-name="P36"/>
      <text:p text:style-name="P36">}</text:p>
      <text:p text:style-name="P36"><text:bookmark-end text:name="__DdeLink__33230_443707396"/><text:soft-page-break/></text:p>
      <text:p text:style-name="Text_20_body"/>
      <text:p text:style-name="Text_20_body"/>
      <text:p text:style-name="Text_20_body"/>
      <text:p text:style-name="P88">Contour Plots Demo <text:s text:c="2"/>(Java code - F9 keystroke to execute)</text:p>
      <text:p text:style-name="P36"/>
      <text:p text:style-name="P36"/>
      <text:p text:style-name="P36">import org.jzy3d.chart.Chart;</text:p>
      <text:p text:style-name="P36">import org.jzy3d.colors.Color;</text:p>
      <text:p text:style-name="P36">import org.jzy3d.colors.ColorMapper;</text:p>
      <text:p text:style-name="P36">import org.jzy3d.colors.colormaps.ColorMapRainbow;</text:p>
      <text:p text:style-name="P36">import org.jzy3d.contour.DefaultContourColoringPolicy;</text:p>
      <text:p text:style-name="P36">import org.jzy3d.contour.MapperContourPictureGenerator;</text:p>
      <text:p text:style-name="P36">import org.jzy3d.demos.AbstractDemo;</text:p>
      <text:p text:style-name="P36">import org.jzy3d.demos.Launcher;</text:p>
      <text:p text:style-name="P36">import org.jzy3d.factories.JzyFactories;</text:p>
      <text:p text:style-name="P36">import org.jzy3d.maths.Range;</text:p>
      <text:p text:style-name="P36">import org.jzy3d.plot3d.builder.Builder;</text:p>
      <text:p text:style-name="P36">import org.jzy3d.plot3d.builder.Mapper;</text:p>
      <text:p text:style-name="P36">import org.jzy3d.plot3d.builder.concrete.OrthonormalGrid;</text:p>
      <text:p text:style-name="P36">import org.jzy3d.plot3d.primitives.Shape;</text:p>
      <text:p text:style-name="P36">import org.jzy3d.plot3d.primitives.axes.AxeFactory;</text:p>
      <text:p text:style-name="P36"><text:soft-page-break/>import org.jzy3d.plot3d.primitives.axes.ContourAxeBox;</text:p>
      <text:p text:style-name="P36">import org.jzy3d.plot3d.primitives.axes.IAxe;</text:p>
      <text:p text:style-name="P36">import org.jzy3d.plot3d.rendering.canvas.Quality;</text:p>
      <text:p text:style-name="P36">import org.jzy3d.plot3d.rendering.legends.colorbars.ColorbarLegend;</text:p>
      <text:p text:style-name="P36"/>
      <text:p text:style-name="P36"/>
      <text:p text:style-name="P36">public class ContourPlotsDemo extends AbstractDemo{</text:p>
      <text:p text:style-name="P36"><text:tab/>public static void main(String[] args) throws Exception{</text:p>
      <text:p text:style-name="P36"><text:tab/><text:tab/>Launcher.openDemo(new ContourPlotsDemo());</text:p>
      <text:p text:style-name="P36"><text:tab/>}</text:p>
      <text:p text:style-name="P36"/>
      <text:p text:style-name="P36"><text:tab/>public ContourPlotsDemo(){</text:p>
      <text:p text:style-name="P36"><text:tab/><text:tab/>// Define a function to plot</text:p>
      <text:p text:style-name="P36"><text:tab/><text:tab/>Mapper mapper = new Mapper(){</text:p>
      <text:p text:style-name="P36"><text:tab/><text:tab/><text:tab/>public double f(double x, double y) {</text:p>
      <text:p text:style-name="P36"><text:tab/><text:tab/><text:tab/><text:tab/>return 10*Math.sin(x/10)*Math.cos(y/20)*x;</text:p>
      <text:p text:style-name="P36"><text:tab/><text:tab/><text:tab/>}</text:p>
      <text:p text:style-name="P36"><text:tab/><text:tab/>};</text:p>
      <text:p text:style-name="P36"/>
      <text:p text:style-name="P36"><text:tab/><text:tab/>// Define range and precision for the function to plot</text:p>
      <text:p text:style-name="P36"><text:tab/><text:tab/>Range xrange = new Range(50,100);</text:p>
      <text:p text:style-name="P36"><text:tab/><text:tab/>Range yrange = new Range(50,100);</text:p>
      <text:p text:style-name="P36"><text:soft-page-break/><text:tab/><text:tab/>int steps <text:s text:c="2"/>= 50;</text:p>
      <text:p text:style-name="P36"><text:tab/><text:tab/>final Shape surface = (Shape)Builder.buildOrthonormal(new OrthonormalGrid(xrange, steps, yrange, steps), mapper);</text:p>
      <text:p text:style-name="P36"><text:tab/><text:tab/>ColorMapper myColorMapper=new ColorMapper(new ColorMapRainbow(), surface.getBounds().getZmin(), surface.getBounds().getZmax(), new Color(1,1,1,.5f)); </text:p>
      <text:p text:style-name="P36"><text:tab/><text:tab/>surface.setColorMapper(myColorMapper);</text:p>
      <text:p text:style-name="P36"><text:tab/><text:tab/>surface.setFaceDisplayed(true);</text:p>
      <text:p text:style-name="P36"><text:tab/><text:tab/>surface.setWireframeDisplayed(true);</text:p>
      <text:p text:style-name="P36"><text:tab/><text:tab/>surface.setWireframeColor(Color.BLACK);</text:p>
      <text:p text:style-name="P36"/>
      <text:p text:style-name="P36"><text:tab/><text:tab/>// Create a chart with contour axe box, and attach the contour picture</text:p>
      <text:p text:style-name="P36"><text:tab/><text:tab/>JzyFactories.axe = new AxeFactory(){</text:p>
      <text:p text:style-name="P36"><text:tab/><text:tab/><text:tab/>@Override</text:p>
      <text:p text:style-name="P36"><text:tab/><text:tab/><text:tab/>public IAxe getInstance() {</text:p>
      <text:p text:style-name="P36"><text:tab/><text:tab/><text:tab/><text:tab/>return new ContourAxeBox(box);</text:p>
      <text:p text:style-name="P36"><text:tab/><text:tab/><text:tab/>}</text:p>
      <text:p text:style-name="P36"><text:tab/><text:tab/>};</text:p>
      <text:p text:style-name="P36"><text:tab/><text:tab/>chart = new Chart(); //TODO: Quality.Advanced contour buggy with axe box </text:p>
      <text:p text:style-name="P36"><text:tab/><text:tab/>ContourAxeBox cab = (ContourAxeBox)chart.getView().getAxe();</text:p>
      <text:p text:style-name="P36"><text:tab/><text:tab/>MapperContourPictureGenerator contour = new MapperContourPictureGenerator(mapper, xrange, yrange);</text:p>
      <text:p text:style-name="P36"><text:tab/><text:tab/>cab.setContourImg( contour.getContourImage(new DefaultContourColoringPolicy(myColorMapper), 400, 400, 10), xrange, yrange);</text:p>
      <text:p text:style-name="P36"><text:tab/><text:tab/></text:p>
      <text:p text:style-name="P36"><text:soft-page-break/><text:tab/><text:tab/>// Add the surface and its colorbar</text:p>
      <text:p text:style-name="P36"><text:tab/><text:tab/>chart.addDrawable(surface);</text:p>
      <text:p text:style-name="P36"><text:tab/><text:tab/>surface.setLegend(new ColorbarLegend(surface, </text:p>
      <text:p text:style-name="P36"><text:tab/><text:tab/><text:tab/><text:tab/>chart.getView().getAxe().getLayout().getZTickProvider(), </text:p>
      <text:p text:style-name="P36"><text:tab/><text:tab/><text:tab/><text:tab/>chart.getView().getAxe().getLayout().getZTickRenderer()));</text:p>
      <text:p text:style-name="P36"><text:tab/><text:tab/>surface.setLegendDisplayed(true); // opens a colorbar on the right part of the display</text:p>
      <text:p text:style-name="P36"><text:tab/>}</text:p>
      <text:p text:style-name="P36"><text:tab/>public Chart getChart(){</text:p>
      <text:p text:style-name="P36"><text:tab/><text:tab/>return chart;</text:p>
      <text:p text:style-name="P36"><text:tab/>}</text:p>
      <text:p text:style-name="P36"><text:tab/>protected Chart chart;</text:p>
      <text:p text:style-name="P36">}</text:p>
      <text:p text:style-name="P36"/>
      <text:p text:style-name="P36"/>
      <text:p text:style-name="P88">FilledContoursDemo <text:s text:c="2"/>(Java code - F9 keystroke to execute)</text:p>
      <text:p text:style-name="P36"/>
      <text:p text:style-name="P36"/>
      <text:p text:style-name="P36">import java.awt.Rectangle;</text:p>
      <text:p text:style-name="P36"/>
      <text:p text:style-name="P36">import org.jzy3d.chart.Chart;</text:p>
      <text:p text:style-name="P36">import org.jzy3d.colors.Color;</text:p>
      <text:p text:style-name="P36"><text:soft-page-break/>import org.jzy3d.colors.ColorMapper;</text:p>
      <text:p text:style-name="P36">import org.jzy3d.colors.colormaps.ColorMapRainbow;</text:p>
      <text:p text:style-name="P36">import org.jzy3d.contour.DefaultContourColoringPolicy;</text:p>
      <text:p text:style-name="P36">import org.jzy3d.contour.MapperContourPictureGenerator;</text:p>
      <text:p text:style-name="P36">import org.jzy3d.demos.AbstractDemo;</text:p>
      <text:p text:style-name="P36">import org.jzy3d.demos.IDemo;</text:p>
      <text:p text:style-name="P36">import org.jzy3d.demos.Launcher;</text:p>
      <text:p text:style-name="P36">import org.jzy3d.factories.JzyFactories;</text:p>
      <text:p text:style-name="P36">import org.jzy3d.maths.Range;</text:p>
      <text:p text:style-name="P36">import org.jzy3d.plot3d.builder.Builder;</text:p>
      <text:p text:style-name="P36">import org.jzy3d.plot3d.builder.Mapper;</text:p>
      <text:p text:style-name="P36">import org.jzy3d.plot3d.builder.concrete.OrthonormalGrid;</text:p>
      <text:p text:style-name="P36">import org.jzy3d.plot3d.primitives.Shape;</text:p>
      <text:p text:style-name="P36">import org.jzy3d.plot3d.primitives.axes.AxeFactory;</text:p>
      <text:p text:style-name="P36">import org.jzy3d.plot3d.primitives.axes.ContourAxeBox;</text:p>
      <text:p text:style-name="P36">import org.jzy3d.plot3d.primitives.axes.IAxe;</text:p>
      <text:p text:style-name="P36">import org.jzy3d.plot3d.rendering.canvas.Quality;</text:p>
      <text:p text:style-name="P36">import org.jzy3d.plot3d.rendering.legends.colorbars.ColorbarLegend;</text:p>
      <text:p text:style-name="P36">import org.jzy3d.ui.ChartLauncher;</text:p>
      <text:p text:style-name="P36"/>
      <text:p text:style-name="P36"/>
      <text:p text:style-name="P36">public class FilledContoursDemo extends AbstractDemo{</text:p>
      <text:p text:style-name="P36"><text:soft-page-break/><text:tab/>public static void main(String[] args) throws Exception{</text:p>
      <text:p text:style-name="P36"><text:tab/><text:tab/>IDemo demo = new FilledContoursDemo();</text:p>
      <text:p text:style-name="P36"><text:tab/><text:tab/>ChartLauncher.openImagePanel( ((ContourAxeBox)demo.getChart().getView().getAxe()).getContourImage(), new Rectangle(600,0,400,400) );</text:p>
      <text:p text:style-name="P36"><text:tab/><text:tab/>Launcher.openDemo(demo);</text:p>
      <text:p text:style-name="P36"><text:tab/>}</text:p>
      <text:p text:style-name="P36"/>
      <text:p text:style-name="P36"><text:tab/>public FilledContoursDemo(){</text:p>
      <text:p text:style-name="P36"><text:tab/><text:tab/>Mapper mapper = new Mapper(){</text:p>
      <text:p text:style-name="P36"><text:tab/><text:tab/><text:tab/>public double f(double x, double y) {</text:p>
      <text:p text:style-name="P36"><text:tab/><text:tab/><text:tab/><text:tab/>return 10*Math.sin(x/10)*Math.cos(y/20)*x;</text:p>
      <text:p text:style-name="P36"><text:tab/><text:tab/><text:tab/>}</text:p>
      <text:p text:style-name="P36"><text:tab/><text:tab/>};</text:p>
      <text:p text:style-name="P36"><text:tab/><text:tab/>Range xrange = new Range(50,100); <text:s text:c="2"/>//To get some more detail.</text:p>
      <text:p text:style-name="P36"><text:tab/><text:tab/>Range yrange = new Range(50,100); <text:s text:c="2"/>//To get some more detail.</text:p>
      <text:p text:style-name="P36"><text:tab/><text:tab/>int steps <text:s text:c="2"/>= 50;</text:p>
      <text:p text:style-name="P36"><text:tab/><text:tab/></text:p>
      <text:p text:style-name="P36"><text:tab/><text:tab/>// Create the object to represent the function over the given range.</text:p>
      <text:p text:style-name="P36"><text:tab/><text:tab/>final Shape surface = (Shape)Builder.buildOrthonormal(new OrthonormalGrid(xrange, steps, yrange, steps), mapper);</text:p>
      <text:p text:style-name="P36"><text:tab/><text:tab/>ColorMapper myColorMapper=new ColorMapper(new ColorMapRainbow(), surface.getBounds().getZmin(), surface.getBounds().getZmax(), new Color(1,1,1,.5f)); </text:p>
      <text:p text:style-name="P36"><text:soft-page-break/><text:tab/><text:tab/>surface.setColorMapper(myColorMapper);</text:p>
      <text:p text:style-name="P36"><text:tab/><text:tab/>surface.setFaceDisplayed(true);</text:p>
      <text:p text:style-name="P36"><text:tab/><text:tab/>surface.setWireframeDisplayed(true);</text:p>
      <text:p text:style-name="P36"><text:tab/><text:tab/>surface.setWireframeColor(Color.BLACK);</text:p>
      <text:p text:style-name="P36"/>
      <text:p text:style-name="P36"><text:tab/><text:tab/>// Compute an image of the contour</text:p>
      <text:p text:style-name="P36"><text:tab/><text:tab/>MapperContourPictureGenerator contour = new MapperContourPictureGenerator(mapper, xrange, yrange);</text:p>
      <text:p text:style-name="P36"><text:tab/><text:tab/></text:p>
      <text:p text:style-name="P36"><text:tab/><text:tab/>// Create a chart with contour axe box, and attach the contour picture</text:p>
      <text:p text:style-name="P36"><text:tab/><text:tab/>JzyFactories.axe = new AxeFactory(){</text:p>
      <text:p text:style-name="P36"><text:tab/><text:tab/><text:tab/>@Override</text:p>
      <text:p text:style-name="P36"><text:tab/><text:tab/><text:tab/>public IAxe getInstance() {</text:p>
      <text:p text:style-name="P36"><text:tab/><text:tab/><text:tab/><text:tab/>return new ContourAxeBox(box);</text:p>
      <text:p text:style-name="P36"><text:tab/><text:tab/><text:tab/>}</text:p>
      <text:p text:style-name="P36"><text:tab/><text:tab/>};</text:p>
      <text:p text:style-name="P36"><text:tab/><text:tab/>chart = new Chart(Quality.Advanced);</text:p>
      <text:p text:style-name="P36"><text:tab/><text:tab/>ContourAxeBox cab = (ContourAxeBox)chart.getView().getAxe();</text:p>
      <text:p text:style-name="P36"><text:tab/><text:tab/>cab.setContourImg( contour.getFilledContourImage(new DefaultContourColoringPolicy(myColorMapper), 400, 400, 10), xrange, yrange);</text:p>
      <text:p text:style-name="P36"><text:tab/><text:tab/></text:p>
      <text:p text:style-name="P36"><text:tab/><text:tab/>// Add the surface and its colorbar</text:p>
      <text:p text:style-name="P36"><text:tab/><text:tab/>chart.addDrawable(surface);</text:p>
      <text:p text:style-name="P36"><text:soft-page-break/><text:tab/><text:tab/>surface.setLegend(new ColorbarLegend(surface, </text:p>
      <text:p text:style-name="P36"><text:tab/><text:tab/><text:tab/><text:tab/>chart.getView().getAxe().getLayout().getZTickProvider(), </text:p>
      <text:p text:style-name="P36"><text:tab/><text:tab/><text:tab/><text:tab/>chart.getView().getAxe().getLayout().getZTickRenderer()));</text:p>
      <text:p text:style-name="P36"><text:tab/><text:tab/>surface.setLegendDisplayed(true); // opens a colorbar on the right part of the display</text:p>
      <text:p text:style-name="P36"><text:tab/>}</text:p>
      <text:p text:style-name="P36"/>
      <text:p text:style-name="P36"><text:tab/>public Chart getChart(){</text:p>
      <text:p text:style-name="P36"><text:tab/><text:tab/>return chart;</text:p>
      <text:p text:style-name="P36"><text:tab/>}</text:p>
      <text:p text:style-name="P36"><text:tab/></text:p>
      <text:p text:style-name="P36"><text:tab/>protected Chart chart;</text:p>
      <text:p text:style-name="P36">}</text:p>
      <text:p text:style-name="P36"/>
      <text:p text:style-name="Text_20_body"/>
      <text:p text:style-name="Text_20_body"/>
      <text:p text:style-name="Text_20_body"/>
      <text:p text:style-name="P88">HeightMapDemo <text:s/>(Java code - F9 keystroke to execute) </text:p>
      <text:p text:style-name="Text_20_body"/>
      <text:p text:style-name="Text_20_body"/>
      <text:p text:style-name="P36">import java.awt.Rectangle;</text:p>
      <text:p text:style-name="P36">import org.jzy3d.chart.Chart;</text:p>
      <text:p text:style-name="P36"><text:soft-page-break/>import org.jzy3d.colors.Color;</text:p>
      <text:p text:style-name="P36">import org.jzy3d.colors.ColorMapper;</text:p>
      <text:p text:style-name="P36">import org.jzy3d.colors.colormaps.ColorMapRainbow;</text:p>
      <text:p text:style-name="P36">import org.jzy3d.contour.DefaultContourColoringPolicy;</text:p>
      <text:p text:style-name="P36">import org.jzy3d.contour.MapperContourPictureGenerator;</text:p>
      <text:p text:style-name="P36">import org.jzy3d.demos.AbstractDemo;</text:p>
      <text:p text:style-name="P36">import org.jzy3d.demos.IDemo;</text:p>
      <text:p text:style-name="P36">import org.jzy3d.demos.Launcher;</text:p>
      <text:p text:style-name="P36">import org.jzy3d.factories.JzyFactories;</text:p>
      <text:p text:style-name="P36">import org.jzy3d.maths.Range;</text:p>
      <text:p text:style-name="P36">import org.jzy3d.plot3d.builder.Builder;</text:p>
      <text:p text:style-name="P36">import org.jzy3d.plot3d.builder.Mapper;</text:p>
      <text:p text:style-name="P36">import org.jzy3d.plot3d.builder.concrete.OrthonormalGrid;</text:p>
      <text:p text:style-name="P36">import org.jzy3d.plot3d.primitives.Shape;</text:p>
      <text:p text:style-name="P36">import org.jzy3d.plot3d.primitives.axes.AxeFactory;</text:p>
      <text:p text:style-name="P36">import org.jzy3d.plot3d.primitives.axes.ContourAxeBox;</text:p>
      <text:p text:style-name="P36">import org.jzy3d.plot3d.primitives.axes.IAxe;</text:p>
      <text:p text:style-name="P36">import org.jzy3d.plot3d.primitives.axes.layout.providers.RegularTickProvider;</text:p>
      <text:p text:style-name="P36">import org.jzy3d.plot3d.rendering.canvas.Quality;</text:p>
      <text:p text:style-name="P36">import org.jzy3d.plot3d.rendering.legends.colorbars.ColorbarLegend;</text:p>
      <text:p text:style-name="P36">import org.jzy3d.ui.ChartLauncher;</text:p>
      <text:p text:style-name="P36"/>
      <text:p text:style-name="P36"><text:soft-page-break/></text:p>
      <text:p text:style-name="P36">public class HeightMapDemo extends AbstractDemo{</text:p>
      <text:p text:style-name="P36"><text:tab/>public static void main(String[] args) throws Exception{</text:p>
      <text:p text:style-name="P36"><text:tab/><text:tab/>IDemo demo = new HeightMapDemo();</text:p>
      <text:p text:style-name="P36"><text:tab/><text:tab/>ChartLauncher.openImagePanel( ((ContourAxeBox)demo.getChart().getView().getAxe()).getContourImage(), new Rectangle(600,0,400,400) );</text:p>
      <text:p text:style-name="P36"><text:tab/><text:tab/>Launcher.openDemo(demo);</text:p>
      <text:p text:style-name="P36"><text:tab/>}</text:p>
      <text:p text:style-name="P36"/>
      <text:p text:style-name="P36"><text:tab/>public HeightMapDemo(){</text:p>
      <text:p text:style-name="P36"><text:tab/><text:tab/>Mapper mapper = new Mapper(){</text:p>
      <text:p text:style-name="P36"><text:tab/><text:tab/><text:tab/>public double f(double x, double y) {</text:p>
      <text:p text:style-name="P36"><text:tab/><text:tab/><text:tab/><text:tab/>return 10*Math.sin(x/10)*Math.cos(y/20)*x;</text:p>
      <text:p text:style-name="P36"><text:tab/><text:tab/><text:tab/>}</text:p>
      <text:p text:style-name="P36"><text:tab/><text:tab/>};</text:p>
      <text:p text:style-name="P36"><text:tab/><text:tab/>Range xrange = new Range(50,100); <text:s text:c="2"/>//To get some more detail.</text:p>
      <text:p text:style-name="P36"><text:tab/><text:tab/>Range yrange = new Range(50,100); <text:s text:c="2"/>//To get some more detail.</text:p>
      <text:p text:style-name="P36"><text:tab/><text:tab/>int steps <text:s text:c="2"/>= 50;</text:p>
      <text:p text:style-name="P36"><text:tab/><text:tab/></text:p>
      <text:p text:style-name="P36"><text:tab/><text:tab/>// Create the object to represent the function over the given range.</text:p>
      <text:p text:style-name="P36"><text:tab/><text:tab/>final Shape surface = (Shape)Builder.buildOrthonormal(new OrthonormalGrid(xrange, steps, yrange, steps), mapper);</text:p>
      <text:p text:style-name="P36"><text:soft-page-break/><text:tab/><text:tab/>ColorMapper myColorMapper=new ColorMapper(new ColorMapRainbow(), surface.getBounds().getZmin(), surface.getBounds().getZmax(), new Color(1,1,1,.5f)); </text:p>
      <text:p text:style-name="P36"><text:tab/><text:tab/>surface.setColorMapper(myColorMapper);</text:p>
      <text:p text:style-name="P36"><text:tab/><text:tab/>surface.setFaceDisplayed(true);</text:p>
      <text:p text:style-name="P36"><text:tab/><text:tab/>surface.setWireframeDisplayed(true);</text:p>
      <text:p text:style-name="P36"><text:tab/><text:tab/>surface.setWireframeColor(Color.BLACK);</text:p>
      <text:p text:style-name="P36"/>
      <text:p text:style-name="P36"><text:tab/><text:tab/>// Compute an image of the contour</text:p>
      <text:p text:style-name="P36"><text:tab/><text:tab/>MapperContourPictureGenerator contour = new MapperContourPictureGenerator(mapper, xrange, yrange);</text:p>
      <text:p text:style-name="P36"><text:tab/><text:tab/></text:p>
      <text:p text:style-name="P36"><text:tab/><text:tab/>// Create a chart with contour axe box, and attach the contour picture</text:p>
      <text:p text:style-name="P36"><text:tab/><text:tab/>JzyFactories.axe = new AxeFactory(){</text:p>
      <text:p text:style-name="P36"><text:tab/><text:tab/><text:tab/>@Override</text:p>
      <text:p text:style-name="P36"><text:tab/><text:tab/><text:tab/>public IAxe getInstance() {</text:p>
      <text:p text:style-name="P36"><text:tab/><text:tab/><text:tab/><text:tab/>return new ContourAxeBox(box);</text:p>
      <text:p text:style-name="P36"><text:tab/><text:tab/><text:tab/>}</text:p>
      <text:p text:style-name="P36"><text:tab/><text:tab/>};</text:p>
      <text:p text:style-name="P36"><text:tab/><text:tab/>chart = new Chart(Quality.Intermediate);</text:p>
      <text:p text:style-name="P36"><text:tab/><text:tab/>ContourAxeBox cab = (ContourAxeBox)chart.getView().getAxe();</text:p>
      <text:p text:style-name="P36"><text:tab/><text:tab/>cab.setContourImg( contour.getHeightMap(new DefaultContourColoringPolicy(myColorMapper), 400, 400, 10), xrange, yrange);</text:p>
      <text:p text:style-name="P36"><text:tab/><text:tab/></text:p>
      <text:p text:style-name="P36"><text:soft-page-break/><text:tab/><text:tab/>// Add the surface and its colorbar</text:p>
      <text:p text:style-name="P36"><text:tab/><text:tab/>chart.addDrawable(surface);</text:p>
      <text:p text:style-name="P36"><text:tab/><text:tab/>surface.setLegend(new ColorbarLegend(surface, </text:p>
      <text:p text:style-name="P36"><text:tab/><text:tab/><text:tab/><text:tab/>new RegularTickProvider(10), </text:p>
      <text:p text:style-name="P36"><text:tab/><text:tab/><text:tab/><text:tab/>chart.getView().getAxe().getLayout().getZTickRenderer()));</text:p>
      <text:p text:style-name="P36"><text:tab/><text:tab/>surface.setLegendDisplayed(true); // opens a colorbar on the right part of the display</text:p>
      <text:p text:style-name="P36"><text:tab/>}</text:p>
      <text:p text:style-name="P36"><text:tab/>public Chart getChart(){</text:p>
      <text:p text:style-name="P36"><text:tab/><text:tab/>return chart;</text:p>
      <text:p text:style-name="P36"><text:tab/>}</text:p>
      <text:p text:style-name="P36"><text:tab/>protected Chart chart;</text:p>
      <text:p text:style-name="P36">}</text:p>
      <text:p text:style-name="P36"/>
      <text:p text:style-name="Text_20_body"/>
      <text:p text:style-name="Text_20_body"/>
      <text:p text:style-name="P88">UserChoosenContoursDemo <text:s/>(Java code - F9 keystroke to execute)</text:p>
      <text:p text:style-name="P36"/>
      <text:p text:style-name="P36"/>
      <text:p text:style-name="P36">import java.awt.Rectangle;</text:p>
      <text:p text:style-name="P36">import java.awt.image.BufferedImage;</text:p>
      <text:p text:style-name="P36"><text:soft-page-break/></text:p>
      <text:p text:style-name="P36">import org.jzy3d.chart.Chart;</text:p>
      <text:p text:style-name="P36">import org.jzy3d.colors.Color;</text:p>
      <text:p text:style-name="P36">import org.jzy3d.colors.ColorMapper;</text:p>
      <text:p text:style-name="P36">import org.jzy3d.colors.colormaps.ColorMapRainbow;</text:p>
      <text:p text:style-name="P36">import org.jzy3d.contour.DefaultContourColoringPolicy;</text:p>
      <text:p text:style-name="P36">import org.jzy3d.contour.MapperContourPictureGenerator;</text:p>
      <text:p text:style-name="P36">import org.jzy3d.demos.AbstractDemo;</text:p>
      <text:p text:style-name="P36">import org.jzy3d.demos.IDemo;</text:p>
      <text:p text:style-name="P36">import org.jzy3d.demos.Launcher;</text:p>
      <text:p text:style-name="P36">import org.jzy3d.factories.JzyFactories;</text:p>
      <text:p text:style-name="P36">import org.jzy3d.maths.Range;</text:p>
      <text:p text:style-name="P36">import org.jzy3d.plot3d.builder.Builder;</text:p>
      <text:p text:style-name="P36">import org.jzy3d.plot3d.builder.Mapper;</text:p>
      <text:p text:style-name="P36">import org.jzy3d.plot3d.builder.concrete.OrthonormalGrid;</text:p>
      <text:p text:style-name="P36">import org.jzy3d.plot3d.primitives.Shape;</text:p>
      <text:p text:style-name="P36">import org.jzy3d.plot3d.primitives.axes.AxeFactory;</text:p>
      <text:p text:style-name="P36">import org.jzy3d.plot3d.primitives.axes.ContourAxeBox;</text:p>
      <text:p text:style-name="P36">import org.jzy3d.plot3d.primitives.axes.IAxe;</text:p>
      <text:p text:style-name="P36">import org.jzy3d.plot3d.rendering.canvas.Quality;</text:p>
      <text:p text:style-name="P36">import org.jzy3d.plot3d.rendering.legends.colorbars.ColorbarLegend;</text:p>
      <text:p text:style-name="P36">import org.jzy3d.ui.ChartLauncher;</text:p>
      <text:p text:style-name="P36"><text:soft-page-break/></text:p>
      <text:p text:style-name="P36"/>
      <text:p text:style-name="P36">public class UserChosenContoursDemo extends AbstractDemo{</text:p>
      <text:p text:style-name="P36"><text:tab/>public static void main(String[] args) throws Exception{</text:p>
      <text:p text:style-name="P36"><text:tab/><text:tab/>IDemo demo = new UserChosenContoursDemo();</text:p>
      <text:p text:style-name="P36"><text:tab/><text:tab/>ChartLauncher.openImagePanel( ((ContourAxeBox)demo.getChart().getView().getAxe()).getContourImage(), new Rectangle(600,0,400,400) );</text:p>
      <text:p text:style-name="P36"><text:tab/><text:tab/>Launcher.openDemo(demo);</text:p>
      <text:p text:style-name="P36"><text:tab/>}</text:p>
      <text:p text:style-name="P36"><text:tab/></text:p>
      <text:p text:style-name="P36"><text:tab/>public UserChosenContoursDemo(){</text:p>
      <text:p text:style-name="P36"><text:tab/><text:tab/>Mapper mapper = new Mapper(){</text:p>
      <text:p text:style-name="P36"><text:tab/><text:tab/><text:tab/>public double f(double x, double y) {</text:p>
      <text:p text:style-name="P36"><text:tab/><text:tab/><text:tab/><text:tab/>return 10*Math.sin(x/10)*Math.cos(y/20)*x;</text:p>
      <text:p text:style-name="P36"><text:tab/><text:tab/><text:tab/>}</text:p>
      <text:p text:style-name="P36"><text:tab/><text:tab/>};</text:p>
      <text:p text:style-name="P36"><text:tab/><text:tab/>Range xrange = new Range(50,100);</text:p>
      <text:p text:style-name="P36"><text:tab/><text:tab/>Range yrange = new Range(50,100);</text:p>
      <text:p text:style-name="P36"><text:tab/><text:tab/>int steps <text:s text:c="3"/>= 50;</text:p>
      <text:p text:style-name="P36"><text:tab/><text:tab/></text:p>
      <text:p text:style-name="P36"><text:tab/><text:tab/>// Create the object to represent the function over the given range.</text:p>
      <text:p text:style-name="P36"><text:soft-page-break/><text:tab/><text:tab/>final Shape surface = (Shape)Builder.buildOrthonormal(new OrthonormalGrid(xrange, steps, yrange, steps), mapper);</text:p>
      <text:p text:style-name="P36"><text:tab/><text:tab/>ColorMapper myColorMapper=new ColorMapper(new ColorMapRainbow(), surface.getBounds().getZmin(), surface.getBounds().getZmax(), new Color(1,1,1,.5f)); </text:p>
      <text:p text:style-name="P36"><text:tab/><text:tab/>surface.setColorMapper(myColorMapper);</text:p>
      <text:p text:style-name="P36"><text:tab/><text:tab/>surface.setFaceDisplayed(true);</text:p>
      <text:p text:style-name="P36"><text:tab/><text:tab/>surface.setWireframeDisplayed(true);</text:p>
      <text:p text:style-name="P36"><text:tab/><text:tab/>surface.setWireframeColor(Color.BLACK);</text:p>
      <text:p text:style-name="P36"/>
      <text:p text:style-name="P36"><text:tab/><text:tab/>// Compute an image of the contour</text:p>
      <text:p text:style-name="P36"><text:tab/><text:tab/>MapperContourPictureGenerator contour = new MapperContourPictureGenerator(mapper, xrange, yrange);</text:p>
      <text:p text:style-name="P36"><text:tab/><text:tab/></text:p>
      <text:p text:style-name="P36"><text:tab/><text:tab/>// Create a chart with contour axe box, and attach the contour picture</text:p>
      <text:p text:style-name="P36"><text:tab/><text:tab/>JzyFactories.axe = new AxeFactory(){</text:p>
      <text:p text:style-name="P36"><text:tab/><text:tab/><text:tab/>@Override</text:p>
      <text:p text:style-name="P36"><text:tab/><text:tab/><text:tab/>public IAxe getInstance() {</text:p>
      <text:p text:style-name="P36"><text:tab/><text:tab/><text:tab/><text:tab/>return new ContourAxeBox(box);</text:p>
      <text:p text:style-name="P36"><text:tab/><text:tab/><text:tab/>}</text:p>
      <text:p text:style-name="P36"><text:tab/><text:tab/>};</text:p>
      <text:p text:style-name="P36"><text:tab/><text:tab/>chart = new Chart(Quality.Advanced);</text:p>
      <text:p text:style-name="P36"><text:tab/><text:tab/>ContourAxeBox cab = (ContourAxeBox)chart.getView().getAxe();</text:p>
      <text:p text:style-name="P36"><text:tab/><text:tab/></text:p>
      <text:p text:style-name="P36"><text:soft-page-break/><text:tab/><text:tab/>//Define the array with the heights at which we want a contour line drawn. Numbers must be ordered from smaller to bigger.</text:p>
      <text:p text:style-name="P36"><text:tab/><text:tab/>double sortedContourLevels[]={-500.0,-200.0,0.0, 100.0, 300.0, 400.0};</text:p>
      <text:p text:style-name="P36"><text:tab/><text:tab/></text:p>
      <text:p text:style-name="P36"><text:tab/><text:tab/>//Compute the user-defined contours.</text:p>
      <text:p text:style-name="P36"><text:tab/><text:tab/>BufferedImage img = contour.getContourImage(new DefaultContourColoringPolicy(myColorMapper), 400, 400, sortedContourLevels);</text:p>
      <text:p text:style-name="P36"><text:tab/><text:tab/>cab.setContourImg(img, xrange, yrange);</text:p>
      <text:p text:style-name="P36"><text:tab/><text:tab/></text:p>
      <text:p text:style-name="P36"><text:tab/><text:tab/>// Add the surface and its colorbar</text:p>
      <text:p text:style-name="P36"><text:tab/><text:tab/>chart.addDrawable(surface);</text:p>
      <text:p text:style-name="P36"><text:tab/><text:tab/>surface.setLegend(new ColorbarLegend(surface, </text:p>
      <text:p text:style-name="P36"><text:tab/><text:tab/><text:tab/><text:tab/>chart.getView().getAxe().getLayout().getZTickProvider(), </text:p>
      <text:p text:style-name="P36"><text:tab/><text:tab/><text:tab/><text:tab/>chart.getView().getAxe().getLayout().getZTickRenderer()));</text:p>
      <text:p text:style-name="P36"><text:tab/><text:tab/>surface.setLegendDisplayed(true); // opens a colorbar on the right part of the display</text:p>
      <text:p text:style-name="P36"><text:tab/>}</text:p>
      <text:p text:style-name="P36"/>
      <text:p text:style-name="P36"><text:tab/>public Chart getChart(){</text:p>
      <text:p text:style-name="P36"><text:tab/><text:tab/>return chart;</text:p>
      <text:p text:style-name="P36"><text:tab/>}</text:p>
      <text:p text:style-name="P36"><text:tab/></text:p>
      <text:p text:style-name="P36"><text:tab/>protected Chart chart;</text:p>
      <text:p text:style-name="P36"><text:soft-page-break/>}</text:p>
      <text:p text:style-name="Text_20_body"/>
      <text:p text:style-name="Text_20_body"/>
      <text:h text:style-name="Heading_20_2" text:outline-level="2"><text:bookmark-start text:name="__RefHeading___Toc32357_1949149028"/>Exploiting Java Libraries from GroovyLab<text:bookmark-end text:name="__RefHeading___Toc32357_1949149028"/></text:h>
      <text:p text:style-name="Text_20_body"/>
      <text:p text:style-name="Text_20_body">Although, GroovyLab has not currently extensive documentation, the user can still work effectively using the powerful Java libraries that GroovyLab exploits. The philosophy is:</text:p>
      <text:list xml:id="list1156419859654138086" text:style-name="L10">
        <text:list-item>
          <text:p text:style-name="P286">Convert the <text:span text:style-name="T47">GroovySci </text:span><text:span text:style-name="T43">Matrix</text:span> or the <text:span text:style-name="T43">double[][] </text:span>array type to the native representations of the preferrable Java library. </text:p>
        </text:list-item>
        <text:list-item>
          <text:p text:style-name="P285"><text:s/>Thereafter, we perform the desired numerical analysis using the routines of the library, and finally.</text:p>
        </text:list-item>
        <text:list-item>
          <text:p text:style-name="P285"><text:s/>Convert back any desired results to the familiar GroovySci <text:span text:style-name="T43">Matrix </text:span>or <text:span text:style-name="T43">double[][] </text:span>arrays.</text:p>
          <text:p text:style-name="P285"/>
        </text:list-item>
      </text:list>
      <text:p text:style-name="Text_20_body">Some useful conversion routines, that are imported by default by GroovyLab are: </text:p>
      <text:p text:style-name="P36"/>
      <text:p text:style-name="P36"><text:s text:c="4"/>// <text:alphabetical-index-mark-start text:id="IMark62590968"/>JBLAS<text:alphabetical-index-mark-end text:id="IMark62590968"/> conversion routines</text:p>
      <text:p text:style-name="P36"/>
      <text:p text:style-name="P36"><text:s text:c="4"/>// convert JBLAS DoubleMatrix to Matrix</text:p>
      <text:p text:style-name="P36"><text:s text:c="4"/>public static Matrix JBLAS2Matrix(org.jblas.DoubleMatrix dm) <text:s text:c="3"/></text:p>
      <text:p text:style-name="P36"/>
      <text:p text:style-name="P36"><text:s text:c="2"/>// convert JBLAS DoubleMatrix to Double Array</text:p>
      <text:p text:style-name="P36"><text:s text:c="4"/>public static double[][] JBLAS2DoubleArray(org.jblas.DoubleMatrix dm) <text:s text:c="4"/></text:p>
      <text:p text:style-name="P36"><text:soft-page-break/><text:s text:c="4"/></text:p>
      <text:p text:style-name="P36"><text:s text:c="4"/>// convert Matrix to JBLAS DoubleMatrix </text:p>
      <text:p text:style-name="P36"><text:s text:c="4"/>public static org.jblas.DoubleMatrix <text:s/>Matrix2JBLAS(Matrix dm) <text:s text:c="4"/></text:p>
      <text:p text:style-name="P36"><text:s text:c="2"/></text:p>
      <text:p text:style-name="P36"><text:s text:c="2"/>//// convert double [][] to JBLAS DoubleMatrix </text:p>
      <text:p text:style-name="P36"><text:s text:c="4"/>public static org.jblas.DoubleMatrix <text:s/>Matrix2JBLAS(double [][] dm) <text:s text:c="4"/></text:p>
      <text:p text:style-name="P36"><text:s text:c="4"/></text:p>
      <text:p text:style-name="P36"><text:s text:c="4"/></text:p>
      <text:p text:style-name="P36"><text:s text:c="4"/>// EJML conversion routines</text:p>
      <text:p text:style-name="P36"/>
      <text:p text:style-name="P36"><text:s text:c="4"/>// convert EJML DenseMatrix64F to Matrix</text:p>
      <text:p text:style-name="P36"><text:s text:c="4"/>public static Matrix EJML2Matrix(org.ejml.data.DenseMatrix64F <text:s/>dm) <text:s text:c="4"/></text:p>
      <text:p text:style-name="P36"/>
      <text:p text:style-name="P36"><text:s/></text:p>
      <text:p text:style-name="P36"><text:s text:c="2"/>// convert EJML <text:s/>DenseMatrix64F to Double Array</text:p>
      <text:p text:style-name="P36"><text:s text:c="4"/>public static double[][] EJML2DoubleArray(org.ejml.data.DenseMatrix64F <text:s/>dm) <text:s text:c="4"/></text:p>
      <text:p text:style-name="P36"><text:s text:c="4"/></text:p>
      <text:p text:style-name="P36"><text:s text:c="4"/>// convert Matrix to EJML DenseMatrix64F</text:p>
      <text:p text:style-name="P36"><text:s text:c="4"/>public static org.ejml.data.DenseMatrix64F <text:s text:c="2"/>Matrix2EJML(Matrix dm) <text:s text:c="4"/></text:p>
      <text:p text:style-name="P36"/>
      <text:p text:style-name="P36"><text:s text:c="2"/>// <text:s/>convert double [][] to JBLAS DoubleMatrix </text:p>
      <text:p text:style-name="P36"><text:s text:c="4"/>public static org.ejml.data.DenseMatrix64F <text:s/>DoubleArray2EJML(double [][] dm) <text:s text:c="4"/></text:p>
      <text:p text:style-name="P36"><text:soft-page-break/><text:s text:c="4"/></text:p>
      <text:p text:style-name="P36"><text:s text:c="4"/></text:p>
      <text:p text:style-name="P36"><text:s text:c="4"/>// MTJ conversion routines</text:p>
      <text:p text:style-name="P36"><text:s text:c="4"/></text:p>
      <text:p text:style-name="P36">// convert MTJ DenseMatrix to Matrix</text:p>
      <text:p text:style-name="P36"><text:s text:c="4"/>public static Matrix MTJ2Matrix(no.uib.cipr.matrix.DenseMatrix <text:s text:c="2"/>dm) <text:s text:c="4"/></text:p>
      <text:p text:style-name="P36"/>
      <text:p text:style-name="P36"><text:s text:c="2"/>// convert <text:alphabetical-index-mark-start text:id="IMark65699896"/>MTJ <text:alphabetical-index-mark-end text:id="IMark65699896"/>DenseMatrix to Double Array</text:p>
      <text:p text:style-name="P36"><text:s text:c="4"/>public static double[][] MTJ2DoubleArray(no.uib.cipr.matrix.DenseMatrix <text:s/>dm) <text:s text:c="4"/></text:p>
      <text:p text:style-name="P36"><text:s text:c="4"/></text:p>
      <text:p text:style-name="P36"><text:s text:c="4"/>// convert Matrix to MTJ DenseMatrix</text:p>
      <text:p text:style-name="P36"><text:s text:c="4"/>public static no.uib.cipr.matrix.DenseMatrix <text:s text:c="2"/>Matrix2MTJ(Matrix dm) <text:s text:c="4"/></text:p>
      <text:p text:style-name="P36"/>
      <text:p text:style-name="P36"><text:s text:c="2"/></text:p>
      <text:p text:style-name="P36"><text:s text:c="2"/>// convert double [][] to MTJ DenseMatrix</text:p>
      <text:p text:style-name="P36"><text:s text:c="4"/>public static no.uib.cipr.matrix.DenseMatrix <text:s/>DoubleArray2MTJ(double [][] dm) <text:s text:c="4"/></text:p>
      <text:p text:style-name="P36"><text:s text:c="4"/></text:p>
      <text:p text:style-name="P36"><text:s text:c="4"/></text:p>
      <text:p text:style-name="P36"><text:s text:c="4"/></text:p>
      <text:p text:style-name="P36"><text:s text:c="4"/>// Apache Commons conversion routines</text:p>
      <text:p text:style-name="P36"/>
      <text:p text:style-name="P36"><text:s text:c="4"/>// convert Apache Commons to Matrix</text:p>
      <text:p text:style-name="P36"><text:soft-page-break/><text:s text:c="4"/>public static Matrix AC2Matrix(org.apache.commons.math3.linear.Array2DRowRealMatrix <text:s/>dm) <text:s text:c="4"/></text:p>
      <text:p text:style-name="P36"><text:s text:c="2"/></text:p>
      <text:p text:style-name="P36"><text:s text:c="2"/>// convert Apache Commons to Double Array</text:p>
      <text:p text:style-name="P36"><text:s text:c="4"/>public static double[][] AC2DoubleArray(org.apache.commons.math3.linear.Array2DRowRealMatrix <text:s/>dm) <text:s text:c="4"/></text:p>
      <text:p text:style-name="P36"/>
      <text:p text:style-name="P36"><text:s text:c="4"/>// convert Matrix to Apache Commons</text:p>
      <text:p text:style-name="P36"><text:s text:c="4"/>public static org.apache.commons.math3.linear.Array2DRowRealMatrix <text:s text:c="2"/>Matrix2AC(Matrix dm) <text:s text:c="4"/></text:p>
      <text:p text:style-name="P36"><text:s text:c="2"/></text:p>
      <text:p text:style-name="P36"><text:s text:c="2"/>// convert double [][] to Apache Commons</text:p>
      <text:p text:style-name="P36"><text:s text:c="4"/>public static org.apache.commons.math3.linear.Array2DRowRealMatrix <text:s/>DoubleArray2AC(double [][] dm) <text:s text:c="4"/></text:p>
      <text:p text:style-name="Text_20_body"><text:s text:c="4"/></text:p>
      <text:p text:style-name="Text_20_body"/>
      <text:h text:style-name="Heading_20_3" text:outline-level="3"><text:bookmark-start text:name="__RefHeading___Toc32359_1949149028"/><text:alphabetical-index-mark-start text:id="IMark59395528"/>EJML <text:alphabetical-index-mark-end text:id="IMark59395528"/>Example<text:bookmark-end text:name="__RefHeading___Toc32359_1949149028"/></text:h>
      <text:p text:style-name="Text_20_body">For example, we demonstrate how we can use the EJML library to solve a linear system:</text:p>
      <text:p text:style-name="P36"/>
      <text:p text:style-name="P36">c = 3.4</text:p>
      <text:p text:style-name="P36">A = [[3.4, -0.2, 0.02], [0.34, 5.6, -1.23], [c, -1.2*c, -1.23]] as double[][] <text:s text:c="3"/>// construct a double [][]</text:p>
      <text:p text:style-name="P36"/>
      <text:p text:style-name="P36">// use the EJML library to compute the eigenvalues</text:p>
      <text:p text:style-name="P36"><text:soft-page-break/></text:p>
      <text:p text:style-name="P36">Ae = DoubleArray2EJML(A) <text:s text:c="2"/>// convert to the EJML matrix type (i.e. org.ejml.data.DenseMatrix64F)</text:p>
      <text:p text:style-name="P36"/>
      <text:p text:style-name="P36">// call the library specific routine to compute the solve a system</text:p>
      <text:p text:style-name="P36"/>
      <text:p text:style-name="P36">B = [c, -1.2*c, <text:s/>-0.1] as double [][] <text:s text:c="2"/>// the right-hand side part</text:p>
      <text:p text:style-name="P36"/>
      <text:p text:style-name="P36">Be = DoubleArray2EJML(B) <text:s/>// convert to EJML format</text:p>
      <text:p text:style-name="P36"/>
      <text:p text:style-name="P36">// call the EJML solver, here from the "Libraries" menu, option "EJML routines" we can get valuable help</text:p>
      <text:p text:style-name="P36">// here we convert DenseMatrices to SimpleMatrices which are more convienient</text:p>
      <text:p text:style-name="P36">sAe = new org.ejml.simple.SimpleMatrix(Ae)</text:p>
      <text:p text:style-name="P36">sBe = new org.ejml.simple.SimpleMatrix(Be)</text:p>
      <text:p text:style-name="P36">sXe = sAe.solve(sBe) <text:s/>// solve the system</text:p>
      <text:p text:style-name="P36"/>
      <text:p text:style-name="P36">dsXe = sXe.matrix <text:s text:c="2"/>// get the DenseMatrix wrapped in SimpleMatrix</text:p>
      <text:p text:style-name="P36">x = EJML2DoubleArray(dsXe) <text:s text:c="3"/>// convert to the convenient double [][] array</text:p>
      <text:p text:style-name="P36"/>
      <text:p text:style-name="P36">shouldBeZero = A*x-B <text:s/>// verify that it is zero</text:p>
      <text:p text:style-name="P36"/>
      <text:p text:style-name="Text_20_body"/>
      <text:p text:style-name="Text_20_body"><text:soft-page-break/><text:s text:c="4"/></text:p>
      <text:p text:style-name="Text_20_body"><text:s text:c="4"/></text:p>
      <text:h text:style-name="Heading_20_1" text:outline-level="1"><text:bookmark-end text:name="__DdeLink__29201_443707396"/><text:bookmark-start text:name="__RefHeading___Toc32361_1949149028"/>Fast Computations with the JBLAS library<text:bookmark-end text:name="__RefHeading___Toc32361_1949149028"/></text:h>
      <text:p text:style-name="Text_20_body"><text:span text:style-name="T62">JBLAS </text:span>is the fastest Java library (as far as I can know) for linear algebra. To obtain speed it utilizes native BLAS routines. The project page is: <text:span text:style-name="T45">http://mikiobraun.github.io/jblas/</text:span></text:p>
      <text:p text:style-name="Text_20_body">GroovyLab automatically installs the relevant staff, therefore it is easy to perform fast computations using JBLAS. We give some examples.</text:p>
      <text:p text:style-name="Text_20_body"/>
      <text:h text:style-name="Heading_20_2" text:outline-level="2"><text:bookmark-start text:name="__RefHeading___Toc32363_1949149028"/>JBLAS operations supported with the Matrix class<text:bookmark-end text:name="__RefHeading___Toc32363_1949149028"/></text:h>
      <text:p text:style-name="Text_20_body"/>
      <text:p text:style-name="P78">The <text:span text:style-name="T62">Matrix </text:span><text:s/>class supports some JBLAS native operations, that are significantly faster than Java based implementations (e.g. about 3 to 7 times, depending on the operation). </text:p>
      <text:p text:style-name="Text_20_body">Therefore we can use the fast JBLAS eigendecomposition for a <text:s/><text:span text:style-name="T62">Matrix</text:span> object as:</text:p>
      <text:p text:style-name="Text_20_body"/>
      <text:p text:style-name="P39"><text:bookmark-start text:name="__DdeLink__29665_443707396"/>A = rand(20)</text:p>
      <text:p text:style-name="P39">eigdecomp = A.jblas_eigenvectors()</text:p>
      <text:p text:style-name="Text_20_body"><text:bookmark-end text:name="__DdeLink__29665_443707396"/></text:p>
      <text:p text:style-name="Text_20_body">The JBLAS routines are displayed below (is the relevant part of the <text:span text:style-name="T62">Matrix</text:span> implementation:</text:p>
      <text:p text:style-name="P36"/>
      <text:p text:style-name="P36"><text:s text:c="4"/>// <text:s/>Computes the eigenvalues of the matrix.using JBLAS</text:p>
      <text:p text:style-name="P36">public ComplexDoubleMatrix jblas_eigenvalues() {</text:p>
      <text:p text:style-name="P36"><text:soft-page-break/><text:s text:c="4"/>DoubleMatrix dM = new DoubleMatrix(this.getArray());</text:p>
      <text:p text:style-name="P36"><text:s text:c="4"/>return org.jblas.Eigen.eigenvalues(dM);</text:p>
      <text:p text:style-name="P36">}</text:p>
      <text:p text:style-name="P36"/>
      <text:p text:style-name="P36"><text:s/></text:p>
      <text:p text:style-name="P36"><text:s text:c="3"/>// <text:s text:c="2"/>Computes the eigenvalues and eigenvectors of a general matrix.</text:p>
      <text:p text:style-name="P36"><text:s text:c="3"/>// <text:s text:c="2"/>returns an array of ComplexDoubleMatrix objects containing the eigenvectors</text:p>
      <text:p text:style-name="P36"><text:s text:c="3"/>// <text:s text:c="9"/>stored as the columns of the first matrix, and the eigenvalues as the</text:p>
      <text:p text:style-name="P36"><text:s text:c="3"/>// <text:s text:c="8"/>diagonal elements of the second matrix.</text:p>
      <text:p text:style-name="P36">public <text:s/>ComplexDoubleMatrix[] <text:s/>jblas_eigenvectors() {</text:p>
      <text:p text:style-name="P36"><text:s text:c="4"/>DoubleMatrix dM = new DoubleMatrix(this.getArray());</text:p>
      <text:p text:style-name="P36"><text:s text:c="4"/>return org.jblas.Eigen.eigenvectors(dM);</text:p>
      <text:p text:style-name="P36">}</text:p>
      <text:p text:style-name="P36"><text:s text:c="5"/></text:p>
      <text:p text:style-name="P36">// <text:s/>Compute the eigenvalues for a symmetric matrix.</text:p>
      <text:p text:style-name="P36">public <text:s/>DoubleMatrix <text:s/>jblas_symmetricEigenvalues() {</text:p>
      <text:p text:style-name="P36"><text:s text:c="4"/>DoubleMatrix dM = new DoubleMatrix(this.getArray());</text:p>
      <text:p text:style-name="P36"><text:s text:c="4"/>return org.jblas.Eigen.symmetricEigenvalues(dM);</text:p>
      <text:p text:style-name="P36">}</text:p>
      <text:p text:style-name="P36"/>
      <text:p text:style-name="P36"/>
      <text:p text:style-name="P36">// <text:s/>Computes the eigenvalues and eigenvectors for a symmetric matrix.</text:p>
      <text:p text:style-name="P36"><text:soft-page-break/>// <text:s/>returns an array of DoubleMatrix objects containing the eigenvectors</text:p>
      <text:p text:style-name="P36">// <text:s text:c="8"/>stored as the columns of the first matrix, and the eigenvalues as</text:p>
      <text:p text:style-name="P36">// <text:s text:c="8"/>diagonal elements of the second matrix.</text:p>
      <text:p text:style-name="P36">public <text:s/>DoubleMatrix [] <text:s/>jblas_symmetricEigenvectors() {</text:p>
      <text:p text:style-name="P36"><text:s text:c="4"/>DoubleMatrix dM = new DoubleMatrix(this.getArray());</text:p>
      <text:p text:style-name="P36"><text:s text:c="4"/>return org.jblas.Eigen.symmetricEigenvectors(dM);</text:p>
      <text:p text:style-name="P36">}</text:p>
      <text:p text:style-name="P36"/>
      <text:p text:style-name="P36">// <text:s/>Computes generalized eigenvalues of the problem A x = L B x.</text:p>
      <text:p text:style-name="P36">// @param A symmetric Matrix A (A is this). Only the upper triangle will be considered.</text:p>
      <text:p text:style-name="P36">// <text:s/>@param B symmetric Matrix B. Only the upper triangle will be considered.</text:p>
      <text:p text:style-name="P36">// <text:s/>@return a vector of eigenvalues L.</text:p>
      <text:p text:style-name="P36"><text:s text:c="4"/></text:p>
      <text:p text:style-name="P36">public <text:s/>DoubleMatrix jblas_symmetricGeneralizedEigenvalues( double [][] B) {</text:p>
      <text:p text:style-name="P36"><text:s text:c="4"/>return org.jblas.Eigen.symmetricGeneralizedEigenvalues(new DoubleMatrix(this.getArray()), new DoubleMatrix(B));</text:p>
      <text:p text:style-name="P36">}</text:p>
      <text:p text:style-name="P36"/>
      <text:p text:style-name="P36"><text:s text:c="4"/>/**</text:p>
      <text:p text:style-name="P36"><text:s text:c="5"/>* Solve a general problem A x = L B x.</text:p>
      <text:p text:style-name="P36"><text:s text:c="5"/>*</text:p>
      <text:p text:style-name="P36"><text:s text:c="5"/>* @param A symmetric matrix A ( A is this )</text:p>
      <text:p text:style-name="P36"><text:s text:c="5"/>* @param B symmetric matrix B</text:p>
      <text:p text:style-name="P36"><text:soft-page-break/><text:s text:c="5"/>* @return an array of matrices of length two. The first one is an array of the eigenvectors X</text:p>
      <text:p text:style-name="P36"><text:s text:c="5"/>* <text:s text:c="8"/>The second one is A vector containing the corresponding eigenvalues L.</text:p>
      <text:p text:style-name="P36"><text:s text:c="5"/>*/</text:p>
      <text:p text:style-name="P36">public DoubleMatrix [] jblas_symmetricGeneralizedEigenvectors( double [][] B) {</text:p>
      <text:p text:style-name="P36"><text:s text:c="4"/>return org.jblas.Eigen.symmetricGeneralizedEigenvectors(new DoubleMatrix(this.getArray()), new DoubleMatrix(B));</text:p>
      <text:p text:style-name="P36">}</text:p>
      <text:p text:style-name="P36"/>
      <text:p text:style-name="P36"><text:s text:c="4"/>/**</text:p>
      <text:p text:style-name="P36"><text:s text:c="5"/>* Compute Cholesky decomposition of A</text:p>
      <text:p text:style-name="P36"><text:s text:c="5"/>*</text:p>
      <text:p text:style-name="P36"><text:s text:c="5"/>* @param A symmetric, positive definite matrix (only upper half is used)</text:p>
      <text:p text:style-name="P36"><text:s text:c="5"/>* @return upper triangular matrix U such that <text:s/>A = U' * U</text:p>
      <text:p text:style-name="P36"><text:s text:c="5"/>*/</text:p>
      <text:p text:style-name="P36">public DoubleMatrix <text:s/>jblas_cholesky() {</text:p>
      <text:p text:style-name="P36"><text:s text:c="2"/>return org.jblas.Decompose.cholesky(new DoubleMatrix(this.getArray()));</text:p>
      <text:p text:style-name="P36">}</text:p>
      <text:p text:style-name="P36"/>
      <text:p text:style-name="P36">/** Solves the linear equation A*X = B. <text:s/>( A is this) */</text:p>
      <text:p text:style-name="P36">public DoubleMatrix jblas_solve( double [][] B) {</text:p>
      <text:p text:style-name="P36"><text:s text:c="4"/>return org.jblas.Solve.solve(new DoubleMatrix(this.getArray()), <text:s/>new DoubleMatrix(B));</text:p>
      <text:p text:style-name="P36">}</text:p>
      <text:p text:style-name="P36"/>
      <text:p text:style-name="P36"><text:soft-page-break/>/** Solves the linear equation A*X = B for symmetric A. <text:s/>( A is this) */</text:p>
      <text:p text:style-name="P36">public DoubleMatrix jblas_solveSymmetric(double [][] B) {</text:p>
      <text:p text:style-name="P36"><text:s text:c="4"/>return org.jblas.Solve.solveSymmetric(new DoubleMatrix(this.getArray()), <text:s/>new DoubleMatrix(B));</text:p>
      <text:p text:style-name="P36">}</text:p>
      <text:p text:style-name="P36"/>
      <text:p text:style-name="P36">/** Solves the linear equation A*X = B for symmetric and positive definite A. ( A is this ) */</text:p>
      <text:p text:style-name="P36">public DoubleMatrix jblas_solvePositive(double [][] B) {</text:p>
      <text:p text:style-name="P36"><text:s text:c="4"/>return org.jblas.Solve.solvePositive(new DoubleMatrix(this.getArray()), <text:s/>new DoubleMatrix(B));</text:p>
      <text:p text:style-name="P36">}</text:p>
      <text:p text:style-name="P36"/>
      <text:p text:style-name="P36"><text:s/>/**</text:p>
      <text:p text:style-name="P36"><text:s text:c="5"/>* Compute a singular-value decomposition of A. ( A is this )</text:p>
      <text:p text:style-name="P36"><text:s text:c="5"/>*</text:p>
      <text:p text:style-name="P36"><text:s text:c="5"/>* @return A DoubleMatrix[3] array of U, S, V such that A = U * diag(S) * V'</text:p>
      <text:p text:style-name="P36"><text:s text:c="5"/>*/</text:p>
      <text:p text:style-name="P36"/>
      <text:p text:style-name="P36">public DoubleMatrix [] <text:s/>jblas_fullSVD( ) {</text:p>
      <text:p text:style-name="P36"><text:s text:c="4"/>return org.jblas.Singular.fullSVD(new DoubleMatrix(this.getArray()));</text:p>
      <text:p text:style-name="P36">}</text:p>
      <text:p text:style-name="P36"/>
      <text:p text:style-name="P36"/>
      <text:p text:style-name="P36"><text:s text:c="4"/>/**</text:p>
      <text:p text:style-name="P36"><text:soft-page-break/><text:s text:c="5"/>* Compute a singular-value decomposition of A (sparse variant) (A is this)</text:p>
      <text:p text:style-name="P36"><text:s text:c="5"/>* Sparse means that the matrices U and V are not square but</text:p>
      <text:p text:style-name="P36"><text:s text:c="5"/>* only have as many columns (or rows) as possible.</text:p>
      <text:p text:style-name="P36"><text:s text:c="5"/>* </text:p>
      <text:p text:style-name="P36"><text:s text:c="5"/>* @param A</text:p>
      <text:p text:style-name="P36"><text:s text:c="5"/>* @return A DoubleMatrix[3] array of U, S, V such that A = U * diag(S) * V'</text:p>
      <text:p text:style-name="P36"><text:s text:c="5"/>*/</text:p>
      <text:p text:style-name="P36"/>
      <text:p text:style-name="P36">public <text:s/>DoubleMatrix [] <text:s/>jblas_sparseSVD( ) {</text:p>
      <text:p text:style-name="P36"><text:s text:c="4"/>return org.jblas.Singular.sparseSVD(new DoubleMatrix(this.getArray()));</text:p>
      <text:p text:style-name="P36">}</text:p>
      <text:p text:style-name="P36"/>
      <text:p text:style-name="P36"/>
      <text:p text:style-name="P36">public ComplexDoubleMatrix [] <text:s/>jblas_sparseSVD( double [][] Aimag) {</text:p>
      <text:p text:style-name="P36"><text:s text:c="4"/>return org.jblas.Singular.sparseSVD(</text:p>
      <text:p text:style-name="P36"><text:s text:c="12"/>new ComplexDoubleMatrix(new DoubleMatrix(this.getArray()), <text:s/>new DoubleMatrix(Aimag)));</text:p>
      <text:p text:style-name="P36">}</text:p>
      <text:p text:style-name="P36"/>
      <text:p text:style-name="P36"/>
      <text:p text:style-name="P36"><text:s text:c="2"/>/**</text:p>
      <text:p text:style-name="P36"><text:s text:c="5"/>* Compute the singular values of a matrix.</text:p>
      <text:p text:style-name="P36"><text:s text:c="5"/>*</text:p>
      <text:p text:style-name="P36"><text:soft-page-break/><text:s text:c="5"/>* @param A DoubleMatrix of dimension m * n</text:p>
      <text:p text:style-name="P36"><text:s text:c="5"/>* @return A min(m, n) vector of singular values.</text:p>
      <text:p text:style-name="P36"><text:s text:c="5"/>*/</text:p>
      <text:p text:style-name="P36"/>
      <text:p text:style-name="P36">public <text:s/>DoubleMatrix jblas_SPDValues() {</text:p>
      <text:p text:style-name="P36"><text:s text:c="4"/>return <text:s/>org.jblas.Singular.SVDValues(new DoubleMatrix(this.getArray()));</text:p>
      <text:p text:style-name="P36">}</text:p>
      <text:p text:style-name="P36"/>
      <text:p text:style-name="P36"><text:s text:c="4"/>/**</text:p>
      <text:p text:style-name="P36"><text:s text:c="5"/>* Compute the singular values of a complex matrix.</text:p>
      <text:p text:style-name="P36"><text:s text:c="5"/>*</text:p>
      <text:p text:style-name="P36"><text:s text:c="5"/>* @param Areal, Aimag : the real and imaginary components of a <text:s/>ComplexDoubleMatrix of dimension m * n</text:p>
      <text:p text:style-name="P36"><text:s text:c="5"/>* @return A real-valued (!) min(m, n) vector of singular values.</text:p>
      <text:p text:style-name="P36"><text:s text:c="5"/>*/</text:p>
      <text:p text:style-name="P36"/>
      <text:p text:style-name="P36">public <text:s/>DoubleMatrix <text:s/>jblas_SPDValues( double [][]Aimag) {</text:p>
      <text:p text:style-name="P36"><text:s text:c="4"/>return <text:s/>org.jblas.Singular.SVDValues(</text:p>
      <text:p text:style-name="P36"><text:s text:c="12"/>new ComplexDoubleMatrix(new DoubleMatrix(this.getArray()), new DoubleMatrix(Aimag)));</text:p>
      <text:p text:style-name="P36">}</text:p>
      <text:p text:style-name="P36"/>
      <text:p text:style-name="Text_20_body"/>
      <text:p text:style-name="Text_20_body"><text:soft-page-break/></text:p>
      <text:h text:style-name="Heading_20_2" text:outline-level="2"><text:bookmark-start text:name="__RefHeading___Toc32365_1949149028"/><text:alphabetical-index-mark-start text:id="IMark65664888"/>Matrix multiplication<text:alphabetical-index-mark-end text:id="IMark65664888"/> with JBLAS<text:bookmark-end text:name="__RefHeading___Toc32365_1949149028"/></text:h>
      <text:p text:style-name="Text_20_body"/>
      <text:p text:style-name="P78">The following script demonstrates the difference in performance between Native BLAS and Java for matrix multiplication.</text:p>
      <text:p text:style-name="Text_20_body"/>
      <text:p text:style-name="P36"><text:bookmark-start text:name="__DdeLink__29822_443707396"/>// Demonstrate the difference in performance between Native BLAS and Java</text:p>
      <text:p text:style-name="P36">// for matrix multiplication</text:p>
      <text:p text:style-name="P36"/>
      <text:p text:style-name="P36"><text:s/>import <text:s/>org.jblas.*</text:p>
      <text:p text:style-name="P36"><text:s/>n = 1000</text:p>
      <text:p text:style-name="P36"><text:s/>x = DoubleMatrix.randn(n, n)</text:p>
      <text:p text:style-name="P36"><text:s/>y = DoubleMatrix.randn(n, n)</text:p>
      <text:p text:style-name="P36"><text:s/>z = DoubleMatrix.randn(n, n) <text:s text:c="7"/></text:p>
      <text:p text:style-name="P36"/>
      <text:p text:style-name="P36"><text:s/>println("Multiplying DOUBLE matrices of size "+ n)</text:p>
      <text:p text:style-name="P36"/>
      <text:p text:style-name="P36"><text:s/>tic()</text:p>
      <text:p text:style-name="P36"><text:s/>SimpleBlas.gemm(1.0, x, y, 0.0, z)</text:p>
      <text:p text:style-name="P36"><text:s/>tm = toc()</text:p>
      <text:p text:style-name="P36"/>
      <text:p text:style-name="P36">// test with Java multiplication</text:p>
      <text:p text:style-name="P36"><text:soft-page-break/><text:s/>xm = rand(n)</text:p>
      <text:p text:style-name="P36"><text:s/>tic()</text:p>
      <text:p text:style-name="P36"><text:s/>xmxm =xm*xm</text:p>
      <text:p text:style-name="P36"><text:s/>tmJ = toc()</text:p>
      <text:p text:style-name="P36"><text:s text:c="8"/></text:p>
      <text:p text:style-name="P36"><text:s/>println("Time Native = "+tm+", time Java = "+tmJ)</text:p>
      <text:p text:style-name="P36"/>
      <text:p text:style-name="P36"><text:bookmark-end text:name="__DdeLink__29822_443707396"/></text:p>
      <text:p text:style-name="Text_20_body"/>
      <text:h text:style-name="Heading_20_2" text:outline-level="2"><text:bookmark-start text:name="__RefHeading___Toc32367_1949149028"/>Switching of the GroovySci Matrix class to use JBLAS<text:bookmark-end text:name="__RefHeading___Toc32367_1949149028"/></text:h>
      <text:p text:style-name="Text_20_body"/>
      <text:p text:style-name="P78">We can explore the metaprogramming facilities of the Groovy language, in order to dynamically bind the code of many important operations of the <text:s/><text:span text:style-name="T62">Matrix </text:span>class, with the JBLAS implementations.</text:p>
      <text:p text:style-name="P78">Therefore, using native implementations offered by JBLAS, we can obtain significant speedup relative to the Java implementations (about 4 to 8 times speedup).</text:p>
      <text:p text:style-name="Text_20_body">For example, here is how we can reprogram the <text:span text:style-name="T43">matrix multiplication <text:s/></text:span>routine of the <text:span text:style-name="T43">Matrix </text:span>class, in order to use JBLAS .</text:p>
      <text:p text:style-name="P36"><text:bookmark-start text:name="__DdeLink__30440_443707396"/></text:p>
      <text:p text:style-name="P36">// reimplement Matrix-Matrix <text:s/>multiplication using JBLAS</text:p>
      <text:p text:style-name="P36">groovySci.math.array.Matrix.metaClass.multiply = { </text:p>
      <text:p text:style-name="P36"><text:s text:c="3"/>groovySci.math.array.Matrix m -&gt; <text:s text:c="2"/>// the input Matrix</text:p>
      <text:p text:style-name="P36"><text:soft-page-break/></text:p>
      <text:p text:style-name="P36"><text:s/>// transform the input matrix to the JBLAS representation</text:p>
      <text:p text:style-name="P36"><text:s text:c="5"/>dm = <text:s/>new org.jblas.DoubleMatrix(m.toDoubleArray())</text:p>
      <text:p text:style-name="P36"><text:s/>// transform the receiver to the JBLAS representation</text:p>
      <text:p text:style-name="P36"><text:s text:c="5"/>dmthis = new org.jblas.DoubleMatrix(delegate.toDoubleArray())</text:p>
      <text:p text:style-name="P36"><text:s/>// fast multiply using JBLAS Native BLAS</text:p>
      <text:p text:style-name="P36"><text:s text:c="5"/>mulRes = dmthis.mmul(dm)</text:p>
      <text:p text:style-name="P36"/>
      <text:p text:style-name="P36"><text:s/>// return back result as a double [][] array</text:p>
      <text:p text:style-name="P36"><text:s text:c="4"/>groovySci.math.array.JBLASUtils.JBLASDoubleMatrixToDouble2D(mulRes)</text:p>
      <text:p text:style-name="P36">}<text:bookmark-end text:name="__DdeLink__30440_443707396"/></text:p>
      <text:p text:style-name="Text_20_body"/>
      <text:p text:style-name="P78">After executing the former script, we can test the speedup. Here, we note that JBLAS obtains significant speed for Linux and Win32 platforms (and MacOS I suppose but I can't test) but not for Win64, where the speed is similar to the Java implementation. Here is a test code: </text:p>
      <text:p text:style-name="Text_20_body"><text:bookmark-start text:name="__DdeLink__30750_443707396"/></text:p>
      <text:p text:style-name="P36">x = rand(2000, 2000) // a large 2000X2000 matrix <text:s/></text:p>
      <text:p text:style-name="P36"/>
      <text:p text:style-name="P36">tic()</text:p>
      <text:p text:style-name="P36">y = x*x <text:s/>// multiply with JBLAS Native BLAS</text:p>
      <text:p text:style-name="P36">tmJBLAS = toc()</text:p>
      <text:p text:style-name="P36"/>
      <text:p text:style-name="P36">xx=Rand(2000, 2000) <text:s/>// a large 2000X2000 double[][] array</text:p>
      <text:p text:style-name="P36"><text:soft-page-break/>tic()</text:p>
      <text:p text:style-name="P36">yy=xx*xx <text:s/>// multiply with Java</text:p>
      <text:p text:style-name="P36">tmJ = toc()</text:p>
      <text:p text:style-name="P36"/>
      <text:p text:style-name="P36">println("time for matrix multiplication using Native BLAS = "+tmJBLAS+", time with Java = "+tmJ)<text:bookmark-end text:name="__DdeLink__30750_443707396"/></text:p>
      <text:p text:style-name="P36"/>
      <text:p text:style-name="Text_20_body"/>
      <text:p text:style-name="Text_20_body">The results for my Linux based PC is:</text:p>
      <text:p text:style-name="P36">time for matrix multiplication using Native BLAS = 1.956, time with Java = 10.575</text:p>
      <text:p text:style-name="Text_20_body"/>
      <text:h text:style-name="Heading_20_2" text:outline-level="2"><text:bookmark-start text:name="__RefHeading___Toc32369_1949149028"/><text:alphabetical-index-mark-start text:id="IMark61038312"/>Eigendecomposition<text:alphabetical-index-mark-end text:id="IMark61038312"/> with JBLAS<text:bookmark-end text:name="__RefHeading___Toc32369_1949149028"/></text:h>
      <text:p text:style-name="Text_20_body"/>
      <text:p text:style-name="Text_20_body">Similarly we can utilize JBLAS for more complex tasks as eigendecomposition</text:p>
      <text:p text:style-name="P36"><text:bookmark-start text:name="__DdeLink__31060_443707396"/></text:p>
      <text:p text:style-name="P36">// compute the eigenvalues of a general matrix using JBLAS</text:p>
      <text:p text:style-name="P36">groovySci.math.array.Matrix.metaClass.jblasEigenValues = {</text:p>
      <text:p text:style-name="P36"><text:tab/>// transform the receiver to the JBLAS representation</text:p>
      <text:p text:style-name="P36"><text:tab/>dmthis = new org.jblas.DoubleMatrix(delegate.toDoubleArray())</text:p>
      <text:p text:style-name="P36"><text:tab/>org.jblas.Eigen.eigenvalues(dmthis)</text:p>
      <text:p text:style-name="P36"><text:s/>}</text:p>
      <text:p text:style-name="P36"><text:bookmark-end text:name="__DdeLink__31060_443707396"/></text:p>
      <text:p text:style-name="Text_20_body"><text:soft-page-break/>To test our routine: </text:p>
      <text:p text:style-name="P36"><text:bookmark-start text:name="__DdeLink__31062_443707396"/></text:p>
      <text:p text:style-name="P36">xs = rand(4,4)</text:p>
      <text:p text:style-name="P36">xeigs = xs.jblasEigenValues()</text:p>
      <text:p text:style-name="P36"><text:bookmark-end text:name="__DdeLink__31062_443707396"/></text:p>
      <text:p text:style-name="Text_20_body"/>
      <text:p text:style-name="Text_20_body">Similarly for eigenvectors: </text:p>
      <text:p text:style-name="Text_20_body"/>
      <text:p text:style-name="P36"><text:bookmark-start text:name="__DdeLink__31064_443707396"/>// compute the eigenvectors of a general matrix using JBLAS</text:p>
      <text:p text:style-name="P36">// <text:s text:c="2"/>returns an array of ComplexDoubleMatrix objects containing the eigenvectors</text:p>
      <text:p text:style-name="P36">// <text:s text:c="9"/>stored as the columns of the first matrix, and the eigenvalues as the</text:p>
      <text:p text:style-name="P36">// <text:s text:c="8"/>diagonal elements of the second matrix.</text:p>
      <text:p text:style-name="P36">groovySci.math.array.Matrix.metaClass.jblasEigenVectors = {</text:p>
      <text:p text:style-name="P36"><text:tab/>// transform the receiver to the JBLAS representation</text:p>
      <text:p text:style-name="P36"><text:tab/>dmthis = new org.jblas.DoubleMatrix(delegate.toDoubleArray())</text:p>
      <text:p text:style-name="P36"><text:tab/>org.jblas.Eigen.eigenvectors(dmthis)</text:p>
      <text:p text:style-name="P36">}</text:p>
      <text:p text:style-name="P36"/>
      <text:p text:style-name="Text_20_body"><text:bookmark-end text:name="__DdeLink__31064_443707396"/></text:p>
      <text:p text:style-name="Text_20_body">And, we can test: </text:p>
      <text:p text:style-name="P36"><text:bookmark-start text:name="__DdeLink__31220_443707396"/>xs2 = rand(3,3)</text:p>
      <text:p text:style-name="P36">xeigvecs = xs2.jblasEigenVectors()</text:p>
      <text:p text:style-name="P36"><text:bookmark-end text:name="__DdeLink__31220_443707396"/><text:soft-page-break/></text:p>
      <text:p text:style-name="Text_20_body"/>
      <text:p text:style-name="Text_20_body">Similarly for symmetric matrices. </text:p>
      <text:p text:style-name="Text_20_body"/>
      <text:p text:style-name="Text_20_body"/>
      <text:p text:style-name="P36"><text:bookmark-start text:name="__DdeLink__31684_443707396"/>// <text:s/>Compute the eigenvalues for a symmetric matrix.</text:p>
      <text:p text:style-name="P36">groovySci.math.array.Matrix.metaClass.jblas_symmetricEigenvalues = {</text:p>
      <text:p text:style-name="P36"><text:tab/>// transform the receiver to the JBLAS representation</text:p>
      <text:p text:style-name="P36"><text:tab/>dmthis = new org.jblas.DoubleMatrix(delegate.toDoubleArray())</text:p>
      <text:p text:style-name="P36"><text:tab/>org.jblas.Eigen.symmetricEigenvalues(dmthis)</text:p>
      <text:p text:style-name="P36">}</text:p>
      <text:p text:style-name="P36"/>
      <text:p text:style-name="P36">// <text:s/>Computes the eigenvalues and eigenvectors for a symmetric matrix.</text:p>
      <text:p text:style-name="P36">// <text:s/>returns an array of DoubleMatrix objects containing the eigenvectors</text:p>
      <text:p text:style-name="P36">// <text:s text:c="8"/>stored as the columns of the first matrix, and the eigenvalues as</text:p>
      <text:p text:style-name="P36">// <text:s text:c="8"/>diagonal elements of the second matrix.</text:p>
      <text:p text:style-name="P36">groovySci.math.array.Matrix.metaClass.jblas_symmetricEigenvectors = {</text:p>
      <text:p text:style-name="P36"><text:tab/>// transform the receiver to the JBLAS representation</text:p>
      <text:p text:style-name="P36"><text:tab/>dmthis = new org.jblas.DoubleMatrix(delegate.toDoubleArray())</text:p>
      <text:p text:style-name="P36"><text:tab/>org.jblas.Eigen.symmetricEigenvectors(dmthis)</text:p>
      <text:p text:style-name="P36">}</text:p>
      <text:p text:style-name="P36"/>
      <text:p text:style-name="P36"><text:bookmark-end text:name="__DdeLink__31684_443707396"/><text:soft-page-break/></text:p>
      <text:p text:style-name="Text_20_body">JBLAS also offers a routine for fast Cholesky Decomposition, which can be wrapped as: </text:p>
      <text:p text:style-name="Text_20_body"/>
      <text:p text:style-name="P36">// <text:s/>Compute Cholesky decomposition of A</text:p>
      <text:p text:style-name="P36">// <text:s text:c="5"/>@param A symmetric, positive definite matrix (only upper half is used)</text:p>
      <text:p text:style-name="P36">// <text:s text:c="5"/>@return upper triangular matrix U such that <text:s/>A = U' * U</text:p>
      <text:p text:style-name="P36"><text:s/>groovySci.math.array.Matrix.metaClass.jblas_cholesky = {</text:p>
      <text:p text:style-name="P36"><text:s/><text:tab/>// transform the receiver to the JBLAS representation</text:p>
      <text:p text:style-name="P36"><text:tab/>dmthis = new org.jblas.DoubleMatrix(delegate.toDoubleArray())</text:p>
      <text:p text:style-name="P36"><text:tab/>org.jblas.Decompose.cholesky(dmthis) <text:s text:c="3"/></text:p>
      <text:p text:style-name="P36"><text:s/>}</text:p>
      <text:p text:style-name="Text_20_body"/>
      <text:h text:style-name="Heading_20_2" text:outline-level="2"><text:bookmark-start text:name="__RefHeading___Toc32371_1949149028"/>Solution of <text:alphabetical-index-mark-start text:id="IMark66815352"/>Linear Systems<text:alphabetical-index-mark-end text:id="IMark66815352"/> with JBLAS<text:bookmark-end text:name="__RefHeading___Toc32371_1949149028"/></text:h>
      <text:p text:style-name="Text_20_body"/>
      <text:p text:style-name="Text_20_body">Similarly we can use the fast LAPACK based routines for solving linear systems: </text:p>
      <text:p text:style-name="Text_20_body"><text:bookmark-start text:name="__DdeLink__32148_443707396"/></text:p>
      <text:p text:style-name="P36">/** Solves the linear equation A*X = B. */</text:p>
      <text:p text:style-name="P36">groovySci.math.array.Matrix.metaClass.jblas_solve = {</text:p>
      <text:p text:style-name="P36"><text:s text:c="2"/>groovySci.math.array.Matrix B -&gt; <text:s text:c="2"/>// input is the B Matrix, the receiver is A</text:p>
      <text:p text:style-name="P36"/>
      <text:p text:style-name="P36"><text:tab/>// transform the input Matrix B to the JBLAS representation</text:p>
      <text:p text:style-name="P36"><text:soft-page-break/><text:tab/>Bm = <text:s/>new org.jblas.DoubleMatrix(B.toDoubleArray())</text:p>
      <text:p text:style-name="P36"><text:tab/>// transform the receiver to the JBLAS representation</text:p>
      <text:p text:style-name="P36"><text:tab/>dmthis = new org.jblas.DoubleMatrix(delegate.toDoubleArray())</text:p>
      <text:p text:style-name="P36"><text:tab/>// return the solution as a convenient GroovySci Matrix</text:p>
      <text:p text:style-name="P36"><text:tab/>groovySci.math.array.JBLASUtils.JBLASDoubleMatrixToDouble2D(org.jblas.Solve.solve(dmthis, Bm))</text:p>
      <text:p text:style-name="P36"><text:tab/>// groovySci.math.array.JBLASUtils.JBLASDoubleMatrixToMatrix(org.jblas.Solve.solve(dmthis, Bm)) <text:s/>// similar</text:p>
      <text:p text:style-name="P36">}<text:bookmark-end text:name="__DdeLink__32148_443707396"/></text:p>
      <text:p text:style-name="P36"/>
      <text:p text:style-name="Text_20_body">and an example:</text:p>
      <text:p text:style-name="Text_20_body"/>
      <text:p text:style-name="P36"><text:bookmark-start text:name="__DdeLink__32304_443707396"/><text:s/>A = rand(3,3)</text:p>
      <text:p text:style-name="P36"><text:s/>B = rand(3,3)</text:p>
      <text:p text:style-name="P36"><text:s/>x = A.jblas_solve(B)</text:p>
      <text:p text:style-name="P36"><text:s/>shouldBeZero = A*x-B</text:p>
      <text:p text:style-name="P36"><text:bookmark-end text:name="__DdeLink__32304_443707396"/></text:p>
      <text:h text:style-name="Heading_20_1" text:outline-level="1"><text:bookmark-start text:name="__RefHeading___Toc32373_1949149028"/><text:alphabetical-index-mark-start text:id="IMark65680888"/>FFT<text:alphabetical-index-mark-end text:id="IMark65680888"/> With Numerical Recipes Routines<text:bookmark-end text:name="__RefHeading___Toc32373_1949149028"/></text:h>
      <text:p text:style-name="Text_20_body"/>
      <text:p text:style-name="P78">The Numerical Recipes is a classic book, an excellent reference for any researcher and engineer in the field of numerical computation. GroovyLab present a Matlab-like interface to many routines <text:soft-page-break/>from Numerical Recipes. Numerical Recipe routines are efficient and perhaps even more important they have extensive description in the book. We present some example code based on NR.</text:p>
      <text:p text:style-name="Text_20_body"/>
      <text:p text:style-name="P88">FFT with <text:alphabetical-index-mark-start text:id="IMark65684872"/>Numerical Recipes<text:alphabetical-index-mark-end text:id="IMark65684872"/> based routine </text:p>
      <text:p text:style-name="P88"><text:bookmark-start text:name="__DdeLink__33848_443707396"/></text:p>
      <text:p text:style-name="P36">closeAll()</text:p>
      <text:p text:style-name="P36"><text:s/>log2N = 12</text:p>
      <text:p text:style-name="P36"><text:s/>N = 2 ** log2N</text:p>
      <text:p text:style-name="P36"><text:s/>t = linspace(0, 1, N)</text:p>
      <text:p text:style-name="P36"><text:s/>dx = t[0,1]-t[0,0]</text:p>
      <text:p text:style-name="P36"><text:s/>SF = 1/dx</text:p>
      <text:p text:style-name="P36"><text:s/>NF = 0.5*SF</text:p>
      <text:p text:style-name="P36"><text:s/></text:p>
      <text:p text:style-name="P36"><text:s/>F1 <text:s/>= NF/20</text:p>
      <text:p text:style-name="P36"/>
      <text:p text:style-name="P36"><text:s/>x1= sin(F1*t)+0.66*cos(2*F1*t)</text:p>
      <text:p text:style-name="P36"/>
      <text:p text:style-name="P36">realffts = new double[N] <text:s/>// to accumulate real parts of FFTs</text:p>
      <text:p text:style-name="P36">imffts = new double[N] <text:s/>// to accumulate imaginary parts of FFTs</text:p>
      <text:p text:style-name="P36"/>
      <text:p text:style-name="P36">// Numerical Recipes FFT</text:p>
      <text:p text:style-name="P36">NR.NRFFT.four1S(x1.getv(), realffts, imffts) <text:s text:c="2"/>// perform the FFT</text:p>
      <text:p text:style-name="P36"><text:soft-page-break/></text:p>
      <text:p text:style-name="P36"/>
      <text:p text:style-name="P36"><text:s/>figure(1); <text:s/>subplot(2,1,1); plot(realffts, "fft")</text:p>
      <text:p text:style-name="P36"><text:s/>subplot(2, 1, 2); plot(x1, "Signal");</text:p>
      <text:p text:style-name="Text_20_body"><text:s text:c="3"/><text:bookmark-end text:name="__DdeLink__33848_443707396"/></text:p>
      <text:p text:style-name="Text_20_body"/>
      <text:p text:style-name="P88">One-Dimensional FFT example </text:p>
      <text:p text:style-name="P91"/>
      <text:p text:style-name="Text_20_body"><text:bookmark-start text:name="__DdeLink__33850_443707396"/></text:p>
      <text:p text:style-name="P36"><text:s text:c="2"/>NN=32; NN2=NN+NN</text:p>
      <text:p text:style-name="P36"><text:s text:c="2"/>data = new double[NN2]</text:p>
      <text:p text:style-name="P36"><text:s text:c="2"/>dcmp = new double[NN2]</text:p>
      <text:p text:style-name="P36"/>
      <text:p text:style-name="P36"><text:s text:c="5"/>println "TEST 1"</text:p>
      <text:p text:style-name="P36"><text:tab/>println "h(t) = real-valued even function"</text:p>
      <text:p text:style-name="P36"><text:tab/>println "h(n) = h(N-n) and real"</text:p>
      <text:p text:style-name="P36"><text:tab/> <text:s/>// construct the function</text:p>
      <text:p text:style-name="P36"><text:tab/>for (int i=0;i&lt;NN2-1;i+=2) {</text:p>
      <text:p text:style-name="P36"><text:s text:c="10"/>data[i]=1.0/((( (i-NN)*(i-NN) )/NN)+1.0)</text:p>
      <text:p text:style-name="P36"><text:s text:c="10"/>data[i+1]=0.0</text:p>
      <text:p text:style-name="P36"><text:s text:c="8"/>}</text:p>
      <text:p text:style-name="P36"/>
      <text:p text:style-name="P36"><text:soft-page-break/><text:s text:c="6"/><text:tab/>cpdata = data.copy() <text:s/>// copy data since FFT is done in-place</text:p>
      <text:p text:style-name="P36"/>
      <text:p text:style-name="P36"><text:s text:c="8"/><text:tab/>isign=1</text:p>
      <text:p text:style-name="P36"><text:s text:c="8"/><text:tab/>NR.NRFFT.four1(cpdata, isign);</text:p>
      <text:p text:style-name="P36"><text:s text:c="8"/><text:tab/>figure(1); subplot(2,1,1); <text:s text:c="4"/>plot(data, Color.BLUE, <text:s/>"Real-Valued even function");</text:p>
      <text:p text:style-name="P36"><text:s text:c="8"/><text:tab/>subplot(2,1,2); plot(cpdata, Color.RED, "H(n) = H(N-n) and Real")</text:p>
      <text:p text:style-name="P36"/>
      <text:p text:style-name="P36">// print the smallest FFT coefficients up to 5</text:p>
      <text:p text:style-name="P36"><text:s text:c="5"/>NR.NRFFT.printft(cpdata, 5)</text:p>
      <text:p text:style-name="P36"/>
      <text:p text:style-name="P36"/>
      <text:p text:style-name="P36"><text:tab/>println "TEST 2"</text:p>
      <text:p text:style-name="P36"><text:tab/>println "h(t) = imaginary-valued even-function"</text:p>
      <text:p text:style-name="P36"><text:tab/>println "h(n) = h(N-n) and imaginary"</text:p>
      <text:p text:style-name="P36"><text:tab/>for (int i=0; i&lt;NN2-1; i+=2) {</text:p>
      <text:p text:style-name="P36"><text:tab/><text:tab/>data[i+1]=1.0/((( (i-NN)*(i-NN) )/NN)+1.0)</text:p>
      <text:p text:style-name="P36"><text:s text:c="10"/>data[i]=0.0;</text:p>
      <text:p text:style-name="P36"><text:tab/>}</text:p>
      <text:p text:style-name="P36"/>
      <text:p text:style-name="P36"><text:tab/> <text:tab/>cpdata = data.copy() <text:s/>// copy data since FFT is done in-place</text:p>
      <text:p text:style-name="P36"><text:tab/> <text:tab/></text:p>
      <text:p text:style-name="P36"/>
      <text:p text:style-name="P36"><text:soft-page-break/><text:s text:c="8"/><text:tab/>isign=1</text:p>
      <text:p text:style-name="P36"><text:s text:c="8"/><text:tab/>NR.NRFFT.four1(cpdata, isign);</text:p>
      <text:p text:style-name="P36"><text:s text:c="8"/><text:tab/>figure(2); subplot(2,1,1); <text:s text:c="4"/>plot(data, Color.BLUE, <text:s/>"Imaginary-Valued even function");</text:p>
      <text:p text:style-name="P36"><text:s text:c="8"/><text:tab/>subplot(2,1,2); plot(cpdata, Color.RED, "H(n) = H(N-n) ad Imaginary")</text:p>
      <text:p text:style-name="P36"/>
      <text:p text:style-name="P36"/>
      <text:p text:style-name="P36"><text:tab/>println "TEST 3"</text:p>
      <text:p text:style-name="P36"><text:tab/>println "h(t) = real-valued odd-function"</text:p>
      <text:p text:style-name="P36"><text:tab/>println "h(n) = -h(N-n) and imaginary"</text:p>
      <text:p text:style-name="P36"><text:tab/>for (int i=0; i&lt;NN2-1; i+=2) {</text:p>
      <text:p text:style-name="P36"><text:tab/><text:tab/>data[i]= (( (i-NN)/NN )) <text:s/>/ <text:s/>( ( <text:s/>(i-NN)/NN) *( (i-NN)/NN) <text:s/>+1.0)</text:p>
      <text:p text:style-name="P36"><text:s text:c="10"/>data[i+1]=0.0;</text:p>
      <text:p text:style-name="P36"><text:tab/>}</text:p>
      <text:p text:style-name="P36"/>
      <text:p text:style-name="P36"><text:tab/>// testing simplified interface to four1</text:p>
      <text:p text:style-name="P36"><text:s/></text:p>
      <text:p text:style-name="P36"><text:s/>realparts = new double[NN]</text:p>
      <text:p text:style-name="P36"><text:s/>imparts <text:s/>= new double[NN]</text:p>
      <text:p text:style-name="P36"/>
      <text:p text:style-name="P36"><text:s/>NR.NRFFT.four1S(data, realparts, imparts)</text:p>
      <text:p text:style-name="P36"><text:s/></text:p>
      <text:p text:style-name="Text_20_body"><text:tab/></text:p>
      <text:p text:style-name="Text_20_body"><text:soft-page-break/></text:p>
      <text:p text:style-name="Text_20_body"/>
      <text:p text:style-name="Text_20_body"><text:bookmark-end text:name="__DdeLink__33850_443707396"/></text:p>
      <text:p text:style-name="Text_20_body"><text:s text:c="8"/></text:p>
      <text:p text:style-name="Text_20_body"/>
      <text:p text:style-name="P88">Computing the <text:alphabetical-index-mark-start text:id="IMark66715176"/>Power Spectrum<text:alphabetical-index-mark-end text:id="IMark66715176"/> of <text:s/>a signal</text:p>
      <text:p text:style-name="P91"/>
      <text:p text:style-name="Text_20_body"><text:bookmark-start text:name="__DdeLink__28521_506415693"/>import <text:s/>static com.nr.NRUtil.SQR</text:p>
      <text:p text:style-name="Text_20_body">import com.nr.sp.WelchWin</text:p>
      <text:p text:style-name="Text_20_body">import com.nr.sp.Spectolap</text:p>
      <text:p text:style-name="Text_20_body">import com.nr.sp.Spectreg</text:p>
      <text:p text:style-name="Text_20_body"/>
      <text:p text:style-name="Text_20_body">pi = acos(-1.0)</text:p>
      <text:p text:style-name="Text_20_body"/>
      <text:p text:style-name="Text_20_body">N = 1024</text:p>
      <text:p text:style-name="Text_20_body">M = (int)(N/2)</text:p>
      <text:p text:style-name="Text_20_body"/>
      <text:p text:style-name="Text_20_body">spec = new double [M+1]</text:p>
      <text:p text:style-name="Text_20_body">freq = new double[M+1]</text:p>
      <text:p text:style-name="Text_20_body"/>
      <text:p text:style-name="Text_20_body"><text:s text:c="3"/>// Test Spectreg</text:p>
      <text:p text:style-name="Text_20_body"><text:s/>welch = new <text:s/>WelchWin()</text:p>
      <text:p text:style-name="Text_20_body"><text:soft-page-break/><text:s/>sp=new Spectreg(M)</text:p>
      <text:p text:style-name="Text_20_body"><text:s text:c="2"/></text:p>
      <text:p text:style-name="Text_20_body"><text:s text:c="2"/></text:p>
      <text:p text:style-name="Text_20_body"><text:s text:c="5"/>// Generate a data set</text:p>
      <text:p text:style-name="Text_20_body"><text:s text:c="2"/>t = vlinspace(0, 10, N)</text:p>
      <text:p text:style-name="Text_20_body"><text:s text:c="2"/>data = sin(10.34*t)+3.4*cos(5.3*t)</text:p>
      <text:p text:style-name="Text_20_body"><text:s text:c="6"/></text:p>
      <text:p text:style-name="Text_20_body"><text:s text:c="5"/>sp.adddataseg(data.v, welch)</text:p>
      <text:p text:style-name="Text_20_body"><text:s text:c="5"/>spec=sp.spectrum()</text:p>
      <text:p text:style-name="Text_20_body"><text:s text:c="5"/>freq=sp.frequencies()</text:p>
      <text:p text:style-name="Text_20_body"/>
      <text:p text:style-name="Text_20_body"><text:s text:c="2"/></text:p>
      <text:p text:style-name="Text_20_body"><text:s text:c="4"/></text:p>
      <text:p text:style-name="Text_20_body"><text:s text:c="4"/></text:p>
      <text:p text:style-name="Text_20_body"/>
      <text:p text:style-name="Text_20_body">figure(1); subplot(2, 1, 1); plot(data, "Data")</text:p>
      <text:p text:style-name="Text_20_body"/>
      <text:p text:style-name="Text_20_body">subplot(2, 1, 2); plot(freq, spec, "spectrum")</text:p>
      <text:p text:style-name="Text_20_body"><text:bookmark-end text:name="__DdeLink__28521_506415693"/></text:p>
      <text:h text:style-name="Heading_20_1" text:outline-level="1"><text:bookmark-start text:name="__RefHeading___Toc32375_1949149028"/><text:soft-page-break/>Extending the functionality of the GroovySci Matrix using EJML Routines.<text:bookmark-end text:name="__RefHeading___Toc32375_1949149028"/></text:h>
      <text:p text:style-name="Text_20_body"/>
      <text:p text:style-name="P78">EJML (http://code.google.com/p/efficient-java-matrix-library/) is a powerful, well designed Java library for linear algebra. Here, we extend the functionality of the GroovySci <text:span text:style-name="T43">Matrix </text:span>class using EJML routines. These routines, sometimes replace the default routines, sometimes are new. </text:p>
      <text:p text:style-name="Text_20_body"/>
      <text:p text:style-name="Text_20_body">In some cases, we estimate and the obtained speed advantages.</text:p>
      <text:p text:style-name="Text_20_body">The following script reprograms the metaclass of` <text:span text:style-name="T43">Matrix </text:span>to use EJML based implementations.</text:p>
      <text:p text:style-name="Text_20_body"/>
      <text:p text:style-name="P36"><text:bookmark-start text:name="__DdeLink__34010_443707396"/><text:bookmark-start text:name="__DdeLink__34014_443707396"/></text:p>
      <text:p text:style-name="P36"><text:bookmark-start text:name="__DdeLink__34006_443707396"/>// reimplement Matrix-Matrix <text:s/>multiplication using EJML</text:p>
      <text:p text:style-name="P36">groovySci.math.array.Matrix.metaClass.multiply = { </text:p>
      <text:p text:style-name="P36"><text:s text:c="3"/>groovySci.math.array.Matrix m -&gt; <text:s text:c="2"/>// the input Matrix</text:p>
      <text:p text:style-name="P36"/>
      <text:p text:style-name="P36"><text:s/>// transform the input matrix to the EJML representation</text:p>
      <text:p text:style-name="P36"><text:s text:c="5"/>dm = <text:s/>Matrix2EJML(m)</text:p>
      <text:p text:style-name="P36"><text:s/>// transform the receiver to the EJML <text:s/>representation</text:p>
      <text:p text:style-name="P36"><text:s text:c="5"/>dmthis = Matrix2EJML(delegate)</text:p>
      <text:p text:style-name="P36"><text:s/>// multiply using EJML</text:p>
      <text:p text:style-name="P36"><text:s text:c="5"/>mulRes = new org.ejml.data.DenseMatrix64F(dmthis.getNumRows(), dm.getNumCols())</text:p>
      <text:p text:style-name="P36"><text:s text:c="4"/>org.ejml.ops.CommonOps.mult(dmthis, dm, mulRes)</text:p>
      <text:p text:style-name="P36"/>
      <text:p text:style-name="P36"><text:soft-page-break/><text:s/>// return back result as a Matrix</text:p>
      <text:p text:style-name="P36"><text:s text:c="3"/>EJML2Matrix(mulRes) </text:p>
      <text:p text:style-name="Text_20_body"><text:bookmark-end text:name="__DdeLink__34006_443707396"/><text:bookmark-end text:name="__DdeLink__34010_443707396"/>}<text:bookmark-end text:name="__DdeLink__34014_443707396"/></text:p>
      <text:p text:style-name="Text_20_body"/>
      <text:p text:style-name="Text_20_body"/>
      <text:p text:style-name="P71">Example: Comparing EJML and default multiplication: EJML is a little bit faster, even with the <text:s text:c="2"/>conversions overhead!</text:p>
      <text:p text:style-name="P71"><text:bookmark-start text:name="__DdeLink__34170_443707396"/></text:p>
      <text:p text:style-name="P36">x = ones(1500)</text:p>
      <text:p text:style-name="P36">tic()</text:p>
      <text:p text:style-name="P36">y=x*x</text:p>
      <text:p text:style-name="P36">tmEJML = toc()</text:p>
      <text:p text:style-name="P36">xx = Ones(1500)</text:p>
      <text:p text:style-name="P36">tic()</text:p>
      <text:p text:style-name="P36">yy = xx*xx</text:p>
      <text:p text:style-name="P36">tmDefault = toc()</text:p>
      <text:p text:style-name="P36"/>
      <text:p text:style-name="Text_20_body"><text:bookmark-end text:name="__DdeLink__34170_443707396"/></text:p>
      <text:p text:style-name="Text_20_body">The following script reimplements <text:span text:style-name="T43">Matrix+Matrix <text:s/></text:span>addition using EJML. It does not gain a speed advantage</text:p>
      <text:p text:style-name="P36"/>
      <text:p text:style-name="P36"><text:bookmark-start text:name="__DdeLink__34326_443707396"/>groovySci.math.array.Matrix.metaClass.plus = { </text:p>
      <text:p text:style-name="P36"><text:s text:c="3"/>groovySci.math.array.Matrix m -&gt; <text:s text:c="2"/>// the input Matrix</text:p>
      <text:p text:style-name="P36"><text:soft-page-break/></text:p>
      <text:p text:style-name="P36"><text:s/>// transform the input matrix to the EJML DenseMatrix64F representation</text:p>
      <text:p text:style-name="P36"><text:s text:c="5"/>dm = <text:s/>Matrix2EJML(m)</text:p>
      <text:p text:style-name="P36"><text:s/>// transform the receiver to the EJML <text:s/>DenseMatrix64F <text:s/>representation</text:p>
      <text:p text:style-name="P36"><text:s text:c="5"/>dmthis = Matrix2EJML(delegate)</text:p>
      <text:p text:style-name="P36"><text:s/>// multiply using EJML</text:p>
      <text:p text:style-name="P36"><text:s text:c="5"/>plusRes = new org.ejml.data.DenseMatrix64F(dmthis.getNumRows(), dmthis.getNumCols())</text:p>
      <text:p text:style-name="P36"><text:s text:c="4"/>org.ejml.ops.CommonOps.add(dmthis, dm, plusRes)</text:p>
      <text:p text:style-name="P36"/>
      <text:p text:style-name="P36"><text:s/>// return back result as a Matrix</text:p>
      <text:p text:style-name="P36"><text:s text:c="3"/>EJML2Matrix(plusRes) </text:p>
      <text:p text:style-name="P36">}</text:p>
      <text:p text:style-name="P36"><text:bookmark-end text:name="__DdeLink__34326_443707396"/></text:p>
      <text:p text:style-name="Text_20_body"/>
      <text:p text:style-name="P78">The following script reimplements determinant using EJML. It has similar execution time with JAMA:</text:p>
      <text:p text:style-name="P38"/>
      <text:p text:style-name="P36">groovySci.math.array.Matrix.metaClass.det = {</text:p>
      <text:p text:style-name="P36"><text:tab/>-&gt; </text:p>
      <text:p text:style-name="P36"><text:tab/>// transform the input matrix to the EJML DenseMatrix64F representation</text:p>
      <text:p text:style-name="P36"><text:tab/>dmthis = Matrix2EJML(delegate) <text:s/></text:p>
      <text:p text:style-name="P36"><text:tab/>org.ejml.ops.CommonOps.det(dmthis) <text:s text:c="2"/>// compute and return the determinant </text:p>
      <text:p text:style-name="P36">}</text:p>
      <text:p text:style-name="P36"><text:soft-page-break/></text:p>
      <text:p text:style-name="P36"/>
      <text:p text:style-name="Text_20_body">Also, we reimplement matrix invert using EJML It is faster than JAMA, EJML_time is about 0.7-0.8 * JAMA_time:</text:p>
      <text:p text:style-name="P36"/>
      <text:p text:style-name="P36">groovySci.math.array.Matrix.metaClass.inv = {</text:p>
      <text:p text:style-name="P36"><text:tab/>-&gt; </text:p>
      <text:p text:style-name="P36"><text:tab/>// transform the input matrix to the EJML DenseMatrix64F representation</text:p>
      <text:p text:style-name="P36"><text:tab/>dmthis = Matrix2EJML(delegate) <text:s/></text:p>
      <text:p text:style-name="P36"><text:tab/>// create a Matrix to store the inverse</text:p>
      <text:p text:style-name="P36"><text:tab/>invMat = new org.ejml.data.DenseMatrix64F(dmthis.getNumRows(), dmthis.getNumCols())</text:p>
      <text:p text:style-name="P36"><text:tab/></text:p>
      <text:p text:style-name="P36"><text:tab/>org.ejml.ops.CommonOps.invert(dmthis, invMat) <text:s text:c="2"/>// compute and return the inverse</text:p>
      <text:p text:style-name="P36"><text:tab/>EJML2Matrix(invMat) <text:s text:c="2"/>// return the inverse as a Matrix</text:p>
      <text:p text:style-name="P36">}</text:p>
      <text:p text:style-name="P36"/>
      <text:p text:style-name="P36"/>
      <text:p text:style-name="P36">// computes the Moore-Penrose pseudo-inverse using EJML</text:p>
      <text:p text:style-name="P36">groovySci.math.array.Matrix.metaClass.pinv = {</text:p>
      <text:p text:style-name="P36"><text:s/>-&gt;</text:p>
      <text:p text:style-name="P36"><text:s/><text:tab/>// transform the input matrix to the EJML DenseMatrix64F representation</text:p>
      <text:p text:style-name="P36"><text:tab/>dmthis = Matrix2EJML(delegate) <text:s/></text:p>
      <text:p text:style-name="P36"><text:soft-page-break/><text:tab/>// create a Matrix to store the pseudo-inverse</text:p>
      <text:p text:style-name="P36"><text:tab/>pinvMat = new org.ejml.data.DenseMatrix64F(dmthis.getNumCols(), dmthis.getNumRows())</text:p>
      <text:p text:style-name="P36"/>
      <text:p text:style-name="P36"><text:s text:c="5"/>// use EJML to compute the pseudo-inverse</text:p>
      <text:p text:style-name="P36"><text:s text:c="5"/>org.ejml.ops.CommonOps.pinv(dmthis, pinvMat)</text:p>
      <text:p text:style-name="P36"/>
      <text:p text:style-name="P36"><text:s text:c="5"/>EJML2Matrix(pinvMat) <text:s text:c="2"/>// return the pseudo-inverse as a Matrix</text:p>
      <text:p text:style-name="P36">}</text:p>
      <text:p text:style-name="P36"/>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2377_1949149028"/>Transforming GroovyLab scripts to standalone applications<text:bookmark-end text:name="__RefHeading___Toc32377_1949149028"/></text:h>
      <text:p text:style-name="Text_20_body"/>
      <text:p text:style-name="P78">One of the important advantages of GroovyLab is that the scripts can be converted easily to <text:soft-page-break/>standalone applications, i.e. applications that run on the plain Java platform, without requiring the GroovyLab environment. We illustrate the way to achieve that by means of an example</text:p>
      <text:p text:style-name="Text_20_body"/>
      <text:p text:style-name="Text_20_body">Suppose that we have the following GroovySci script:</text:p>
      <text:p text:style-name="Text_20_body"><text:bookmark-start text:name="__DdeLink__34944_443707396"/></text:p>
      <text:p text:style-name="P36"><text:s/>def <text:s/>t = inc(0, 0.01, 10)</text:p>
      <text:p text:style-name="P36"><text:s/>def <text:s/>x = sin(0.23*t)+9.8*cos(1.12*t)</text:p>
      <text:p text:style-name="P36"><text:s/>plot(t,x)</text:p>
      <text:p text:style-name="Text_20_body"><text:bookmark-end text:name="__DdeLink__34944_443707396"/></text:p>
      <text:p text:style-name="Text_20_body">We want to run that as a <text:span text:style-name="T62">standalone application</text:span>.</text:p>
      <text:p text:style-name="Text_20_body"/>
      <text:p text:style-name="P78">The first step is to choose from the <text:span text:style-name="T62">Application </text:span>menu the <text:s/><text:span text:style-name="T62">Create stand alone application from the GroovySci script code </text:span><text:s/>option that transforms the Script to standalone application. GroovyLab asks for the name of the class that will wrap the script code, suppose that we use e.g. <text:span text:style-name="T62">plots</text:span>. Also a shell script file named with an extension .sh on Unix like systems and .bat on Windows, is created automatically. That file can be used to execute the application directly from the operating system without GroovyLab. </text:p>
      <text:p text:style-name="Text_20_body">GroovyLab compiles automatically the generated Groovy code that wraps our GroovySci script and produces a corresponding class file on disk.</text:p>
      <text:p text:style-name="Text_20_body"/>
      <text:p text:style-name="Text_20_body">The second (and final) step is to run our standalone application using the script file, e.g. </text:p>
      <text:p text:style-name="P71">sh plots.sh</text:p>
      <text:p text:style-name="Text_20_body"/>
      <text:p text:style-name="P78">If we need to run our application (e.g. the <text:span text:style-name="T62">plots </text:span>application), to an arbitrary directory, we should be careful to copy the <text:span text:style-name="T62">plots.sh </text:span>script, the <text:span text:style-name="T62">plots.class </text:span>compiled class, and the <text:span text:style-name="T62">lib </text:span>directory also. The <text:soft-page-break/>later directory is required, since it contains the GroovyLab's libraries and the Groovy .jar file.</text:p>
      <text:p text:style-name="P78"/>
      <text:p text:style-name="P78"/>
      <text:p text:style-name="P78"/>
      <text:p text:style-name="P78"/>
      <text:p text:style-name="P78"/>
      <text:p text:style-name="P78"/>
      <text:p text:style-name="P78"/>
      <text:h text:style-name="Heading_20_1" text:outline-level="1"><text:bookmark-start text:name="__RefHeading___Toc32379_1949149028"/><text:alphabetical-index-mark-start text:id="IMark66351864"/>Wavelets<text:alphabetical-index-mark-end text:id="IMark66351864"/> with GroovyLab<text:bookmark-end text:name="__RefHeading___Toc32379_1949149028"/></text:h>
      <text:p text:style-name="P78"/>
      <text:p text:style-name="P78">We present one way to work with <text:span text:style-name="T62">Wavelets </text:span><text:span text:style-name="T63">in GroovyLab. </text:span></text:p>
      <text:p text:style-name="P78">The first step is to download the <text:span text:style-name="T62">jWave.jar </text:span>toolbox and to install as a GroovyLab toolbox. This is easily accomplished with the <text:span text:style-name="T62">GroovySci toolboxes tab</text:span>. In essence this step creates a new GroovyShell, that keeps the variable binding of the previous GroovyShell, while extending the classpath with the new toolboxes.</text:p>
      <text:p text:style-name="P78"/>
      <text:p text:style-name="P78">We can now proceed in using the toolbox with some examples. </text:p>
      <text:p text:style-name="P78"/>
      <text:p text:style-name="P78"/>
      <text:p text:style-name="P89">Example 1 - <text:alphabetical-index-mark-start text:id="IMark62920952"/>Daubechies wavelet<text:alphabetical-index-mark-end text:id="IMark62920952"/> with the <text:alphabetical-index-mark-start text:id="IMark59568504"/>jWave toolbox<text:alphabetical-index-mark-end text:id="IMark59568504"/></text:p>
      <text:p text:style-name="P38"/>
      <text:p text:style-name="P38"><text:bookmark-start text:name="__DdeLink__35870_443707396"/>// import the relevant material from the jWave toolbox</text:p>
      <text:p text:style-name="P38"><text:soft-page-break/>import <text:s/>math.transform.jwave.handlers.wavelets.*</text:p>
      <text:p text:style-name="P38">import <text:s/>math.transform.jwave.handlers.*</text:p>
      <text:p text:style-name="P38"/>
      <text:p text:style-name="P38">// create a Daubechies Wavelet</text:p>
      <text:p text:style-name="P38">daubWav = new Daub03()</text:p>
      <text:p text:style-name="P38"/>
      <text:p text:style-name="P38">// create a synthetic signal and inject to it some noise</text:p>
      <text:p text:style-name="P38">N= 40000</text:p>
      <text:p text:style-name="P38">F1 = 23.4; F2 = 0.45; F3= 9.8;</text:p>
      <text:p text:style-name="P38">taxis <text:s/>= inc(0, 5/N, 5-5/N)</text:p>
      <text:p text:style-name="P38">sig = 2.5*sin(F1*taxis)+8.9*cos(F2*taxis)-9.8*sin(F3*taxis)</text:p>
      <text:p text:style-name="P38">rndSig = rand(1,N)</text:p>
      <text:p text:style-name="P38">sigAll = sig+rndSig</text:p>
      <text:p text:style-name="P38"/>
      <text:p text:style-name="P38"/>
      <text:p text:style-name="P38">// create a FWT object</text:p>
      <text:p text:style-name="P38">fwtObj = new FastWaveletTransform(daubWav)</text:p>
      <text:p text:style-name="P38"/>
      <text:p text:style-name="P38">// perform a Fast Wavelet Transform with the Daubechies Wavelet</text:p>
      <text:p text:style-name="P38">transfSig = fwtObj.forwardWavelet(sigAll.getv())</text:p>
      <text:p text:style-name="P38"/>
      <text:p text:style-name="P38">// plot the results</text:p>
      <text:p text:style-name="P38"><text:soft-page-break/>figure(1); subplot(2,1,1); plot(sigAll); title("A Signal with Noise");</text:p>
      <text:p text:style-name="P38">subplot(2,1,2); plot(transfSig); title("Wavelet Transformed")</text:p>
      <text:p text:style-name="P38"/>
      <text:p text:style-name="P78"/>
      <text:h text:style-name="P361" text:outline-level="1"><text:bookmark-end text:name="__DdeLink__35870_443707396"/><text:bookmark-start text:name="__RefHeading___Toc32381_1949149028"/><text:alphabetical-index-mark-start text:id="IMark65695752"/>Sparse Matrix<text:alphabetical-index-mark-end text:id="IMark65695752"/> class based on MTJ Sparse Matrices.<text:bookmark-end text:name="__RefHeading___Toc32381_1949149028"/></text:h>
      <text:p text:style-name="P78"/>
      <text:p text:style-name="P78"/>
      <text:p text:style-name="P78">MTJ offers many sparse matrix classes and associated iterative algorithms for the solution of classical problems. </text:p>
      <text:p text:style-name="P78"/>
      <text:p text:style-name="P78">GroovyLab started to implement a higher-level interface to this functionality. For example, the CCMatrix class implements a Sparse class based on the Compressed Column Storage format of MTJ.</text:p>
      <text:p text:style-name="P78"/>
      <text:p text:style-name="P89">Example of <text:alphabetical-index-mark-start text:id="IMark61054856"/>Compressed Column Storage format<text:alphabetical-index-mark-end text:id="IMark61054856"/></text:p>
      <text:p text:style-name="P78"/>
      <text:p text:style-name="P78">Here is an example illustrating some basic operations.</text:p>
      <text:p text:style-name="P38"/>
      <text:p text:style-name="P38"><text:bookmark-start text:name="__DdeLink__28831_506415693"/>import no.uib.cipr.matrix.*</text:p>
      <text:p text:style-name="P38">import no.uib.cipr.matrix.sparse.*</text:p>
      <text:p text:style-name="P38"/>
      <text:p text:style-name="P38"/>
      <text:p text:style-name="P38">nrows = 10; ncols = 10;</text:p>
      <text:p text:style-name="P38">d = new double[nrows][ncols]</text:p>
      <text:p text:style-name="P38">d[2][3] = 10</text:p>
      <text:p text:style-name="P38"><text:soft-page-break/>d[4][4] = 44</text:p>
      <text:p text:style-name="P38">// create a sparse matrix from the double [][] array</text:p>
      <text:p text:style-name="P38">sd = new CCMatrix(d)</text:p>
      <text:p text:style-name="P38"/>
      <text:p text:style-name="P38">d[3][5] =35</text:p>
      <text:p text:style-name="P38">sd2 = new CCMatrix(d)</text:p>
      <text:p text:style-name="P38"/>
      <text:p text:style-name="P38">// set an entry using putAt</text:p>
      <text:p text:style-name="P38">sd.putAt(2, 1, 21)</text:p>
      <text:p text:style-name="P38"/>
      <text:p text:style-name="P38">// get entries using implicitly getAt</text:p>
      <text:p text:style-name="P38">elem2_1 = sd[2,1]</text:p>
      <text:p text:style-name="P38">elem2_2 = sd[2,2]</text:p>
      <text:p text:style-name="P38"/>
      <text:p text:style-name="P38"/>
      <text:p text:style-name="P38">// test matrix addition</text:p>
      <text:p text:style-name="P38">sd1 <text:s/>= sd+sd2</text:p>
      <text:p text:style-name="P38">sd</text:p>
      <text:p text:style-name="P38">sd1</text:p>
      <text:p text:style-name="P38"/>
      <text:p text:style-name="P38">sd10 = sd*100</text:p>
      <text:p text:style-name="P38">sd10</text:p>
      <text:p text:style-name="P38"><text:soft-page-break/></text:p>
      <text:p text:style-name="P38">sdd = sd1-sd1</text:p>
      <text:p text:style-name="P38"/>
      <text:p text:style-name="P78"><text:bookmark-end text:name="__DdeLink__28831_506415693"/></text:p>
      <text:p text:style-name="P89">Another example of <text:alphabetical-index-mark-start text:id="IMark64800584"/>solving sparse systems<text:alphabetical-index-mark-end text:id="IMark64800584"/> </text:p>
      <text:p text:style-name="P78"/>
      <text:p text:style-name="P38">filename = "C:\\matrixData\\t1"</text:p>
      <text:p text:style-name="P38"/>
      <text:p text:style-name="P38"><text:s text:c="2"/>// load the sparse matrix stored in triplet format</text:p>
      <text:p text:style-name="P38"><text:s/>A = <text:s text:c="3"/>loadSparse("L:\\NBProjects\\CSPARSEJ\\CSparseJ\\matrix\\t1") <text:s/></text:p>
      <text:p text:style-name="P38"><text:s text:c="3"/></text:p>
      <text:p text:style-name="P38">b = vrand(A.Nrows).getv()</text:p>
      <text:p text:style-name="P38"/>
      <text:p text:style-name="P38">x = solve(A, b) <text:s text:c="2"/>// solve the system with the CSparse method</text:p>
      <text:p text:style-name="P38"/>
      <text:p text:style-name="P38">Ad = SparseToDoubleArray(A) <text:s/>// convert to double array</text:p>
      <text:p text:style-name="P38"/>
      <text:p text:style-name="P38">residual = Ad*x - b <text:s/>// verify: should be near zero</text:p>
      <text:p text:style-name="P38"/>
      <text:p text:style-name="P38"/>
      <text:p text:style-name="P38"><text:s text:c="3"/>// convert to an MTJ CCMatrix</text:p>
      <text:p text:style-name="P38"><text:s/>ccms = <text:s text:c="3"/>CSparseToCCMatrix(A)</text:p>
      <text:p text:style-name="P38"><text:soft-page-break/></text:p>
      <text:p text:style-name="P38"><text:s/>xmtj = solve(ccms, b) // solve with the MTJ based iterative solver</text:p>
      <text:p text:style-name="P38"/>
      <text:p text:style-name="P38">xmtj-x <text:s/>// verify that the two solutions are equal</text:p>
      <text:p text:style-name="P38"/>
      <text:h text:style-name="Heading_20_1" text:outline-level="1"><text:bookmark-start text:name="__RefHeading___Toc32383_1949149028"/>Sparse Matrix support with the Sparse Class .<text:bookmark-end text:name="__RefHeading___Toc32383_1949149028"/></text:h>
      <text:p text:style-name="P78"/>
      <text:p text:style-name="P78"/>
      <text:p text:style-name="P73">ATTENTION: this class is in development, features are not yet stable!! </text:p>
      <text:p text:style-name="P78"/>
      <text:p text:style-name="P78">GroovyLab integrates support for sparse matrices based on the CSparse implementation of Timothy A. Davis, translated to Java by Piotr Wendykier. We describe here some sparse matrix operations by means of examples.</text:p>
      <text:p text:style-name="P78"/>
      <text:p text:style-name="P78"/>
      <text:p text:style-name="P89">Handling sparse matrices</text:p>
      <text:p text:style-name="P78"/>
      <text:p text:style-name="P78">Suppose that we have a sparse matrix that is stored in a file in triplet format, e.g. the first entry: </text:p>
      <text:p text:style-name="P78"><text:span text:style-name="T43">2 2 3.0</text:span>, <text:s/>means <text:span text:style-name="T43">a[2,2] = 3.0</text:span>. The file that stores the matrix suppose that it has the following contents:</text:p>
      <text:p text:style-name="P78"/>
      <text:p text:style-name="P38">2 2 3.0</text:p>
      <text:p text:style-name="P38"><text:soft-page-break/>1 0 3.1</text:p>
      <text:p text:style-name="P38">3 3 1.0</text:p>
      <text:p text:style-name="P38">0 2 3.2</text:p>
      <text:p text:style-name="P38">1 1 2.9</text:p>
      <text:p text:style-name="P38">3 0 3.5</text:p>
      <text:p text:style-name="P38">3 1 0.4</text:p>
      <text:p text:style-name="P38">1 3 0.9</text:p>
      <text:p text:style-name="P38">0 0 4.5</text:p>
      <text:p text:style-name="P38">2 1 1.7</text:p>
      <text:p text:style-name="P78"/>
      <text:p text:style-name="P78">Suppose that we store the matrix in a file: <text:s/><text:span text:style-name="T43">/home/sp/NBProjects/csparseJ/CSparseJ/matrix/t1</text:span></text:p>
      <text:p text:style-name="P78"/>
      <text:p text:style-name="P78">The command to load the sparse matrix is: </text:p>
      <text:p text:style-name="P35"><text:s/>s = loadSparse("/home/sp/NBProjects/csparseJ/CSparseJ/matrix/t1")</text:p>
      <text:p text:style-name="P78"><text:s text:c="3"/></text:p>
      <text:p text:style-name="P78">We can display its contents with: </text:p>
      <text:p text:style-name="P78"/>
      <text:p text:style-name="P78"/>
      <text:p text:style-name="P38">s.print()</text:p>
      <text:p text:style-name="P38">s.display()</text:p>
      <text:p text:style-name="P38"/>
      <text:p text:style-name="P78">The former prints the contents in the format close to the internal representation while the later in a two-dimensional array format.</text:p>
      <text:p text:style-name="P78"><text:soft-page-break/></text:p>
      <text:p text:style-name="P78">We can access an element of the sparse matrix as usual, e.g. </text:p>
      <text:p text:style-name="P38"><text:s/>s22 = s[2,2]</text:p>
      <text:p text:style-name="P38"/>
      <text:p text:style-name="P78">takes the corresponding element of the matrix.</text:p>
      <text:p text:style-name="P78"/>
      <text:p text:style-name="P78">We can also assign new values, e.g. </text:p>
      <text:p text:style-name="P38">s.putAt(1,2, 12)</text:p>
      <text:p text:style-name="P78"/>
      <text:p text:style-name="P78">We can add and multiply two sparse matrices as usual </text:p>
      <text:p text:style-name="P38"><text:s/>s2 = s+s</text:p>
      <text:p text:style-name="P38"><text:s/>sMs = s*s</text:p>
      <text:p text:style-name="P38"/>
      <text:p text:style-name="P78">We can convert the sparse matrix to a double [][] array, as </text:p>
      <text:p text:style-name="P38"><text:s text:c="2"/>ds = toDouble(s)</text:p>
      <text:p text:style-name="P78"/>
      <text:p text:style-name="P78">The transpose of a sparse matrix is obtained with the <text:span text:style-name="T43">sparse_t </text:span>routine: </text:p>
      <text:p text:style-name="P38"><text:s/>ts = sparse_t(s)</text:p>
      <text:p text:style-name="P78"/>
      <text:p text:style-name="P78"><text:s/>We can add and multiply at a sparse matrix a number, e.g. </text:p>
      <text:p text:style-name="P38">s10 = s+10</text:p>
      <text:p text:style-name="P38">sm10 = s*10</text:p>
      <text:p text:style-name="P78"><text:soft-page-break/></text:p>
      <text:p text:style-name="P78">We can convert a double [][] to a sparse matrix, e.g. </text:p>
      <text:p text:style-name="P78"/>
      <text:p text:style-name="P38">da = new double[10][20]</text:p>
      <text:p text:style-name="P38">da[1][2] = 12</text:p>
      <text:p text:style-name="P38">da[2][1] = 21</text:p>
      <text:p text:style-name="P38">dasparse = fromDoubleArray(da)</text:p>
      <text:p text:style-name="P38"/>
      <text:p text:style-name="P78"/>
      <text:p text:style-name="P38">We can negate a sparse matrix: </text:p>
      <text:p text:style-name="P38">sm = -s</text:p>
      <text:p text:style-name="P78"/>
      <text:p text:style-name="P78">We can also add/subtract/multiply to a number a Sparse matrix:</text:p>
      <text:p text:style-name="P38">sm10a = 10+s</text:p>
      <text:p text:style-name="P38">sm10s = 10-s</text:p>
      <text:p text:style-name="P38">sm10m = 10*s</text:p>
      <text:p text:style-name="P78"/>
      <text:p text:style-name="P78">Applying a closure to all the elements of a sparse matrix can be very convenient:</text:p>
      <text:p text:style-name="P38">// define a closure cube that performs x^3</text:p>
      <text:p text:style-name="P38"><text:s/>cube= { a -&gt; return (double)a*(double)a*(double)a}</text:p>
      <text:p text:style-name="P38"/>
      <text:p text:style-name="P38">// map the closure to all the elements of the sparse matrix</text:p>
      <text:p text:style-name="P38"><text:soft-page-break/><text:s/>scube = s.map(cube)</text:p>
      <text:p text:style-name="P38"/>
      <text:p text:style-name="P38">// display the matrix</text:p>
      <text:p text:style-name="P38"><text:s/>scube.display()</text:p>
      <text:p text:style-name="P38"/>
      <text:p text:style-name="P78"/>
      <text:p text:style-name="P78"/>
      <text:h text:style-name="P361" text:outline-level="1"><text:bookmark-start text:name="__RefHeading___Toc32385_1949149028"/><text:s/><text:alphabetical-index-mark-start text:id="IMark62647480"/>Compatibility with Matlab<text:alphabetical-index-mark-end text:id="IMark62647480"/> .mat file format<text:bookmark-end text:name="__RefHeading___Toc32385_1949149028"/></text:h>
      <text:p text:style-name="P78"/>
      <text:p text:style-name="P78">GroovySci provides limited support for loading/saving to Matlab .mat file format. We describe the basic routines by means of examples.</text:p>
      <text:p text:style-name="P78"/>
      <text:p text:style-name="P89">Examples </text:p>
      <text:p text:style-name="P78"/>
      <text:p text:style-name="P78">We can save individual GroovySci variables to .mat files. These variables should be of types double[], double [][], Vec, Matrix. For example:</text:p>
      <text:p text:style-name="P78"/>
      <text:p text:style-name="P38"/>
      <text:p text:style-name="P38"><text:s/>// <text:s text:c="3"/>save a Matrix <text:s text:c="3"/></text:p>
      <text:p text:style-name="P38"><text:s text:c="7"/>t = inc(1,1, 1000)</text:p>
      <text:p text:style-name="P38"><text:s text:c="7"/>x = sin(0.12*t)</text:p>
      <text:p text:style-name="P38"><text:s text:c="7"/>matFileName = "testMatrixX"</text:p>
      <text:p text:style-name="P38"><text:s text:c="7"/>save(matFileName, "x")</text:p>
      <text:p text:style-name="P38"><text:s text:c="6"/></text:p>
      <text:p text:style-name="P38"><text:s/>// <text:s text:c="4"/>save <text:s/>a Vector</text:p>
      <text:p text:style-name="P38"><text:s text:c="6"/>vt = vinc(0, 0.01, 10)</text:p>
      <text:p text:style-name="P38"><text:s text:c="6"/>vx = sin(2.3*vt)</text:p>
      <text:p text:style-name="P38"><text:s text:c="6"/>vecFileName = "testVecX"</text:p>
      <text:p text:style-name="P38"><text:s text:c="6"/>save(vecFileName, "vx")</text:p>
      <text:p text:style-name="P78"><text:soft-page-break/><text:s text:c="10"/></text:p>
      <text:p text:style-name="P78"/>
      <text:p text:style-name="P78">We can also save all the variables of types double[], double [][], Vec, Matrix to a .mat file. For example: </text:p>
      <text:p text:style-name="P78"/>
      <text:p text:style-name="P38"/>
      <text:p text:style-name="P38"><text:s text:c="6"/>// define a Matrix</text:p>
      <text:p text:style-name="P38"><text:s text:c="7"/>t = inc(1,1, 1000)</text:p>
      <text:p text:style-name="P38"><text:s text:c="7"/>x = sin(0.12*t)</text:p>
      <text:p text:style-name="P38"><text:s text:c="6"/></text:p>
      <text:p text:style-name="P38"><text:s text:c="6"/>// define a Vector</text:p>
      <text:p text:style-name="P38"><text:s text:c="6"/>vt = vinc(0, 0.01, 10)</text:p>
      <text:p text:style-name="P38"><text:s text:c="6"/>vx = sin(2.3*vt)</text:p>
      <text:p text:style-name="P38"/>
      <text:p text:style-name="P38"><text:s text:c="6"/>varsFileName = "testAllVars"</text:p>
      <text:p text:style-name="P38"><text:s text:c="6"/>save(varsFileName)</text:p>
      <text:p text:style-name="P78"><text:s text:c="10"/></text:p>
      <text:p text:style-name="P78"/>
      <text:p text:style-name="P78"/>
      <text:p text:style-name="P78">We can load all the saved variables from a .mat file with the load command as the following example illustrates:</text:p>
      <text:p text:style-name="P78"/>
      <text:p text:style-name="P38">load("testAllVars.mat")</text:p>
      <text:p text:style-name="P78"><text:soft-page-break/></text:p>
      <text:p text:style-name="P78"/>
      <text:h text:style-name="P361" text:outline-level="1"><text:bookmark-start text:name="__RefHeading___Toc32387_1949149028"/>Using <text:alphabetical-index-mark-start text:id="IMark62209960"/>JTransforms<text:alphabetical-index-mark-end text:id="IMark62209960"/> from GroovyLab.<text:bookmark-end text:name="__RefHeading___Toc32387_1949149028"/></text:h>
      <text:p text:style-name="P78"/>
      <text:p text:style-name="P78"/>
      <text:p text:style-name="P78"><text:span text:style-name="T62">Jtransforms </text:span>of Piotr Wendykier, is a powerful Java library for Fourier transforms, integrated within the source of GroovyLab. We present here some examples of its use.</text:p>
      <text:p text:style-name="P78"/>
      <text:p text:style-name="P78"/>
      <text:p text:style-name="P89">Real FFT Example </text:p>
      <text:p text:style-name="P78"/>
      <text:p text:style-name="P38"/>
      <text:p text:style-name="P38">N = 2 **13</text:p>
      <text:p text:style-name="P38"/>
      <text:p text:style-name="P38">dfft = new edu.emory.mathcs.jtransforms.fft.DoubleFFT_1D(N )</text:p>
      <text:p text:style-name="P38"/>
      <text:p text:style-name="P38">data = new double[N]</text:p>
      <text:p text:style-name="P38">cpdata = new double[N]</text:p>
      <text:p text:style-name="P38">recons = new double[2*N]</text:p>
      <text:p text:style-name="P38"/>
      <text:p text:style-name="P38">// create a signal</text:p>
      <text:p text:style-name="P38">for (k in 0..N-1)</text:p>
      <text:p text:style-name="P38"><text:s text:c="2"/>data[k] = 8.9*sin(0.0023*k)+18.9*cos(0.0223*k)+0.02*Math.random()</text:p>
      <text:p text:style-name="P38"><text:soft-page-break/><text:s text:c="2"/></text:p>
      <text:p text:style-name="P38"><text:s text:c="2"/>// copy it</text:p>
      <text:p text:style-name="P38">for (k in 0..N-1)</text:p>
      <text:p text:style-name="P38"><text:s text:c="2"/>cpdata[k] = data[k]</text:p>
      <text:p text:style-name="P38"><text:s text:c="2"/></text:p>
      <text:p text:style-name="P38"><text:s text:c="2"/>// perform a real FFT</text:p>
      <text:p text:style-name="P38">dfft.realForward(data) <text:s/></text:p>
      <text:p text:style-name="P38">for (k in 0..N-1)</text:p>
      <text:p text:style-name="P38"><text:s text:c="2"/>recons[k] = data[k]</text:p>
      <text:p text:style-name="P38"/>
      <text:p text:style-name="P38"/>
      <text:p text:style-name="P38">// perform an inverse FFT</text:p>
      <text:p text:style-name="P38">dfft.realInverseFull(recons, true)</text:p>
      <text:p text:style-name="P38"><text:s text:c="2"/></text:p>
      <text:p text:style-name="P38"><text:s text:c="2"/></text:p>
      <text:p text:style-name="P38"><text:s text:c="2"/>figure(1); subplot(3,1,1); plot(cpdata, "original");</text:p>
      <text:p text:style-name="P38"><text:s text:c="2"/></text:p>
      <text:p text:style-name="P38"><text:s text:c="2"/>validrecons = new double[N]</text:p>
      <text:p text:style-name="P38">for (k in 0..N-1)</text:p>
      <text:p text:style-name="P38"><text:s text:c="2"/>validrecons[k] = recons[k]</text:p>
      <text:p text:style-name="P38"><text:s text:c="2"/></text:p>
      <text:p text:style-name="P38"><text:s text:c="2"/>subplot(3,1,2); plot(data, "FFT")</text:p>
      <text:p text:style-name="P38"><text:soft-page-break/><text:s text:c="2"/></text:p>
      <text:p text:style-name="P38"><text:s text:c="2"/>subplot(3,1,3); plot(validrecons, "reconstructed")</text:p>
      <text:p text:style-name="P38"><text:s text:c="2"/></text:p>
      <text:p text:style-name="P38"/>
      <text:p text:style-name="P78"/>
      <text:p text:style-name="P131"/>
      <text:h text:style-name="Heading_20_1" text:outline-level="1"><text:bookmark-start text:name="__RefHeading___Toc32389_1949149028"/>Ref<text:bookmark-start text:name="__DdeLink__3570_355628903"/>erences:<text:bookmark-end text:name="__RefHeading___Toc32389_1949149028"/></text:h>
      <text:p text:style-name="P7"/>
      <text:p text:style-name="P12">[<text:variable-get text:name="Cam06" style:data-style-name="N0">1</text:variable-get>] Stephen L. Campbell, Jean-Philippe Chancelier, Ramine Nikoukhah, <text:span text:style-name="T43">Modeling and Simulation in Scilab/Scicos</text:span>, Springer, 2006</text:p>
      <text:p text:style-name="P8">[<text:variable-get text:name="Hor05" style:data-style-name="N0">2</text:variable-get>] Cay Horstmann, Gary Cornell, <text:span text:style-name="T43">Core Java 2</text:span>, Vol I <text:s/>Fundamentals, Vol II - Advanced Techniques. Sun Microsystems Press, 8th edition, 2008</text:p>
      <text:p text:style-name="P9">[<text:variable-get text:name="Cho05" style:data-style-name="N0">3</text:variable-get>] Norman Chonacky, David Winch, <text:span text:style-name="T43">3Ms for Instruction: Reviews of Maple, Mathematica and MATLAB</text:span>, <text:span text:style-name="T3"><text:s/>IEEE Computing in Science and Engineering (CISE)</text:span>, May/June 2005, Part I, pp. 7-13</text:p>
      <text:p text:style-name="P12">[<text:variable-get text:name="Cho05_2" style:data-style-name="N0">4</text:variable-get>] Norman Chonacky, David Winch, <text:span text:style-name="T43">3Ms for Instruction: Reviews of Maple, Mathematica and MATLAB</text:span>, <text:span text:style-name="T47"><text:s/>IEEE Computing in Science and Engineering (CISE)</text:span>, July/August 2005, Part II, pp. 14-23</text:p>
      <text:p text:style-name="P12">[<text:variable-get text:name="Eat02" style:data-style-name="N0">5</text:variable-get>] <text:s/>John W. Eaton, "<text:span text:style-name="T43">GNU Octave Manual</text:span>, Network Theory Ltd, 2002</text:p>
      <text:p text:style-name="P16"><text:span text:style-name="T5">[</text:span><text:span text:style-name="T5"><text:variable-get text:name="Hig05" style:data-style-name="N0">6</text:variable-get></text:span><text:span text:style-name="T5">] Desmond J. Higham, Nicholas J. Higham, </text:span><text:span text:style-name="T4">MATLAB Guide</text:span><text:span text:style-name="T5">, Second Edition, SIAM Computational Mathematics, 2005</text:span></text:p>
      <text:p text:style-name="P10"><text:span text:style-name="T67">[</text:span><text:span text:style-name="T67"><text:variable-get text:name="Pap07" style:data-style-name="N0">7</text:variable-get></text:span><text:span text:style-name="T67">] S. Papadimitriou, </text:span><text:span text:style-name="T46">Scientific programming with Java classes supported with a scripting interpreter</text:span><text:span text:style-name="T67">, IET Software, 1, (2), pp. 48 - 56, 2007</text:span></text:p>
      <text:p text:style-name="P14"><text:span text:style-name="T8">[</text:span><text:span text:style-name="T8"><text:variable-get text:name="Pap08" style:data-style-name="N0">8</text:variable-get></text:span><text:span text:style-name="T8">] Papadimitriou S, Terzidis K., </text:span><text:span text:style-name="T9">jLab: Integrating a scripting interpreter with Java technology for flexible and efficient scientific computation</text:span><text:span text:style-name="T8">, Computer Languages, Systems &amp; Structures </text:span><text:span text:style-name="T14">(2008), <text:s/></text:span><text:span text:style-name="T59">Elsevier, vol. 35, 2009, pp. 217–240</text:span></text:p>
      <text:p text:style-name="P12">[<text:variable-get text:name="Kon07" style:data-style-name="N0">9</text:variable-get>] Dierk Konig, Andrew Glover, Paul King, Guillaume Laforge, Jon Skeet, <text:span text:style-name="T43">Groovy In Action</text:span>, Manning Publications, 2007</text:p>
      <text:p text:style-name="P12">[<text:variable-get text:name="Hay09" style:data-style-name="N0">10</text:variable-get>] Simon Haykin, “Neural Netwo<text:span text:style-name="T43">rks </text:span><text:span text:style-name="T47">and Learning Machines”,</text:span><text:span text:style-name="T43"> </text:span><text:span text:style-name="T47">Third Edition,</text:span><text:span text:style-name="T43"> </text:span><text:span text:style-name="T47">Pearson Education, </text:span><text:span text:style-name="T43">2009</text:span> </text:p>
      <text:p text:style-name="P12">[<text:variable-get text:name="Lau03" style:data-style-name="N0">11</text:variable-get>] Hang T. Lau, <text:span text:style-name="T43">A Numerical Library in Java for Scientists and Engineers</text:span>, Chapman &amp; Hall/CRC, 2003 </text:p>
      <text:p text:style-name="P12">[<text:variable-get text:name="Pre02" style:data-style-name="N0">12</text:variable-get>] William H. Press, Saul A. Teukolsky, William T. Vetterling, Brian P. Flannery, <text:s/><text:span text:style-name="T43">Numerical Recipes in C++, The Art of Scientific Computing, Second Edition</text:span>, Cambridge University Press, 2002 </text:p>
      <text:p text:style-name="P15">[<text:variable-get text:name="Aho07" style:data-style-name="N0">13</text:variable-get>] <text:span text:style-name="T8">Alfred Aho, Monica S. Lam, Ravi Sethi, Jefrey D. Ullman, Compilers, Principles, Techniques, &amp; Tools, Second </text:span><text:soft-page-break/><text:span text:style-name="T8">Edition, Addison-Wesley, 2007</text:span></text:p>
      <text:p text:style-name="P15"><text:span text:style-name="T8">[</text:span><text:span text:style-name="T8"><text:variable-get text:name="jLabCISE" style:data-style-name="N0">14</text:variable-get></text:span><text:span text:style-name="T8"> ] Stergios Papadimitriou, Konstantinos Terzidis, Seferina Mavroudi, Spiridon Likothanasis, “Scientific Scripting for the Java Platform with jLab”, IEEE Computing in Science and Engineering (CISE), July/August 2009, Vol. 11, No 4, pp. 50-60</text:span></text:p>
      <text:p text:style-name="P17"><text:span text:style-name="T1">[</text:span><text:span text:style-name="T1"><text:variable-get text:name="Wur" style:data-style-name="N0">15</text:variable-get></text:span><text:span text:style-name="T1">] Thomas Wurthinger, Christaian Wimmer, Hanspeter Mossenblock, “Array Bounds Check Elimiation for the Java Hotspot Client Compiler”, PPPJ 2007, September 5-7, 2007, Lijboa Portugal, ACM</text:span></text:p>
      <text:p text:style-name="P17"><text:span text:style-name="T1">[</text:span><text:span text:style-name="T1"><text:variable-get text:name="scalalabCISE" style:data-style-name="N0">16</text:variable-get></text:span><text:span text:style-name="T1">] <text:s/>Stergios Papadimitriou, Konstanti</text:span><text:span text:style-name="T2">nos Terzidis, Seferina Mavroudi, Spiridon Likothanasis, “</text:span><text:span text:style-name="Emphasis"><text:span text:style-name="T60">ScalaLab</text:span></text:span><text:span text:style-name="T60">: an effective scientific programming environment for the Java Platform based on the </text:span><text:span text:style-name="Emphasis"><text:span text:style-name="T60">Scala</text:span></text:span><text:span text:style-name="T60"> object-functional language”</text:span><text:span text:style-name="T1">, IEEE Computing in Science and Engineering (CISE), in print </text:span></text:p>
      <text:p text:style-name="P11"/>
      <text:p text:style-name="P11"/>
      <text:p text:style-name="P11"/>
      <text:p text:style-name="P11"/>
      <text:p text:style-name="P11"/>
      <text:p text:style-name="P11"/>
      <text:p text:style-name="P11"/>
      <text:h text:style-name="Heading_20_1" text:outline-level="1"><text:bookmark-end text:name="__DdeLink__3570_355628903"/><text:bookmark-start text:name="__RefHeading___Toc32391_1949149028"/><text:alphabetical-index-mark-start text:id="IMark65490120"/>Apache Common Maths<text:bookmark-end text:name="__RefHeading___Toc32391_1949149028"/><text:alphabetical-index-mark-end text:id="IMark65490120"/></text:h>
      <text:p text:style-name="Text_20_body"/>
      <text:p text:style-name="Text_20_body">The Apache Common Maths is a powerful library for scientific computing. We adapt here examples in GroovyLab.</text:p>
      <text:p text:style-name="P203">The statistics package provides frameworks and implementations for basic Descriptive statistics, frequency distributions, bivariate regression, and t-, chi-square and ANOVA test statistics.</text:p>
      <text:h text:style-name="P335" text:outline-level="3"><text:bookmark-start text:name="__RefHeading___Toc32393_1949149028"/><text:soft-page-break/><text:alphabetical-index-mark-start text:id="IMark66818792"/>Descriptive Statistics<text:span text:style-name="T96">tics</text:span><text:bookmark-end text:name="__RefHeading___Toc32393_1949149028"/><text:bookmark text:name="a1.2_Descriptive_statistics"/><text:alphabetical-index-mark-end text:id="IMark66818792"/></text:h>
      <text:p text:style-name="P194">The stat package includes a framework and default implementations for the following descriptive statistics:</text:p>
      <text:list xml:id="list621156647462482330" text:style-name="L11">
        <text:list-item>
          <text:p text:style-name="P297">arithmetic and geometric means</text:p>
        </text:list-item>
        <text:list-item>
          <text:p text:style-name="P297">variance and standard deviation</text:p>
        </text:list-item>
        <text:list-item>
          <text:p text:style-name="P297">sum, product, log sum, sum of squared values</text:p>
        </text:list-item>
        <text:list-item>
          <text:p text:style-name="P297">minimum, maximum, median, and percentiles</text:p>
        </text:list-item>
        <text:list-item>
          <text:p text:style-name="P297">skewness and kurtosis</text:p>
        </text:list-item>
        <text:list-item>
          <text:p text:style-name="P297">first, second, third and fourth moments</text:p>
        </text:list-item>
      </text:list>
      <text:p text:style-name="P194">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p>
      <text:p text:style-name="P209"><text:span text:style-name="T82">The top level interface is </text:span><text:a xlink:type="simple" xlink:href="http://commons.apache.org/proper/commons-math/apidocs/org/apache/commons/math3/stat/descriptive/UnivariateStatistic.html" text:style-name="Internet_20_link" text:visited-style-name="Visited_20_Internet_20_Link"><text:span text:style-name="T92">UnivariateStatistic</text:span></text:a><text:span text:style-name="T82">. This interface, implemented by all statistics, consists of </text:span><text:span text:style-name="Teletype"><text:span text:style-name="T82">evaluate()</text:span></text:span><text:span text:style-name="T82"> methods that take double[] arrays as arguments and return the value of the statistic. This interface is extended by </text:span><text:a xlink:type="simple" xlink:href="http://commons.apache.org/proper/commons-math/apidocs/org/apache/commons/math3/stat/descriptive/StorelessUnivariateStatistic.html" text:style-name="Internet_20_link" text:visited-style-name="Visited_20_Internet_20_Link"><text:span text:style-name="T92">StorelessUnivariateStatistic</text:span></text:a><text:span text:style-name="T82">, which adds </text:span><text:span text:style-name="Teletype"><text:span text:style-name="T82">increment(),</text:span></text:span><text:span text:style-name="T82"> </text:span><text:span text:style-name="Teletype"><text:span text:style-name="T82">getResult()</text:span></text:span><text:span text:style-name="T82"> and associated methods to support "storageless" implementations that maintain counters, sums or other state information as values are added using the </text:span><text:span text:style-name="Teletype"><text:span text:style-name="T82">increment()</text:span></text:span><text:span text:style-name="T82"> method.</text:span></text:p>
      <text:p text:style-name="P209"><text:span text:style-name="T82">Abstract implementations of the top level interfaces are provided in </text:span><text:a xlink:type="simple" xlink:href="http://commons.apache.org/proper/commons-math/apidocs/org/apache/commons/math3/stat/descriptive/AbstractUnivariateStatistic.html" text:style-name="Internet_20_link" text:visited-style-name="Visited_20_Internet_20_Link"><text:span text:style-name="T92">AbstractUnivariateStatistic</text:span></text:a><text:span text:style-name="T82"> and </text:span><text:a xlink:type="simple" xlink:href="http://commons.apache.org/proper/commons-math/apidocs/org/apache/commons/math3/stat/descriptive/AbstractStorelessUnivariateStatistic.html" text:style-name="Internet_20_link" text:visited-style-name="Visited_20_Internet_20_Link"><text:span text:style-name="T92">AbstractStorelessUnivariateStatistic</text:span></text:a><text:span text:style-name="T82"> respectively.</text:span></text:p>
      <text:p text:style-name="P209"><text:span text:style-name="T82">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convenient (and </text:span><text:soft-page-break/><text:span text:style-name="T82">efficient) to access them using the provided aggregates, </text:span><text:a xlink:type="simple" xlink:href="http://commons.apache.org/proper/commons-math/apidocs/org/apache/commons/math3/stat/descriptive/DescriptiveStatistics.html" text:style-name="Internet_20_link" text:visited-style-name="Visited_20_Internet_20_Link"><text:span text:style-name="T92">DescriptiveStatistics</text:span></text:a><text:span text:style-name="T82"> and </text:span><text:a xlink:type="simple" xlink:href="http://commons.apache.org/proper/commons-math/apidocs/org/apache/commons/math3/stat/descriptive/SummaryStatistics.html" text:style-name="Internet_20_link" text:visited-style-name="Visited_20_Internet_20_Link"><text:span text:style-name="T92">SummaryStatistics.</text:span></text:a></text:p>
      <text:p text:style-name="P209"><text:span text:style-name="Teletype"><text:span text:style-name="T82">DescriptiveStatistics</text:span></text:span><text:span text:style-name="T82"> maintains the input data in memory and has the capability of producing "rolling" statistics computed from a "window" consisting of the most recently added values.</text:span></text:p>
      <text:p text:style-name="P209"><text:span text:style-name="Teletype"><text:span text:style-name="T82">SummaryStatistics</text:span></text:span><text:span text:style-name="T82"> does not store the input data values in memory, so the statistics included in this aggregate are limited to those that can be computed in one pass through the data without access to the full array of valu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6">Aggregate</text:p>
          </table:table-cell>
          <table:table-cell table:style-name="Table1.A1" office:value-type="string">
            <text:p text:style-name="P186">Statistics Included</text:p>
          </table:table-cell>
          <table:table-cell table:style-name="Table1.A1" office:value-type="string">
            <text:p text:style-name="P186">Values stored?</text:p>
          </table:table-cell>
          <table:table-cell table:style-name="Table1.A1" office:value-type="string">
            <text:p text:style-name="P186">"Rolling" capability?</text:p>
          </table:table-cell>
        </table:table-row>
        <table:table-row>
          <table:table-cell table:style-name="Table1.A2" office:value-type="string">
            <text:p text:style-name="P177"><text:a xlink:type="simple" xlink:href="http://commons.apache.org/proper/commons-math/apidocs/org/apache/commons/math3/stat/descriptive/DescriptiveStatistics.html" text:style-name="Internet_20_link" text:visited-style-name="Visited_20_Internet_20_Link"><text:span text:style-name="T57">DescriptiveStatistics</text:span></text:a></text:p>
          </table:table-cell>
          <table:table-cell table:style-name="Table1.A2" office:value-type="string">
            <text:p text:style-name="P178">min, max, mean, geometric mean, n, sum, sum of squares, standard deviation, variance, percentiles, skewness, kurtosis, median</text:p>
          </table:table-cell>
          <table:table-cell table:style-name="Table1.A2" office:value-type="string">
            <text:p text:style-name="P178">Yes</text:p>
          </table:table-cell>
          <table:table-cell table:style-name="Table1.A2" office:value-type="string">
            <text:p text:style-name="P178">Yes</text:p>
          </table:table-cell>
        </table:table-row>
        <table:table-row>
          <table:table-cell table:style-name="Table1.A3" office:value-type="string">
            <text:p text:style-name="P177"><text:a xlink:type="simple" xlink:href="http://commons.apache.org/proper/commons-math/apidocs/org/apache/commons/math3/stat/descriptive/SummaryStatistics.html" text:style-name="Internet_20_link" text:visited-style-name="Visited_20_Internet_20_Link"><text:span text:style-name="T57">SummaryStatistics</text:span></text:a></text:p>
          </table:table-cell>
          <table:table-cell table:style-name="Table1.A3" office:value-type="string">
            <text:p text:style-name="P178">min, max, mean, geometric mean, n, sum, sum of squares, standard deviation, variance</text:p>
          </table:table-cell>
          <table:table-cell table:style-name="Table1.A3" office:value-type="string">
            <text:p text:style-name="P178">No</text:p>
          </table:table-cell>
          <table:table-cell table:style-name="Table1.A3" office:value-type="string">
            <text:p text:style-name="P178">No</text:p>
          </table:table-cell>
        </table:table-row>
      </table:table>
      <text:p text:style-name="P209"><text:span text:style-name="Teletype"><text:span text:style-name="T82">SummaryStatistics</text:span></text:span><text:span text:style-name="T82"> can be aggregated using </text:span><text:a xlink:type="simple" xlink:href="http://commons.apache.org/proper/commons-math/apidocs/org/apache/commons/math3/stat/descriptive/AggregateSummaryStatistics.html" text:style-name="Internet_20_link" text:visited-style-name="Visited_20_Internet_20_Link"><text:span text:style-name="T92">AggregateSummaryStatistics.</text:span></text:a><text:span text:style-name="T82"> This class can be used to concurrently gather statistics for multiple datasets as well as for a combined sample including all of the data.</text:span></text:p>
      <text:p text:style-name="P209"><text:span text:style-name="Teletype"><text:span text:style-name="T82">MultivariateSummaryStatistics</text:span></text:span><text:span text:style-name="T82"> is similar to </text:span><text:span text:style-name="Teletype"><text:span text:style-name="T82">SummaryStatistics</text:span></text:span><text:span text:style-name="T82"> but handles n-tuple values instead of scalar values. It can also compute the full covariance matrix for the input data.</text:span></text:p>
      <text:p text:style-name="P209"><text:span text:style-name="T82">Neither </text:span><text:span text:style-name="Teletype"><text:span text:style-name="T82">DescriptiveStatistics</text:span></text:span><text:span text:style-name="T82"> nor </text:span><text:span text:style-name="Teletype"><text:span text:style-name="T82">SummaryStatistics</text:span></text:span><text:span text:style-name="T82"> <text:s/>is thread-safe. </text:span><text:a xlink:type="simple" xlink:href="http://commons.apache.org/proper/commons-math/apidocs/org/apache/commons/math3/stat/descriptive/SynchronizedDescriptiveStatistics.html" text:style-name="Internet_20_link" text:visited-style-name="Visited_20_Internet_20_Link"><text:span text:style-name="T92">SynchronizedDescriptiveStatistics</text:span></text:a><text:span text:style-name="T92"> </text:span><text:span text:style-name="T82">and </text:span><text:a xlink:type="simple" xlink:href="http://commons.apache.org/proper/commons-math/apidocs/org/apache/commons/math3/stat/descriptive/SynchronizedSummaryStatistics.html" text:style-name="Internet_20_link" text:visited-style-name="Visited_20_Internet_20_Link"><text:span text:style-name="T92">SynchronizedSummaryStatistics</text:span></text:a><text:span text:style-name="T82">, respectively, provide thread-safe versions for applications that require concurrent access to statistical aggregates by </text:span><text:soft-page-break/><text:span text:style-name="T82">multiple threads. </text:span><text:a xlink:type="simple" xlink:href="http://commons.apache.org/proper/commons-math/apidocs/org/apache/commons/math3/stat/descriptive/SynchronizedMultiVariateSummaryStatistics.html" text:style-name="Internet_20_link" text:visited-style-name="Visited_20_Internet_20_Link"><text:span text:style-name="T92">SynchronizedMultivariateSummaryStatistics</text:span></text:a><text:span text:style-name="T92"> </text:span><text:span text:style-name="T82">provides thread-safe </text:span><text:span text:style-name="Teletype"><text:span text:style-name="T82">MultivariateSummaryStatistics.</text:span></text:span></text:p>
      <text:p text:style-name="P207"><text:span text:style-name="T82">There is also a utility class, </text:span><text:a xlink:type="simple" xlink:href="http://commons.apache.org/proper/commons-math/apidocs/org/apache/commons/math3/stat/StatUtils.html" text:style-name="Internet_20_link" text:visited-style-name="Visited_20_Internet_20_Link"><text:span text:style-name="T92">StatUtils</text:span></text:a><text:span text:style-name="T82">, that provides static methods for computing statistics directly from double[] arrays.</text:span></text:p>
      <text:p text:style-name="P192">Here are some examples showing how to compute Descriptive statistics.</text:p>
      <text:p text:style-name="P211"/>
      <text:p text:style-name="P210"/>
      <text:p text:style-name="Text_20_body">/<text:bookmark-start text:name="__DdeLink__30277_506415693"/>/ buffer the imports to execute step-wise</text:p>
      <text:p text:style-name="Text_20_body">i<text:bookmark-end text:name="__DdeLink__30277_506415693"/>mport org.apache.commons.math3.stat.descriptive.* <text:s text:c="2"/></text:p>
      <text:p text:style-name="Text_20_body"/>
      <text:p text:style-name="Text_20_body">// Get a DescriptiveStatistics instance</text:p>
      <text:p text:style-name="Text_20_body">stats = new DescriptiveStatistics()</text:p>
      <text:p text:style-name="Text_20_body">// Add the data from the array</text:p>
      <text:p text:style-name="Text_20_body"/>
      <text:p text:style-name="Text_20_body">inputArray = vrand(2000).getv()</text:p>
      <text:p text:style-name="Text_20_body">for (int i=0; i&lt;inputArray.length; i++)</text:p>
      <text:p text:style-name="Text_20_body"><text:s text:c="2"/>stats.addValue(inputArray[i])</text:p>
      <text:p text:style-name="Text_20_body"><text:s text:c="2"/></text:p>
      <text:p text:style-name="Text_20_body">// Compute some statistics</text:p>
      <text:p text:style-name="Text_20_body">mean = stats.getMean()</text:p>
      <text:p text:style-name="Text_20_body">std = stats.getStandardDeviation()</text:p>
      <text:p text:style-name="Text_20_body">median = stats.getPercentile(50);</text:p>
      <text:p text:style-name="Text_20_body"><text:soft-page-break/></text:p>
      <text:h text:style-name="Heading_20_3" text:outline-level="3"><text:bookmark-start text:name="__RefHeading___Toc32395_1949149028"/>Simple <text:alphabetical-index-mark-start text:id="IMark62647608"/>Regression<text:alphabetical-index-mark-end text:id="IMark62647608"/> <text:bookmark-end text:name="__RefHeading___Toc32395_1949149028"/></text:h>
      <text:p text:style-name="P209"><text:a xlink:type="simple" xlink:href="http://commons.apache.org/proper/commons-math/apidocs/org/apache/commons/math3/stat/regression/SimpleRegression.html" text:style-name="Internet_20_link" text:visited-style-name="Visited_20_Internet_20_Link"><text:span text:style-name="T92">Regression</text:span></text:a><text:span text:style-name="T82"> provides ordinary least squares regression with one independent variable estimating the linear model:</text:span></text:p>
      <text:p text:style-name="P207"><text:span text:style-name="Teletype"><text:span text:style-name="T82">y = intercept + slope * x</text:span></text:span></text:p>
      <text:p text:style-name="P192">or</text:p>
      <text:p text:style-name="P207"><text:span text:style-name="Teletype"><text:span text:style-name="T82">y = slope * x</text:span></text:span></text:p>
      <text:p text:style-name="P209"><text:span text:style-name="T82">Standard errors for </text:span><text:span text:style-name="Teletype"><text:span text:style-name="T82">intercept</text:span></text:span><text:span text:style-name="T82"> and </text:span><text:span text:style-name="Teletype"><text:span text:style-name="T82">slope</text:span></text:span><text:span text:style-name="T82"> are available as well as ANOVA, r-square and Pearson's r statistics.</text:span></text:p>
      <text:p text:style-name="P194">Observations (x,y pairs) can be added to the model one at a time or they can be provided in a 2-dimensional array. The observations are not stored in memory, so there is no limit to the number of observations that can be added to the model.</text:p>
      <text:p text:style-name="P192"><text:span text:style-name="T61">Usage Notes</text:span>:</text:p>
      <text:list xml:id="list8310508840771508375" text:style-name="L12">
        <text:list-item>
          <text:p text:style-name="P315"><text:span text:style-name="T82">When there are fewer than two observations in the model, or when there is no variation in the x values (i.e. all x values are the same) all statistics return </text:span><text:span text:style-name="Teletype"><text:span text:style-name="T82">NaN</text:span></text:span><text:span text:style-name="T82">. At least two observations with different x coordinates are requred to estimate a bivariate regression model.</text:span></text:p>
        </text:list-item>
        <text:list-item>
          <text:p text:style-name="P299">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p>
        </text:list-item>
        <text:list-item>
          <text:p text:style-name="P315"><text:span text:style-name="T82">The intercept term may be suppressed by passing </text:span><text:span text:style-name="Teletype"><text:span text:style-name="T82">false</text:span></text:span><text:span text:style-name="T82"> to the </text:span><text:a xlink:type="simple" xlink:href="http://commons.apache.org/proper/commons-math/apidocs/org/apache/commons/math3/stat/regression/SimpleRegression.html#SimpleRegressionboolean" text:style-name="Internet_20_link" text:visited-style-name="Visited_20_Internet_20_Link"><text:span text:style-name="T92">SimpleRegression(boolean)</text:span></text:a><text:span text:style-name="T82"> constructor. When the </text:span><text:span text:style-name="Teletype"><text:span text:style-name="T82">hasIntercept</text:span></text:span><text:span text:style-name="T82"> property is false, the model is estimated without a constant term and</text:span><text:span text:style-name="Teletype"><text:span text:style-name="T82">getIntercept()</text:span></text:span><text:span text:style-name="T82"> returns </text:span><text:span text:style-name="Teletype"><text:span text:style-name="T82">0</text:span></text:span><text:span text:style-name="T82">.</text:span></text:p>
        </text:list-item>
      </text:list>
      <text:p text:style-name="P192"><text:soft-page-break/><text:span text:style-name="T61">Implementation Notes</text:span>:</text:p>
      <text:list xml:id="list1600062126075164161" text:style-name="L13">
        <text:list-item>
          <text:p text:style-name="P300">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p>
        </text:list-item>
        <text:list-item>
          <text:p text:style-name="P317"><text:span text:style-name="T82">Inference statistics (confidence intervals, parameter significance levels) are based on on the assumption that the observations included in the model are drawn from a </text:span><text:a xlink:type="simple" xlink:href="http://mathworld.wolfram.com/BivariateNormalDistribution.html" text:style-name="Internet_20_link" text:visited-style-name="Visited_20_Internet_20_Link"><text:span text:style-name="T92">Bivariate Normal Distribution</text:span></text:a></text:p>
        </text:list-item>
      </text:list>
      <text:p text:style-name="P192">Here are some examples.</text:p>
      <text:p text:style-name="P214">Estimate a model based on observations added one at a time</text:p>
      <text:p text:style-name="P154">Instantiate a regression instance and add data points</text:p>
      <text:p text:style-name="P36"/>
      <text:p text:style-name="P36">// buffer the imports to execute step-wise</text:p>
      <text:p text:style-name="P36">import org.apache.commons.math3.stat.regression.*</text:p>
      <text:p text:style-name="P36"/>
      <text:p text:style-name="P36">regression = new SimpleRegression()</text:p>
      <text:p text:style-name="P36">regression.addData(1d, 2d)</text:p>
      <text:p text:style-name="P36">// At this point, with only one observation,</text:p>
      <text:p text:style-name="P36">// all regression statistics will return NaN</text:p>
      <text:p text:style-name="P36">regression.addData(3d, 3d)</text:p>
      <text:p text:style-name="P36">// With only two observations,</text:p>
      <text:p text:style-name="P36">// slope and intercept can be computed</text:p>
      <text:p text:style-name="P36"><text:soft-page-break/>// but inference statistics will return NaN</text:p>
      <text:p text:style-name="P36">regression.addData(3d, 3d)</text:p>
      <text:p text:style-name="P36">// Now all statistics are defined</text:p>
      <text:p text:style-name="P36"/>
      <text:p text:style-name="P36">// Compute some statistics based on observations added so far</text:p>
      <text:p text:style-name="P36">// displays intercept of regression line</text:p>
      <text:p text:style-name="P36">println(regression.getIntercept())</text:p>
      <text:p text:style-name="P36">// displays slope of regression line</text:p>
      <text:p text:style-name="P36">println( regression.getSlope())</text:p>
      <text:p text:style-name="P36">// displays slope standard error</text:p>
      <text:p text:style-name="P36">println(regression.getSlopeStdErr())</text:p>
      <text:p text:style-name="P36"/>
      <text:p text:style-name="P45">Use the regression model to predict the y value for a new x value.</text:p>
      <text:p text:style-name="P36">// displays predicted y value for x = 1.5</text:p>
      <text:p text:style-name="P36">println(regression.predict(1.5d))</text:p>
      <text:p text:style-name="P92"/>
      <text:p text:style-name="P262">More data points can be added and subsequent getXxx calls will incorporate additional data in statistics.</text:p>
      <text:p text:style-name="P214">Estimate a model from a double[][] array of data points</text:p>
      <text:p text:style-name="Text_20_body">Instantiate a regression o<text:span text:style-name="T43">bject and load dataset</text:span></text:p>
      <text:p text:style-name="P36"/>
      <text:p text:style-name="P36">data = [[ 1, 3 ], [2, 5 ], [3, 7 ], [4, 14 ], [5, 11 ]] as double[][]</text:p>
      <text:p text:style-name="P36"><text:soft-page-break/>regression = new SimpleRegression()</text:p>
      <text:p text:style-name="P36">regression.addData(data)</text:p>
      <text:p text:style-name="P238"><text:s text:c="10"/></text:p>
      <text:p text:style-name="P154">Estimate regression model based on data</text:p>
      <text:p text:style-name="P229"/>
      <text:p text:style-name="P229">// displays intercept of regression line</text:p>
      <text:p text:style-name="P229">println(regression.getIntercept())</text:p>
      <text:p text:style-name="P229"><text:s/>// displays slope of regression line</text:p>
      <text:p text:style-name="P229"><text:s/>println(regression.getSlope())</text:p>
      <text:p text:style-name="P229"><text:s/>// displays slope standard error</text:p>
      <text:p text:style-name="P229"><text:s/>println(regression.getSlopeStdErr())</text:p>
      <text:p text:style-name="P229"/>
      <text:p text:style-name="P262">More data points -- even another double[][] array -- can be added and subsequent getXxx calls will incorporate additional data in statistics.</text:p>
      <text:p text:style-name="P214">Estimate a model from a double[][] array of data points, <text:span text:style-name="T42">excluding</text:span> the intercept</text:p>
      <text:p text:style-name="P154">Instantiate a regression object and load dataset</text:p>
      <text:p text:style-name="P237"><text:span text:style-name="T106">double</text:span><text:span text:style-name="T97">[][]</text:span> data <text:span text:style-name="T97">=</text:span> <text:span text:style-name="T97">{</text:span> <text:span text:style-name="T97">{</text:span> <text:span text:style-name="T100">1</text:span><text:span text:style-name="T97">,</text:span> <text:span text:style-name="T100">3</text:span> <text:span text:style-name="T97">},</text:span> <text:span text:style-name="T97">{</text:span><text:span text:style-name="T100">2</text:span><text:span text:style-name="T97">,</text:span> <text:span text:style-name="T100">5</text:span> <text:span text:style-name="T97">},</text:span> <text:span text:style-name="T97">{</text:span><text:span text:style-name="T100">3</text:span><text:span text:style-name="T97">,</text:span> <text:span text:style-name="T100">7</text:span> <text:span text:style-name="T97">},</text:span> <text:span text:style-name="T97">{</text:span><text:span text:style-name="T100">4</text:span><text:span text:style-name="T97">,</text:span> <text:span text:style-name="T100">14</text:span> <text:span text:style-name="T97">},</text:span> <text:span text:style-name="T97">{</text:span><text:span text:style-name="T100">5</text:span><text:span text:style-name="T97">,</text:span> <text:span text:style-name="T100">11</text:span> <text:span text:style-name="T97">}};</text:span></text:p>
      <text:p text:style-name="P237"><text:span text:style-name="T110">SimpleRegression</text:span> regression <text:span text:style-name="T97">=</text:span> <text:span text:style-name="T106">new</text:span> <text:span text:style-name="T110">SimpleRegression</text:span><text:span text:style-name="T97">(</text:span><text:span text:style-name="T106">false</text:span><text:span text:style-name="T97">);</text:span></text:p>
      <text:p text:style-name="P233">//the argument, false, tells the class not to include a constant</text:p>
      <text:p text:style-name="P237">regression<text:span text:style-name="T97">.</text:span>addData<text:span text:style-name="T97">(</text:span>data<text:span text:style-name="T97">);</text:span></text:p>
      <text:p text:style-name="P238"><text:s text:c="10"/></text:p>
      <text:p text:style-name="P154">Estimate regression model based on data</text:p>
      <text:p text:style-name="P237"><text:span text:style-name="T110">System</text:span><text:span text:style-name="T97">.</text:span><text:span text:style-name="T106">out</text:span><text:span text:style-name="T97">.</text:span>println<text:span text:style-name="T97">(</text:span>regression<text:span text:style-name="T97">.</text:span>getIntercept<text:span text:style-name="T97">());</text:span></text:p>
      <text:p text:style-name="P233">// displays intercept of regression line, since we have constrained the constant, 0.0 is returned</text:p>
      <text:p text:style-name="P237"><text:span text:style-name="T110">System</text:span><text:span text:style-name="T97">.</text:span><text:span text:style-name="T106">out</text:span><text:span text:style-name="T97">.</text:span>println<text:span text:style-name="T97">(</text:span>regression<text:span text:style-name="T97">.</text:span>getSlope<text:span text:style-name="T97">());</text:span></text:p>
      <text:p text:style-name="P233">// displays slope of regression line</text:p>
      <text:p text:style-name="P237"><text:soft-page-break/><text:span text:style-name="T110">System</text:span><text:span text:style-name="T97">.</text:span><text:span text:style-name="T106">out</text:span><text:span text:style-name="T97">.</text:span>println<text:span text:style-name="T97">(</text:span>regression<text:span text:style-name="T97">.</text:span>getSlopeStdErr<text:span text:style-name="T97">());</text:span></text:p>
      <text:p text:style-name="P233">// displays slope standard error</text:p>
      <text:p text:style-name="P237"><text:span text:style-name="T110">System</text:span><text:span text:style-name="T97">.</text:span><text:span text:style-name="T106">out</text:span><text:span text:style-name="T97">.</text:span>println<text:span text:style-name="T97">(</text:span>regression<text:span text:style-name="T97">.</text:span>getInterceptStdErr<text:span text:style-name="T97">()</text:span> <text:span text:style-name="T97">);</text:span></text:p>
      <text:p text:style-name="P233">// will return Double.NaN, since we constrained the parameter to zero</text:p>
      <text:p text:style-name="P238"><text:s text:c="9"/></text:p>
      <text:p text:style-name="P262">Caution must be exercised when interpreting the slope when no constant is being estimated. The slope may be biased.</text:p>
      <text:h text:style-name="Heading_20_3" text:outline-level="3"><text:bookmark-start text:name="__RefHeading___Toc32397_1949149028"/><text:alphabetical-index-mark-start text:id="IMark63010360"/>Multiple linear regression<text:bookmark-end text:name="__RefHeading___Toc32397_1949149028"/><text:bookmark text:name="a1.5_Multiple_linear_regression"/><text:alphabetical-index-mark-end text:id="IMark63010360"/></text:h>
      <text:p text:style-name="P207"><text:a xlink:type="simple" xlink:href="http://commons.apache.org/proper/commons-math/apidocs/org/apache/commons/math3/stat/regression/OLSMultipleLinearRegression.html" text:style-name="Internet_20_link" text:visited-style-name="Visited_20_Internet_20_Link"><text:span text:style-name="T92">OLSMultipleLinearRegression</text:span></text:a><text:span text:style-name="T82"> and </text:span><text:a xlink:type="simple" xlink:href="http://commons.apache.org/proper/commons-math/apidocs/org/apache/commons/math3/stat/regression/GLSMultipleLinearRegression.html" text:style-name="Internet_20_link" text:visited-style-name="Visited_20_Internet_20_Link"><text:span text:style-name="T92">GLSMultipleLinearRegression</text:span></text:a><text:span text:style-name="T82"> provide least squares regression to fit the linear model:</text:span></text:p>
      <text:p text:style-name="P207"><text:span text:style-name="Teletype"><text:span text:style-name="T82">Y=X*b+u</text:span></text:span></text:p>
      <text:p text:style-name="P192">where Y is an n-vector <text:span text:style-name="T61">regressand</text:span>, X is a [n,k] matrix whose k columns are called <text:span text:style-name="T61">regressors</text:span>, b is k-vector of <text:span text:style-name="T61">regression parameters</text:span> and u is an n-vector of <text:span text:style-name="T61">error terms</text:span> or <text:span text:style-name="T61">residuals</text:span>.</text:p>
      <text:p text:style-name="P207"><text:a xlink:type="simple" xlink:href="http://commons.apache.org/proper/commons-math/apidocs/org/apache/commons/math3/stat/regression/OLSMultipleLinearRegression.html" text:style-name="Internet_20_link" text:visited-style-name="Visited_20_Internet_20_Link"><text:span text:style-name="T92">OLSMultipleLinearRegression</text:span></text:a><text:span text:style-name="T82"> provides Ordinary Least Squares Regression, and </text:span><text:a xlink:type="simple" xlink:href="http://commons.apache.org/proper/commons-math/apidocs/org/apache/commons/math3/stat/regression/GLSMultipleLinearRegression.html" text:style-name="Internet_20_link" text:visited-style-name="Visited_20_Internet_20_Link"><text:span text:style-name="T92">GLSMultipleLinearRegression</text:span></text:a><text:span text:style-name="T82">implements Generalized Least Squares. See the javadoc for these classes for details on the algorithms and forumlas used.</text:span></text:p>
      <text:p text:style-name="P207"><text:span text:style-name="T82">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error terms. See </text:span><text:a xlink:type="simple" xlink:href="http://commons.apache.org/proper/commons-math/apidocs/org/apache/commons/math3/stat/regression/AbstractMultipleLinearRegression.html#newSampleDatadouble_int_int" text:style-name="Internet_20_link" text:visited-style-name="Visited_20_Internet_20_Link"><text:span text:style-name="T92">AbstractMultipleLinearRegression#newSampleData(double[],int,int)</text:span></text:a><text:span text:style-name="T82">,</text:span><text:a xlink:type="simple" xlink:href="http://commons.apache.org/proper/commons-math/apidocs/org/apache/commons/math3/stat/regression/OLSMultipleLinearRegression.html#newSampleDatadouble_double" text:style-name="Internet_20_link" text:visited-style-name="Visited_20_Internet_20_Link"><text:span text:style-name="T92">OLSMultipleLinearRegression#newSampleData(double[], double[][])</text:span></text:a><text:span text:style-name="T82"> and</text:span><text:a xlink:type="simple" xlink:href="http://commons.apache.org/proper/commons-math/apidocs/org/apache/commons/math3/stat/regression/GLSMultipleLinearRegression.html#newSampleDatadouble_double_double" text:style-name="Internet_20_link" text:visited-style-name="Visited_20_Internet_20_Link"><text:span text:style-name="T92">GLSMultipleLinearRegression#newSampleData(double[],double[][],double[][])</text:span></text:a><text:span text:style-name="T82"> for details.</text:span></text:p>
      <text:p text:style-name="P192"><text:span text:style-name="T61">Usage Notes</text:span>:</text:p>
      <text:list xml:id="list1133231140235745403" text:style-name="L14">
        <text:list-item>
          <text:p text:style-name="P318"><text:soft-page-break/><text:span text:style-name="T82">Data are validated when invoking any of the newSample, newX, newY or newCovariance methods and</text:span><text:span text:style-name="Teletype"><text:span text:style-name="T82">IllegalArgumentException</text:span></text:span><text:span text:style-name="T82"> is thrown when input data arrays do not have matching dimensions or do not contain sufficient data to estimate the model.</text:span></text:p>
        </text:list-item>
        <text:list-item>
          <text:p text:style-name="P318"><text:span text:style-name="T82">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text:span><text:span text:style-name="Teletype"><text:span text:style-name="T82">noIntercept</text:span></text:span><text:span text:style-name="T82"> property to </text:span><text:span text:style-name="Teletype"><text:span text:style-name="T82">true.</text:span></text:span></text:p>
        </text:list-item>
      </text:list>
      <text:p text:style-name="P192">Here are some examples.</text:p>
      <text:p text:style-name="P211"/>
      <text:p text:style-name="P211">OLS regression</text:p>
      <text:p text:style-name="P154">Instantiate an OLS regression object and load a dataset:</text:p>
      <text:p text:style-name="P237"><text:span text:style-name="T110">OLSMultipleLinearRegression</text:span> regression <text:span text:style-name="T97">=</text:span> <text:span text:style-name="T106">new</text:span> <text:span text:style-name="T110">OLSMultipleLinearRegression</text:span><text:span text:style-name="T97">();</text:span></text:p>
      <text:p text:style-name="P237"><text:span text:style-name="T106">double</text:span><text:span text:style-name="T97">[]</text:span> y <text:span text:style-name="T97">=</text:span> <text:span text:style-name="T106">new</text:span> <text:span text:style-name="T106">double</text:span><text:span text:style-name="T97">[]{</text:span><text:span text:style-name="T100">11.0</text:span><text:span text:style-name="T97">,</text:span> <text:span text:style-name="T100">12.0</text:span><text:span text:style-name="T97">,</text:span> <text:span text:style-name="T100">13.0</text:span><text:span text:style-name="T97">,</text:span> <text:span text:style-name="T100">14.0</text:span><text:span text:style-name="T97">,</text:span> <text:span text:style-name="T100">15.0</text:span><text:span text:style-name="T97">,</text:span> <text:span text:style-name="T100">16.0</text:span><text:span text:style-name="T97">};</text:span></text:p>
      <text:p text:style-name="P237"><text:span text:style-name="T106">double</text:span><text:span text:style-name="T97">[]</text:span> x <text:span text:style-name="T97">=</text:span> <text:span text:style-name="T106">new</text:span> <text:span text:style-name="T106">double</text:span><text:span text:style-name="T97">[</text:span><text:span text:style-name="T100">6</text:span><text:span text:style-name="T97">][];</text:span></text:p>
      <text:p text:style-name="P237">x<text:span text:style-name="T97">[</text:span><text:span text:style-name="T100">0</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0</text:span><text:span text:style-name="T97">,</text:span> <text:span text:style-name="T100">0</text:span><text:span text:style-name="T97">,</text:span> <text:span text:style-name="T100">0</text:span><text:span text:style-name="T97">};</text:span></text:p>
      <text:p text:style-name="P237">x<text:span text:style-name="T97">[</text:span><text:span text:style-name="T100">1</text:span><text:span text:style-name="T97">]</text:span> <text:span text:style-name="T97">=</text:span> <text:span text:style-name="T106">new</text:span> <text:span text:style-name="T106">double</text:span><text:span text:style-name="T97">[]{</text:span><text:span text:style-name="T100">2.0</text:span><text:span text:style-name="T97">,</text:span> <text:span text:style-name="T100">0</text:span><text:span text:style-name="T97">,</text:span> <text:span text:style-name="T100">0</text:span><text:span text:style-name="T97">,</text:span> <text:span text:style-name="T100">0</text:span><text:span text:style-name="T97">,</text:span> <text:span text:style-name="T100">0</text:span><text:span text:style-name="T97">};</text:span></text:p>
      <text:p text:style-name="P237">x<text:span text:style-name="T97">[</text:span><text:span text:style-name="T100">2</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3.0</text:span><text:span text:style-name="T97">,</text:span> <text:span text:style-name="T100">0</text:span><text:span text:style-name="T97">,</text:span> <text:span text:style-name="T100">0</text:span><text:span text:style-name="T97">,</text:span> <text:span text:style-name="T100">0</text:span><text:span text:style-name="T97">};</text:span></text:p>
      <text:p text:style-name="P237">x<text:span text:style-name="T97">[</text:span><text:span text:style-name="T100">3</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4.0</text:span><text:span text:style-name="T97">,</text:span> <text:span text:style-name="T100">0</text:span><text:span text:style-name="T97">,</text:span> <text:span text:style-name="T100">0</text:span><text:span text:style-name="T97">};</text:span></text:p>
      <text:p text:style-name="P237">x<text:span text:style-name="T97">[</text:span><text:span text:style-name="T100">4</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0</text:span><text:span text:style-name="T97">,</text:span> <text:span text:style-name="T100">5.0</text:span><text:span text:style-name="T97">,</text:span> <text:span text:style-name="T100">0</text:span><text:span text:style-name="T97">};</text:span></text:p>
      <text:p text:style-name="P237">x<text:span text:style-name="T97">[</text:span><text:span text:style-name="T100">5</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0</text:span><text:span text:style-name="T97">,</text:span> <text:span text:style-name="T100">0</text:span><text:span text:style-name="T97">,</text:span> <text:span text:style-name="T100">6.0</text:span><text:span text:style-name="T97">};</text:span> <text:s text:c="9"/></text:p>
      <text:p text:style-name="P237">regression<text:span text:style-name="T97">.</text:span>newSample<text:span text:style-name="T97">(</text:span>y<text:span text:style-name="T97">,</text:span> x<text:span text:style-name="T97">);</text:span></text:p>
      <text:p text:style-name="P238"><text:s text:c="10"/></text:p>
      <text:p text:style-name="P154">Get regression parameters and diagnostics:</text:p>
      <text:p text:style-name="P237"><text:span text:style-name="T106">double</text:span><text:span text:style-name="T97">[]</text:span> beta <text:span text:style-name="T97">=</text:span> regression<text:span text:style-name="T97">.</text:span>estimateRegressionParameters<text:span text:style-name="T97">();</text:span> <text:s text:c="6"/></text:p>
      <text:p text:style-name="P237"><text:span text:style-name="T106">double</text:span><text:span text:style-name="T97">[]</text:span> residuals <text:span text:style-name="T97">=</text:span> regression<text:span text:style-name="T97">.</text:span>estimateResiduals<text:span text:style-name="T97">();</text:span></text:p>
      <text:p text:style-name="P237"><text:soft-page-break/><text:span text:style-name="T106">double</text:span><text:span text:style-name="T97">[][]</text:span> parametersVariance <text:span text:style-name="T97">=</text:span> regression<text:span text:style-name="T97">.</text:span>estimateRegressionParametersVariance<text:span text:style-name="T97">();</text:span></text:p>
      <text:p text:style-name="P237"><text:span text:style-name="T106">double</text:span> regressandVariance <text:span text:style-name="T97">=</text:span> regression<text:span text:style-name="T97">.</text:span>estimateRegressandVariance<text:span text:style-name="T97">();</text:span></text:p>
      <text:p text:style-name="P237"><text:span text:style-name="T106">double</text:span> rSquared <text:span text:style-name="T97">=</text:span> regression<text:span text:style-name="T97">.</text:span>calculateRSquared<text:span text:style-name="T97">();</text:span></text:p>
      <text:p text:style-name="P237"><text:span text:style-name="T106">double</text:span> sigma <text:span text:style-name="T97">=</text:span> regression<text:span text:style-name="T97">.</text:span>estimateRegressionStandardError<text:span text:style-name="T97">();</text:span></text:p>
      <text:p text:style-name="P238"><text:s text:c="9"/></text:p>
      <text:p text:style-name="P211">GLS regression</text:p>
      <text:p text:style-name="P154">Instantiate a GLS regression object and load a dataset:</text:p>
      <text:p text:style-name="P237"><text:span text:style-name="T110">GLSMultipleLinearRegression</text:span> regression <text:span text:style-name="T97">=</text:span> <text:span text:style-name="T106">new</text:span> <text:span text:style-name="T110">GLSMultipleLinearRegression</text:span><text:span text:style-name="T97">();</text:span></text:p>
      <text:p text:style-name="P237"><text:span text:style-name="T106">double</text:span><text:span text:style-name="T97">[]</text:span> y <text:span text:style-name="T97">=</text:span> <text:span text:style-name="T106">new</text:span> <text:span text:style-name="T106">double</text:span><text:span text:style-name="T97">[]{</text:span><text:span text:style-name="T100">11.0</text:span><text:span text:style-name="T97">,</text:span> <text:span text:style-name="T100">12.0</text:span><text:span text:style-name="T97">,</text:span> <text:span text:style-name="T100">13.0</text:span><text:span text:style-name="T97">,</text:span> <text:span text:style-name="T100">14.0</text:span><text:span text:style-name="T97">,</text:span> <text:span text:style-name="T100">15.0</text:span><text:span text:style-name="T97">,</text:span> <text:span text:style-name="T100">16.0</text:span><text:span text:style-name="T97">};</text:span></text:p>
      <text:p text:style-name="P237"><text:span text:style-name="T106">double</text:span><text:span text:style-name="T97">[]</text:span> x <text:span text:style-name="T97">=</text:span> <text:span text:style-name="T106">new</text:span> <text:span text:style-name="T106">double</text:span><text:span text:style-name="T97">[</text:span><text:span text:style-name="T100">6</text:span><text:span text:style-name="T97">][];</text:span></text:p>
      <text:p text:style-name="P237">x<text:span text:style-name="T97">[</text:span><text:span text:style-name="T100">0</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0</text:span><text:span text:style-name="T97">,</text:span> <text:span text:style-name="T100">0</text:span><text:span text:style-name="T97">,</text:span> <text:span text:style-name="T100">0</text:span><text:span text:style-name="T97">};</text:span></text:p>
      <text:p text:style-name="P237">x<text:span text:style-name="T97">[</text:span><text:span text:style-name="T100">1</text:span><text:span text:style-name="T97">]</text:span> <text:span text:style-name="T97">=</text:span> <text:span text:style-name="T106">new</text:span> <text:span text:style-name="T106">double</text:span><text:span text:style-name="T97">[]{</text:span><text:span text:style-name="T100">2.0</text:span><text:span text:style-name="T97">,</text:span> <text:span text:style-name="T100">0</text:span><text:span text:style-name="T97">,</text:span> <text:span text:style-name="T100">0</text:span><text:span text:style-name="T97">,</text:span> <text:span text:style-name="T100">0</text:span><text:span text:style-name="T97">,</text:span> <text:span text:style-name="T100">0</text:span><text:span text:style-name="T97">};</text:span></text:p>
      <text:p text:style-name="P237">x<text:span text:style-name="T97">[</text:span><text:span text:style-name="T100">2</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3.0</text:span><text:span text:style-name="T97">,</text:span> <text:span text:style-name="T100">0</text:span><text:span text:style-name="T97">,</text:span> <text:span text:style-name="T100">0</text:span><text:span text:style-name="T97">,</text:span> <text:span text:style-name="T100">0</text:span><text:span text:style-name="T97">};</text:span></text:p>
      <text:p text:style-name="P237">x<text:span text:style-name="T97">[</text:span><text:span text:style-name="T100">3</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4.0</text:span><text:span text:style-name="T97">,</text:span> <text:span text:style-name="T100">0</text:span><text:span text:style-name="T97">,</text:span> <text:span text:style-name="T100">0</text:span><text:span text:style-name="T97">};</text:span></text:p>
      <text:p text:style-name="P237">x<text:span text:style-name="T97">[</text:span><text:span text:style-name="T100">4</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0</text:span><text:span text:style-name="T97">,</text:span> <text:span text:style-name="T100">5.0</text:span><text:span text:style-name="T97">,</text:span> <text:span text:style-name="T100">0</text:span><text:span text:style-name="T97">};</text:span></text:p>
      <text:p text:style-name="P237">x<text:span text:style-name="T97">[</text:span><text:span text:style-name="T100">5</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0</text:span><text:span text:style-name="T97">,</text:span> <text:span text:style-name="T100">0</text:span><text:span text:style-name="T97">,</text:span> <text:span text:style-name="T100">6.0</text:span><text:span text:style-name="T97">};</text:span> <text:s text:c="9"/></text:p>
      <text:p text:style-name="P237"><text:span text:style-name="T106">double</text:span><text:span text:style-name="T97">[][]</text:span> omega <text:span text:style-name="T97">=</text:span> <text:span text:style-name="T106">new</text:span> <text:span text:style-name="T106">double</text:span><text:span text:style-name="T97">[</text:span><text:span text:style-name="T100">6</text:span><text:span text:style-name="T97">][];</text:span></text:p>
      <text:p text:style-name="P237">omega<text:span text:style-name="T97">[</text:span><text:span text:style-name="T100">0</text:span><text:span text:style-name="T97">]</text:span> <text:span text:style-name="T97">=</text:span> <text:span text:style-name="T106">new</text:span> <text:span text:style-name="T106">double</text:span><text:span text:style-name="T97">[]{</text:span><text:span text:style-name="T100">1.1</text:span><text:span text:style-name="T97">,</text:span> <text:span text:style-name="T100">0</text:span><text:span text:style-name="T97">,</text:span> <text:span text:style-name="T100">0</text:span><text:span text:style-name="T97">,</text:span> <text:span text:style-name="T100">0</text:span><text:span text:style-name="T97">,</text:span> <text:span text:style-name="T100">0</text:span><text:span text:style-name="T97">,</text:span> <text:span text:style-name="T100">0</text:span><text:span text:style-name="T97">};</text:span></text:p>
      <text:p text:style-name="P237">omega<text:span text:style-name="T97">[</text:span><text:span text:style-name="T100">1</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2.2</text:span><text:span text:style-name="T97">,</text:span> <text:span text:style-name="T100">0</text:span><text:span text:style-name="T97">,</text:span> <text:span text:style-name="T100">0</text:span><text:span text:style-name="T97">,</text:span> <text:span text:style-name="T100">0</text:span><text:span text:style-name="T97">,</text:span> <text:span text:style-name="T100">0</text:span><text:span text:style-name="T97">};</text:span></text:p>
      <text:p text:style-name="P237">omega<text:span text:style-name="T97">[</text:span><text:span text:style-name="T100">2</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3.3</text:span><text:span text:style-name="T97">,</text:span> <text:span text:style-name="T100">0</text:span><text:span text:style-name="T97">,</text:span> <text:span text:style-name="T100">0</text:span><text:span text:style-name="T97">,</text:span> <text:span text:style-name="T100">0</text:span><text:span text:style-name="T97">};</text:span></text:p>
      <text:p text:style-name="P237">omega<text:span text:style-name="T97">[</text:span><text:span text:style-name="T100">3</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0</text:span><text:span text:style-name="T97">,</text:span> <text:span text:style-name="T100">4.4</text:span><text:span text:style-name="T97">,</text:span> <text:span text:style-name="T100">0</text:span><text:span text:style-name="T97">,</text:span> <text:span text:style-name="T100">0</text:span><text:span text:style-name="T97">};</text:span></text:p>
      <text:p text:style-name="P237">omega<text:span text:style-name="T97">[</text:span><text:span text:style-name="T100">4</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0</text:span><text:span text:style-name="T97">,</text:span> <text:span text:style-name="T100">0</text:span><text:span text:style-name="T97">,</text:span> <text:span text:style-name="T100">5.5</text:span><text:span text:style-name="T97">,</text:span> <text:span text:style-name="T100">0</text:span><text:span text:style-name="T97">};</text:span></text:p>
      <text:p text:style-name="P237">omega<text:span text:style-name="T97">[</text:span><text:span text:style-name="T100">5</text:span><text:span text:style-name="T97">]</text:span> <text:span text:style-name="T97">=</text:span> <text:span text:style-name="T106">new</text:span> <text:span text:style-name="T106">double</text:span><text:span text:style-name="T97">[]{</text:span><text:span text:style-name="T100">0</text:span><text:span text:style-name="T97">,</text:span> <text:span text:style-name="T100">0</text:span><text:span text:style-name="T97">,</text:span> <text:span text:style-name="T100">0</text:span><text:span text:style-name="T97">,</text:span> <text:span text:style-name="T100">0</text:span><text:span text:style-name="T97">,</text:span> <text:span text:style-name="T100">0</text:span><text:span text:style-name="T97">,</text:span> <text:span text:style-name="T100">6.6</text:span><text:span text:style-name="T97">};</text:span></text:p>
      <text:p text:style-name="P237">regression<text:span text:style-name="T97">.</text:span>newSampleData<text:span text:style-name="T97">(</text:span>y<text:span text:style-name="T97">,</text:span> x<text:span text:style-name="T97">,</text:span> omega<text:span text:style-name="T97">);</text:span> </text:p>
      <text:p text:style-name="P238"><text:s text:c="10"/></text:p>
      <text:h text:style-name="Heading_20_3" text:outline-level="3"><text:bookmark-start text:name="__RefHeading___Toc32399_1949149028"/><text:alphabetical-index-mark-start text:id="IMark65697784"/>Rank transformations<text:bookmark-end text:name="__RefHeading___Toc32399_1949149028"/><text:bookmark text:name="a1.6_Rank_transformations"/><text:alphabetical-index-mark-end text:id="IMark65697784"/></text:h>
      <text:p text:style-name="P207"><text:span text:style-name="T82">Some statistical algorithms require that input data be replaced by ranks. The</text:span><text:a xlink:type="simple" xlink:href="http://commons.apache.org/proper/commons-math/apidocs/org/apache/commons/math3/stat/ranking/package-summary.html" text:style-name="Internet_20_link" text:visited-style-name="Visited_20_Internet_20_Link"><text:span text:style-name="T92">org.apache.commons.math3.stat.ranking</text:span></text:a><text:span text:style-name="T82"> package provides rank transformation. </text:span><text:soft-page-break/><text:a xlink:type="simple" xlink:href="http://commons.apache.org/proper/commons-math/apidocs/org/apache/commons/math3/stat/ranking/RankingAlgorithm.html" text:style-name="Internet_20_link" text:visited-style-name="Visited_20_Internet_20_Link"><text:span text:style-name="T92">RankingAlgorithm</text:span></text:a><text:span text:style-name="T82"> defines the interface for ranking. </text:span><text:a xlink:type="simple" xlink:href="http://commons.apache.org/proper/commons-math/apidocs/org/apache/commons/math3/stat/ranking/NaturalRanking.html" text:style-name="Internet_20_link" text:visited-style-name="Visited_20_Internet_20_Link"><text:span text:style-name="T92">NaturalRanking</text:span></text:a><text:span text:style-name="T82"> provides an implementation that has two configuration options.</text:span></text:p>
      <text:list xml:id="list3925645940835059897" text:style-name="L15">
        <text:list-item>
          <text:p text:style-name="P319"><text:a xlink:type="simple" xlink:href="http://commons.apache.org/proper/commons-math/apidocs/org/apache/commons/math3/stat/ranking/TiesStrategy.html" text:style-name="Internet_20_link" text:visited-style-name="Visited_20_Internet_20_Link"><text:span text:style-name="T92">Ties strategy</text:span></text:a><text:span text:style-name="T82"> deterimines how ties in the source data are handled by the ranking</text:span></text:p>
        </text:list-item>
        <text:list-item>
          <text:p text:style-name="P319"><text:a xlink:type="simple" xlink:href="http://commons.apache.org/proper/commons-math/apidocs/org/apache/commons/math3/stat/ranking/NaNStrategy.html" text:style-name="Internet_20_link" text:visited-style-name="Visited_20_Internet_20_Link"><text:span text:style-name="T92">NaN strategy</text:span></text:a><text:span text:style-name="T82"> determines how NaN values in the source data are handled.</text:span></text:p>
        </text:list-item>
      </text:list>
      <text:p text:style-name="P192">Examples:</text:p>
      <text:p text:style-name="P246"><text:span text:style-name="T110">NaturalRanking</text:span> ranking <text:span text:style-name="T97">=</text:span> <text:span text:style-name="T106">new</text:span> <text:span text:style-name="T110">NaturalRanking</text:span><text:span text:style-name="T97">(</text:span><text:span text:style-name="T110">NaNStrategy</text:span><text:span text:style-name="T97">.</text:span>MINIMAL<text:span text:style-name="T97">,</text:span></text:p>
      <text:p text:style-name="P246"><text:span text:style-name="T110">TiesStrategy</text:span><text:span text:style-name="T97">.</text:span>MAXIMUM<text:span text:style-name="T97">);</text:span></text:p>
      <text:p text:style-name="P246"><text:span text:style-name="T106">double</text:span><text:span text:style-name="T97">[]</text:span> data <text:span text:style-name="T97">=</text:span> <text:span text:style-name="T97">{</text:span> <text:span text:style-name="T100">20</text:span><text:span text:style-name="T97">,</text:span> <text:span text:style-name="T100">17</text:span><text:span text:style-name="T97">,</text:span> <text:span text:style-name="T100">30</text:span><text:span text:style-name="T97">,</text:span> <text:span text:style-name="T100">42.3</text:span><text:span text:style-name="T97">,</text:span> <text:span text:style-name="T100">17</text:span><text:span text:style-name="T97">,</text:span> <text:span text:style-name="T100">50</text:span><text:span text:style-name="T97">,</text:span></text:p>
      <text:p text:style-name="P248"><text:s text:c="18"/><text:span text:style-name="T111">Double</text:span><text:span text:style-name="T98">.</text:span><text:span text:style-name="T107">NaN</text:span><text:span text:style-name="T98">,</text:span><text:span text:style-name="T113"> </text:span><text:span text:style-name="T111">Double</text:span><text:span text:style-name="T98">.</text:span><text:span text:style-name="T113">NEGATIVE_INFINITY</text:span><text:span text:style-name="T98">,</text:span><text:span text:style-name="T113"> </text:span><text:span text:style-name="T101">17</text:span><text:span text:style-name="T113"> </text:span><text:span text:style-name="T98">};</text:span></text:p>
      <text:p text:style-name="P246"><text:span text:style-name="T106">double</text:span><text:span text:style-name="T97">[]</text:span> ranks <text:span text:style-name="T97">=</text:span> ranking<text:span text:style-name="T97">.</text:span>rank<text:span text:style-name="T97">(</text:span>exampleData<text:span text:style-name="T97">);</text:span></text:p>
      <text:p text:style-name="P248"><text:s text:c="9"/></text:p>
      <text:p text:style-name="P217"><text:span text:style-name="T82">results in </text:span><text:span text:style-name="Teletype"><text:span text:style-name="T82">ranks</text:span></text:span><text:span text:style-name="T82"> containing </text:span><text:span text:style-name="Teletype"><text:span text:style-name="T82">{6, 5, 7, 8, 5, 9, 2, 2, 5}.</text:span></text:span></text:p>
      <text:p text:style-name="P246"><text:span text:style-name="T106">new</text:span> <text:span text:style-name="T110">NaturalRanking</text:span><text:span text:style-name="T97">(</text:span><text:span text:style-name="T110">NaNStrategy</text:span><text:span text:style-name="T97">.</text:span>REMOVED<text:span text:style-name="T97">,</text:span><text:span text:style-name="T110">TiesStrategy</text:span><text:span text:style-name="T97">.</text:span>SEQUENTIAL<text:span text:style-name="T97">).</text:span>rank<text:span text:style-name="T97">(</text:span>exampleData<text:span text:style-name="T97">);</text:span> <text:s text:c="2"/></text:p>
      <text:p text:style-name="P248"><text:s text:c="9"/></text:p>
      <text:p text:style-name="P217"><text:span text:style-name="T82">returns </text:span><text:span text:style-name="Teletype"><text:span text:style-name="T82">{5, 2, 6, 7, 3, 8, 1, 4}.</text:span></text:span></text:p>
      <text:p text:style-name="P207"><text:span text:style-name="T82">The default </text:span><text:span text:style-name="Teletype"><text:span text:style-name="T82">NaNStrategy</text:span></text:span><text:span text:style-name="T82"> is NaNStrategy.MAXIMAL. This makes </text:span><text:span text:style-name="Teletype"><text:span text:style-name="T82">NaN</text:span></text:span><text:span text:style-name="T82"> values larger than any other value (including </text:span><text:span text:style-name="Teletype"><text:span text:style-name="T82">Double.POSITIVE_INFINITY</text:span></text:span><text:span text:style-name="T82">). The default </text:span><text:span text:style-name="Teletype"><text:span text:style-name="T82">TiesStrategy</text:span></text:span><text:span text:style-name="T82"> is </text:span><text:span text:style-name="Teletype"><text:span text:style-name="T82">TiesStrategy.AVERAGE,</text:span></text:span><text:span text:style-name="T82"> which assigns tied values the average of the ranks applicable to the sequence of ties. See the </text:span><text:a xlink:type="simple" xlink:href="http://commons.apache.org/proper/commons-math/apidocs/org/apache/commons/math3/stat/ranking/NaturalRanking.html" text:style-name="Internet_20_link" text:visited-style-name="Visited_20_Internet_20_Link"><text:span text:style-name="T92">NaturalRanking</text:span></text:a><text:span text:style-name="T82"> for more examples and </text:span><text:a xlink:type="simple" xlink:href="http://commons.apache.org/proper/commons-math/apidocs/org/apache/commons/math3/stat/ranking/TiesStrategy.html" text:style-name="Internet_20_link" text:visited-style-name="Visited_20_Internet_20_Link"><text:span text:style-name="T92">TiesStrategy</text:span></text:a><text:span text:style-name="T82"> and </text:span><text:a xlink:type="simple" xlink:href="http://commons.apache.org/proper/commons-math/apidocs/org/apache/commons/math3/stat/ranking/NaNStrategy.html" text:style-name="Internet_20_link" text:visited-style-name="Visited_20_Internet_20_Link"><text:span text:style-name="T92">NaNStrategy</text:span></text:a><text:span text:style-name="T82"> for details on these configuration options.</text:span></text:p>
      <text:h text:style-name="Heading_20_3" text:outline-level="3"><text:bookmark-start text:name="__RefHeading___Toc32401_1949149028"/><text:alphabetical-index-mark-start text:id="IMark59395656"/>Covariance and correlation<text:bookmark-end text:name="__RefHeading___Toc32401_1949149028"/><text:bookmark text:name="a1.7_Covariance_and_correlation"/><text:alphabetical-index-mark-end text:id="IMark59395656"/></text:h>
      <text:p text:style-name="P207"><text:span text:style-name="T82">The </text:span><text:a xlink:type="simple" xlink:href="http://commons.apache.org/proper/commons-math/apidocs/org/apache/commons/math3/stat/correlation/package-summary.html" text:style-name="Internet_20_link" text:visited-style-name="Visited_20_Internet_20_Link"><text:span text:style-name="T92">org.apache.commons.math3.stat.correlation</text:span></text:a><text:span text:style-name="T82"> package computes covariances and correlations for pairs of arrays or columns of a matrix. </text:span><text:a xlink:type="simple" xlink:href="http://commons.apache.org/proper/commons-math/apidocs/org/apache/commons/math3/stat/correlation/Covariance.html" text:style-name="Internet_20_link" text:visited-style-name="Visited_20_Internet_20_Link"><text:span text:style-name="T92">Covariance</text:span></text:a><text:span text:style-name="T82"> computes covariances, </text:span><text:a xlink:type="simple" xlink:href="http://commons.apache.org/proper/commons-math/apidocs/org/apache/commons/math3/stat/correlation/PearsonsCorrelation.html" text:style-name="Internet_20_link" text:visited-style-name="Visited_20_Internet_20_Link"><text:span text:style-name="T92">PearsonsCorrelation</text:span></text:a><text:span text:style-name="T82"> provides Pearson's Product-Moment correlation coefficients and </text:span><text:a xlink:type="simple" xlink:href="http://commons.apache.org/proper/commons-math/apidocs/org/apache/commons/math3/stat/correlation/SpearmansCorrelation.html" text:style-name="Internet_20_link" text:visited-style-name="Visited_20_Internet_20_Link"><text:span text:style-name="T92">SpearmansCorrelation</text:span></text:a><text:span text:style-name="T82"> computes Spearman's rank correlation.</text:span></text:p>
      <text:p text:style-name="P195">Implementation Notes</text:p>
      <text:list xml:id="list159016226258473309" text:style-name="L16">
        <text:list-item>
          <text:p text:style-name="P320"><text:soft-page-break/><text:span text:style-name="T82">Unbiased covariances are given by the formula <text:line-break/><text:line-break/></text:span><text:span text:style-name="Teletype"><text:span text:style-name="T82">cov(X, Y) = sum [(x</text:span></text:span><text:span text:style-name="Teletype"><text:span text:style-name="T87">i</text:span></text:span><text:span text:style-name="Teletype"><text:span text:style-name="T82"> - E(X))(y</text:span></text:span><text:span text:style-name="Teletype"><text:span text:style-name="T87">i</text:span></text:span><text:span text:style-name="Teletype"><text:span text:style-name="T82"> - E(Y))] / (n - 1)</text:span></text:span><text:span text:style-name="T82"> where </text:span><text:span text:style-name="Teletype"><text:span text:style-name="T82">E(X)</text:span></text:span><text:span text:style-name="T82"> is the mean of </text:span><text:span text:style-name="Teletype"><text:span text:style-name="T82">X</text:span></text:span><text:span text:style-name="T82"> and </text:span><text:span text:style-name="Teletype"><text:span text:style-name="T82">E(Y)</text:span></text:span><text:span text:style-name="T82"> is the mean of the </text:span><text:span text:style-name="Teletype"><text:span text:style-name="T82">Y</text:span></text:span><text:span text:style-name="T82"> values. Non-bias-corrected estimates use </text:span><text:span text:style-name="Teletype"><text:span text:style-name="T82">n</text:span></text:span><text:span text:style-name="T82"> in place of </text:span><text:span text:style-name="Teletype"><text:span text:style-name="T82">n - 1.</text:span></text:span><text:span text:style-name="T82"> Whether or not covariances are bias-corrected is determined by the optional parameter, "biasCorrected," which defaults to </text:span><text:span text:style-name="Teletype"><text:span text:style-name="T82">true.</text:span></text:span></text:p>
        </text:list-item>
        <text:list-item>
          <text:p text:style-name="P320"><text:a xlink:type="simple" xlink:href="http://commons.apache.org/proper/commons-math/apidocs/org/apache/commons/math3/stat/correlation/PearsonsCorrelation.html" text:style-name="Internet_20_link" text:visited-style-name="Visited_20_Internet_20_Link"><text:span text:style-name="T92">PearsonsCorrelation</text:span></text:a><text:span text:style-name="T82"> computes correlations defined by the formula <text:line-break/><text:line-break/></text:span><text:span text:style-name="Teletype"><text:span text:style-name="T82">cor(X, Y) = sum[(x</text:span></text:span><text:span text:style-name="Teletype"><text:span text:style-name="T87">i</text:span></text:span><text:span text:style-name="Teletype"><text:span text:style-name="T82"> - E(X))(y</text:span></text:span><text:span text:style-name="Teletype"><text:span text:style-name="T87">i</text:span></text:span><text:span text:style-name="Teletype"><text:span text:style-name="T82"> - E(Y))] / [(n - 1)s(X)s(Y)]</text:span></text:span><text:span text:style-name="T82"><text:line-break/>where </text:span><text:span text:style-name="Teletype"><text:span text:style-name="T82">E(X)</text:span></text:span><text:span text:style-name="T82"> and </text:span><text:span text:style-name="Teletype"><text:span text:style-name="T82">E(Y)</text:span></text:span><text:span text:style-name="T82"> are means of </text:span><text:span text:style-name="Teletype"><text:span text:style-name="T82">X</text:span></text:span><text:span text:style-name="T82"> and </text:span><text:span text:style-name="Teletype"><text:span text:style-name="T82">Y</text:span></text:span><text:span text:style-name="T82"> and </text:span><text:span text:style-name="Teletype"><text:span text:style-name="T82">s(X)</text:span></text:span><text:span text:style-name="T82">, </text:span><text:span text:style-name="Teletype"><text:span text:style-name="T82">s(Y)</text:span></text:span><text:span text:style-name="T82"> are standard deviations.</text:span></text:p>
        </text:list-item>
        <text:list-item>
          <text:p text:style-name="P320"><text:a xlink:type="simple" xlink:href="http://commons.apache.org/proper/commons-math/apidocs/org/apache/commons/math3/stat/correlation/SpearmansCorrelation.html" text:style-name="Internet_20_link" text:visited-style-name="Visited_20_Internet_20_Link"><text:span text:style-name="T92">SpearmansCorrelation</text:span></text:a><text:span text:style-name="T82"> applies a rank transformation to the input data and computes Pearson's correlation on the ranked data. The ranking algorithm is configurable. By default, </text:span><text:a xlink:type="simple" xlink:href="http://commons.apache.org/proper/commons-math/apidocs/org/apache/commons/math3/stat/ranking/NaturalRanking.html" text:style-name="Internet_20_link" text:visited-style-name="Visited_20_Internet_20_Link"><text:span text:style-name="T92">NaturalRanking</text:span></text:a><text:span text:style-name="T82"> with default strategies for handling ties and NaN values is used.</text:span></text:p>
        </text:list-item>
      </text:list>
      <text:p text:style-name="P195">Examples:</text:p>
      <text:p text:style-name="P211">Covariance of 2 arrays</text:p>
      <text:p text:style-name="P153"><text:span text:style-name="T82">To compute the unbiased covariance between 2 double arrays, </text:span><text:span text:style-name="Teletype"><text:span text:style-name="T82">x</text:span></text:span><text:span text:style-name="T82"> and </text:span><text:span text:style-name="Teletype"><text:span text:style-name="T82">y</text:span></text:span><text:span text:style-name="T82">, use:</text:span></text:p>
      <text:p text:style-name="P237"><text:span text:style-name="T106">new</text:span> <text:span text:style-name="T110">Covariance</text:span><text:span text:style-name="T97">().</text:span>covariance<text:span text:style-name="T97">(</text:span>x<text:span text:style-name="T97">,</text:span> y<text:span text:style-name="T97">)</text:span></text:p>
      <text:p text:style-name="P238"><text:s text:c="10"/></text:p>
      <text:p text:style-name="P262">For non-bias-corrected covariances, use</text:p>
      <text:p text:style-name="P237">covariance<text:span text:style-name="T97">(</text:span>x<text:span text:style-name="T97">,</text:span> y<text:span text:style-name="T97">,</text:span> <text:span text:style-name="T106">false</text:span><text:span text:style-name="T97">)</text:span></text:p>
      <text:p text:style-name="P238"><text:s text:c="10"/></text:p>
      <text:p text:style-name="P261"/>
      <text:p text:style-name="P211">Covariance matrix</text:p>
      <text:p text:style-name="P153"><text:span text:style-name="T82">A covariance matrix over the columns of a source matrix </text:span><text:span text:style-name="Teletype"><text:span text:style-name="T82">data</text:span></text:span><text:span text:style-name="T82"> can be computed using</text:span></text:p>
      <text:p text:style-name="P237"><text:soft-page-break/><text:span text:style-name="T106">new</text:span> <text:span text:style-name="T110">Covariance</text:span><text:span text:style-name="T97">().</text:span>computeCovarianceMatrix<text:span text:style-name="T97">(</text:span>data<text:span text:style-name="T97">)</text:span></text:p>
      <text:p text:style-name="P238"><text:s text:c="10"/></text:p>
      <text:p text:style-name="P261"><text:span text:style-name="T82">The i-jth entry of the returned matrix is the unbiased covariance of the ith and jth columns of </text:span><text:span text:style-name="Teletype"><text:span text:style-name="T82">data.</text:span></text:span><text:span text:style-name="T82"> As above, to get non-bias-corrected covariances, use</text:span></text:p>
      <text:p text:style-name="P237">computeCovarianceMatrix<text:span text:style-name="T97">(</text:span>data<text:span text:style-name="T97">,</text:span> <text:span text:style-name="T106">false</text:span><text:span text:style-name="T97">)</text:span></text:p>
      <text:p text:style-name="P238"><text:s text:c="9"/></text:p>
      <text:p text:style-name="P261"/>
      <text:p text:style-name="P211">Pearson's correlation of 2 arrays</text:p>
      <text:p text:style-name="P153"><text:span text:style-name="T82">To compute the Pearson's product-moment correlation between two double arrays </text:span><text:span text:style-name="Teletype"><text:span text:style-name="T82">x</text:span></text:span><text:span text:style-name="T82"> and </text:span><text:span text:style-name="Teletype"><text:span text:style-name="T82">y</text:span></text:span><text:span text:style-name="T82">, use:</text:span></text:p>
      <text:p text:style-name="P237"><text:span text:style-name="T106">new</text:span> <text:span text:style-name="T110">PearsonsCorrelation</text:span><text:span text:style-name="T97">().</text:span>correlation<text:span text:style-name="T97">(</text:span>x<text:span text:style-name="T97">,</text:span> y<text:span text:style-name="T97">)</text:span></text:p>
      <text:p text:style-name="P238"><text:s text:c="10"/></text:p>
      <text:p text:style-name="P261"/>
      <text:p text:style-name="P211">Pearson's correlation matrix</text:p>
      <text:p text:style-name="P153"><text:span text:style-name="T82">A (Pearson's) correlation matrix over the columns of a source matrix </text:span><text:span text:style-name="Teletype"><text:span text:style-name="T82">data</text:span></text:span><text:span text:style-name="T82"> can be computed using</text:span></text:p>
      <text:p text:style-name="P237"><text:span text:style-name="T106">new</text:span> <text:span text:style-name="T110">PearsonsCorrelation</text:span><text:span text:style-name="T97">().</text:span>computeCorrelationMatrix<text:span text:style-name="T97">(</text:span>data<text:span text:style-name="T97">)</text:span></text:p>
      <text:p text:style-name="P238"><text:s text:c="10"/></text:p>
      <text:p text:style-name="P261"><text:span text:style-name="T82">The i-jth entry of the returned matrix is the Pearson's product-moment correlation between the ith and jth columns of </text:span><text:span text:style-name="Teletype"><text:span text:style-name="T82">data.</text:span></text:span></text:p>
      <text:p text:style-name="P211"><text:alphabetical-index-mark-start text:id="IMark62590968"/>Pearson's correlation <text:alphabetical-index-mark-end text:id="IMark62590968"/>significance and standard errors</text:p>
      <text:p text:style-name="P153"><text:span text:style-name="T82">To compute standard errors and/or significances of correlation coefficients associated with Pearson's correlation coefficients, start by creating a </text:span><text:span text:style-name="Teletype"><text:span text:style-name="T82">PearsonsCorrelation</text:span></text:span><text:span text:style-name="T82"> instance</text:span></text:p>
      <text:p text:style-name="P237"><text:soft-page-break/><text:span text:style-name="T110">PearsonsCorrelation</text:span> correlation <text:span text:style-name="T97">=</text:span> <text:span text:style-name="T106">new</text:span> <text:span text:style-name="T110">PearsonsCorrelation</text:span><text:span text:style-name="T97">(</text:span>data<text:span text:style-name="T97">);</text:span></text:p>
      <text:p text:style-name="P238"><text:s text:c="10"/></text:p>
      <text:p text:style-name="P261"><text:span text:style-name="T82">where </text:span><text:span text:style-name="Teletype"><text:span text:style-name="T82">data</text:span></text:span><text:span text:style-name="T82"> is either a rectangular array or a </text:span><text:span text:style-name="Teletype"><text:span text:style-name="T82">RealMatrix.</text:span></text:span><text:span text:style-name="T82"> Then the matrix of standard errors is</text:span></text:p>
      <text:p text:style-name="P237">correlation<text:span text:style-name="T97">.</text:span>getCorrelationStandardErrors<text:span text:style-name="T97">();</text:span></text:p>
      <text:p text:style-name="P238"><text:s text:c="10"/></text:p>
      <text:p text:style-name="P261"><text:span text:style-name="T82">The formula used to compute the standard error is <text:line-break/></text:span><text:span text:style-name="Teletype"><text:span text:style-name="T82">SE</text:span></text:span><text:span text:style-name="Teletype"><text:span text:style-name="T87">r</text:span></text:span><text:span text:style-name="Teletype"><text:span text:style-name="T82"> = ((1 - r</text:span></text:span><text:span text:style-name="Teletype"><text:span text:style-name="T89">2</text:span></text:span><text:span text:style-name="Teletype"><text:span text:style-name="T82">) / (n - 2))</text:span></text:span><text:span text:style-name="Teletype"><text:span text:style-name="T89">1/2</text:span></text:span><text:span text:style-name="T82"><text:line-break/>where </text:span><text:span text:style-name="Teletype"><text:span text:style-name="T82">r</text:span></text:span><text:span text:style-name="T82"> is the estimated correlation coefficient and </text:span><text:span text:style-name="Teletype"><text:span text:style-name="T82">n</text:span></text:span><text:span text:style-name="T82"> is the number of observations in the source dataset.<text:line-break/><text:line-break/></text:span><text:span text:style-name="T83">p-values</text:span><text:span text:style-name="T82"> for the (2-sided) null hypotheses that elements of a correlation matrix are zero populate the RealMatrix returned by</text:span></text:p>
      <text:p text:style-name="P237">correlation<text:span text:style-name="T97">.</text:span>getCorrelationPValues<text:span text:style-name="T97">()</text:span></text:p>
      <text:p text:style-name="P238"><text:s text:c="10"/></text:p>
      <text:p text:style-name="P261"><text:span text:style-name="Teletype"><text:span text:style-name="T82">getCorrelationPValues().getEntry(i,j)</text:span></text:span><text:span text:style-name="T82"> is the probability that a random variable distributed as </text:span><text:span text:style-name="Teletype"><text:span text:style-name="T82">t</text:span></text:span><text:span text:style-name="Teletype"><text:span text:style-name="T87">n-2</text:span></text:span><text:span text:style-name="T82">takes a value with absolute value greater than or equal to <text:line-break/><text:line-break/></text:span><text:span text:style-name="Teletype"><text:span text:style-name="T82">|r</text:span></text:span><text:span text:style-name="Teletype"><text:span text:style-name="T87">ij</text:span></text:span><text:span text:style-name="Teletype"><text:span text:style-name="T82">|((n - 2) / (1 - r</text:span></text:span><text:span text:style-name="Teletype"><text:span text:style-name="T87">ij</text:span></text:span><text:span text:style-name="Teletype"><text:span text:style-name="T89">2</text:span></text:span><text:span text:style-name="Teletype"><text:span text:style-name="T82">))</text:span></text:span><text:span text:style-name="Teletype"><text:span text:style-name="T89">1/2</text:span></text:span><text:span text:style-name="T82">, where </text:span><text:span text:style-name="Teletype"><text:span text:style-name="T82">r</text:span></text:span><text:span text:style-name="Teletype"><text:span text:style-name="T87">ij</text:span></text:span><text:span text:style-name="T82"> is the estimated correlation between the ith and jth columns of the source array or RealMatrix. This is sometimes referred to as the </text:span><text:span text:style-name="T85">significance</text:span><text:span text:style-name="T82"> of the coefficient.<text:line-break/><text:line-break/>For example, if </text:span><text:span text:style-name="Teletype"><text:span text:style-name="T82">data</text:span></text:span><text:span text:style-name="T82"> is a RealMatrix with 2 columns and 10 rows, then</text:span></text:p>
      <text:p text:style-name="P237"><text:span text:style-name="T106">new</text:span> <text:span text:style-name="T110">PearsonsCorrelation</text:span><text:span text:style-name="T97">(</text:span>data<text:span text:style-name="T97">).</text:span>getCorrelationPValues<text:span text:style-name="T97">().</text:span>getEntry<text:span text:style-name="T97">(</text:span><text:span text:style-name="T100">0</text:span><text:span text:style-name="T97">,</text:span><text:span text:style-name="T100">1</text:span><text:span text:style-name="T97">)</text:span></text:p>
      <text:p text:style-name="P238"><text:s text:c="11"/></text:p>
      <text:p text:style-name="P265"><text:span text:style-name="T82">is the significance of the Pearson's correlation coefficient between the two columns of </text:span><text:span text:style-name="Teletype"><text:span text:style-name="T82">data</text:span></text:span><text:span text:style-name="T82">. If this value is less than .01, we can say that the correlation between the two columns of data is significant at the 99% level.</text:span></text:p>
      <text:p text:style-name="P211"><text:soft-page-break/><text:alphabetical-index-mark-start text:id="IMark66626936"/>Spearman's rank correlation coefficient<text:alphabetical-index-mark-end text:id="IMark66626936"/></text:p>
      <text:p text:style-name="P153"><text:span text:style-name="T82">To compute the Spearman's rank-moment correlation between two double arrays </text:span><text:span text:style-name="Teletype"><text:span text:style-name="T82">x</text:span></text:span><text:span text:style-name="T82"> and </text:span><text:span text:style-name="Teletype"><text:span text:style-name="T82">y</text:span></text:span><text:span text:style-name="T82">:</text:span></text:p>
      <text:p text:style-name="P237"><text:span text:style-name="T106">new</text:span> <text:span text:style-name="T110">SpearmansCorrelation</text:span><text:span text:style-name="T97">().</text:span>correlation<text:span text:style-name="T97">(</text:span>x<text:span text:style-name="T97">,</text:span> y<text:span text:style-name="T97">)</text:span></text:p>
      <text:p text:style-name="P238"><text:s text:c="10"/></text:p>
      <text:p text:style-name="P262">This is equivalent to</text:p>
      <text:p text:style-name="P237"><text:span text:style-name="T110">RankingAlgorithm</text:span> ranking <text:span text:style-name="T97">=</text:span> <text:span text:style-name="T106">new</text:span> <text:span text:style-name="T110">NaturalRanking</text:span><text:span text:style-name="T97">();</text:span></text:p>
      <text:p text:style-name="P237"><text:span text:style-name="T106">new</text:span> <text:span text:style-name="T110">PearsonsCorrelation</text:span><text:span text:style-name="T97">().</text:span>correlation<text:span text:style-name="T97">(</text:span>ranking<text:span text:style-name="T97">.</text:span>rank<text:span text:style-name="T97">(</text:span>x<text:span text:style-name="T97">),</text:span> ranking<text:span text:style-name="T97">.</text:span>rank<text:span text:style-name="T97">(</text:span>y<text:span text:style-name="T97">))</text:span></text:p>
      <text:p text:style-name="P238"><text:s text:c="10"/></text:p>
      <text:p text:style-name="P261"/>
      <text:h text:style-name="Heading_20_3" text:outline-level="3"><text:bookmark-start text:name="__RefHeading___Toc32403_1949149028"/><text:alphabetical-index-mark-start text:id="IMark62589784"/>Statistical tests<text:bookmark-end text:name="__RefHeading___Toc32403_1949149028"/><text:bookmark text:name="a1.8_Statistical_tests"/><text:alphabetical-index-mark-end text:id="IMark62589784"/></text:h>
      <text:p text:style-name="P209"><text:span text:style-name="T82">The </text:span><text:a xlink:type="simple" xlink:href="http://commons.apache.org/proper/commons-math/apidocs/org/apache/commons/math3/stat/inference/" text:style-name="Internet_20_link" text:visited-style-name="Visited_20_Internet_20_Link"><text:span text:style-name="T92">org.apache.commons.math3.stat.inference</text:span></text:a><text:span text:style-name="T82"> package provides implementations for </text:span><text:a xlink:type="simple" xlink:href="http://www.itl.nist.gov/div898/handbook/prc/section2/prc22.htm" text:style-name="Internet_20_link" text:visited-style-name="Visited_20_Internet_20_Link"><text:span text:style-name="T92">Student's t</text:span></text:a><text:span text:style-name="T82">, </text:span><text:a xlink:type="simple" xlink:href="http://www.itl.nist.gov/div898/handbook/eda/section3/eda35f.htm" text:style-name="Internet_20_link" text:visited-style-name="Visited_20_Internet_20_Link"><text:span text:style-name="T92">Chi-Square</text:span></text:a><text:span text:style-name="T82">, </text:span><text:a xlink:type="simple" xlink:href="http://en.wikipedia.org/wiki/G-test" text:style-name="Internet_20_link" text:visited-style-name="Visited_20_Internet_20_Link"><text:span text:style-name="T92">G Test</text:span></text:a><text:span text:style-name="T82">, </text:span><text:a xlink:type="simple" xlink:href="http://www.itl.nist.gov/div898/handbook/prc/section4/prc43.htm" text:style-name="Internet_20_link" text:visited-style-name="Visited_20_Internet_20_Link"><text:span text:style-name="T92">One-Way ANOVA</text:span></text:a><text:span text:style-name="T82">, </text:span><text:a xlink:type="simple" xlink:href="http://www.itl.nist.gov/div898/handbook/prc/section3/prc35.htm" text:style-name="Internet_20_link" text:visited-style-name="Visited_20_Internet_20_Link"><text:span text:style-name="T92">Mann-Whitney U</text:span></text:a><text:span text:style-name="T82"> and </text:span><text:a xlink:type="simple" xlink:href="http://en.wikipedia.org/wiki/Wilcoxon_signed-rank_test" text:style-name="Internet_20_link" text:visited-style-name="Visited_20_Internet_20_Link"><text:span text:style-name="T92">Wilcoxon signed rank</text:span></text:a><text:span text:style-name="T82"> test statistics as well as </text:span><text:a xlink:type="simple" xlink:href="http://www.cas.lancs.ac.uk/glossary_v1.1/hyptest.html#pvalue" text:style-name="Internet_20_link" text:visited-style-name="Visited_20_Internet_20_Link"><text:span text:style-name="T92">p-values</text:span></text:a><text:span text:style-name="T82"> associated with </text:span><text:span text:style-name="Teletype"><text:span text:style-name="T82">t-</text:span></text:span><text:span text:style-name="T82">, </text:span><text:span text:style-name="Teletype"><text:span text:style-name="T82">Chi-Square</text:span></text:span><text:span text:style-name="T82">, </text:span><text:span text:style-name="Teletype"><text:span text:style-name="T82">G</text:span></text:span><text:span text:style-name="T82">, </text:span><text:span text:style-name="Teletype"><text:span text:style-name="T82">One-Way ANOVA</text:span></text:span><text:span text:style-name="T82">, </text:span><text:span text:style-name="Teletype"><text:span text:style-name="T82">Mann-Whitney U</text:span></text:span><text:span text:style-name="T82"> and </text:span><text:span text:style-name="Teletype"><text:span text:style-name="T82">Wilcoxon signed rank</text:span></text:span><text:span text:style-name="T82"> tests. The respective test classes are </text:span><text:a xlink:type="simple" xlink:href="http://commons.apache.org/proper/commons-math/apidocs/org/apache/commons/math3/stat/inference/TTest.html" text:style-name="Internet_20_link" text:visited-style-name="Visited_20_Internet_20_Link"><text:span text:style-name="T92">TTest</text:span></text:a><text:span text:style-name="T82">, </text:span><text:a xlink:type="simple" xlink:href="http://commons.apache.org/proper/commons-math/apidocs/org/apache/commons/math3/stat/inference/ChiSquareTest.html" text:style-name="Internet_20_link" text:visited-style-name="Visited_20_Internet_20_Link"><text:span text:style-name="T92">ChiSquareTest</text:span></text:a><text:span text:style-name="T82">, </text:span><text:a xlink:type="simple" xlink:href="http://commons.apache.org/proper/commons-math/apidocs/org/apache/commons/math3/stat/inference/GTest.html" text:style-name="Internet_20_link" text:visited-style-name="Visited_20_Internet_20_Link"><text:span text:style-name="T92">GTest</text:span></text:a><text:span text:style-name="T82">, </text:span><text:a xlink:type="simple" xlink:href="http://commons.apache.org/proper/commons-math/apidocs/org/apache/commons/math3/stat/inference/OneWayAnova.html" text:style-name="Internet_20_link" text:visited-style-name="Visited_20_Internet_20_Link"><text:span text:style-name="T92">OneWayAnova</text:span></text:a><text:span text:style-name="T82">,</text:span><text:a xlink:type="simple" xlink:href="http://commons.apache.org/proper/commons-math/apidocs/org/apache/commons/math3/stat/inference/MannWhitneyUTest.html" text:style-name="Internet_20_link" text:visited-style-name="Visited_20_Internet_20_Link"><text:span text:style-name="T92">MannWhitneyUTest</text:span></text:a><text:span text:style-name="T82">, and </text:span><text:a xlink:type="simple" xlink:href="http://commons.apache.org/proper/commons-math/apidocs/org/apache/commons/math3/stat/inference/WilcoxonSignedRankTest.html" text:style-name="Internet_20_link" text:visited-style-name="Visited_20_Internet_20_Link"><text:span text:style-name="T92">WilcoxonSignedRankTest</text:span></text:a><text:span text:style-name="T82">. The </text:span><text:a xlink:type="simple" xlink:href="http://commons.apache.org/proper/commons-math/apidocs/org/apache/commons/math3/stat/inference/TestUtils.html" text:style-name="Internet_20_link" text:visited-style-name="Visited_20_Internet_20_Link"><text:span text:style-name="T92">TestUtils</text:span></text:a><text:span text:style-name="T82"> class provides static methods to get test instances or to compute test statistics directly. The examples below all use the static methods in </text:span><text:span text:style-name="Teletype"><text:span text:style-name="T82">TestUtils</text:span></text:span><text:span text:style-name="T82">to execute tests. To get test object instances, either use e.g., </text:span><text:span text:style-name="Teletype"><text:span text:style-name="T82">TestUtils.getTTest()</text:span></text:span><text:span text:style-name="T82"> or use the implementation constructors directly, e.g. </text:span><text:span text:style-name="Teletype"><text:span text:style-name="T82">new TTest()</text:span></text:span><text:span text:style-name="T82">.</text:span></text:p>
      <text:p text:style-name="P195">Implementation Notes</text:p>
      <text:list xml:id="list8394692162312740282" text:style-name="L17">
        <text:list-item>
          <text:p text:style-name="P321"><text:span text:style-name="T82">Both one- and two-sample t-tests are supported. Two sample tests can be either paired or unpaired and the unpaired two-sample tests can be conducted under the assumption of equal subpopulation variances or without this assumption. When equal variances is assumed, a pooled variance estimate is used to compute the t-statistic and the degrees of freedom used in the t-test equals the sum of the sample sizes minus 2. When equal variances is not assumed, the t-statistic uses both sample variances and the</text:span><text:a xlink:type="simple" xlink:href="http://www.itl.nist.gov/div898/handbook/prc/section3/gifs/nu3.gif" text:style-name="Internet_20_link" text:visited-style-name="Visited_20_Internet_20_Link"><text:span text:style-name="T92">Welch-Satterwaite approximation</text:span></text:a><text:span text:style-name="T82"> </text:span><text:soft-page-break/><text:span text:style-name="T82">is used to compute the degrees of freedom. Methods to return t-statistics and p-values are provided in each case, as well as boolean-valued methods to perform fixed significance level tests. The names of methods or methods that assume equal subpopulation variances always start with "homoscedastic." Test or test-statistic methods that just start with "t" do not assume equal variances. See the examples below and the API documentation for more details.</text:span></text:p>
        </text:list-item>
        <text:list-item>
          <text:p text:style-name="P321"><text:span text:style-name="T82">The validity of the p-values returned by the t-test depends on the assumptions of the parametric t-test procedure, as discussed </text:span><text:a xlink:type="simple" xlink:href="http://www.basic.nwu.edu/statguidefiles/ttest_unpaired_ass_viol.html" text:style-name="Internet_20_link" text:visited-style-name="Visited_20_Internet_20_Link"><text:span text:style-name="T92">here</text:span></text:a></text:p>
        </text:list-item>
        <text:list-item>
          <text:p text:style-name="P321"><text:span text:style-name="T82">p-values returned by t-, chi-square and Anova tests are exact, based on numerical approximations to the t-, chi-square and F distributions in the </text:span><text:span text:style-name="Teletype"><text:span text:style-name="T82">distributions</text:span></text:span><text:span text:style-name="T82"> package.</text:span></text:p>
        </text:list-item>
        <text:list-item>
          <text:p text:style-name="P321"><text:span text:style-name="T82">The G test implementation provides two p-values: </text:span><text:span text:style-name="Teletype"><text:span text:style-name="T82">gTest(expected, observed)</text:span></text:span><text:span text:style-name="T82">, which is the tail probability beyond </text:span><text:span text:style-name="Teletype"><text:span text:style-name="T82">g(expected, observed)</text:span></text:span><text:span text:style-name="T82"> in the ChiSquare distribution with degrees of freedom one less than the common length of input arrays and </text:span><text:span text:style-name="Teletype"><text:span text:style-name="T82">gTestIntrinsic(expected, observed)</text:span></text:span><text:span text:style-name="T82"> which is the same tail probability computed using a ChiSquare distribution with one less degeree of freedom.</text:span></text:p>
        </text:list-item>
        <text:list-item>
          <text:p text:style-name="P298">p-values returned by t-tests are for two-sided tests and the boolean-valued methods supporting fixed significance level tests assume that the hypotheses are two-sided. One sided tests can be performed by dividing returned p-values (resp. critical values) by 2.</text:p>
        </text:list-item>
        <text:list-item>
          <text:p text:style-name="P298">Degrees of freedom for G- and chi-square tests are integral values, based on the number of observed or expected counts (number of observed counts - 1).</text:p>
        </text:list-item>
      </text:list>
      <text:p text:style-name="P195">Examples:</text:p>
      <text:p text:style-name="P213"><text:span text:style-name="T83">One-sample </text:span><text:span text:style-name="Teletype"><text:span text:style-name="T83">t</text:span></text:span><text:span text:style-name="T83"> tests</text:span></text:p>
      <text:p text:style-name="P154">To compare the mean of a double[] array to a fixed value:</text:p>
      <text:p text:style-name="P237"><text:span text:style-name="T106">double</text:span><text:span text:style-name="T97">[]</text:span> observed <text:span text:style-name="T97">=</text:span> <text:span text:style-name="T97">{</text:span><text:span text:style-name="T100">1d</text:span><text:span text:style-name="T97">,</text:span> <text:span text:style-name="T100">2d</text:span><text:span text:style-name="T97">,</text:span> <text:span text:style-name="T100">3d</text:span><text:span text:style-name="T97">};</text:span></text:p>
      <text:p text:style-name="P237"><text:span text:style-name="T106">double</text:span> mu <text:span text:style-name="T97">=</text:span> <text:span text:style-name="T100">2.5d</text:span><text:span text:style-name="T97">;</text:span></text:p>
      <text:p text:style-name="P237"><text:span text:style-name="T110">System</text:span><text:span text:style-name="T97">.</text:span><text:span text:style-name="T106">out</text:span><text:span text:style-name="T97">.</text:span>println<text:span text:style-name="T97">(</text:span><text:span text:style-name="T110">TestUtils</text:span><text:span text:style-name="T97">.</text:span>t<text:span text:style-name="T97">(</text:span>mu<text:span text:style-name="T97">,</text:span> observed<text:span text:style-name="T97">));</text:span></text:p>
      <text:p text:style-name="P238"><text:s text:c="10"/></text:p>
      <text:p text:style-name="P266"><text:soft-page-break/><text:span text:style-name="T82">The code above will display the t-statisitic associated with a one-sample t-test comparing the mean of the </text:span><text:span text:style-name="Teletype"><text:span text:style-name="T82">observed</text:span></text:span><text:span text:style-name="T82"> values against </text:span><text:span text:style-name="Teletype"><text:span text:style-name="T82">mu.</text:span></text:span></text:p>
      <text:p text:style-name="P153"><text:span text:style-name="T82">To compare the mean of a dataset described by a </text:span><text:a xlink:type="simple" xlink:href="http://commons.apache.org/proper/commons-math/apidocs/org/apache/commons/math3/stat/descriptive/StatisticalSummary.html" text:style-name="Internet_20_link" text:visited-style-name="Visited_20_Internet_20_Link"><text:span text:style-name="T92">StatisticalSummary</text:span></text:a><text:span text:style-name="T82"> to a fixed value:</text:span></text:p>
      <text:p text:style-name="P237"><text:span text:style-name="T106">double</text:span><text:span text:style-name="T97">[]</text:span> observed <text:span text:style-name="T97">={</text:span><text:span text:style-name="T100">1d</text:span><text:span text:style-name="T97">,</text:span> <text:span text:style-name="T100">2d</text:span><text:span text:style-name="T97">,</text:span> <text:span text:style-name="T100">3d</text:span><text:span text:style-name="T97">};</text:span></text:p>
      <text:p text:style-name="P237"><text:span text:style-name="T106">double</text:span> mu <text:span text:style-name="T97">=</text:span> <text:span text:style-name="T100">2.5d</text:span><text:span text:style-name="T97">;</text:span></text:p>
      <text:p text:style-name="P237"><text:span text:style-name="T110">SummaryStatistics</text:span> sampleStats <text:span text:style-name="T97">=</text:span> <text:span text:style-name="T106">new</text:span> <text:span text:style-name="T110">SummaryStatistics</text:span><text:span text:style-name="T97">();</text:span></text:p>
      <text:p text:style-name="P237"><text:span text:style-name="T106">for</text:span> <text:span text:style-name="T97">(</text:span><text:span text:style-name="T106">int</text:span> i <text:span text:style-name="T97">=</text:span> <text:span text:style-name="T100">0</text:span><text:span text:style-name="T97">;</text:span> i <text:span text:style-name="T97">&lt;</text:span> observed<text:span text:style-name="T97">.</text:span>length<text:span text:style-name="T97">;</text:span> i<text:span text:style-name="T97">++)</text:span> <text:span text:style-name="T97">{</text:span></text:p>
      <text:p text:style-name="P238"><text:s text:c="4"/><text:span text:style-name="T113">sampleStats</text:span><text:span text:style-name="T98">.</text:span><text:span text:style-name="T113">addValue</text:span><text:span text:style-name="T98">(</text:span><text:span text:style-name="T113">observed</text:span><text:span text:style-name="T98">[</text:span><text:span text:style-name="T113">i</text:span><text:span text:style-name="T98">]);</text:span></text:p>
      <text:p text:style-name="P243">}</text:p>
      <text:p text:style-name="P237"><text:span text:style-name="T110">System</text:span><text:span text:style-name="T97">.</text:span><text:span text:style-name="T106">out</text:span><text:span text:style-name="T97">.</text:span>println<text:span text:style-name="T97">(</text:span><text:span text:style-name="T110">TestUtils</text:span><text:span text:style-name="T97">.</text:span>t<text:span text:style-name="T97">(</text:span>mu<text:span text:style-name="T97">,</text:span> observed<text:span text:style-name="T97">));</text:span></text:p>
      <text:p text:style-name="P245">To compute the p-value associated with the null hypothesis that the mean of a set of values equals a point estimate, against the two-sided alternative that the mean is different from the target value:</text:p>
      <text:p text:style-name="P237"><text:span text:style-name="T106">double</text:span><text:span text:style-name="T97">[]</text:span> observed <text:span text:style-name="T97">=</text:span> <text:span text:style-name="T97">{</text:span><text:span text:style-name="T100">1d</text:span><text:span text:style-name="T97">,</text:span> <text:span text:style-name="T100">2d</text:span><text:span text:style-name="T97">,</text:span> <text:span text:style-name="T100">3d</text:span><text:span text:style-name="T97">};</text:span></text:p>
      <text:p text:style-name="P237"><text:span text:style-name="T106">double</text:span> mu <text:span text:style-name="T97">=</text:span> <text:span text:style-name="T100">2.5d</text:span><text:span text:style-name="T97">;</text:span></text:p>
      <text:p text:style-name="P237"><text:span text:style-name="T110">System</text:span><text:span text:style-name="T97">.</text:span><text:span text:style-name="T106">out</text:span><text:span text:style-name="T97">.</text:span>println<text:span text:style-name="T97">(</text:span><text:span text:style-name="T110">TestUtils</text:span><text:span text:style-name="T97">.</text:span>tTest<text:span text:style-name="T97">(</text:span>mu<text:span text:style-name="T97">,</text:span> observed<text:span text:style-name="T97">));</text:span></text:p>
      <text:p text:style-name="P238"><text:s text:c="11"/></text:p>
      <text:p text:style-name="P266"><text:span text:style-name="T82">The snippet above will display the p-value associated with the null hypothesis that the mean of the population from which the </text:span><text:span text:style-name="Teletype"><text:span text:style-name="T82">observed</text:span></text:span><text:span text:style-name="T82"> values are drawn equals </text:span><text:span text:style-name="Teletype"><text:span text:style-name="T82">mu.</text:span></text:span></text:p>
      <text:p text:style-name="P154">To perform the test using a fixed significance level, use:</text:p>
      <text:p text:style-name="P237"><text:span text:style-name="T110">TestUtils</text:span><text:span text:style-name="T97">.</text:span>tTest<text:span text:style-name="T97">(</text:span>mu<text:span text:style-name="T97">,</text:span> observed<text:span text:style-name="T97">,</text:span> alpha<text:span text:style-name="T97">);</text:span></text:p>
      <text:p text:style-name="P238"><text:s text:c="10"/></text:p>
      <text:p text:style-name="P261"><text:span text:style-name="T82">where </text:span><text:span text:style-name="Teletype"><text:span text:style-name="T82">0 &lt; alpha &lt; 0.5</text:span></text:span><text:span text:style-name="T82"> is the significance level of the test. The boolean value returned will be </text:span><text:span text:style-name="Teletype"><text:span text:style-name="T82">true</text:span></text:span><text:span text:style-name="T82"> iff the null hypothesis can be rejected with confidence </text:span><text:span text:style-name="Teletype"><text:span text:style-name="T82">1 - alpha</text:span></text:span><text:span text:style-name="T82">. To test, for example at the 95% level of confidence, use </text:span><text:span text:style-name="Teletype"><text:span text:style-name="T82">alpha = 0.05</text:span></text:span></text:p>
      <text:p text:style-name="P211">Two-Sample <text:alphabetical-index-mark-start text:id="IMark65697784"/>t-tests<text:alphabetical-index-mark-end text:id="IMark65697784"/></text:p>
      <text:p text:style-name="P153"><text:soft-page-break/><text:span text:style-name="T83">Example 1:</text:span><text:span text:style-name="T82"> Paired test evaluating the null hypothesis that the mean difference between corresponding (paired) elements of the </text:span><text:span text:style-name="Teletype"><text:span text:style-name="T82">double[]</text:span></text:span><text:span text:style-name="T82"> arrays </text:span><text:span text:style-name="Teletype"><text:span text:style-name="T82">sample1</text:span></text:span><text:span text:style-name="T82"> and </text:span><text:span text:style-name="Teletype"><text:span text:style-name="T82">sample2</text:span></text:span><text:span text:style-name="T82"> is zero.</text:span></text:p>
      <text:p text:style-name="P269">To compute the t-statistic:</text:p>
      <text:p text:style-name="P237"><text:span text:style-name="T110">TestUtils</text:span><text:span text:style-name="T97">.</text:span>pairedT<text:span text:style-name="T97">(</text:span>sample1<text:span text:style-name="T97">,</text:span> sample2<text:span text:style-name="T97">);</text:span></text:p>
      <text:p text:style-name="P238"><text:s text:c="10"/></text:p>
      <text:p text:style-name="P269">To compute the p-value:</text:p>
      <text:p text:style-name="P237"><text:span text:style-name="T110">TestUtils</text:span><text:span text:style-name="T97">.</text:span>pairedTTest<text:span text:style-name="T97">(</text:span>sample1<text:span text:style-name="T97">,</text:span> sample2<text:span text:style-name="T97">);</text:span></text:p>
      <text:p text:style-name="P238"><text:s text:c="11"/></text:p>
      <text:p text:style-name="P269">To perform a fixed significance level test with alpha = .05:</text:p>
      <text:p text:style-name="P237"><text:span text:style-name="T110">TestUtils</text:span><text:span text:style-name="T97">.</text:span>pairedTTest<text:span text:style-name="T97">(</text:span>sample1<text:span text:style-name="T97">,</text:span> sample2<text:span text:style-name="T97">,</text:span> <text:span text:style-name="T100">.05</text:span><text:span text:style-name="T97">);</text:span></text:p>
      <text:p text:style-name="P238"><text:s text:c="11"/></text:p>
      <text:p text:style-name="P266"><text:span text:style-name="T82">The last example will return </text:span><text:span text:style-name="Teletype"><text:span text:style-name="T82">true</text:span></text:span><text:span text:style-name="T82"> iff the p-value returned by </text:span><text:span text:style-name="Teletype"><text:span text:style-name="T82">TestUtils.pairedTTest(sample1, sample2)</text:span></text:span><text:span text:style-name="T82"> is less than </text:span><text:span text:style-name="Teletype"><text:span text:style-name="T82">.05</text:span></text:span></text:p>
      <text:p text:style-name="P153"><text:span text:style-name="T83">Example 2: </text:span><text:span text:style-name="T82">unpaired, two-sided, two-sample t-test using </text:span><text:span text:style-name="Teletype"><text:span text:style-name="T82">StatisticalSummary</text:span></text:span><text:span text:style-name="T82"> instances, without assuming that subpopulation variances are equal.</text:span></text:p>
      <text:p text:style-name="P271"><text:span text:style-name="T82">First create the </text:span><text:span text:style-name="Teletype"><text:span text:style-name="T82">StatisticalSummary</text:span></text:span><text:span text:style-name="T82"> instances. Both </text:span><text:span text:style-name="Teletype"><text:span text:style-name="T82">DescriptiveStatistics</text:span></text:span><text:span text:style-name="T82"> and</text:span><text:span text:style-name="Teletype"><text:span text:style-name="T82">SummaryStatistics</text:span></text:span><text:span text:style-name="T82"> implement this interface. Assume that </text:span><text:span text:style-name="Teletype"><text:span text:style-name="T82">summary1</text:span></text:span><text:span text:style-name="T82"> and </text:span><text:span text:style-name="Teletype"><text:span text:style-name="T82">summary2</text:span></text:span><text:span text:style-name="T82"> are</text:span><text:span text:style-name="Teletype"><text:span text:style-name="T82">SummaryStatistics</text:span></text:span><text:span text:style-name="T82"> instances, each of which has had at least 2 values added to the (virtual) dataset that it describes. The sample sizes do not have to be the same -- all that is required is that both samples have at least 2 elements.</text:span></text:p>
      <text:p text:style-name="P271"><text:span text:style-name="T83">Note:</text:span><text:span text:style-name="T82"> The </text:span><text:span text:style-name="Teletype"><text:span text:style-name="T82">SummaryStatistics</text:span></text:span><text:span text:style-name="T82"> class does not store the dataset that it describes in memory, but it does compute all statistics necessary to perform t-tests, so this method can be used to conduct t-tests with very large samples. One-sample tests can also be performed this way. (See </text:span><text:a xlink:type="simple" xlink:href="http://commons.apache.org/proper/commons-math/userguide/stat.html#a1.2_Descriptive_statistics" text:style-name="Internet_20_link" text:visited-style-name="Visited_20_Internet_20_Link"><text:span text:style-name="T92">Descriptive statistics</text:span></text:a><text:span text:style-name="T82"> for details on the </text:span><text:span text:style-name="Teletype"><text:span text:style-name="T82">SummaryStatistics</text:span></text:span><text:span text:style-name="T82"> class.)</text:span></text:p>
      <text:p text:style-name="P269">To compute the t-statistic:</text:p>
      <text:p text:style-name="P237"><text:span text:style-name="T110">TestUtils</text:span><text:span text:style-name="T97">.</text:span>t<text:span text:style-name="T97">(</text:span>summary1<text:span text:style-name="T97">,</text:span> summary2<text:span text:style-name="T97">);</text:span></text:p>
      <text:p text:style-name="P238"><text:soft-page-break/><text:s text:c="10"/></text:p>
      <text:p text:style-name="P269">To compute the p-value:</text:p>
      <text:p text:style-name="P237"><text:span text:style-name="T110">TestUtils</text:span><text:span text:style-name="T97">.</text:span>tTest<text:span text:style-name="T97">(</text:span>sample1<text:span text:style-name="T97">,</text:span> sample2<text:span text:style-name="T97">);</text:span></text:p>
      <text:p text:style-name="P238"><text:s text:c="11"/></text:p>
      <text:p text:style-name="P269">To perform a fixed significance level test with alpha = .05:</text:p>
      <text:p text:style-name="P237"><text:span text:style-name="T110">TestUtils</text:span><text:span text:style-name="T97">.</text:span>tTest<text:span text:style-name="T97">(</text:span>sample1<text:span text:style-name="T97">,</text:span> sample2<text:span text:style-name="T97">,</text:span> <text:span text:style-name="T100">.05</text:span><text:span text:style-name="T97">);</text:span></text:p>
      <text:p text:style-name="P238"><text:s text:c="11"/></text:p>
      <text:p text:style-name="P269">In each case above, the test does not assume that the subpopulation variances are equal. To perform the tests under this assumption, replace "t" at the beginning of the method name with "homoscedasticT"</text:p>
      <text:p text:style-name="P153"/>
      <text:p text:style-name="P211"><text:alphabetical-index-mark-start text:id="IMark62639512"/>Chi-square tests<text:alphabetical-index-mark-end text:id="IMark62639512"/></text:p>
      <text:p text:style-name="P153"><text:span text:style-name="T82">To compute a chi-square statistic measuring the agreement between a </text:span><text:span text:style-name="Teletype"><text:span text:style-name="T82">long[]</text:span></text:span><text:span text:style-name="T82"> array of observed counts and a </text:span><text:span text:style-name="Teletype"><text:span text:style-name="T82">double[]</text:span></text:span><text:span text:style-name="T82"> array of expected counts, use:</text:span></text:p>
      <text:p text:style-name="P237"><text:span text:style-name="T106">long</text:span><text:span text:style-name="T97">[]</text:span> observed <text:span text:style-name="T97">=</text:span> <text:span text:style-name="T97">{</text:span><text:span text:style-name="T100">10</text:span><text:span text:style-name="T97">,</text:span> <text:span text:style-name="T100">9</text:span><text:span text:style-name="T97">,</text:span> <text:span text:style-name="T100">11</text:span><text:span text:style-name="T97">};</text:span></text:p>
      <text:p text:style-name="P237"><text:span text:style-name="T106">double</text:span><text:span text:style-name="T97">[]</text:span> expected <text:span text:style-name="T97">=</text:span> <text:span text:style-name="T97">{</text:span><text:span text:style-name="T100">10.1</text:span><text:span text:style-name="T97">,</text:span> <text:span text:style-name="T100">9.8</text:span><text:span text:style-name="T97">,</text:span> <text:span text:style-name="T100">10.3</text:span><text:span text:style-name="T97">};</text:span></text:p>
      <text:p text:style-name="P237"><text:span text:style-name="T110">System</text:span><text:span text:style-name="T97">.</text:span><text:span text:style-name="T106">out</text:span><text:span text:style-name="T97">.</text:span>println<text:span text:style-name="T97">(</text:span><text:span text:style-name="T110">TestUtils</text:span><text:span text:style-name="T97">.</text:span>chiSquare<text:span text:style-name="T97">(</text:span>expected<text:span text:style-name="T97">,</text:span> observed<text:span text:style-name="T97">));</text:span></text:p>
      <text:p text:style-name="P238"><text:s text:c="10"/></text:p>
      <text:p text:style-name="P266"><text:span text:style-name="T82">the value displayed will be </text:span><text:span text:style-name="Teletype"><text:span text:style-name="T82">sum((expected[i] - observed[i])^2 / expected[i])</text:span></text:span></text:p>
      <text:p text:style-name="P153"><text:span text:style-name="T82">To get the p-value associated with the null hypothesis that </text:span><text:span text:style-name="Teletype"><text:span text:style-name="T82">observed</text:span></text:span><text:span text:style-name="T82"> conforms to </text:span><text:span text:style-name="Teletype"><text:span text:style-name="T82">expected</text:span></text:span><text:span text:style-name="T82"> use:</text:span></text:p>
      <text:p text:style-name="P237"><text:span text:style-name="T110">TestUtils</text:span><text:span text:style-name="T97">.</text:span>chiSquareTest<text:span text:style-name="T97">(</text:span>expected<text:span text:style-name="T97">,</text:span> observed<text:span text:style-name="T97">);</text:span></text:p>
      <text:p text:style-name="P238"><text:s text:c="10"/></text:p>
      <text:p text:style-name="P153"><text:span text:style-name="T82">To test the null hypothesis that </text:span><text:span text:style-name="Teletype"><text:span text:style-name="T82">observed</text:span></text:span><text:span text:style-name="T82"> conforms to </text:span><text:span text:style-name="Teletype"><text:span text:style-name="T82">expected</text:span></text:span><text:span text:style-name="T82"> with </text:span><text:span text:style-name="Teletype"><text:span text:style-name="T82">alpha</text:span></text:span><text:span text:style-name="T82"> siginficance level (equiv.</text:span><text:span text:style-name="Teletype"><text:span text:style-name="T82">100 * (1-alpha)%</text:span></text:span><text:span text:style-name="T82"> confidence) where </text:span><text:span text:style-name="Teletype"><text:span text:style-name="T82">0 &lt; alpha &lt; 1 </text:span></text:span><text:span text:style-name="T82">use:</text:span></text:p>
      <text:p text:style-name="P237"><text:span text:style-name="T110">TestUtils</text:span><text:span text:style-name="T97">.</text:span>chiSquareTest<text:span text:style-name="T97">(</text:span>expected<text:span text:style-name="T97">,</text:span> observed<text:span text:style-name="T97">,</text:span> alpha<text:span text:style-name="T97">);</text:span></text:p>
      <text:p text:style-name="P238"><text:soft-page-break/><text:s text:c="10"/></text:p>
      <text:p text:style-name="P266"><text:span text:style-name="T82">The boolean value returned will be </text:span><text:span text:style-name="Teletype"><text:span text:style-name="T82">true</text:span></text:span><text:span text:style-name="T82"> iff the null hypothesis can be rejected with confidence </text:span><text:span text:style-name="Teletype"><text:span text:style-name="T82">1 - alpha</text:span></text:span><text:span text:style-name="T82">.</text:span></text:p>
      <text:p text:style-name="P153"><text:span text:style-name="T82">To compute a chi-square statistic statistic associated with a </text:span><text:a xlink:type="simple" xlink:href="http://www.itl.nist.gov/div898/handbook/prc/section4/prc45.htm" text:style-name="Internet_20_link" text:visited-style-name="Visited_20_Internet_20_Link"><text:span text:style-name="T92">chi-square test of independence</text:span></text:a><text:span text:style-name="T82"> based on a two-dimensional (long[][]) </text:span><text:span text:style-name="Teletype"><text:span text:style-name="T82">counts</text:span></text:span><text:span text:style-name="T82"> array viewed as a two-way table, use:</text:span></text:p>
      <text:p text:style-name="P237"><text:span text:style-name="T110">TestUtils</text:span><text:span text:style-name="T97">.</text:span>chiSquareTest<text:span text:style-name="T97">(</text:span>counts<text:span text:style-name="T97">);</text:span></text:p>
      <text:p text:style-name="P238"><text:s text:c="10"/></text:p>
      <text:p text:style-name="P267"><text:span text:style-name="T82">The rows of the 2-way table are </text:span><text:span text:style-name="Teletype"><text:span text:style-name="T82">count[0], ... , count[count.length - 1]. </text:span></text:span><text:span text:style-name="T82"><text:line-break/><text:line-break/>The chi-square statistic returned is </text:span><text:span text:style-name="Teletype"><text:span text:style-name="T82">sum((counts[i][j] - expected[i][j])^2/expected[i][j])</text:span></text:span><text:span text:style-name="T82">where the sum is taken over all table entries and </text:span><text:span text:style-name="Teletype"><text:span text:style-name="T82">expected[i][j]</text:span></text:span><text:span text:style-name="T82"> is the product of the row and column sums at row </text:span><text:span text:style-name="Teletype"><text:span text:style-name="T82">i</text:span></text:span><text:span text:style-name="T82">, column </text:span><text:span text:style-name="Teletype"><text:span text:style-name="T82">j</text:span></text:span><text:span text:style-name="T82"> divided by the total count.</text:span></text:p>
      <text:p text:style-name="P155">To compute the p-value associated with the null hypothesis that the classifications represented by the counts in the columns of the input 2-way table are independent of the rows, use:</text:p>
      <text:p text:style-name="P238"><text:s/><text:span text:style-name="T111">TestUtils</text:span><text:span text:style-name="T98">.</text:span><text:span text:style-name="T113">chiSquareTest</text:span><text:span text:style-name="T98">(</text:span><text:span text:style-name="T113">counts</text:span><text:span text:style-name="T98">);</text:span></text:p>
      <text:p text:style-name="P238"><text:s text:c="10"/></text:p>
      <text:p text:style-name="P156"><text:span text:style-name="T82">To perform a chi-square test of independence with </text:span><text:span text:style-name="Teletype"><text:span text:style-name="T82">alpha</text:span></text:span><text:span text:style-name="T82"> siginficance level (equiv. </text:span><text:span text:style-name="Teletype"><text:span text:style-name="T82">100 * (1-alpha)%</text:span></text:span><text:span text:style-name="T82">confidence) where </text:span><text:span text:style-name="Teletype"><text:span text:style-name="T82">0 &lt; alpha &lt; 1 </text:span></text:span><text:span text:style-name="T82">use:</text:span></text:p>
      <text:p text:style-name="P237"><text:span text:style-name="T110">TestUtils</text:span><text:span text:style-name="T97">.</text:span>chiSquareTest<text:span text:style-name="T97">(</text:span>counts<text:span text:style-name="T97">,</text:span> alpha<text:span text:style-name="T97">);</text:span></text:p>
      <text:p text:style-name="P238"><text:s text:c="10"/></text:p>
      <text:p text:style-name="P265"><text:span text:style-name="T82">The boolean value returned will be </text:span><text:span text:style-name="Teletype"><text:span text:style-name="T82">true</text:span></text:span><text:span text:style-name="T82"> iff the null hypothesis can be rejected with confidence </text:span><text:span text:style-name="Teletype"><text:span text:style-name="T82">1 - alpha</text:span></text:span><text:span text:style-name="T82">.</text:span></text:p>
      <text:p text:style-name="P211">G tests</text:p>
      <text:p text:style-name="P189"><text:span text:style-name="T82">G tests are an alternative to chi-square tests that are recommended when observed counts are small and / or incidence probabillities for some cells are small. See Ted Dunning's paper, </text:span><text:a xlink:type="simple" xlink:href="http://citeseerx.ist.psu.edu/viewdoc/summary?doi=10.1.1.14.5962" text:style-name="Internet_20_link" text:visited-style-name="Visited_20_Internet_20_Link"><text:span text:style-name="T92">Accurate Methods for the Statistics of Surprise and Coincidence</text:span></text:a><text:span text:style-name="T82"> for background and an empirical analysis showing now chi-square statistics can be misldeading in the presence of low </text:span><text:soft-page-break/><text:span text:style-name="T82">incidence probabilities. This paper also derives the formulas used in computing G statistics and the root log likelihood ratio provided by the </text:span><text:span text:style-name="Teletype"><text:span text:style-name="T82">GTest</text:span></text:span><text:span text:style-name="T82">class.</text:span></text:p>
      <text:p text:style-name="P153"><text:span text:style-name="T82">To compute a G-test statistic measuring the agreement between a </text:span><text:span text:style-name="Teletype"><text:span text:style-name="T82">long[]</text:span></text:span><text:span text:style-name="T82"> array of observed counts and a </text:span><text:span text:style-name="Teletype"><text:span text:style-name="T82">double[]</text:span></text:span><text:span text:style-name="T82"> array of expected counts, use:</text:span></text:p>
      <text:p text:style-name="P237"><text:span text:style-name="T106">double</text:span><text:span text:style-name="T97">[]</text:span> expected <text:span text:style-name="T97">=</text:span> <text:span text:style-name="T106">new</text:span> <text:span text:style-name="T106">double</text:span><text:span text:style-name="T97">[]{</text:span><text:span text:style-name="T100">0.54d</text:span><text:span text:style-name="T97">,</text:span> <text:span text:style-name="T100">0.40d</text:span><text:span text:style-name="T97">,</text:span> <text:span text:style-name="T100">0.05d</text:span><text:span text:style-name="T97">,</text:span> <text:span text:style-name="T100">0.01d</text:span><text:span text:style-name="T97">};</text:span></text:p>
      <text:p text:style-name="P237"><text:span text:style-name="T106">long</text:span><text:span text:style-name="T97">[]</text:span> observed <text:span text:style-name="T97">=</text:span> <text:span text:style-name="T106">new</text:span> <text:span text:style-name="T106">long</text:span><text:span text:style-name="T97">[]{</text:span><text:span text:style-name="T100">70</text:span><text:span text:style-name="T97">,</text:span> <text:span text:style-name="T100">79</text:span><text:span text:style-name="T97">,</text:span> <text:span text:style-name="T100">3</text:span><text:span text:style-name="T97">,</text:span> <text:span text:style-name="T100">4</text:span><text:span text:style-name="T97">};</text:span></text:p>
      <text:p text:style-name="P237"><text:span text:style-name="T110">System</text:span><text:span text:style-name="T97">.</text:span><text:span text:style-name="T106">out</text:span><text:span text:style-name="T97">.</text:span>println<text:span text:style-name="T97">(</text:span><text:span text:style-name="T110">TestUtils</text:span><text:span text:style-name="T97">.</text:span>g<text:span text:style-name="T97">(</text:span>expected<text:span text:style-name="T97">,</text:span> observed<text:span text:style-name="T97">));</text:span></text:p>
      <text:p text:style-name="P238"><text:s text:c="10"/></text:p>
      <text:p text:style-name="P267"><text:span text:style-name="T82">the value displayed will be </text:span><text:span text:style-name="Teletype"><text:span text:style-name="T82">2 * sum(observed[i]) * log(observed[i]/expected[i])</text:span></text:span></text:p>
      <text:p text:style-name="P153"><text:span text:style-name="T82">To get the p-value associated with the null hypothesis that </text:span><text:span text:style-name="Teletype"><text:span text:style-name="T82">observed</text:span></text:span><text:span text:style-name="T82"> conforms to </text:span><text:span text:style-name="Teletype"><text:span text:style-name="T82">expected</text:span></text:span><text:span text:style-name="T82"> use:</text:span></text:p>
      <text:p text:style-name="P237"><text:span text:style-name="T110">TestUtils</text:span><text:span text:style-name="T97">.</text:span>gTest<text:span text:style-name="T97">(</text:span>expected<text:span text:style-name="T97">,</text:span> observed<text:span text:style-name="T97">);</text:span></text:p>
      <text:p text:style-name="P238"><text:s text:c="10"/></text:p>
      <text:p text:style-name="P153"><text:span text:style-name="T82">To test the null hypothesis that </text:span><text:span text:style-name="Teletype"><text:span text:style-name="T82">observed</text:span></text:span><text:span text:style-name="T82"> conforms to </text:span><text:span text:style-name="Teletype"><text:span text:style-name="T82">expected</text:span></text:span><text:span text:style-name="T82"> with </text:span><text:span text:style-name="Teletype"><text:span text:style-name="T82">alpha</text:span></text:span><text:span text:style-name="T82"> siginficance level (equiv.</text:span><text:span text:style-name="Teletype"><text:span text:style-name="T82">100 * (1-alpha)%</text:span></text:span><text:span text:style-name="T82"> confidence) where </text:span><text:span text:style-name="Teletype"><text:span text:style-name="T82">0 &lt; alpha &lt; 1 </text:span></text:span><text:span text:style-name="T82">use:</text:span></text:p>
      <text:p text:style-name="P237"><text:span text:style-name="T110">TestUtils</text:span><text:span text:style-name="T97">.</text:span>gTest<text:span text:style-name="T97">(</text:span>expected<text:span text:style-name="T97">,</text:span> observed<text:span text:style-name="T97">,</text:span> alpha<text:span text:style-name="T97">);</text:span></text:p>
      <text:p text:style-name="P238"><text:s text:c="10"/></text:p>
      <text:p text:style-name="P267"><text:span text:style-name="T82">The boolean value returned will be </text:span><text:span text:style-name="Teletype"><text:span text:style-name="T82">true</text:span></text:span><text:span text:style-name="T82"> iff the null hypothesis can be rejected with confidence </text:span><text:span text:style-name="Teletype"><text:span text:style-name="T82">1 - alpha</text:span></text:span><text:span text:style-name="T82">.</text:span></text:p>
      <text:p text:style-name="P156"><text:span text:style-name="T82">To evaluate the hypothesis that two sets of counts come from the same underlying distribution, use long[] arrays for the counts and </text:span><text:span text:style-name="Teletype"><text:span text:style-name="T82">gDataSetsComparison</text:span></text:span><text:span text:style-name="T82"> for the test statistic</text:span></text:p>
      <text:p text:style-name="P237"><text:span text:style-name="T106">long</text:span><text:span text:style-name="T97">[]</text:span> obs1 <text:span text:style-name="T97">=</text:span> <text:span text:style-name="T106">new</text:span> <text:span text:style-name="T106">long</text:span><text:span text:style-name="T97">[]{</text:span><text:span text:style-name="T100">268</text:span><text:span text:style-name="T97">,</text:span> <text:span text:style-name="T100">199</text:span><text:span text:style-name="T97">,</text:span> <text:span text:style-name="T100">42</text:span><text:span text:style-name="T97">};</text:span></text:p>
      <text:p text:style-name="P237"><text:span text:style-name="T106">long</text:span><text:span text:style-name="T97">[]</text:span> obs2 <text:span text:style-name="T97">=</text:span> <text:span text:style-name="T106">new</text:span> <text:span text:style-name="T106">long</text:span><text:span text:style-name="T97">[]{</text:span><text:span text:style-name="T100">807</text:span><text:span text:style-name="T97">,</text:span> <text:span text:style-name="T100">759</text:span><text:span text:style-name="T97">,</text:span> <text:span text:style-name="T100">184</text:span><text:span text:style-name="T97">};</text:span></text:p>
      <text:p text:style-name="P237"><text:span text:style-name="T110">System</text:span><text:span text:style-name="T97">.</text:span><text:span text:style-name="T106">out</text:span><text:span text:style-name="T97">.</text:span>println<text:span text:style-name="T97">(</text:span><text:span text:style-name="T110">TestUtils</text:span><text:span text:style-name="T97">.</text:span>gDataSetsComparison<text:span text:style-name="T97">(</text:span>obs1<text:span text:style-name="T97">,</text:span> obs2<text:span text:style-name="T97">));</text:span> <text:span text:style-name="T103">// G statistic</text:span></text:p>
      <text:p text:style-name="P237"><text:span text:style-name="T110">System</text:span><text:span text:style-name="T97">.</text:span><text:span text:style-name="T106">out</text:span><text:span text:style-name="T97">.</text:span>println<text:span text:style-name="T97">(</text:span><text:span text:style-name="T110">TestUtils</text:span><text:span text:style-name="T97">.</text:span>gTestDataSetsComparison<text:span text:style-name="T97">(</text:span>obs1<text:span text:style-name="T97">,</text:span> obs2<text:span text:style-name="T97">));</text:span> <text:span text:style-name="T103">// p-value</text:span></text:p>
      <text:p text:style-name="P238"><text:s text:c="10"/></text:p>
      <text:p text:style-name="P156"><text:span text:style-name="T82">For 2 x 2 designs, the </text:span><text:span text:style-name="Teletype"><text:span text:style-name="T82">rootLogLikelihoodRaio</text:span></text:span><text:span text:style-name="T82"> method computes the </text:span><text:a xlink:type="simple" xlink:href="http://tdunning.blogspot.com/2008/03/surprise-and-coincidence.html" text:style-name="Internet_20_link" text:visited-style-name="Visited_20_Internet_20_Link"><text:span text:style-name="T92">signed root log likelihood ratio.</text:span></text:a><text:span text:style-name="T82">For example, suppose that for two events A and B, the observed count of AB (both </text:span><text:soft-page-break/><text:span text:style-name="T82">occurring) is 5, not A and B (B without A) is 1995, A not B is 0; and neither A nor B is 10000. Then</text:span></text:p>
      <text:p text:style-name="P237"><text:span text:style-name="T106">new</text:span> <text:span text:style-name="T110">GTest</text:span><text:span text:style-name="T97">().</text:span>rootLogLikelihoodRatio<text:span text:style-name="T97">(</text:span><text:span text:style-name="T100">5</text:span><text:span text:style-name="T97">,</text:span> <text:span text:style-name="T100">1995</text:span><text:span text:style-name="T97">,</text:span> <text:span text:style-name="T100">0</text:span><text:span text:style-name="T97">,</text:span> <text:span text:style-name="T100">100000</text:span><text:span text:style-name="T97">);</text:span></text:p>
      <text:p text:style-name="P238"><text:s text:c="10"/></text:p>
      <text:p text:style-name="P262">returns the root log likelihood associated with the null hypothesis that A and B are independent.</text:p>
      <text:p text:style-name="P211"><text:alphabetical-index-mark-start text:id="IMark62590968"/>One-Way Anova <text:alphabetical-index-mark-end text:id="IMark62590968"/>tests</text:p>
      <text:p text:style-name="P246"><text:span text:style-name="T106">double</text:span><text:span text:style-name="T97">[]</text:span> classA <text:span text:style-name="T97">=</text:span></text:p>
      <text:p text:style-name="P248"><text:s text:c="3"/><text:span text:style-name="T98">{</text:span><text:span text:style-name="T101">93.0</text:span><text:span text:style-name="T98">,</text:span><text:span text:style-name="T113"> </text:span><text:span text:style-name="T101">103.0</text:span><text:span text:style-name="T98">,</text:span><text:span text:style-name="T113"> </text:span><text:span text:style-name="T101">95.0</text:span><text:span text:style-name="T98">,</text:span><text:span text:style-name="T113"> </text:span><text:span text:style-name="T101">101.0</text:span><text:span text:style-name="T98">,</text:span><text:span text:style-name="T113"> </text:span><text:span text:style-name="T101">91.0</text:span><text:span text:style-name="T98">,</text:span><text:span text:style-name="T113"> </text:span><text:span text:style-name="T101">105.0</text:span><text:span text:style-name="T98">,</text:span><text:span text:style-name="T113"> </text:span><text:span text:style-name="T101">96.0</text:span><text:span text:style-name="T98">,</text:span><text:span text:style-name="T113"> </text:span><text:span text:style-name="T101">94.0</text:span><text:span text:style-name="T98">,</text:span><text:span text:style-name="T113"> </text:span><text:span text:style-name="T101">101.0</text:span><text:span text:style-name="T113"> </text:span><text:span text:style-name="T98">};</text:span></text:p>
      <text:p text:style-name="P246"><text:span text:style-name="T106">double</text:span><text:span text:style-name="T97">[]</text:span> classB <text:span text:style-name="T97">=</text:span></text:p>
      <text:p text:style-name="P248"><text:s text:c="3"/><text:span text:style-name="T98">{</text:span><text:span text:style-name="T101">99.0</text:span><text:span text:style-name="T98">,</text:span><text:span text:style-name="T113"> </text:span><text:span text:style-name="T101">92.0</text:span><text:span text:style-name="T98">,</text:span><text:span text:style-name="T113"> </text:span><text:span text:style-name="T101">102.0</text:span><text:span text:style-name="T98">,</text:span><text:span text:style-name="T113"> </text:span><text:span text:style-name="T101">100.0</text:span><text:span text:style-name="T98">,</text:span><text:span text:style-name="T113"> </text:span><text:span text:style-name="T101">102.0</text:span><text:span text:style-name="T98">,</text:span><text:span text:style-name="T113"> </text:span><text:span text:style-name="T101">89.0</text:span><text:span text:style-name="T113"> </text:span><text:span text:style-name="T98">};</text:span></text:p>
      <text:p text:style-name="P246"><text:span text:style-name="T106">double</text:span><text:span text:style-name="T97">[]</text:span> classC <text:span text:style-name="T97">=</text:span></text:p>
      <text:p text:style-name="P248"><text:s text:c="3"/><text:span text:style-name="T98">{</text:span><text:span text:style-name="T101">110.0</text:span><text:span text:style-name="T98">,</text:span><text:span text:style-name="T113"> </text:span><text:span text:style-name="T101">115.0</text:span><text:span text:style-name="T98">,</text:span><text:span text:style-name="T113"> </text:span><text:span text:style-name="T101">111.0</text:span><text:span text:style-name="T98">,</text:span><text:span text:style-name="T113"> </text:span><text:span text:style-name="T101">117.0</text:span><text:span text:style-name="T98">,</text:span><text:span text:style-name="T113"> </text:span><text:span text:style-name="T101">128.0</text:span><text:span text:style-name="T98">,</text:span><text:span text:style-name="T113"> </text:span><text:span text:style-name="T101">117.0</text:span><text:span text:style-name="T113"> </text:span><text:span text:style-name="T98">};</text:span></text:p>
      <text:p text:style-name="P246"><text:span text:style-name="T110">List</text:span> classes <text:span text:style-name="T97">=</text:span> <text:span text:style-name="T106">new</text:span> <text:span text:style-name="T110">ArrayList</text:span><text:span text:style-name="T97">();</text:span></text:p>
      <text:p text:style-name="P246">classes<text:span text:style-name="T97">.</text:span>add<text:span text:style-name="T97">(</text:span>classA<text:span text:style-name="T97">);</text:span></text:p>
      <text:p text:style-name="P246">classes<text:span text:style-name="T97">.</text:span>add<text:span text:style-name="T97">(</text:span>classB<text:span text:style-name="T97">);</text:span></text:p>
      <text:p text:style-name="P246">classes<text:span text:style-name="T97">.</text:span>add<text:span text:style-name="T97">(</text:span>classC<text:span text:style-name="T97">);</text:span></text:p>
      <text:p text:style-name="P248"><text:s text:c="10"/></text:p>
      <text:p text:style-name="P219"><text:span text:style-name="T82">Then you can compute ANOVA F- or p-values associated with the null hypothesis that the class means are all the same using a </text:span><text:span text:style-name="Teletype"><text:span text:style-name="T82">OneWayAnova</text:span></text:span><text:span text:style-name="T82"> instance or </text:span><text:span text:style-name="Teletype"><text:span text:style-name="T82">TestUtils</text:span></text:span><text:span text:style-name="T82"> methods:</text:span></text:p>
      <text:p text:style-name="P246"><text:span text:style-name="T106">double</text:span> fStatistic <text:span text:style-name="T97">=</text:span> <text:span text:style-name="T110">TestUtils</text:span><text:span text:style-name="T97">.</text:span>oneWayAnovaFValue<text:span text:style-name="T97">(</text:span>classes<text:span text:style-name="T97">);</text:span> <text:span text:style-name="T103">// F-value</text:span></text:p>
      <text:p text:style-name="P246"><text:span text:style-name="T106">double</text:span> pValue <text:span text:style-name="T97">=</text:span> <text:span text:style-name="T110">TestUtils</text:span><text:span text:style-name="T97">.</text:span>oneWayAnovaPValue<text:span text:style-name="T97">(</text:span>classes<text:span text:style-name="T97">);</text:span> <text:s text:c="4"/><text:span text:style-name="T103">// P-value</text:span></text:p>
      <text:p text:style-name="P248"><text:s text:c="10"/></text:p>
      <text:p text:style-name="P218">To test perform a One-Way Anova test with signficance level set at 0.01 (so the test will, assuming assumptions are met, reject the null hypothesis incorrectly only about one in 100 times), use</text:p>
      <text:p text:style-name="P246"><text:span text:style-name="T110">TestUtils</text:span><text:span text:style-name="T97">.</text:span>oneWayAnovaTest<text:span text:style-name="T97">(</text:span>classes<text:span text:style-name="T97">,</text:span> <text:span text:style-name="T100">0.01</text:span><text:span text:style-name="T97">);</text:span> <text:span text:style-name="T103">// returns a boolean</text:span></text:p>
      <text:p text:style-name="P248"><text:s text:c="42"/><text:span text:style-name="T104">// true means reject null hypothesis</text:span></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2405_1949149028"/>Numerical Analysis<text:bookmark-end text:name="__RefHeading___Toc32405_1949149028"/></text:h>
      <text:p text:style-name="P66"/>
      <text:h text:style-name="P336" text:outline-level="3"><text:bookmark-start text:name="__RefHeading___Toc32407_1949149028"/>4.1 Overview<text:bookmark-end text:name="__RefHeading___Toc32407_1949149028"/><text:bookmark text:name="a4.1_Overview"/></text:h>
      <text:p text:style-name="P199">The analysis package is the parent package for algorithms dealing with real-valued functions of one real variable. It contains dedicated sub-packages providing numerical root-finding, integration, interpolation and differentiation. It also contains a polynomials sub-package that considers polynomials with real coefficients as differentiable real functions.</text:p>
      <text:p text:style-name="P200">Functions interfaces are intended to be implemented by user code to represent their domain problems. The algorithms provided by the library will then operate on these function to find their roots, or integrate them, or ... Functions can be multivariate or univariate, real vectorial or matrix valued, and they can be differentiable or not.</text:p>
      <text:h text:style-name="Heading_20_3" text:outline-level="3"><text:bookmark-start text:name="__RefHeading___Toc32409_1949149028"/><text:soft-page-break/>Error handling<text:bookmark-end text:name="__RefHeading___Toc32409_1949149028"/><text:bookmark text:name="a4.2_Error_handling"/></text:h>
      <text:p text:style-name="P200">For user-defined functions, when the method encounters an error during evaluation, users must use their<text:span text:style-name="T42">own</text:span> unchecked exceptions. The following example shows the recommended way to do that, using root solving as the example (the same construct should be used for ODE integrators or for optimizations).</text:p>
      <text:p text:style-name="P249"><text:span text:style-name="T106">private</text:span> <text:span text:style-name="T106">static</text:span> <text:span text:style-name="T106">class</text:span> <text:span text:style-name="T110">LocalException</text:span> <text:span text:style-name="T106">extends</text:span> <text:span text:style-name="T110">RuntimeException</text:span> <text:span text:style-name="T97">{</text:span></text:p>
      <text:p text:style-name="P251"><text:s text:c="3"/><text:span text:style-name="T105">// the x value that caused the problem</text:span></text:p>
      <text:p text:style-name="P251"><text:s text:c="3"/><text:span text:style-name="T108">private</text:span><text:span text:style-name="T48"> </text:span><text:span text:style-name="T108">final</text:span><text:span text:style-name="T48"> </text:span><text:span text:style-name="T108">double</text:span><text:span text:style-name="T48"> x</text:span><text:span text:style-name="T99">;</text:span></text:p>
      <text:p text:style-name="P251"><text:s text:c="3"/><text:span text:style-name="T108">public</text:span><text:span text:style-name="T48"> </text:span><text:span text:style-name="T112">LocalException</text:span><text:span text:style-name="T99">(</text:span><text:span text:style-name="T108">double</text:span><text:span text:style-name="T48"> x</text:span><text:span text:style-name="T99">)</text:span><text:span text:style-name="T48"> </text:span><text:span text:style-name="T99">{</text:span></text:p>
      <text:p text:style-name="P251"><text:s text:c="5"/><text:span text:style-name="T108">this</text:span><text:span text:style-name="T99">.</text:span><text:span text:style-name="T48">x </text:span><text:span text:style-name="T99">=</text:span><text:span text:style-name="T48"> x</text:span><text:span text:style-name="T99">;</text:span></text:p>
      <text:p text:style-name="P251"><text:s text:c="3"/><text:span text:style-name="T99">}</text:span></text:p>
      <text:p text:style-name="P251"><text:s text:c="3"/><text:span text:style-name="T108">public</text:span><text:span text:style-name="T48"> </text:span><text:span text:style-name="T108">double</text:span><text:span text:style-name="T48"> getX</text:span><text:span text:style-name="T99">()</text:span><text:span text:style-name="T48"> </text:span><text:span text:style-name="T99">{</text:span></text:p>
      <text:p text:style-name="P251"><text:s text:c="5"/><text:span text:style-name="T108">return</text:span><text:span text:style-name="T48"> x</text:span><text:span text:style-name="T99">;</text:span></text:p>
      <text:p text:style-name="P251"><text:s text:c="3"/><text:span text:style-name="T99">}</text:span></text:p>
      <text:p text:style-name="P251"><text:s/><text:span text:style-name="T99">}</text:span></text:p>
      <text:p text:style-name="P251"><text:s/><text:span text:style-name="T108">private</text:span><text:span text:style-name="T48"> </text:span><text:span text:style-name="T108">static</text:span><text:span text:style-name="T48"> </text:span><text:span text:style-name="T108">class</text:span><text:span text:style-name="T48"> </text:span><text:span text:style-name="T112">MyFunction</text:span><text:span text:style-name="T48"> </text:span><text:span text:style-name="T108">implements</text:span><text:span text:style-name="T48"> </text:span><text:span text:style-name="T112">UnivariateFunction</text:span><text:span text:style-name="T48"> </text:span><text:span text:style-name="T99">{</text:span></text:p>
      <text:p text:style-name="P251"><text:s text:c="3"/><text:span text:style-name="T108">public</text:span><text:span text:style-name="T48"> </text:span><text:span text:style-name="T108">double</text:span><text:span text:style-name="T48"> value</text:span><text:span text:style-name="T99">(</text:span><text:span text:style-name="T108">double</text:span><text:span text:style-name="T48"> x</text:span><text:span text:style-name="T99">)</text:span><text:span text:style-name="T48"> </text:span><text:span text:style-name="T99">{</text:span></text:p>
      <text:p text:style-name="P251"><text:s text:c="5"/><text:span text:style-name="T108">double</text:span><text:span text:style-name="T48"> y </text:span><text:span text:style-name="T99">=</text:span><text:span text:style-name="T48"> hugeFormula</text:span><text:span text:style-name="T99">(</text:span><text:span text:style-name="T48">x</text:span><text:span text:style-name="T99">);</text:span></text:p>
      <text:p text:style-name="P251"><text:s text:c="5"/><text:span text:style-name="T108">if</text:span><text:span text:style-name="T48"> </text:span><text:span text:style-name="T99">(</text:span><text:span text:style-name="T48">somethingBadHappens</text:span><text:span text:style-name="T99">)</text:span><text:span text:style-name="T48"> </text:span><text:span text:style-name="T99">{</text:span></text:p>
      <text:p text:style-name="P251"><text:s text:c="7"/><text:span text:style-name="T108">throw</text:span><text:span text:style-name="T48"> </text:span><text:span text:style-name="T108">new</text:span><text:span text:style-name="T48"> </text:span><text:span text:style-name="T112">LocalException</text:span><text:span text:style-name="T99">(</text:span><text:span text:style-name="T48">x</text:span><text:span text:style-name="T99">);</text:span></text:p>
      <text:p text:style-name="P251"><text:s text:c="5"/><text:span text:style-name="T99">}</text:span></text:p>
      <text:p text:style-name="P251"><text:s text:c="5"/><text:span text:style-name="T108">return</text:span><text:span text:style-name="T48"> y</text:span><text:span text:style-name="T99">;</text:span></text:p>
      <text:p text:style-name="P251"><text:s text:c="3"/><text:span text:style-name="T99">}</text:span></text:p>
      <text:p text:style-name="P251"><text:s/><text:span text:style-name="T99">}</text:span></text:p>
      <text:p text:style-name="P251"><text:s/><text:span text:style-name="T108">public</text:span><text:span text:style-name="T48"> </text:span><text:span text:style-name="T108">void</text:span><text:span text:style-name="T48"> compute</text:span><text:span text:style-name="T99">()</text:span><text:span text:style-name="T48"> </text:span><text:span text:style-name="T99">{</text:span></text:p>
      <text:p text:style-name="P251"><text:s text:c="3"/><text:span text:style-name="T108">try</text:span><text:span text:style-name="T48"> </text:span><text:span text:style-name="T99">{</text:span></text:p>
      <text:p text:style-name="P251"><text:s text:c="5"/><text:span text:style-name="T48">solver</text:span><text:span text:style-name="T99">.</text:span><text:span text:style-name="T48">solve</text:span><text:span text:style-name="T99">(</text:span><text:span text:style-name="T48">maxEval</text:span><text:span text:style-name="T99">,</text:span><text:span text:style-name="T48"> </text:span><text:span text:style-name="T108">new</text:span><text:span text:style-name="T48"> </text:span><text:span text:style-name="T112">MyFunction</text:span><text:span text:style-name="T99">(</text:span><text:span text:style-name="T48">a</text:span><text:span text:style-name="T99">,</text:span><text:span text:style-name="T48"> b</text:span><text:span text:style-name="T99">,</text:span><text:span text:style-name="T48"> c</text:span><text:span text:style-name="T99">),</text:span><text:span text:style-name="T48"> min</text:span><text:span text:style-name="T99">,</text:span><text:span text:style-name="T48"> max</text:span><text:span text:style-name="T99">);</text:span></text:p>
      <text:p text:style-name="P251"><text:s text:c="3"/><text:span text:style-name="T99">}</text:span><text:span text:style-name="T48"> </text:span><text:span text:style-name="T108">catch</text:span><text:span text:style-name="T48"> </text:span><text:span text:style-name="T99">(</text:span><text:span text:style-name="T112">LocalException</text:span><text:span text:style-name="T48"> le</text:span><text:span text:style-name="T99">)</text:span><text:span text:style-name="T48"> </text:span><text:span text:style-name="T99">{</text:span></text:p>
      <text:p text:style-name="P251"><text:s text:c="5"/><text:span text:style-name="T105">// retrieve the x value</text:span></text:p>
      <text:p text:style-name="P251"><text:s text:c="3"/><text:span text:style-name="T99">}</text:span></text:p>
      <text:p text:style-name="P251"><text:s/><text:span text:style-name="T99">}</text:span></text:p>
      <text:p text:style-name="P251"><text:s/></text:p>
      <text:p text:style-name="P200">As shown in this example the exception is really something local to user code and there is a guarantee Apache Commons Math will not mess with it. The user is safe.</text:p>
      <text:h text:style-name="Heading_20_3" text:outline-level="3"><text:bookmark-start text:name="__RefHeading___Toc32411_1949149028"/><text:soft-page-break/><text:alphabetical-index-mark-start text:id="IMark61973064"/>Root-finding<text:bookmark-end text:name="__RefHeading___Toc32411_1949149028"/><text:bookmark text:name="a4.3_Root-finding"/><text:alphabetical-index-mark-end text:id="IMark61973064"/></text:h>
      <text:p text:style-name="P209"><text:a xlink:type="simple" xlink:href="http://commons.apache.org/proper/commons-math/apidocs/org/apache/commons/math3/analysis/solvers/UnivariateSolver.html" text:style-name="Internet_20_link" text:visited-style-name="Visited_20_Internet_20_Link"><text:span text:style-name="T92">UnivariateSolver</text:span></text:a><text:span text:style-name="T82">, </text:span><text:a xlink:type="simple" xlink:href="http://commons.apache.org/proper/commons-math/apidocs/org/apache/commons/math3/analysis/solvers/UnivariateDifferentiableSolver.html" text:style-name="Internet_20_link" text:visited-style-name="Visited_20_Internet_20_Link"><text:span text:style-name="T92">UnivariateDifferentiableSolver</text:span></text:a><text:span text:style-name="T82"> and </text:span><text:a xlink:type="simple" xlink:href="http://commons.apache.org/proper/commons-math/apidocs/org/apache/commons/math3/analysis/solvers/PolynomialSolver.html" text:style-name="Internet_20_link" text:visited-style-name="Visited_20_Internet_20_Link"><text:span text:style-name="T92">PolynomialSolver</text:span></text:a><text:span text:style-name="T82"> provide means to find roots of </text:span><text:a xlink:type="simple" xlink:href="http://commons.apache.org/proper/commons-math/apidocs/org/apache/commons/math3/analysis/UnivariateFunction.html" text:style-name="Internet_20_link" text:visited-style-name="Visited_20_Internet_20_Link"><text:span text:style-name="T92">univariate real-valued functions</text:span></text:a><text:span text:style-name="T82">, </text:span><text:a xlink:type="simple" xlink:href="http://commons.apache.org/proper/commons-math/apidocs/org/apache/commons/math3/analysis/differentiation/UnivariateDifferentiable.html" text:style-name="Internet_20_link" text:visited-style-name="Visited_20_Internet_20_Link"><text:span text:style-name="T92">differentiable univariate real-valued </text:span></text:a><text:a xlink:type="simple" xlink:href="http://commons.apache.org/proper/commons-math/apidocs/org/apache/commons/math3/analysis/differentiation/UnivariateDifferentiable.html" text:style-name="Internet_20_link" text:visited-style-name="Visited_20_Internet_20_Link"><text:span text:style-name="T92">functions</text:span></text:a><text:span text:style-name="T82">, and </text:span><text:a xlink:type="simple" xlink:href="http://commons.apache.org/proper/commons-math/apidocs/org/apache/commons/math3/analysis/polynomials/PolynomialFunction.html" text:style-name="Internet_20_link" text:visited-style-name="Visited_20_Internet_20_Link"><text:span text:style-name="T92">polynomial functions</text:span></text:a><text:span text:style-name="T82"> respectively. A root is the value where the function takes the value 0. Commons-Math includes implementations of the several root-finding algorithm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179">Root solvers</text:p>
          </table:table-cell>
          <table:covered-table-cell/>
          <table:covered-table-cell/>
          <table:covered-table-cell/>
          <table:covered-table-cell/>
        </table:table-row>
        <table:table-row>
          <table:table-cell table:style-name="Table2.A2" office:value-type="string">
            <text:p text:style-name="P178">Name</text:p>
          </table:table-cell>
          <table:table-cell table:style-name="Table2.A2" office:value-type="string">
            <text:p text:style-name="P178">Function type</text:p>
          </table:table-cell>
          <table:table-cell table:style-name="Table2.A2" office:value-type="string">
            <text:p text:style-name="P178">Convergence</text:p>
          </table:table-cell>
          <table:table-cell table:style-name="Table2.A2" office:value-type="string">
            <text:p text:style-name="P178">Needs initial bracketing</text:p>
          </table:table-cell>
          <table:table-cell table:style-name="Table2.E2" office:value-type="string">
            <text:p text:style-name="P178">Bracket side selection</text:p>
          </table:table-cell>
        </table:table-row>
        <table:table-row>
          <table:table-cell table:style-name="Table2.A3" office:value-type="string">
            <text:p text:style-name="P177"><text:a xlink:type="simple" xlink:href="http://commons.apache.org/proper/commons-math/apidocs/org/apache/commons/math3/analysis/solvers/BisectionSolver.html" text:style-name="Internet_20_link" text:visited-style-name="Visited_20_Internet_20_Link"><text:span text:style-name="T57">Bisection</text:span></text:a></text:p>
          </table:table-cell>
          <table:table-cell table:style-name="Table2.A3"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real-valued functions</text:span></text:a></text:p>
          </table:table-cell>
          <table:table-cell table:style-name="Table2.A3" office:value-type="string">
            <text:p text:style-name="P178">linear, guaranteed</text:p>
          </table:table-cell>
          <table:table-cell table:style-name="Table2.A3" office:value-type="string">
            <text:p text:style-name="P178">yes</text:p>
          </table:table-cell>
          <table:table-cell table:style-name="Table2.E3" office:value-type="string">
            <text:p text:style-name="P178">yes</text:p>
          </table:table-cell>
        </table:table-row>
        <table:table-row>
          <table:table-cell table:style-name="Table2.A2" office:value-type="string">
            <text:p text:style-name="P177"><text:a xlink:type="simple" xlink:href="http://commons.apache.org/proper/commons-math/apidocs/org/apache/commons/math3/analysis/solvers/BrentSolver.html" text:style-name="Internet_20_link" text:visited-style-name="Visited_20_Internet_20_Link"><text:span text:style-name="T57">Brent-Dekker</text:span></text:a></text:p>
          </table:table-cell>
          <table:table-cell table:style-name="Table2.A2"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real-valued functions</text:span></text:a></text:p>
          </table:table-cell>
          <table:table-cell table:style-name="Table2.A2" office:value-type="string">
            <text:p text:style-name="P178">super-linear, guaranteed</text:p>
          </table:table-cell>
          <table:table-cell table:style-name="Table2.A2" office:value-type="string">
            <text:p text:style-name="P178">yes</text:p>
          </table:table-cell>
          <table:table-cell table:style-name="Table2.E2" office:value-type="string">
            <text:p text:style-name="P178">no</text:p>
          </table:table-cell>
        </table:table-row>
        <table:table-row>
          <table:table-cell table:style-name="Table2.A3" office:value-type="string">
            <text:p text:style-name="P177"><text:a xlink:type="simple" xlink:href="http://commons.apache.org/proper/commons-math/apidocs/org/apache/commons/math3/analysis/solvers/BracketingNthOrderBrentSolver.html" text:style-name="Internet_20_link" text:visited-style-name="Visited_20_Internet_20_Link"><text:span text:style-name="T57">bracketing n</text:span></text:a><text:a xlink:type="simple" xlink:href="http://commons.apache.org/proper/commons-math/apidocs/org/apache/commons/math3/analysis/solvers/BracketingNthOrderBrentSolver.html" text:style-name="Internet_20_link" text:visited-style-name="Visited_20_Internet_20_Link"><text:span text:style-name="T58">th</text:span></text:a><text:a xlink:type="simple" xlink:href="http://commons.apache.org/proper/commons-math/apidocs/org/apache/commons/math3/analysis/solvers/BracketingNthOrderBrentSolver.html" text:style-name="Internet_20_link" text:visited-style-name="Visited_20_Internet_20_Link"><text:span text:style-name="T57"> order Brent</text:span></text:a></text:p>
          </table:table-cell>
          <table:table-cell table:style-name="Table2.A3"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real-valued functions</text:span></text:a></text:p>
          </table:table-cell>
          <table:table-cell table:style-name="Table2.A3" office:value-type="string">
            <text:p text:style-name="P178">variable order, guaranteed</text:p>
          </table:table-cell>
          <table:table-cell table:style-name="Table2.A3" office:value-type="string">
            <text:p text:style-name="P178">yes</text:p>
          </table:table-cell>
          <table:table-cell table:style-name="Table2.E3" office:value-type="string">
            <text:p text:style-name="P178">yes</text:p>
          </table:table-cell>
        </table:table-row>
        <table:table-row>
          <table:table-cell table:style-name="Table2.A2" office:value-type="string">
            <text:p text:style-name="P177"><text:a xlink:type="simple" xlink:href="http://commons.apache.org/proper/commons-math/apidocs/org/apache/commons/math3/analysis/solvers/IllinoisSolver.html" text:style-name="Internet_20_link" text:visited-style-name="Visited_20_Internet_20_Link"><text:span text:style-name="T57">Illinois Method</text:span></text:a></text:p>
          </table:table-cell>
          <table:table-cell table:style-name="Table2.A2"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real-valued functions</text:span></text:a></text:p>
          </table:table-cell>
          <table:table-cell table:style-name="Table2.A2" office:value-type="string">
            <text:p text:style-name="P178">super-linear, guaranteed</text:p>
          </table:table-cell>
          <table:table-cell table:style-name="Table2.A2" office:value-type="string">
            <text:p text:style-name="P178">yes</text:p>
          </table:table-cell>
          <table:table-cell table:style-name="Table2.E2" office:value-type="string">
            <text:p text:style-name="P178">yes</text:p>
          </table:table-cell>
        </table:table-row>
        <table:table-row>
          <table:table-cell table:style-name="Table2.A3" office:value-type="string">
            <text:p text:style-name="P177"><text:a xlink:type="simple" xlink:href="http://commons.apache.org/proper/commons-math/apidocs/org/apache/commons/math3/analysis/solvers/LaguerreSolver.html" text:style-name="Internet_20_link" text:visited-style-name="Visited_20_Internet_20_Link"><text:span text:style-name="T57">Laguerre's Method</text:span></text:a></text:p>
          </table:table-cell>
          <table:table-cell table:style-name="Table2.A3" office:value-type="string">
            <text:p text:style-name="P177"><text:a xlink:type="simple" xlink:href="http://commons.apache.org/proper/commons-math/apidocs/org/apache/commons/math3/analysis/polynomials/PolynomialFunction.html" text:style-name="Internet_20_link" text:visited-style-name="Visited_20_Internet_20_Link"><text:span text:style-name="T57">polynomial functions</text:span></text:a></text:p>
          </table:table-cell>
          <table:table-cell table:style-name="Table2.A3" office:value-type="string">
            <text:p text:style-name="P178">cubic for simple root, linear for multiple root</text:p>
          </table:table-cell>
          <table:table-cell table:style-name="Table2.A3" office:value-type="string">
            <text:p text:style-name="P178">yes</text:p>
          </table:table-cell>
          <table:table-cell table:style-name="Table2.E3" office:value-type="string">
            <text:p text:style-name="P178">no</text:p>
          </table:table-cell>
        </table:table-row>
        <table:table-row>
          <table:table-cell table:style-name="Table2.A2" office:value-type="string">
            <text:p text:style-name="P177"><text:a xlink:type="simple" xlink:href="http://commons.apache.org/proper/commons-math/apidocs/org/apache/commons/math3/analysis/solvers/MullerSolver.html" text:style-name="Internet_20_link" text:visited-style-name="Visited_20_Internet_20_Link"><text:span text:style-name="T57">Muller's Method</text:span></text:a><text:span text:style-name="T109"> using bracketing to deal with </text:span><text:soft-page-break/><text:span text:style-name="T109">real-valued functions</text:span></text:p>
          </table:table-cell>
          <table:table-cell table:style-name="Table2.A2"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real-valued functions</text:span></text:a></text:p>
          </table:table-cell>
          <table:table-cell table:style-name="Table2.A2" office:value-type="string">
            <text:p text:style-name="P178">quadratic close to roots</text:p>
          </table:table-cell>
          <table:table-cell table:style-name="Table2.A2" office:value-type="string">
            <text:p text:style-name="P178">yes</text:p>
          </table:table-cell>
          <table:table-cell table:style-name="Table2.E2" office:value-type="string">
            <text:p text:style-name="P178">no</text:p>
          </table:table-cell>
        </table:table-row>
        <table:table-row>
          <table:table-cell table:style-name="Table2.A3" office:value-type="string">
            <text:p text:style-name="P177"><text:a xlink:type="simple" xlink:href="http://commons.apache.org/proper/commons-math/apidocs/org/apache/commons/math3/analysis/solvers/MullerSolver2.html" text:style-name="Internet_20_link" text:visited-style-name="Visited_20_Internet_20_Link"><text:span text:style-name="T57">Muller's Method</text:span></text:a><text:span text:style-name="T109"> using modulus to deal with real-valued functions</text:span></text:p>
          </table:table-cell>
          <table:table-cell table:style-name="Table2.A3"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real-valued functions</text:span></text:a></text:p>
          </table:table-cell>
          <table:table-cell table:style-name="Table2.A3" office:value-type="string">
            <text:p text:style-name="P178">quadratic close to root</text:p>
          </table:table-cell>
          <table:table-cell table:style-name="Table2.A3" office:value-type="string">
            <text:p text:style-name="P178">yes</text:p>
          </table:table-cell>
          <table:table-cell table:style-name="Table2.E3" office:value-type="string">
            <text:p text:style-name="P178">no</text:p>
          </table:table-cell>
        </table:table-row>
        <table:table-row>
          <table:table-cell table:style-name="Table2.A2" office:value-type="string">
            <text:p text:style-name="P177"><text:a xlink:type="simple" xlink:href="http://commons.apache.org/proper/commons-math/apidocs/org/apache/commons/math3/analysis/solvers/NewtonRaphsonSolver.html" text:style-name="Internet_20_link" text:visited-style-name="Visited_20_Internet_20_Link"><text:span text:style-name="T57">Newton-Raphson's Method</text:span></text:a></text:p>
          </table:table-cell>
          <table:table-cell table:style-name="Table2.A2" office:value-type="string">
            <text:p text:style-name="P177"><text:a xlink:type="simple" xlink:href="http://commons.apache.org/proper/commons-math/apidocs/org/apache/commons/math3/analysis/differentiation/UnivariateDifferentiableFunction.html" text:style-name="Internet_20_link" text:visited-style-name="Visited_20_Internet_20_Link"><text:span text:style-name="T57">differentiable univariate real-valued functions</text:span></text:a></text:p>
          </table:table-cell>
          <table:table-cell table:style-name="Table2.A2" office:value-type="string">
            <text:p text:style-name="P178">quadratic, non-guaranteed</text:p>
          </table:table-cell>
          <table:table-cell table:style-name="Table2.A2" office:value-type="string">
            <text:p text:style-name="P178">no</text:p>
          </table:table-cell>
          <table:table-cell table:style-name="Table2.E2" office:value-type="string">
            <text:p text:style-name="P178">no</text:p>
          </table:table-cell>
        </table:table-row>
        <table:table-row>
          <table:table-cell table:style-name="Table2.A3" office:value-type="string">
            <text:p text:style-name="P177"><text:a xlink:type="simple" xlink:href="http://commons.apache.org/proper/commons-math/apidocs/org/apache/commons/math3/analysis/solvers/PegasusSolver.html" text:style-name="Internet_20_link" text:visited-style-name="Visited_20_Internet_20_Link"><text:span text:style-name="T57">Pegasus Method</text:span></text:a></text:p>
          </table:table-cell>
          <table:table-cell table:style-name="Table2.A3"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real-valued functions</text:span></text:a></text:p>
          </table:table-cell>
          <table:table-cell table:style-name="Table2.A3" office:value-type="string">
            <text:p text:style-name="P178">super-linear, guaranteed</text:p>
          </table:table-cell>
          <table:table-cell table:style-name="Table2.A3" office:value-type="string">
            <text:p text:style-name="P178">yes</text:p>
          </table:table-cell>
          <table:table-cell table:style-name="Table2.E3" office:value-type="string">
            <text:p text:style-name="P178">yes</text:p>
          </table:table-cell>
        </table:table-row>
        <table:table-row>
          <table:table-cell table:style-name="Table2.A2" office:value-type="string">
            <text:p text:style-name="P177"><text:a xlink:type="simple" xlink:href="http://commons.apache.org/proper/commons-math/apidocs/org/apache/commons/math3/analysis/solvers/RegulaFalsiSolver.html" text:style-name="Internet_20_link" text:visited-style-name="Visited_20_Internet_20_Link"><text:span text:style-name="T57">Regula Falsi (false </text:span></text:a><text:a xlink:type="simple" xlink:href="http://commons.apache.org/proper/commons-math/apidocs/org/apache/commons/math3/analysis/solvers/RegulaFalsiSolver.html" text:style-name="Internet_20_link" text:visited-style-name="Visited_20_Internet_20_Link"><text:span text:style-name="T57">position) Method</text:span></text:a></text:p>
          </table:table-cell>
          <table:table-cell table:style-name="Table2.A2"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text:span></text:a><text:a xlink:type="simple" xlink:href="http://commons.apache.org/proper/commons-math/apidocs/org/apache/commons/math3/analysis/UnivariateFunction.html" text:style-name="Internet_20_link" text:visited-style-name="Visited_20_Internet_20_Link"><text:span text:style-name="T57">real-valued functions</text:span></text:a></text:p>
          </table:table-cell>
          <table:table-cell table:style-name="Table2.A2" office:value-type="string">
            <text:p text:style-name="P178">linear, guaranteed</text:p>
          </table:table-cell>
          <table:table-cell table:style-name="Table2.A2" office:value-type="string">
            <text:p text:style-name="P178">yes</text:p>
          </table:table-cell>
          <table:table-cell table:style-name="Table2.E2" office:value-type="string">
            <text:p text:style-name="P178">yes</text:p>
          </table:table-cell>
        </table:table-row>
        <table:table-row>
          <table:table-cell table:style-name="Table2.A3" office:value-type="string">
            <text:p text:style-name="P177"><text:a xlink:type="simple" xlink:href="http://commons.apache.org/proper/commons-math/apidocs/org/apache/commons/math3/analysis/solvers/RiddersSolver.html" text:style-name="Internet_20_link" text:visited-style-name="Visited_20_Internet_20_Link"><text:span text:style-name="T57">Ridder's Method</text:span></text:a></text:p>
          </table:table-cell>
          <table:table-cell table:style-name="Table2.A3"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real-valued functions</text:span></text:a></text:p>
          </table:table-cell>
          <table:table-cell table:style-name="Table2.A3" office:value-type="string">
            <text:p text:style-name="P178">super-linear</text:p>
          </table:table-cell>
          <table:table-cell table:style-name="Table2.A3" office:value-type="string">
            <text:p text:style-name="P178">yes</text:p>
          </table:table-cell>
          <table:table-cell table:style-name="Table2.E3" office:value-type="string">
            <text:p text:style-name="P178">no</text:p>
          </table:table-cell>
        </table:table-row>
        <table:table-row>
          <table:table-cell table:style-name="Table2.A2" office:value-type="string">
            <text:p text:style-name="P177"><text:a xlink:type="simple" xlink:href="http://commons.apache.org/proper/commons-math/apidocs/org/apache/commons/math3/analysis/solvers/SecantSolver.html" text:style-name="Internet_20_link" text:visited-style-name="Visited_20_Internet_20_Link"><text:span text:style-name="T57">Secant Method</text:span></text:a></text:p>
          </table:table-cell>
          <table:table-cell table:style-name="Table2.A2" office:value-type="string">
            <text:p text:style-name="P177"><text:a xlink:type="simple" xlink:href="http://commons.apache.org/proper/commons-math/apidocs/org/apache/commons/math3/analysis/UnivariateFunction.html" text:style-name="Internet_20_link" text:visited-style-name="Visited_20_Internet_20_Link"><text:span text:style-name="T57">univariate real-</text:span></text:a><text:a xlink:type="simple" xlink:href="http://commons.apache.org/proper/commons-math/apidocs/org/apache/commons/math3/analysis/UnivariateFunction.html" text:style-name="Internet_20_link" text:visited-style-name="Visited_20_Internet_20_Link"><text:span text:style-name="T57">valued functions</text:span></text:a></text:p>
          </table:table-cell>
          <table:table-cell table:style-name="Table2.A2" office:value-type="string">
            <text:p text:style-name="P178">super-linear, non-guaranteed</text:p>
          </table:table-cell>
          <table:table-cell table:style-name="Table2.A2" office:value-type="string">
            <text:p text:style-name="P178">yes</text:p>
          </table:table-cell>
          <table:table-cell table:style-name="Table2.E2" office:value-type="string">
            <text:p text:style-name="P178">no</text:p>
          </table:table-cell>
        </table:table-row>
      </table:table>
      <text:p text:style-name="P199">Some algorithms require that the initial search interval brackets the root (i.e. the function values at interval end points have opposite signs). Some algorithms preserve bracketing throughout computation and allow user to specify which side of the convergence interval to select as the root. It is also possible to force a side selection after a root has been found even for algorithms that do not provide this feature by themselves. This is useful for example in sequential search, for which a new search interval is started after a root has been found in order to find the next root. In this case, user must select a side to ensure his loop is not stuck on one root and always return the same solution without making any progress.</text:p>
      <text:p text:style-name="P199">There are numerous non-obvious traps and pitfalls in root finding. First, the usual disclaimers due to the way real world computers calculate values apply. If the computation of the function provides numerical instabilities, for example due to bit cancellation, the root finding algorithms may behave badly and fail to <text:soft-page-break/>converge or even return bogus values. There will not necessarily be an indication that the computed root is way off the true value. Secondly, the root finding problem itself may be inherently ill-conditioned. There is a "domain of indeterminacy", the interval for which the function has near zero absolute values around the true root, which may be large. Even worse, small problems like roundoff error may cause the function value to "numerically oscillate" between negative and positive values. This may again result in roots way off the true value, without indication. There is not much a generic algorithm can do if ill-conditioned problems are met. A way around this is to transform the problem in order to get a better conditioned function. Proper selection of a root-finding algorithm and its configuration parameters requires knowledge of the analytical properties of the function under analysis and numerical analysis techniques. Users are encouraged to consult a numerical analysis text (or a numerical analyst) when selecting and configuring a solver.</text:p>
      <text:p text:style-name="P209"><text:span text:style-name="T76">In order to use the root-finding features, first a solver object must be created by calling its constructor, often providing relative and absolute accuracy. Using a solver object, roots of functions are easily found using the </text:span><text:span text:style-name="Teletype"><text:span text:style-name="T76">solve</text:span></text:span><text:span text:style-name="T76"> methods. These methods takes a maximum iteration count </text:span><text:span text:style-name="Teletype"><text:span text:style-name="T76">maxEval</text:span></text:span><text:span text:style-name="T76">, a function </text:span><text:span text:style-name="Teletype"><text:span text:style-name="T76">f</text:span></text:span><text:span text:style-name="T76">, and either two domain values, </text:span><text:span text:style-name="Teletype"><text:span text:style-name="T76">min</text:span></text:span><text:span text:style-name="T76"> and </text:span><text:span text:style-name="Teletype"><text:span text:style-name="T76">max</text:span></text:span><text:span text:style-name="T76">, or a </text:span><text:span text:style-name="Teletype"><text:span text:style-name="T76">startValue</text:span></text:span><text:span text:style-name="T76"> as parameters. If the maximal number of iterations count is exceeded, non-convergence is assumed and a </text:span><text:span text:style-name="Teletype"><text:span text:style-name="T76">ConvergenceException</text:span></text:span><text:span text:style-name="T76"> exception is thrown. A suggested value is 100, which should be plenty, given that a bisection algorithm can't get any more accurate after 52 iterations because of the number of mantissa bits in a double precision floating point number. If a number of ill-conditioned problems is to be solved, this number can be decreased in order to avoid wasting time.</text:span><text:a xlink:type="simple" xlink:href="http://commons.apache.org/proper/commons-math/apidocs/org/apache/commons/math3/analysis/solvers/BracketedUnivariateSolver.html" text:style-name="Internet_20_link" text:visited-style-name="Visited_20_Internet_20_Link"><text:span text:style-name="T94">Bracketed solvers</text:span></text:a><text:span text:style-name="T76"> also take an </text:span><text:a xlink:type="simple" xlink:href="http://commons.apache.org/proper/commons-math/apidocs/org/apache/commons/math3/analysis/solvers/AllowedSolution.html" text:style-name="Internet_20_link" text:visited-style-name="Visited_20_Internet_20_Link"><text:span text:style-name="T94">allowed solution</text:span></text:a><text:span text:style-name="T76"> enum parameter to specify which side of the final convergence interval should be selected as the root. It can be </text:span><text:span text:style-name="Teletype"><text:span text:style-name="T76">ANY_SIDE</text:span></text:span><text:span text:style-name="T76">, </text:span><text:span text:style-name="Teletype"><text:span text:style-name="T76">LEFT_SIDE</text:span></text:span><text:span text:style-name="T76">, </text:span><text:span text:style-name="Teletype"><text:span text:style-name="T76">RIGHT_SIDE</text:span></text:span><text:span text:style-name="T76">,</text:span><text:span text:style-name="Teletype"><text:span text:style-name="T76">BELOW_SIDE</text:span></text:span><text:span text:style-name="T76"> or </text:span><text:span text:style-name="Teletype"><text:span text:style-name="T76">ABOVE_SIDE</text:span></text:span><text:span text:style-name="T76">. Left and right are used to specify the root along the function parameter axis while below and above refer to the function value axis. The solve methods compute a value </text:span><text:span text:style-name="Teletype"><text:span text:style-name="T76">c</text:span></text:span><text:span text:style-name="T76"> such that:</text:span></text:p>
      <text:list xml:id="list3867516008779377567" text:style-name="L18">
        <text:list-item>
          <text:p text:style-name="P322"><text:span text:style-name="Teletype"><text:span text:style-name="T76">f(c) = 0.0</text:span></text:span><text:span text:style-name="T76"> (see "function value accuracy")</text:span></text:p>
        </text:list-item>
        <text:list-item>
          <text:p text:style-name="P316"><text:span text:style-name="Teletype"><text:span text:style-name="T76">min &lt;= c &lt;= max</text:span></text:span><text:span text:style-name="T76"> (except for the secant method, which may find a solution outside the interval)</text:span></text:p>
        </text:list-item>
      </text:list>
      <text:p text:style-name="P192">Typical usage:</text:p>
      <text:p text:style-name="P246"><text:span text:style-name="T110">UnivariateFunction</text:span> <text:span text:style-name="T106">function</text:span> <text:span text:style-name="T97">=</text:span> <text:span text:style-name="T103">// some user defined function object</text:span></text:p>
      <text:p text:style-name="P246"><text:span text:style-name="T106">final</text:span> <text:span text:style-name="T106">double</text:span> relativeAccuracy <text:span text:style-name="T97">=</text:span> <text:span text:style-name="T100">1.0e-12</text:span><text:span text:style-name="T97">;</text:span></text:p>
      <text:p text:style-name="P246"><text:span text:style-name="T106">final</text:span> <text:span text:style-name="T106">double</text:span> absoluteAccuracy <text:span text:style-name="T97">=</text:span> <text:span text:style-name="T100">1.0e-8</text:span><text:span text:style-name="T97">;</text:span></text:p>
      <text:p text:style-name="P246"><text:span text:style-name="T106">final</text:span> <text:span text:style-name="T106">int</text:span> <text:s text:c="3"/>maxOrder <text:s text:c="8"/><text:span text:style-name="T97">=</text:span> <text:span text:style-name="T100">5</text:span><text:span text:style-name="T97">;</text:span></text:p>
      <text:p text:style-name="P246"><text:soft-page-break/><text:span text:style-name="T110">UnivariateSolver</text:span> solver <text:s text:c="2"/><text:span text:style-name="T97">=</text:span> <text:span text:style-name="T106">new</text:span> <text:span text:style-name="T110">BracketingNthOrderBrentSolver</text:span><text:span text:style-name="T97">(</text:span>relativeAccuracy<text:span text:style-name="T97">,</text:span> absoluteAccuracy<text:span text:style-name="T97">,</text:span> maxOrder<text:span text:style-name="T97">);</text:span></text:p>
      <text:p text:style-name="P246"><text:span text:style-name="T106">double</text:span> c <text:span text:style-name="T97">=</text:span> solver<text:span text:style-name="T97">.</text:span>solve<text:span text:style-name="T97">(</text:span><text:span text:style-name="T100">100</text:span><text:span text:style-name="T97">,</text:span> <text:span text:style-name="T106">function</text:span><text:span text:style-name="T97">,</text:span> <text:span text:style-name="T100">1.0</text:span><text:span text:style-name="T97">,</text:span> <text:span text:style-name="T100">5.0</text:span><text:span text:style-name="T97">,</text:span> <text:span text:style-name="T110">AllowedSolution</text:span><text:span text:style-name="T97">.</text:span>LEFT_SIDE<text:span text:style-name="T97">);</text:span></text:p>
      <text:p text:style-name="P192">Force bracketing, by refining a base solution found by a non-bracketing solver:</text:p>
      <text:p text:style-name="P246"><text:span text:style-name="T110">UnivariateFunction</text:span> <text:span text:style-name="T106">function</text:span> <text:span text:style-name="T97">=</text:span> <text:span text:style-name="T103">// some user defined function object</text:span></text:p>
      <text:p text:style-name="P246"><text:span text:style-name="T106">final</text:span> <text:span text:style-name="T106">double</text:span> relativeAccuracy <text:span text:style-name="T97">=</text:span> <text:span text:style-name="T100">1.0e-12</text:span><text:span text:style-name="T97">;</text:span></text:p>
      <text:p text:style-name="P246"><text:span text:style-name="T106">final</text:span> <text:span text:style-name="T106">double</text:span> absoluteAccuracy <text:span text:style-name="T97">=</text:span> <text:span text:style-name="T100">1.0e-8</text:span><text:span text:style-name="T97">;</text:span></text:p>
      <text:p text:style-name="P246"><text:span text:style-name="T110">UnivariateSolver</text:span> nonBracketing <text:span text:style-name="T97">=</text:span> <text:span text:style-name="T106">new</text:span> <text:span text:style-name="T110">BrentSolver</text:span><text:span text:style-name="T97">(</text:span>relativeAccuracy<text:span text:style-name="T97">,</text:span> absoluteAccuracy<text:span text:style-name="T97">);</text:span></text:p>
      <text:p text:style-name="P246"><text:span text:style-name="T106">double</text:span> baseRoot <text:span text:style-name="T97">=</text:span> nonBracketing<text:span text:style-name="T97">.</text:span>solve<text:span text:style-name="T97">(</text:span><text:span text:style-name="T100">100</text:span><text:span text:style-name="T97">,</text:span> <text:span text:style-name="T106">function</text:span><text:span text:style-name="T97">,</text:span> <text:span text:style-name="T100">1.0</text:span><text:span text:style-name="T97">,</text:span> <text:span text:style-name="T100">5.0</text:span><text:span text:style-name="T97">);</text:span></text:p>
      <text:p text:style-name="P246"><text:span text:style-name="T106">double</text:span> c <text:span text:style-name="T97">=</text:span> <text:span text:style-name="T110">UnivariateSolverUtils</text:span><text:span text:style-name="T97">.</text:span>forceSide<text:span text:style-name="T97">(</text:span><text:span text:style-name="T100">100</text:span><text:span text:style-name="T97">,</text:span> <text:span text:style-name="T106">function</text:span><text:span text:style-name="T97">,</text:span></text:p>
      <text:p text:style-name="P248"><text:s text:c="43"/><text:span text:style-name="T107">new</text:span><text:span text:style-name="T113"> </text:span><text:span text:style-name="T111">PegasusSolver</text:span><text:span text:style-name="T98">(</text:span><text:span text:style-name="T113">relativeAccuracy</text:span><text:span text:style-name="T98">,</text:span><text:span text:style-name="T113"> absoluteAccuracy</text:span><text:span text:style-name="T98">),</text:span></text:p>
      <text:p text:style-name="P248"><text:s text:c="43"/><text:span text:style-name="T113">baseRoot</text:span><text:span text:style-name="T98">,</text:span><text:span text:style-name="T113"> </text:span><text:span text:style-name="T101">1.0</text:span><text:span text:style-name="T98">,</text:span><text:span text:style-name="T113"> </text:span><text:span text:style-name="T101">5.0</text:span><text:span text:style-name="T98">,</text:span><text:span text:style-name="T113"> </text:span><text:span text:style-name="T111">AllowedSolution</text:span><text:span text:style-name="T98">.</text:span><text:span text:style-name="T113">LEFT_SIDE</text:span><text:span text:style-name="T98">);</text:span></text:p>
      <text:p text:style-name="P192"/>
      <text:p text:style-name="P207"><text:span text:style-name="T76">The </text:span><text:span text:style-name="Teletype"><text:span text:style-name="T76">BrentSolver</text:span></text:span><text:span text:style-name="T76"> uses the Brent-Dekker algorithm which is fast and robust. If there are multiple roots in the interval, or there is a large domain of indeterminacy, the algorithm will converge to a random root in the interval without indication that there are problems. Interestingly, the examined text book implementations all disagree in details of the convergence criteria. Also each implementation had problems for one of the test cases, so the expressions had to be fudged further. Don't expect to get exactly the same root values as for other implementations of this algorithm.</text:span></text:p>
      <text:p text:style-name="P207"><text:span text:style-name="T76">The </text:span><text:span text:style-name="Teletype"><text:span text:style-name="T76">BracketingNthOrderBrentSolver</text:span></text:span><text:span text:style-name="T76"> uses an extension of the Brent-Dekker algorithm which uses inverse n</text:span><text:span text:style-name="T90">th</text:span><text:span text:style-name="T76"> order polynomial interpolation instead of inverse quadratic interpolation, and which allows selection of the side of the convergence interval for result bracketing. This is now the recommended algorithm for most users since it has the largest order, doesn't require derivatives, has guaranteed convergence and allows result bracket selection.</text:span></text:p>
      <text:p text:style-name="P207"><text:span text:style-name="T76">The </text:span><text:span text:style-name="Teletype"><text:span text:style-name="T76">SecantSolver</text:span></text:span><text:span text:style-name="T76"> uses a straightforward secant algorithm which does not bracket the search and therefore does not guarantee convergence. It may be faster than Brent on some well-behaved functions.</text:span></text:p>
      <text:p text:style-name="P207"><text:soft-page-break/><text:span text:style-name="T76">The </text:span><text:span text:style-name="Teletype"><text:span text:style-name="T76">RegulaFalsiSolver</text:span></text:span><text:span text:style-name="T76"> is variation of secant preserving bracketing, but then it may be slow, as one end point of the search interval will become fixed after and only the other end point will converge to the root, hence resulting in a search interval size that does not decrease to zero.</text:span></text:p>
      <text:p text:style-name="P207"><text:span text:style-name="T76">The </text:span><text:span text:style-name="Teletype"><text:span text:style-name="T76">IllinoisSolver</text:span></text:span><text:span text:style-name="T76"> and </text:span><text:span text:style-name="Teletype"><text:span text:style-name="T76">PegasusSolver</text:span></text:span><text:span text:style-name="T76"> are well-known variations of regula falsi that fix the problem of stuck end points by slightly weighting one endpoint to balance the interval at next iteration. Pegasus is often faster than Illinois. Pegasus may be the algorithm of choice for selecting a specific side of the convergence interval.</text:span></text:p>
      <text:p text:style-name="P207"><text:span text:style-name="T76">The </text:span><text:span text:style-name="Teletype"><text:span text:style-name="T76">BisectionSolver</text:span></text:span><text:span text:style-name="T76"> is included for completeness and for establishing a fall back in cases of emergency. The algorithm is simple, most likely bug free and guaranteed to converge even in very adverse circumstances which might cause other algorithms to malfunction. The drawback is of course that it is also guaranteed to be slow.</text:span></text:p>
      <text:p text:style-name="P207"><text:span text:style-name="T76">The </text:span><text:span text:style-name="Teletype"><text:span text:style-name="T76">UnivariateSolver</text:span></text:span><text:span text:style-name="T76"> interface exposes many properties to control the convergence of a solver. The accuracy properties are set at solver instance creation and cannot be changed afterwards, there are only getters to retriveve their values, no setters are available.</text:span></text:p>
      <text:p text:style-name="P93"/>
      <table:table table:name="Table3" table:style-name="Table3">
        <table:table-column table:style-name="Table3.A"/>
        <table:table-column table:style-name="Table3.B"/>
        <table:table-row>
          <table:table-cell table:style-name="Table3.A1" office:value-type="string">
            <text:p text:style-name="Text_20_body">Property</text:p>
          </table:table-cell>
          <table:table-cell table:style-name="Table3.A1" office:value-type="string">
            <text:p text:style-name="Text_20_body">Purpose</text:p>
          </table:table-cell>
        </table:table-row>
        <table:table-row>
          <table:table-cell table:style-name="Table3.A2" office:value-type="string">
            <text:p text:style-name="Text_20_body">Absolute accuracy</text:p>
          </table:table-cell>
          <table:table-cell table:style-name="Table3.A2" office:value-type="string">
            <text:p text:style-name="Text_20_body">The Absolute Accuracy is (estimated) maximal difference between the computed root and the true root of the function. This is what most people think of as "accuracy" intuitively. The default value is chosen as a sane value for most real world problems, for roots in the range from -100 to +100. For accurate computation of roots near zero, in the range form -0.0001 to +0.0001, the value may be decreased. For computing roots much larger in absolute value than 100, the default absolute accuracy may never be reached because the given relative accuracy is reached first.</text:p>
          </table:table-cell>
        </table:table-row>
        <table:table-row>
          <table:table-cell table:style-name="Table3.A3" office:value-type="string">
            <text:p text:style-name="Text_20_body">Relative accuracy</text:p>
          </table:table-cell>
          <table:table-cell table:style-name="Table3.A3" office:value-type="string">
            <text:p text:style-name="Text_20_body">The Relative Accuracy is the maximal difference between the computed root and the true root, divided by the maximum of the absolute values of the numbers. This accuracy measurement is better suited for numerical calculations with computers, due to the way floating point numbers are represented. The default value is chosen so that algorithms will get a result even for roots with large absolute values, even <text:soft-page-break/>while it may be impossible to reach the given absolute accuracy.</text:p>
          </table:table-cell>
        </table:table-row>
        <table:table-row>
          <table:table-cell table:style-name="Table3.A2" office:value-type="string">
            <text:p text:style-name="Text_20_body">Function value accuracy</text:p>
          </table:table-cell>
          <table:table-cell table:style-name="Table3.A2" office:value-type="string">
            <text:p text:style-name="Text_20_body">This value is used by some algorithms in order to prevent numerical instabilities. If the function is evaluated to an absolute value smaller than the Function Value Accuracy, the algorithms assume they hit a root and return the value immediately. The default value is a "very small value". If the goal is to get a near zero function value rather than an accurate root, computation may be sped up by setting this value appropriately.</text:p>
          </table:table-cell>
        </table:table-row>
      </table:table>
      <text:p text:style-name="Text_20_body"/>
      <text:h text:style-name="Heading_20_3" text:outline-level="3"><text:bookmark-start text:name="__RefHeading___Toc32413_1949149028"/><text:alphabetical-index-mark-start text:id="IMark66300264"/>Interpolation<text:bookmark-end text:name="__RefHeading___Toc32413_1949149028"/><text:bookmark text:name="a4.4_Interpolation"/><text:alphabetical-index-mark-end text:id="IMark66300264"/></text:h>
      <text:p text:style-name="P209"><text:span text:style-name="T76">A </text:span><text:a xlink:type="simple" xlink:href="http://commons.apache.org/proper/commons-math/apidocs/org/apache/commons/math3/analysis/interpolation/UnivariateInterpolator.html" text:style-name="Internet_20_link" text:visited-style-name="Visited_20_Internet_20_Link"><text:span text:style-name="T94">UnivariateInterpolator</text:span></text:a><text:span text:style-name="T76"> is used to find a univariate real-valued function </text:span><text:span text:style-name="Teletype"><text:span text:style-name="T76">f</text:span></text:span><text:span text:style-name="T76"> which for a given set of ordered pairs (</text:span><text:span text:style-name="Teletype"><text:span text:style-name="T76">x</text:span></text:span><text:span text:style-name="Teletype"><text:span text:style-name="T88">i</text:span></text:span><text:span text:style-name="T76">,</text:span><text:span text:style-name="Teletype"><text:span text:style-name="T76">y</text:span></text:span><text:span text:style-name="Teletype"><text:span text:style-name="T88">i</text:span></text:span><text:span text:style-name="T76">) yields </text:span><text:span text:style-name="Teletype"><text:span text:style-name="T76">f(x</text:span></text:span><text:span text:style-name="Teletype"><text:span text:style-name="T88">i</text:span></text:span><text:span text:style-name="Teletype"><text:span text:style-name="T76">)=y</text:span></text:span><text:span text:style-name="Teletype"><text:span text:style-name="T88">i</text:span></text:span><text:span text:style-name="T76"> to the best accuracy possible. The result is provided as an object implementing the </text:span><text:a xlink:type="simple" xlink:href="http://commons.apache.org/proper/commons-math/apidocs/org/apache/commons/math3/analysis/UnivariateFunction.html" text:style-name="Internet_20_link" text:visited-style-name="Visited_20_Internet_20_Link"><text:span text:style-name="T94">UnivariateFunction</text:span></text:a><text:span text:style-name="T76"> interface. It can therefore be evaluated at any point, including point not belonging to the original set. Currently, only an interpolator for generating natural cubic splines and a polynomial interpolator are available. There is no interpolator factory, mainly because the interpolation algorithm is more determined by the kind of the interpolated function rather than the set of points to interpolate. There aren't currently any accuracy controls either, as interpolation accuracy is in general determined by the algorithm.</text:span></text:p>
      <text:p text:style-name="P199">Typical usage:</text:p>
      <text:p text:style-name="P250"><text:span text:style-name="T106">double</text:span> x<text:span text:style-name="T97">[]</text:span> <text:span text:style-name="T97">=</text:span> <text:span text:style-name="T97">{</text:span> <text:span text:style-name="T100">0.0</text:span><text:span text:style-name="T97">,</text:span> <text:span text:style-name="T100">1.0</text:span><text:span text:style-name="T97">,</text:span> <text:span text:style-name="T100">2.0</text:span> <text:span text:style-name="T97">};</text:span></text:p>
      <text:p text:style-name="P250"><text:span text:style-name="T106">double</text:span> y<text:span text:style-name="T97">[]</text:span> <text:span text:style-name="T97">=</text:span> <text:span text:style-name="T97">{</text:span> <text:span text:style-name="T100">1.0</text:span><text:span text:style-name="T97">,</text:span> <text:span text:style-name="T97">-</text:span><text:span text:style-name="T100">1.0</text:span><text:span text:style-name="T97">,</text:span> <text:span text:style-name="T100">2.0</text:span><text:span text:style-name="T97">);</text:span></text:p>
      <text:p text:style-name="P250"><text:span text:style-name="T110">UnivariateInterpolator</text:span> interpolator <text:span text:style-name="T97">=</text:span> <text:span text:style-name="T106">new</text:span> <text:span text:style-name="T110">SplineInterpolator</text:span><text:span text:style-name="T97">();</text:span></text:p>
      <text:p text:style-name="P250"><text:span text:style-name="T110">UnivariateFunction</text:span> <text:span text:style-name="T106">function</text:span> <text:span text:style-name="T97">=</text:span> interpolator<text:span text:style-name="T97">.</text:span>interpolate<text:span text:style-name="T97">(</text:span>x<text:span text:style-name="T97">,</text:span> y<text:span text:style-name="T97">);</text:span></text:p>
      <text:p text:style-name="P250"><text:span text:style-name="T106">double</text:span> interpolationX <text:span text:style-name="T97">=</text:span> <text:span text:style-name="T100">0.5</text:span><text:span text:style-name="T97">;</text:span></text:p>
      <text:p text:style-name="P250"><text:span text:style-name="T106">double</text:span> interpolatedY <text:span text:style-name="T97">=</text:span> <text:span text:style-name="T106">function</text:span><text:span text:style-name="T97">.</text:span>evaluate<text:span text:style-name="T97">(</text:span>x<text:span text:style-name="T97">);</text:span></text:p>
      <text:p text:style-name="P250"><text:span text:style-name="T110">System</text:span><text:span text:style-name="T97">.</text:span><text:span text:style-name="T106">out</text:span> println<text:span text:style-name="T97">(</text:span><text:span text:style-name="T114">"f("</text:span> <text:span text:style-name="T97">+</text:span> interpolationX <text:span text:style-name="T97">+</text:span> <text:span text:style-name="T114">") = "</text:span> <text:span text:style-name="T97">+</text:span> interpolatedY<text:span text:style-name="T97">);</text:span></text:p>
      <text:p text:style-name="P209"><text:span text:style-name="T76">A natural cubic spline is a function consisting of a polynomial of third degree for each subinterval determined by the x-coordinates of the interpolated points. A function interpolating </text:span><text:span text:style-name="Teletype"><text:span text:style-name="T76">N</text:span></text:span><text:span text:style-name="T76"> value pairs consists of </text:span><text:span text:style-name="Teletype"><text:span text:style-name="T76">N-1</text:span></text:span><text:span text:style-name="T76">polynomials. The function is continuous, smooth and can be differentiated twice. The second </text:span><text:soft-page-break/><text:span text:style-name="T76">derivative is continuous but not smooth. The x values passed to the interpolator must be ordered in ascending order. It is not valid to evaluate the function for values outside the range </text:span><text:span text:style-name="Teletype"><text:span text:style-name="T76">x</text:span></text:span><text:span text:style-name="Teletype"><text:span text:style-name="T88">0</text:span></text:span><text:span text:style-name="T76">..</text:span><text:span text:style-name="Teletype"><text:span text:style-name="T76">x</text:span></text:span><text:span text:style-name="Teletype"><text:span text:style-name="T88">N</text:span></text:span><text:span text:style-name="T76">.</text:span></text:p>
      <text:p text:style-name="P209"><text:span text:style-name="T76">The polynomial function returned by the Neville's algorithm is a single polynomial guaranteed to pass exactly through the interpolation points. The degree of the polynomial is the number of points minus 1 (i.e. the interpolation polynomial for a three points set will be a quadratic polynomial). Despite the fact the interpolating polynomials is a perfect approximation of a function at interpolation points, it may be a loose approximation between the points. Due to </text:span><text:a xlink:type="simple" xlink:href="http://en.wikipedia.org/wiki/Runge's_phenomenon" text:style-name="Internet_20_link" text:visited-style-name="Visited_20_Internet_20_Link"><text:span text:style-name="T94">Runge's phenomenom</text:span></text:a><text:span text:style-name="T76"> the error can get worse as the degree of the polynomial increases, so adding more points does not always lead to a better interpolation.</text:span></text:p>
      <text:p text:style-name="P209"><text:span text:style-name="T76">Loess (or Lowess) interpolation is a robust interpolation useful for smoothing univariate scaterplots. It has been described by William Cleveland in his 1979 seminal paper </text:span><text:a xlink:type="simple" xlink:href="http://www.math.tau.ac.il/~yekutiel/MA%20seminar/Cleveland%201979.pdf" text:style-name="Internet_20_link" text:visited-style-name="Visited_20_Internet_20_Link"><text:span text:style-name="T94">Robust Locally Weighted Regression and Smoothing Scatterplots</text:span></text:a><text:span text:style-name="T76">. This kind of interpolation is computationally intensive but robust.</text:span></text:p>
      <text:p text:style-name="P209"><text:span text:style-name="T76">Microsphere interpolation is a robust multidimensional interpolation algorithm. It has been described in William Dudziak's </text:span><text:a xlink:type="simple" xlink:href="http://www.dudziak.com/microsphere.pdf" text:style-name="Internet_20_link" text:visited-style-name="Visited_20_Internet_20_Link"><text:span text:style-name="T94">MS thesis</text:span></text:a><text:span text:style-name="T76">.</text:span></text:p>
      <text:p text:style-name="P209"><text:a xlink:type="simple" xlink:href="http://en.wikipedia.org/wiki/Hermite_interpolation" text:style-name="Internet_20_link" text:visited-style-name="Visited_20_Internet_20_Link"><text:span text:style-name="T94">Hermite interpolation</text:span></text:a><text:span text:style-name="T76"> is an interpolation method that can use derivatives in addition to function values at sample points. The </text:span><text:a xlink:type="simple" xlink:href="http://commons.apache.org/proper/commons-math/apidocs/org/apache/commons/math3/analysis/interpolation/HermiteInterpolator.html" text:style-name="Internet_20_link" text:visited-style-name="Visited_20_Internet_20_Link"><text:span text:style-name="T94">HermiteInterpolator</text:span></text:a><text:span text:style-name="T76"> class implements this method for vector-valued functions. The sampling points can have any spacing (there are no requirements for a regular grid) and some points may provide derivatives while others don't provide them (or provide derivatives to a smaller order). Points are added one at a time, as shown in the following example:</text:span></text:p>
      <text:p text:style-name="P249"><text:span text:style-name="T110">HermiteInterpolator</text:span> interpolator <text:span text:style-name="T97">=</text:span> <text:span text:style-name="T106">new</text:span> <text:span text:style-name="T110">HermiteInterpolator</text:span><text:span text:style-name="T97">;</text:span></text:p>
      <text:p text:style-name="P255">// at x = 0, we provide both value and first derivative</text:p>
      <text:p text:style-name="P249">interpolator<text:span text:style-name="T97">.</text:span>addSamplePoint<text:span text:style-name="T97">(</text:span><text:span text:style-name="T100">0.0</text:span><text:span text:style-name="T97">,</text:span> <text:span text:style-name="T106">new</text:span> <text:span text:style-name="T106">double</text:span><text:span text:style-name="T97">[]</text:span> <text:span text:style-name="T97">{</text:span> <text:span text:style-name="T100">1.0</text:span> <text:span text:style-name="T97">},</text:span> <text:span text:style-name="T106">new</text:span> <text:span text:style-name="T106">double</text:span><text:span text:style-name="T97">[]</text:span> <text:span text:style-name="T97">{</text:span> <text:span text:style-name="T100">2.0</text:span> <text:span text:style-name="T97">});</text:span></text:p>
      <text:p text:style-name="P255">// at x = 1, we provide only function value</text:p>
      <text:p text:style-name="P249">interpolator<text:span text:style-name="T97">.</text:span>addSamplePoint<text:span text:style-name="T97">(</text:span><text:span text:style-name="T100">1.0</text:span><text:span text:style-name="T97">,</text:span> <text:span text:style-name="T106">new</text:span> <text:span text:style-name="T106">double</text:span><text:span text:style-name="T97">[]</text:span> <text:span text:style-name="T97">{</text:span> <text:span text:style-name="T100">4.0</text:span> <text:span text:style-name="T97">});</text:span></text:p>
      <text:p text:style-name="P255">// at x = 2, we provide both value and first derivative</text:p>
      <text:p text:style-name="P249">interpolator<text:span text:style-name="T97">.</text:span>addSamplePoint<text:span text:style-name="T97">(</text:span><text:span text:style-name="T100">2.0</text:span><text:span text:style-name="T97">,</text:span> <text:span text:style-name="T106">new</text:span> <text:span text:style-name="T106">double</text:span><text:span text:style-name="T97">[]</text:span> <text:span text:style-name="T97">{</text:span> <text:span text:style-name="T100">5.0</text:span> <text:span text:style-name="T97">},</text:span> <text:span text:style-name="T106">new</text:span> <text:span text:style-name="T106">double</text:span><text:span text:style-name="T97">[]</text:span> <text:span text:style-name="T97">{</text:span> <text:span text:style-name="T100">2.0</text:span> <text:span text:style-name="T97">});</text:span></text:p>
      <text:p text:style-name="P255">// should print "value at x = 0.5: 2.5625"</text:p>
      <text:p text:style-name="P249"><text:span text:style-name="T110">System</text:span><text:span text:style-name="T97">.</text:span><text:span text:style-name="T106">out</text:span><text:span text:style-name="T97">.</text:span>println<text:span text:style-name="T97">(</text:span><text:span text:style-name="T114">"value at x = 0.5: "</text:span> <text:span text:style-name="T97">+</text:span> interpolator<text:span text:style-name="T97">.</text:span>value<text:span text:style-name="T97">(</text:span><text:span text:style-name="T100">0.5</text:span><text:span text:style-name="T97">)[</text:span><text:span text:style-name="T100">0</text:span><text:span text:style-name="T97">]);</text:span></text:p>
      <text:p text:style-name="P255">// should print "derivative at x = 0.5: 3.5"</text:p>
      <text:p text:style-name="P249"><text:span text:style-name="T110">System</text:span><text:span text:style-name="T97">.</text:span><text:span text:style-name="T106">out</text:span><text:span text:style-name="T97">.</text:span>println<text:span text:style-name="T97">(</text:span><text:span text:style-name="T114">"derivative at x = 0.5: "</text:span> <text:span text:style-name="T97">+</text:span> interpolator<text:span text:style-name="T97">.</text:span>derivative<text:span text:style-name="T97">(</text:span><text:span text:style-name="T100">0.5</text:span><text:span text:style-name="T97">)[</text:span><text:span text:style-name="T100">0</text:span><text:span text:style-name="T97">]);</text:span></text:p>
      <text:p text:style-name="P255">// should print "interpolation polynomial: 1 + 2 x + 4 x^2 - 4 x^3 + x^4"</text:p>
      <text:p text:style-name="P249"><text:span text:style-name="T110">System</text:span><text:span text:style-name="T97">.</text:span><text:span text:style-name="T106">out</text:span><text:span text:style-name="T97">.</text:span>println<text:span text:style-name="T97">(</text:span><text:span text:style-name="T114">"interpolation polynomial: "</text:span> <text:span text:style-name="T97">+</text:span> interpolator<text:span text:style-name="T97">.</text:span>getPolynomials<text:span text:style-name="T97">()[</text:span><text:span text:style-name="T100">0</text:span><text:span text:style-name="T97">]);</text:span></text:p>
      <text:p text:style-name="P207"><text:soft-page-break/><text:span text:style-name="T76">A </text:span><text:a xlink:type="simple" xlink:href="http://commons.apache.org/proper/commons-math/apidocs/org/apache/commons/math3/analysis/interpolation/BivariateGridInterpolator.html" text:style-name="Internet_20_link" text:visited-style-name="Visited_20_Internet_20_Link"><text:span text:style-name="T94">BivariateGridInterpolator</text:span></text:a><text:span text:style-name="T76"> is used to find a bivariate real-valued function </text:span><text:span text:style-name="Teletype"><text:span text:style-name="T76">f</text:span></text:span><text:span text:style-name="T76"> which for a given set of tuples (</text:span><text:span text:style-name="Teletype"><text:span text:style-name="T76">x</text:span></text:span><text:span text:style-name="Teletype"><text:span text:style-name="T88">i</text:span></text:span><text:span text:style-name="T76">,</text:span><text:span text:style-name="Teletype"><text:span text:style-name="T76">y</text:span></text:span><text:span text:style-name="Teletype"><text:span text:style-name="T88">j</text:span></text:span><text:span text:style-name="T76">,</text:span><text:span text:style-name="Teletype"><text:span text:style-name="T76">f</text:span></text:span><text:span text:style-name="Teletype"><text:span text:style-name="T88">ij</text:span></text:span><text:span text:style-name="T76">) yields </text:span><text:span text:style-name="Teletype"><text:span text:style-name="T76">f(x</text:span></text:span><text:span text:style-name="Teletype"><text:span text:style-name="T88">i</text:span></text:span><text:span text:style-name="Teletype"><text:span text:style-name="T76">,y</text:span></text:span><text:span text:style-name="Teletype"><text:span text:style-name="T88">j</text:span></text:span><text:span text:style-name="Teletype"><text:span text:style-name="T76">)=f</text:span></text:span><text:span text:style-name="Teletype"><text:span text:style-name="T88">ij</text:span></text:span><text:span text:style-name="T76"> to the best accuracy possible. The result is provided as an object implementing the </text:span><text:a xlink:type="simple" xlink:href="http://commons.apache.org/proper/commons-math/apidocs/org/apache/commons/math3/analysis/BivariateFunction.html" text:style-name="Internet_20_link" text:visited-style-name="Visited_20_Internet_20_Link"><text:span text:style-name="T94">BivariateFunction</text:span></text:a><text:span text:style-name="T76"> interface. It can therefore be evaluated at any point, including a point not belonging to the original set. The arrays </text:span><text:span text:style-name="Teletype"><text:span text:style-name="T76">x</text:span></text:span><text:span text:style-name="Teletype"><text:span text:style-name="T88">i</text:span></text:span><text:span text:style-name="T76"> and </text:span><text:span text:style-name="Teletype"><text:span text:style-name="T76">y</text:span></text:span><text:span text:style-name="Teletype"><text:span text:style-name="T88">j</text:span></text:span><text:span text:style-name="T76"> must be sorted in increasing order in order to define a two-dimensional grid.</text:span></text:p>
      <text:p text:style-name="P207"><text:span text:style-name="T76">In </text:span><text:a xlink:type="simple" xlink:href="http://en.wikipedia.org/wiki/Bicubic_interpolation" text:style-name="Internet_20_link" text:visited-style-name="Visited_20_Internet_20_Link"><text:span text:style-name="T94">bicubic interpolation</text:span></text:a><text:span text:style-name="T76">, the interpolation function is a 3rd-degree polynomial of two variables. The coefficients are computed from the function values sampled on a grid, as well as the values of the partial derivatives of the function at those grid points. From two-dimensional data sampled on a grid, the</text:span><text:a xlink:type="simple" xlink:href="http://commons.apache.org/proper/commons-math/apidocs/org/apache/commons/math3/analysis/interpolation/BicubicSplineInterpolator.html" text:style-name="Internet_20_link" text:visited-style-name="Visited_20_Internet_20_Link"><text:span text:style-name="T94">BicubicSplineInterpolator</text:span></text:a><text:span text:style-name="T76"> computes a </text:span><text:a xlink:type="simple" xlink:href="http://commons.apache.org/proper/commons-math/apidocs/org/apache/commons/math3/analysis/interpolation/BicubicSplineInterpolatingFunction.html" text:style-name="Internet_20_link" text:visited-style-name="Visited_20_Internet_20_Link"><text:span text:style-name="T94">bicubic interpolating function</text:span></text:a><text:span text:style-name="T76">. Prior to computing an interpolating function, the </text:span><text:a xlink:type="simple" xlink:href="http://commons.apache.org/proper/commons-math/apidocs/org/apache/commons/math3/analysis/interpolation/SmoothingPolynomialBicubicSplineInterpolator.html" text:style-name="Internet_20_link" text:visited-style-name="Visited_20_Internet_20_Link"><text:span text:style-name="T94">SmoothingPolynomialBicubicSplineInterpolator</text:span></text:a><text:span text:style-name="T76"> class performs smoothing of the data by computing the polynomial that best fits each of the one-dimensional curves along each of the coordinate axes.</text:span></text:p>
      <text:p text:style-name="P207"><text:span text:style-name="T76">A </text:span><text:a xlink:type="simple" xlink:href="http://commons.apache.org/proper/commons-math/apidocs/org/apache/commons/math3/analysis/interpolation/TrivariateGridInterpolator.html" text:style-name="Internet_20_link" text:visited-style-name="Visited_20_Internet_20_Link"><text:span text:style-name="T94">TrivariateGridInterpolator</text:span></text:a><text:span text:style-name="T76"> is used to find a trivariate real-valued function </text:span><text:span text:style-name="Teletype"><text:span text:style-name="T76">f</text:span></text:span><text:span text:style-name="T76"> which for a given set of tuples (</text:span><text:span text:style-name="Teletype"><text:span text:style-name="T76">x</text:span></text:span><text:span text:style-name="Teletype"><text:span text:style-name="T88">i</text:span></text:span><text:span text:style-name="T76">,</text:span><text:span text:style-name="Teletype"><text:span text:style-name="T76">y</text:span></text:span><text:span text:style-name="Teletype"><text:span text:style-name="T88">j</text:span></text:span><text:span text:style-name="T76">,</text:span><text:span text:style-name="Teletype"><text:span text:style-name="T76">z</text:span></text:span><text:span text:style-name="Teletype"><text:span text:style-name="T88">k</text:span></text:span><text:span text:style-name="T76">, </text:span><text:span text:style-name="Teletype"><text:span text:style-name="T76">f</text:span></text:span><text:span text:style-name="Teletype"><text:span text:style-name="T88">ijk</text:span></text:span><text:span text:style-name="T76">) yields </text:span><text:span text:style-name="Teletype"><text:span text:style-name="T76">f(x</text:span></text:span><text:span text:style-name="Teletype"><text:span text:style-name="T88">i</text:span></text:span><text:span text:style-name="Teletype"><text:span text:style-name="T76">,y</text:span></text:span><text:span text:style-name="Teletype"><text:span text:style-name="T88">j</text:span></text:span><text:span text:style-name="Teletype"><text:span text:style-name="T76">,z</text:span></text:span><text:span text:style-name="Teletype"><text:span text:style-name="T88">k</text:span></text:span><text:span text:style-name="Teletype"><text:span text:style-name="T76">)=f</text:span></text:span><text:span text:style-name="Teletype"><text:span text:style-name="T88">ijk</text:span></text:span><text:span text:style-name="T76"> to the best accuracy possible. The result is provided as an object implementing the </text:span><text:a xlink:type="simple" xlink:href="http://commons.apache.org/proper/commons-math/apidocs/org/apache/commons/math3/analysis/TrivariateFunction.html" text:style-name="Internet_20_link" text:visited-style-name="Visited_20_Internet_20_Link"><text:span text:style-name="T94">TrivariateFunction</text:span></text:a><text:span text:style-name="T76"> interface. It can therefore be evaluated at any point, including a point not belonging to the original set. The arrays </text:span><text:span text:style-name="Teletype"><text:span text:style-name="T76">x</text:span></text:span><text:span text:style-name="Teletype"><text:span text:style-name="T88">i</text:span></text:span><text:span text:style-name="T76">, </text:span><text:span text:style-name="Teletype"><text:span text:style-name="T76">y</text:span></text:span><text:span text:style-name="Teletype"><text:span text:style-name="T88">j</text:span></text:span><text:span text:style-name="T76"> and </text:span><text:span text:style-name="Teletype"><text:span text:style-name="T76">z</text:span></text:span><text:span text:style-name="Teletype"><text:span text:style-name="T88">k</text:span></text:span><text:span text:style-name="T76"> must be sorted in increasing order in order to define a three-dimensional grid.</text:span></text:p>
      <text:p text:style-name="P207"><text:span text:style-name="T76">In </text:span><text:a xlink:type="simple" xlink:href="http://en.wikipedia.org/wiki/Tricubic_interpolation" text:style-name="Internet_20_link" text:visited-style-name="Visited_20_Internet_20_Link"><text:span text:style-name="T94">tricubic interpolation</text:span></text:a><text:span text:style-name="T76">, the interpolation function is a 3rd-degree polynomial of three variables. The coefficients are computed from the function values sampled on a grid, as well as the values of the partial derivatives of the function at those grid points. From three-dimensional data sampled on a grid, the</text:span><text:a xlink:type="simple" xlink:href="http://commons.apache.org/proper/commons-math/apidocs/org/apache/commons/math3/analysis/interpolation/TricubicSplineInterpolator.html" text:style-name="Internet_20_link" text:visited-style-name="Visited_20_Internet_20_Link"><text:span text:style-name="T94">TricubicSplineInterpolator</text:span></text:a><text:span text:style-name="T76"> computes a </text:span><text:a xlink:type="simple" xlink:href="http://commons.apache.org/proper/commons-math/apidocs/org/apache/commons/math3/analysis/interpolation/TricubicSplineInterpolatingFunction.html" text:style-name="Internet_20_link" text:visited-style-name="Visited_20_Internet_20_Link"><text:span text:style-name="T94">tricubic interpolating function</text:span></text:a><text:span text:style-name="T76">.</text:span></text:p>
      <text:h text:style-name="Heading_20_3" text:outline-level="3"><text:bookmark-start text:name="__RefHeading___Toc32415_1949149028"/><text:alphabetical-index-mark-start text:id="IMark61135096"/>Integration<text:bookmark-end text:name="__RefHeading___Toc32415_1949149028"/><text:alphabetical-index-mark-end text:id="IMark61135096"/></text:h>
      <text:p text:style-name="P209"><text:span text:style-name="T76">A </text:span><text:a xlink:type="simple" xlink:href="http://commons.apache.org/proper/commons-math/apidocs/org/apache/commons/math3/analysis/integration/UnivariateIntegrator.html" text:style-name="Internet_20_link" text:visited-style-name="Visited_20_Internet_20_Link"><text:span text:style-name="T94">UnivariateIntegrator</text:span></text:a><text:span text:style-name="T76"> provides the means to numerically integrate </text:span><text:a xlink:type="simple" xlink:href="http://commons.apache.org/proper/commons-math/apidocs/org/apache/commons/math3/analysis/UnivariateFunction.html" text:style-name="Internet_20_link" text:visited-style-name="Visited_20_Internet_20_Link"><text:span text:style-name="T94">univariate real-valued functions</text:span></text:a><text:span text:style-name="T76">. Commons-Math includes implementations of the following integration algorithms:</text:span></text:p>
      <text:list xml:id="list3416046278529866028" text:style-name="L19">
        <text:list-item>
          <text:p text:style-name="P323"><text:a xlink:type="simple" xlink:href="http://commons.apache.org/proper/commons-math/apidocs/org/apache/commons/math3/analysis/integration/RombergIntegrator.html" text:style-name="Internet_20_link" text:visited-style-name="Visited_20_Internet_20_Link"><text:span text:style-name="T94">Romberg's method</text:span></text:a></text:p>
        </text:list-item>
        <text:list-item>
          <text:p text:style-name="P323"><text:a xlink:type="simple" xlink:href="http://commons.apache.org/proper/commons-math/apidocs/org/apache/commons/math3/analysis/integration/SimpsonIntegrator.html" text:style-name="Internet_20_link" text:visited-style-name="Visited_20_Internet_20_Link"><text:span text:style-name="T94">Simpson's method</text:span></text:a></text:p>
        </text:list-item>
        <text:list-item>
          <text:p text:style-name="P323"><text:a xlink:type="simple" xlink:href="http://commons.apache.org/proper/commons-math/apidocs/org/apache/commons/math3/analysis/integration/TrapezoidIntegrator.html" text:style-name="Internet_20_link" text:visited-style-name="Visited_20_Internet_20_Link"><text:span text:style-name="T94">trapezoid method</text:span></text:a></text:p>
        </text:list-item>
        <text:list-item>
          <text:p text:style-name="P323"><text:soft-page-break/><text:a xlink:type="simple" xlink:href="http://commons.apache.org/proper/commons-math/apidocs/org/apache/commons/math3/analysis/integration/LegendreGaussIntegrator.html" text:style-name="Internet_20_link" text:visited-style-name="Visited_20_Internet_20_Link"><text:span text:style-name="T94">Legendre-Gauss method</text:span></text:a></text:p>
          <text:p text:style-name="P314"/>
        </text:list-item>
      </text:list>
      <text:h text:style-name="Heading_20_3" text:outline-level="3" text:is-list-header="true"><text:bookmark-start text:name="__RefHeading___Toc32417_1949149028"/>Polynomials<text:bookmark-end text:name="__RefHeading___Toc32417_1949149028"/><text:bookmark text:name="a4.6_Polynomials"/></text:h>
      <text:p text:style-name="P209"><text:span text:style-name="T76">The </text:span><text:a xlink:type="simple" xlink:href="http://commons.apache.org/proper/commons-math/apidocs/org/apache/commons/math3/analysis/polynomials/package-summary.html" text:style-name="Internet_20_link" text:visited-style-name="Visited_20_Internet_20_Link"><text:span text:style-name="T94">org.apache.commons.math3.analysis.polynomials</text:span></text:a><text:span text:style-name="T76"> package provides real coefficients polynomials.</text:span></text:p>
      <text:p text:style-name="P209"><text:span text:style-name="T76">The </text:span><text:a xlink:type="simple" xlink:href="http://commons.apache.org/proper/commons-math/apidocs/org/apache/commons/math3/analysis/polynomials/PolynomialFunction.html" text:style-name="Internet_20_link" text:visited-style-name="Visited_20_Internet_20_Link"><text:span text:style-name="T94">PolynomialFunction</text:span></text:a><text:span text:style-name="T76"> class is the most general one, using traditional coefficients arrays. The</text:span><text:a xlink:type="simple" xlink:href="http://commons.apache.org/proper/commons-math/apidocs/org/apache/commons/math3/analysis/polynomials/PolynomialsUtils.html" text:style-name="Internet_20_link" text:visited-style-name="Visited_20_Internet_20_Link"><text:span text:style-name="T94">PolynomialsUtils</text:span></text:a><text:span text:style-name="T76"> utility class provides static factory methods to build Chebyshev, Hermite, Jacobi, Laguerre and Legendre polynomials. Coefficients are computed using exact fractions so these factory methods can build polynomials up to any degree.</text:span></text:p>
      <text:h text:style-name="Heading_20_3" text:outline-level="3"><text:bookmark-start text:name="__RefHeading___Toc32419_1949149028"/><text:alphabetical-index-mark-start text:id="IMark62650984"/>Differentiation<text:bookmark-end text:name="__RefHeading___Toc32419_1949149028"/><text:bookmark text:name="a4.7_Differentiation"/><text:alphabetical-index-mark-end text:id="IMark62650984"/></text:h>
      <text:p text:style-name="P209"><text:span text:style-name="T76">The </text:span><text:a xlink:type="simple" xlink:href="http://commons.apache.org/proper/commons-math/apidocs/org/apache/commons/math3/analysis/differentiation/package-summary.html" text:style-name="Internet_20_link" text:visited-style-name="Visited_20_Internet_20_Link"><text:span text:style-name="T94">org.apache.commons.math3.analysis.differentiation</text:span></text:a><text:span text:style-name="T76"> package provides a general-purpose differentiation framework.</text:span></text:p>
      <text:p text:style-name="P209"><text:span text:style-name="T76">The core class is </text:span><text:a xlink:type="simple" xlink:href="http://commons.apache.org/proper/commons-math/apidocs/org/apache/commons/math3/analysis/differentiation/DerivativeStructure.html" text:style-name="Internet_20_link" text:visited-style-name="Visited_20_Internet_20_Link"><text:span text:style-name="T94">DerivativeStructure</text:span></text:a><text:span text:style-name="T76"> which holds the value and the differentials of a function. This class handles some arbitrary number of free parameters and arbitrary derivation order. It is used both as the input and the output type for the </text:span><text:a xlink:type="simple" xlink:href="http://commons.apache.org/proper/commons-math/apidocs/org/apache/commons/math3/analysis/differentiation/UnivariateDifferentiableFunction.html" text:style-name="Internet_20_link" text:visited-style-name="Visited_20_Internet_20_Link"><text:span text:style-name="T94">UnivariateDifferentiableFunction</text:span></text:a><text:span text:style-name="T76"> interface. Any differentiable function should implement this interface.</text:span></text:p>
      <text:p text:style-name="P209"><text:span text:style-name="T76">The main idea behind the </text:span><text:a xlink:type="simple" xlink:href="http://commons.apache.org/proper/commons-math/apidocs/org/apache/commons/math3/analysis/differentiation/DerivativeStructure.html" text:style-name="Internet_20_link" text:visited-style-name="Visited_20_Internet_20_Link"><text:span text:style-name="T94">DerivativeStructure</text:span></text:a><text:span text:style-name="T76"> class is that it can be used almost as a number (i.e. it can be added, multiplied, its square root can be extracted or its cosine computed... However, in addition to computed the value itself when doing these computations, the partial derivatives are also computed alongside. This is an extension of what is sometimes called Rall's numbers. This extension is described in Dan Kalman's paper </text:span><text:a xlink:type="simple" xlink:href="http://www.math.american.edu/People/kalman/pdffiles/mmgautodiff.pdf" text:style-name="Internet_20_link" text:visited-style-name="Visited_20_Internet_20_Link"><text:span text:style-name="T94">Doubly Recursive Multivariate Automatic Differentiation</text:span></text:a><text:span text:style-name="T76">, Mathematics Magazine, vol. 75, no. 3, June 2002. Rall's numbers only hold the first derivative with respect to one free parameter whereas Dan Kalman's derivative structures hold all partial derivatives up to any specified order, with respect to any number of free parameters. Rall's numbers therefore can be seen as derivative structures for order one derivative and one free parameter, and primitive real numbers can be seen as derivative structures with zero order derivative and no free parameters.</text:span></text:p>
      <text:p text:style-name="P209"><text:span text:style-name="T76">The workflow of computation of a derivatives of an expression </text:span><text:span text:style-name="Teletype"><text:span text:style-name="T76">y=f(x)</text:span></text:span><text:span text:style-name="T76"> is the following one. First we configure an input parameter </text:span><text:span text:style-name="Teletype"><text:span text:style-name="T76">x</text:span></text:span><text:span text:style-name="T76"> of type </text:span><text:a xlink:type="simple" xlink:href="http://commons.apache.org/proper/commons-math/apidocs/org/apache/commons/math3/analysis/differentiation/DerivativeStructure.html" text:style-name="Internet_20_link" text:visited-style-name="Visited_20_Internet_20_Link"><text:span text:style-name="T94">DerivativeStructure</text:span></text:a><text:span text:style-name="T76"> so it will drive the function to compute all </text:span><text:soft-page-break/><text:span text:style-name="T76">derivatives up to order 3 for example. Then we compute </text:span><text:span text:style-name="Teletype"><text:span text:style-name="T76">y=f(x)</text:span></text:span><text:span text:style-name="T76"> normally by passing this parameter to the f function.At the end, we extract from </text:span><text:span text:style-name="Teletype"><text:span text:style-name="T76">y</text:span></text:span><text:span text:style-name="T76"> the value and the derivatives we want. As we have specified 3</text:span><text:span text:style-name="T90">rd</text:span><text:span text:style-name="T76"> order when we built</text:span><text:span text:style-name="Teletype"><text:span text:style-name="T76">x</text:span></text:span><text:span text:style-name="T76">, we can retrieve the derivatives up to 3</text:span><text:span text:style-name="T90">rd</text:span><text:span text:style-name="T76"> order from </text:span><text:span text:style-name="Teletype"><text:span text:style-name="T76">y</text:span></text:span><text:span text:style-name="T76">. The following example shows that (the 0 parameter in the DerivativeStructure constructor will be explained in the next paragraph):</text:span></text:p>
      <text:p text:style-name="P250"><text:span text:style-name="T106">int</text:span> <text:span text:style-name="T106">params</text:span> <text:span text:style-name="T97">=</text:span> <text:span text:style-name="T100">1</text:span><text:span text:style-name="T97">;</text:span></text:p>
      <text:p text:style-name="P250"><text:span text:style-name="T106">int</text:span> order <text:span text:style-name="T97">=</text:span> <text:span text:style-name="T100">3</text:span><text:span text:style-name="T97">;</text:span></text:p>
      <text:p text:style-name="P250"><text:span text:style-name="T106">double</text:span> xRealValue <text:span text:style-name="T97">=</text:span> <text:span text:style-name="T100">2.5</text:span><text:span text:style-name="T97">;</text:span></text:p>
      <text:p text:style-name="P250"><text:span text:style-name="T110">DerivativeStructure</text:span> x <text:span text:style-name="T97">=</text:span> <text:span text:style-name="T106">new</text:span> <text:span text:style-name="T110">DerivativeStructure</text:span><text:span text:style-name="T97">(</text:span><text:span text:style-name="T106">params</text:span><text:span text:style-name="T97">,</text:span> order<text:span text:style-name="T97">,</text:span> <text:span text:style-name="T100">0</text:span><text:span text:style-name="T97">,</text:span> xRealValue<text:span text:style-name="T97">);</text:span></text:p>
      <text:p text:style-name="P250"><text:span text:style-name="T110">DerivativeStructure</text:span> y <text:span text:style-name="T97">=</text:span> f<text:span text:style-name="T97">(</text:span>x<text:span text:style-name="T97">);</text:span></text:p>
      <text:p text:style-name="P250"><text:span text:style-name="T110">System</text:span><text:span text:style-name="T97">.</text:span><text:span text:style-name="T106">out</text:span><text:span text:style-name="T97">.</text:span>println<text:span text:style-name="T97">(</text:span><text:span text:style-name="T114">"y <text:s text:c="3"/>= "</text:span> <text:span text:style-name="T97">+</text:span> y<text:span text:style-name="T97">.</text:span>getValue<text:span text:style-name="T97">();</text:span></text:p>
      <text:p text:style-name="P250"><text:span text:style-name="T110">System</text:span><text:span text:style-name="T97">.</text:span><text:span text:style-name="T106">out</text:span><text:span text:style-name="T97">.</text:span>println<text:span text:style-name="T97">(</text:span><text:span text:style-name="T114">"y' <text:s text:c="2"/>= "</text:span> <text:span text:style-name="T97">+</text:span> y<text:span text:style-name="T97">.</text:span>getPartialDerivative<text:span text:style-name="T97">(</text:span><text:span text:style-name="T100">1</text:span><text:span text:style-name="T97">);</text:span></text:p>
      <text:p text:style-name="P250"><text:span text:style-name="T110">System</text:span><text:span text:style-name="T97">.</text:span><text:span text:style-name="T106">out</text:span><text:span text:style-name="T97">.</text:span>println<text:span text:style-name="T97">(</text:span><text:span text:style-name="T114">"y'' <text:s/>= "</text:span> <text:span text:style-name="T97">+</text:span> y<text:span text:style-name="T97">.</text:span>getPartialDerivative<text:span text:style-name="T97">(</text:span><text:span text:style-name="T100">2</text:span><text:span text:style-name="T97">);</text:span></text:p>
      <text:p text:style-name="P250"><text:span text:style-name="T110">System</text:span><text:span text:style-name="T97">.</text:span><text:span text:style-name="T106">out</text:span><text:span text:style-name="T97">.</text:span>println<text:span text:style-name="T97">(</text:span><text:span text:style-name="T114">"y''' = "</text:span> <text:span text:style-name="T97">+</text:span> y<text:span text:style-name="T97">.</text:span>getPartialDerivative<text:span text:style-name="T97">(</text:span><text:span text:style-name="T100">3</text:span><text:span text:style-name="T97">);</text:span></text:p>
      <text:p text:style-name="P209"><text:span text:style-name="T76">In fact, there are no notions of </text:span><text:span text:style-name="T78">variables</text:span><text:span text:style-name="T76"> in the framework, so neither </text:span><text:span text:style-name="Teletype"><text:span text:style-name="T76">x</text:span></text:span><text:span text:style-name="T76"> nor </text:span><text:span text:style-name="Teletype"><text:span text:style-name="T76">y</text:span></text:span><text:span text:style-name="T76"> are considered to be variables per se. They are both considered to be </text:span><text:span text:style-name="T78">functions</text:span><text:span text:style-name="T76"> and to depend on implicit free parameters which are represented only by indices in the framework. The </text:span><text:span text:style-name="Teletype"><text:span text:style-name="T76">x</text:span></text:span><text:span text:style-name="T76"> instance above is there considered by the framework to be a function of free parameter </text:span><text:span text:style-name="Teletype"><text:span text:style-name="T76">p0</text:span></text:span><text:span text:style-name="T76"> at index 0, and as </text:span><text:span text:style-name="Teletype"><text:span text:style-name="T76">y</text:span></text:span><text:span text:style-name="T76"> is computed from </text:span><text:span text:style-name="Teletype"><text:span text:style-name="T76">x</text:span></text:span><text:span text:style-name="T76"> it is the result of a functions composition and is therefore also a function of this </text:span><text:span text:style-name="Teletype"><text:span text:style-name="T76">p0</text:span></text:span><text:span text:style-name="T76"> free parameter. The </text:span><text:span text:style-name="Teletype"><text:span text:style-name="T76">p0</text:span></text:span><text:span text:style-name="T76"> is not represented by itself, it is simply defined implicitely by the 0 index above. This index is the third argument in the constructor of the </text:span><text:span text:style-name="Teletype"><text:span text:style-name="T76">x</text:span></text:span><text:span text:style-name="T76">instance. What this constructor means is that we built </text:span><text:span text:style-name="Teletype"><text:span text:style-name="T76">x</text:span></text:span><text:span text:style-name="T76"> as a function that depends on one free parameter only (first constructor argument set to 1), that can be differentiated up to order 3 (second constructor argument set to 3), and which correspond to an identity function with respect to implicit free parameter number 0 (third constructor argument set to 0), with current value equal to 2.5 (fourth constructor argument set to 2.5). This specific constructor defines identity functions, and identity functions are the trick we use to represent variables (there are of course other constructors, for example to build constants or functions from all their derivatives if they are known beforehand). From the user point of view, the </text:span><text:span text:style-name="Teletype"><text:span text:style-name="T76">x</text:span></text:span><text:span text:style-name="T76">instance can be seen as the </text:span><text:span text:style-name="Teletype"><text:span text:style-name="T76">x</text:span></text:span><text:span text:style-name="T76"> variable, but it is really the identity function applied to free parameter number 0. As the identity function, it has the same value as its parameter, its first derivative is 1.0 with respect to this free parameter, and all its higher order derivatives are 0.0. This can be checked by calling the getValue() or getPartialDerivative() methods on </text:span><text:span text:style-name="Teletype"><text:span text:style-name="T76">x</text:span></text:span><text:span text:style-name="T76">.</text:span></text:p>
      <text:p text:style-name="P209"><text:span text:style-name="T76">When we compute </text:span><text:span text:style-name="Teletype"><text:span text:style-name="T76">y</text:span></text:span><text:span text:style-name="T76"> from this setting, what we really do is chain </text:span><text:span text:style-name="Teletype"><text:span text:style-name="T76">f</text:span></text:span><text:span text:style-name="T76"> after the identity function, so the net result is that the derivatives are computed with respect to the indexed free parameters (i.e. only free parameter number 0 here since there is only one free parameter) of the identity function x. Going one step further, if we compute </text:span><text:span text:style-name="Teletype"><text:span text:style-name="T76">z = g(y)</text:span></text:span><text:span text:style-name="T76">, we will also compute </text:span><text:span text:style-name="Teletype"><text:span text:style-name="T76">z</text:span></text:span><text:span text:style-name="T76"> as a function of the initial free parameter. The very </text:span><text:soft-page-break/><text:span text:style-name="T76">important consequence is that if we call </text:span><text:span text:style-name="Teletype"><text:span text:style-name="T76">z.getPartialDerivative(1)</text:span></text:span><text:span text:style-name="T76">, we will not get the first derivative of</text:span><text:span text:style-name="Teletype"><text:span text:style-name="T76">g</text:span></text:span><text:span text:style-name="T76"> with respect to </text:span><text:span text:style-name="Teletype"><text:span text:style-name="T76">y</text:span></text:span><text:span text:style-name="T76">, but with respect to the free parameter </text:span><text:span text:style-name="Teletype"><text:span text:style-name="T76">p0</text:span></text:span><text:span text:style-name="T76">: the derivatives of g and f </text:span><text:span text:style-name="T78">will</text:span><text:span text:style-name="T76"> be chained together automatically, without user intervention.</text:span></text:p>
      <text:p text:style-name="P199">This design choice is a very classical one in many algorithmic differentiation frameworks, either based on operator overloading (like the one we implemented here) or based on code generation. It implies the user has to <text:span text:style-name="T42">bootstrap</text:span> the system by providing initial derivatives, and this is essentially done by setting up identity function, i.e. functions that represent the variables themselves and have only unit first derivative.</text:p>
      <text:p text:style-name="P209"><text:span text:style-name="T76">This design also allow a very interesting feature which can be explained with the following example. Suppose we have a two arguments function </text:span><text:span text:style-name="Teletype"><text:span text:style-name="T76">f</text:span></text:span><text:span text:style-name="T76"> and a one argument function </text:span><text:span text:style-name="Teletype"><text:span text:style-name="T76">g</text:span></text:span><text:span text:style-name="T76">. If we compute </text:span><text:span text:style-name="Teletype"><text:span text:style-name="T76">g(f(x, y))</text:span></text:span><text:span text:style-name="T76"> with </text:span><text:span text:style-name="Teletype"><text:span text:style-name="T76">x</text:span></text:span><text:span text:style-name="T76"> and</text:span><text:span text:style-name="Teletype"><text:span text:style-name="T76">y</text:span></text:span><text:span text:style-name="T76"> be two variables, we want to be able to compute the partial derivatives </text:span><text:span text:style-name="Teletype"><text:span text:style-name="T76">dg/dx</text:span></text:span><text:span text:style-name="T76">, </text:span><text:span text:style-name="Teletype"><text:span text:style-name="T76">dg/dy</text:span></text:span><text:span text:style-name="T76">, </text:span><text:span text:style-name="Teletype"><text:span text:style-name="T76">d2g/dx2</text:span></text:span><text:span text:style-name="T76"> </text:span><text:span text:style-name="Teletype"><text:span text:style-name="T76">d2g/dxdyd2g/dy2</text:span></text:span><text:span text:style-name="T76">. This does make sense since we combined the two functions, and it does make sense despite g is a one argument function only. In order to do this, we simply set up </text:span><text:span text:style-name="Teletype"><text:span text:style-name="T76">x</text:span></text:span><text:span text:style-name="T76"> as an identity function of an implicit free parameter </text:span><text:span text:style-name="Teletype"><text:span text:style-name="T76">p0</text:span></text:span><text:span text:style-name="T76"> and </text:span><text:span text:style-name="Teletype"><text:span text:style-name="T76">y</text:span></text:span><text:span text:style-name="T76"> as an identity function of a different implicit free parameter </text:span><text:span text:style-name="Teletype"><text:span text:style-name="T76">p1</text:span></text:span><text:span text:style-name="T76"> and compute everything directly. In order to be able to combine everything, however, both </text:span><text:span text:style-name="Teletype"><text:span text:style-name="T76">x</text:span></text:span><text:span text:style-name="T76"> and </text:span><text:span text:style-name="Teletype"><text:span text:style-name="T76">y</text:span></text:span><text:span text:style-name="T76"> must be built with the appropriate dimensions, so they will both be declared to handle two free parameters, but </text:span><text:span text:style-name="Teletype"><text:span text:style-name="T76">x</text:span></text:span><text:span text:style-name="T76"> will depend only on parameter 0 while </text:span><text:span text:style-name="Teletype"><text:span text:style-name="T76">y</text:span></text:span><text:span text:style-name="T76"> will depend on parameter 1. Here is how we do this (note that </text:span><text:span text:style-name="Teletype"><text:span text:style-name="T76">getPartialDerivative</text:span></text:span><text:span text:style-name="T76"> is a variable arguments method which take as arguments the derivation order with respect to all free parameters, i.e. the first argument is derivation order with respect to free parameter 0 and the second argument is derivation order with respect to free parameter 1):</text:span></text:p>
      <text:p text:style-name="P250"><text:span text:style-name="T106">int</text:span> <text:span text:style-name="T106">params</text:span> <text:span text:style-name="T97">=</text:span> <text:span text:style-name="T100">2</text:span><text:span text:style-name="T97">;</text:span></text:p>
      <text:p text:style-name="P250"><text:span text:style-name="T106">int</text:span> order <text:span text:style-name="T97">=</text:span> <text:span text:style-name="T100">2</text:span><text:span text:style-name="T97">;</text:span></text:p>
      <text:p text:style-name="P250"><text:span text:style-name="T106">double</text:span> xRealValue <text:span text:style-name="T97">=</text:span> <text:s/><text:span text:style-name="T100">2.5</text:span><text:span text:style-name="T97">;</text:span></text:p>
      <text:p text:style-name="P250"><text:span text:style-name="T106">double</text:span> yRealValue <text:span text:style-name="T97">=</text:span> <text:span text:style-name="T97">-</text:span><text:span text:style-name="T100">1.3</text:span><text:span text:style-name="T97">;</text:span></text:p>
      <text:p text:style-name="P250"><text:span text:style-name="T110">DerivativeStructure</text:span> x <text:span text:style-name="T97">=</text:span> <text:span text:style-name="T106">new</text:span> <text:span text:style-name="T110">DerivativeStructure</text:span><text:span text:style-name="T97">(</text:span><text:span text:style-name="T106">params</text:span><text:span text:style-name="T97">,</text:span> order<text:span text:style-name="T97">,</text:span> <text:span text:style-name="T100">0</text:span><text:span text:style-name="T97">,</text:span> xRealValue<text:span text:style-name="T97">);</text:span></text:p>
      <text:p text:style-name="P250"><text:span text:style-name="T110">DerivativeStructure</text:span> y <text:span text:style-name="T97">=</text:span> <text:span text:style-name="T106">new</text:span> <text:span text:style-name="T110">DerivativeStructure</text:span><text:span text:style-name="T97">(</text:span><text:span text:style-name="T106">params</text:span><text:span text:style-name="T97">,</text:span> order<text:span text:style-name="T97">,</text:span> <text:span text:style-name="T100">1</text:span><text:span text:style-name="T97">,</text:span> yRealValue<text:span text:style-name="T97">);</text:span></text:p>
      <text:p text:style-name="P250"><text:span text:style-name="T110">DerivativeStructure</text:span> f <text:span text:style-name="T97">=</text:span> <text:span text:style-name="T110">DerivativeStructure</text:span><text:span text:style-name="T97">.</text:span>hypot<text:span text:style-name="T97">(</text:span>x<text:span text:style-name="T97">,</text:span> y<text:span text:style-name="T97">);</text:span></text:p>
      <text:p text:style-name="P250"><text:span text:style-name="T110">DerivativeStructure</text:span> g <text:span text:style-name="T97">=</text:span> f<text:span text:style-name="T97">.</text:span>log<text:span text:style-name="T97">();</text:span></text:p>
      <text:p text:style-name="P250"><text:span text:style-name="T110">System</text:span><text:span text:style-name="T97">.</text:span><text:span text:style-name="T106">out</text:span><text:span text:style-name="T97">.</text:span>println<text:span text:style-name="T97">(</text:span><text:span text:style-name="T114">"g <text:s text:c="7"/>= "</text:span> <text:span text:style-name="T97">+</text:span> g<text:span text:style-name="T97">.</text:span>getValue<text:span text:style-name="T97">();</text:span></text:p>
      <text:p text:style-name="P250"><text:span text:style-name="T110">System</text:span><text:span text:style-name="T97">.</text:span><text:span text:style-name="T106">out</text:span><text:span text:style-name="T97">.</text:span>println<text:span text:style-name="T97">(</text:span><text:span text:style-name="T114">"dg/dx <text:s text:c="3"/>= "</text:span> <text:span text:style-name="T97">+</text:span> g<text:span text:style-name="T97">.</text:span>getPartialDerivative<text:span text:style-name="T97">(</text:span><text:span text:style-name="T100">1</text:span><text:span text:style-name="T97">,</text:span> <text:span text:style-name="T100">0</text:span><text:span text:style-name="T97">);</text:span></text:p>
      <text:p text:style-name="P250"><text:span text:style-name="T110">System</text:span><text:span text:style-name="T97">.</text:span><text:span text:style-name="T106">out</text:span><text:span text:style-name="T97">.</text:span>println<text:span text:style-name="T97">(</text:span><text:span text:style-name="T114">"dg/dy <text:s text:c="3"/>= "</text:span> <text:span text:style-name="T97">+</text:span> g<text:span text:style-name="T97">.</text:span>getPartialDerivative<text:span text:style-name="T97">(</text:span><text:span text:style-name="T100">0</text:span><text:span text:style-name="T97">,</text:span> <text:span text:style-name="T100">1</text:span><text:span text:style-name="T97">);</text:span></text:p>
      <text:p text:style-name="P250"><text:span text:style-name="T110">System</text:span><text:span text:style-name="T97">.</text:span><text:span text:style-name="T106">out</text:span><text:span text:style-name="T97">.</text:span>println<text:span text:style-name="T97">(</text:span><text:span text:style-name="T114">"d2g/dx2 <text:s/>= "</text:span> <text:span text:style-name="T97">+</text:span> g<text:span text:style-name="T97">.</text:span>getPartialDerivative<text:span text:style-name="T97">(</text:span><text:span text:style-name="T100">2</text:span><text:span text:style-name="T97">,</text:span> <text:span text:style-name="T100">0</text:span><text:span text:style-name="T97">);</text:span></text:p>
      <text:p text:style-name="P250"><text:span text:style-name="T110">System</text:span><text:span text:style-name="T97">.</text:span><text:span text:style-name="T106">out</text:span><text:span text:style-name="T97">.</text:span>println<text:span text:style-name="T97">(</text:span><text:span text:style-name="T114">"d2g/dxdy = "</text:span> <text:span text:style-name="T97">+</text:span> g<text:span text:style-name="T97">.</text:span>getPartialDerivative<text:span text:style-name="T97">(</text:span><text:span text:style-name="T100">1</text:span><text:span text:style-name="T97">,</text:span> <text:span text:style-name="T100">1</text:span><text:span text:style-name="T97">);</text:span></text:p>
      <text:p text:style-name="P250"><text:span text:style-name="T110">System</text:span><text:span text:style-name="T97">.</text:span><text:span text:style-name="T106">out</text:span><text:span text:style-name="T97">.</text:span>println<text:span text:style-name="T97">(</text:span><text:span text:style-name="T114">"d2g/dy2 <text:s/>= "</text:span> <text:span text:style-name="T97">+</text:span> g<text:span text:style-name="T97">.</text:span>getPartialDerivative<text:span text:style-name="T97">(</text:span><text:span text:style-name="T100">0</text:span><text:span text:style-name="T97">,</text:span> <text:span text:style-name="T100">2</text:span><text:span text:style-name="T97">);</text:span></text:p>
      <text:p text:style-name="P209"><text:soft-page-break/><text:span text:style-name="T76">There are several ways a user can create an implementation of the </text:span><text:a xlink:type="simple" xlink:href="http://commons.apache.org/proper/commons-math/apidocs/org/apache/commons/math3/analysis/differentiation/UnivariateDifferentiableFunction.html" text:style-name="Internet_20_link" text:visited-style-name="Visited_20_Internet_20_Link"><text:span text:style-name="T94">UnivariateDifferentiableFunction</text:span></text:a><text:span text:style-name="T76">interface. The first method is to simply write it directly using the appropriate methods from</text:span><text:a xlink:type="simple" xlink:href="http://commons.apache.org/proper/commons-math/apidocs/org/apache/commons/math3/analysis/differentiation/DerivativeStructure.html" text:style-name="Internet_20_link" text:visited-style-name="Visited_20_Internet_20_Link"><text:span text:style-name="T94">DerivativeStructure</text:span></text:a><text:span text:style-name="T76"> to compute addition, subtraction, sine, cosine... This is often quite straigthforward and there is no need to remember the rules for differentiation: the user code only represent the function itself, the differentials will be computed automatically under the hood. The second method is to write a classical</text:span><text:a xlink:type="simple" xlink:href="http://commons.apache.org/proper/commons-math/apidocs/org/apache/commons/math3/analysis/UnivariateFunction.html" text:style-name="Internet_20_link" text:visited-style-name="Visited_20_Internet_20_Link"><text:span text:style-name="T94">UnivariateFunction</text:span></text:a><text:span text:style-name="T76"> and to pass it to an existing implementation of the </text:span><text:a xlink:type="simple" xlink:href="http://commons.apache.org/proper/commons-math/apidocs/org/apache/commons/math3/analysis/differentiation/UnivariateFunctionDifferentiator.html" text:style-name="Internet_20_link" text:visited-style-name="Visited_20_Internet_20_Link"><text:span text:style-name="T94">UnivariateFunctionDifferentiator</text:span></text:a><text:span text:style-name="T76">interface to retrieve a differentiated version of the same function. The first method is more suited to small functions for which user already control all the underlying code. The second method is more suited to either large functions that would be cumbersome to write using the </text:span><text:a xlink:type="simple" xlink:href="http://commons.apache.org/proper/commons-math/apidocs/org/apache/commons/math3/analysis/differentiation/DerivativeStructure.html" text:style-name="Internet_20_link" text:visited-style-name="Visited_20_Internet_20_Link"><text:span text:style-name="T94">DerivativeStructure</text:span></text:a><text:span text:style-name="T76"> API, or functions for which user does not have control to the full underlying code (for example functions that call external libraries).</text:span></text:p>
      <text:p text:style-name="P209"><text:span text:style-name="T76">Apache Commons Math provides one implementation of the </text:span><text:a xlink:type="simple" xlink:href="http://commons.apache.org/proper/commons-math/apidocs/org/apache/commons/math3/analysis/differentiation/UnivariateFunctionDifferentiator.html" text:style-name="Internet_20_link" text:visited-style-name="Visited_20_Internet_20_Link"><text:span text:style-name="T94">UnivariateFunctionDifferentiator</text:span></text:a><text:span text:style-name="T76"> interface:</text:span><text:a xlink:type="simple" xlink:href="http://commons.apache.org/proper/commons-math/apidocs/org/apache/commons/math3/analysis/differentiation/FiniteDifferencesDifferentiator.html" text:style-name="Internet_20_link" text:visited-style-name="Visited_20_Internet_20_Link"><text:span text:style-name="T94">FiniteDifferencesDifferentiator</text:span></text:a><text:span text:style-name="T76">. This class creates a wrapper that will call the user-provided function on a grid sample and will use finite differences to compute the derivatives. It takes care of boundaries if the variable is not defined on the whole real line. It is possible to use more points than strictly required by the derivation order (for example one can specify an 8-points scheme to compute first derivative only). However, one must be aware that tuning the parameters for finite differences is highly problem-dependent. Choosing the wrong step size or the wrong number of sampling points can lead to huge errors. Finite differences are also not well suited to compute high order derivatives.</text:span></text:p>
      <text:p text:style-name="P209"><text:span text:style-name="T76">Another implementation of the </text:span><text:a xlink:type="simple" xlink:href="http://commons.apache.org/proper/commons-math/apidocs/org/apache/commons/math3/analysis/differentiation/UnivariateFunctionDifferentiator.html" text:style-name="Internet_20_link" text:visited-style-name="Visited_20_Internet_20_Link"><text:span text:style-name="T94">UnivariateFunctionDifferentiator</text:span></text:a><text:span text:style-name="T76"> interface is under development in the related project </text:span><text:a xlink:type="simple" xlink:href="http://commons.apache.org/sandbox/nabla/" text:style-name="Internet_20_link" text:visited-style-name="Visited_20_Internet_20_Link"><text:span text:style-name="T94">Apache Commons Nabla</text:span></text:a><text:span text:style-name="T76">. This implementation uses automatic code analysis and generation at binary level. However, at time of writing (end 2012), this project is not yet suitable for production use.</text:span></text:p>
      <text:p text:style-name="P67"/>
      <text:p text:style-name="P67"/>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2421_1949149028"/><text:alphabetical-index-mark-start text:id="IMark59400536"/>Data Generation<text:bookmark-end text:name="__RefHeading___Toc32421_1949149028"/><text:alphabetical-index-mark-end text:id="IMark59400536"/></text:h>
      <text:p text:style-name="P200">The Commons Math random package includes utilities for</text:p>
      <text:list xml:id="list2797364585582236268" text:style-name="L20">
        <text:list-item>
          <text:p text:style-name="P301">generating random numbers</text:p>
        </text:list-item>
        <text:list-item>
          <text:p text:style-name="P301">generating random vectors</text:p>
        </text:list-item>
        <text:list-item>
          <text:p text:style-name="P301">generating random strings</text:p>
        </text:list-item>
        <text:list-item>
          <text:p text:style-name="P301">generating cryptographically secure sequences of random numbers or strings</text:p>
        </text:list-item>
        <text:list-item>
          <text:p text:style-name="P301"><text:soft-page-break/>generating random samples and permutations</text:p>
        </text:list-item>
        <text:list-item>
          <text:p text:style-name="P301">analyzing distributions of values in an input file and generating values "like" the values in the file</text:p>
        </text:list-item>
        <text:list-item>
          <text:p text:style-name="P301">generating data for grouped frequency distributions or histograms</text:p>
        </text:list-item>
      </text:list>
      <text:p text:style-name="P207"><text:span text:style-name="T76">The source of random data used by the data generation utilities is pluggable. By default, the JDK-supplied PseudoRandom Number Generator (PRNG) is used, but alternative generators can be "plugged in" using an adaptor framework, which provides a generic facility for replacing </text:span><text:span text:style-name="Teletype"><text:span text:style-name="T76">java.util.Random</text:span></text:span><text:span text:style-name="T76"> with an alternative PRNG. Other very good PRNG suitable for Monte-Carlo analysis (but </text:span><text:span text:style-name="T77">not</text:span><text:span text:style-name="T76"> for cryptography) provided by the library are the Mersenne twister from Makoto Matsumoto and Takuji Nishimura and the more recent WELL generators (Well Equidistributed Long-period Linear) from François Panneton, Pierre L'Ecuyer and Makoto Matsumoto.</text:span></text:p>
      <text:p text:style-name="P207"><text:span text:style-name="T76">Sections 2.2-2.6 below show how to use the commons math API to generate different kinds of random data. The examples all use the default JDK-supplied PRNG. PRNG pluggability is covered in 2.7. The only modification required to the examples to use alternative PRNGs is to replace the argumentless constructor calls with invocations including a </text:span><text:span text:style-name="Teletype"><text:span text:style-name="T76">RandomGenerator</text:span></text:span><text:span text:style-name="T76"> instance as a parameter.</text:span></text:p>
      <text:h text:style-name="Heading_20_3" text:outline-level="3"><text:bookmark-start text:name="__RefHeading___Toc32423_1949149028"/><text:alphabetical-index-mark-start text:id="IMark60953240"/>Random numbers<text:bookmark-end text:name="__RefHeading___Toc32423_1949149028"/><text:bookmark text:name="a2.2_Random_numbers"/><text:alphabetical-index-mark-end text:id="IMark60953240"/></text:h>
      <text:p text:style-name="P209"><text:span text:style-name="T76">The </text:span><text:a xlink:type="simple" xlink:href="http://commons.apache.org/proper/commons-math/apidocs/org/apache/commons/math3/random/RandomData.html" text:style-name="Internet_20_link" text:visited-style-name="Visited_20_Internet_20_Link"><text:span text:style-name="T94">RandomData</text:span></text:a><text:span text:style-name="T76"> interface defines methods for generating random sequences of numbers. The API contracts of these methods use the following concepts:</text:span></text:p>
      <text:p text:style-name="P215">Random sequence of numbers from a probability distribution</text:p>
      <text:p text:style-name="P189"><text:span text:style-name="T76">There is no such thing as a single "random number." What can be generated are</text:span><text:span text:style-name="T78">sequences</text:span><text:span text:style-name="T76"> of numbers that appear to be random. When using the built-in JDK function </text:span><text:span text:style-name="Teletype"><text:span text:style-name="T76">Math.random(),</text:span></text:span><text:span text:style-name="T76"> sequences of values generated follow the </text:span><text:a xlink:type="simple" xlink:href="http://www.itl.nist.gov/div898/handbook/eda/section3/eda3662.htm" text:style-name="Internet_20_link" text:visited-style-name="Visited_20_Internet_20_Link"><text:span text:style-name="T94">Uniform Distribution</text:span></text:a><text:span text:style-name="T76">, which means that the values are evenly spread over the interval between 0 and 1, with no sub-interval having a greater probability of containing generated values than any other interval of the same length. The mathematical concept of a </text:span><text:a xlink:type="simple" xlink:href="http://www.itl.nist.gov/div898/handbook/eda/section3/eda36.htm" text:style-name="Internet_20_link" text:visited-style-name="Visited_20_Internet_20_Link"><text:span text:style-name="T94">probability distribution</text:span></text:a><text:span text:style-name="T76"> basically amounts to asserting that different ranges in the set of possible values of a random variable have different probabilities of containing the value. Commons Math supports generating random sequences from each of the distributions in the </text:span><text:a xlink:type="simple" xlink:href="http://commons.apache.org/proper/commons-math/apidocs/org/apache/commons/math3/distribution/package-summary.html" text:style-name="Internet_20_link" text:visited-style-name="Visited_20_Internet_20_Link"><text:span text:style-name="T94">distributions</text:span></text:a><text:span text:style-name="T76"> package. The javadoc for the </text:span><text:span text:style-name="Teletype"><text:span text:style-name="T76">nextXxx</text:span></text:span><text:span text:style-name="T76">methods in </text:span><text:a xlink:type="simple" xlink:href="http://commons.apache.org/proper/commons-math/apidocs/org/apache/commons/math3/random/RandomDataImpl.html" text:style-name="Internet_20_link" text:visited-style-name="Visited_20_Internet_20_Link"><text:span text:style-name="T94">RandomDataImpl</text:span></text:a><text:span text:style-name="T76"> describes the algorithms used to generate random deviates.</text:span></text:p>
      <text:p text:style-name="P215">Cryptographically secure random sequences</text:p>
      <text:p text:style-name="P189"><text:soft-page-break/><text:span text:style-name="T76">It is possible for a sequence of numbers to appear random, but nonetheless to be predictable based on the algorithm used to generate the sequence. If in addition to randomness, strong unpredictability is required, it is best to use a </text:span><text:a xlink:type="simple" xlink:href="http://www.wikipedia.org/wiki/Cryptographically_secure_pseudo-random_number_generator" text:style-name="Internet_20_link" text:visited-style-name="Visited_20_Internet_20_Link"><text:span text:style-name="T94">secure random number generator</text:span></text:a><text:span text:style-name="T76"> to generate values (or strings). The nextSecureXxx methods in the </text:span><text:span text:style-name="Teletype"><text:span text:style-name="T76">RandomDataImpl</text:span></text:span><text:span text:style-name="T76"> implementation of the </text:span><text:span text:style-name="Teletype"><text:span text:style-name="T76">RandomData</text:span></text:span><text:span text:style-name="T76"> interface use the JDK</text:span><text:span text:style-name="Teletype"><text:span text:style-name="T76">SecureRandom</text:span></text:span><text:span text:style-name="T76"> PRNG to generate cryptographically secure sequences. The</text:span><text:span text:style-name="Teletype"><text:span text:style-name="T76">setSecureAlgorithm</text:span></text:span><text:span text:style-name="T76"> method allows you to change the underlying PRNG. These methods are </text:span><text:span text:style-name="T77">much slower</text:span><text:span text:style-name="T76"> than the corresponding "non-secure" versions, so they should only be used when cryptographic security is required. The </text:span><text:span text:style-name="Teletype"><text:span text:style-name="T76">ISAACRandom</text:span></text:span><text:span text:style-name="T76"> class implements a fast cryptographically secure pseudorandom numbers generator.</text:span></text:p>
      <text:p text:style-name="P215">Seeding pseudo-random number generators</text:p>
      <text:p text:style-name="P156"><text:span text:style-name="T76">By default, the implementation provided in </text:span><text:span text:style-name="Teletype"><text:span text:style-name="T76">RandomDataImpl</text:span></text:span><text:span text:style-name="T76"> uses the JDK-provided PRNG. Like most other PRNGs, the JDK generator generates sequences of random numbers based on an initial "seed value". For the non-secure methods, starting with the same seed always produces the same sequence of values. Secure sequences started with the same seeds will diverge. When a new </text:span><text:span text:style-name="Teletype"><text:span text:style-name="T76">RandomDataImpl</text:span></text:span><text:span text:style-name="T76"> is created, the underlying random number generators are </text:span><text:span text:style-name="T77">not</text:span><text:span text:style-name="T76"> initialized. The first call to a data generation method, or to a </text:span><text:span text:style-name="Teletype"><text:span text:style-name="T76">reSeed()</text:span></text:span><text:span text:style-name="T76"> method initializes the appropriate generator. If you do not explicitly seed the generator, it is by default seeded with the current time in milliseconds. Therefore, to generate sequences of random data values, you should always instantiate </text:span><text:span text:style-name="T77">one</text:span><text:span text:style-name="T76"> </text:span><text:span text:style-name="Teletype"><text:span text:style-name="T76">RandomDataImpl</text:span></text:span><text:span text:style-name="T76"> and use it repeatedly instead of creating new instances for subsequent values in the sequence. For example, the following will generate a random sequence of 50 long integers between 1 and 1,000,000, using the current time in milliseconds as the seed for the JDK PRNG:</text:span></text:p>
      <text:p text:style-name="P239"><text:span text:style-name="T110">RandomData</text:span> randomData <text:span text:style-name="T97">=</text:span> <text:span text:style-name="T106">new</text:span> <text:span text:style-name="T110">RandomDataImpl</text:span><text:span text:style-name="T97">();</text:span> </text:p>
      <text:p text:style-name="P240"><text:span text:style-name="T106">for</text:span> <text:span text:style-name="T97">(</text:span><text:span text:style-name="T106">int</text:span> i <text:span text:style-name="T97">=</text:span> <text:span text:style-name="T100">0</text:span><text:span text:style-name="T97">;</text:span> i <text:span text:style-name="T97">&lt;</text:span> <text:span text:style-name="T100">1000</text:span><text:span text:style-name="T97">;</text:span> i<text:span text:style-name="T97">++)</text:span> <text:span text:style-name="T97">{</text:span></text:p>
      <text:p text:style-name="P241"><text:s text:c="4"/><text:span text:style-name="T48">value </text:span><text:span text:style-name="T99">=</text:span><text:span text:style-name="T48"> randomData</text:span><text:span text:style-name="T99">.</text:span><text:span text:style-name="T48">nextLong</text:span><text:span text:style-name="T99">(</text:span><text:span text:style-name="T102">1</text:span><text:span text:style-name="T99">,</text:span><text:span text:style-name="T48"> </text:span><text:span text:style-name="T102">1000000</text:span><text:span text:style-name="T99">);</text:span></text:p>
      <text:p text:style-name="P244">}</text:p>
      <text:p text:style-name="P241"><text:s text:c="4"/></text:p>
      <text:p text:style-name="P263">The following will not in general produce a good random sequence, since the PRNG is reseeded each time through the loop with the current time in milliseconds:</text:p>
      <text:p text:style-name="P240"><text:span text:style-name="T106">for</text:span> <text:span text:style-name="T97">(</text:span><text:span text:style-name="T106">int</text:span> i <text:span text:style-name="T97">=</text:span> <text:span text:style-name="T100">0</text:span><text:span text:style-name="T97">;</text:span> i <text:span text:style-name="T97">&lt;</text:span> <text:span text:style-name="T100">1000</text:span><text:span text:style-name="T97">;</text:span> i<text:span text:style-name="T97">++)</text:span> <text:span text:style-name="T97">{</text:span></text:p>
      <text:p text:style-name="P241"><text:s text:c="4"/><text:span text:style-name="T112">RandomDataImpl</text:span><text:span text:style-name="T48"> randomData </text:span><text:span text:style-name="T99">=</text:span><text:span text:style-name="T48"> </text:span><text:span text:style-name="T108">new</text:span><text:span text:style-name="T48"> </text:span><text:span text:style-name="T112">RandomDataImpl</text:span><text:span text:style-name="T99">();</text:span><text:span text:style-name="T48"> </text:span></text:p>
      <text:p text:style-name="P241"><text:s text:c="4"/><text:span text:style-name="T48">value </text:span><text:span text:style-name="T99">=</text:span><text:span text:style-name="T48"> randomData</text:span><text:span text:style-name="T99">.</text:span><text:span text:style-name="T48">nextLong</text:span><text:span text:style-name="T99">(</text:span><text:span text:style-name="T102">1</text:span><text:span text:style-name="T99">,</text:span><text:span text:style-name="T48"> </text:span><text:span text:style-name="T102">1000000</text:span><text:span text:style-name="T99">);</text:span></text:p>
      <text:p text:style-name="P244">}</text:p>
      <text:p text:style-name="P241"><text:s text:c="4"/></text:p>
      <text:p text:style-name="P263"><text:soft-page-break/>The following will produce the same random sequence each time it is executed:</text:p>
      <text:p text:style-name="P240"><text:span text:style-name="T110">RandomData</text:span> randomData <text:span text:style-name="T97">=</text:span> <text:span text:style-name="T106">new</text:span> <text:span text:style-name="T110">RandomDataImpl</text:span><text:span text:style-name="T97">();</text:span> </text:p>
      <text:p text:style-name="P240">randomData<text:span text:style-name="T97">.</text:span>reSeed<text:span text:style-name="T97">(</text:span><text:span text:style-name="T100">1000</text:span><text:span text:style-name="T97">);</text:span></text:p>
      <text:p text:style-name="P240"><text:span text:style-name="T106">for</text:span> <text:span text:style-name="T97">(</text:span><text:span text:style-name="T106">int</text:span> i <text:span text:style-name="T97">=</text:span> <text:span text:style-name="T100">0</text:span><text:span text:style-name="T97">;</text:span> i <text:span text:style-name="T97">=</text:span> <text:span text:style-name="T100">1000</text:span><text:span text:style-name="T97">;</text:span> i<text:span text:style-name="T97">++)</text:span> <text:span text:style-name="T97">{</text:span></text:p>
      <text:p text:style-name="P241"><text:s text:c="4"/><text:span text:style-name="T48">value </text:span><text:span text:style-name="T99">=</text:span><text:span text:style-name="T48"> randomData</text:span><text:span text:style-name="T99">.</text:span><text:span text:style-name="T48">nextLong</text:span><text:span text:style-name="T99">(</text:span><text:span text:style-name="T102">1</text:span><text:span text:style-name="T99">,</text:span><text:span text:style-name="T48"> </text:span><text:span text:style-name="T102">1000000</text:span><text:span text:style-name="T99">);</text:span></text:p>
      <text:p text:style-name="P244">}</text:p>
      <text:p text:style-name="P241"><text:s text:c="4"/></text:p>
      <text:p text:style-name="P263">The following will produce a different random sequence each time it is executed.</text:p>
      <text:p text:style-name="P240"><text:span text:style-name="T110">RandomData</text:span> randomData <text:span text:style-name="T97">=</text:span> <text:span text:style-name="T106">new</text:span> <text:span text:style-name="T110">RandomDataImpl</text:span><text:span text:style-name="T97">();</text:span> </text:p>
      <text:p text:style-name="P240">randomData<text:span text:style-name="T97">.</text:span>reSeedSecure<text:span text:style-name="T97">(</text:span><text:span text:style-name="T100">1000</text:span><text:span text:style-name="T97">);</text:span></text:p>
      <text:p text:style-name="P240"><text:span text:style-name="T106">for</text:span> <text:span text:style-name="T97">(</text:span><text:span text:style-name="T106">int</text:span> i <text:span text:style-name="T97">=</text:span> <text:span text:style-name="T100">0</text:span><text:span text:style-name="T97">;</text:span> i <text:span text:style-name="T97">&lt;</text:span> <text:span text:style-name="T100">1000</text:span><text:span text:style-name="T97">;</text:span> i<text:span text:style-name="T97">++)</text:span> <text:span text:style-name="T97">{</text:span></text:p>
      <text:p text:style-name="P241"><text:s text:c="4"/><text:span text:style-name="T48">value </text:span><text:span text:style-name="T99">=</text:span><text:span text:style-name="T48"> randomData</text:span><text:span text:style-name="T99">.</text:span><text:span text:style-name="T48">nextSecureLong</text:span><text:span text:style-name="T99">(</text:span><text:span text:style-name="T102">1</text:span><text:span text:style-name="T99">,</text:span><text:span text:style-name="T48"> </text:span><text:span text:style-name="T102">1000000</text:span><text:span text:style-name="T99">);</text:span></text:p>
      <text:p text:style-name="P244">}</text:p>
      <text:p text:style-name="P238"><text:s text:c="4"/></text:p>
      <text:h text:style-name="Heading_20_3" text:outline-level="3"><text:bookmark-start text:name="__RefHeading___Toc32425_1949149028"/><text:alphabetical-index-mark-start text:id="IMark66351864"/>Random Vectors<text:bookmark-end text:name="__RefHeading___Toc32425_1949149028"/><text:bookmark text:name="a2.3_Random_Vectors"/><text:alphabetical-index-mark-end text:id="IMark66351864"/></text:h>
      <text:p text:style-name="P209"><text:span text:style-name="T76">Some algorithms require random vectors instead of random scalars. When the components of these vectors are uncorrelated, they may be generated simply one at a time and packed together in the vector. The </text:span><text:a xlink:type="simple" xlink:href="http://commons.apache.org/proper/commons-math/apidocs/org/apache/commons/math3/random/UncorrelatedRandomVectorGenerator.html" text:style-name="Internet_20_link" text:visited-style-name="Visited_20_Internet_20_Link"><text:span text:style-name="T94">UncorrelatedRandomVectorGenerator</text:span></text:a><text:span text:style-name="T76"> class simplifies this process by setting the mean and deviation of each component once and generating complete vectors. When the components are correlated however, generating them is much more difficult. The </text:span><text:a xlink:type="simple" xlink:href="http://commons.apache.org/proper/commons-math/apidocs/org/apache/commons/math3/random/CorrelatedRandomVectorGenerator.html" text:style-name="Internet_20_link" text:visited-style-name="Visited_20_Internet_20_Link"><text:span text:style-name="T94">CorrelatedRandomVectorGenerator</text:span></text:a><text:span text:style-name="T76"> class provides this service. In this case, the user must set up a complete covariance matrix instead of a simple standard deviations vector. This matrix gathers both the variance and the correlation information of the probability law.</text:span></text:p>
      <text:p text:style-name="P209"><text:span text:style-name="T76">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a xlink:type="simple" xlink:href="http://en.wikipedia.org/wiki/Multivariate_normal_distribution" text:style-name="Internet_20_link" text:visited-style-name="Visited_20_Internet_20_Link"><text:span text:style-name="T94">Multivariate Normal Distribution</text:span></text:a><text:span text:style-name="T76">.</text:span></text:p>
      <text:p text:style-name="P212">Generating random vectors from a bivariate normal distribution</text:p>
      <text:p text:style-name="P234">// Create and seed a RandomGenerator (could use any of the generators in the random package here)</text:p>
      <text:p text:style-name="P239"><text:span text:style-name="T110">RandomGenerator</text:span> rg <text:span text:style-name="T97">=</text:span> <text:span text:style-name="T106">new</text:span> <text:span text:style-name="T110">JDKRandomGenerator</text:span><text:span text:style-name="T97">();</text:span></text:p>
      <text:p text:style-name="P239"><text:soft-page-break/>rg<text:span text:style-name="T97">.</text:span>setSeed<text:span text:style-name="T97">(</text:span><text:span text:style-name="T100">17399225432l</text:span><text:span text:style-name="T97">);</text:span> <text:s/><text:span text:style-name="T103">// Fixed seed means same results every time</text:span></text:p>
      <text:p text:style-name="P234">// Create a GassianRandomGenerator using rg as its source of randomness</text:p>
      <text:p text:style-name="P239"><text:span text:style-name="T110">GaussianRandomGenerator</text:span> rawGenerator <text:span text:style-name="T97">=</text:span> <text:span text:style-name="T106">new</text:span> <text:span text:style-name="T110">GaussianRandomGenerator</text:span><text:span text:style-name="T97">(</text:span>rg<text:span text:style-name="T97">);</text:span></text:p>
      <text:p text:style-name="P234">// Create a CorrelatedRandomVectorGenerator using rawGenerator for the components</text:p>
      <text:p text:style-name="P239"><text:span text:style-name="T110">CorrelatedRandomVectorGenerator</text:span> generator <text:span text:style-name="T97">=</text:span> </text:p>
      <text:p text:style-name="P242"><text:s text:c="4"/><text:span text:style-name="T108">new</text:span><text:span text:style-name="T48"> </text:span><text:span text:style-name="T112">CorrelatedRandomVectorGenerator</text:span><text:span text:style-name="T99">(</text:span><text:span text:style-name="T48">mean</text:span><text:span text:style-name="T99">,</text:span><text:span text:style-name="T48"> covariance</text:span><text:span text:style-name="T99">,</text:span><text:span text:style-name="T48"> </text:span><text:span text:style-name="T102">1.0e-12</text:span><text:span text:style-name="T48"> </text:span><text:span text:style-name="T99">*</text:span><text:span text:style-name="T48"> covariance</text:span><text:span text:style-name="T99">.</text:span><text:span text:style-name="T48">getNorm</text:span><text:span text:style-name="T99">(),</text:span><text:span text:style-name="T48"> rawGenerator</text:span><text:span text:style-name="T99">);</text:span></text:p>
      <text:p text:style-name="P234">// Use the generator to generate correlated vectors</text:p>
      <text:p text:style-name="P239"><text:span text:style-name="T106">double</text:span><text:span text:style-name="T97">[]</text:span> randomVector <text:span text:style-name="T97">=</text:span> generator<text:span text:style-name="T97">.</text:span>nextVector<text:span text:style-name="T97">();</text:span></text:p>
      <text:p text:style-name="P239"><text:span text:style-name="T97">...</text:span> </text:p>
      <text:p text:style-name="P265"><text:span text:style-name="T76">The </text:span><text:span text:style-name="Teletype"><text:span text:style-name="T76">mean</text:span></text:span><text:span text:style-name="T76"> argument is a double[] array holding the means of the random vector components. In the bivariate case, it must have length 2. The </text:span><text:span text:style-name="Teletype"><text:span text:style-name="T76">covariance</text:span></text:span><text:span text:style-name="T76"> argument is a RealMatrix, which needs to be 2 x 2. The main diagonal elements are the variances of the vector components and the off-diagonal elements are the covariances. For example, if the means are 1 and 2 respectively, and the desired standard deviations are 3 and 4, respectively, then we need to use</text:span></text:p>
      <text:p text:style-name="P239"><text:span text:style-name="T106">double</text:span><text:span text:style-name="T97">[]</text:span> mean <text:span text:style-name="T97">=</text:span> <text:span text:style-name="T97">{</text:span><text:span text:style-name="T100">1</text:span><text:span text:style-name="T97">,</text:span> <text:span text:style-name="T100">2</text:span><text:span text:style-name="T97">};</text:span></text:p>
      <text:p text:style-name="P239"><text:span text:style-name="T106">double</text:span><text:span text:style-name="T97">[][]</text:span> cov <text:span text:style-name="T97">=</text:span> <text:span text:style-name="T97">{{</text:span><text:span text:style-name="T100">9</text:span><text:span text:style-name="T97">,</text:span> c<text:span text:style-name="T97">},</text:span> <text:span text:style-name="T97">{</text:span>c<text:span text:style-name="T97">,</text:span> <text:span text:style-name="T100">16</text:span><text:span text:style-name="T97">}};</text:span></text:p>
      <text:p text:style-name="P239"><text:span text:style-name="T110">RealMatrix</text:span> covariance <text:span text:style-name="T97">=</text:span> <text:span text:style-name="T110">MatrixUtils</text:span><text:span text:style-name="T97">.</text:span>createRealMatrix<text:span text:style-name="T97">(</text:span>cov<text:span text:style-name="T97">);</text:span> </text:p>
      <text:p text:style-name="P264">where c is the desired covariance. If you are starting with a desired correlation, you need to translate this to a covariance by multiplying it by the product of the standard deviations. For example, if you want to generate data that will give Pearson's R of 0.5, you would use c = 3 * 4 * .5 = 6.</text:p>
      <text:p text:style-name="P209"><text:span text:style-name="T76">In addition to multivariate normal distributions, correlated vectors from multivariate uniform distributions can be generated by creating a </text:span><text:a xlink:type="simple" xlink:href="http://commons.apache.org/proper/commons-math/apidocs/org/apache/commons/math3/random/UniformRandomGenerator.html" text:style-name="Internet_20_link" text:visited-style-name="Visited_20_Internet_20_Link"><text:span text:style-name="T94">UniformRandomGenerator</text:span></text:a><text:span text:style-name="T76"> in place of the </text:span><text:span text:style-name="Teletype"><text:span text:style-name="T76">GaussianRandomGenerator</text:span></text:span><text:span text:style-name="T76"> above. More generally, any </text:span><text:a xlink:type="simple" xlink:href="http://commons.apache.org/proper/commons-math/apidocs/org/apache/commons/math3/random/NormalizedRandomGenerator.html" text:style-name="Internet_20_link" text:visited-style-name="Visited_20_Internet_20_Link"><text:span text:style-name="T94">NormalizedRandomGenerator</text:span></text:a><text:span text:style-name="T76">may be used.</text:span></text:p>
      <text:h text:style-name="Heading_20_3" text:outline-level="3"><text:bookmark-start text:name="__RefHeading___Toc32427_1949149028"/>Random Strings<text:bookmark-end text:name="__RefHeading___Toc32427_1949149028"/><text:bookmark text:name="a2.4_Random_Strings"/></text:h>
      <text:p text:style-name="P207"><text:span text:style-name="T76">The methods </text:span><text:span text:style-name="Teletype"><text:span text:style-name="T76">nextHexString</text:span></text:span><text:span text:style-name="T76"> and </text:span><text:span text:style-name="Teletype"><text:span text:style-name="T76">nextSecureHexString</text:span></text:span><text:span text:style-name="T76"> can be used to generate random strings of hexadecimal characters. Both of these methods produce sequences of strings with good dispersion properties. The difference between the two methods is that the second is cryptographically secure. Specifically, the implementation of</text:span><text:span text:style-name="Teletype"><text:span text:style-name="T76">nextHexString(n)</text:span></text:span><text:span text:style-name="T76"> in </text:span><text:span text:style-name="Teletype"><text:span text:style-name="T76">RandomDataImpl</text:span></text:span><text:span text:style-name="T76"> uses the following simple algorithm to generate a string of </text:span><text:span text:style-name="Teletype"><text:span text:style-name="T76">n</text:span></text:span><text:span text:style-name="T76"> hex digits:</text:span></text:p>
      <text:list xml:id="list7919887356564690784" text:style-name="L21">
        <text:list-item>
          <text:p text:style-name="P302"><text:soft-page-break/>n/2+1 binary bytes are generated using the underlying Random</text:p>
        </text:list-item>
        <text:list-item>
          <text:p text:style-name="P302">Each binary byte is translated into 2 hex digits</text:p>
        </text:list-item>
      </text:list>
      <text:p text:style-name="P173"><text:span text:style-name="T76">The </text:span><text:span text:style-name="Teletype"><text:span text:style-name="T76">RandomDataImpl</text:span></text:span><text:span text:style-name="T76"> implementation of the "secure" version, </text:span><text:span text:style-name="Teletype"><text:span text:style-name="T76">nextSecureHexString</text:span></text:span><text:span text:style-name="T76">generates hex characters in 40-byte "chunks" using a 3-step process:</text:span></text:p>
      <text:list xml:id="list7332562794989694074" text:style-name="L22">
        <text:list-item>
          <text:p text:style-name="P324"><text:span text:style-name="T76">20 random bytes are generated using the underlying </text:span><text:span text:style-name="Teletype"><text:span text:style-name="T76">SecureRandom.</text:span></text:span></text:p>
        </text:list-item>
        <text:list-item>
          <text:p text:style-name="P303">SHA-1 hash is applied to yield a 20-byte binary digest.</text:p>
        </text:list-item>
        <text:list-item>
          <text:p text:style-name="P303">Each byte of the binary digest is converted to 2 hex digits</text:p>
        </text:list-item>
      </text:list>
      <text:p text:style-name="P173"><text:span text:style-name="T76">Similarly to the secure random number generation methods, </text:span><text:span text:style-name="Teletype"><text:span text:style-name="T76">nextSecureHexString</text:span></text:span><text:span text:style-name="T76"> is</text:span><text:span text:style-name="T77">much slower</text:span><text:span text:style-name="T76"> than the non-secure version. It should be used only for applications such as generating unique session or transaction ids where predictability of subsequent ids based on observation of previous values is a security concern. If all that is needed is an even distribution of hex characters in the generated strings, the non-secure method should be used.</text:span></text:p>
      <text:h text:style-name="Heading_20_3" text:outline-level="3"><text:bookmark-start text:name="__RefHeading___Toc32429_1949149028"/>Random permutations, combinations, sampling<text:bookmark-end text:name="__RefHeading___Toc32429_1949149028"/><text:bookmark text:name="a2.5_Random_permutations_combinations_sampling"/></text:h>
      <text:p text:style-name="P209"><text:span text:style-name="T76">To select a random sample of objects in a collection, you can use the </text:span><text:span text:style-name="Teletype"><text:span text:style-name="T76">nextSample</text:span></text:span><text:span text:style-name="T76">method in the </text:span><text:span text:style-name="Teletype"><text:span text:style-name="T76">RandomData</text:span></text:span><text:span text:style-name="T76"> interface. Specifically, if </text:span><text:span text:style-name="Teletype"><text:span text:style-name="T76">c</text:span></text:span><text:span text:style-name="T76"> is a collection containing at least </text:span><text:span text:style-name="Teletype"><text:span text:style-name="T76">k</text:span></text:span><text:span text:style-name="T76">objects, and </text:span><text:span text:style-name="Teletype"><text:span text:style-name="T76">randomData</text:span></text:span><text:span text:style-name="T76"> is a </text:span><text:span text:style-name="Teletype"><text:span text:style-name="T76">RandomData</text:span></text:span><text:span text:style-name="T76"> instance </text:span><text:span text:style-name="Teletype"><text:span text:style-name="T76">randomData.nextSample(c, k)</text:span></text:span><text:span text:style-name="T76"> will return an </text:span><text:span text:style-name="Teletype"><text:span text:style-name="T76">object[]</text:span></text:span><text:span text:style-name="T76"> array of length </text:span><text:span text:style-name="Teletype"><text:span text:style-name="T76">k</text:span></text:span><text:span text:style-name="T76"> consisting of elements randomly selected from the collection. If </text:span><text:span text:style-name="Teletype"><text:span text:style-name="T76">c</text:span></text:span><text:span text:style-name="T76"> contains duplicate references, there may be duplicate references in the returned array; otherwise returned elements will be unique -- i.e., the sampling is without replacement among the object references in the collection.</text:span></text:p>
      <text:p text:style-name="P209"><text:span text:style-name="T76">If </text:span><text:span text:style-name="Teletype"><text:span text:style-name="T76">randomData</text:span></text:span><text:span text:style-name="T76"> is a </text:span><text:span text:style-name="Teletype"><text:span text:style-name="T76">RandomData</text:span></text:span><text:span text:style-name="T76"> instance, and </text:span><text:span text:style-name="Teletype"><text:span text:style-name="T76">n</text:span></text:span><text:span text:style-name="T76"> and </text:span><text:span text:style-name="Teletype"><text:span text:style-name="T76">k</text:span></text:span><text:span text:style-name="T76"> are integers with </text:span><text:span text:style-name="Teletype"><text:span text:style-name="T76">k &lt;= n</text:span></text:span><text:span text:style-name="T76">, then</text:span><text:span text:style-name="Teletype"><text:span text:style-name="T76">randomData.nextPermutation(n, k)</text:span></text:span><text:span text:style-name="T76"> returns an </text:span><text:span text:style-name="Teletype"><text:span text:style-name="T76">int[]</text:span></text:span><text:span text:style-name="T76"> array of length </text:span><text:span text:style-name="Teletype"><text:span text:style-name="T76">k</text:span></text:span><text:span text:style-name="T76"> whose whose entries are selected randomly, without repetition, from the integers </text:span><text:span text:style-name="Teletype"><text:span text:style-name="T76">0</text:span></text:span><text:span text:style-name="T76"> through </text:span><text:span text:style-name="Teletype"><text:span text:style-name="T76">n-1</text:span></text:span><text:span text:style-name="T76">(inclusive), i.e., </text:span><text:span text:style-name="Teletype"><text:span text:style-name="T76">randomData.nextPermutation(n, k)</text:span></text:span><text:span text:style-name="T76"> returns a random permutation of </text:span><text:span text:style-name="Teletype"><text:span text:style-name="T76">n</text:span></text:span><text:span text:style-name="T76"> taken </text:span><text:span text:style-name="Teletype"><text:span text:style-name="T76">k</text:span></text:span><text:span text:style-name="T76"> at a time.</text:span></text:p>
      <text:h text:style-name="Heading_20_3" text:outline-level="3"><text:bookmark-start text:name="__RefHeading___Toc32431_1949149028"/>Generating data 'like' an input file<text:bookmark-end text:name="__RefHeading___Toc32431_1949149028"/><text:bookmark text:name="a2.6_Generating_data_like_an_input_file"/></text:h>
      <text:p text:style-name="P207"><text:span text:style-name="T76">Using the </text:span><text:span text:style-name="Teletype"><text:span text:style-name="T76">ValueServer</text:span></text:span><text:span text:style-name="T76"> class, you can generate data based on the values in an input file in one of two ways:</text:span></text:p>
      <text:p text:style-name="P216">Replay Mode</text:p>
      <text:p text:style-name="P153"><text:soft-page-break/><text:span text:style-name="T76">The following code will read data from </text:span><text:span text:style-name="Teletype"><text:span text:style-name="T76">url</text:span></text:span><text:span text:style-name="T76"> (a </text:span><text:span text:style-name="Teletype"><text:span text:style-name="T76">java.net.URL</text:span></text:span><text:span text:style-name="T76"> instance), cycling through the values in the file in sequence, reopening and starting at the beginning again when all values have been read.</text:span></text:p>
      <text:p text:style-name="P241"><text:s text:c="6"/><text:span text:style-name="T112">ValueServer</text:span><text:span text:style-name="T48"> vs </text:span><text:span text:style-name="T99">=</text:span><text:span text:style-name="T48"> </text:span><text:span text:style-name="T108">new</text:span><text:span text:style-name="T48"> </text:span><text:span text:style-name="T112">ValueServer</text:span><text:span text:style-name="T99">();</text:span></text:p>
      <text:p text:style-name="P241"><text:s text:c="6"/><text:span text:style-name="T48">vs</text:span><text:span text:style-name="T99">.</text:span><text:span text:style-name="T48">setValuesFileURL</text:span><text:span text:style-name="T99">(</text:span><text:span text:style-name="T48">url</text:span><text:span text:style-name="T99">);</text:span><text:span text:style-name="T48"> </text:span></text:p>
      <text:p text:style-name="P241"><text:s text:c="6"/><text:span text:style-name="T48">vs</text:span><text:span text:style-name="T99">.</text:span><text:span text:style-name="T48">setMode</text:span><text:span text:style-name="T99">(</text:span><text:span text:style-name="T112">ValueServer</text:span><text:span text:style-name="T99">.</text:span><text:span text:style-name="T48">REPLAY_MODE</text:span><text:span text:style-name="T99">);</text:span></text:p>
      <text:p text:style-name="P241"><text:s text:c="6"/><text:span text:style-name="T48">vs</text:span><text:span text:style-name="T99">.</text:span><text:span text:style-name="T48">resetReplayFile</text:span><text:span text:style-name="T99">();</text:span></text:p>
      <text:p text:style-name="P241"><text:s text:c="6"/><text:span text:style-name="T108">double</text:span><text:span text:style-name="T48"> value </text:span><text:span text:style-name="T99">=</text:span><text:span text:style-name="T48"> vs</text:span><text:span text:style-name="T99">.</text:span><text:span text:style-name="T48">getNext</text:span><text:span text:style-name="T99">();</text:span></text:p>
      <text:p text:style-name="P241"><text:s text:c="6"/><text:span text:style-name="T105">// ...Generate and use more values...</text:span></text:p>
      <text:p text:style-name="P241"><text:s text:c="6"/><text:span text:style-name="T48">vs</text:span><text:span text:style-name="T99">.</text:span><text:span text:style-name="T48">closeReplayFile</text:span><text:span text:style-name="T99">();</text:span></text:p>
      <text:p text:style-name="P241"><text:s text:c="6"/></text:p>
      <text:p text:style-name="P268">The values in the file are not stored in memory, so it does not matter how large the file is, but you do need to explicitly close the file as above. The expected file format is \n -delimited (i.e. one per line) strings representing valid floating point numbers.</text:p>
      <text:p text:style-name="P216">Digest Mode</text:p>
      <text:p text:style-name="P153"><text:span text:style-name="T76">When used in Digest Mode, the ValueServer reads the entire input file and estimates a probability density function based on data from the file. The estimation method is essentially the </text:span><text:a xlink:type="simple" xlink:href="http://nedwww.ipac.caltech.edu/level5/March02/Silverman/Silver2_6.html" text:style-name="Internet_20_link" text:visited-style-name="Visited_20_Internet_20_Link"><text:span text:style-name="T94">Variable Kernel Method</text:span></text:a><text:span text:style-name="T76"> with Gaussian smoothing. Once the density has been estimated, </text:span><text:span text:style-name="Teletype"><text:span text:style-name="T76">getNext()</text:span></text:span><text:span text:style-name="T76"> returns random values whose probability distribution matches the empirical distribution -- i.e., if you generate a large number of such values, their distribution should "look like" the distribution of the values in the input file. The values are not stored in memory in this case either, so there is no limit to the size of the input file. Here is an example:</text:span></text:p>
      <text:p text:style-name="P241"><text:s text:c="6"/><text:span text:style-name="T112">ValueServer</text:span><text:span text:style-name="T48"> vs </text:span><text:span text:style-name="T99">=</text:span><text:span text:style-name="T48"> </text:span><text:span text:style-name="T108">new</text:span><text:span text:style-name="T48"> </text:span><text:span text:style-name="T112">ValueServer</text:span><text:span text:style-name="T99">();</text:span></text:p>
      <text:p text:style-name="P241"><text:s text:c="6"/><text:span text:style-name="T48">vs</text:span><text:span text:style-name="T99">.</text:span><text:span text:style-name="T48">setValuesFileURL</text:span><text:span text:style-name="T99">(</text:span><text:span text:style-name="T48">url</text:span><text:span text:style-name="T99">);</text:span><text:span text:style-name="T48"> </text:span></text:p>
      <text:p text:style-name="P241"><text:s text:c="6"/><text:span text:style-name="T48">vs</text:span><text:span text:style-name="T99">.</text:span><text:span text:style-name="T48">setMode</text:span><text:span text:style-name="T99">(</text:span><text:span text:style-name="T112">ValueServer</text:span><text:span text:style-name="T99">.</text:span><text:span text:style-name="T48">DIGEST_MODE</text:span><text:span text:style-name="T99">);</text:span></text:p>
      <text:p text:style-name="P241"><text:s text:c="6"/><text:span text:style-name="T48">vs</text:span><text:span text:style-name="T99">.</text:span><text:span text:style-name="T48">computeDistribution</text:span><text:span text:style-name="T99">(</text:span><text:span text:style-name="T102">500</text:span><text:span text:style-name="T99">);</text:span><text:span text:style-name="T48"> </text:span><text:span text:style-name="T105">//Read file and estimate distribution using 500 bins</text:span></text:p>
      <text:p text:style-name="P241"><text:s text:c="6"/><text:span text:style-name="T108">double</text:span><text:span text:style-name="T48"> value </text:span><text:span text:style-name="T99">=</text:span><text:span text:style-name="T48"> vs</text:span><text:span text:style-name="T99">.</text:span><text:span text:style-name="T48">getNext</text:span><text:span text:style-name="T99">();</text:span></text:p>
      <text:p text:style-name="P241"><text:s text:c="6"/><text:span text:style-name="T105">// ...Generate and use more values...</text:span></text:p>
      <text:p text:style-name="P241"><text:s text:c="6"/></text:p>
      <text:p text:style-name="P261"><text:span text:style-name="T76">See the javadoc for </text:span><text:span text:style-name="Teletype"><text:span text:style-name="T76">ValueServer</text:span></text:span><text:span text:style-name="T76"> and </text:span><text:span text:style-name="Teletype"><text:span text:style-name="T76">EmpiricalDistribution</text:span></text:span><text:span text:style-name="T76"> for more details. Note that </text:span><text:span text:style-name="Teletype"><text:span text:style-name="T76">computeDistribution()</text:span></text:span><text:span text:style-name="T76"> opens and closes the input file by itself.</text:span></text:p>
      <text:h text:style-name="Heading_20_3" text:outline-level="3"><text:bookmark-start text:name="__RefHeading___Toc32433_1949149028"/><text:soft-page-break/>PRNG Pluggability<text:bookmark-end text:name="__RefHeading___Toc32433_1949149028"/><text:bookmark text:name="a2.7_PRNG_Pluggability"/></text:h>
      <text:p text:style-name="P207"><text:span text:style-name="T76">To enable alternative PRNGs to be "plugged in" to the commons-math data generation utilities and to provide a generic means to replace </text:span><text:span text:style-name="Teletype"><text:span text:style-name="T76">java.util.Random</text:span></text:span><text:span text:style-name="T76"> in applications, a random generator adaptor framework has been added to commons-math. The</text:span><text:a xlink:type="simple" xlink:href="http://commons.apache.org/proper/commons-math/apidocs/org/apache/commons/math3/random/RandomGenerator.html" text:style-name="Internet_20_link" text:visited-style-name="Visited_20_Internet_20_Link"><text:span text:style-name="T94">RandomGenerator</text:span></text:a><text:span text:style-name="T76"> interface abstracts the public interface of </text:span><text:span text:style-name="Teletype"><text:span text:style-name="T76">java.util.Random</text:span></text:span><text:span text:style-name="T76"> and any implementation of this interface can be used as the source of random data for the commons-math data generation classes. An abstract base class,</text:span><text:a xlink:type="simple" xlink:href="http://commons.apache.org/proper/commons-math/apidocs/org/apache/commons/math3/random/AbstractRandomGenerator.html" text:style-name="Internet_20_link" text:visited-style-name="Visited_20_Internet_20_Link"><text:span text:style-name="T94">AbstractRandomGenerator</text:span></text:a><text:span text:style-name="T76"> is provided to make implementation easier. This class provides default implementations of "derived" data generation methods based on the primitive,</text:span><text:span text:style-name="Teletype"><text:span text:style-name="T76">nextDouble()</text:span></text:span><text:span text:style-name="T76">. To support generic replacement of </text:span><text:span text:style-name="Teletype"><text:span text:style-name="T76">java.util.Random</text:span></text:span><text:span text:style-name="T76">, the</text:span><text:a xlink:type="simple" xlink:href="http://commons.apache.org/proper/commons-math/apidocs/org/apache/commons/math3/random/RandomAdaptor.html" text:style-name="Internet_20_link" text:visited-style-name="Visited_20_Internet_20_Link"><text:span text:style-name="T94">RandomAdaptor</text:span></text:a><text:span text:style-name="T76"> class is provided, which extends </text:span><text:span text:style-name="Teletype"><text:span text:style-name="T76">java.util.Random</text:span></text:span><text:span text:style-name="T76"> and wraps and delegates calls to a </text:span><text:span text:style-name="Teletype"><text:span text:style-name="T76">RandomGenerator</text:span></text:span><text:span text:style-name="T76"> instance.</text:span></text:p>
      <text:p text:style-name="P207"><text:span text:style-name="T76">Commons-math provides by itself several implementations of the </text:span><text:a xlink:type="simple" xlink:href="http://commons.apache.org/proper/commons-math/apidocs/org/apache/commons/math3/random/RandomGenerator.html" text:style-name="Internet_20_link" text:visited-style-name="Visited_20_Internet_20_Link"><text:span text:style-name="T94">RandomGenerator</text:span></text:a><text:span text:style-name="T76">interface:</text:span></text:p>
      <text:list xml:id="list6248964920442278999" text:style-name="L23">
        <text:list-item>
          <text:p text:style-name="P325"><text:a xlink:type="simple" xlink:href="http://commons.apache.org/proper/commons-math/apidocs/org/apache/commons/math3/random/JDKRandomGenerator.html" text:style-name="Internet_20_link" text:visited-style-name="Visited_20_Internet_20_Link"><text:span text:style-name="T94">JDKRandomGenerator</text:span></text:a><text:span text:style-name="T76"> that extends the JDK provided generator</text:span></text:p>
        </text:list-item>
        <text:list-item>
          <text:p text:style-name="P325"><text:a xlink:type="simple" xlink:href="http://commons.apache.org/proper/commons-math/apidocs/org/apache/commons/math3/random/AbstractRandomGenerator.html" text:style-name="Internet_20_link" text:visited-style-name="Visited_20_Internet_20_Link"><text:span text:style-name="T94">AbstractRandomGenerator</text:span></text:a><text:span text:style-name="T76"> as a helper for users generators</text:span></text:p>
        </text:list-item>
        <text:list-item>
          <text:p text:style-name="P325"><text:a xlink:type="simple" xlink:href="http://commons.apache.org/proper/commons-math/apidocs/org/apache/commons/math3/random/BitStreamGenerator.html" text:style-name="Internet_20_link" text:visited-style-name="Visited_20_Internet_20_Link"><text:span text:style-name="T94">BitStreamGenerator</text:span></text:a><text:span text:style-name="T76"> which is an abstract class for several generators and which in turn is extended by:</text:span></text:p>
          <text:list>
            <text:list-item>
              <text:p text:style-name="P325"><text:a xlink:type="simple" xlink:href="http://commons.apache.org/proper/commons-math/apidocs/org/apache/commons/math3/random/MersenneTwister.html" text:style-name="Internet_20_link" text:visited-style-name="Visited_20_Internet_20_Link"><text:span text:style-name="T94">MersenneTwister</text:span></text:a></text:p>
            </text:list-item>
            <text:list-item>
              <text:p text:style-name="P325"><text:a xlink:type="simple" xlink:href="http://commons.apache.org/proper/commons-math/apidocs/org/apache/commons/math3/random/Well512a.html" text:style-name="Internet_20_link" text:visited-style-name="Visited_20_Internet_20_Link"><text:span text:style-name="T94">Well512a</text:span></text:a></text:p>
            </text:list-item>
            <text:list-item>
              <text:p text:style-name="P325"><text:a xlink:type="simple" xlink:href="http://commons.apache.org/proper/commons-math/apidocs/org/apache/commons/math3/random/Well1024a.html" text:style-name="Internet_20_link" text:visited-style-name="Visited_20_Internet_20_Link"><text:span text:style-name="T94">Well1024a</text:span></text:a></text:p>
            </text:list-item>
            <text:list-item>
              <text:p text:style-name="P325"><text:a xlink:type="simple" xlink:href="http://commons.apache.org/proper/commons-math/apidocs/org/apache/commons/math3/random/Well19937a.html" text:style-name="Internet_20_link" text:visited-style-name="Visited_20_Internet_20_Link"><text:span text:style-name="T94">Well19937a</text:span></text:a></text:p>
            </text:list-item>
            <text:list-item>
              <text:p text:style-name="P325"><text:a xlink:type="simple" xlink:href="http://commons.apache.org/proper/commons-math/apidocs/org/apache/commons/math3/random/Well19937c.html" text:style-name="Internet_20_link" text:visited-style-name="Visited_20_Internet_20_Link"><text:span text:style-name="T94">Well19937c</text:span></text:a></text:p>
            </text:list-item>
            <text:list-item>
              <text:p text:style-name="P325"><text:a xlink:type="simple" xlink:href="http://commons.apache.org/proper/commons-math/apidocs/org/apache/commons/math3/random/Well44497a.html" text:style-name="Internet_20_link" text:visited-style-name="Visited_20_Internet_20_Link"><text:span text:style-name="T94">Well44497a</text:span></text:a></text:p>
            </text:list-item>
            <text:list-item>
              <text:p text:style-name="P325"><text:a xlink:type="simple" xlink:href="http://commons.apache.org/proper/commons-math/apidocs/org/apache/commons/math3/random/Well44497b.html" text:style-name="Internet_20_link" text:visited-style-name="Visited_20_Internet_20_Link"><text:span text:style-name="T94">Well44497b</text:span></text:a></text:p>
            </text:list-item>
          </text:list>
        </text:list-item>
      </text:list>
      <text:p text:style-name="P207"><text:span text:style-name="T76">The JDK provided generator is a simple one that can be used only for very simple needs. The Mersenne Twister is a fast generator with very good properties well suited for Monte-Carlo simulation. It is equidistributed for generating vectors up to dimension 623 and has a huge period: 2</text:span><text:span text:style-name="T90">19937</text:span><text:span text:style-name="T76"> - 1 (which is a Mersenne prime). This generator is described in a paper by Makoto Matsumoto and Takuji Nishimura in 1998: </text:span><text:a xlink:type="simple" xlink:href="http://www.math.sci.hiroshima-u.ac.jp/~m-mat/MT/ARTICLES/mt.pdf" text:style-name="Internet_20_link" text:visited-style-name="Visited_20_Internet_20_Link"><text:span text:style-name="T94">Mersenne Twister: A 623-Dimensionally Equidistributed Uniform Pseudo-Random Number </text:span></text:a><text:soft-page-break/><text:a xlink:type="simple" xlink:href="http://www.math.sci.hiroshima-u.ac.jp/~m-mat/MT/ARTICLES/mt.pdf" text:style-name="Internet_20_link" text:visited-style-name="Visited_20_Internet_20_Link"><text:span text:style-name="T94">Generator</text:span></text:a><text:span text:style-name="T76">, ACM Transactions on Modeling and Computer Simulation, Vol. 8, No. 1, January 1998, pp 3--30. The WELL generators are a family of generators with period ranging from 2</text:span><text:span text:style-name="T90">512</text:span><text:span text:style-name="T76"> - 1 to 2</text:span><text:span text:style-name="T90">44497</text:span><text:span text:style-name="T76"> - 1 (this last one is also a Mersenne prime) with even better properties than Mersenne Twister. These generators are described in a paper by François Panneton, Pierre L'Ecuyer and Makoto Matsumoto </text:span><text:a xlink:type="simple" xlink:href="http://www.iro.umontreal.ca/~lecuyer/myftp/papers/wellrng.pdf" text:style-name="Internet_20_link" text:visited-style-name="Visited_20_Internet_20_Link"><text:span text:style-name="T94">Improved Long-Period Generators Based on Linear Recurrences Modulo 2</text:span></text:a><text:span text:style-name="T76"> ACM Transactions on Mathematical Software, 32, 1 (2006). The errata for the paper are in </text:span><text:a xlink:type="simple" xlink:href="http://www.iro.umontreal.ca/~lecuyer/myftp/papers/wellrng-errata.txt" text:style-name="Internet_20_link" text:visited-style-name="Visited_20_Internet_20_Link"><text:span text:style-name="T94">wellrng-errata.txt</text:span></text:a><text:span text:style-name="T76">.</text:span></text:p>
      <text:p text:style-name="P200">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n pool has a period 2<text:span text:style-name="T117">n</text:span>-1). They also have equidistribution properties for 32 bits blocks up to s/32 dimension where s is their pool size. So WELL19937c for exemple is equidistributed up to dimension 623 (19937/32). This means a Monte-Carlo simulation generating a vector of n variables at each iteration has some guarantees on the properties of the vector as long as its dimension does not exceed the limit. However, since we use bits from two 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text:p>
      <text:p text:style-name="P200">The WELL generators are more modern then MersenneTwister (the paper describing than has been published in 2006 instead of 1998) and fix some of its (few) drawbacks. If initialization array contains many zero bits, MersenneTwister may take a very long time (several hundreds of thousands of iterations to reach a steady state with a balanced number of zero and one in its bits pool). So the WELL generators are better to <text:span text:style-name="T42">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text:p>
      <text:p text:style-name="P200">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text:p>
      <text:p text:style-name="P200"><text:soft-page-break/>All generators are quite fast. As an example, here are some comparisons, obtained on a 64 bits JVM on a linux computer with a 2008 processor (AMD phenom Quad 9550 at 2.2 GHz). The generation rate for MersenneTwister was between 25 and 27 millions doubles per second (remember we generate two 32 bits integers for each double). Generation rates for other PRNG, relative to MersenneTwister:</text:p>
      <table:table table:name="Table4" table:style-name="Table4">
        <table:table-column table:style-name="Table4.A"/>
        <table:table-column table:style-name="Table4.B"/>
        <table:table-row>
          <table:table-cell table:style-name="Table4.A1" table:number-columns-spanned="2" office:value-type="string">
            <text:p text:style-name="P180">Example of performances</text:p>
          </table:table-cell>
          <table:covered-table-cell/>
        </table:table-row>
        <table:table-row>
          <table:table-cell table:style-name="Table4.A2" office:value-type="string">
            <text:p text:style-name="P181">Name</text:p>
          </table:table-cell>
          <table:table-cell table:style-name="Table4.B2" office:value-type="string">
            <text:p text:style-name="P181">generation rate (relative to MersenneTwister)</text:p>
          </table:table-cell>
        </table:table-row>
        <table:table-row>
          <table:table-cell table:style-name="Table4.A3" office:value-type="string">
            <text:p text:style-name="P177"><text:a xlink:type="simple" xlink:href="http://commons.apache.org/proper/commons-math/apidocs/org/apache/commons/math3/random/MersenneTwister.html" text:style-name="Internet_20_link" text:visited-style-name="Visited_20_Internet_20_Link"><text:span text:style-name="T55">MersenneTwister</text:span></text:a></text:p>
          </table:table-cell>
          <table:table-cell table:style-name="Table4.B3" office:value-type="string">
            <text:p text:style-name="P181">1</text:p>
          </table:table-cell>
        </table:table-row>
        <table:table-row>
          <table:table-cell table:style-name="Table4.A2" office:value-type="string">
            <text:p text:style-name="P177"><text:a xlink:type="simple" xlink:href="http://commons.apache.org/proper/commons-math/apidocs/org/apache/commons/math3/random/JDKRandomGenerator.html" text:style-name="Internet_20_link" text:visited-style-name="Visited_20_Internet_20_Link"><text:span text:style-name="T55">JDKRandomGenerator</text:span></text:a></text:p>
          </table:table-cell>
          <table:table-cell table:style-name="Table4.B2" office:value-type="string">
            <text:p text:style-name="P181">between 0.96 and 1.16</text:p>
          </table:table-cell>
        </table:table-row>
        <table:table-row>
          <table:table-cell table:style-name="Table4.A3" office:value-type="string">
            <text:p text:style-name="P177"><text:a xlink:type="simple" xlink:href="http://commons.apache.org/proper/commons-math/apidocs/org/apache/commons/math3/random/Well512a.html" text:style-name="Internet_20_link" text:visited-style-name="Visited_20_Internet_20_Link"><text:span text:style-name="T55">Well512a</text:span></text:a></text:p>
          </table:table-cell>
          <table:table-cell table:style-name="Table4.B3" office:value-type="string">
            <text:p text:style-name="P181">between 0.85 and 0.88</text:p>
          </table:table-cell>
        </table:table-row>
        <table:table-row>
          <table:table-cell table:style-name="Table4.A2" office:value-type="string">
            <text:p text:style-name="P177"><text:a xlink:type="simple" xlink:href="http://commons.apache.org/proper/commons-math/apidocs/org/apache/commons/math3/random/Well1024a.html" text:style-name="Internet_20_link" text:visited-style-name="Visited_20_Internet_20_Link"><text:span text:style-name="T55">Well1024a</text:span></text:a></text:p>
          </table:table-cell>
          <table:table-cell table:style-name="Table4.B2" office:value-type="string">
            <text:p text:style-name="P181">between 0.63 and 0.73</text:p>
          </table:table-cell>
        </table:table-row>
        <table:table-row>
          <table:table-cell table:style-name="Table4.A3" office:value-type="string">
            <text:p text:style-name="P177"><text:a xlink:type="simple" xlink:href="http://commons.apache.org/proper/commons-math/apidocs/org/apache/commons/math3/random/Well19937a.html" text:style-name="Internet_20_link" text:visited-style-name="Visited_20_Internet_20_Link"><text:span text:style-name="T55">Well19937a</text:span></text:a></text:p>
          </table:table-cell>
          <table:table-cell table:style-name="Table4.B3" office:value-type="string">
            <text:p text:style-name="P181">between 0.70 and 0.71</text:p>
          </table:table-cell>
        </table:table-row>
        <table:table-row>
          <table:table-cell table:style-name="Table4.A2" office:value-type="string">
            <text:p text:style-name="P177"><text:a xlink:type="simple" xlink:href="http://commons.apache.org/proper/commons-math/apidocs/org/apache/commons/math3/random/Well19937c.html" text:style-name="Internet_20_link" text:visited-style-name="Visited_20_Internet_20_Link"><text:span text:style-name="T55">Well19937c</text:span></text:a></text:p>
          </table:table-cell>
          <table:table-cell table:style-name="Table4.B2" office:value-type="string">
            <text:p text:style-name="P181">between 0.57 and 0.71</text:p>
          </table:table-cell>
        </table:table-row>
        <table:table-row>
          <table:table-cell table:style-name="Table4.A3" office:value-type="string">
            <text:p text:style-name="P177"><text:a xlink:type="simple" xlink:href="http://commons.apache.org/proper/commons-math/apidocs/org/apache/commons/math3/random/Well44497a.html" text:style-name="Internet_20_link" text:visited-style-name="Visited_20_Internet_20_Link"><text:span text:style-name="T55">Well44497a</text:span></text:a></text:p>
          </table:table-cell>
          <table:table-cell table:style-name="Table4.B3" office:value-type="string">
            <text:p text:style-name="P181">between 0.69 and 0.71</text:p>
          </table:table-cell>
        </table:table-row>
        <table:table-row>
          <table:table-cell table:style-name="Table4.A2" office:value-type="string">
            <text:p text:style-name="P177"><text:a xlink:type="simple" xlink:href="http://commons.apache.org/proper/commons-math/apidocs/org/apache/commons/math3/random/Well44497b.html" text:style-name="Internet_20_link" text:visited-style-name="Visited_20_Internet_20_Link"><text:span text:style-name="T55">Well44497b</text:span></text:a></text:p>
          </table:table-cell>
          <table:table-cell table:style-name="Table4.B2" office:value-type="string">
            <text:p text:style-name="P181">between 0.65 and 0.71</text:p>
          </table:table-cell>
        </table:table-row>
      </table:table>
      <text:p text:style-name="P207"><text:span text:style-name="T76">So for most simulation problems, the better generators like </text:span><text:a xlink:type="simple" xlink:href="http://commons.apache.org/proper/commons-math/apidocs/org/apache/commons/math3/random/Well19937c.html" text:style-name="Internet_20_link" text:visited-style-name="Visited_20_Internet_20_Link"><text:span text:style-name="T94">Well19937c</text:span></text:a><text:span text:style-name="T76"> and </text:span><text:a xlink:type="simple" xlink:href="http://commons.apache.org/proper/commons-math/apidocs/org/apache/commons/math3/random/Well44497b.html" text:style-name="Internet_20_link" text:visited-style-name="Visited_20_Internet_20_Link"><text:span text:style-name="T94">Well44497b</text:span></text:a><text:span text:style-name="T76">are probably very good choices.</text:span></text:p>
      <text:p text:style-name="P200">Note that <text:span text:style-name="T42">none</text:span> of these generators are suitable for cryptography. They are devoted to simulation, and to generate very long series with strong properties on the series as a whole (equidistribution, no correlation ...). They do not attempt to create small series but with very strong properties of unpredictability as needed in cryptography.</text:p>
      <text:p text:style-name="P200">Examples:</text:p>
      <text:p text:style-name="P216">Create a RandomGenerator based on RngPack's Mersenne Twister</text:p>
      <text:p text:style-name="P153"><text:span text:style-name="T76">To create a RandomGenerator using the RngPack Mersenne Twister PRNG as the source of randomness, extend </text:span><text:span text:style-name="Teletype"><text:span text:style-name="T76">AbstractRandomGenerator</text:span></text:span><text:span text:style-name="T76"> overriding the derived methods that the RngPack implementation provides:</text:span></text:p>
      <text:p text:style-name="P240"><text:soft-page-break/><text:span text:style-name="T106">import</text:span> edu<text:span text:style-name="T97">.</text:span>cornell<text:span text:style-name="T97">.</text:span>lassp<text:span text:style-name="T97">.</text:span>houle<text:span text:style-name="T97">.</text:span><text:span text:style-name="T110">RngPack</text:span><text:span text:style-name="T97">.</text:span><text:span text:style-name="T110">RanMT</text:span><text:span text:style-name="T97">;</text:span></text:p>
      <text:p text:style-name="P235">/**</text:p>
      <text:p text:style-name="P236"><text:s/><text:span text:style-name="T48">* AbstractRandomGenerator based on RngPack RanMT generator.</text:span></text:p>
      <text:p text:style-name="P236"><text:s/><text:span text:style-name="T48">*/</text:span></text:p>
      <text:p text:style-name="P240"><text:span text:style-name="T106">public</text:span> <text:span text:style-name="T106">class</text:span> <text:span text:style-name="T110">RngPackGenerator</text:span> <text:span text:style-name="T106">extends</text:span> <text:span text:style-name="T110">AbstractRandomGenerator</text:span> <text:span text:style-name="T97">{</text:span></text:p>
      <text:p text:style-name="P241"><text:s text:c="4"/></text:p>
      <text:p text:style-name="P241"><text:s text:c="4"/><text:span text:style-name="T108">private</text:span><text:span text:style-name="T48"> </text:span><text:span text:style-name="T112">RanMT</text:span><text:span text:style-name="T48"> random </text:span><text:span text:style-name="T99">=</text:span><text:span text:style-name="T48"> </text:span><text:span text:style-name="T108">new</text:span><text:span text:style-name="T48"> </text:span><text:span text:style-name="T112">RanMT</text:span><text:span text:style-name="T99">();</text:span></text:p>
      <text:p text:style-name="P241"><text:s text:c="4"/></text:p>
      <text:p text:style-name="P241"><text:s text:c="4"/><text:span text:style-name="T108">public</text:span><text:span text:style-name="T48"> </text:span><text:span text:style-name="T108">void</text:span><text:span text:style-name="T48"> setSeed</text:span><text:span text:style-name="T99">(</text:span><text:span text:style-name="T108">long</text:span><text:span text:style-name="T48"> seed</text:span><text:span text:style-name="T99">)</text:span><text:span text:style-name="T48"> </text:span><text:span text:style-name="T99">{</text:span></text:p>
      <text:p text:style-name="P241"><text:s text:c="7"/><text:span text:style-name="T48">random </text:span><text:span text:style-name="T99">=</text:span><text:span text:style-name="T48"> </text:span><text:span text:style-name="T108">new</text:span><text:span text:style-name="T48"> </text:span><text:span text:style-name="T112">RanMT</text:span><text:span text:style-name="T99">(</text:span><text:span text:style-name="T48">seed</text:span><text:span text:style-name="T99">);</text:span></text:p>
      <text:p text:style-name="P241"><text:s text:c="4"/><text:span text:style-name="T99">}</text:span></text:p>
      <text:p text:style-name="P241"><text:s text:c="4"/></text:p>
      <text:p text:style-name="P241"><text:s text:c="4"/><text:span text:style-name="T108">public</text:span><text:span text:style-name="T48"> </text:span><text:span text:style-name="T108">double</text:span><text:span text:style-name="T48"> nextDouble</text:span><text:span text:style-name="T99">()</text:span><text:span text:style-name="T48"> </text:span><text:span text:style-name="T99">{</text:span></text:p>
      <text:p text:style-name="P241"><text:s text:c="8"/><text:span text:style-name="T108">return</text:span><text:span text:style-name="T48"> random</text:span><text:span text:style-name="T99">.</text:span><text:span text:style-name="T48">raw</text:span><text:span text:style-name="T99">();</text:span></text:p>
      <text:p text:style-name="P241"><text:s text:c="4"/><text:span text:style-name="T99">}</text:span></text:p>
      <text:p text:style-name="P241"><text:s text:c="4"/></text:p>
      <text:p text:style-name="P241"><text:s text:c="4"/><text:span text:style-name="T108">public</text:span><text:span text:style-name="T48"> </text:span><text:span text:style-name="T108">double</text:span><text:span text:style-name="T48"> nextGaussian</text:span><text:span text:style-name="T99">()</text:span><text:span text:style-name="T48"> </text:span><text:span text:style-name="T99">{</text:span></text:p>
      <text:p text:style-name="P241"><text:s text:c="8"/><text:span text:style-name="T108">return</text:span><text:span text:style-name="T48"> random</text:span><text:span text:style-name="T99">.</text:span><text:span text:style-name="T48">gaussian</text:span><text:span text:style-name="T99">();</text:span></text:p>
      <text:p text:style-name="P241"><text:s text:c="4"/><text:span text:style-name="T99">}</text:span></text:p>
      <text:p text:style-name="P241"><text:s text:c="4"/></text:p>
      <text:p text:style-name="P241"><text:s text:c="4"/><text:span text:style-name="T108">public</text:span><text:span text:style-name="T48"> </text:span><text:span text:style-name="T108">int</text:span><text:span text:style-name="T48"> nextInt</text:span><text:span text:style-name="T99">(</text:span><text:span text:style-name="T108">int</text:span><text:span text:style-name="T48"> n</text:span><text:span text:style-name="T99">)</text:span><text:span text:style-name="T48"> </text:span><text:span text:style-name="T99">{</text:span></text:p>
      <text:p text:style-name="P241"><text:s text:c="8"/><text:span text:style-name="T108">return</text:span><text:span text:style-name="T48"> random</text:span><text:span text:style-name="T99">.</text:span><text:span text:style-name="T48">choose</text:span><text:span text:style-name="T99">(</text:span><text:span text:style-name="T48">n</text:span><text:span text:style-name="T99">);</text:span></text:p>
      <text:p text:style-name="P241"><text:s text:c="4"/><text:span text:style-name="T99">}</text:span></text:p>
      <text:p text:style-name="P241"><text:s text:c="4"/></text:p>
      <text:p text:style-name="P241"><text:s text:c="4"/><text:span text:style-name="T108">public</text:span><text:span text:style-name="T48"> </text:span><text:span text:style-name="T108">boolean</text:span><text:span text:style-name="T48"> nextBoolean</text:span><text:span text:style-name="T99">()</text:span><text:span text:style-name="T48"> </text:span><text:span text:style-name="T99">{</text:span></text:p>
      <text:p text:style-name="P241"><text:s text:c="8"/><text:span text:style-name="T108">return</text:span><text:span text:style-name="T48"> random</text:span><text:span text:style-name="T99">.</text:span><text:span text:style-name="T48">coin</text:span><text:span text:style-name="T99">();</text:span></text:p>
      <text:p text:style-name="P241"><text:s text:c="4"/><text:span text:style-name="T99">}</text:span></text:p>
      <text:p text:style-name="P244">}</text:p>
      <text:p text:style-name="P241"><text:s text:c="6"/></text:p>
      <text:p text:style-name="P213"><text:span text:style-name="T77">Use the Mersenne Twister RandomGenerator in place of </text:span><text:span text:style-name="Teletype"><text:span text:style-name="T77">java.util.Random</text:span></text:span><text:span text:style-name="T77"> in</text:span><text:span text:style-name="Teletype"><text:span text:style-name="T77">RandomData</text:span></text:span></text:p>
      <text:p text:style-name="P240"><text:span text:style-name="T110">RandomData</text:span> randomData <text:span text:style-name="T97">=</text:span> <text:span text:style-name="T106">new</text:span> <text:span text:style-name="T110">RandomDataImpl</text:span><text:span text:style-name="T97">(</text:span><text:span text:style-name="T106">new</text:span> <text:span text:style-name="T110">RngPackGenerator</text:span><text:span text:style-name="T97">());</text:span></text:p>
      <text:p text:style-name="P241"><text:s text:c="6"/></text:p>
      <text:p text:style-name="P213"><text:span text:style-name="T77">Create an adaptor instance based on the Mersenne Twister generator that can be used in place of a </text:span><text:span text:style-name="Teletype"><text:span text:style-name="T77">Random</text:span></text:span></text:p>
      <text:p text:style-name="P241"><text:soft-page-break/><text:s/><text:span text:style-name="T112">RandomGenerator</text:span><text:span text:style-name="T48"> generator </text:span><text:span text:style-name="T99">=</text:span><text:span text:style-name="T48"> </text:span><text:span text:style-name="T108">new</text:span><text:span text:style-name="T48"> </text:span><text:span text:style-name="T112">RngPackGenerator</text:span><text:span text:style-name="T99">();</text:span></text:p>
      <text:p text:style-name="P241"><text:s/><text:span text:style-name="T112">Random</text:span><text:span text:style-name="T48"> random </text:span><text:span text:style-name="T99">=</text:span><text:span text:style-name="T48"> </text:span><text:span text:style-name="T112">RandomAdaptor</text:span><text:span text:style-name="T99">.</text:span><text:span text:style-name="T48">createAdaptor</text:span><text:span text:style-name="T99">(</text:span><text:span text:style-name="T48">generator</text:span><text:span text:style-name="T99">);</text:span></text:p>
      <text:p text:style-name="P241"><text:s/><text:span text:style-name="T105">// random can now be used in place of a Random instance, data generation</text:span></text:p>
      <text:p text:style-name="P241"><text:s/><text:span text:style-name="T105">// calls will be delegated to the wrapped Mersenne Twister</text:span></text:p>
      <text:p text:style-name="P241"><text:s text:c="6"/></text:p>
      <text:p text:style-name="P66"/>
      <text:p text:style-name="P132"/>
      <text:h text:style-name="Heading_20_2" text:outline-level="2"><text:bookmark-start text:name="__RefHeading___Toc32435_1949149028"/><text:alphabetical-index-mark-start text:id="IMark65684872"/>Special Functions<text:bookmark-end text:name="__RefHeading___Toc32435_1949149028"/><text:bookmark text:name="a5_Special_Functions"/><text:alphabetical-index-mark-end text:id="IMark65684872"/></text:h>
      <text:h text:style-name="P339" text:outline-level="3"><text:bookmark-start text:name="__RefHeading___Toc32437_1949149028"/>5.1 Overview<text:bookmark-end text:name="__RefHeading___Toc32437_1949149028"/><text:bookmark text:name="a5.1_Overview"/></text:h>
      <text:p text:style-name="P207"><text:span text:style-name="T82">The </text:span><text:span text:style-name="Teletype"><text:span text:style-name="T82">special</text:span></text:span><text:span text:style-name="T82"> package of Commons-Math gathers several useful special functions not provided by </text:span><text:span text:style-name="Teletype"><text:span text:style-name="T82">java.lang.Math</text:span></text:span><text:span text:style-name="T82">.</text:span></text:p>
      <text:h text:style-name="P339" text:outline-level="3"><text:bookmark-start text:name="__RefHeading___Toc32439_1949149028"/>5.2 Erf functions<text:bookmark-end text:name="__RefHeading___Toc32439_1949149028"/><text:bookmark text:name="a5.2_Erf_functions"/></text:h>
      <text:p text:style-name="P207"><text:a xlink:type="simple" xlink:href="http://commons.apache.org/proper/commons-math/apidocs/org/apache/commons/math3/special/Erf.html" text:style-name="Internet_20_link" text:visited-style-name="Visited_20_Internet_20_Link"><text:span text:style-name="T92">Erf</text:span></text:a><text:span text:style-name="T82"> contains several useful functions involving the Error Function, Erf.</text:span></text:p>
      <table:table table:name="Table5" table:style-name="Table5">
        <table:table-column table:style-name="Table5.A"/>
        <table:table-column table:style-name="Table5.B"/>
        <table:table-column table:style-name="Table5.C"/>
        <table:table-row>
          <table:table-cell table:style-name="Table5.A1" office:value-type="string">
            <text:p text:style-name="P186">Function</text:p>
          </table:table-cell>
          <table:table-cell table:style-name="Table5.A1" office:value-type="string">
            <text:p text:style-name="P186">Method</text:p>
          </table:table-cell>
          <table:table-cell table:style-name="Table5.C1" office:value-type="string">
            <text:p text:style-name="P186">Reference</text:p>
          </table:table-cell>
        </table:table-row>
        <table:table-row>
          <table:table-cell table:style-name="Table5.A2" office:value-type="string">
            <text:p text:style-name="P178">Error Function</text:p>
          </table:table-cell>
          <table:table-cell table:style-name="Table5.A2" office:value-type="string">
            <text:p text:style-name="P178">erf</text:p>
          </table:table-cell>
          <table:table-cell table:style-name="Table5.C2" office:value-type="string">
            <text:p text:style-name="P177"><text:span text:style-name="T109">See </text:span><text:a xlink:type="simple" xlink:href="http://mathworld.wolfram.com/Erf.html" text:style-name="Internet_20_link" text:visited-style-name="Visited_20_Internet_20_Link"><text:span text:style-name="T57">Erf</text:span></text:a><text:span text:style-name="T109"> from MathWorld</text:span></text:p>
          </table:table-cell>
        </table:table-row>
      </table:table>
      <text:h text:style-name="P339" text:outline-level="3"><text:bookmark-start text:name="__RefHeading___Toc32441_1949149028"/>5.3 Gamma functions<text:bookmark-end text:name="__RefHeading___Toc32441_1949149028"/><text:bookmark text:name="a5.3_Gamma_functions"/></text:h>
      <text:p text:style-name="P207"><text:span text:style-name="T82">Class </text:span><text:a xlink:type="simple" xlink:href="http://commons.apache.org/proper/commons-math/apidocs/org/apache/commons/math3/special/Gamma.html" text:style-name="Internet_20_link" text:visited-style-name="Visited_20_Internet_20_Link"><text:span text:style-name="Teletype"><text:span text:style-name="T92">Gamma</text:span></text:span></text:a><text:span text:style-name="T82"> contains several useful functions involving the Gamma Function.</text:span></text:p>
      <text:h text:style-name="P348" text:outline-level="4"><text:bookmark-start text:name="__RefHeading___Toc32443_1949149028"/>Gamma<text:bookmark-end text:name="__RefHeading___Toc32443_1949149028"/><text:bookmark text:name="Gamma"/></text:h>
      <text:p text:style-name="P207"><text:span text:style-name="Teletype"><text:span text:style-name="T82">Gamma.gamma(x)</text:span></text:span><text:span text:style-name="T82"> computes the Gamma function, Γ(x) (see </text:span><text:a xlink:type="simple" xlink:href="http://mathworld.wolfram.com/GammaFunction.html" text:style-name="Internet_20_link" text:visited-style-name="Visited_20_Internet_20_Link"><text:span text:style-name="T92">MathWorld</text:span></text:a><text:span text:style-name="T82">, </text:span><text:a xlink:type="simple" xlink:href="http://dlmf.nist.gov/5" text:style-name="Internet_20_link" text:visited-style-name="Visited_20_Internet_20_Link"><text:span text:style-name="T92">DLMF</text:span></text:a><text:span text:style-name="T82">). The accuracy of the Commons-Math implementation is assessed by comparaison with high precision values computed with the </text:span><text:a xlink:type="simple" xlink:href="http://maxima.sourceforge.net/" text:style-name="Internet_20_link" text:visited-style-name="Visited_20_Internet_20_Link"><text:span text:style-name="T92">Maxima</text:span></text:a><text:span text:style-name="T82"> Computer Algebra System.</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86">Interval</text:p>
          </table:table-cell>
          <table:table-cell table:style-name="Table6.A1" office:value-type="string">
            <text:p text:style-name="P186">Values tested</text:p>
          </table:table-cell>
          <table:table-cell table:style-name="Table6.A1" office:value-type="string">
            <text:p text:style-name="P186">Average error</text:p>
          </table:table-cell>
          <table:table-cell table:style-name="Table6.A1" office:value-type="string">
            <text:p text:style-name="P186">Standard deviation</text:p>
          </table:table-cell>
          <table:table-cell table:style-name="Table6.E1" office:value-type="string">
            <text:p text:style-name="P186">Maximum error</text:p>
          </table:table-cell>
        </table:table-row>
        <table:table-row>
          <table:table-cell table:style-name="Table6.A2" office:value-type="string">
            <text:p text:style-name="P178">-5 &lt; x &lt; -4</text:p>
          </table:table-cell>
          <table:table-cell table:style-name="Table6.A2" office:value-type="string">
            <text:p text:style-name="P177"><text:span text:style-name="Teletype"><text:span text:style-name="T109">x[i] = i / 1024, i = -5119, ..., -4097</text:span></text:span></text:p>
          </table:table-cell>
          <table:table-cell table:style-name="Table6.A2" office:value-type="string">
            <text:p text:style-name="P178">0.49 ulps</text:p>
          </table:table-cell>
          <table:table-cell table:style-name="Table6.A2" office:value-type="string">
            <text:p text:style-name="P178">0.57 ulps</text:p>
          </table:table-cell>
          <table:table-cell table:style-name="Table6.E2" office:value-type="string">
            <text:p text:style-name="P178">3.0 ulps</text:p>
          </table:table-cell>
        </table:table-row>
        <text:soft-page-break/>
        <table:table-row>
          <table:table-cell table:style-name="Table6.A3" office:value-type="string">
            <text:p text:style-name="P178">-4 &lt; x &lt; -3</text:p>
          </table:table-cell>
          <table:table-cell table:style-name="Table6.A3" office:value-type="string">
            <text:p text:style-name="P177"><text:span text:style-name="Teletype"><text:span text:style-name="T109">x[i] = i / 1024, i = -4095, ..., -3073</text:span></text:span></text:p>
          </table:table-cell>
          <table:table-cell table:style-name="Table6.A3" office:value-type="string">
            <text:p text:style-name="P178">0.36 ulps</text:p>
          </table:table-cell>
          <table:table-cell table:style-name="Table6.A3" office:value-type="string">
            <text:p text:style-name="P178">0.51 ulps</text:p>
          </table:table-cell>
          <table:table-cell table:style-name="Table6.E3" office:value-type="string">
            <text:p text:style-name="P178">2.0 ulps</text:p>
          </table:table-cell>
        </table:table-row>
        <table:table-row>
          <table:table-cell table:style-name="Table6.A2" office:value-type="string">
            <text:p text:style-name="P178">-3 &lt; x &lt; -2</text:p>
          </table:table-cell>
          <table:table-cell table:style-name="Table6.A2" office:value-type="string">
            <text:p text:style-name="P177"><text:span text:style-name="Teletype"><text:span text:style-name="T109">x[i] = i / 1024, i = -3071, ..., -2049</text:span></text:span></text:p>
          </table:table-cell>
          <table:table-cell table:style-name="Table6.A2" office:value-type="string">
            <text:p text:style-name="P178">0.41 ulps</text:p>
          </table:table-cell>
          <table:table-cell table:style-name="Table6.A2" office:value-type="string">
            <text:p text:style-name="P178">0.53 ulps</text:p>
          </table:table-cell>
          <table:table-cell table:style-name="Table6.E2" office:value-type="string">
            <text:p text:style-name="P178">2.0 ulps</text:p>
          </table:table-cell>
        </table:table-row>
        <table:table-row>
          <table:table-cell table:style-name="Table6.A3" office:value-type="string">
            <text:p text:style-name="P178">-2 &lt; x &lt; -1</text:p>
          </table:table-cell>
          <table:table-cell table:style-name="Table6.A3" office:value-type="string">
            <text:p text:style-name="P177"><text:span text:style-name="Teletype"><text:span text:style-name="T109">x[i] = i / 1024, i = -2047, ..., -1025</text:span></text:span></text:p>
          </table:table-cell>
          <table:table-cell table:style-name="Table6.A3" office:value-type="string">
            <text:p text:style-name="P178">0.37 ulps</text:p>
          </table:table-cell>
          <table:table-cell table:style-name="Table6.A3" office:value-type="string">
            <text:p text:style-name="P178">0.50 ulps</text:p>
          </table:table-cell>
          <table:table-cell table:style-name="Table6.E3" office:value-type="string">
            <text:p text:style-name="P178">2.0 ulps</text:p>
          </table:table-cell>
        </table:table-row>
        <table:table-row>
          <table:table-cell table:style-name="Table6.A2" office:value-type="string">
            <text:p text:style-name="P178">-1 &lt; x &lt; 0</text:p>
          </table:table-cell>
          <table:table-cell table:style-name="Table6.A2" office:value-type="string">
            <text:p text:style-name="P177"><text:span text:style-name="Teletype"><text:span text:style-name="T109">x[i] = i / 1024, i = -1023, ..., -1</text:span></text:span></text:p>
          </table:table-cell>
          <table:table-cell table:style-name="Table6.A2" office:value-type="string">
            <text:p text:style-name="P178">0.46 ulps</text:p>
          </table:table-cell>
          <table:table-cell table:style-name="Table6.A2" office:value-type="string">
            <text:p text:style-name="P178">0.54 ulps</text:p>
          </table:table-cell>
          <table:table-cell table:style-name="Table6.E2" office:value-type="string">
            <text:p text:style-name="P178">2.0 ulps</text:p>
          </table:table-cell>
        </table:table-row>
        <table:table-row>
          <table:table-cell table:style-name="Table6.A3" office:value-type="string">
            <text:p text:style-name="P178">0 &lt; x ≤ 8</text:p>
          </table:table-cell>
          <table:table-cell table:style-name="Table6.A3" office:value-type="string">
            <text:p text:style-name="P177"><text:span text:style-name="Teletype"><text:span text:style-name="T109">x[i] = i / 1024, i = 1, ..., 8192</text:span></text:span></text:p>
          </table:table-cell>
          <table:table-cell table:style-name="Table6.A3" office:value-type="string">
            <text:p text:style-name="P178">0.33 ulps</text:p>
          </table:table-cell>
          <table:table-cell table:style-name="Table6.A3" office:value-type="string">
            <text:p text:style-name="P178">0.48 ulps</text:p>
          </table:table-cell>
          <table:table-cell table:style-name="Table6.E3" office:value-type="string">
            <text:p text:style-name="P178">2.0 ulps</text:p>
          </table:table-cell>
        </table:table-row>
        <table:table-row>
          <table:table-cell table:style-name="Table6.A2" office:value-type="string">
            <text:p text:style-name="P178">8 &lt; x ≤ 141</text:p>
          </table:table-cell>
          <table:table-cell table:style-name="Table6.A2" office:value-type="string">
            <text:p text:style-name="P177"><text:span text:style-name="Teletype"><text:span text:style-name="T109">x[i] = i / 64, i = 513, ..., 9024</text:span></text:span></text:p>
          </table:table-cell>
          <table:table-cell table:style-name="Table6.A2" office:value-type="string">
            <text:p text:style-name="P178">1.32 ulps</text:p>
          </table:table-cell>
          <table:table-cell table:style-name="Table6.A2" office:value-type="string">
            <text:p text:style-name="P178">1.19 ulps</text:p>
          </table:table-cell>
          <table:table-cell table:style-name="Table6.E2" office:value-type="string">
            <text:p text:style-name="P178">7.0 ulps</text:p>
          </table:table-cell>
        </table:table-row>
      </table:table>
      <text:h text:style-name="P348" text:outline-level="4"><text:bookmark-start text:name="__RefHeading___Toc32445_1949149028"/>Log Gamma<text:bookmark-end text:name="__RefHeading___Toc32445_1949149028"/><text:bookmark text:name="Log_Gamma"/></text:h>
      <text:p text:style-name="P207"><text:span text:style-name="Teletype"><text:span text:style-name="T82">Gamma.logGamma(x)</text:span></text:span><text:span text:style-name="T82"> computes the natural logarithm of the Gamma function, log Γ(x), for x &gt; 0 (see </text:span><text:a xlink:type="simple" xlink:href="http://mathworld.wolfram.com/LogGammaFunction.html" text:style-name="Internet_20_link" text:visited-style-name="Visited_20_Internet_20_Link"><text:span text:style-name="T92">MathWorld</text:span></text:a><text:span text:style-name="T82">, </text:span><text:a xlink:type="simple" xlink:href="http://dlmf.nist.gov/5" text:style-name="Internet_20_link" text:visited-style-name="Visited_20_Internet_20_Link"><text:span text:style-name="T92">DLMF</text:span></text:a><text:span text:style-name="T82">). The accuracy of the Commons-Math implementation is assessed by comparaison with high precision values computed with the </text:span><text:a xlink:type="simple" xlink:href="http://maxima.sourceforge.net/" text:style-name="Internet_20_link" text:visited-style-name="Visited_20_Internet_20_Link"><text:span text:style-name="T92">Maxima</text:span></text:a><text:span text:style-name="T82"> Computer Algebra System.</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86">Interval</text:p>
          </table:table-cell>
          <table:table-cell table:style-name="Table7.A1" office:value-type="string">
            <text:p text:style-name="P186">Values tested</text:p>
          </table:table-cell>
          <table:table-cell table:style-name="Table7.A1" office:value-type="string">
            <text:p text:style-name="P186">Average error</text:p>
          </table:table-cell>
          <table:table-cell table:style-name="Table7.A1" office:value-type="string">
            <text:p text:style-name="P186">Standard deviation</text:p>
          </table:table-cell>
          <table:table-cell table:style-name="Table7.E1" office:value-type="string">
            <text:p text:style-name="P186">Maximum error</text:p>
          </table:table-cell>
        </table:table-row>
        <table:table-row>
          <table:table-cell table:style-name="Table7.A2" office:value-type="string">
            <text:p text:style-name="P178">0 &lt; x ≤ 8</text:p>
          </table:table-cell>
          <table:table-cell table:style-name="Table7.A2" office:value-type="string">
            <text:p text:style-name="P177"><text:span text:style-name="Teletype"><text:span text:style-name="T109">x[i] = i / 1024, i = 1, ..., 8192</text:span></text:span></text:p>
          </table:table-cell>
          <table:table-cell table:style-name="Table7.A2" office:value-type="string">
            <text:p text:style-name="P178">0.32 ulps</text:p>
          </table:table-cell>
          <table:table-cell table:style-name="Table7.A2" office:value-type="string">
            <text:p text:style-name="P178">0.50 ulps</text:p>
          </table:table-cell>
          <table:table-cell table:style-name="Table7.E2" office:value-type="string">
            <text:p text:style-name="P178">4.0 ulps</text:p>
          </table:table-cell>
        </table:table-row>
        <table:table-row>
          <table:table-cell table:style-name="Table7.A3" office:value-type="string">
            <text:p text:style-name="P178">8 &lt; x ≤ 1024</text:p>
          </table:table-cell>
          <table:table-cell table:style-name="Table7.A3" office:value-type="string">
            <text:p text:style-name="P177"><text:span text:style-name="Teletype"><text:span text:style-name="T109">x[i] = i / 8, i </text:span></text:span><text:soft-page-break/><text:span text:style-name="Teletype"><text:span text:style-name="T109">= 65, ..., 8192</text:span></text:span></text:p>
          </table:table-cell>
          <table:table-cell table:style-name="Table7.A3" office:value-type="string">
            <text:p text:style-name="P178">0.43 ulps</text:p>
          </table:table-cell>
          <table:table-cell table:style-name="Table7.A3" office:value-type="string">
            <text:p text:style-name="P178">0.53 ulps</text:p>
          </table:table-cell>
          <table:table-cell table:style-name="Table7.E3" office:value-type="string">
            <text:p text:style-name="P178">3.0 ulps</text:p>
          </table:table-cell>
        </table:table-row>
        <table:table-row>
          <table:table-cell table:style-name="Table7.A2" office:value-type="string">
            <text:p text:style-name="P178">1024 &lt; x ≤ 8192</text:p>
          </table:table-cell>
          <table:table-cell table:style-name="Table7.A2" office:value-type="string">
            <text:p text:style-name="P177"><text:span text:style-name="Teletype"><text:span text:style-name="T109">x[i], i = 1025, ..., 8192</text:span></text:span></text:p>
          </table:table-cell>
          <table:table-cell table:style-name="Table7.A2" office:value-type="string">
            <text:p text:style-name="P178">0.53 ulps</text:p>
          </table:table-cell>
          <table:table-cell table:style-name="Table7.A2" office:value-type="string">
            <text:p text:style-name="P178">0.56 ulps</text:p>
          </table:table-cell>
          <table:table-cell table:style-name="Table7.E2" office:value-type="string">
            <text:p text:style-name="P178">3.0 ulps</text:p>
          </table:table-cell>
        </table:table-row>
        <table:table-row>
          <table:table-cell table:style-name="Table7.A3" office:value-type="string">
            <text:p text:style-name="P178">8933.439345993791 ≤ x ≤ 1.75555970201398e+305</text:p>
          </table:table-cell>
          <table:table-cell table:style-name="Table7.A3" office:value-type="string">
            <text:p text:style-name="P177"><text:span text:style-name="Teletype"><text:span text:style-name="T109">x[i] = 2**(i / 8), i = 105, ..., 8112</text:span></text:span></text:p>
          </table:table-cell>
          <table:table-cell table:style-name="Table7.A3" office:value-type="string">
            <text:p text:style-name="P178">0.35 ulps</text:p>
          </table:table-cell>
          <table:table-cell table:style-name="Table7.A3" office:value-type="string">
            <text:p text:style-name="P178">0.49 ulps</text:p>
          </table:table-cell>
          <table:table-cell table:style-name="Table7.E3" office:value-type="string">
            <text:p text:style-name="P178">2.0 ulps</text:p>
          </table:table-cell>
        </table:table-row>
      </table:table>
      <text:h text:style-name="P348" text:outline-level="4"><text:bookmark-start text:name="__RefHeading___Toc32447_1949149028"/>Regularized Gamma<text:bookmark-end text:name="__RefHeading___Toc32447_1949149028"/><text:bookmark text:name="Regularized_Gamma"/></text:h>
      <text:p text:style-name="P207"><text:span text:style-name="Teletype"><text:span text:style-name="T82">Gamma.regularizedGammaP(a, x)</text:span></text:span><text:span text:style-name="T82"> computes the value of the regularized Gamma function, P(a, x) (see </text:span><text:a xlink:type="simple" xlink:href="http://mathworld.wolfram.com/RegularizedGammaFunction.html" text:style-name="Internet_20_link" text:visited-style-name="Visited_20_Internet_20_Link"><text:span text:style-name="T92">MathWorld</text:span></text:a><text:span text:style-name="T82">).</text:span></text:p>
      <text:h text:style-name="P339" text:outline-level="3"><text:bookmark-start text:name="__RefHeading___Toc32449_1949149028"/>5.4 Beta functions<text:bookmark-end text:name="__RefHeading___Toc32449_1949149028"/><text:bookmark text:name="a5.4_Beta_functions"/></text:h>
      <text:p text:style-name="P207"><text:a xlink:type="simple" xlink:href="http://commons.apache.org/proper/commons-math/apidocs/org/apache/commons/math3/special/Beta.html" text:style-name="Internet_20_link" text:visited-style-name="Visited_20_Internet_20_Link"><text:span text:style-name="T92">Beta</text:span></text:a><text:span text:style-name="T82"> contains several useful functions involving the Beta Function.</text:span></text:p>
      <text:h text:style-name="P348" text:outline-level="4"><text:bookmark-start text:name="__RefHeading___Toc32451_1949149028"/>Log Beta<text:bookmark-end text:name="__RefHeading___Toc32451_1949149028"/><text:bookmark text:name="Log_Beta"/></text:h>
      <text:p text:style-name="P207"><text:span text:style-name="Teletype"><text:span text:style-name="T82">Beta.logBeta(a, b)</text:span></text:span><text:span text:style-name="T82"> computes the value of the natural logarithm of the Beta function, log B(a, b). (see </text:span><text:a xlink:type="simple" xlink:href="http://mathworld.wolfram.com/BetaFunction.html" text:style-name="Internet_20_link" text:visited-style-name="Visited_20_Internet_20_Link"><text:span text:style-name="T92">MathWorld</text:span></text:a><text:span text:style-name="T82">, </text:span><text:a xlink:type="simple" xlink:href="http://dlmf.nist.gov/5.12" text:style-name="Internet_20_link" text:visited-style-name="Visited_20_Internet_20_Link"><text:span text:style-name="T92">DLMF</text:span></text:a><text:span text:style-name="T82">). The accuracy of the Commons-Math implementation is assessed by comparaison with high precision values computed with the </text:span><text:a xlink:type="simple" xlink:href="http://maxima.sourceforge.net/" text:style-name="Internet_20_link" text:visited-style-name="Visited_20_Internet_20_Link"><text:span text:style-name="T92">Maxima</text:span></text:a><text:span text:style-name="T82"> Computer Algebra System.</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86">Interval</text:p>
          </table:table-cell>
          <table:table-cell table:style-name="Table8.A1" office:value-type="string">
            <text:p text:style-name="P186">Values tested</text:p>
          </table:table-cell>
          <table:table-cell table:style-name="Table8.A1" office:value-type="string">
            <text:p text:style-name="P186">Average error</text:p>
          </table:table-cell>
          <table:table-cell table:style-name="Table8.A1" office:value-type="string">
            <text:p text:style-name="P186">Standard deviation</text:p>
          </table:table-cell>
          <table:table-cell table:style-name="Table8.E1" office:value-type="string">
            <text:p text:style-name="P186">Maximum error</text:p>
          </table:table-cell>
        </table:table-row>
        <table:table-row>
          <table:table-cell table:style-name="Table8.A2" office:value-type="string">
            <text:p text:style-name="P178">0 &lt; x ≤ 8 <text:line-break/><text:soft-page-break/>0 &lt; y ≤ 8</text:p>
          </table:table-cell>
          <table:table-cell table:style-name="Table8.A2" office:value-type="string">
            <text:p text:style-name="P177"><text:span text:style-name="Teletype"><text:span text:style-name="T109">x[i] = i / 32, i = 1, ..., </text:span></text:span><text:soft-page-break/><text:span text:style-name="Teletype"><text:span text:style-name="T109">256</text:span></text:span><text:span text:style-name="T109"> <text:line-break/></text:span><text:span text:style-name="Teletype"><text:span text:style-name="T109">y[j] = j / 32, j = 1, ..., 256</text:span></text:span></text:p>
          </table:table-cell>
          <table:table-cell table:style-name="Table8.A2" office:value-type="string">
            <text:p text:style-name="P178">1.80 ulps</text:p>
          </table:table-cell>
          <table:table-cell table:style-name="Table8.A2" office:value-type="string">
            <text:p text:style-name="P178">81.08 ulps</text:p>
          </table:table-cell>
          <table:table-cell table:style-name="Table8.E2" office:value-type="string">
            <text:p text:style-name="P178">14031.0 ulps</text:p>
          </table:table-cell>
        </table:table-row>
        <table:table-row>
          <table:table-cell table:style-name="Table8.A3" office:value-type="string">
            <text:p text:style-name="P178">0 &lt; x ≤ 8 <text:line-break/>8 &lt; y ≤ 16</text:p>
          </table:table-cell>
          <table:table-cell table:style-name="Table8.A3" office:value-type="string">
            <text:p text:style-name="P177"><text:span text:style-name="Teletype"><text:span text:style-name="T109">x[i] = i / 32, i = 1, ..., 256</text:span></text:span><text:span text:style-name="T109"> <text:line-break/></text:span><text:span text:style-name="Teletype"><text:span text:style-name="T109">y[j] = j / 32, j = 257, ..., 512</text:span></text:span></text:p>
          </table:table-cell>
          <table:table-cell table:style-name="Table8.A3" office:value-type="string">
            <text:p text:style-name="P178">0.50 ulps</text:p>
          </table:table-cell>
          <table:table-cell table:style-name="Table8.A3" office:value-type="string">
            <text:p text:style-name="P178">3.64 ulps</text:p>
          </table:table-cell>
          <table:table-cell table:style-name="Table8.E3" office:value-type="string">
            <text:p text:style-name="P178">694.0 ulps</text:p>
          </table:table-cell>
        </table:table-row>
        <table:table-row>
          <table:table-cell table:style-name="Table8.A2" office:value-type="string">
            <text:p text:style-name="P178">0 &lt; x ≤ 8 <text:line-break/>16 &lt; y ≤ 256</text:p>
          </table:table-cell>
          <table:table-cell table:style-name="Table8.A2" office:value-type="string">
            <text:p text:style-name="P177"><text:span text:style-name="Teletype"><text:span text:style-name="T109">x[i] = i / 32, i = 1, ..., 256</text:span></text:span><text:span text:style-name="T109"> <text:line-break/></text:span><text:span text:style-name="Teletype"><text:span text:style-name="T109">y[j] = j, j = 17, ..., 256</text:span></text:span></text:p>
          </table:table-cell>
          <table:table-cell table:style-name="Table8.A2" office:value-type="string">
            <text:p text:style-name="P178">1.04 ulps</text:p>
          </table:table-cell>
          <table:table-cell table:style-name="Table8.A2" office:value-type="string">
            <text:p text:style-name="P178">139.32 ulps</text:p>
          </table:table-cell>
          <table:table-cell table:style-name="Table8.E2" office:value-type="string">
            <text:p text:style-name="P178">34509.0 ulps</text:p>
          </table:table-cell>
        </table:table-row>
        <table:table-row>
          <table:table-cell table:style-name="Table8.A3" office:value-type="string">
            <text:p text:style-name="P178">8 &lt; x ≤ 16 <text:line-break/>8 &lt; y ≤ 16</text:p>
          </table:table-cell>
          <table:table-cell table:style-name="Table8.A3" office:value-type="string">
            <text:p text:style-name="P177"><text:span text:style-name="Teletype"><text:span text:style-name="T109">x[i] = i / 32, i = 257, ..., 512</text:span></text:span><text:span text:style-name="T109"> <text:line-break/></text:span><text:span text:style-name="Teletype"><text:span text:style-name="T109">y[j] = j / 32, j = 257, ..., 512</text:span></text:span></text:p>
          </table:table-cell>
          <table:table-cell table:style-name="Table8.A3" office:value-type="string">
            <text:p text:style-name="P178">0.35 ulps</text:p>
          </table:table-cell>
          <table:table-cell table:style-name="Table8.A3" office:value-type="string">
            <text:p text:style-name="P178">0.48 ulps</text:p>
          </table:table-cell>
          <table:table-cell table:style-name="Table8.E3" office:value-type="string">
            <text:p text:style-name="P178">2.0 ulps</text:p>
          </table:table-cell>
        </table:table-row>
        <table:table-row>
          <table:table-cell table:style-name="Table8.A2" office:value-type="string">
            <text:p text:style-name="P178">8 &lt; x ≤ 16 <text:line-break/>16 &lt; y ≤ 256</text:p>
          </table:table-cell>
          <table:table-cell table:style-name="Table8.A2" office:value-type="string">
            <text:p text:style-name="P177"><text:span text:style-name="Teletype"><text:span text:style-name="T109">x[i] = i / 32, i = 257, ..., 512</text:span></text:span><text:span text:style-name="T109"> <text:line-break/></text:span><text:span text:style-name="Teletype"><text:span text:style-name="T109">y[j] = j, j = 17, ..., 256</text:span></text:span></text:p>
          </table:table-cell>
          <table:table-cell table:style-name="Table8.A2" office:value-type="string">
            <text:p text:style-name="P178">0.31 ulps</text:p>
          </table:table-cell>
          <table:table-cell table:style-name="Table8.A2" office:value-type="string">
            <text:p text:style-name="P178">0.47 ulps</text:p>
          </table:table-cell>
          <table:table-cell table:style-name="Table8.E2" office:value-type="string">
            <text:p text:style-name="P178">2.0 ulps</text:p>
          </table:table-cell>
        </table:table-row>
        <table:table-row>
          <table:table-cell table:style-name="Table8.A3" office:value-type="string">
            <text:p text:style-name="P178">16 &lt; x ≤ 256 <text:line-break/>16 &lt; y ≤ 256</text:p>
          </table:table-cell>
          <table:table-cell table:style-name="Table8.A3" office:value-type="string">
            <text:p text:style-name="P177"><text:span text:style-name="Teletype"><text:span text:style-name="T109">x[i] = i, i = 17, ..., 256</text:span></text:span><text:span text:style-name="T109"> <text:line-break/></text:span><text:span text:style-name="Teletype"><text:span text:style-name="T109">y[j] = j, j = 17, ..., 256</text:span></text:span></text:p>
          </table:table-cell>
          <table:table-cell table:style-name="Table8.A3" office:value-type="string">
            <text:p text:style-name="P178">0.35 ulps</text:p>
          </table:table-cell>
          <table:table-cell table:style-name="Table8.A3" office:value-type="string">
            <text:p text:style-name="P178">0.49 ulps</text:p>
          </table:table-cell>
          <table:table-cell table:style-name="Table8.E3" office:value-type="string">
            <text:p text:style-name="P178">2.0 ulps</text:p>
          </table:table-cell>
        </table:table-row>
      </table:table>
      <text:h text:style-name="P348" text:outline-level="4"><text:bookmark-start text:name="__RefHeading___Toc32453_1949149028"/>Regularized Beta<text:bookmark-end text:name="__RefHeading___Toc32453_1949149028"/><text:bookmark text:name="Regularized_Beta"/></text:h>
      <text:p text:style-name="P207"><text:span text:style-name="T82">(see </text:span><text:a xlink:type="simple" xlink:href="http://mathworld.wolfram.com/RegularizedBetaFunction.html" text:style-name="Internet_20_link" text:visited-style-name="Visited_20_Internet_20_Link"><text:span text:style-name="T92">MathWorld</text:span></text:a><text:span text:style-name="T82">)</text:span></text:p>
      <text:p text:style-name="P66"/>
      <text:p text:style-name="P66"><text:soft-page-break/></text:p>
      <text:p text:style-name="P66"/>
      <text:p text:style-name="P132"/>
      <text:h text:style-name="Heading_20_2" text:outline-level="2"><text:bookmark-start text:name="__RefHeading___Toc32455_1949149028"/><text:alphabetical-index-mark-start text:id="IMark65664888"/>Linear Algebra <text:bookmark-end text:name="__RefHeading___Toc32455_1949149028"/><text:bookmark text:name="a3_Linear_Algebra"/><text:alphabetical-index-mark-end text:id="IMark65664888"/></text:h>
      <text:h text:style-name="Heading_20_3" text:outline-level="3"><text:bookmark-start text:name="__RefHeading___Toc32457_1949149028"/>Overview<text:bookmark-end text:name="__RefHeading___Toc32457_1949149028"/><text:bookmark text:name="a3.1_Overview"/></text:h>
      <text:p text:style-name="P202">Linear algebra support in commons-math provides operations on real matrices (both dense and sparse matrices are supported) and vectors. It features basic operations (addition, subtraction ...) and decomposition algorithms that can be used to solve linear systems either in exact sense and in least squares sense.</text:p>
      <text:h text:style-name="Heading_20_3" text:outline-level="3"><text:bookmark-start text:name="__RefHeading___Toc32459_1949149028"/>Real matrices<text:bookmark-end text:name="__RefHeading___Toc32459_1949149028"/><text:bookmark text:name="a3.2_Real_matrices"/></text:h>
      <text:p text:style-name="P209"><text:span text:style-name="T76">The </text:span><text:a xlink:type="simple" xlink:href="http://commons.apache.org/proper/commons-math/apidocs/org/apache/commons/math3/linear/RealMatrix.html" text:style-name="Internet_20_link" text:visited-style-name="Visited_20_Internet_20_Link"><text:span text:style-name="T94">RealMatrix</text:span></text:a><text:span text:style-name="T76"> interface represents a matrix with real numbers as entries. The following basic matrix operations are supported:</text:span></text:p>
      <text:list xml:id="list8484951195764985715" text:style-name="L24">
        <text:list-item>
          <text:p text:style-name="P311">Matrix addition, subtraction, multiplication</text:p>
        </text:list-item>
        <text:list-item>
          <text:p text:style-name="P311">Scalar addition and multiplication</text:p>
        </text:list-item>
        <text:list-item>
          <text:p text:style-name="P311">transpose</text:p>
        </text:list-item>
        <text:list-item>
          <text:p text:style-name="P311">Norm and Trace</text:p>
        </text:list-item>
        <text:list-item>
          <text:p text:style-name="P311">Operation on a vector</text:p>
        </text:list-item>
      </text:list>
      <text:p text:style-name="P201">Example:</text:p>
      <text:p text:style-name="P252"/>
      <text:p text:style-name="P252"/>
      <text:p text:style-name="P252">import org.apache.commons.math3.linear.*</text:p>
      <text:p text:style-name="P252"/>
      <text:p text:style-name="P252">// Create a real matrix with two rows and three columns, using a factory</text:p>
      <text:p text:style-name="P252">// method that selects the implementation class for us.</text:p>
      <text:p text:style-name="P252">matrixData = [[1d,2d,3d], [2d,5d,3d]] as double [][]</text:p>
      <text:p text:style-name="P252"/>
      <text:p text:style-name="P252"><text:soft-page-break/>mm = MatrixUtils.createRealMatrix(matrixData)</text:p>
      <text:p text:style-name="P252"/>
      <text:p text:style-name="P252">// One more with three rows, two columns, this time instantiating the</text:p>
      <text:p text:style-name="P252">// RealMatrix implementation class directly.</text:p>
      <text:p text:style-name="P252">matrixData2 = [[1d,2d], [2d,5d], [1d, 7d]] as double[][]</text:p>
      <text:p text:style-name="P252">nn = new Array2DRowRealMatrix(matrixData2)</text:p>
      <text:p text:style-name="P252">// Note: The constructor copies <text:s/>the input double[][] array in both cases.</text:p>
      <text:p text:style-name="P252">// Now multiply m by n</text:p>
      <text:p text:style-name="P252">pp = mm.multiply(nn)</text:p>
      <text:p text:style-name="P252">println(pp.getRowDimension()) <text:s text:c="3"/>// 2</text:p>
      <text:p text:style-name="P252">println(pp.getColumnDimension()) <text:s/>// 2</text:p>
      <text:p text:style-name="P252">// Invert p, using LU decomposition</text:p>
      <text:p text:style-name="P252">pInverse = new LUDecomposition(pp).getSolver().getInverse() <text:s text:c="8"/></text:p>
      <text:p text:style-name="P252"/>
      <text:p text:style-name="P209"><text:span text:style-name="T76">The three main implementations of the interface are </text:span><text:a xlink:type="simple" xlink:href="http://commons.apache.org/proper/commons-math/apidocs/org/apache/commons/math3/linear/Array2DRowRealMatrix.html" text:style-name="Internet_20_link" text:visited-style-name="Visited_20_Internet_20_Link"><text:span text:style-name="T94">Array2DRowRealMatrix</text:span></text:a><text:span text:style-name="T76"> and</text:span><text:a xlink:type="simple" xlink:href="http://commons.apache.org/proper/commons-math/apidocs/org/apache/commons/math3/linear/BlockRealMatrix.html" text:style-name="Internet_20_link" text:visited-style-name="Visited_20_Internet_20_Link"><text:span text:style-name="T94">BlockRealMatrix</text:span></text:a><text:span text:style-name="T76"> for dense matrices (the second one being more suited to dimensions above 50 or 100) and </text:span><text:a xlink:type="simple" xlink:href="http://commons.apache.org/proper/commons-math/apidocs/org/apache/commons/math3/linear/SparseRealMatrix.html" text:style-name="Internet_20_link" text:visited-style-name="Visited_20_Internet_20_Link"><text:span text:style-name="T94">SparseRealMatrix</text:span></text:a><text:span text:style-name="T76"> for sparse matrices.</text:span></text:p>
      <text:h text:style-name="Heading_20_3" text:outline-level="3"><text:bookmark-start text:name="__RefHeading___Toc32461_1949149028"/>Real vectors<text:bookmark-end text:name="__RefHeading___Toc32461_1949149028"/><text:bookmark text:name="a3.3_Real_vectors"/></text:h>
      <text:p text:style-name="P209"><text:span text:style-name="T76">The </text:span><text:a xlink:type="simple" xlink:href="http://commons.apache.org/proper/commons-math/apidocs/org/apache/commons/math3/linear/RealVector.html" text:style-name="Internet_20_link" text:visited-style-name="Visited_20_Internet_20_Link"><text:span text:style-name="T94">RealVector</text:span></text:a><text:span text:style-name="T76"> interface represents a vector with real numbers as entries. The following basic matrix operations are supported:</text:span></text:p>
      <text:list xml:id="list388226057582919044" text:style-name="L25">
        <text:list-item>
          <text:p text:style-name="P304">Vector addition, subtraction</text:p>
        </text:list-item>
        <text:list-item>
          <text:p text:style-name="P304">Element by element multiplication, division</text:p>
        </text:list-item>
        <text:list-item>
          <text:p text:style-name="P304">Scalar addition, subtraction, multiplication, division and power</text:p>
        </text:list-item>
        <text:list-item>
          <text:p text:style-name="P304">Mapping of mathematical functions (cos, sin ...)</text:p>
        </text:list-item>
        <text:list-item>
          <text:p text:style-name="P304">Dot product, outer product</text:p>
        </text:list-item>
        <text:list-item>
          <text:p text:style-name="P304">Distance and norm according to norms L1, L2 and Linf</text:p>
        </text:list-item>
      </text:list>
      <text:p text:style-name="P207"><text:span text:style-name="T76">The </text:span><text:a xlink:type="simple" xlink:href="http://commons.apache.org/proper/commons-math/apidocs/org/apache/commons/math3/linear/RealVectorFormat.html" text:style-name="Internet_20_link" text:visited-style-name="Visited_20_Internet_20_Link"><text:span text:style-name="T94">RealVectorFormat</text:span></text:a><text:span text:style-name="T76"> class handles input/output of vectors in a customizable textual format.</text:span></text:p>
      <text:h text:style-name="Heading_20_3" text:outline-level="3"><text:bookmark-start text:name="__RefHeading___Toc32463_1949149028"/><text:soft-page-break/>Solving linear systems<text:bookmark-end text:name="__RefHeading___Toc32463_1949149028"/><text:bookmark text:name="a3.4_Solving_linear_systems"/></text:h>
      <text:p text:style-name="P207"><text:span text:style-name="T76">The </text:span><text:span text:style-name="Teletype"><text:span text:style-name="T76">solve()</text:span></text:span><text:span text:style-name="T76"> methods of the </text:span><text:a xlink:type="simple" xlink:href="http://commons.apache.org/proper/commons-math/apidocs/org/apache/commons/math3/linear/DecompositionSolver.html" text:style-name="Internet_20_link" text:visited-style-name="Visited_20_Internet_20_Link"><text:span text:style-name="T94">DecompositionSolver</text:span></text:a><text:span text:style-name="T76"> interface support solving linear systems of equations of the form AX=B, either in linear sense or in least square sense. A</text:span><text:span text:style-name="Teletype"><text:span text:style-name="T76">RealMatrix</text:span></text:span><text:span text:style-name="T76"> instance is used to represent the coefficient matrix of the system. Solving the system is a two phases process: first the coefficient matrix is decomposed in some way and then a solver built from the decomposition solves the system. This allows to compute the decomposition and build the solver only once if several systems have to be solved with the same coefficient matrix.</text:span></text:p>
      <text:p text:style-name="P200">For example, to solve the linear system</text:p>
      <text:p text:style-name="P187"><text:s text:c="11"/><text:span text:style-name="T48">2x + 3y - 2z = 1</text:span></text:p>
      <text:p text:style-name="P187"><text:s text:c="11"/><text:span text:style-name="T48">-x + 7y + 6x = -2</text:span></text:p>
      <text:p text:style-name="P187"><text:s text:c="11"/><text:span text:style-name="T48">4x - 3y - 5z = 1</text:span></text:p>
      <text:p text:style-name="P152"><text:s text:c="10"/></text:p>
      <text:p text:style-name="P174">Start by decomposing the coefficient matrix A (in this case using LU decomposition) and build a solver</text:p>
      <text:p text:style-name="P174"/>
      <text:p text:style-name="P174"><text:s text:c="2"/><text:span text:style-name="T43">coefficients = <text:s text:c="4"/>new Array2DRowRealMatrix([[ 2, 3, -2 ], <text:s/>[-1, 7, 6 ], [ 4, -3, -5 ]] as double [][], false)</text:span></text:p>
      <text:p text:style-name="P176"><text:s text:c="2"/>solver = new LUDecomposition(coefficients).getSolver()</text:p>
      <text:p text:style-name="P176"/>
      <text:p text:style-name="P219"><text:span text:style-name="T76">Next create a </text:span><text:span text:style-name="Teletype"><text:span text:style-name="T76">RealVector</text:span></text:span><text:span text:style-name="T76"> array to represent the constant vector B and use</text:span><text:span text:style-name="Teletype"><text:span text:style-name="T76">solve(RealVector)</text:span></text:span><text:span text:style-name="T76"> to solve the system</text:span></text:p>
      <text:p text:style-name="P253"><text:s/>constants = new ArrayRealVector( [1, -2, 1 ] as double [], false)</text:p>
      <text:p text:style-name="P253">solution = solver.solve(constants)</text:p>
      <text:p text:style-name="P253"/>
      <text:p text:style-name="P219"><text:span text:style-name="T76">The </text:span><text:span text:style-name="Teletype"><text:span text:style-name="T76">solution</text:span></text:span><text:span text:style-name="T76"> vector will contain values for x (</text:span><text:span text:style-name="Teletype"><text:span text:style-name="T76">solution.getEntry(0)</text:span></text:span><text:span text:style-name="T76">), y (</text:span><text:span text:style-name="Teletype"><text:span text:style-name="T76">solution.getEntry(1)</text:span></text:span><text:span text:style-name="T76">), and z (</text:span><text:span text:style-name="Teletype"><text:span text:style-name="T76">solution.getEntry(2)</text:span></text:span><text:span text:style-name="T76">) that solve the system.</text:span></text:p>
      <text:p text:style-name="P199">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text:soft-page-break/>exactly 0), then this exact solution is also the solution in least square sense. This implies that algorithms suited for least squares problems can also be used to solve exact problems, but the reverse is not true.</text:p>
      <text:p text:style-name="P199"/>
      <text:p text:style-name="P199"/>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P182">Decomposition algorithms</text:p>
          </table:table-cell>
          <table:covered-table-cell/>
          <table:table-cell table:style-name="Table9.C1" office:value-type="string">
            <text:p text:style-name="P226"/>
          </table:table-cell>
        </table:table-row>
        <table:table-row>
          <table:table-cell table:style-name="Table9.A2" office:value-type="string">
            <text:p text:style-name="P182">Name</text:p>
          </table:table-cell>
          <table:table-cell table:style-name="Table9.A2" office:value-type="string">
            <text:p text:style-name="P182">coefficients matrix</text:p>
          </table:table-cell>
          <table:table-cell table:style-name="Table9.C2" office:value-type="string">
            <text:p text:style-name="P182">problem type</text:p>
          </table:table-cell>
        </table:table-row>
        <table:table-row>
          <table:table-cell table:style-name="Table9.A3" office:value-type="string">
            <text:p text:style-name="P177"><text:a xlink:type="simple" xlink:href="http://commons.apache.org/proper/commons-math/apidocs/org/apache/commons/math3/linear/LUDecomposition.html" text:style-name="Internet_20_link" text:visited-style-name="Visited_20_Internet_20_Link"><text:span text:style-name="T56">LU</text:span></text:a></text:p>
          </table:table-cell>
          <table:table-cell table:style-name="Table9.A3" office:value-type="string">
            <text:p text:style-name="P182">square</text:p>
          </table:table-cell>
          <table:table-cell table:style-name="Table9.C3" office:value-type="string">
            <text:p text:style-name="P182">exact solution only</text:p>
          </table:table-cell>
        </table:table-row>
        <table:table-row>
          <table:table-cell table:style-name="Table9.A2" office:value-type="string">
            <text:p text:style-name="P177"><text:a xlink:type="simple" xlink:href="http://commons.apache.org/proper/commons-math/apidocs/org/apache/commons/math3/linear/CholeskyDecomposition.html" text:style-name="Internet_20_link" text:visited-style-name="Visited_20_Internet_20_Link"><text:span text:style-name="T56">Cholesky</text:span></text:a></text:p>
          </table:table-cell>
          <table:table-cell table:style-name="Table9.A2" office:value-type="string">
            <text:p text:style-name="P182">symmetric positive definite</text:p>
          </table:table-cell>
          <table:table-cell table:style-name="Table9.C2" office:value-type="string">
            <text:p text:style-name="P182">exact solution only</text:p>
          </table:table-cell>
        </table:table-row>
        <table:table-row>
          <table:table-cell table:style-name="Table9.A3" office:value-type="string">
            <text:p text:style-name="P177"><text:a xlink:type="simple" xlink:href="http://commons.apache.org/proper/commons-math/apidocs/org/apache/commons/math3/linear/QRDecomposition.html" text:style-name="Internet_20_link" text:visited-style-name="Visited_20_Internet_20_Link"><text:span text:style-name="T56">QR</text:span></text:a></text:p>
          </table:table-cell>
          <table:table-cell table:style-name="Table9.A3" office:value-type="string">
            <text:p text:style-name="P182">any</text:p>
          </table:table-cell>
          <table:table-cell table:style-name="Table9.C3" office:value-type="string">
            <text:p text:style-name="P182">least squares solution</text:p>
          </table:table-cell>
        </table:table-row>
        <table:table-row>
          <table:table-cell table:style-name="Table9.A2" office:value-type="string">
            <text:p text:style-name="P177"><text:a xlink:type="simple" xlink:href="http://commons.apache.org/proper/commons-math/apidocs/org/apache/commons/math3/linear/EigenDecomposition.html" text:style-name="Internet_20_link" text:visited-style-name="Visited_20_Internet_20_Link"><text:span text:style-name="T56">eigen decomposition</text:span></text:a></text:p>
          </table:table-cell>
          <table:table-cell table:style-name="Table9.A2" office:value-type="string">
            <text:p text:style-name="P182">square</text:p>
          </table:table-cell>
          <table:table-cell table:style-name="Table9.C2" office:value-type="string">
            <text:p text:style-name="P182">exact solution only</text:p>
          </table:table-cell>
        </table:table-row>
        <table:table-row>
          <table:table-cell table:style-name="Table9.A3" office:value-type="string">
            <text:p text:style-name="P177"><text:a xlink:type="simple" xlink:href="http://commons.apache.org/proper/commons-math/apidocs/org/apache/commons/math3/linear/SingularValueDecomposition.html" text:style-name="Internet_20_link" text:visited-style-name="Visited_20_Internet_20_Link"><text:span text:style-name="T56">SVD</text:span></text:a></text:p>
          </table:table-cell>
          <table:table-cell table:style-name="Table9.A3" office:value-type="string">
            <text:p text:style-name="P182">any</text:p>
          </table:table-cell>
          <table:table-cell table:style-name="Table9.C3" office:value-type="string">
            <text:p text:style-name="P182">least squares solution</text:p>
          </table:table-cell>
        </table:table-row>
      </table:table>
      <text:p text:style-name="P209"><text:span text:style-name="T76">It is possible to use a simple array of double instead of a </text:span><text:span text:style-name="Teletype"><text:span text:style-name="T76">RealVector</text:span></text:span><text:span text:style-name="T76">. In this case, the solution will be provided also as an array of double.</text:span></text:p>
      <text:p text:style-name="P209"><text:span text:style-name="T76">It is possible to solve multiple systems with the same coefficient matrix in one method call. To do this, create a matrix whose column vectors correspond to the constant vectors for the systems to be solved and use </text:span><text:span text:style-name="Teletype"><text:span text:style-name="T76">solve(RealMatrix),</text:span></text:span><text:span text:style-name="T76"> which returns a matrix with column vectors representing the solutions.</text:span></text:p>
      <text:h text:style-name="Heading_20_3" text:outline-level="3"><text:bookmark-start text:name="__RefHeading___Toc32465_1949149028"/>Eigenvalues/eigenvectors and singular values/singular vectors<text:bookmark-end text:name="__RefHeading___Toc32465_1949149028"/><text:bookmark text:name="a3.5_Eigenvalueseigenvectors_and_singular_valuessingular_vectors"/></text:h>
      <text:p text:style-name="P199">Decomposition algorithms may be used for themselves and not only for linear system solving. This is of prime interest with eigen decomposition and singular value decomposition.</text:p>
      <text:p text:style-name="P209"><text:span text:style-name="T76">The </text:span><text:span text:style-name="Teletype"><text:span text:style-name="T79">getEigenvalue()</text:span></text:span><text:span text:style-name="T76">, </text:span><text:span text:style-name="Teletype"><text:span text:style-name="T79">getEigenvalues()</text:span></text:span><text:span text:style-name="T79">,</text:span><text:span text:style-name="T76"> </text:span><text:span text:style-name="Teletype"><text:span text:style-name="T79">getEigenVector()</text:span></text:span><text:span text:style-name="T79">,</text:span><text:span text:style-name="T76"> </text:span><text:span text:style-name="Teletype"><text:span text:style-name="T79">getV()</text:span></text:span><text:span text:style-name="T79">,</text:span><text:span text:style-name="T76"> </text:span><text:span text:style-name="Teletype"><text:span text:style-name="T79">getD()</text:span></text:span><text:span text:style-name="T76"> and </text:span><text:span text:style-name="Teletype"><text:span text:style-name="T79">getVT()</text:span></text:span><text:span text:style-name="T76"> methods of the </text:span><text:span text:style-name="Teletype"><text:span text:style-name="T76">EigenDecomposition</text:span></text:span><text:span text:style-name="T76"> interface support solving eigenproblems of the form <text:s/></text:span><text:span text:style-name="T76"><draw:frame draw:style-name="fr3" draw:name="Αντικείμενο2" text:anchor-type="as-char" svg:width="0.8134in" svg:height="0.1846in" draw:z-index="5"><draw:object xlink:href="./Object 2" xlink:type="simple" xlink:show="embed" xlink:actuate="onLoad"/><draw:image xlink:href="./ObjectReplacements/Object 2" xlink:type="simple" xlink:show="embed" xlink:actuate="onLoad"/><svg:desc>τύπος</svg:desc></draw:frame></text:span><text:span text:style-name="T76">, where </text:span><text:span text:style-name="T81">λ </text:span><text:span text:style-name="T76"><text:s/>is a real scalar.</text:span></text:p>
      <text:p text:style-name="P209"><text:span text:style-name="T76">The </text:span><text:span text:style-name="Teletype"><text:span text:style-name="T79">getSingularValues()</text:span></text:span><text:span text:style-name="T76">, </text:span><text:span text:style-name="Teletype"><text:span text:style-name="T79">getU()</text:span></text:span><text:span text:style-name="T76">, </text:span><text:span text:style-name="Teletype"><text:span text:style-name="T79">getS()</text:span></text:span><text:span text:style-name="T76"> and </text:span><text:span text:style-name="Teletype"><text:span text:style-name="T79">getV()</text:span></text:span><text:span text:style-name="T76"> methods of the </text:span><text:span text:style-name="Teletype"><text:span text:style-name="T79">SingularValueDecomposition</text:span></text:span><text:span text:style-name="T79"> <text:s/></text:span><text:span text:style-name="T76">interface allow to solve singular values problems of the form </text:span><text:span text:style-name="T76"><draw:frame draw:style-name="fr3" draw:name="Αντικείμενο1" text:anchor-type="as-char" svg:width="0.8437in" svg:height="0.2091in" draw:z-index="6"><draw:object xlink:href="./Object 1" xlink:type="simple" xlink:show="embed" xlink:actuate="onLoad"/><draw:image xlink:href="./ObjectReplacements/Object 1" xlink:type="simple" xlink:show="embed" xlink:actuate="onLoad"/></draw:frame></text:span><text:span text:style-name="T76"> where </text:span><text:span text:style-name="T81">λ </text:span><text:span text:style-name="T76"><text:s/>is a real scalar, and where </text:span><text:soft-page-break/><text:span text:style-name="T76">the </text:span><text:span text:style-name="T76"><draw:frame draw:style-name="fr3" draw:name="Αντικείμενο3" text:anchor-type="as-char" svg:width="0.2618in" svg:height="0.2098in" draw:z-index="7"><draw:object xlink:href="./Object 3" xlink:type="simple" xlink:show="embed" xlink:actuate="onLoad"/><draw:image xlink:href="./ObjectReplacements/Object 3" xlink:type="simple" xlink:show="embed" xlink:actuate="onLoad"/><svg:desc>τύπος</svg:desc></draw:frame></text:span><text:span text:style-name="T76">and </text:span><text:span text:style-name="T76"><draw:frame draw:style-name="fr3" draw:name="Αντικείμενο4" text:anchor-type="as-char" svg:width="0.2307in" svg:height="0.2098in" draw:z-index="8"><draw:object xlink:href="./Object 4" xlink:type="simple" xlink:show="embed" xlink:actuate="onLoad"/><draw:image xlink:href="./ObjectReplacements/Object 4" xlink:type="simple" xlink:show="embed" xlink:actuate="onLoad"/><svg:desc>τύπος</svg:desc></draw:frame></text:span><text:span text:style-name="T76"> vectors form orthogonal bases of their respective vector spaces (which may have different dimensions).</text:span></text:p>
      <text:h text:style-name="Heading_20_3" text:outline-level="3"><text:bookmark-start text:name="__RefHeading___Toc32467_1949149028"/>Non-real fields (complex, fractions ...)<text:bookmark-end text:name="__RefHeading___Toc32467_1949149028"/><text:bookmark text:name="a3.6_Non-real_fields_complex_fractions_..."/></text:h>
      <text:p text:style-name="P207"><text:span text:style-name="T75">In addition to the real field, matrices and vectors using non-real </text:span><text:a xlink:type="simple" xlink:href="http://commons.apache.org/proper/commons-math/apidocs/org/apache/commons/math3/FieldElement.html" text:style-name="Internet_20_link" text:visited-style-name="Visited_20_Internet_20_Link"><text:span text:style-name="T93">field elements</text:span></text:a><text:span text:style-name="T75"> can be used. The fields already supported by the library are:</text:span></text:p>
      <text:list xml:id="list2443149438985147951" text:style-name="L26">
        <text:list-item>
          <text:p text:style-name="P326"><text:a xlink:type="simple" xlink:href="http://commons.apache.org/proper/commons-math/apidocs/org/apache/commons/math3/complex/Complex.html" text:style-name="Internet_20_link" text:visited-style-name="Visited_20_Internet_20_Link"><text:span text:style-name="T93">Complex</text:span></text:a></text:p>
        </text:list-item>
        <text:list-item>
          <text:p text:style-name="P326"><text:a xlink:type="simple" xlink:href="http://commons.apache.org/proper/commons-math/apidocs/org/apache/commons/math3/fraction/Fraction.html" text:style-name="Internet_20_link" text:visited-style-name="Visited_20_Internet_20_Link"><text:span text:style-name="T93">Fraction</text:span></text:a></text:p>
        </text:list-item>
        <text:list-item>
          <text:p text:style-name="P326"><text:a xlink:type="simple" xlink:href="http://commons.apache.org/proper/commons-math/apidocs/org/apache/commons/math3/fraction/BigFraction.html" text:style-name="Internet_20_link" text:visited-style-name="Visited_20_Internet_20_Link"><text:span text:style-name="T93">BigFraction</text:span></text:a></text:p>
        </text:list-item>
        <text:list-item>
          <text:p text:style-name="P326"><text:a xlink:type="simple" xlink:href="http://commons.apache.org/proper/commons-math/apidocs/org/apache/commons/math3/util/BigReal.html" text:style-name="Internet_20_link" text:visited-style-name="Visited_20_Internet_20_Link"><text:span text:style-name="T93">BigReal</text:span></text:a></text:p>
        </text:list-item>
      </text:list>
      <text:p text:style-name="P68"/>
      <text:p text:style-name="P68"/>
      <text:p text:style-name="P68"/>
      <text:p text:style-name="P134"/>
      <text:h text:style-name="Heading_20_2" text:outline-level="2"><text:bookmark-start text:name="__RefHeading___Toc32469_1949149028"/>Utilities<text:bookmark-end text:name="__RefHeading___Toc32469_1949149028"/></text:h>
      <text:p text:style-name="P209"><text:span text:style-name="T76">The </text:span><text:a xlink:type="simple" xlink:href="http://commons.apache.org/proper/commons-math/apidocs/org/apache/commons/math3/util/package-summary.html" text:style-name="Internet_20_link" text:visited-style-name="Visited_20_Internet_20_Link"><text:span text:style-name="T94">org.apache.commons.math3.util</text:span></text:a><text:span text:style-name="T76"> package collects a group of array utilities, value transformers, and numerical routines used by implementation classes in commons-math.</text:span></text:p>
      <text:h text:style-name="Heading_20_2" text:outline-level="2"><text:bookmark-start text:name="__RefHeading___Toc32471_1949149028"/>Double array utilities<text:bookmark-end text:name="__RefHeading___Toc32471_1949149028"/><text:bookmark text:name="a6.2_Double_array_utilities"/></text:h>
      <text:p text:style-name="P209"><text:span text:style-name="T76">To maintain statistics based on a "rolling" window of values, a resizable array implementation was developed and is provided for reuse in the </text:span><text:span text:style-name="Teletype"><text:span text:style-name="T76">util</text:span></text:span><text:span text:style-name="T76"> package. The core functionality provided is described in the documentation for the interface, </text:span><text:a xlink:type="simple" xlink:href="http://commons.apache.org/proper/commons-math/apidocs/org/apache/commons/math3/util/DoubleArray.html" text:style-name="Internet_20_link" text:visited-style-name="Visited_20_Internet_20_Link"><text:span text:style-name="T94">DoubleArray</text:span></text:a><text:span text:style-name="T76">. This interface adds one method, </text:span><text:span text:style-name="Teletype"><text:span text:style-name="T76">addElementRolling(double)</text:span></text:span><text:span text:style-name="T76"> to basic list accessors. The </text:span><text:span text:style-name="Teletype"><text:span text:style-name="T76">addElementRolling</text:span></text:span><text:span text:style-name="T76"> method adds an element (the actual parameter) to the end of the list and removes the first element in the list.</text:span></text:p>
      <text:p text:style-name="P209"><text:span text:style-name="T76">The </text:span><text:a xlink:type="simple" xlink:href="http://commons.apache.org/proper/commons-math/apidocs/org/apache/commons/math3/util/ResizableDoubleArray.html" text:style-name="Internet_20_link" text:visited-style-name="Visited_20_Internet_20_Link"><text:span text:style-name="T94">ResizableDoubleArray</text:span></text:a><text:span text:style-name="T76"> class provides a configurable, array-backed implementation of the </text:span><text:span text:style-name="Teletype"><text:span text:style-name="T76">DoubleArray</text:span></text:span><text:span text:style-name="T76"> interface. When </text:span><text:span text:style-name="Teletype"><text:span text:style-name="T76">addElementRolling</text:span></text:span><text:span text:style-name="T76"> is invoked, the underlying array is expanded if necessary, the new element is added to the end of the array and the "usable window" of the array is moved forward, so that the first element is effectively discarded, what was the second becomes the first, and so on. To efficiently manage storage, two maintenance operations need to be periodically performed -- orphaned elements at the beginning of the array need to be reclaimed and space for new elements at the end needs to be created. Both of these operations are handled automatically, with frequency / effect driven by the configuration properties </text:span><text:span text:style-name="Teletype"><text:span text:style-name="T76">expansionMode</text:span></text:span><text:span text:style-name="T76">, </text:span><text:span text:style-name="Teletype"><text:span text:style-name="T76">expansionFactor</text:span></text:span><text:span text:style-name="T76"> and</text:span><text:span text:style-name="Teletype"><text:span text:style-name="T76">contractionCriteria.</text:span></text:span><text:span text:style-name="T76"> See </text:span><text:a xlink:type="simple" xlink:href="http://commons.apache.org/proper/commons-math/apidocs/org/apache/commons/math3/util/ResizableDoubleArray.html" text:style-name="Internet_20_link" text:visited-style-name="Visited_20_Internet_20_Link"><text:span text:style-name="T94">ResizableDoubleArray</text:span></text:a><text:span text:style-name="T76"> for details.</text:span></text:p>
      <text:h text:style-name="Heading_20_2" text:outline-level="2"><text:bookmark-start text:name="__RefHeading___Toc32473_1949149028"/>int/double hash map<text:bookmark-end text:name="__RefHeading___Toc32473_1949149028"/><text:bookmark text:name="a6.3_intdouble_hash_map"/></text:h>
      <text:p text:style-name="P209"><text:span text:style-name="T76">The </text:span><text:a xlink:type="simple" xlink:href="http://commons.apache.org/proper/commons-math/apidocs/org/apache/commons/math3/util/OpenIntToDoubleHashMap.html" text:style-name="Internet_20_link" text:visited-style-name="Visited_20_Internet_20_Link"><text:span text:style-name="T94">OpenIntToDoubleHashMap</text:span></text:a><text:span text:style-name="T76"> class provides a specialized hash map implementation for int/double. This implementation has a much smaller memory overhead than standard</text:span><text:span text:style-name="Teletype"><text:span text:style-name="T76">java.util.HashMap</text:span></text:span><text:span text:style-name="T76"> class. It uses open addressing and primitive arrays, which greatly reduces the number of intermediate objects and improve data locality.</text:span></text:p>
      <text:h text:style-name="Heading_20_2" text:outline-level="2"><text:bookmark-start text:name="__RefHeading___Toc32475_1949149028"/><text:soft-page-break/>Continued Fractions<text:bookmark-end text:name="__RefHeading___Toc32475_1949149028"/><text:bookmark text:name="a6.4_Continued_Fractions"/></text:h>
      <text:p text:style-name="P207"><text:span text:style-name="T76">The </text:span><text:a xlink:type="simple" xlink:href="http://commons.apache.org/proper/commons-math/apidocs/org/apache/commons/math3/util/ContinuedFraction.html" text:style-name="Internet_20_link" text:visited-style-name="Visited_20_Internet_20_Link"><text:span text:style-name="T94">ContinuedFraction</text:span></text:a><text:span text:style-name="T76"> class provides a generic way to create and evaluate continued fractions. The easiest way to create a continued fraction is to subclass</text:span><text:span text:style-name="Teletype"><text:span text:style-name="T76">ContinuedFraction</text:span></text:span><text:span text:style-name="T76"> and override the </text:span><text:span text:style-name="Teletype"><text:span text:style-name="T76">getA</text:span></text:span><text:span text:style-name="T76"> and </text:span><text:span text:style-name="Teletype"><text:span text:style-name="T76">getB</text:span></text:span><text:span text:style-name="T76"> methods which return the continued fraction terms. The precise definition of these terms is explained in </text:span><text:a xlink:type="simple" xlink:href="http://mathworld.wolfram.com/ContinuedFraction.html" text:style-name="Internet_20_link" text:visited-style-name="Visited_20_Internet_20_Link"><text:span text:style-name="T94">Continued Fraction, equation (1)</text:span></text:a><text:span text:style-name="T76"> from MathWorld.</text:span></text:p>
      <text:p text:style-name="P207"><text:span text:style-name="T76">As an example, the constant Pi can be computed using a </text:span><text:a xlink:type="simple" xlink:href="http://functions.wolfram.com/Constants/Pi/10/0002/" text:style-name="Internet_20_link" text:visited-style-name="Visited_20_Internet_20_Link"><text:span text:style-name="T94">continued fraction</text:span></text:a><text:span text:style-name="T76">. The following anonymous class provides the implementation:</text:span></text:p>
      <text:p text:style-name="P249"><text:span text:style-name="T110">ContinuedFraction</text:span> c <text:span text:style-name="T97">=</text:span> <text:span text:style-name="T106">new</text:span> <text:span text:style-name="T110">ContinuedFraction</text:span><text:span text:style-name="T97">()</text:span> <text:span text:style-name="T97">{</text:span></text:p>
      <text:p text:style-name="P251"><text:s text:c="4"/><text:span text:style-name="T108">public</text:span><text:span text:style-name="T48"> </text:span><text:span text:style-name="T108">double</text:span><text:span text:style-name="T48"> getA</text:span><text:span text:style-name="T99">(</text:span><text:span text:style-name="T108">int</text:span><text:span text:style-name="T48"> n</text:span><text:span text:style-name="T99">,</text:span><text:span text:style-name="T48"> </text:span><text:span text:style-name="T108">double</text:span><text:span text:style-name="T48"> x</text:span><text:span text:style-name="T99">)</text:span><text:span text:style-name="T48"> </text:span><text:span text:style-name="T99">{</text:span></text:p>
      <text:p text:style-name="P251"><text:s text:c="8"/><text:span text:style-name="T108">switch</text:span><text:span text:style-name="T99">(</text:span><text:span text:style-name="T48">n</text:span><text:span text:style-name="T99">)</text:span><text:span text:style-name="T48"> </text:span><text:span text:style-name="T99">{</text:span></text:p>
      <text:p text:style-name="P251"><text:s text:c="12"/><text:span text:style-name="T108">case</text:span><text:span text:style-name="T48"> </text:span><text:span text:style-name="T102">0</text:span><text:span text:style-name="T99">:</text:span><text:span text:style-name="T48"> </text:span><text:span text:style-name="T108">return</text:span><text:span text:style-name="T48"> </text:span><text:span text:style-name="T102">3.0</text:span><text:span text:style-name="T99">;</text:span></text:p>
      <text:p text:style-name="P251"><text:s text:c="12"/><text:span text:style-name="T108">default</text:span><text:span text:style-name="T99">:</text:span><text:span text:style-name="T48"> </text:span><text:span text:style-name="T108">return</text:span><text:span text:style-name="T48"> </text:span><text:span text:style-name="T102">6.0</text:span><text:span text:style-name="T99">;</text:span></text:p>
      <text:p text:style-name="P251"><text:s text:c="8"/><text:span text:style-name="T99">}</text:span></text:p>
      <text:p text:style-name="P251"><text:s text:c="4"/><text:span text:style-name="T99">}</text:span></text:p>
      <text:p text:style-name="P251"><text:s text:c="4"/></text:p>
      <text:p text:style-name="P251"><text:s text:c="4"/><text:span text:style-name="T108">public</text:span><text:span text:style-name="T48"> </text:span><text:span text:style-name="T108">double</text:span><text:span text:style-name="T48"> getB</text:span><text:span text:style-name="T99">(</text:span><text:span text:style-name="T108">int</text:span><text:span text:style-name="T48"> n</text:span><text:span text:style-name="T99">,</text:span><text:span text:style-name="T48"> </text:span><text:span text:style-name="T108">double</text:span><text:span text:style-name="T48"> x</text:span><text:span text:style-name="T99">)</text:span><text:span text:style-name="T48"> </text:span><text:span text:style-name="T99">{</text:span></text:p>
      <text:p text:style-name="P251"><text:s text:c="8"/><text:span text:style-name="T108">double</text:span><text:span text:style-name="T48"> y </text:span><text:span text:style-name="T99">=</text:span><text:span text:style-name="T48"> </text:span><text:span text:style-name="T99">(</text:span><text:span text:style-name="T102">2.0</text:span><text:span text:style-name="T48"> </text:span><text:span text:style-name="T99">*</text:span><text:span text:style-name="T48"> n</text:span><text:span text:style-name="T99">)</text:span><text:span text:style-name="T48"> </text:span><text:span text:style-name="T99">-</text:span><text:span text:style-name="T48"> </text:span><text:span text:style-name="T102">1.0</text:span><text:span text:style-name="T99">;</text:span></text:p>
      <text:p text:style-name="P251"><text:s text:c="8"/><text:span text:style-name="T108">return</text:span><text:span text:style-name="T48"> y </text:span><text:span text:style-name="T99">*</text:span><text:span text:style-name="T48"> y</text:span><text:span text:style-name="T99">;</text:span></text:p>
      <text:p text:style-name="P251"><text:s text:c="4"/><text:span text:style-name="T99">}</text:span></text:p>
      <text:p text:style-name="P256">}</text:p>
      <text:p text:style-name="P207"><text:span text:style-name="T76">Then, to evalute Pi, simply call any of the </text:span><text:span text:style-name="Teletype"><text:span text:style-name="T76">evalute</text:span></text:span><text:span text:style-name="T76"> methods (Note, the point of evalution in this example is meaningless since Pi is a constant).</text:span></text:p>
      <text:p text:style-name="P207"><text:span text:style-name="T76">For a more practical use of continued fractions, consider the </text:span><text:a xlink:type="simple" xlink:href="http://functions.wolfram.com/ElementaryFunctions/Exp/10/" text:style-name="Internet_20_link" text:visited-style-name="Visited_20_Internet_20_Link"><text:span text:style-name="T94">exponential function</text:span></text:a><text:span text:style-name="T76">. The following anonymous class provides its implementation:</text:span></text:p>
      <text:p text:style-name="P249"><text:span text:style-name="T110">ContinuedFraction</text:span> c <text:span text:style-name="T97">=</text:span> <text:span text:style-name="T106">new</text:span> <text:span text:style-name="T110">ContinuedFraction</text:span><text:span text:style-name="T97">()</text:span> <text:span text:style-name="T97">{</text:span></text:p>
      <text:p text:style-name="P251"><text:s text:c="4"/><text:span text:style-name="T108">public</text:span><text:span text:style-name="T48"> </text:span><text:span text:style-name="T108">double</text:span><text:span text:style-name="T48"> getA</text:span><text:span text:style-name="T99">(</text:span><text:span text:style-name="T108">int</text:span><text:span text:style-name="T48"> n</text:span><text:span text:style-name="T99">,</text:span><text:span text:style-name="T48"> </text:span><text:span text:style-name="T108">double</text:span><text:span text:style-name="T48"> x</text:span><text:span text:style-name="T99">)</text:span><text:span text:style-name="T48"> </text:span><text:span text:style-name="T99">{</text:span></text:p>
      <text:p text:style-name="P251"><text:s text:c="8"/><text:span text:style-name="T108">if</text:span><text:span text:style-name="T48"> </text:span><text:span text:style-name="T99">(</text:span><text:span text:style-name="T48">n </text:span><text:span text:style-name="T99">%</text:span><text:span text:style-name="T48"> </text:span><text:span text:style-name="T102">2</text:span><text:span text:style-name="T48"> </text:span><text:span text:style-name="T99">==</text:span><text:span text:style-name="T48"> </text:span><text:span text:style-name="T102">0</text:span><text:span text:style-name="T99">)</text:span><text:span text:style-name="T48"> </text:span><text:span text:style-name="T99">{</text:span></text:p>
      <text:p text:style-name="P251"><text:s text:c="12"/><text:span text:style-name="T108">switch</text:span><text:span text:style-name="T99">(</text:span><text:span text:style-name="T48">n</text:span><text:span text:style-name="T99">)</text:span><text:span text:style-name="T48"> </text:span><text:span text:style-name="T99">{</text:span></text:p>
      <text:p text:style-name="P251"><text:s text:c="16"/><text:span text:style-name="T108">case</text:span><text:span text:style-name="T48"> </text:span><text:span text:style-name="T102">0</text:span><text:span text:style-name="T99">:</text:span><text:span text:style-name="T48"> </text:span><text:span text:style-name="T108">return</text:span><text:span text:style-name="T48"> </text:span><text:span text:style-name="T102">1.0</text:span><text:span text:style-name="T99">;</text:span></text:p>
      <text:p text:style-name="P251"><text:s text:c="16"/><text:span text:style-name="T108">default</text:span><text:span text:style-name="T99">:</text:span><text:span text:style-name="T48"> </text:span><text:span text:style-name="T108">return</text:span><text:span text:style-name="T48"> </text:span><text:span text:style-name="T102">2.0</text:span><text:span text:style-name="T99">;</text:span></text:p>
      <text:p text:style-name="P251"><text:s text:c="12"/><text:span text:style-name="T99">}</text:span></text:p>
      <text:p text:style-name="P251"><text:s text:c="8"/><text:span text:style-name="T99">}</text:span><text:span text:style-name="T48"> </text:span><text:span text:style-name="T108">else</text:span><text:span text:style-name="T48"> </text:span><text:span text:style-name="T99">{</text:span></text:p>
      <text:p text:style-name="P251"><text:soft-page-break/><text:s text:c="12"/><text:span text:style-name="T108">return</text:span><text:span text:style-name="T48"> n</text:span><text:span text:style-name="T99">;</text:span></text:p>
      <text:p text:style-name="P251"><text:s text:c="8"/><text:span text:style-name="T99">}</text:span></text:p>
      <text:p text:style-name="P251"><text:s text:c="4"/><text:span text:style-name="T99">}</text:span></text:p>
      <text:p text:style-name="P251"><text:s text:c="4"/></text:p>
      <text:p text:style-name="P251"><text:s text:c="4"/><text:span text:style-name="T108">public</text:span><text:span text:style-name="T48"> </text:span><text:span text:style-name="T108">double</text:span><text:span text:style-name="T48"> getB</text:span><text:span text:style-name="T99">(</text:span><text:span text:style-name="T108">int</text:span><text:span text:style-name="T48"> n</text:span><text:span text:style-name="T99">,</text:span><text:span text:style-name="T48"> </text:span><text:span text:style-name="T108">double</text:span><text:span text:style-name="T48"> x</text:span><text:span text:style-name="T99">)</text:span><text:span text:style-name="T48"> </text:span><text:span text:style-name="T99">{</text:span></text:p>
      <text:p text:style-name="P251"><text:s text:c="8"/><text:span text:style-name="T108">if</text:span><text:span text:style-name="T48"> </text:span><text:span text:style-name="T99">(</text:span><text:span text:style-name="T48">n </text:span><text:span text:style-name="T99">%</text:span><text:span text:style-name="T48"> </text:span><text:span text:style-name="T102">2</text:span><text:span text:style-name="T48"> </text:span><text:span text:style-name="T99">==</text:span><text:span text:style-name="T48"> </text:span><text:span text:style-name="T102">0</text:span><text:span text:style-name="T99">)</text:span><text:span text:style-name="T48"> </text:span><text:span text:style-name="T99">{</text:span></text:p>
      <text:p text:style-name="P251"><text:s text:c="12"/><text:span text:style-name="T108">return</text:span><text:span text:style-name="T48"> </text:span><text:span text:style-name="T99">-</text:span><text:span text:style-name="T48">x</text:span><text:span text:style-name="T99">;</text:span></text:p>
      <text:p text:style-name="P251"><text:s text:c="8"/><text:span text:style-name="T99">}</text:span><text:span text:style-name="T48"> </text:span><text:span text:style-name="T108">else</text:span><text:span text:style-name="T48"> </text:span><text:span text:style-name="T99">{</text:span></text:p>
      <text:p text:style-name="P251"><text:s text:c="12"/><text:span text:style-name="T108">return</text:span><text:span text:style-name="T48"> x</text:span><text:span text:style-name="T99">;</text:span></text:p>
      <text:p text:style-name="P251"><text:s text:c="8"/><text:span text:style-name="T99">}</text:span></text:p>
      <text:p text:style-name="P251"><text:s text:c="4"/><text:span text:style-name="T99">}</text:span></text:p>
      <text:p text:style-name="P256">}</text:p>
      <text:p text:style-name="P207"><text:span text:style-name="T76">Then, to evalute </text:span><text:span text:style-name="T78">e</text:span><text:span text:style-name="T90">x</text:span><text:span text:style-name="T76"> for any value x, simply call any of the </text:span><text:span text:style-name="Teletype"><text:span text:style-name="T76">evalute</text:span></text:span><text:span text:style-name="T76"> methods.</text:span></text:p>
      <text:h text:style-name="P355" text:outline-level="2"><text:bookmark-start text:name="__RefHeading___Toc32477_1949149028"/>Binomial coefficients, factorials, Stirling numbers and other common math functions<text:bookmark-end text:name="__RefHeading___Toc32477_1949149028"/><text:bookmark text:name="a6.5_Binomial_coefficients_factorials_Stirling_numbers_and_other_common_math_functions"/></text:h>
      <text:p text:style-name="P207"><text:span text:style-name="T76">A collection of reusable math functions is provided in the </text:span><text:a xlink:type="simple" xlink:href="http://commons.apache.org/proper/commons-math/apidocs/org/apache/commons/math3/util/ArithmeticUtils.html" text:style-name="Internet_20_link" text:visited-style-name="Visited_20_Internet_20_Link"><text:span text:style-name="T94">ArithmeticUtils</text:span></text:a><text:span text:style-name="T76"> utility class. ArithmeticUtils currently includes methods to compute the following:</text:span></text:p>
      <text:list xml:id="list6294897418506259442" text:style-name="L27">
        <text:list-item>
          <text:p text:style-name="P327"><text:span text:style-name="T76">Binomial coefficients -- "n choose k" available as an (exact) long value,</text:span><text:span text:style-name="Teletype"><text:span text:style-name="T76">binomialCoefficient(int, int)</text:span></text:span><text:span text:style-name="T76"> for small n, k; as a double,</text:span><text:span text:style-name="Teletype"><text:span text:style-name="T76">binomialCoefficientDouble(int, int)</text:span></text:span><text:span text:style-name="T76"> for larger values; and in a "super-sized" version, </text:span><text:span text:style-name="Teletype"><text:span text:style-name="T76">binomialCoefficientLog(int, int)</text:span></text:span><text:span text:style-name="T76"> that returns the natural logarithm of the value.</text:span></text:p>
        </text:list-item>
        <text:list-item>
          <text:p text:style-name="P327"><text:span text:style-name="T76">Stirling numbers of the second kind -- S(n,k) as an exact long value</text:span><text:span text:style-name="Teletype"><text:span text:style-name="T76">stirlingS2(int, int)</text:span></text:span><text:span text:style-name="T76"> for small n, k.</text:span></text:p>
        </text:list-item>
        <text:list-item>
          <text:p text:style-name="P327"><text:span text:style-name="T76">Factorials -- like binomial coefficients, these are available as exact long values,</text:span><text:span text:style-name="Teletype"><text:span text:style-name="T76">factorial(int)</text:span></text:span><text:span text:style-name="T76">; doubles, </text:span><text:span text:style-name="Teletype"><text:span text:style-name="T76">factorialDouble(int)</text:span></text:span><text:span text:style-name="T76">; or logs, </text:span><text:span text:style-name="Teletype"><text:span text:style-name="T76">factorialLog(int)</text:span></text:span><text:span text:style-name="T76">.</text:span></text:p>
        </text:list-item>
        <text:list-item>
          <text:p text:style-name="P305">Least common multiple and greatest common denominator functions.</text:p>
        </text:list-item>
      </text:list>
      <text:h text:style-name="Heading_20_2" text:outline-level="2" text:is-list-header="true"><text:bookmark-start text:name="__RefHeading___Toc32479_1949149028"/><text:soft-page-break/>Fast mathematical functions<text:bookmark-end text:name="__RefHeading___Toc32479_1949149028"/><text:bookmark text:name="a6.6_Fast_mathematical_functions"/></text:h>
      <text:p text:style-name="P209"><text:span text:style-name="T76">Apache Commons Math provides a faster, more accurate, portable alternative to the regular </text:span><text:span text:style-name="Teletype"><text:span text:style-name="T76">Math</text:span></text:span><text:span text:style-name="T76"> and </text:span><text:span text:style-name="Teletype"><text:span text:style-name="T76">StrictMath</text:span></text:span><text:span text:style-name="T76">classes for large scale computation.</text:span></text:p>
      <text:p text:style-name="P209"><text:span text:style-name="T76">FastMath is a drop-in replacement for both Math and StrictMath. This means that for any method in Math (say </text:span><text:span text:style-name="Teletype"><text:span text:style-name="T76">Math.sin(x)</text:span></text:span><text:span text:style-name="T76"> or </text:span><text:span text:style-name="Teletype"><text:span text:style-name="T76">Math.cbrt(y)</text:span></text:span><text:span text:style-name="T76">), user can directly change the class and use the methods as is (using </text:span><text:span text:style-name="Teletype"><text:span text:style-name="T76">FastMath.sin(x)</text:span></text:span><text:span text:style-name="T76"> or </text:span><text:span text:style-name="Teletype"><text:span text:style-name="T76">FastMath.cbrt(y)</text:span></text:span><text:span text:style-name="T76"> in the previous example).</text:span></text:p>
      <text:p text:style-name="P199">FastMath speed is achieved by relying heavily on optimizing compilers to native code present in many JVM todays and use of large tables. Precomputed literal arrays are provided in this class to speed up load time. These precomputed tables are used in the default configuration, to improve speed even at first use of the class. If users prefer to compute the tables automatically at load time, they can change a compile-time constant. This will increase class load time at first use, but this overhead will occur only once per run, regardless of the number of subsequent calls to computation methods. Note that FastMath is extensively used inside Apache Commons Math, so by calling some algorithms, the one-shot overhead when the constant is set to false will occur regardless of the end-user calling FastMath methods directly or not. Performance figures for a specific JVM and hardware can be evaluated by running the FastMathTestPerformance tests in the test directory of the source distribution.</text:p>
      <text:p text:style-name="P209"><text:span text:style-name="T76">FastMath accuracy should be mostly independent of the JVM as it relies only on IEEE-754 basic operations and on embedded tables. Almost all operations are accurate to about 0.5 ulp throughout the domain range. This statement, of course is only a rough global observed behavior, it is </text:span><text:span text:style-name="T78">not</text:span><text:span text:style-name="T76"> a guarantee for </text:span><text:span text:style-name="T78">every</text:span><text:span text:style-name="T76"> double numbers input (see William Kahan's </text:span><text:a xlink:type="simple" xlink:href="http://en.wikipedia.org/wiki/Rounding#The_table-maker.27s_dilemma" text:style-name="Internet_20_link" text:visited-style-name="Visited_20_Internet_20_Link"><text:span text:style-name="T94">Table Maker's Dilemma</text:span></text:a><text:span text:style-name="T76">).</text:span></text:p>
      <text:p text:style-name="P200">FastMath additionally implements the following methods not found in Math/StrictMath:</text:p>
      <text:list xml:id="list540881129052241166" text:style-name="L28">
        <text:list-item>
          <text:p text:style-name="P306">asinh(double)</text:p>
        </text:list-item>
        <text:list-item>
          <text:p text:style-name="P306">acosh(double)</text:p>
        </text:list-item>
        <text:list-item>
          <text:p text:style-name="P306">atanh(double)</text:p>
        </text:list-item>
        <text:list-item>
          <text:p text:style-name="P306">pow(double,int)</text:p>
        </text:list-item>
      </text:list>
      <text:p text:style-name="P174">The following methods are found in Math/StrictMath since 1.6 only, they are provided by FastMath even in 1.5 Java virtual machines</text:p>
      <text:list xml:id="list6880828244289225501" text:style-name="L29">
        <text:list-item>
          <text:p text:style-name="P307">copySign(double, double)</text:p>
        </text:list-item>
        <text:list-item>
          <text:p text:style-name="P307"><text:soft-page-break/>getExponent(double)</text:p>
        </text:list-item>
        <text:list-item>
          <text:p text:style-name="P307">nextAfter(double,double)</text:p>
        </text:list-item>
        <text:list-item>
          <text:p text:style-name="P307">nextUp(double)</text:p>
        </text:list-item>
        <text:list-item>
          <text:p text:style-name="P307">scalb(double, int)</text:p>
        </text:list-item>
        <text:list-item>
          <text:p text:style-name="P307">copySign(float, float)</text:p>
        </text:list-item>
        <text:list-item>
          <text:p text:style-name="P307">getExponent(float)</text:p>
        </text:list-item>
        <text:list-item>
          <text:p text:style-name="P307">nextAfter(float,double)</text:p>
        </text:list-item>
        <text:list-item>
          <text:p text:style-name="P307">nextUp(float)</text:p>
        </text:list-item>
        <text:list-item>
          <text:p text:style-name="P307">scalb(float, int)</text:p>
        </text:list-item>
      </text:list>
      <text:h text:style-name="P341" text:outline-level="3" text:is-list-header="true"><text:bookmark-start text:name="__RefHeading___Toc32481_1949149028"/>Miscellaneous<text:bookmark-end text:name="__RefHeading___Toc32481_1949149028"/><text:bookmark text:name="a6.7_Miscellaneous"/></text:h>
      <text:p text:style-name="P138"><text:span text:style-name="T76">The </text:span><text:a xlink:type="simple" xlink:href="http://commons.apache.org/proper/commons-math/apidocs/org/apache/commons/math3/util/MultidimensionalCounter.html" text:style-name="Internet_20_link" text:visited-style-name="Visited_20_Internet_20_Link"><text:span text:style-name="T94">MultidimensionalCounter</text:span></text:a><text:span text:style-name="T76"> is a utility class that converts a set of indices (identifying points in a multidimensional space) to a single index (e.g. identifying a location in a one-dimensional array.</text:span></text:p>
      <text:p text:style-name="P66"/>
      <text:p text:style-name="P71"/>
      <text:p text:style-name="P71"/>
      <text:p text:style-name="P71"/>
      <text:h text:style-name="P358" text:outline-level="2"><text:bookmark-start text:name="__RefHeading___Toc32483_1949149028"/><text:alphabetical-index-mark-start text:id="IMark71991896"/>Complex Numbers<text:bookmark-end text:name="__RefHeading___Toc32483_1949149028"/><text:alphabetical-index-mark-end text:id="IMark71991896"/></text:h>
      <text:p text:style-name="P70"/>
      <text:p text:style-name="P70">Overview</text:p>
      <text:p text:style-name="P204">The complex packages provides a complex number type as well as complex versions of common transcendental functions and complex number formatting.</text:p>
      <text:p text:style-name="P204"/>
      <text:p text:style-name="P205">Complex Numbers<text:bookmark text:name="a7.2_Complex_Numbers"/></text:p>
      <text:p text:style-name="P209"><text:a xlink:type="simple" xlink:href="http://commons.apache.org/proper/commons-math/apidocs/org/apache/commons/math3/complex/Complex.html" text:style-name="Internet_20_link" text:visited-style-name="Visited_20_Internet_20_Link"><text:span text:style-name="T92">Complex</text:span></text:a><text:span text:style-name="T82"> provides a complex number type that forms the basis for the complex functionality found in commons-math.</text:span></text:p>
      <text:p text:style-name="P209"><text:span text:style-name="T82">Complex functions and arithmetic operations are implemented in commons-math by applying standard computational formulas and following the rules for </text:span><text:span text:style-name="Teletype"><text:span text:style-name="T82">java.lang.Double </text:span></text:span><text:span text:style-name="T82">arithmetic in handling infinite and </text:span><text:span text:style-name="Teletype"><text:span text:style-name="T82">NaN</text:span></text:span><text:span text:style-name="T82"> values. No attempt is made to comply with ANSII/IEC C99x Annex G or any other standard for Complex arithmetic. See the class and method javadocs for the </text:span><text:a xlink:type="simple" xlink:href="http://commons.apache.org/proper/commons-math/apidocs/org/apache/commons/math3/complex/Complex.html" text:style-name="Internet_20_link" text:visited-style-name="Visited_20_Internet_20_Link"><text:span text:style-name="T92">Complex</text:span></text:a><text:span text:style-name="T82"> and </text:span><text:a xlink:type="simple" xlink:href="http://commons.apache.org/proper/commons-math/apidocs/org/apache/commons/math3/complex/ComplexUtils.html" text:style-name="Internet_20_link" text:visited-style-name="Visited_20_Internet_20_Link"><text:span text:style-name="T92">ComplexUtils</text:span></text:a><text:span text:style-name="T82"> classes for details on computing formulas.</text:span></text:p>
      <text:p text:style-name="P192">To create a complex number, simply call the constructor passing in two floating-point arguments, the first being the real part of the complex number and the second being the imaginary part:</text:p>
      <text:p text:style-name="P192"/>
      <text:p text:style-name="P197">import org.apache.commons.math3.complex.*</text:p>
      <text:p text:style-name="P197">c = new Complex(1.0, 3.0)</text:p>
      <text:p text:style-name="P247"/>
      <text:p text:style-name="P209"><text:span text:style-name="T82">Complex numbers may also be created from polar representations using the </text:span><text:span text:style-name="Teletype"><text:span text:style-name="T86">polar2Complex</text:span></text:span><text:span text:style-name="T86"> <text:s/></text:span><text:span text:style-name="T82">method in </text:span><text:span text:style-name="Teletype"><text:span text:style-name="T82">ComplexUtils</text:span></text:span><text:span text:style-name="T82">.</text:span></text:p>
      <text:p text:style-name="P209"><text:soft-page-break/><text:span text:style-name="T82">The </text:span><text:span text:style-name="Teletype"><text:span text:style-name="T82">Complex</text:span></text:span><text:span text:style-name="T82"> class provides basic unary and binary complex number operations. These operations provide the means to add, subtract, multiply and divide complex numbers along with other complex number functions similar to the real number functions found in</text:span><text:span text:style-name="Teletype"><text:span text:style-name="T82">java.math.BigDecimal</text:span></text:span><text:span text:style-name="T82">:</text:span></text:p>
      <text:p text:style-name="P198"/>
      <text:p text:style-name="P198">lhs = new Complex(1.0, 3.0)</text:p>
      <text:p text:style-name="P198">rhs = new Complex(2.0, 5.0)</text:p>
      <text:p text:style-name="P198">answer = lhs.add(rhs) <text:s text:c="6"/>// add two complex numbers</text:p>
      <text:p text:style-name="P198">answer = lhs.subtract(rhs) <text:s/>// subtract two complex numbers</text:p>
      <text:p text:style-name="P198">answer = lhs.abs() <text:s text:c="9"/>// absolute value</text:p>
      <text:p text:style-name="P198">answer = lhs.conjugate(rhs) // complex conjugate</text:p>
      <text:p text:style-name="P194"/>
      <text:p text:style-name="P209"><text:span text:style-name="T84">Complex Transcendental Functions</text:span><text:span text:style-name="T95">s</text:span><text:bookmark text:name="a7.3_Complex_Transcendental_Functions"/></text:p>
      <text:p text:style-name="P209"><text:a xlink:type="simple" xlink:href="http://commons.apache.org/proper/commons-math/apidocs/org/apache/commons/math3/complex/Complex.html" text:style-name="Internet_20_link" text:visited-style-name="Visited_20_Internet_20_Link"><text:span text:style-name="T92">Complex</text:span></text:a><text:span text:style-name="T82"> also provides implementations of several transcendental functions involving complex number arguments. Prior to version 1.2, these functions were provided by </text:span><text:a xlink:type="simple" xlink:href="http://commons.apache.org/proper/commons-math/apidocs/org/apache/commons/math3/complex/ComplexUtils.html" text:style-name="Internet_20_link" text:visited-style-name="Visited_20_Internet_20_Link"><text:span text:style-name="T92">ComplexUtils</text:span></text:a><text:span text:style-name="T82"> in a way similar to the real number functions found in </text:span><text:span text:style-name="Teletype"><text:span text:style-name="T82">java.lang.Math</text:span></text:span><text:span text:style-name="T82">, but this has been deprecated. These operations provide the means to compute the log, sine, tangent, and other complex values :</text:span></text:p>
      <text:p text:style-name="P198"/>
      <text:p text:style-name="P198">first <text:s/>= new Complex(1.0, 3.0)</text:p>
      <text:p text:style-name="P198">second = new Complex(2.0, 5.0)</text:p>
      <text:p text:style-name="P198">answer = first.log() <text:s text:c="7"/>// natural logarithm.</text:p>
      <text:p text:style-name="P198">answer = first.cos() <text:s text:c="7"/>// cosine</text:p>
      <text:p text:style-name="P198"><text:soft-page-break/>answer = first.pow(second) <text:s/>// first raised to the power of second</text:p>
      <text:p text:style-name="P198"/>
      <text:p text:style-name="P196">Complex Formatting and Parsing</text:p>
      <text:p text:style-name="P258"><text:bookmark text:name="a7.4_Complex_Formatting_and_Parsing"/></text:p>
      <text:p text:style-name="P207"><text:span text:style-name="Teletype"><text:span text:style-name="T82">Complex</text:span></text:span><text:span text:style-name="T82"> instances can be converted to and from strings using the</text:span><text:a xlink:type="simple" xlink:href="http://commons.apache.org/proper/commons-math/apidocs/org/apache/commons/math3/complex/ComplexFormat.html" text:style-name="Internet_20_link" text:visited-style-name="Visited_20_Internet_20_Link"><text:span text:style-name="T92"> ComplexFormat</text:span></text:a><text:span text:style-name="T82"> class.</text:span><text:span text:style-name="Teletype"><text:span text:style-name="T82">ComplexFormat</text:span></text:span><text:span text:style-name="T82"> is a </text:span><text:span text:style-name="Teletype"><text:span text:style-name="T82">java.text.Format</text:span></text:span><text:span text:style-name="T82"> extension and, as such, is used like other formatting objects (e.g. </text:span><text:span text:style-name="Teletype"><text:span text:style-name="T82">java.text.SimpleDateFormat</text:span></text:span><text:span text:style-name="T82">):</text:span></text:p>
      <text:p text:style-name="P246"><text:span text:style-name="T110">ComplexFormat</text:span> format <text:span text:style-name="T97">=</text:span> <text:span text:style-name="T106">new</text:span> <text:span text:style-name="T110">ComplexFormat</text:span><text:span text:style-name="T97">();</text:span> <text:span text:style-name="T103">// default format</text:span></text:p>
      <text:p text:style-name="P246"><text:span text:style-name="T110">Complex</text:span> c <text:span text:style-name="T97">=</text:span> <text:span text:style-name="T106">new</text:span> <text:span text:style-name="T110">Complex</text:span><text:span text:style-name="T97">(</text:span><text:span text:style-name="T100">1.1111</text:span><text:span text:style-name="T97">,</text:span> <text:span text:style-name="T100">2.2222</text:span><text:span text:style-name="T97">);</text:span></text:p>
      <text:p text:style-name="P246"><text:span text:style-name="T110">String</text:span> s <text:span text:style-name="T97">=</text:span> format<text:span text:style-name="T97">.</text:span>format<text:span text:style-name="T97">(</text:span>c<text:span text:style-name="T97">);</text:span> <text:span text:style-name="T103">// s contains "1.11 + 2.22i"</text:span></text:p>
      <text:p text:style-name="P207"><text:span text:style-name="T82">To customize the formatting output, one or two </text:span><text:span text:style-name="Teletype"><text:span text:style-name="T82">java.text.NumberFormat</text:span></text:span><text:span text:style-name="T82"> instances can be used to construct a </text:span><text:span text:style-name="Teletype"><text:span text:style-name="T82">ComplexFormat</text:span></text:span><text:span text:style-name="T82">. These number formats control the formatting of the real and imaginary values of the complex number:</text:span></text:p>
      <text:p text:style-name="P246"><text:span text:style-name="T110">NumberFormat</text:span> nf <text:span text:style-name="T97">=</text:span> <text:span text:style-name="T110">NumberFormat</text:span><text:span text:style-name="T97">.</text:span>getInstance<text:span text:style-name="T97">();</text:span></text:p>
      <text:p text:style-name="P246">nf<text:span text:style-name="T97">.</text:span>setMinimumFractionDigits<text:span text:style-name="T97">(</text:span><text:span text:style-name="T100">3</text:span><text:span text:style-name="T97">);</text:span></text:p>
      <text:p text:style-name="P246">nf<text:span text:style-name="T97">.</text:span>setMaximumFractionDigits<text:span text:style-name="T97">(</text:span><text:span text:style-name="T100">3</text:span><text:span text:style-name="T97">);</text:span></text:p>
      <text:p text:style-name="P254">// create complex format with custom number format</text:p>
      <text:p text:style-name="P254">// when one number format is used, both real and</text:p>
      <text:p text:style-name="P254">// imaginary parts are formatted the same</text:p>
      <text:p text:style-name="P246"><text:span text:style-name="T110">ComplexFormat</text:span> cf <text:span text:style-name="T97">=</text:span> <text:span text:style-name="T106">new</text:span> <text:span text:style-name="T110">ComplexFormat</text:span><text:span text:style-name="T97">(</text:span>nf<text:span text:style-name="T97">);</text:span></text:p>
      <text:p text:style-name="P246"><text:span text:style-name="T110">Complex</text:span> c <text:span text:style-name="T97">=</text:span> <text:span text:style-name="T106">new</text:span> <text:span text:style-name="T110">Complex</text:span><text:span text:style-name="T97">(</text:span><text:span text:style-name="T100">1.11</text:span><text:span text:style-name="T97">,</text:span> <text:span text:style-name="T100">2.2222</text:span><text:span text:style-name="T97">);</text:span></text:p>
      <text:p text:style-name="P246"><text:span text:style-name="T110">String</text:span> s <text:span text:style-name="T97">=</text:span> format<text:span text:style-name="T97">.</text:span>format<text:span text:style-name="T97">(</text:span>c<text:span text:style-name="T97">);</text:span> <text:span text:style-name="T103">// s contains "1.110 + 2.222i"</text:span></text:p>
      <text:p text:style-name="P246"><text:span text:style-name="T110">NumberFormat</text:span> nf2 <text:span text:style-name="T97">=</text:span> <text:span text:style-name="T110">NumberFormat</text:span><text:span text:style-name="T97">.</text:span>getInstance<text:span text:style-name="T97">();</text:span></text:p>
      <text:p text:style-name="P246">nf<text:span text:style-name="T97">.</text:span>setMinimumFractionDigits<text:span text:style-name="T97">(</text:span><text:span text:style-name="T100">1</text:span><text:span text:style-name="T97">);</text:span></text:p>
      <text:p text:style-name="P246">nf<text:span text:style-name="T97">.</text:span>setMaximumFractionDigits<text:span text:style-name="T97">(</text:span><text:span text:style-name="T100">1</text:span><text:span text:style-name="T97">);</text:span></text:p>
      <text:p text:style-name="P254">// create complex format with custom number formats</text:p>
      <text:p text:style-name="P246">cf <text:span text:style-name="T97">=</text:span> <text:span text:style-name="T106">new</text:span> <text:span text:style-name="T110">ComplexFormat</text:span><text:span text:style-name="T97">(</text:span>nf<text:span text:style-name="T97">,</text:span> nf2<text:span text:style-name="T97">);</text:span></text:p>
      <text:p text:style-name="P246">s <text:span text:style-name="T97">=</text:span> format<text:span text:style-name="T97">.</text:span>format<text:span text:style-name="T97">(</text:span>c<text:span text:style-name="T97">);</text:span> <text:span text:style-name="T103">// s contains "1.110 + 2.2i"</text:span></text:p>
      <text:p text:style-name="P207"><text:soft-page-break/><text:span text:style-name="T82">Another formatting customization provided by </text:span><text:span text:style-name="Teletype"><text:span text:style-name="T82">ComplexFormat</text:span></text:span><text:span text:style-name="T82"> is the text used for the imaginary designation. By default, the imaginary notation is "i" but, it can be manipulated using the </text:span><text:span text:style-name="Teletype"><text:span text:style-name="T82">setImaginaryCharacter</text:span></text:span><text:span text:style-name="T82"> method.</text:span></text:p>
      <text:p text:style-name="P207"><text:span text:style-name="T82">Formatting inverse operation, parsing, can also be performed by </text:span><text:span text:style-name="Teletype"><text:span text:style-name="T82">ComplexFormat</text:span></text:span><text:span text:style-name="T82">. Parse a complex number from a string, simply call the </text:span><text:span text:style-name="Teletype"><text:span text:style-name="T82">parse</text:span></text:span><text:span text:style-name="T82"> method:</text:span></text:p>
      <text:p text:style-name="P246"><text:span text:style-name="T110">ComplexFormat</text:span> cf <text:span text:style-name="T97">=</text:span> <text:span text:style-name="T106">new</text:span> <text:span text:style-name="T110">ComplexFormat</text:span><text:span text:style-name="T97">();</text:span></text:p>
      <text:p text:style-name="P246"><text:span text:style-name="T110">Complex</text:span> c <text:span text:style-name="T97">=</text:span> cf<text:span text:style-name="T97">.</text:span>parse<text:span text:style-name="T97">(</text:span><text:span text:style-name="T114">"1.110 + 2.222i"</text:span><text:span text:style-name="T97">);</text:span></text:p>
      <text:p text:style-name="Text_20_body"/>
      <text:p text:style-name="Text_20_body"/>
      <text:p text:style-name="Text_20_body"/>
      <text:p text:style-name="P127"/>
      <text:section text:style-name="Sect1" text:name="bodyColumn">
        <text:section text:style-name="Sect1" text:name="contentBox">
          <text:h text:style-name="Heading_20_3" text:outline-level="3"><text:bookmark-start text:name="__RefHeading___Toc32485_1949149028"/>Probability Distributions<text:bookmark-end text:name="__RefHeading___Toc32485_1949149028"/><text:bookmark text:name="a8_Probability_Distributions"/></text:h>
          <text:h text:style-name="P343" text:outline-level="3"><text:bookmark-start text:name="__RefHeading___Toc32487_1949149028"/>8.1 Overview<text:bookmark-end text:name="__RefHeading___Toc32487_1949149028"/><text:bookmark text:name="a8.1_Overview"/></text:h>
          <text:p text:style-name="P220">The distributions package provide a framework for some commonly used probability distributions.</text:p>
          <text:h text:style-name="P343" text:outline-level="3"><text:bookmark-start text:name="__RefHeading___Toc32489_1949149028"/>8.2 Distribution Framework<text:bookmark-end text:name="__RefHeading___Toc32489_1949149028"/><text:bookmark text:name="a8.2_Distribution_Framework"/></text:h>
          <text:p text:style-name="P220">The distribution framework provides the means to compute probability density function (PDF) probabilities and cumulative distribution function (CDF) probabilities for common probability distributions. Along with the direct computation of PDF and CDF probabilities, the framework also allows for the computation of inverse PDF and inverse CDF values.</text:p>
          <text:p text:style-name="P221"><text:span text:style-name="T82">Using a distribution object, PDF and CDF probabilities are easily computed using the</text:span><text:span text:style-name="Teletype"><text:span text:style-name="T82">cumulativeProbability</text:span></text:span><text:span text:style-name="T82"> methods. For a distribution </text:span><text:span text:style-name="Teletype"><text:span text:style-name="T82">X</text:span></text:span><text:span text:style-name="T82">, and a domain value, </text:span><text:span text:style-name="Teletype"><text:span text:style-name="T82">x</text:span></text:span><text:span text:style-name="T82">,</text:span><text:span text:style-name="Teletype"><text:span text:style-name="T82">cumulativeProbability</text:span></text:span><text:span text:style-name="T82"> computes </text:span><text:span text:style-name="Teletype"><text:span text:style-name="T82">P(X &lt;= x)</text:span></text:span><text:span text:style-name="T82"> (i.e. the lower tail probability of </text:span><text:span text:style-name="Teletype"><text:span text:style-name="T82">X</text:span></text:span><text:span text:style-name="T82">).</text:span></text:p>
          <text:p text:style-name="P259"><text:span text:style-name="T110">TDistribution</text:span> t <text:span text:style-name="T97">=</text:span> <text:span text:style-name="T106">new</text:span> <text:span text:style-name="T110">TDistribution</text:span><text:span text:style-name="T97">(</text:span><text:span text:style-name="T100">29</text:span><text:span text:style-name="T97">);</text:span></text:p>
          <text:p text:style-name="P259"><text:span text:style-name="T106">double</text:span> lowerTail <text:span text:style-name="T97">=</text:span> t<text:span text:style-name="T97">.</text:span>cumulativeProbability<text:span text:style-name="T97">(-</text:span><text:span text:style-name="T100">2.656</text:span><text:span text:style-name="T97">);</text:span> <text:s text:c="4"/><text:span text:style-name="T103">// P(T &lt;= -2.656)</text:span></text:p>
          <text:p text:style-name="P259"><text:span text:style-name="T106">double</text:span> upperTail <text:span text:style-name="T97">=</text:span> <text:span text:style-name="T100">1.0</text:span> <text:span text:style-name="T97">-</text:span> t<text:span text:style-name="T97">.</text:span>cumulativeProbability<text:span text:style-name="T97">(</text:span><text:span text:style-name="T100">2.75</text:span><text:span text:style-name="T97">);</text:span> <text:span text:style-name="T103">// P(T &gt;= 2.75)</text:span></text:p>
          <text:p text:style-name="P221"><text:span text:style-name="T82">The inverse PDF and CDF values are just as easily computed using the</text:span><text:span text:style-name="Teletype"><text:span text:style-name="T82">inverseCumulativeProbability</text:span></text:span><text:span text:style-name="T82"> methods. For a distribution </text:span><text:span text:style-name="Teletype"><text:span text:style-name="T82">X</text:span></text:span><text:span text:style-name="T82">, and a probability, </text:span><text:span text:style-name="Teletype"><text:span text:style-name="T82">p</text:span></text:span><text:span text:style-name="T82">,</text:span><text:span text:style-name="Teletype"><text:span text:style-name="T82">inverseCumulativeProbability</text:span></text:span><text:span text:style-name="T82"> computes the domain value </text:span><text:span text:style-name="Teletype"><text:span text:style-name="T82">x</text:span></text:span><text:span text:style-name="T82">, such that:</text:span></text:p>
          <text:list xml:id="list1788546181871272921" text:style-name="L30">
            <text:list-item>
              <text:p text:style-name="P331"><text:span text:style-name="Teletype"><text:span text:style-name="T82">P(X &lt;= x) = p</text:span></text:span><text:span text:style-name="T82">, for continuous distributions</text:span></text:p>
            </text:list-item>
            <text:list-item>
              <text:p text:style-name="P331"><text:span text:style-name="Teletype"><text:span text:style-name="T82">P(X &lt;= x) &lt;= p</text:span></text:span><text:span text:style-name="T82">, for discrete distributions</text:span></text:p>
            </text:list-item>
          </text:list>
          <text:p text:style-name="P222"><text:soft-page-break/>Notice the different cases for continuous and discrete distributions. This is the result of PDFs not being invertible functions. As such, for discrete distributions, an exact domain value can not be returned. Only the "best" domain value. For Commons-Math, the "best" domain value is determined by the largest domain value whose cumulative probability is less-than or equal to the given probability.</text:p>
          <text:h text:style-name="P343" text:outline-level="3"><text:bookmark-start text:name="__RefHeading___Toc32491_1949149028"/>8.3 User Defined Distributions<text:bookmark-end text:name="__RefHeading___Toc32491_1949149028"/><text:bookmark text:name="a8.3_User_Defined_Distributions"/></text:h>
          <text:p text:style-name="P221"><text:span text:style-name="T82">Since there are numerous distributions and Commons-Math only directly supports a handful, it may be necessary to extend the distribution framework to satisfy individual needs. It is recommended that the </text:span><text:a xlink:type="simple" xlink:href="http://commons.apache.org/proper/commons-math/apidocs/org/apache/commons/math3/distribution/Distribution.html" text:style-name="Internet_20_link" text:visited-style-name="Visited_20_Internet_20_Link"><text:span text:style-name="T92">Distribution</text:span></text:a><text:span text:style-name="T82">, </text:span><text:a xlink:type="simple" xlink:href="http://commons.apache.org/proper/commons-math/apidocs/org/apache/commons/math3/distribution/ContinuousDistribution.html" text:style-name="Internet_20_link" text:visited-style-name="Visited_20_Internet_20_Link"><text:span text:style-name="T92">ContinuousDistribution</text:span></text:a><text:span text:style-name="T82">,</text:span><text:a xlink:type="simple" xlink:href="http://commons.apache.org/proper/commons-math/apidocs/org/apache/commons/math3/distribution/DiscreteDistribution.html" text:style-name="Internet_20_link" text:visited-style-name="Visited_20_Internet_20_Link"><text:span text:style-name="T92">DiscreteDistribution</text:span></text:a><text:span text:style-name="T82">, and </text:span><text:a xlink:type="simple" xlink:href="http://commons.apache.org/proper/commons-math/apidocs/org/apache/commons/math3/distribution/IntegerDistribution.html" text:style-name="Internet_20_link" text:visited-style-name="Visited_20_Internet_20_Link"><text:span text:style-name="T92">IntegerDistribution</text:span></text:a><text:span text:style-name="T82"> interfaces serve as base types for any extension. These serve as the basis for all the distributions directly supported by Commons-Math and using those interfaces for implementation purposes will ensure any extension is compatible with the remainder of Commons-Math. To aid in implementing a distribution extension, the </text:span><text:a xlink:type="simple" xlink:href="http://commons.apache.org/proper/commons-math/apidocs/org/apache/commons/math3/distribution/AbstractDistribution.html" text:style-name="Internet_20_link" text:visited-style-name="Visited_20_Internet_20_Link"><text:span text:style-name="T92">AbstractDistribution</text:span></text:a><text:span text:style-name="T82">, </text:span><text:a xlink:type="simple" xlink:href="http://commons.apache.org/proper/commons-math/apidocs/org/apache/commons/math3/distribution/AbstractContinuousDistribution.html" text:style-name="Internet_20_link" text:visited-style-name="Visited_20_Internet_20_Link"><text:span text:style-name="T92">AbstractContinuousDistribution</text:span></text:a><text:span text:style-name="T82">, and</text:span><text:a xlink:type="simple" xlink:href="http://commons.apache.org/proper/commons-math/apidocs/org/apache/commons/math3/distribution/AbstractIntegerDistribution.html" text:style-name="Internet_20_link" text:visited-style-name="Visited_20_Internet_20_Link"><text:span text:style-name="T92">AbstractIntegerDistribution</text:span></text:a><text:span text:style-name="T82"> provide implementation building blocks and offer basic distribution functionality. By extending these abstract classes directly, much of the repetitive distribution implementation is already developed and should save time and effort in developing user-defined distributions.</text:span></text:p>
          <text:p text:style-name="P220"/>
          <text:p text:style-name="P220"/>
        </text:section>
      </text:section>
      <text:section text:style-name="Sect1" text:name="footer">
        <text:p text:style-name="P118"><text:line-break/></text:p>
      </text:section>
      <text:p text:style-name="Text_20_body"/>
      <text:p text:style-name="Text_20_body"/>
      <text:p text:style-name="Text_20_body"><text:soft-page-break/></text:p>
      <text:p text:style-name="P129"/>
      <text:h text:style-name="Heading_20_1" text:outline-level="1"><text:bookmark-start text:name="__RefHeading___Toc32493_1949149028"/>Fractions<text:bookmark-end text:name="__RefHeading___Toc32493_1949149028"/></text:h>
      <text:p text:style-name="Text_20_body"/>
      <text:h text:style-name="P337" text:outline-level="3"><text:bookmark-start text:name="__RefHeading___Toc32495_1949149028"/>9.1 Overview<text:bookmark-end text:name="__RefHeading___Toc32495_1949149028"/><text:bookmark text:name="a9.1_Overview"/></text:h>
      <text:p text:style-name="P192">The fraction packages provides a fraction number type as well as fraction number formatting.</text:p>
      <text:h text:style-name="P339" text:outline-level="3"><text:bookmark-start text:name="__RefHeading___Toc32497_1949149028"/>9.2 Fraction Numbers<text:bookmark-end text:name="__RefHeading___Toc32497_1949149028"/><text:bookmark text:name="a9.2_Fraction_Numbers"/></text:h>
      <text:p text:style-name="P207"><text:a xlink:type="simple" xlink:href="http://commons.apache.org/proper/commons-math/apidocs/org/apache/commons/math3/fraction/Fraction.html" text:style-name="Internet_20_link" text:visited-style-name="Visited_20_Internet_20_Link"><text:span text:style-name="T92">Fraction</text:span></text:a><text:span text:style-name="T82"> and </text:span><text:a xlink:type="simple" xlink:href="http://commons.apache.org/proper/commons-math/apidocs/org/apache/commons/math3/fraction/BigFraction.html" text:style-name="Internet_20_link" text:visited-style-name="Visited_20_Internet_20_Link"><text:span text:style-name="T92">BigFraction</text:span></text:a><text:span text:style-name="T82"> provide fraction number type that forms the basis for the fraction functionality found in Commons-Math. The former one can be used for fractions whose numerators and denominators are small enough to fit in an int (taking care of intermediate values) while the second class should be used when there is a risk the numerator and denominator grow very large.</text:span></text:p>
      <text:p text:style-name="P192">A fraction number, can be built from two integer arguments representing numerator and denominator or from a double which will be approximated:</text:p>
      <text:p text:style-name="P246"><text:span text:style-name="T110">Fraction</text:span> f <text:span text:style-name="T97">=</text:span> <text:span text:style-name="T106">new</text:span> <text:span text:style-name="T110">Fraction</text:span><text:span text:style-name="T97">(</text:span><text:span text:style-name="T100">1</text:span><text:span text:style-name="T97">,</text:span> <text:span text:style-name="T100">3</text:span><text:span text:style-name="T97">);</text:span> <text:span text:style-name="T103">// 1 / 3</text:span></text:p>
      <text:p text:style-name="P246"><text:span text:style-name="T110">Fraction</text:span> g <text:span text:style-name="T97">=</text:span> <text:span text:style-name="T106">new</text:span> <text:span text:style-name="T110">Fraction</text:span><text:span text:style-name="T97">(</text:span><text:span text:style-name="T100">0.25</text:span><text:span text:style-name="T97">);</text:span> <text:span text:style-name="T103">// 1 / 4</text:span></text:p>
      <text:p text:style-name="P192">Of special note with fraction construction, when a fraction is created it is always reduced to lowest terms.</text:p>
      <text:p text:style-name="P207"><text:span text:style-name="T82">The </text:span><text:span text:style-name="Teletype"><text:span text:style-name="T82">Fraction</text:span></text:span><text:span text:style-name="T82"> class provides many unary and binary fraction operations. These operations provide the means to add, subtract, multiple and, divide fractions along with other functions similar to the real number functions found in </text:span><text:span text:style-name="Teletype"><text:span text:style-name="T82">java.math.BigDecimal</text:span></text:span><text:span text:style-name="T82">:</text:span></text:p>
      <text:p text:style-name="P246"><text:span text:style-name="T110">Fraction</text:span> lhs <text:span text:style-name="T97">=</text:span> <text:span text:style-name="T106">new</text:span> <text:span text:style-name="T110">Fraction</text:span><text:span text:style-name="T97">(</text:span><text:span text:style-name="T100">1</text:span><text:span text:style-name="T97">,</text:span> <text:span text:style-name="T100">3</text:span><text:span text:style-name="T97">);</text:span></text:p>
      <text:p text:style-name="P246"><text:span text:style-name="T110">Fraction</text:span> rhs <text:span text:style-name="T97">=</text:span> <text:span text:style-name="T106">new</text:span> <text:span text:style-name="T110">Fraction</text:span><text:span text:style-name="T97">(</text:span><text:span text:style-name="T100">2</text:span><text:span text:style-name="T97">,</text:span> <text:span text:style-name="T100">5</text:span><text:span text:style-name="T97">);</text:span></text:p>
      <text:p text:style-name="P246"><text:span text:style-name="T110">Fraction</text:span> answer <text:span text:style-name="T97">=</text:span> lhs<text:span text:style-name="T97">.</text:span>add<text:span text:style-name="T97">(</text:span>rhs<text:span text:style-name="T97">);</text:span> <text:s text:c="4"/><text:span text:style-name="T103">// add two fractions</text:span></text:p>
      <text:p text:style-name="P248"><text:s text:c="8"/><text:span text:style-name="T113">answer </text:span><text:span text:style-name="T98">=</text:span><text:span text:style-name="T113"> lhs</text:span><text:span text:style-name="T98">.</text:span><text:span text:style-name="T113">subtract</text:span><text:span text:style-name="T98">(</text:span><text:span text:style-name="T113">rhs</text:span><text:span text:style-name="T98">);</text:span><text:span text:style-name="T113"> </text:span><text:span text:style-name="T104">// subtract two fractions</text:span></text:p>
      <text:p text:style-name="P248"><text:soft-page-break/><text:s text:c="8"/><text:span text:style-name="T113">answer </text:span><text:span text:style-name="T98">=</text:span><text:span text:style-name="T113"> lhs</text:span><text:span text:style-name="T98">.</text:span><text:span text:style-name="T113">abs</text:span><text:span text:style-name="T98">();</text:span><text:span text:style-name="T113"> <text:s text:c="8"/></text:span><text:span text:style-name="T104">// absolute value</text:span></text:p>
      <text:p text:style-name="P248"><text:s text:c="8"/><text:span text:style-name="T113">answer </text:span><text:span text:style-name="T98">=</text:span><text:span text:style-name="T113"> lhs</text:span><text:span text:style-name="T98">.</text:span><text:span text:style-name="T113">reciprocal</text:span><text:span text:style-name="T98">();</text:span><text:span text:style-name="T113"> <text:s/></text:span><text:span text:style-name="T104">// reciprocal of lhs</text:span></text:p>
      <text:p text:style-name="P192">Like fraction construction, for each of the fraction functions, the resulting fraction is reduced to lowest terms.</text:p>
      <text:h text:style-name="P339" text:outline-level="3"><text:bookmark-start text:name="__RefHeading___Toc32499_1949149028"/>9.3 Fraction Formatting and Parsing<text:bookmark-end text:name="__RefHeading___Toc32499_1949149028"/><text:bookmark text:name="a9.3_Fraction_Formatting_and_Parsing"/></text:h>
      <text:p text:style-name="P207"><text:span text:style-name="Teletype"><text:span text:style-name="T82">Fraction</text:span></text:span><text:span text:style-name="T82"> instances can be converted to and from strings using the</text:span><text:a xlink:type="simple" xlink:href="http://commons.apache.org/proper/commons-math/apidocs/org/apache/commons/math3/fraction/FractionFormat.html" text:style-name="Internet_20_link" text:visited-style-name="Visited_20_Internet_20_Link"><text:span text:style-name="T92"> FractionFormat</text:span></text:a><text:span text:style-name="T82">class. </text:span><text:span text:style-name="Teletype"><text:span text:style-name="T82">FractionFormat</text:span></text:span><text:span text:style-name="T82"> is a </text:span><text:span text:style-name="Teletype"><text:span text:style-name="T82">java.text.Format</text:span></text:span><text:span text:style-name="T82"> extension and, as such, is used like other formatting objects (e.g. </text:span><text:span text:style-name="Teletype"><text:span text:style-name="T82">java.text.SimpleDateFormat</text:span></text:span><text:span text:style-name="T82">):</text:span></text:p>
      <text:p text:style-name="P246"><text:span text:style-name="T110">FractionFormat</text:span> format <text:span text:style-name="T97">=</text:span> <text:span text:style-name="T106">new</text:span> <text:span text:style-name="T110">FractionFormat</text:span><text:span text:style-name="T97">();</text:span> <text:span text:style-name="T103">// default format</text:span></text:p>
      <text:p text:style-name="P246"><text:span text:style-name="T110">Fraction</text:span> f <text:span text:style-name="T97">=</text:span> <text:span text:style-name="T106">new</text:span> <text:span text:style-name="T110">Fraction</text:span><text:span text:style-name="T97">(</text:span><text:span text:style-name="T100">2</text:span><text:span text:style-name="T97">,</text:span> <text:span text:style-name="T100">4</text:span><text:span text:style-name="T97">);</text:span></text:p>
      <text:p text:style-name="P246"><text:span text:style-name="T110">String</text:span> s <text:span text:style-name="T97">=</text:span> format<text:span text:style-name="T97">.</text:span>format<text:span text:style-name="T97">(</text:span>f<text:span text:style-name="T97">);</text:span> <text:span text:style-name="T103">// s contains "1 / 2", note the reduced fraction</text:span></text:p>
      <text:p text:style-name="P207"><text:span text:style-name="T82">To customize the formatting output, one or two </text:span><text:span text:style-name="Teletype"><text:span text:style-name="T82">java.text.NumberFormat</text:span></text:span><text:span text:style-name="T82"> instances can be used to construct a </text:span><text:span text:style-name="Teletype"><text:span text:style-name="T82">FractionFormat</text:span></text:span><text:span text:style-name="T82">. These number formats control the formatting of the numerator and denominator of the fraction:</text:span></text:p>
      <text:p text:style-name="P246"><text:span text:style-name="T110">NumberFormat</text:span> nf <text:span text:style-name="T97">=</text:span> <text:span text:style-name="T110">NumberFormat</text:span><text:span text:style-name="T97">.</text:span>getInstance<text:span text:style-name="T97">(</text:span><text:span text:style-name="T110">Locale</text:span><text:span text:style-name="T97">.</text:span>FRANCE<text:span text:style-name="T97">);</text:span></text:p>
      <text:p text:style-name="P254">// create fraction format with custom number format</text:p>
      <text:p text:style-name="P254">// when one number format is used, both numerator and</text:p>
      <text:p text:style-name="P254">// denominator are formatted the same</text:p>
      <text:p text:style-name="P246"><text:span text:style-name="T110">FractionFormat</text:span> format <text:span text:style-name="T97">=</text:span> <text:span text:style-name="T106">new</text:span> <text:span text:style-name="T110">FractionFormat</text:span><text:span text:style-name="T97">(</text:span>nf<text:span text:style-name="T97">);</text:span></text:p>
      <text:p text:style-name="P246"><text:span text:style-name="T110">Fraction</text:span> f <text:span text:style-name="T97">=</text:span> <text:span text:style-name="T106">new</text:span> <text:span text:style-name="T110">Fraction</text:span><text:span text:style-name="T97">(</text:span><text:span text:style-name="T100">2000</text:span><text:span text:style-name="T97">,</text:span> <text:span text:style-name="T100">3333</text:span><text:span text:style-name="T97">);</text:span></text:p>
      <text:p text:style-name="P246"><text:span text:style-name="T110">String</text:span> s <text:span text:style-name="T97">=</text:span> format<text:span text:style-name="T97">.</text:span>format<text:span text:style-name="T97">(</text:span>c<text:span text:style-name="T97">);</text:span> <text:span text:style-name="T103">// s contains "2.000 / 3.333"</text:span></text:p>
      <text:p text:style-name="P246"><text:span text:style-name="T110">NumberFormat</text:span> nf2 <text:span text:style-name="T97">=</text:span> <text:span text:style-name="T110">NumberFormat</text:span><text:span text:style-name="T97">.</text:span>getInstance<text:span text:style-name="T97">(</text:span><text:span text:style-name="T110">Locale</text:span><text:span text:style-name="T97">.</text:span>US<text:span text:style-name="T97">);</text:span></text:p>
      <text:p text:style-name="P254">// create fraction format with custom number formats</text:p>
      <text:p text:style-name="P246">format <text:span text:style-name="T97">=</text:span> <text:span text:style-name="T106">new</text:span> <text:span text:style-name="T110">FractionFormat</text:span><text:span text:style-name="T97">(</text:span>nf<text:span text:style-name="T97">,</text:span> nf2<text:span text:style-name="T97">);</text:span></text:p>
      <text:p text:style-name="P246">s <text:span text:style-name="T97">=</text:span> format<text:span text:style-name="T97">.</text:span>format<text:span text:style-name="T97">(</text:span>f<text:span text:style-name="T97">);</text:span> <text:span text:style-name="T103">// s contains "2.000 / 3,333"</text:span></text:p>
      <text:p text:style-name="P207"><text:span text:style-name="T82">Formatting's inverse operation, parsing, can also be performed by </text:span><text:span text:style-name="Teletype"><text:span text:style-name="T82">FractionFormat</text:span></text:span><text:span text:style-name="T82">. To parse a fraction from a string, simply call the </text:span><text:span text:style-name="Teletype"><text:span text:style-name="T82">parse</text:span></text:span><text:span text:style-name="T82"> method:</text:span></text:p>
      <text:p text:style-name="P246"><text:span text:style-name="T110">FractionFormat</text:span> ff <text:span text:style-name="T97">=</text:span> <text:span text:style-name="T106">new</text:span> <text:span text:style-name="T110">FractionFormat</text:span><text:span text:style-name="T97">();</text:span></text:p>
      <text:p text:style-name="P246"><text:soft-page-break/><text:span text:style-name="T110">Fraction</text:span> f <text:span text:style-name="T97">=</text:span> ff<text:span text:style-name="T97">.</text:span>parse<text:span text:style-name="T97">(</text:span><text:span text:style-name="T114">"-10 / 21"</text:span><text:span text:style-name="T97">);</text:span></text:p>
      <text:p text:style-name="Text_20_body"/>
      <text:p text:style-name="Text_20_body"/>
      <text:p text:style-name="Text_20_body"/>
      <text:h text:style-name="P361" text:outline-level="1"><text:bookmark-start text:name="__RefHeading___Toc32501_1949149028"/>Transforms<text:bookmark-end text:name="__RefHeading___Toc32501_1949149028"/></text:h>
      <text:p text:style-name="P66"/>
      <text:h text:style-name="P356" text:outline-level="2"><text:bookmark-start text:name="__RefHeading___Toc32503_1949149028"/>org.apache.commons.math3.transform <text:line-break/>Class FastFourierTransformer<text:bookmark-end text:name="__RefHeading___Toc32503_1949149028"/></text:h>
      <text:p text:style-name="P121"><text:a xlink:type="simple" xlink:href="http://download.oracle.com/javase/6/docs/api/java/lang/Object.html?is-external=true" text:style-name="Internet_20_link" text:visited-style-name="Visited_20_Internet_20_Link"><text:span text:style-name="T76">java.lang.Object</text:span></text:a></text:p>
      <text:p text:style-name="P150"><text:s text:c="2"/><draw:frame draw:style-name="fr1" draw:name="graphics1" text:anchor-type="as-char" svg:width="0.1563in" svg:height="0.1457in" draw:z-index="1"><draw:image xlink:href="http://commons.apache.org/proper/commons-math/apidocs/resources/inherit.gif" xlink:type="simple" xlink:show="embed" xlink:actuate="onLoad"/></draw:frame><text:span text:style-name="T50">org.apache.commons.math3.transform.FastFourierTransformer</text:span></text:p>
      <text:p text:style-name="P126">All Implemented Interfaces:</text:p>
      <text:p text:style-name="P157"><text:a xlink:type="simple" xlink:href="http://download.oracle.com/javase/6/docs/api/java/io/Serializable.html?is-external=true" text:style-name="Internet_20_link" text:visited-style-name="Visited_20_Internet_20_Link"><text:span text:style-name="T76">Serializable</text:span></text:a></text:p>
      <text:p text:style-name="P172"/>
      <text:p text:style-name="P122"><text:span text:style-name="T76">public class </text:span><text:a xlink:type="simple" xlink:href="http://commons.apache.org/proper/commons-math/apidocs/src-html/org/apache/commons/math3/transform/FastFourierTransformer.html#line.54" text:style-name="Internet_20_link" text:visited-style-name="Visited_20_Internet_20_Link">FastFourierTransformer</text:a><text:span text:style-name="T77"> <text:s/></text:span><text:span text:style-name="T76">extends </text:span><text:a xlink:type="simple" xlink:href="http://download.oracle.com/javase/6/docs/api/java/lang/Object.html?is-external=true" text:style-name="Internet_20_link" text:visited-style-name="Visited_20_Internet_20_Link">Object</text:a><text:span text:style-name="T76">implements </text:span><text:a xlink:type="simple" xlink:href="http://download.oracle.com/javase/6/docs/api/java/io/Serializable.html?is-external=true" text:style-name="Internet_20_link" text:visited-style-name="Visited_20_Internet_20_Link">Serializable</text:a></text:p>
      <text:p text:style-name="P115"><text:span text:style-name="T76">Implements the Fast Fourier Transform for transformation of one-dimensional real or complex data sets. For reference, see</text:span><text:span text:style-name="Emphasis"><text:span text:style-name="T76">Applied Numerical Linear Algebra</text:span></text:span><text:span text:style-name="T76">, ISBN 0898713897, chapter 6.</text:span></text:p>
      <text:p text:style-name="P115"><text:span text:style-name="T76">There are several variants of the discrete Fourier transform, with various normalization conventions, which are specified by the parameter </text:span><text:a xlink:type="simple" xlink:href="http://commons.apache.org/proper/commons-math/apidocs/org/apache/commons/math3/transform/DftNormalization.html" text:style-name="Internet_20_link" text:visited-style-name="Visited_20_Internet_20_Link"><text:span text:style-name="Source_20_Text"><text:span text:style-name="T76">DftNormalization</text:span></text:span></text:a><text:span text:style-name="T76">.</text:span></text:p>
      <text:p text:style-name="P116">The current implementation of the discrete Fourier transform as a fast Fourier transform requires the length of the data set to be a power of 2. This greatly simplifies and speeds up the code. Users can pad the data with zeros to meet this requirement. There are other flavors of FFT, for reference, see S. Winograd, <text:span text:style-name="T42">On computing the discrete Fourier transform</text:span>, Mathematics of Computation, 32 (1978), 175 - 199.</text:p>
      <text:p text:style-name="P126">Since:</text:p>
      <text:p text:style-name="P260">1.2</text:p>
      <text:p text:style-name="P275">Version:</text:p>
      <text:p text:style-name="P260">$Id: FastFourierTransformer.java 1385310 2012-09-16 16:32:10Z tn $</text:p>
      <text:p text:style-name="P275">See Also:</text:p>
      <text:p text:style-name="P157"><text:a xlink:type="simple" xlink:href="http://commons.apache.org/proper/commons-math/apidocs/org/apache/commons/math3/transform/DftNormalization.html" text:style-name="Internet_20_link" text:visited-style-name="Visited_20_Internet_20_Link"><text:span text:style-name="Source_20_Text"><text:span text:style-name="T76">DftNormalization</text:span></text:span></text:a><text:span text:style-name="T76">, </text:span><text:a xlink:type="simple" xlink:href="http://commons.apache.org/proper/commons-math/apidocs/serialized-form.html#org.apache.commons.math3.transform.FastFourierTransformer" text:style-name="Internet_20_link" text:visited-style-name="Visited_20_Internet_20_Link">Serialized Form</text:a></text:p>
      <text:p text:style-name="P172"><text:soft-page-break/></text:p>
      <text:p text:style-name="P119"><text:bookmark text:name="constructor_summary"/></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231">Constructor Summary</text:p>
          </table:table-cell>
          <table:covered-table-cell/>
        </table:table-row>
        <table:table-row table:style-name="Table10.2">
          <table:table-cell table:style-name="Table10.A2" office:value-type="string">
            <text:p text:style-name="Table_20_Contents"><text:a xlink:type="simple" xlink:href="http://commons.apache.org/proper/commons-math/apidocs/org/apache/commons/math3/transform/FastFourierTransformer.html#FastFourierTransformer(org.apache.commons.math3.transform.DftNormalization)" text:style-name="Internet_20_link" text:visited-style-name="Visited_20_Internet_20_Link"><text:span text:style-name="Source_20_Text"><text:span text:style-name="T40">FastFourierTransformer</text:span></text:span></text:a><text:span text:style-name="Source_20_Text"><text:span text:style-name="T39">(</text:span></text:span><text:a xlink:type="simple" xlink:href="http://commons.apache.org/proper/commons-math/apidocs/org/apache/commons/math3/transform/DftNormalization.html" text:style-name="Internet_20_link" text:visited-style-name="Visited_20_Internet_20_Link"><text:span text:style-name="Source_20_Text"><text:span text:style-name="T39">DftNormalization</text:span></text:span></text:a><text:span text:style-name="Source_20_Text"><text:span text:style-name="T39"> normalization)</text:span></text:span><text:span text:style-name="T39"> <text:line-break/> <text:s text:c="9"/>Creates a new instance of this class, with various normalization conventions.</text:span></text:p>
          </table:table-cell>
          <table:table-cell table:style-name="Table10.B2" office:value-type="string">
            <text:p text:style-name="P226"/>
          </table:table-cell>
        </table:table-row>
      </table:table>
      <text:p text:style-name="P120"><text:s/></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231">Method Summary</text:p>
          </table:table-cell>
          <table:covered-table-cell/>
        </table:table-row>
        <table:table-row table:style-name="Table11.2">
          <table:table-cell table:style-name="Table11.A6" office:value-type="string">
            <text:p text:style-name="P228"><text:span text:style-name="Source_20_Text"><text:span text:style-name="T39"><text:s/></text:span></text:span><text:a xlink:type="simple" xlink:href="http://download.oracle.com/javase/6/docs/api/java/lang/Object.html?is-external=true" text:style-name="Internet_20_link" text:visited-style-name="Visited_20_Internet_20_Link"><text:span text:style-name="Source_20_Text"><text:span text:style-name="T39">Object</text:span></text:span></text:a></text:p>
          </table:table-cell>
          <table:table-cell table:style-name="Table11.B2" office:value-type="string">
            <text:p text:style-name="Table_20_Contents"><text:a xlink:type="simple" xlink:href="http://commons.apache.org/proper/commons-math/apidocs/org/apache/commons/math3/transform/FastFourierTransformer.html#mdfft(java.lang.Object,%20org.apache.commons.math3.transform.TransformType)" text:style-name="Internet_20_link" text:visited-style-name="Visited_20_Internet_20_Link"><text:span text:style-name="Source_20_Text"><text:span text:style-name="T40">mdfft</text:span></text:span></text:a><text:span text:style-name="Source_20_Text"><text:span text:style-name="T39">(</text:span></text:span><text:a xlink:type="simple" xlink:href="http://download.oracle.com/javase/6/docs/api/java/lang/Object.html?is-external=true" text:style-name="Internet_20_link" text:visited-style-name="Visited_20_Internet_20_Link"><text:span text:style-name="Source_20_Text"><text:span text:style-name="T39">Object</text:span></text:span></text:a><text:span text:style-name="Source_20_Text"><text:span text:style-name="T39"> mdca,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text:span><text:span text:style-name="T40">Deprecated.</text:span><text:span text:style-name="T39"> </text:span><text:span text:style-name="T41">see MATH-736</text:span></text:p>
          </table:table-cell>
        </table:table-row>
        <table:table-row table:style-name="Table11.2">
          <table:table-cell table:style-name="Table11.A6" office:value-type="string">
            <text:p text:style-name="P228"><text:span text:style-name="Source_20_Text"><text:span text:style-name="T39"><text:s/></text:span></text:span><text:a xlink:type="simple" xlink:href="http://commons.apache.org/proper/commons-math/apidocs/org/apache/commons/math3/complex/Complex.html" text:style-name="Internet_20_link" text:visited-style-name="Visited_20_Internet_20_Link"><text:span text:style-name="Source_20_Text"><text:span text:style-name="T39">Complex</text:span></text:span></text:a><text:span text:style-name="Source_20_Text"><text:span text:style-name="T39">[]</text:span></text:span></text:p>
          </table:table-cell>
          <table:table-cell table:style-name="Table11.B2" office:value-type="string">
            <text:p text:style-name="Table_20_Contents"><text:a xlink:type="simple" xlink:href="http://commons.apache.org/proper/commons-math/apidocs/org/apache/commons/math3/transform/FastFourierTransformer.html#transform(org.apache.commons.math3.complex.Complex[],%20org.apache.commons.math3.transform.TransformType)" text:style-name="Internet_20_link" text:visited-style-name="Visited_20_Internet_20_Link"><text:span text:style-name="Source_20_Text"><text:span text:style-name="T40">transform</text:span></text:span></text:a><text:span text:style-name="Source_20_Text"><text:span text:style-name="T39">(</text:span></text:span><text:a xlink:type="simple" xlink:href="http://commons.apache.org/proper/commons-math/apidocs/org/apache/commons/math3/complex/Complex.html" text:style-name="Internet_20_link" text:visited-style-name="Visited_20_Internet_20_Link"><text:span text:style-name="Source_20_Text"><text:span text:style-name="T39">Complex</text:span></text:span></text:a><text:span text:style-name="Source_20_Text"><text:span text:style-name="T39">[] f,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complex data set.</text:span></text:p>
          </table:table-cell>
        </table:table-row>
        <table:table-row table:style-name="Table11.2">
          <table:table-cell table:style-name="Table11.A6" office:value-type="string">
            <text:p text:style-name="P228"><text:span text:style-name="Source_20_Text"><text:span text:style-name="T39"><text:s/></text:span></text:span><text:a xlink:type="simple" xlink:href="http://commons.apache.org/proper/commons-math/apidocs/org/apache/commons/math3/complex/Complex.html" text:style-name="Internet_20_link" text:visited-style-name="Visited_20_Internet_20_Link"><text:span text:style-name="Source_20_Text"><text:span text:style-name="T39">Complex</text:span></text:span></text:a><text:span text:style-name="Source_20_Text"><text:span text:style-name="T39">[]</text:span></text:span></text:p>
          </table:table-cell>
          <table:table-cell table:style-name="Table11.B2" office:value-type="string">
            <text:p text:style-name="Table_20_Contents"><text:a xlink:type="simple" xlink:href="http://commons.apache.org/proper/commons-math/apidocs/org/apache/commons/math3/transform/FastFourierTransformer.html#transform(double[],%20org.apache.commons.math3.transform.TransformType)" text:style-name="Internet_20_link" text:visited-style-name="Visited_20_Internet_20_Link"><text:span text:style-name="Source_20_Text"><text:span text:style-name="T40">transform</text:span></text:span></text:a><text:span text:style-name="Source_20_Text"><text:span text:style-name="T39">(double[] f,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data set.</text:span></text:p>
          </table:table-cell>
        </table:table-row>
        <table:table-row table:style-name="Table11.2">
          <table:table-cell table:style-name="Table11.A6" office:value-type="string">
            <text:p text:style-name="P228"><text:span text:style-name="Source_20_Text"><text:span text:style-name="T39"><text:s/></text:span></text:span><text:a xlink:type="simple" xlink:href="http://commons.apache.org/proper/commons-math/apidocs/org/apache/commons/math3/complex/Complex.html" text:style-name="Internet_20_link" text:visited-style-name="Visited_20_Internet_20_Link"><text:span text:style-name="Source_20_Text"><text:span text:style-name="T39">Complex</text:span></text:span></text:a><text:span text:style-name="Source_20_Text"><text:span text:style-name="T39">[]</text:span></text:span></text:p>
          </table:table-cell>
          <table:table-cell table:style-name="Table11.B2" office:value-type="string">
            <text:p text:style-name="Table_20_Contents"><text:a xlink:type="simple" xlink:href="http://commons.apache.org/proper/commons-math/apidocs/org/apache/commons/math3/transform/FastFourierTransformer.html#transform(org.apache.commons.math3.analysis.UnivariateFunction,%20double,%20double,%20int,%20org.apache.commons.math3.transform.TransformType)" text:style-name="Internet_20_link" text:visited-style-name="Visited_20_Internet_20_Link"><text:span text:style-name="Source_20_Text"><text:span text:style-name="T40">transform</text:span></text:span></text:a><text:span text:style-name="Source_20_Text"><text:span text:style-name="T39">(</text:span></text:span><text:a xlink:type="simple" xlink:href="http://commons.apache.org/proper/commons-math/apidocs/org/apache/commons/math3/analysis/UnivariateFunction.html" text:style-name="Internet_20_link" text:visited-style-name="Visited_20_Internet_20_Link"><text:span text:style-name="Source_20_Text"><text:span text:style-name="T39">UnivariateFunction</text:span></text:span></text:a><text:span text:style-name="Source_20_Text"><text:span text:style-name="T39"> f, double min, double max, int n,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function, sampled on the specified interval.</text:span></text:p>
          </table:table-cell>
        </table:table-row>
        <table:table-row table:style-name="Table11.2">
          <table:table-cell table:style-name="Table11.A6" office:value-type="string">
            <text:p text:style-name="P228"><text:span text:style-name="Source_20_Text"><text:span text:style-name="T39">static void</text:span></text:span></text:p>
          </table:table-cell>
          <table:table-cell table:style-name="Table11.B2" office:value-type="string">
            <text:p text:style-name="Table_20_Contents"><text:a xlink:type="simple" xlink:href="http://commons.apache.org/proper/commons-math/apidocs/org/apache/commons/math3/transform/FastFourierTransformer.html#transformInPlace(double[][],%20org.apache.commons.math3.transform.DftNormalization,%20org.apache.commons.math3.transform.TransformType)" text:style-name="Internet_20_link" text:visited-style-name="Visited_20_Internet_20_Link"><text:span text:style-name="Source_20_Text"><text:span text:style-name="T40">transformInPlace</text:span></text:span></text:a><text:span text:style-name="Source_20_Text"><text:span text:style-name="T39">(double[][] dataRI, </text:span></text:span><text:a xlink:type="simple" xlink:href="http://commons.apache.org/proper/commons-math/apidocs/org/apache/commons/math3/transform/DftNormalization.html" text:style-name="Internet_20_link" text:visited-style-name="Visited_20_Internet_20_Link"><text:span text:style-name="Source_20_Text"><text:span text:style-name="T39">DftNormalization</text:span></text:span></text:a><text:span text:style-name="Source_20_Text"><text:span text:style-name="T39"> normalization,</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Computes the standard transform of the specified complex data.</text:span></text:p>
          </table:table-cell>
        </table:table-row>
      </table:table>
      <text:p text:style-name="P120"><text:s/></text:p>
      <table:table table:name="Table12" table:style-name="Table12">
        <table:table-column table:style-name="Table12.A"/>
        <table:table-row table:style-name="Table12.1">
          <table:table-cell table:style-name="Table12.A1" office:value-type="string">
            <text:p text:style-name="P230"><text:span text:style-name="T40">Methods inherited from class java.lang.</text:span><text:a xlink:type="simple" xlink:href="http://download.oracle.com/javase/6/docs/api/java/lang/Object.html?is-external=true" text:style-name="Internet_20_link" text:visited-style-name="Visited_20_Internet_20_Link"><text:span text:style-name="T40">Object</text:span></text:a></text:p>
          </table:table-cell>
        </table:table-row>
        <table:table-row table:style-name="Table12.2">
          <table:table-cell table:style-name="Table12.A2" office:value-type="string">
            <text:p text:style-name="Table_20_Contents"><text:a xlink:type="simple" xlink:href="http://download.oracle.com/javase/6/docs/api/java/lang/Object.html?is-external=true#clone()" text:style-name="Internet_20_link" text:visited-style-name="Visited_20_Internet_20_Link"><text:span text:style-name="Source_20_Text"><text:span text:style-name="T39">clone</text:span></text:span></text:a><text:span text:style-name="Source_20_Text"><text:span text:style-name="T39">, </text:span></text:span><text:a xlink:type="simple" xlink:href="http://download.oracle.com/javase/6/docs/api/java/lang/Object.html?is-external=true#equals(java.lang.Object)" text:style-name="Internet_20_link" text:visited-style-name="Visited_20_Internet_20_Link"><text:span text:style-name="Source_20_Text"><text:span text:style-name="T39">equals</text:span></text:span></text:a><text:span text:style-name="Source_20_Text"><text:span text:style-name="T39">, </text:span></text:span><text:a xlink:type="simple" xlink:href="http://download.oracle.com/javase/6/docs/api/java/lang/Object.html?is-external=true#finalize()" text:style-name="Internet_20_link" text:visited-style-name="Visited_20_Internet_20_Link"><text:span text:style-name="Source_20_Text"><text:span text:style-name="T39">finalize</text:span></text:span></text:a><text:span text:style-name="Source_20_Text"><text:span text:style-name="T39">, </text:span></text:span><text:a xlink:type="simple" xlink:href="http://download.oracle.com/javase/6/docs/api/java/lang/Object.html?is-external=true#getClass()" text:style-name="Internet_20_link" text:visited-style-name="Visited_20_Internet_20_Link"><text:span text:style-name="Source_20_Text"><text:span text:style-name="T39">getClass</text:span></text:span></text:a><text:span text:style-name="Source_20_Text"><text:span text:style-name="T39">, </text:span></text:span><text:a xlink:type="simple" xlink:href="http://download.oracle.com/javase/6/docs/api/java/lang/Object.html?is-external=true#hashCode()" text:style-name="Internet_20_link" text:visited-style-name="Visited_20_Internet_20_Link"><text:span text:style-name="Source_20_Text"><text:span text:style-name="T39">hashCode</text:span></text:span></text:a><text:span text:style-name="Source_20_Text"><text:span text:style-name="T39">, </text:span></text:span><text:a xlink:type="simple" xlink:href="http://download.oracle.com/javase/6/docs/api/java/lang/Object.html?is-external=true#notify()" text:style-name="Internet_20_link" text:visited-style-name="Visited_20_Internet_20_Link"><text:span text:style-name="Source_20_Text"><text:span text:style-name="T39">notify</text:span></text:span></text:a><text:span text:style-name="Source_20_Text"><text:span text:style-name="T39">, </text:span></text:span><text:a xlink:type="simple" xlink:href="http://download.oracle.com/javase/6/docs/api/java/lang/Object.html?is-external=true#notifyAll()" text:style-name="Internet_20_link" text:visited-style-name="Visited_20_Internet_20_Link"><text:span text:style-name="Source_20_Text"><text:span text:style-name="T39">notifyAll</text:span></text:span></text:a><text:span text:style-name="Source_20_Text"><text:span text:style-name="T39">, </text:span></text:span><text:a xlink:type="simple" xlink:href="http://download.oracle.com/javase/6/docs/api/java/lang/Object.html?is-external=true#toString()" text:style-name="Internet_20_link" text:visited-style-name="Visited_20_Internet_20_Link"><text:span text:style-name="Source_20_Text"><text:span text:style-name="T39">toString</text:span></text:span></text:a><text:span text:style-name="Source_20_Text"><text:span text:style-name="T39">, </text:span></text:span><text:a xlink:type="simple" xlink:href="http://download.oracle.com/javase/6/docs/api/java/lang/Object.html?is-external=true#wait()" text:style-name="Internet_20_link" text:visited-style-name="Visited_20_Internet_20_Link"><text:span text:style-name="Source_20_Text"><text:span text:style-name="T39">wait</text:span></text:span></text:a><text:span text:style-name="Source_20_Text"><text:span text:style-name="T39">, </text:span></text:span><text:a xlink:type="simple" xlink:href="http://download.oracle.com/javase/6/docs/api/java/lang/Object.html?is-external=true#wait(long)" text:style-name="Internet_20_link" text:visited-style-name="Visited_20_Internet_20_Link"><text:span text:style-name="Source_20_Text"><text:span text:style-name="T39">wait</text:span></text:span></text:a><text:span text:style-name="Source_20_Text"><text:span text:style-name="T39">, </text:span></text:span><text:a xlink:type="simple" xlink:href="http://download.oracle.com/javase/6/docs/api/java/lang/Object.html?is-external=true#wait(long,%20int)" text:style-name="Internet_20_link" text:visited-style-name="Visited_20_Internet_20_Link"><text:span text:style-name="Source_20_Text"><text:span text:style-name="T39">wait</text:span></text:span></text:a></text:p>
          </table:table-cell>
        </table:table-row>
      </table:table>
      <text:p text:style-name="P117"><text:s/></text:p>
      <text:p text:style-name="P119"><text:bookmark text:name="constructor_detail"/></text:p>
      <table:table table:name="Table13" table:style-name="Table13">
        <table:table-column table:style-name="Table13.A"/>
        <table:table-row table:style-name="Table13.1">
          <table:table-cell table:style-name="Table13.A1" office:value-type="string">
            <text:p text:style-name="P231">Constructor Detail</text:p>
          </table:table-cell>
        </table:table-row>
      </table:table>
      <text:h text:style-name="P344" text:outline-level="3"><text:bookmark text:name="FastFourierTransformer(org.apache.commons.math3.transform.DftNormalization)"/><text:bookmark-start text:name="__RefHeading___Toc32505_1949149028"/>FastFourierTransformer<text:bookmark-end text:name="__RefHeading___Toc32505_1949149028"/></text:h>
      <text:p text:style-name="P122"><text:span text:style-name="T76">public </text:span><text:a xlink:type="simple" xlink:href="http://commons.apache.org/proper/commons-math/apidocs/src-html/org/apache/commons/math3/transform/FastFourierTransformer.html#line.115" text:style-name="Internet_20_link" text:visited-style-name="Visited_20_Internet_20_Link"><text:span text:style-name="T77">FastFourierTransformer</text:span></text:a><text:span text:style-name="T76">(</text:span><text:a xlink:type="simple" xlink:href="http://commons.apache.org/proper/commons-math/apidocs/org/apache/commons/math3/transform/DftNormalization.html" text:style-name="Internet_20_link" text:visited-style-name="Visited_20_Internet_20_Link">DftNormalization</text:a><text:span text:style-name="T76"> normalization)</text:span></text:p>
      <text:p text:style-name="P123"><text:soft-page-break/>Creates a new instance of this class, with various normalization conventions.</text:p>
      <text:p text:style-name="P225">Parameters:</text:p>
      <text:p text:style-name="P274"><text:span text:style-name="Source_20_Text"><text:span text:style-name="T76">normalization</text:span></text:span><text:span text:style-name="T76"> - the type of normalization to be applied to the transformed data</text:span></text:p>
      <text:p text:style-name="P119"><text:bookmark text:name="method_detail"/></text:p>
      <table:table table:name="Table14" table:style-name="Table14">
        <table:table-column table:style-name="Table14.A"/>
        <table:table-row table:style-name="Table14.1">
          <table:table-cell table:style-name="Table14.A1" office:value-type="string">
            <text:p text:style-name="P231">Method Detail</text:p>
          </table:table-cell>
        </table:table-row>
      </table:table>
      <text:h text:style-name="P344" text:outline-level="3"><text:bookmark text:name="transformInPlace(double[][], org.apache.commons.math3.transform.DftNormalization, org.apache.commons.math3.transform.TransformType)"/><text:bookmark-start text:name="__RefHeading___Toc32507_1949149028"/>transformInPlace<text:bookmark-end text:name="__RefHeading___Toc32507_1949149028"/></text:h>
      <text:p text:style-name="P121"><text:span text:style-name="T76">public static void </text:span><text:a xlink:type="simple" xlink:href="http://commons.apache.org/proper/commons-math/apidocs/src-html/org/apache/commons/math3/transform/FastFourierTransformer.html#line.215" text:style-name="Internet_20_link" text:visited-style-name="Visited_20_Internet_20_Link"><text:span text:style-name="T77">transformInPlace</text:span></text:a><text:span text:style-name="T76">(double[][] dataRI,</text:span></text:p>
      <text:p text:style-name="P33"><text:span text:style-name="T80"><text:s text:c="36"/></text:span><text:a xlink:type="simple" xlink:href="http://commons.apache.org/proper/commons-math/apidocs/org/apache/commons/math3/transform/DftNormalization.html" text:style-name="Internet_20_link" text:visited-style-name="Visited_20_Internet_20_Link">DftNormalization</text:a><text:span text:style-name="T76"> normalization,</text:span></text:p>
      <text:p text:style-name="P151"><text:span text:style-name="T80"><text:s text:c="36"/></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25">Computes the standard transform of the specified complex data. The computation is done in place. The input data is laid out as follows</text:p>
      <text:list xml:id="list3811657062268742249" text:style-name="L31">
        <text:list-item>
          <text:p text:style-name="P367"><text:span text:style-name="Source_20_Text"><text:span text:style-name="T76">dataRI[0][i]</text:span></text:span><text:span text:style-name="T76"> is the real part of the </text:span><text:span text:style-name="Source_20_Text"><text:span text:style-name="T76">i</text:span></text:span><text:span text:style-name="T76">-th data point,</text:span></text:p>
        </text:list-item>
        <text:list-item>
          <text:p text:style-name="P370"><text:span text:style-name="Source_20_Text"><text:span text:style-name="T76">dataRI[1][i]</text:span></text:span><text:span text:style-name="T76"> is the imaginary part of the </text:span><text:span text:style-name="Source_20_Text"><text:span text:style-name="T76">i</text:span></text:span><text:span text:style-name="T76">-th data point.</text:span></text:p>
        </text:list-item>
      </text:list>
      <text:p text:style-name="P225">Parameters:</text:p>
      <text:p text:style-name="P272"><text:span text:style-name="Source_20_Text"><text:span text:style-name="T76">dataRI</text:span></text:span><text:span text:style-name="T76"> - the two dimensional array of real and imaginary parts of the data</text:span></text:p>
      <text:p text:style-name="P272"><text:span text:style-name="Source_20_Text"><text:span text:style-name="T76">normalization</text:span></text:span><text:span text:style-name="T76"> - the normalization to be applied to the transformed data</text:span></text:p>
      <text:p text:style-name="P272"><text:span text:style-name="Source_20_Text"><text:span text:style-name="T76">type</text:span></text:span><text:span text:style-name="T76"> - the type of transform (forward, inverse) to be performed</text:span></text:p>
      <text:p text:style-name="P225">Throws:</text:p>
      <text:p text:style-name="P272"><text:a xlink:type="simple" xlink:href="http://commons.apache.org/proper/commons-math/apidocs/org/apache/commons/math3/exception/DimensionMismatchException.html" text:style-name="Internet_20_link" text:visited-style-name="Visited_20_Internet_20_Link"><text:span text:style-name="Source_20_Text"><text:span text:style-name="T76">DimensionMismatchException</text:span></text:span></text:a><text:span text:style-name="T76"> - if the number of rows of the specified array is not two, or the array is not rectangular</text:span></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number of data points is not a power of two</text:span></text:p>
      <text:p text:style-name="P172"/>
      <text:h text:style-name="P344" text:outline-level="3"><text:bookmark text:name="transform(double[], org.apache.commons.math3.transform.TransformType)"/><text:bookmark-start text:name="__RefHeading___Toc32509_1949149028"/>transform<text:bookmark-end text:name="__RefHeading___Toc32509_1949149028"/></text:h>
      <text:p text:style-name="P121"><text:span text:style-name="T76">public </text:span><text:a xlink:type="simple" xlink:href="http://commons.apache.org/proper/commons-math/apidocs/org/apache/commons/math3/complex/Complex.html" text:style-name="Internet_20_link" text:visited-style-name="Visited_20_Internet_20_Link">Complex</text:a><text:span text:style-name="T76">[] </text:span><text:a xlink:type="simple" xlink:href="http://commons.apache.org/proper/commons-math/apidocs/src-html/org/apache/commons/math3/transform/FastFourierTransformer.html#line.370" text:style-name="Internet_20_link" text:visited-style-name="Visited_20_Internet_20_Link"><text:span text:style-name="T77">transform</text:span></text:a><text:span text:style-name="T76">(double[] f,</text:span></text:p>
      <text:p text:style-name="P151"><text:soft-page-break/><text:span text:style-name="T80"><text:s text:c="27"/></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23">Returns the (forward, inverse) transform of the specified real data set.</text:p>
      <text:p text:style-name="P225">Parameters:</text:p>
      <text:p text:style-name="P272"><text:span text:style-name="Source_20_Text"><text:span text:style-name="T76">f</text:span></text:span><text:span text:style-name="T76"> - the real data array to be transformed</text:span></text:p>
      <text:p text:style-name="P272"><text:span text:style-name="Source_20_Text"><text:span text:style-name="T76">type</text:span></text:span><text:span text:style-name="T76"> - the type of transform (forward, inverse) to be performed</text:span></text:p>
      <text:p text:style-name="P225">Returns:</text:p>
      <text:p text:style-name="P273">the complex transformed array</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text:span></text:p>
      <text:p text:style-name="P172"/>
      <text:h text:style-name="P344" text:outline-level="3"><text:bookmark text:name="transform(org.apache.commons.math3.analysis.UnivariateFunction, double, double, int, org.apache.commons.math3.transform.TransformType)"/><text:bookmark-start text:name="__RefHeading___Toc32511_1949149028"/>transform<text:bookmark-end text:name="__RefHeading___Toc32511_1949149028"/></text:h>
      <text:p text:style-name="P121"><text:span text:style-name="T76">public </text:span><text:a xlink:type="simple" xlink:href="http://commons.apache.org/proper/commons-math/apidocs/org/apache/commons/math3/complex/Complex.html" text:style-name="Internet_20_link" text:visited-style-name="Visited_20_Internet_20_Link">Complex</text:a><text:span text:style-name="T76">[] </text:span><text:a xlink:type="simple" xlink:href="http://commons.apache.org/proper/commons-math/apidocs/src-html/org/apache/commons/math3/transform/FastFourierTransformer.html#line.397" text:style-name="Internet_20_link" text:visited-style-name="Visited_20_Internet_20_Link"><text:span text:style-name="T77">transform</text:span></text:a><text:span text:style-name="T76">(</text:span><text:a xlink:type="simple" xlink:href="http://commons.apache.org/proper/commons-math/apidocs/org/apache/commons/math3/analysis/UnivariateFunction.html" text:style-name="Internet_20_link" text:visited-style-name="Visited_20_Internet_20_Link">UnivariateFunction</text:a><text:span text:style-name="T76"> f,</text:span></text:p>
      <text:p text:style-name="P32"><text:s text:c="27"/><text:span text:style-name="T48">double min,</text:span></text:p>
      <text:p text:style-name="P32"><text:s text:c="27"/><text:span text:style-name="T48">double max,</text:span></text:p>
      <text:p text:style-name="P32"><text:s text:c="27"/><text:span text:style-name="T48">int n,</text:span></text:p>
      <text:p text:style-name="P151"><text:span text:style-name="T80"><text:s text:c="27"/></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23">Returns the (forward, inverse) transform of the specified real function, sampled on the specified interval.</text:p>
      <text:p text:style-name="P225">Parameters:</text:p>
      <text:p text:style-name="P272"><text:span text:style-name="Source_20_Text"><text:span text:style-name="T76">f</text:span></text:span><text:span text:style-name="T76"> - the function to be sampled and transformed</text:span></text:p>
      <text:p text:style-name="P272"><text:span text:style-name="Source_20_Text"><text:span text:style-name="T76">min</text:span></text:span><text:span text:style-name="T76"> - the (inclusive) lower bound for the interval</text:span></text:p>
      <text:p text:style-name="P272"><text:span text:style-name="Source_20_Text"><text:span text:style-name="T76">max</text:span></text:span><text:span text:style-name="T76"> - the (exclusive) upper bound for the interval</text:span></text:p>
      <text:p text:style-name="P272"><text:span text:style-name="Source_20_Text"><text:span text:style-name="T76">n</text:span></text:span><text:span text:style-name="T76"> - the number of sample points</text:span></text:p>
      <text:p text:style-name="P272"><text:span text:style-name="Source_20_Text"><text:span text:style-name="T76">type</text:span></text:span><text:span text:style-name="T76"> - the type of transform (forward, inverse) to be performed</text:span></text:p>
      <text:p text:style-name="P225">Returns:</text:p>
      <text:p text:style-name="P273">the complex transformed array</text:p>
      <text:p text:style-name="P225">Throws:</text:p>
      <text:p text:style-name="P272"><text:soft-page-break/><text:a xlink:type="simple" xlink:href="http://commons.apache.org/proper/commons-math/apidocs/org/apache/commons/math3/exception/NumberIsTooLargeException.html" text:style-name="Internet_20_link" text:visited-style-name="Visited_20_Internet_20_Link"><text:span text:style-name="Source_20_Text"><text:span text:style-name="T76">NumberIsTooLargeException</text:span></text:span></text:a><text:span text:style-name="T76"> - if the lower bound is greater than, or equal to the upper bound</text:span></text:p>
      <text:p text:style-name="P272"><text:a xlink:type="simple" xlink:href="http://commons.apache.org/proper/commons-math/apidocs/org/apache/commons/math3/exception/NotStrictlyPositiveException.html" text:style-name="Internet_20_link" text:visited-style-name="Visited_20_Internet_20_Link"><text:span text:style-name="Source_20_Text"><text:span text:style-name="T76">NotStrictlyPositiveException</text:span></text:span></text:a><text:span text:style-name="T76"> - if the number of sample points </text:span><text:span text:style-name="Source_20_Text"><text:span text:style-name="T76">n</text:span></text:span><text:span text:style-name="T76"> is negative</text:span></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number of sample points </text:span><text:span text:style-name="Source_20_Text"><text:span text:style-name="T76">n</text:span></text:span><text:span text:style-name="T76"> is not a power of two</text:span></text:p>
      <text:p text:style-name="P172"/>
      <text:h text:style-name="P344" text:outline-level="3"><text:bookmark text:name="transform(org.apache.commons.math3.complex.Complex[], org.apache.commons.math3.transform.TransformType)"/><text:bookmark-start text:name="__RefHeading___Toc32513_1949149028"/>transform<text:bookmark-end text:name="__RefHeading___Toc32513_1949149028"/></text:h>
      <text:p text:style-name="P121"><text:span text:style-name="T76">public </text:span><text:a xlink:type="simple" xlink:href="http://commons.apache.org/proper/commons-math/apidocs/org/apache/commons/math3/complex/Complex.html" text:style-name="Internet_20_link" text:visited-style-name="Visited_20_Internet_20_Link">Complex</text:a><text:span text:style-name="T76">[] </text:span><text:a xlink:type="simple" xlink:href="http://commons.apache.org/proper/commons-math/apidocs/src-html/org/apache/commons/math3/transform/FastFourierTransformer.html#line.413" text:style-name="Internet_20_link" text:visited-style-name="Visited_20_Internet_20_Link"><text:span text:style-name="T77">transform</text:span></text:a><text:span text:style-name="T76">(</text:span><text:a xlink:type="simple" xlink:href="http://commons.apache.org/proper/commons-math/apidocs/org/apache/commons/math3/complex/Complex.html" text:style-name="Internet_20_link" text:visited-style-name="Visited_20_Internet_20_Link">Complex</text:a><text:span text:style-name="T76">[] f,</text:span></text:p>
      <text:p text:style-name="P151"><text:span text:style-name="T80"><text:s text:c="27"/></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23">Returns the (forward, inverse) transform of the specified complex data set.</text:p>
      <text:p text:style-name="P225">Parameters:</text:p>
      <text:p text:style-name="P272"><text:span text:style-name="Source_20_Text"><text:span text:style-name="T76">f</text:span></text:span><text:span text:style-name="T76"> - the complex data array to be transformed</text:span></text:p>
      <text:p text:style-name="P272"><text:span text:style-name="Source_20_Text"><text:span text:style-name="T76">type</text:span></text:span><text:span text:style-name="T76"> - the type of transform (forward, inverse) to be performed</text:span></text:p>
      <text:p text:style-name="P225">Returns:</text:p>
      <text:p text:style-name="P273">the complex transformed array</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text:span></text:p>
      <text:p text:style-name="P172"/>
      <text:h text:style-name="P344" text:outline-level="3"><text:bookmark text:name="mdfft(java.lang.Object, org.apache.commons.math3.transform.TransformType)"/><text:bookmark-start text:name="__RefHeading___Toc32515_1949149028"/>mdfft<text:bookmark-end text:name="__RefHeading___Toc32515_1949149028"/></text:h>
      <text:p text:style-name="P121"><text:a xlink:type="simple" xlink:href="http://download.oracle.com/javase/6/docs/api/java/lang/Deprecated.html?is-external=true" text:style-name="Internet_20_link" text:visited-style-name="Visited_20_Internet_20_Link"><text:span text:style-name="T76">@Deprecated</text:span></text:a></text:p>
      <text:p text:style-name="P33"><text:span text:style-name="T76">public </text:span><text:a xlink:type="simple" xlink:href="http://download.oracle.com/javase/6/docs/api/java/lang/Object.html?is-external=true" text:style-name="Internet_20_link" text:visited-style-name="Visited_20_Internet_20_Link">Object</text:a><text:span text:style-name="T76"> </text:span><text:a xlink:type="simple" xlink:href="http://commons.apache.org/proper/commons-math/apidocs/src-html/org/apache/commons/math3/transform/FastFourierTransformer.html#line.437" text:style-name="Internet_20_link" text:visited-style-name="Visited_20_Internet_20_Link"><text:span text:style-name="T77">mdfft</text:span></text:a><text:span text:style-name="T76">(</text:span><text:a xlink:type="simple" xlink:href="http://download.oracle.com/javase/6/docs/api/java/lang/Object.html?is-external=true" text:style-name="Internet_20_link" text:visited-style-name="Visited_20_Internet_20_Link">Object</text:a><text:span text:style-name="T76"> mdca,</text:span></text:p>
      <text:p text:style-name="P151"><text:span text:style-name="T80"><text:s text:c="31"/></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23"><text:span text:style-name="T61">Deprecated.</text:span> <text:span text:style-name="T42">see MATH-736</text:span></text:p>
      <text:p text:style-name="P157"><text:soft-page-break/><text:span text:style-name="T76">Performs a multi-dimensional Fourier transform on a given array. Use </text:span><text:a xlink:type="simple" xlink:href="http://commons.apache.org/proper/commons-math/apidocs/org/apache/commons/math3/transform/FastFourierTransformer.html#transform(org.apache.commons.math3.complex.Complex[],%20org.apache.commons.math3.transform.TransformType)" text:style-name="Internet_20_link" text:visited-style-name="Visited_20_Internet_20_Link"><text:span text:style-name="Source_20_Text"><text:span text:style-name="T76">transform(Complex[], TransformType)</text:span></text:span></text:a><text:span text:style-name="T76"> in a row-column implementation in any number of dimensions with O(N×log(N)) complexity with N = n</text:span><text:span text:style-name="T88">1</text:span><text:span text:style-name="T76"> × n</text:span><text:span text:style-name="T88">2</text:span><text:span text:style-name="T76"> ×n</text:span><text:span text:style-name="T88">3</text:span><text:span text:style-name="T76"> × ... × n</text:span><text:span text:style-name="T88">d</text:span><text:span text:style-name="T76">, where n</text:span><text:span text:style-name="T88">k</text:span><text:span text:style-name="T76"> is the number of elements in dimension k, and d is the total number of dimensions.</text:span></text:p>
      <text:p text:style-name="P225">Parameters:</text:p>
      <text:p text:style-name="P272"><text:span text:style-name="Source_20_Text"><text:span text:style-name="T76">mdca</text:span></text:span><text:span text:style-name="T76"> - Multi-Dimensional Complex Array, i.e. </text:span><text:span text:style-name="Source_20_Text"><text:span text:style-name="T76">Complex[][][][]</text:span></text:span></text:p>
      <text:p text:style-name="P272"><text:span text:style-name="Source_20_Text"><text:span text:style-name="T76">type</text:span></text:span><text:span text:style-name="T76"> - the type of transform (forward, inverse) to be performed</text:span></text:p>
      <text:p text:style-name="P225">Returns:</text:p>
      <text:p text:style-name="P272"><text:span text:style-name="T76">transform of </text:span><text:span text:style-name="Source_20_Text"><text:span text:style-name="T76">mdca</text:span></text:span><text:span text:style-name="T76"> as a Multi-Dimensional Complex Array, i.e. </text:span><text:span text:style-name="Source_20_Text"><text:span text:style-name="T76">Complex[][][][]</text:span></text:span></text:p>
      <text:p text:style-name="P225">Throws:</text:p>
      <text:p text:style-name="P274"><text:a xlink:type="simple" xlink:href="http://download.oracle.com/javase/6/docs/api/java/lang/IllegalArgumentException.html?is-external=true" text:style-name="Internet_20_link" text:visited-style-name="Visited_20_Internet_20_Link"><text:span text:style-name="Source_20_Text"><text:span text:style-name="T76">IllegalArgumentException</text:span></text:span></text:a><text:span text:style-name="T76"> - if any dimension is not a power of two</text:span></text:p>
      <text:p text:style-name="P66"/>
      <text:p text:style-name="P66"/>
      <text:p text:style-name="P66"/>
      <text:h text:style-name="P356" text:outline-level="2"><text:bookmark-start text:name="__RefHeading___Toc32517_1949149028"/>org.apache.commons.math3.transform <text:line-break/>Class FastCosineTransformer<text:bookmark-end text:name="__RefHeading___Toc32517_1949149028"/></text:h>
      <text:p text:style-name="P121"><text:a xlink:type="simple" xlink:href="http://download.oracle.com/javase/6/docs/api/java/lang/Object.html?is-external=true" text:style-name="Internet_20_link" text:visited-style-name="Visited_20_Internet_20_Link"><text:span text:style-name="T76">java.lang.Object</text:span></text:a></text:p>
      <text:p text:style-name="P150"><text:s text:c="2"/><draw:frame draw:style-name="fr1" draw:name="graphics2" text:anchor-type="as-char" svg:width="0.1563in" svg:height="0.1457in" draw:z-index="2"><draw:image xlink:href="http://commons.apache.org/proper/commons-math/apidocs/resources/inherit.gif" xlink:type="simple" xlink:show="embed" xlink:actuate="onLoad"/></draw:frame><text:span text:style-name="T50">org.apache.commons.math3.transform.FastCosineTransformer</text:span></text:p>
      <text:p text:style-name="P126">All Implemented Interfaces:</text:p>
      <text:p text:style-name="P157"><text:a xlink:type="simple" xlink:href="http://download.oracle.com/javase/6/docs/api/java/io/Serializable.html?is-external=true" text:style-name="Internet_20_link" text:visited-style-name="Visited_20_Internet_20_Link">Serializable</text:a><text:span text:style-name="T76">, </text:span><text:a xlink:type="simple" xlink:href="http://commons.apache.org/proper/commons-math/apidocs/org/apache/commons/math3/transform/RealTransformer.html" text:style-name="Internet_20_link" text:visited-style-name="Visited_20_Internet_20_Link">RealTransformer</text:a></text:p>
      <text:p text:style-name="P172"/>
      <text:p text:style-name="P122"><text:span text:style-name="T76">public class </text:span><text:a xlink:type="simple" xlink:href="http://commons.apache.org/proper/commons-math/apidocs/src-html/org/apache/commons/math3/transform/FastCosineTransformer.html#line.66" text:style-name="Internet_20_link" text:visited-style-name="Visited_20_Internet_20_Link"><text:span text:style-name="T77">FastCosineTransformer</text:span></text:a><text:span text:style-name="T76">extends </text:span><text:a xlink:type="simple" xlink:href="http://download.oracle.com/javase/6/docs/api/java/lang/Object.html?is-external=true" text:style-name="Internet_20_link" text:visited-style-name="Visited_20_Internet_20_Link">Object</text:a><text:span text:style-name="T76">implements </text:span><text:a xlink:type="simple" xlink:href="http://commons.apache.org/proper/commons-math/apidocs/org/apache/commons/math3/transform/RealTransformer.html" text:style-name="Internet_20_link" text:visited-style-name="Visited_20_Internet_20_Link">RealTransformer</text:a><text:span text:style-name="T76">, </text:span><text:a xlink:type="simple" xlink:href="http://download.oracle.com/javase/6/docs/api/java/io/Serializable.html?is-external=true" text:style-name="Internet_20_link" text:visited-style-name="Visited_20_Internet_20_Link">Serializable</text:a></text:p>
      <text:p text:style-name="P115"><text:span text:style-name="T76">Implements the Fast Cosine Transform for transformation of one-dimensional real data sets. For reference, see James S. Walker, </text:span><text:span text:style-name="Emphasis"><text:span text:style-name="T76">Fast Fourier Transforms</text:span></text:span><text:span text:style-name="T76">, chapter 3 (ISBN 0849371635).</text:span></text:p>
      <text:p text:style-name="P115"><text:soft-page-break/><text:span text:style-name="T76">There are several variants of the discrete cosine transform. The present implementation corresponds to DCT-I, with various normalization conventions, which are specified by the parameter </text:span><text:a xlink:type="simple" xlink:href="http://commons.apache.org/proper/commons-math/apidocs/org/apache/commons/math3/transform/DctNormalization.html" text:style-name="Internet_20_link" text:visited-style-name="Visited_20_Internet_20_Link"><text:span text:style-name="Source_20_Text"><text:span text:style-name="T76">DctNormalization</text:span></text:span></text:a><text:span text:style-name="T76">.</text:span></text:p>
      <text:p text:style-name="P115"><text:span text:style-name="T76">DCT-I is equivalent to DFT of an </text:span><text:span text:style-name="Emphasis"><text:span text:style-name="T76">even extension</text:span></text:span><text:span text:style-name="T76"> of the data series. More precisely, if x</text:span><text:span text:style-name="T88">0</text:span><text:span text:style-name="T76">, …, x</text:span><text:span text:style-name="T88">N-1</text:span><text:span text:style-name="T76"> is the data set to be cosine transformed, the extended data set x</text:span><text:span text:style-name="T88">0</text:span><text:span text:style-name="T90">#</text:span><text:span text:style-name="T76">, …, x</text:span><text:span text:style-name="T88">2N-3</text:span><text:span text:style-name="T90">#</text:span><text:span text:style-name="T76"> is defined as follows</text:span></text:p>
      <text:list xml:id="list611779856867407281" text:style-name="L32">
        <text:list-item>
          <text:p text:style-name="P291">x<text:span text:style-name="T116">k</text:span><text:span text:style-name="T117">#</text:span> = x<text:span text:style-name="T116">k</text:span> if 0 ≤ k &lt; N,</text:p>
        </text:list-item>
        <text:list-item>
          <text:p text:style-name="P287">x<text:span text:style-name="T116">k</text:span><text:span text:style-name="T117">#</text:span> = x<text:span text:style-name="T116">2N-2-k</text:span> if N ≤ k &lt; 2N - 2.</text:p>
        </text:list-item>
      </text:list>
      <text:p text:style-name="P115"><text:span text:style-name="T76">Then, the standard DCT-I y</text:span><text:span text:style-name="T88">0</text:span><text:span text:style-name="T76">, …, y</text:span><text:span text:style-name="T88">N-1</text:span><text:span text:style-name="T76"> of the real data set x</text:span><text:span text:style-name="T88">0</text:span><text:span text:style-name="T76">, …, x</text:span><text:span text:style-name="T88">N-1</text:span><text:span text:style-name="T76"> is equal to </text:span><text:span text:style-name="Emphasis"><text:span text:style-name="T76">half</text:span></text:span><text:span text:style-name="T76"> of the N first elements of the DFT of the extended data set x</text:span><text:span text:style-name="T88">0</text:span><text:span text:style-name="T90">#</text:span><text:span text:style-name="T76">, …, x</text:span><text:span text:style-name="T88">2N-3</text:span><text:span text:style-name="T90">#</text:span><text:span text:style-name="T76"> <text:line-break/>y</text:span><text:span text:style-name="T88">n</text:span><text:span text:style-name="T76"> = (1 / 2) ∑</text:span><text:span text:style-name="T88">k=0</text:span><text:span text:style-name="T90">2N-3</text:span><text:span text:style-name="T76"> x</text:span><text:span text:style-name="T88">k</text:span><text:span text:style-name="T90">#</text:span><text:span text:style-name="T76"> exp[-2πi nk / (2N - 2)] <text:s text:c="4"/>k = 0, …, N-1.</text:span></text:p>
      <text:p text:style-name="P116">The present implementation of the discrete cosine transform as a fast cosine transform requires the length of the data set to be a power of two plus one (N = 2<text:span text:style-name="T117">n</text:span> + 1). Besides, it implicitly assumes that the sampled function is even.</text:p>
      <text:p text:style-name="P126">Since:</text:p>
      <text:p text:style-name="P260">1.2</text:p>
      <text:p text:style-name="P275">Version:</text:p>
      <text:p text:style-name="P260">$Id: FastCosineTransformer.java 1385310 2012-09-16 16:32:10Z tn $</text:p>
      <text:p text:style-name="P275">See Also:</text:p>
      <text:p text:style-name="P157"><text:a xlink:type="simple" xlink:href="http://commons.apache.org/proper/commons-math/apidocs/serialized-form.html#org.apache.commons.math3.transform.FastCosineTransformer" text:style-name="Internet_20_link" text:visited-style-name="Visited_20_Internet_20_Link"><text:span text:style-name="T76">Serialized Form</text:span></text:a></text:p>
      <text:p text:style-name="P172"/>
      <text:p text:style-name="P119"><text:bookmark text:name="constructor_summary1"/></text:p>
      <table:table table:name="Table15" table:style-name="Table15">
        <table:table-column table:style-name="Table15.A"/>
        <table:table-column table:style-name="Table15.B"/>
        <table:table-row table:style-name="Table15.1">
          <table:table-cell table:style-name="Table15.A1" table:number-columns-spanned="2" office:value-type="string">
            <text:p text:style-name="P231">Constructor Summary</text:p>
          </table:table-cell>
          <table:covered-table-cell/>
        </table:table-row>
        <table:table-row table:style-name="Table15.2">
          <table:table-cell table:style-name="Table15.A2" office:value-type="string">
            <text:p text:style-name="Table_20_Contents"><text:a xlink:type="simple" xlink:href="http://commons.apache.org/proper/commons-math/apidocs/org/apache/commons/math3/transform/FastCosineTransformer.html#FastCosineTransformer(org.apache.commons.math3.transform.DctNormalization)" text:style-name="Internet_20_link" text:visited-style-name="Visited_20_Internet_20_Link"><text:span text:style-name="Source_20_Text"><text:span text:style-name="T40">FastCosineTransformer</text:span></text:span></text:a><text:span text:style-name="Source_20_Text"><text:span text:style-name="T39">(</text:span></text:span><text:a xlink:type="simple" xlink:href="http://commons.apache.org/proper/commons-math/apidocs/org/apache/commons/math3/transform/DctNormalization.html" text:style-name="Internet_20_link" text:visited-style-name="Visited_20_Internet_20_Link"><text:span text:style-name="Source_20_Text"><text:span text:style-name="T39">DctNormalization</text:span></text:span></text:a><text:span text:style-name="Source_20_Text"><text:span text:style-name="T39"> normalization)</text:span></text:span><text:span text:style-name="T39"> <text:line-break/> <text:s text:c="9"/>Creates a new instance of this class, with various normalization conventions.</text:span></text:p>
          </table:table-cell>
          <table:table-cell table:style-name="Table15.B2" office:value-type="string">
            <text:p text:style-name="P226"/>
          </table:table-cell>
        </table:table-row>
      </table:table>
      <text:p text:style-name="P120"><text:s/></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231">Method Summary</text:p>
          </table:table-cell>
          <table:covered-table-cell/>
        </table:table-row>
        <text:soft-page-break/>
        <table:table-row table:style-name="Table16.2">
          <table:table-cell table:style-name="Table16.A4" office:value-type="string">
            <text:p text:style-name="P228"><text:span text:style-name="Source_20_Text"><text:span text:style-name="T39">protected <text:s/>double[]</text:span></text:span></text:p>
          </table:table-cell>
          <table:table-cell table:style-name="Table16.B2" office:value-type="string">
            <text:p text:style-name="Table_20_Contents"><text:a xlink:type="simple" xlink:href="http://commons.apache.org/proper/commons-math/apidocs/org/apache/commons/math3/transform/FastCosineTransformer.html#fct(double[])" text:style-name="Internet_20_link" text:visited-style-name="Visited_20_Internet_20_Link"><text:span text:style-name="Source_20_Text"><text:span text:style-name="T40">fct</text:span></text:span></text:a><text:span text:style-name="Source_20_Text"><text:span text:style-name="T39">(double[] f)</text:span></text:span><text:span text:style-name="T39"> <text:line-break/> <text:s text:c="9"/>Perform the FCT algorithm (including inverse).</text:span></text:p>
          </table:table-cell>
        </table:table-row>
        <table:table-row table:style-name="Table16.2">
          <table:table-cell table:style-name="Table16.A4" office:value-type="string">
            <text:p text:style-name="P228"><text:span text:style-name="Source_20_Text"><text:span text:style-name="T39"><text:s/>double[]</text:span></text:span></text:p>
          </table:table-cell>
          <table:table-cell table:style-name="Table16.B2" office:value-type="string">
            <text:p text:style-name="Table_20_Contents"><text:a xlink:type="simple" xlink:href="http://commons.apache.org/proper/commons-math/apidocs/org/apache/commons/math3/transform/FastCosineTransformer.html#transform(double[],%20org.apache.commons.math3.transform.TransformType)" text:style-name="Internet_20_link" text:visited-style-name="Visited_20_Internet_20_Link"><text:span text:style-name="Source_20_Text"><text:span text:style-name="T40">transform</text:span></text:span></text:a><text:span text:style-name="Source_20_Text"><text:span text:style-name="T39">(double[] f,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data set.</text:span></text:p>
          </table:table-cell>
        </table:table-row>
        <table:table-row table:style-name="Table16.2">
          <table:table-cell table:style-name="Table16.A4" office:value-type="string">
            <text:p text:style-name="P228"><text:span text:style-name="Source_20_Text"><text:span text:style-name="T39"><text:s/>double[]</text:span></text:span></text:p>
          </table:table-cell>
          <table:table-cell table:style-name="Table16.B2" office:value-type="string">
            <text:p text:style-name="Table_20_Contents"><text:a xlink:type="simple" xlink:href="http://commons.apache.org/proper/commons-math/apidocs/org/apache/commons/math3/transform/FastCosineTransformer.html#transform(org.apache.commons.math3.analysis.UnivariateFunction,%20double,%20double,%20int,%20org.apache.commons.math3.transform.TransformType)" text:style-name="Internet_20_link" text:visited-style-name="Visited_20_Internet_20_Link"><text:span text:style-name="Source_20_Text"><text:span text:style-name="T40">transform</text:span></text:span></text:a><text:span text:style-name="Source_20_Text"><text:span text:style-name="T39">(</text:span></text:span><text:a xlink:type="simple" xlink:href="http://commons.apache.org/proper/commons-math/apidocs/org/apache/commons/math3/analysis/UnivariateFunction.html" text:style-name="Internet_20_link" text:visited-style-name="Visited_20_Internet_20_Link"><text:span text:style-name="Source_20_Text"><text:span text:style-name="T39">UnivariateFunction</text:span></text:span></text:a><text:span text:style-name="Source_20_Text"><text:span text:style-name="T39"> f, double min, double max, int n,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function, sampled on the specified interval.</text:span></text:p>
          </table:table-cell>
        </table:table-row>
      </table:table>
      <text:p text:style-name="P120"><text:s/></text:p>
      <table:table table:name="Table17" table:style-name="Table17">
        <table:table-column table:style-name="Table17.A"/>
        <table:table-row table:style-name="Table17.1">
          <table:table-cell table:style-name="Table17.A1" office:value-type="string">
            <text:p text:style-name="P230"><text:span text:style-name="T40">Methods inherited from class java.lang.</text:span><text:a xlink:type="simple" xlink:href="http://download.oracle.com/javase/6/docs/api/java/lang/Object.html?is-external=true" text:style-name="Internet_20_link" text:visited-style-name="Visited_20_Internet_20_Link"><text:span text:style-name="T40">Object</text:span></text:a></text:p>
          </table:table-cell>
        </table:table-row>
        <table:table-row table:style-name="Table17.2">
          <table:table-cell table:style-name="Table17.A2" office:value-type="string">
            <text:p text:style-name="Table_20_Contents"><text:a xlink:type="simple" xlink:href="http://download.oracle.com/javase/6/docs/api/java/lang/Object.html?is-external=true#clone()" text:style-name="Internet_20_link" text:visited-style-name="Visited_20_Internet_20_Link"><text:span text:style-name="Source_20_Text"><text:span text:style-name="T39">clone</text:span></text:span></text:a><text:span text:style-name="Source_20_Text"><text:span text:style-name="T39">, </text:span></text:span><text:a xlink:type="simple" xlink:href="http://download.oracle.com/javase/6/docs/api/java/lang/Object.html?is-external=true#equals(java.lang.Object)" text:style-name="Internet_20_link" text:visited-style-name="Visited_20_Internet_20_Link"><text:span text:style-name="Source_20_Text"><text:span text:style-name="T39">equals</text:span></text:span></text:a><text:span text:style-name="Source_20_Text"><text:span text:style-name="T39">, </text:span></text:span><text:a xlink:type="simple" xlink:href="http://download.oracle.com/javase/6/docs/api/java/lang/Object.html?is-external=true#finalize()" text:style-name="Internet_20_link" text:visited-style-name="Visited_20_Internet_20_Link"><text:span text:style-name="Source_20_Text"><text:span text:style-name="T39">finalize</text:span></text:span></text:a><text:span text:style-name="Source_20_Text"><text:span text:style-name="T39">, </text:span></text:span><text:a xlink:type="simple" xlink:href="http://download.oracle.com/javase/6/docs/api/java/lang/Object.html?is-external=true#getClass()" text:style-name="Internet_20_link" text:visited-style-name="Visited_20_Internet_20_Link"><text:span text:style-name="Source_20_Text"><text:span text:style-name="T39">getClass</text:span></text:span></text:a><text:span text:style-name="Source_20_Text"><text:span text:style-name="T39">, </text:span></text:span><text:a xlink:type="simple" xlink:href="http://download.oracle.com/javase/6/docs/api/java/lang/Object.html?is-external=true#hashCode()" text:style-name="Internet_20_link" text:visited-style-name="Visited_20_Internet_20_Link"><text:span text:style-name="Source_20_Text"><text:span text:style-name="T39">hashCode</text:span></text:span></text:a><text:span text:style-name="Source_20_Text"><text:span text:style-name="T39">, </text:span></text:span><text:a xlink:type="simple" xlink:href="http://download.oracle.com/javase/6/docs/api/java/lang/Object.html?is-external=true#notify()" text:style-name="Internet_20_link" text:visited-style-name="Visited_20_Internet_20_Link"><text:span text:style-name="Source_20_Text"><text:span text:style-name="T39">notify</text:span></text:span></text:a><text:span text:style-name="Source_20_Text"><text:span text:style-name="T39">, </text:span></text:span><text:a xlink:type="simple" xlink:href="http://download.oracle.com/javase/6/docs/api/java/lang/Object.html?is-external=true#notifyAll()" text:style-name="Internet_20_link" text:visited-style-name="Visited_20_Internet_20_Link"><text:span text:style-name="Source_20_Text"><text:span text:style-name="T39">notifyAll</text:span></text:span></text:a><text:span text:style-name="Source_20_Text"><text:span text:style-name="T39">, </text:span></text:span><text:a xlink:type="simple" xlink:href="http://download.oracle.com/javase/6/docs/api/java/lang/Object.html?is-external=true#toString()" text:style-name="Internet_20_link" text:visited-style-name="Visited_20_Internet_20_Link"><text:span text:style-name="Source_20_Text"><text:span text:style-name="T39">toString</text:span></text:span></text:a><text:span text:style-name="Source_20_Text"><text:span text:style-name="T39">, </text:span></text:span><text:a xlink:type="simple" xlink:href="http://download.oracle.com/javase/6/docs/api/java/lang/Object.html?is-external=true#wait()" text:style-name="Internet_20_link" text:visited-style-name="Visited_20_Internet_20_Link"><text:span text:style-name="Source_20_Text"><text:span text:style-name="T39">wait</text:span></text:span></text:a><text:span text:style-name="Source_20_Text"><text:span text:style-name="T39">, </text:span></text:span><text:a xlink:type="simple" xlink:href="http://download.oracle.com/javase/6/docs/api/java/lang/Object.html?is-external=true#wait(long)" text:style-name="Internet_20_link" text:visited-style-name="Visited_20_Internet_20_Link"><text:span text:style-name="Source_20_Text"><text:span text:style-name="T39">wait</text:span></text:span></text:a><text:span text:style-name="Source_20_Text"><text:span text:style-name="T39">, </text:span></text:span><text:a xlink:type="simple" xlink:href="http://download.oracle.com/javase/6/docs/api/java/lang/Object.html?is-external=true#wait(long,%20int)" text:style-name="Internet_20_link" text:visited-style-name="Visited_20_Internet_20_Link"><text:span text:style-name="Source_20_Text"><text:span text:style-name="T39">wait</text:span></text:span></text:a></text:p>
          </table:table-cell>
        </table:table-row>
      </table:table>
      <text:p text:style-name="P117"><text:s/></text:p>
      <text:p text:style-name="P119"><text:bookmark text:name="constructor_detail1"/></text:p>
      <table:table table:name="Table18" table:style-name="Table18">
        <table:table-column table:style-name="Table18.A"/>
        <table:table-row table:style-name="Table18.1">
          <table:table-cell table:style-name="Table18.A1" office:value-type="string">
            <text:p text:style-name="P231">Constructor Detail</text:p>
          </table:table-cell>
        </table:table-row>
      </table:table>
      <text:h text:style-name="P344" text:outline-level="3"><text:bookmark text:name="FastCosineTransformer(org.apache.commons.math3.transform.DctNormalization)"/><text:bookmark-start text:name="__RefHeading___Toc32519_1949149028"/>FastCosineTransformer<text:bookmark-end text:name="__RefHeading___Toc32519_1949149028"/></text:h>
      <text:p text:style-name="P122"><text:span text:style-name="T76">public </text:span><text:a xlink:type="simple" xlink:href="http://commons.apache.org/proper/commons-math/apidocs/src-html/org/apache/commons/math3/transform/FastCosineTransformer.html#line.81" text:style-name="Internet_20_link" text:visited-style-name="Visited_20_Internet_20_Link"><text:span text:style-name="T77">FastCosineTransformer</text:span></text:a><text:span text:style-name="T76">(</text:span><text:a xlink:type="simple" xlink:href="http://commons.apache.org/proper/commons-math/apidocs/org/apache/commons/math3/transform/DctNormalization.html" text:style-name="Internet_20_link" text:visited-style-name="Visited_20_Internet_20_Link">DctNormalization</text:a><text:span text:style-name="T76"> normalization)</text:span></text:p>
      <text:p text:style-name="P123">Creates a new instance of this class, with various normalization conventions.</text:p>
      <text:p text:style-name="P225">Parameters:</text:p>
      <text:p text:style-name="P274"><text:span text:style-name="Source_20_Text"><text:span text:style-name="T76">normalization</text:span></text:span><text:span text:style-name="T76"> - the type of normalization to be applied to the transformed data</text:span></text:p>
      <text:p text:style-name="P119"><text:bookmark text:name="method_detail1"/></text:p>
      <table:table table:name="Table19" table:style-name="Table19">
        <table:table-column table:style-name="Table19.A"/>
        <table:table-row table:style-name="Table19.1">
          <table:table-cell table:style-name="Table19.A1" office:value-type="string">
            <text:p text:style-name="P231">Method Detail</text:p>
          </table:table-cell>
        </table:table-row>
      </table:table>
      <text:h text:style-name="P344" text:outline-level="3"><text:bookmark text:name="transform(double[], org.apache.commons.math3.transform.TransformType)1"/><text:bookmark-start text:name="__RefHeading___Toc32521_1949149028"/>transform<text:bookmark-end text:name="__RefHeading___Toc32521_1949149028"/></text:h>
      <text:p text:style-name="P121"><text:span text:style-name="T76">public double[] </text:span><text:a xlink:type="simple" xlink:href="http://commons.apache.org/proper/commons-math/apidocs/src-html/org/apache/commons/math3/transform/FastCosineTransformer.html#line.91" text:style-name="Internet_20_link" text:visited-style-name="Visited_20_Internet_20_Link"><text:span text:style-name="T77">transform</text:span></text:a><text:span text:style-name="T76">(double[] f,</text:span></text:p>
      <text:p text:style-name="P33"><text:span text:style-name="T80"><text:s text:c="26"/></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51"><text:span text:style-name="T80"><text:s text:c="19"/></text:span><text:span text:style-name="T76">throws </text:span><text:a xlink:type="simple" xlink:href="http://commons.apache.org/proper/commons-math/apidocs/org/apache/commons/math3/exception/MathIllegalArgumentException.html" text:style-name="Internet_20_link" text:visited-style-name="Visited_20_Internet_20_Link">MathIllegalArgumentException</text:a></text:p>
      <text:p text:style-name="P123"><text:soft-page-break/>Returns the (forward, inverse) transform of the specified real data set.</text:p>
      <text:p text:style-name="P225">Specified by:</text:p>
      <text:p text:style-name="P272"><text:a xlink:type="simple" xlink:href="http://commons.apache.org/proper/commons-math/apidocs/org/apache/commons/math3/transform/RealTransformer.html#transform(double[],%20org.apache.commons.math3.transform.TransformType)" text:style-name="Internet_20_link" text:visited-style-name="Visited_20_Internet_20_Link"><text:span text:style-name="Source_20_Text"><text:span text:style-name="T76">transform</text:span></text:span></text:a><text:span text:style-name="T76"> in interface </text:span><text:a xlink:type="simple" xlink:href="http://commons.apache.org/proper/commons-math/apidocs/org/apache/commons/math3/transform/RealTransformer.html" text:style-name="Internet_20_link" text:visited-style-name="Visited_20_Internet_20_Link"><text:span text:style-name="Source_20_Text"><text:span text:style-name="T76">RealTransformer</text:span></text:span></text:a></text:p>
      <text:p text:style-name="P225">Parameters:</text:p>
      <text:p text:style-name="P272"><text:span text:style-name="Source_20_Text"><text:span text:style-name="T76">f</text:span></text:span><text:span text:style-name="T76"> - the real data array to be transformed (signal)</text:span></text:p>
      <text:p text:style-name="P272"><text:span text:style-name="Source_20_Text"><text:span text:style-name="T76">type</text:span></text:span><text:span text:style-name="T76"> - the type of transform (forward, inverse) to be performed</text:span></text:p>
      <text:p text:style-name="P225">Returns:</text:p>
      <text:p text:style-name="P273">the real transformed array (spectrum)</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 plus one</text:span></text:p>
      <text:p text:style-name="P172"/>
      <text:h text:style-name="P344" text:outline-level="3"><text:bookmark text:name="transform(org.apache.commons.math3.analysis.UnivariateFunction, double, double, int, org.apache.commons.math3.transform.TransformType)1"/><text:bookmark-start text:name="__RefHeading___Toc32523_1949149028"/>transform<text:bookmark-end text:name="__RefHeading___Toc32523_1949149028"/></text:h>
      <text:p text:style-name="P121"><text:span text:style-name="T76">public double[] </text:span><text:a xlink:type="simple" xlink:href="http://commons.apache.org/proper/commons-math/apidocs/src-html/org/apache/commons/math3/transform/FastCosineTransformer.html#line.120" text:style-name="Internet_20_link" text:visited-style-name="Visited_20_Internet_20_Link"><text:span text:style-name="T77">transform</text:span></text:a><text:span text:style-name="T76">(</text:span><text:a xlink:type="simple" xlink:href="http://commons.apache.org/proper/commons-math/apidocs/org/apache/commons/math3/analysis/UnivariateFunction.html" text:style-name="Internet_20_link" text:visited-style-name="Visited_20_Internet_20_Link">UnivariateFunction</text:a><text:span text:style-name="T76"> f,</text:span></text:p>
      <text:p text:style-name="P32"><text:s text:c="26"/><text:span text:style-name="T48">double min,</text:span></text:p>
      <text:p text:style-name="P32"><text:s text:c="26"/><text:span text:style-name="T48">double max,</text:span></text:p>
      <text:p text:style-name="P32"><text:s text:c="26"/><text:span text:style-name="T48">int n,</text:span></text:p>
      <text:p text:style-name="P33"><text:span text:style-name="T80"><text:s text:c="26"/></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51"><text:span text:style-name="T80"><text:s text:c="19"/></text:span><text:span text:style-name="T76">throws </text:span><text:a xlink:type="simple" xlink:href="http://commons.apache.org/proper/commons-math/apidocs/org/apache/commons/math3/exception/MathIllegalArgumentException.html" text:style-name="Internet_20_link" text:visited-style-name="Visited_20_Internet_20_Link">MathIllegalArgumentException</text:a></text:p>
      <text:p text:style-name="P123">Returns the (forward, inverse) transform of the specified real function, sampled on the specified interval.</text:p>
      <text:p text:style-name="P225">Specified by:</text:p>
      <text:p text:style-name="P272"><text:a xlink:type="simple" xlink:href="http://commons.apache.org/proper/commons-math/apidocs/org/apache/commons/math3/transform/RealTransformer.html#transform(org.apache.commons.math3.analysis.UnivariateFunction,%20double,%20double,%20int,%20org.apache.commons.math3.transform.TransformType)" text:style-name="Internet_20_link" text:visited-style-name="Visited_20_Internet_20_Link"><text:span text:style-name="Source_20_Text"><text:span text:style-name="T76">transform</text:span></text:span></text:a><text:span text:style-name="T76"> in interface </text:span><text:a xlink:type="simple" xlink:href="http://commons.apache.org/proper/commons-math/apidocs/org/apache/commons/math3/transform/RealTransformer.html" text:style-name="Internet_20_link" text:visited-style-name="Visited_20_Internet_20_Link"><text:span text:style-name="Source_20_Text"><text:span text:style-name="T76">RealTransformer</text:span></text:span></text:a></text:p>
      <text:p text:style-name="P225">Parameters:</text:p>
      <text:p text:style-name="P272"><text:span text:style-name="Source_20_Text"><text:span text:style-name="T76">f</text:span></text:span><text:span text:style-name="T76"> - the function to be sampled and transformed</text:span></text:p>
      <text:p text:style-name="P272"><text:span text:style-name="Source_20_Text"><text:span text:style-name="T76">min</text:span></text:span><text:span text:style-name="T76"> - the (inclusive) lower bound for the interval</text:span></text:p>
      <text:p text:style-name="P272"><text:span text:style-name="Source_20_Text"><text:span text:style-name="T76">max</text:span></text:span><text:span text:style-name="T76"> - the (exclusive) upper bound for the interval</text:span></text:p>
      <text:p text:style-name="P272"><text:span text:style-name="Source_20_Text"><text:span text:style-name="T76">n</text:span></text:span><text:span text:style-name="T76"> - the number of sample points</text:span></text:p>
      <text:p text:style-name="P272"><text:span text:style-name="Source_20_Text"><text:span text:style-name="T76">type</text:span></text:span><text:span text:style-name="T76"> - the type of transform (forward, inverse) to be performed</text:span></text:p>
      <text:p text:style-name="P225">Returns:</text:p>
      <text:p text:style-name="P273"><text:soft-page-break/>the real transformed array</text:p>
      <text:p text:style-name="P225">Throws:</text:p>
      <text:p text:style-name="P272"><text:a xlink:type="simple" xlink:href="http://commons.apache.org/proper/commons-math/apidocs/org/apache/commons/math3/exception/NonMonotonicSequenceException.html" text:style-name="Internet_20_link" text:visited-style-name="Visited_20_Internet_20_Link"><text:span text:style-name="Source_20_Text"><text:span text:style-name="T76">NonMonotonicSequenceException</text:span></text:span></text:a><text:span text:style-name="T76"> - if the lower bound is greater than, or equal to the upper bound</text:span></text:p>
      <text:p text:style-name="P272"><text:a xlink:type="simple" xlink:href="http://commons.apache.org/proper/commons-math/apidocs/org/apache/commons/math3/exception/NotStrictlyPositiveException.html" text:style-name="Internet_20_link" text:visited-style-name="Visited_20_Internet_20_Link"><text:span text:style-name="Source_20_Text"><text:span text:style-name="T76">NotStrictlyPositiveException</text:span></text:span></text:a><text:span text:style-name="T76"> - if the number of sample points is negative</text:span></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number of sample points is not a power of two plus one</text:span></text:p>
      <text:p text:style-name="P172"/>
      <text:h text:style-name="P344" text:outline-level="3"><text:bookmark text:name="fct(double[])"/><text:bookmark-start text:name="__RefHeading___Toc32525_1949149028"/>fct<text:bookmark-end text:name="__RefHeading___Toc32525_1949149028"/></text:h>
      <text:p text:style-name="P121"><text:span text:style-name="T76">protected double[] </text:span><text:a xlink:type="simple" xlink:href="http://commons.apache.org/proper/commons-math/apidocs/src-html/org/apache/commons/math3/transform/FastCosineTransformer.html#line.136" text:style-name="Internet_20_link" text:visited-style-name="Visited_20_Internet_20_Link"><text:span text:style-name="T77">fct</text:span></text:a><text:span text:style-name="T76">(double[] f)</text:span></text:p>
      <text:p text:style-name="P151"><text:span text:style-name="T80"><text:s text:c="16"/></text:span><text:span text:style-name="T76">throws </text:span><text:a xlink:type="simple" xlink:href="http://commons.apache.org/proper/commons-math/apidocs/org/apache/commons/math3/exception/MathIllegalArgumentException.html" text:style-name="Internet_20_link" text:visited-style-name="Visited_20_Internet_20_Link">MathIllegalArgumentException</text:a></text:p>
      <text:p text:style-name="P123">Perform the FCT algorithm (including inverse).</text:p>
      <text:p text:style-name="P225">Parameters:</text:p>
      <text:p text:style-name="P272"><text:span text:style-name="Source_20_Text"><text:span text:style-name="T76">f</text:span></text:span><text:span text:style-name="T76"> - the real data array to be transformed</text:span></text:p>
      <text:p text:style-name="P225">Returns:</text:p>
      <text:p text:style-name="P273">the real transformed array</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 plus one</text:span></text:p>
      <text:p text:style-name="P66"/>
      <text:p text:style-name="P66"/>
      <text:h text:style-name="P356" text:outline-level="2"><text:soft-page-break/></text:h>
      <text:h text:style-name="P356" text:outline-level="2"/>
      <text:h text:style-name="P356" text:outline-level="2"/>
      <text:h text:style-name="P356" text:outline-level="2"/>
      <text:h text:style-name="P356" text:outline-level="2"/>
      <text:h text:style-name="P356" text:outline-level="2"/>
      <text:h text:style-name="P356" text:outline-level="2"><text:bookmark-start text:name="__RefHeading___Toc32527_1949149028"/>org.apache.commons.math3.transform <text:line-break/>Class FastSineTransformer<text:bookmark-end text:name="__RefHeading___Toc32527_1949149028"/></text:h>
      <text:p text:style-name="P121"><text:a xlink:type="simple" xlink:href="http://download.oracle.com/javase/6/docs/api/java/lang/Object.html?is-external=true" text:style-name="Internet_20_link" text:visited-style-name="Visited_20_Internet_20_Link"><text:span text:style-name="T76">java.lang.Object</text:span></text:a></text:p>
      <text:p text:style-name="P150"><text:s text:c="2"/><draw:frame draw:style-name="fr1" draw:name="graphics3" text:anchor-type="as-char" svg:width="0.1563in" svg:height="0.1457in" draw:z-index="3"><draw:image xlink:href="http://commons.apache.org/proper/commons-math/apidocs/resources/inherit.gif" xlink:type="simple" xlink:show="embed" xlink:actuate="onLoad"/></draw:frame><text:span text:style-name="T50">org.apache.commons.math3.transform.FastSineTransformer</text:span></text:p>
      <text:p text:style-name="P126">All Implemented Interfaces:</text:p>
      <text:p text:style-name="P157"><text:a xlink:type="simple" xlink:href="http://download.oracle.com/javase/6/docs/api/java/io/Serializable.html?is-external=true" text:style-name="Internet_20_link" text:visited-style-name="Visited_20_Internet_20_Link">Serializable</text:a><text:span text:style-name="T76">, </text:span><text:a xlink:type="simple" xlink:href="http://commons.apache.org/proper/commons-math/apidocs/org/apache/commons/math3/transform/RealTransformer.html" text:style-name="Internet_20_link" text:visited-style-name="Visited_20_Internet_20_Link">RealTransformer</text:a></text:p>
      <text:p text:style-name="P172"/>
      <text:p text:style-name="P122"><text:span text:style-name="T76">public class </text:span><text:a xlink:type="simple" xlink:href="http://commons.apache.org/proper/commons-math/apidocs/src-html/org/apache/commons/math3/transform/FastSineTransformer.html#line.71" text:style-name="Internet_20_link" text:visited-style-name="Visited_20_Internet_20_Link"><text:span text:style-name="T77">FastSineTransformer</text:span></text:a><text:span text:style-name="T76">extends </text:span><text:a xlink:type="simple" xlink:href="http://download.oracle.com/javase/6/docs/api/java/lang/Object.html?is-external=true" text:style-name="Internet_20_link" text:visited-style-name="Visited_20_Internet_20_Link">Object</text:a><text:span text:style-name="T76">implements </text:span><text:a xlink:type="simple" xlink:href="http://commons.apache.org/proper/commons-math/apidocs/org/apache/commons/math3/transform/RealTransformer.html" text:style-name="Internet_20_link" text:visited-style-name="Visited_20_Internet_20_Link">RealTransformer</text:a><text:span text:style-name="T76">, </text:span><text:a xlink:type="simple" xlink:href="http://download.oracle.com/javase/6/docs/api/java/io/Serializable.html?is-external=true" text:style-name="Internet_20_link" text:visited-style-name="Visited_20_Internet_20_Link">Serializable</text:a></text:p>
      <text:p text:style-name="P115"><text:span text:style-name="T76">Implements the Fast Sine Transform for transformation of one-dimensional real data sets. For reference, see James S. Walker,</text:span><text:span text:style-name="Emphasis"><text:span text:style-name="T76">Fast Fourier Transforms</text:span></text:span><text:span text:style-name="T76">, chapter 3 (ISBN 0849371635).</text:span></text:p>
      <text:p text:style-name="P115"><text:span text:style-name="T76">There are several variants of the discrete sine transform. The present implementation corresponds to DST-I, with various normalization conventions, which are specified by the parameter </text:span><text:a xlink:type="simple" xlink:href="http://commons.apache.org/proper/commons-math/apidocs/org/apache/commons/math3/transform/DstNormalization.html" text:style-name="Internet_20_link" text:visited-style-name="Visited_20_Internet_20_Link"><text:span text:style-name="Source_20_Text"><text:span text:style-name="T76">DstNormalization</text:span></text:span></text:a><text:span text:style-name="T76">. </text:span><text:span text:style-name="Strong_20_Emphasis"><text:span text:style-name="T76">It should be noted that regardless to the convention, the first element of the dataset to be transformed must be zero.</text:span></text:span></text:p>
      <text:p text:style-name="P115"><text:soft-page-break/><text:span text:style-name="T76">DST-I is equivalent to DFT of an </text:span><text:span text:style-name="Emphasis"><text:span text:style-name="T76">odd extension</text:span></text:span><text:span text:style-name="T76"> of the data series. More precisely, if x</text:span><text:span text:style-name="T88">0</text:span><text:span text:style-name="T76">, …, x</text:span><text:span text:style-name="T88">N-1</text:span><text:span text:style-name="T76"> is the data set to be sine transformed, the extended data set x</text:span><text:span text:style-name="T88">0</text:span><text:span text:style-name="T90">#</text:span><text:span text:style-name="T76">, …, x</text:span><text:span text:style-name="T88">2N-1</text:span><text:span text:style-name="T90">#</text:span><text:span text:style-name="T76"> is defined as follows</text:span></text:p>
      <text:list xml:id="list5980619613868931499" text:style-name="L33">
        <text:list-item>
          <text:p text:style-name="P292">x<text:span text:style-name="T116">0</text:span><text:span text:style-name="T117">#</text:span> = x<text:span text:style-name="T116">0</text:span> = 0,</text:p>
        </text:list-item>
        <text:list-item>
          <text:p text:style-name="P292">x<text:span text:style-name="T116">k</text:span><text:span text:style-name="T117">#</text:span> = x<text:span text:style-name="T116">k</text:span> if 1 ≤ k &lt; N,</text:p>
        </text:list-item>
        <text:list-item>
          <text:p text:style-name="P292">x<text:span text:style-name="T116">N</text:span><text:span text:style-name="T117">#</text:span> = 0,</text:p>
        </text:list-item>
        <text:list-item>
          <text:p text:style-name="P288">x<text:span text:style-name="T116">k</text:span><text:span text:style-name="T117">#</text:span> = -x<text:span text:style-name="T116">2N-k</text:span> if N + 1 ≤ k &lt; 2N.</text:p>
        </text:list-item>
      </text:list>
      <text:p text:style-name="P115"><text:span text:style-name="T76">Then, the standard DST-I y</text:span><text:span text:style-name="T88">0</text:span><text:span text:style-name="T76">, …, y</text:span><text:span text:style-name="T88">N-1</text:span><text:span text:style-name="T76"> of the real data set x</text:span><text:span text:style-name="T88">0</text:span><text:span text:style-name="T76">, …, x</text:span><text:span text:style-name="T88">N-1</text:span><text:span text:style-name="T76"> is equal to </text:span><text:span text:style-name="Emphasis"><text:span text:style-name="T76">half</text:span></text:span><text:span text:style-name="T76"> of i (the pure imaginary number) times the N first elements of the DFT of the extended data set x</text:span><text:span text:style-name="T88">0</text:span><text:span text:style-name="T90">#</text:span><text:span text:style-name="T76">, …, x</text:span><text:span text:style-name="T88">2N-1</text:span><text:span text:style-name="T90">#</text:span><text:span text:style-name="T76"> <text:line-break/>y</text:span><text:span text:style-name="T88">n</text:span><text:span text:style-name="T76"> = (i / 2) ∑</text:span><text:span text:style-name="T88">k=0</text:span><text:span text:style-name="T90">2N-1</text:span><text:span text:style-name="T76"> x</text:span><text:span text:style-name="T88">k</text:span><text:span text:style-name="T90">#</text:span><text:span text:style-name="T76"> exp[-2πi nk / (2N)] <text:s text:c="4"/>k = 0, …, N-1.</text:span></text:p>
      <text:p text:style-name="P115"><text:span text:style-name="T76">The present implementation of the discrete sine transform as a fast sine transform requires the length of the data to be a power of two. Besides, it implicitly assumes that the sampled function is odd. In particular, the first element of the data set must be 0, which is enforced in </text:span><text:a xlink:type="simple" xlink:href="http://commons.apache.org/proper/commons-math/apidocs/org/apache/commons/math3/transform/FastSineTransformer.html#transform(org.apache.commons.math3.analysis.UnivariateFunction,%20double,%20double,%20int,%20org.apache.commons.math3.transform.TransformType)" text:style-name="Internet_20_link" text:visited-style-name="Visited_20_Internet_20_Link"><text:span text:style-name="Source_20_Text"><text:span text:style-name="T76">transform(UnivariateFunction, double, double, int, TransformType)</text:span></text:span></text:a><text:span text:style-name="T76">, after sampling.</text:span></text:p>
      <text:p text:style-name="P126">Since:</text:p>
      <text:p text:style-name="P260">1.2</text:p>
      <text:p text:style-name="P275">Version:</text:p>
      <text:p text:style-name="P260">$Id: FastSineTransformer.java 1385310 2012-09-16 16:32:10Z tn $</text:p>
      <text:p text:style-name="P275">See Also:</text:p>
      <text:p text:style-name="P157"><text:a xlink:type="simple" xlink:href="http://commons.apache.org/proper/commons-math/apidocs/serialized-form.html#org.apache.commons.math3.transform.FastSineTransformer" text:style-name="Internet_20_link" text:visited-style-name="Visited_20_Internet_20_Link"><text:span text:style-name="T76">Serialized Form</text:span></text:a></text:p>
      <text:p text:style-name="P172"/>
      <text:p text:style-name="P119"><text:bookmark text:name="constructor_summary2"/></text:p>
      <table:table table:name="Table20" table:style-name="Table20">
        <table:table-column table:style-name="Table20.A"/>
        <table:table-column table:style-name="Table20.B"/>
        <table:table-row table:style-name="Table20.1">
          <table:table-cell table:style-name="Table20.A1" table:number-columns-spanned="2" office:value-type="string">
            <text:p text:style-name="P231">Constructor Summary</text:p>
          </table:table-cell>
          <table:covered-table-cell/>
        </table:table-row>
        <table:table-row table:style-name="Table20.2">
          <table:table-cell table:style-name="Table20.A2" office:value-type="string">
            <text:p text:style-name="Table_20_Contents"><text:a xlink:type="simple" xlink:href="http://commons.apache.org/proper/commons-math/apidocs/org/apache/commons/math3/transform/FastSineTransformer.html#FastSineTransformer(org.apache.commons.math3.transform.DstNormalization)" text:style-name="Internet_20_link" text:visited-style-name="Visited_20_Internet_20_Link"><text:span text:style-name="Source_20_Text"><text:span text:style-name="T40">FastSineTransformer</text:span></text:span></text:a><text:span text:style-name="Source_20_Text"><text:span text:style-name="T39">(</text:span></text:span><text:a xlink:type="simple" xlink:href="http://commons.apache.org/proper/commons-math/apidocs/org/apache/commons/math3/transform/DstNormalization.html" text:style-name="Internet_20_link" text:visited-style-name="Visited_20_Internet_20_Link"><text:span text:style-name="Source_20_Text"><text:span text:style-name="T39">DstNormalization</text:span></text:span></text:a><text:span text:style-name="Source_20_Text"><text:span text:style-name="T39"> normalization)</text:span></text:span><text:span text:style-name="T39"> <text:line-break/> <text:s text:c="9"/>Creates a new instance of this class, with various normalization conventions.</text:span></text:p>
          </table:table-cell>
          <table:table-cell table:style-name="Table20.B2" office:value-type="string">
            <text:p text:style-name="P226"/>
          </table:table-cell>
        </table:table-row>
      </table:table>
      <text:p text:style-name="P120"><text:s/></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231">Method Summary</text:p>
          </table:table-cell>
          <table:covered-table-cell/>
        </table:table-row>
        <text:soft-page-break/>
        <table:table-row table:style-name="Table21.2">
          <table:table-cell table:style-name="Table21.A4" office:value-type="string">
            <text:p text:style-name="P228"><text:span text:style-name="Source_20_Text"><text:span text:style-name="T39">protected <text:s/>double[]</text:span></text:span></text:p>
          </table:table-cell>
          <table:table-cell table:style-name="Table21.B2" office:value-type="string">
            <text:p text:style-name="Table_20_Contents"><text:a xlink:type="simple" xlink:href="http://commons.apache.org/proper/commons-math/apidocs/org/apache/commons/math3/transform/FastSineTransformer.html#fst(double[])" text:style-name="Internet_20_link" text:visited-style-name="Visited_20_Internet_20_Link"><text:span text:style-name="Source_20_Text"><text:span text:style-name="T40">fst</text:span></text:span></text:a><text:span text:style-name="Source_20_Text"><text:span text:style-name="T39">(double[] f)</text:span></text:span><text:span text:style-name="T39"> <text:line-break/> <text:s text:c="9"/>Perform the FST algorithm (including inverse).</text:span></text:p>
          </table:table-cell>
        </table:table-row>
        <table:table-row table:style-name="Table21.2">
          <table:table-cell table:style-name="Table21.A4" office:value-type="string">
            <text:p text:style-name="P228"><text:span text:style-name="Source_20_Text"><text:span text:style-name="T39"><text:s/>double[]</text:span></text:span></text:p>
          </table:table-cell>
          <table:table-cell table:style-name="Table21.B2" office:value-type="string">
            <text:p text:style-name="Table_20_Contents"><text:a xlink:type="simple" xlink:href="http://commons.apache.org/proper/commons-math/apidocs/org/apache/commons/math3/transform/FastSineTransformer.html#transform(double[],%20org.apache.commons.math3.transform.TransformType)" text:style-name="Internet_20_link" text:visited-style-name="Visited_20_Internet_20_Link"><text:span text:style-name="Source_20_Text"><text:span text:style-name="T40">transform</text:span></text:span></text:a><text:span text:style-name="Source_20_Text"><text:span text:style-name="T39">(double[] f,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data set.</text:span></text:p>
          </table:table-cell>
        </table:table-row>
        <table:table-row table:style-name="Table21.2">
          <table:table-cell table:style-name="Table21.A4" office:value-type="string">
            <text:p text:style-name="P228"><text:span text:style-name="Source_20_Text"><text:span text:style-name="T39"><text:s/>double[]</text:span></text:span></text:p>
          </table:table-cell>
          <table:table-cell table:style-name="Table21.B2" office:value-type="string">
            <text:p text:style-name="Table_20_Contents"><text:a xlink:type="simple" xlink:href="http://commons.apache.org/proper/commons-math/apidocs/org/apache/commons/math3/transform/FastSineTransformer.html#transform(org.apache.commons.math3.analysis.UnivariateFunction,%20double,%20double,%20int,%20org.apache.commons.math3.transform.TransformType)" text:style-name="Internet_20_link" text:visited-style-name="Visited_20_Internet_20_Link"><text:span text:style-name="Source_20_Text"><text:span text:style-name="T40">transform</text:span></text:span></text:a><text:span text:style-name="Source_20_Text"><text:span text:style-name="T39">(</text:span></text:span><text:a xlink:type="simple" xlink:href="http://commons.apache.org/proper/commons-math/apidocs/org/apache/commons/math3/analysis/UnivariateFunction.html" text:style-name="Internet_20_link" text:visited-style-name="Visited_20_Internet_20_Link"><text:span text:style-name="Source_20_Text"><text:span text:style-name="T39">UnivariateFunction</text:span></text:span></text:a><text:span text:style-name="Source_20_Text"><text:span text:style-name="T39"> f, double min, double max, int n,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function, sampled on the specified interval.</text:span></text:p>
          </table:table-cell>
        </table:table-row>
      </table:table>
      <text:p text:style-name="P120"><text:s/></text:p>
      <table:table table:name="Table22" table:style-name="Table22">
        <table:table-column table:style-name="Table22.A"/>
        <table:table-row table:style-name="Table22.1">
          <table:table-cell table:style-name="Table22.A1" office:value-type="string">
            <text:p text:style-name="P230"><text:span text:style-name="T40">Methods inherited from class java.lang.</text:span><text:a xlink:type="simple" xlink:href="http://download.oracle.com/javase/6/docs/api/java/lang/Object.html?is-external=true" text:style-name="Internet_20_link" text:visited-style-name="Visited_20_Internet_20_Link"><text:span text:style-name="T40">Object</text:span></text:a></text:p>
          </table:table-cell>
        </table:table-row>
        <table:table-row table:style-name="Table22.2">
          <table:table-cell table:style-name="Table22.A2" office:value-type="string">
            <text:p text:style-name="Table_20_Contents"><text:a xlink:type="simple" xlink:href="http://download.oracle.com/javase/6/docs/api/java/lang/Object.html?is-external=true#clone()" text:style-name="Internet_20_link" text:visited-style-name="Visited_20_Internet_20_Link"><text:span text:style-name="Source_20_Text"><text:span text:style-name="T39">clone</text:span></text:span></text:a><text:span text:style-name="Source_20_Text"><text:span text:style-name="T39">, </text:span></text:span><text:a xlink:type="simple" xlink:href="http://download.oracle.com/javase/6/docs/api/java/lang/Object.html?is-external=true#equals(java.lang.Object)" text:style-name="Internet_20_link" text:visited-style-name="Visited_20_Internet_20_Link"><text:span text:style-name="Source_20_Text"><text:span text:style-name="T39">equals</text:span></text:span></text:a><text:span text:style-name="Source_20_Text"><text:span text:style-name="T39">, </text:span></text:span><text:a xlink:type="simple" xlink:href="http://download.oracle.com/javase/6/docs/api/java/lang/Object.html?is-external=true#finalize()" text:style-name="Internet_20_link" text:visited-style-name="Visited_20_Internet_20_Link"><text:span text:style-name="Source_20_Text"><text:span text:style-name="T39">finalize</text:span></text:span></text:a><text:span text:style-name="Source_20_Text"><text:span text:style-name="T39">, </text:span></text:span><text:a xlink:type="simple" xlink:href="http://download.oracle.com/javase/6/docs/api/java/lang/Object.html?is-external=true#getClass()" text:style-name="Internet_20_link" text:visited-style-name="Visited_20_Internet_20_Link"><text:span text:style-name="Source_20_Text"><text:span text:style-name="T39">getClass</text:span></text:span></text:a><text:span text:style-name="Source_20_Text"><text:span text:style-name="T39">, </text:span></text:span><text:a xlink:type="simple" xlink:href="http://download.oracle.com/javase/6/docs/api/java/lang/Object.html?is-external=true#hashCode()" text:style-name="Internet_20_link" text:visited-style-name="Visited_20_Internet_20_Link"><text:span text:style-name="Source_20_Text"><text:span text:style-name="T39">hashCode</text:span></text:span></text:a><text:span text:style-name="Source_20_Text"><text:span text:style-name="T39">, </text:span></text:span><text:a xlink:type="simple" xlink:href="http://download.oracle.com/javase/6/docs/api/java/lang/Object.html?is-external=true#notify()" text:style-name="Internet_20_link" text:visited-style-name="Visited_20_Internet_20_Link"><text:span text:style-name="Source_20_Text"><text:span text:style-name="T39">notify</text:span></text:span></text:a><text:span text:style-name="Source_20_Text"><text:span text:style-name="T39">, </text:span></text:span><text:a xlink:type="simple" xlink:href="http://download.oracle.com/javase/6/docs/api/java/lang/Object.html?is-external=true#notifyAll()" text:style-name="Internet_20_link" text:visited-style-name="Visited_20_Internet_20_Link"><text:span text:style-name="Source_20_Text"><text:span text:style-name="T39">notifyAll</text:span></text:span></text:a><text:span text:style-name="Source_20_Text"><text:span text:style-name="T39">, </text:span></text:span><text:a xlink:type="simple" xlink:href="http://download.oracle.com/javase/6/docs/api/java/lang/Object.html?is-external=true#toString()" text:style-name="Internet_20_link" text:visited-style-name="Visited_20_Internet_20_Link"><text:span text:style-name="Source_20_Text"><text:span text:style-name="T39">toString</text:span></text:span></text:a><text:span text:style-name="Source_20_Text"><text:span text:style-name="T39">, </text:span></text:span><text:a xlink:type="simple" xlink:href="http://download.oracle.com/javase/6/docs/api/java/lang/Object.html?is-external=true#wait()" text:style-name="Internet_20_link" text:visited-style-name="Visited_20_Internet_20_Link"><text:span text:style-name="Source_20_Text"><text:span text:style-name="T39">wait</text:span></text:span></text:a><text:span text:style-name="Source_20_Text"><text:span text:style-name="T39">, </text:span></text:span><text:a xlink:type="simple" xlink:href="http://download.oracle.com/javase/6/docs/api/java/lang/Object.html?is-external=true#wait(long)" text:style-name="Internet_20_link" text:visited-style-name="Visited_20_Internet_20_Link"><text:span text:style-name="Source_20_Text"><text:span text:style-name="T39">wait</text:span></text:span></text:a><text:span text:style-name="Source_20_Text"><text:span text:style-name="T39">, </text:span></text:span><text:a xlink:type="simple" xlink:href="http://download.oracle.com/javase/6/docs/api/java/lang/Object.html?is-external=true#wait(long,%20int)" text:style-name="Internet_20_link" text:visited-style-name="Visited_20_Internet_20_Link"><text:span text:style-name="Source_20_Text"><text:span text:style-name="T39">wait</text:span></text:span></text:a></text:p>
          </table:table-cell>
        </table:table-row>
      </table:table>
      <text:p text:style-name="P117"><text:s/></text:p>
      <text:p text:style-name="P119"><text:bookmark text:name="constructor_detail2"/></text:p>
      <table:table table:name="Table23" table:style-name="Table23">
        <table:table-column table:style-name="Table23.A"/>
        <table:table-row table:style-name="Table23.1">
          <table:table-cell table:style-name="Table23.A1" office:value-type="string">
            <text:p text:style-name="P231">Constructor Detail</text:p>
          </table:table-cell>
        </table:table-row>
      </table:table>
      <text:h text:style-name="P344" text:outline-level="3"><text:bookmark text:name="FastSineTransformer(org.apache.commons.math3.transform.DstNormalization)"/><text:bookmark-start text:name="__RefHeading___Toc32529_1949149028"/>FastSineTransformer<text:bookmark-end text:name="__RefHeading___Toc32529_1949149028"/></text:h>
      <text:p text:style-name="P122"><text:span text:style-name="T76">public </text:span><text:a xlink:type="simple" xlink:href="http://commons.apache.org/proper/commons-math/apidocs/src-html/org/apache/commons/math3/transform/FastSineTransformer.html#line.84" text:style-name="Internet_20_link" text:visited-style-name="Visited_20_Internet_20_Link"><text:span text:style-name="T77">FastSineTransformer</text:span></text:a><text:span text:style-name="T76">(</text:span><text:a xlink:type="simple" xlink:href="http://commons.apache.org/proper/commons-math/apidocs/org/apache/commons/math3/transform/DstNormalization.html" text:style-name="Internet_20_link" text:visited-style-name="Visited_20_Internet_20_Link">DstNormalization</text:a><text:span text:style-name="T76"> normalization)</text:span></text:p>
      <text:p text:style-name="P123">Creates a new instance of this class, with various normalization conventions.</text:p>
      <text:p text:style-name="P225">Parameters:</text:p>
      <text:p text:style-name="P274"><text:span text:style-name="Source_20_Text"><text:span text:style-name="T76">normalization</text:span></text:span><text:span text:style-name="T76"> - the type of normalization to be applied to the transformed data</text:span></text:p>
      <text:p text:style-name="P119"><text:bookmark text:name="method_detail2"/></text:p>
      <table:table table:name="Table24" table:style-name="Table24">
        <table:table-column table:style-name="Table24.A"/>
        <table:table-row table:style-name="Table24.1">
          <table:table-cell table:style-name="Table24.A1" office:value-type="string">
            <text:p text:style-name="P231">Method Detail</text:p>
          </table:table-cell>
        </table:table-row>
      </table:table>
      <text:h text:style-name="P344" text:outline-level="3"><text:bookmark text:name="transform(double[], org.apache.commons.math3.transform.TransformType)2"/><text:bookmark-start text:name="__RefHeading___Toc32531_1949149028"/>transform<text:bookmark-end text:name="__RefHeading___Toc32531_1949149028"/></text:h>
      <text:p text:style-name="P121"><text:span text:style-name="T76">public double[] </text:span><text:a xlink:type="simple" xlink:href="http://commons.apache.org/proper/commons-math/apidocs/src-html/org/apache/commons/math3/transform/FastSineTransformer.html#line.96" text:style-name="Internet_20_link" text:visited-style-name="Visited_20_Internet_20_Link"><text:span text:style-name="T77">transform</text:span></text:a><text:span text:style-name="T76">(double[] f,</text:span></text:p>
      <text:p text:style-name="P151"><text:span text:style-name="T80"><text:s text:c="26"/></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24"><text:soft-page-break/><text:span text:style-name="T76">Returns the (forward, inverse) transform of the specified real data set. The first element of the specified data set is required to be </text:span><text:span text:style-name="Source_20_Text"><text:span text:style-name="T76">0</text:span></text:span><text:span text:style-name="T76">.</text:span></text:p>
      <text:p text:style-name="P225">Specified by:</text:p>
      <text:p text:style-name="P272"><text:a xlink:type="simple" xlink:href="http://commons.apache.org/proper/commons-math/apidocs/org/apache/commons/math3/transform/RealTransformer.html#transform(double[],%20org.apache.commons.math3.transform.TransformType)" text:style-name="Internet_20_link" text:visited-style-name="Visited_20_Internet_20_Link"><text:span text:style-name="Source_20_Text"><text:span text:style-name="T76">transform</text:span></text:span></text:a><text:span text:style-name="T76"> in interface </text:span><text:a xlink:type="simple" xlink:href="http://commons.apache.org/proper/commons-math/apidocs/org/apache/commons/math3/transform/RealTransformer.html" text:style-name="Internet_20_link" text:visited-style-name="Visited_20_Internet_20_Link"><text:span text:style-name="Source_20_Text"><text:span text:style-name="T76">RealTransformer</text:span></text:span></text:a></text:p>
      <text:p text:style-name="P225">Parameters:</text:p>
      <text:p text:style-name="P272"><text:span text:style-name="Source_20_Text"><text:span text:style-name="T76">f</text:span></text:span><text:span text:style-name="T76"> - the real data array to be transformed (signal)</text:span></text:p>
      <text:p text:style-name="P272"><text:span text:style-name="Source_20_Text"><text:span text:style-name="T76">type</text:span></text:span><text:span text:style-name="T76"> - the type of transform (forward, inverse) to be performed</text:span></text:p>
      <text:p text:style-name="P225">Returns:</text:p>
      <text:p text:style-name="P273">the real transformed array (spectrum)</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 or the first element of the data array is not zero</text:span></text:p>
      <text:p text:style-name="P172"/>
      <text:h text:style-name="P344" text:outline-level="3"><text:bookmark text:name="transform(org.apache.commons.math3.analysis.UnivariateFunction, double, double, int, org.apache.commons.math3.transform.TransformType)2"/><text:bookmark-start text:name="__RefHeading___Toc32533_1949149028"/>transform<text:bookmark-end text:name="__RefHeading___Toc32533_1949149028"/></text:h>
      <text:p text:style-name="P121"><text:span text:style-name="T76">public double[] </text:span><text:a xlink:type="simple" xlink:href="http://commons.apache.org/proper/commons-math/apidocs/src-html/org/apache/commons/math3/transform/FastSineTransformer.html#line.119" text:style-name="Internet_20_link" text:visited-style-name="Visited_20_Internet_20_Link"><text:span text:style-name="T77">transform</text:span></text:a><text:span text:style-name="T76">(</text:span><text:a xlink:type="simple" xlink:href="http://commons.apache.org/proper/commons-math/apidocs/org/apache/commons/math3/analysis/UnivariateFunction.html" text:style-name="Internet_20_link" text:visited-style-name="Visited_20_Internet_20_Link">UnivariateFunction</text:a><text:span text:style-name="T76"> f,</text:span></text:p>
      <text:p text:style-name="P32"><text:s text:c="26"/><text:span text:style-name="T48">double min,</text:span></text:p>
      <text:p text:style-name="P32"><text:s text:c="26"/><text:span text:style-name="T48">double max,</text:span></text:p>
      <text:p text:style-name="P32"><text:s text:c="26"/><text:span text:style-name="T48">int n,</text:span></text:p>
      <text:p text:style-name="P151"><text:span text:style-name="T80"><text:s text:c="26"/></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24"><text:span text:style-name="T76">Returns the (forward, inverse) transform of the specified real function, sampled on the specified interval. This implementation enforces </text:span><text:span text:style-name="Source_20_Text"><text:span text:style-name="T76">f(x) = 0.0</text:span></text:span><text:span text:style-name="T76"> at </text:span><text:span text:style-name="Source_20_Text"><text:span text:style-name="T76">x = 0.0</text:span></text:span><text:span text:style-name="T76">.</text:span></text:p>
      <text:p text:style-name="P225">Specified by:</text:p>
      <text:p text:style-name="P272"><text:a xlink:type="simple" xlink:href="http://commons.apache.org/proper/commons-math/apidocs/org/apache/commons/math3/transform/RealTransformer.html#transform(org.apache.commons.math3.analysis.UnivariateFunction,%20double,%20double,%20int,%20org.apache.commons.math3.transform.TransformType)" text:style-name="Internet_20_link" text:visited-style-name="Visited_20_Internet_20_Link"><text:span text:style-name="Source_20_Text"><text:span text:style-name="T76">transform</text:span></text:span></text:a><text:span text:style-name="T76"> in interface </text:span><text:a xlink:type="simple" xlink:href="http://commons.apache.org/proper/commons-math/apidocs/org/apache/commons/math3/transform/RealTransformer.html" text:style-name="Internet_20_link" text:visited-style-name="Visited_20_Internet_20_Link"><text:span text:style-name="Source_20_Text"><text:span text:style-name="T76">RealTransformer</text:span></text:span></text:a></text:p>
      <text:p text:style-name="P225">Parameters:</text:p>
      <text:p text:style-name="P272"><text:span text:style-name="Source_20_Text"><text:span text:style-name="T76">f</text:span></text:span><text:span text:style-name="T76"> - the function to be sampled and transformed</text:span></text:p>
      <text:p text:style-name="P272"><text:span text:style-name="Source_20_Text"><text:span text:style-name="T76">min</text:span></text:span><text:span text:style-name="T76"> - the (inclusive) lower bound for the interval</text:span></text:p>
      <text:p text:style-name="P272"><text:span text:style-name="Source_20_Text"><text:span text:style-name="T76">max</text:span></text:span><text:span text:style-name="T76"> - the (exclusive) upper bound for the interval</text:span></text:p>
      <text:p text:style-name="P272"><text:span text:style-name="Source_20_Text"><text:span text:style-name="T76">n</text:span></text:span><text:span text:style-name="T76"> - the number of sample points</text:span></text:p>
      <text:p text:style-name="P272"><text:soft-page-break/><text:span text:style-name="Source_20_Text"><text:span text:style-name="T76">type</text:span></text:span><text:span text:style-name="T76"> - the type of transform (forward, inverse) to be performed</text:span></text:p>
      <text:p text:style-name="P225">Returns:</text:p>
      <text:p text:style-name="P273">the real transformed array</text:p>
      <text:p text:style-name="P225">Throws:</text:p>
      <text:p text:style-name="P272"><text:a xlink:type="simple" xlink:href="http://commons.apache.org/proper/commons-math/apidocs/org/apache/commons/math3/exception/NonMonotonicSequenceException.html" text:style-name="Internet_20_link" text:visited-style-name="Visited_20_Internet_20_Link"><text:span text:style-name="Source_20_Text"><text:span text:style-name="T76">NonMonotonicSequenceException</text:span></text:span></text:a><text:span text:style-name="T76"> - if the lower bound is greater than, or equal to the upper bound</text:span></text:p>
      <text:p text:style-name="P272"><text:a xlink:type="simple" xlink:href="http://commons.apache.org/proper/commons-math/apidocs/org/apache/commons/math3/exception/NotStrictlyPositiveException.html" text:style-name="Internet_20_link" text:visited-style-name="Visited_20_Internet_20_Link"><text:span text:style-name="Source_20_Text"><text:span text:style-name="T76">NotStrictlyPositiveException</text:span></text:span></text:a><text:span text:style-name="T76"> - if the number of sample points is negative</text:span></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number of sample points is not a power of two</text:span></text:p>
      <text:p text:style-name="P172"/>
      <text:h text:style-name="P344" text:outline-level="3"><text:bookmark text:name="fst(double[])"/><text:bookmark-start text:name="__RefHeading___Toc32535_1949149028"/>fst<text:bookmark-end text:name="__RefHeading___Toc32535_1949149028"/></text:h>
      <text:p text:style-name="P121"><text:span text:style-name="T76">protected double[] </text:span><text:a xlink:type="simple" xlink:href="http://commons.apache.org/proper/commons-math/apidocs/src-html/org/apache/commons/math3/transform/FastSineTransformer.html#line.137" text:style-name="Internet_20_link" text:visited-style-name="Visited_20_Internet_20_Link"><text:span text:style-name="T77">fst</text:span></text:a><text:span text:style-name="T76">(double[] f)</text:span></text:p>
      <text:p text:style-name="P151"><text:span text:style-name="T80"><text:s text:c="16"/></text:span><text:span text:style-name="T76">throws </text:span><text:a xlink:type="simple" xlink:href="http://commons.apache.org/proper/commons-math/apidocs/org/apache/commons/math3/exception/MathIllegalArgumentException.html" text:style-name="Internet_20_link" text:visited-style-name="Visited_20_Internet_20_Link">MathIllegalArgumentException</text:a></text:p>
      <text:p text:style-name="P124"><text:span text:style-name="T76">Perform the FST algorithm (including inverse). The first element of the data set is required to be </text:span><text:span text:style-name="Source_20_Text"><text:span text:style-name="T76">0</text:span></text:span><text:span text:style-name="T76">.</text:span></text:p>
      <text:p text:style-name="P225">Parameters:</text:p>
      <text:p text:style-name="P272"><text:span text:style-name="Source_20_Text"><text:span text:style-name="T76">f</text:span></text:span><text:span text:style-name="T76"> - the real data array to be transformed</text:span></text:p>
      <text:p text:style-name="P225">Returns:</text:p>
      <text:p text:style-name="P273">the real transformed array</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 or the first element of the data array is not zero</text:span></text:p>
      <text:p text:style-name="P66"/>
      <text:p text:style-name="P66"/>
      <text:p text:style-name="P66"/>
      <text:p text:style-name="P66"/>
      <text:p text:style-name="P66"/>
      <text:p text:style-name="P66"><text:soft-page-break/></text:p>
      <text:p text:style-name="P66"/>
      <text:h text:style-name="P356" text:outline-level="2"><text:bookmark-start text:name="__RefHeading___Toc32537_1949149028"/>org.apache.commons.math3.transform <text:line-break/>Class FastHadamardTransformer<text:bookmark-end text:name="__RefHeading___Toc32537_1949149028"/></text:h>
      <text:p text:style-name="P121"><text:a xlink:type="simple" xlink:href="http://download.oracle.com/javase/6/docs/api/java/lang/Object.html?is-external=true" text:style-name="Internet_20_link" text:visited-style-name="Visited_20_Internet_20_Link"><text:span text:style-name="T76">java.lang.Object</text:span></text:a></text:p>
      <text:p text:style-name="P150"><text:s text:c="2"/><draw:frame draw:style-name="fr1" draw:name="graphics4" text:anchor-type="as-char" svg:width="0.1563in" svg:height="0.1457in" draw:z-index="4"><draw:image xlink:href="http://commons.apache.org/proper/commons-math/apidocs/resources/inherit.gif" xlink:type="simple" xlink:show="embed" xlink:actuate="onLoad"/></draw:frame><text:span text:style-name="T50">org.apache.commons.math3.transform.FastHadamardTransformer</text:span></text:p>
      <text:p text:style-name="P126">All Implemented Interfaces:</text:p>
      <text:p text:style-name="P157"><text:a xlink:type="simple" xlink:href="http://download.oracle.com/javase/6/docs/api/java/io/Serializable.html?is-external=true" text:style-name="Internet_20_link" text:visited-style-name="Visited_20_Internet_20_Link">Serializable</text:a><text:span text:style-name="T76">, </text:span><text:a xlink:type="simple" xlink:href="http://commons.apache.org/proper/commons-math/apidocs/org/apache/commons/math3/transform/RealTransformer.html" text:style-name="Internet_20_link" text:visited-style-name="Visited_20_Internet_20_Link">RealTransformer</text:a></text:p>
      <text:p text:style-name="P172"/>
      <text:p text:style-name="P122"><text:span text:style-name="T76">public class </text:span><text:a xlink:type="simple" xlink:href="http://commons.apache.org/proper/commons-math/apidocs/src-html/org/apache/commons/math3/transform/FastHadamardTransformer.html#line.40" text:style-name="Internet_20_link" text:visited-style-name="Visited_20_Internet_20_Link"><text:span text:style-name="T77">FastHadamardTransformer</text:span></text:a><text:span text:style-name="T76">extends </text:span><text:a xlink:type="simple" xlink:href="http://download.oracle.com/javase/6/docs/api/java/lang/Object.html?is-external=true" text:style-name="Internet_20_link" text:visited-style-name="Visited_20_Internet_20_Link">Object</text:a><text:span text:style-name="T76">implements </text:span><text:a xlink:type="simple" xlink:href="http://commons.apache.org/proper/commons-math/apidocs/org/apache/commons/math3/transform/RealTransformer.html" text:style-name="Internet_20_link" text:visited-style-name="Visited_20_Internet_20_Link">RealTransformer</text:a><text:span text:style-name="T76">, </text:span><text:a xlink:type="simple" xlink:href="http://download.oracle.com/javase/6/docs/api/java/io/Serializable.html?is-external=true" text:style-name="Internet_20_link" text:visited-style-name="Visited_20_Internet_20_Link">Serializable</text:a></text:p>
      <text:p text:style-name="P115"><text:span text:style-name="T76">Implements the </text:span><text:a xlink:type="simple" xlink:href="http://www.archive.chipcenter.com/dsp/DSP000517F1.html" text:style-name="Internet_20_link" text:visited-style-name="Visited_20_Internet_20_Link">Fast Hadamard Transform</text:a><text:span text:style-name="T76"> (FHT). Transformation of an input vector x to the output vector y.</text:span></text:p>
      <text:p text:style-name="P116">In addition to transformation of real vectors, the Hadamard transform can transform integer vectors into integer vectors. However, this integer transform cannot be inverted directly. Due to a scaling factor it may lead to rational results. As an example, the inverse transform of integer vector (0, 1, 0, 1) is rational vector (1/2, -1/2, 0, 0).</text:p>
      <text:p text:style-name="P126">Since:</text:p>
      <text:p text:style-name="P260">2.0</text:p>
      <text:p text:style-name="P275">Version:</text:p>
      <text:p text:style-name="P260">$Id: FastHadamardTransformer.java 1385310 2012-09-16 16:32:10Z tn $</text:p>
      <text:p text:style-name="P275">See Also:</text:p>
      <text:p text:style-name="P157"><text:a xlink:type="simple" xlink:href="http://commons.apache.org/proper/commons-math/apidocs/serialized-form.html#org.apache.commons.math3.transform.FastHadamardTransformer" text:style-name="Internet_20_link" text:visited-style-name="Visited_20_Internet_20_Link"><text:span text:style-name="T76">Serialized Form</text:span></text:a></text:p>
      <text:p text:style-name="P172"/>
      <text:p text:style-name="P119"><text:bookmark text:name="constructor_summary3"/><text:soft-page-break/></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231">Constructor Summary</text:p>
          </table:table-cell>
          <table:covered-table-cell/>
        </table:table-row>
        <table:table-row table:style-name="Table25.2">
          <table:table-cell table:style-name="Table25.A2" office:value-type="string">
            <text:p text:style-name="Table_20_Contents"><text:a xlink:type="simple" xlink:href="http://commons.apache.org/proper/commons-math/apidocs/org/apache/commons/math3/transform/FastHadamardTransformer.html#FastHadamardTransformer()" text:style-name="Internet_20_link" text:visited-style-name="Visited_20_Internet_20_Link"><text:span text:style-name="Source_20_Text"><text:span text:style-name="T40">FastHadamardTransformer</text:span></text:span></text:a><text:span text:style-name="Source_20_Text"><text:span text:style-name="T39">()</text:span></text:span><text:span text:style-name="T39"> <text:line-break/> <text:s text:c="10"/></text:span></text:p>
          </table:table-cell>
          <table:table-cell table:style-name="Table25.B2" office:value-type="string">
            <text:p text:style-name="P226"/>
          </table:table-cell>
        </table:table-row>
      </table:table>
      <text:p text:style-name="P120"><text:s/></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231">Method Summary</text:p>
          </table:table-cell>
          <table:covered-table-cell/>
        </table:table-row>
        <table:table-row table:style-name="Table26.2">
          <table:table-cell table:style-name="Table26.A6" office:value-type="string">
            <text:p text:style-name="P228"><text:span text:style-name="Source_20_Text"><text:span text:style-name="T39">protected <text:s/>double[]</text:span></text:span></text:p>
          </table:table-cell>
          <table:table-cell table:style-name="Table26.B2" office:value-type="string">
            <text:p text:style-name="Table_20_Contents"><text:a xlink:type="simple" xlink:href="http://commons.apache.org/proper/commons-math/apidocs/org/apache/commons/math3/transform/FastHadamardTransformer.html#fht(double[])" text:style-name="Internet_20_link" text:visited-style-name="Visited_20_Internet_20_Link"><text:span text:style-name="Source_20_Text"><text:span text:style-name="T40">fht</text:span></text:span></text:a><text:span text:style-name="Source_20_Text"><text:span text:style-name="T39">(double[] x)</text:span></text:span><text:span text:style-name="T39"> <text:line-break/> <text:s text:c="9"/>The FHT (Fast Hadamard Transformation) which uses only subtraction and addition.</text:span></text:p>
          </table:table-cell>
        </table:table-row>
        <table:table-row table:style-name="Table26.2">
          <table:table-cell table:style-name="Table26.A6" office:value-type="string">
            <text:p text:style-name="P228"><text:span text:style-name="Source_20_Text"><text:span text:style-name="T39">protected <text:s/>int[]</text:span></text:span></text:p>
          </table:table-cell>
          <table:table-cell table:style-name="Table26.B2" office:value-type="string">
            <text:p text:style-name="Table_20_Contents"><text:a xlink:type="simple" xlink:href="http://commons.apache.org/proper/commons-math/apidocs/org/apache/commons/math3/transform/FastHadamardTransformer.html#fht(int[])" text:style-name="Internet_20_link" text:visited-style-name="Visited_20_Internet_20_Link"><text:span text:style-name="Source_20_Text"><text:span text:style-name="T40">fht</text:span></text:span></text:a><text:span text:style-name="Source_20_Text"><text:span text:style-name="T39">(int[] x)</text:span></text:span><text:span text:style-name="T39"> <text:line-break/> <text:s text:c="9"/>Returns the forward transform of the specified integer data set.</text:span></text:p>
          </table:table-cell>
        </table:table-row>
        <table:table-row table:style-name="Table26.2">
          <table:table-cell table:style-name="Table26.A6" office:value-type="string">
            <text:p text:style-name="P228"><text:span text:style-name="Source_20_Text"><text:span text:style-name="T39"><text:s/>double[]</text:span></text:span></text:p>
          </table:table-cell>
          <table:table-cell table:style-name="Table26.B2" office:value-type="string">
            <text:p text:style-name="Table_20_Contents"><text:a xlink:type="simple" xlink:href="http://commons.apache.org/proper/commons-math/apidocs/org/apache/commons/math3/transform/FastHadamardTransformer.html#transform(double[],%20org.apache.commons.math3.transform.TransformType)" text:style-name="Internet_20_link" text:visited-style-name="Visited_20_Internet_20_Link"><text:span text:style-name="Source_20_Text"><text:span text:style-name="T40">transform</text:span></text:span></text:a><text:span text:style-name="Source_20_Text"><text:span text:style-name="T39">(double[] f,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data set.</text:span></text:p>
          </table:table-cell>
        </table:table-row>
        <table:table-row table:style-name="Table26.2">
          <table:table-cell table:style-name="Table26.A6" office:value-type="string">
            <text:p text:style-name="P228"><text:span text:style-name="Source_20_Text"><text:span text:style-name="T39"><text:s/>int[]</text:span></text:span></text:p>
          </table:table-cell>
          <table:table-cell table:style-name="Table26.B2" office:value-type="string">
            <text:p text:style-name="Table_20_Contents"><text:a xlink:type="simple" xlink:href="http://commons.apache.org/proper/commons-math/apidocs/org/apache/commons/math3/transform/FastHadamardTransformer.html#transform(int[])" text:style-name="Internet_20_link" text:visited-style-name="Visited_20_Internet_20_Link"><text:span text:style-name="Source_20_Text"><text:span text:style-name="T40">transform</text:span></text:span></text:a><text:span text:style-name="Source_20_Text"><text:span text:style-name="T39">(int[] f)</text:span></text:span><text:span text:style-name="T39"> <text:line-break/> <text:s text:c="9"/>Returns the forward transform of the specified integer data set.The integer transform cannot be inverted directly, due to a scaling factor which may lead to double results.</text:span></text:p>
          </table:table-cell>
        </table:table-row>
        <table:table-row table:style-name="Table26.2">
          <table:table-cell table:style-name="Table26.A6" office:value-type="string">
            <text:p text:style-name="P228"><text:span text:style-name="Source_20_Text"><text:span text:style-name="T39"><text:s/>double[]</text:span></text:span></text:p>
          </table:table-cell>
          <table:table-cell table:style-name="Table26.B2" office:value-type="string">
            <text:p text:style-name="Table_20_Contents"><text:a xlink:type="simple" xlink:href="http://commons.apache.org/proper/commons-math/apidocs/org/apache/commons/math3/transform/FastHadamardTransformer.html#transform(org.apache.commons.math3.analysis.UnivariateFunction,%20double,%20double,%20int,%20org.apache.commons.math3.transform.TransformType)" text:style-name="Internet_20_link" text:visited-style-name="Visited_20_Internet_20_Link"><text:span text:style-name="Source_20_Text"><text:span text:style-name="T40">transform</text:span></text:span></text:a><text:span text:style-name="Source_20_Text"><text:span text:style-name="T39">(</text:span></text:span><text:a xlink:type="simple" xlink:href="http://commons.apache.org/proper/commons-math/apidocs/org/apache/commons/math3/analysis/UnivariateFunction.html" text:style-name="Internet_20_link" text:visited-style-name="Visited_20_Internet_20_Link"><text:span text:style-name="Source_20_Text"><text:span text:style-name="T39">UnivariateFunction</text:span></text:span></text:a><text:span text:style-name="Source_20_Text"><text:span text:style-name="T39"> f, double min, double max, int n, </text:span></text:span><text:a xlink:type="simple" xlink:href="http://commons.apache.org/proper/commons-math/apidocs/org/apache/commons/math3/transform/TransformType.html" text:style-name="Internet_20_link" text:visited-style-name="Visited_20_Internet_20_Link"><text:span text:style-name="Source_20_Text"><text:span text:style-name="T39">TransformType</text:span></text:span></text:a><text:span text:style-name="Source_20_Text"><text:span text:style-name="T39"> type)</text:span></text:span><text:span text:style-name="T39"> <text:line-break/> <text:s text:c="9"/>Returns the (forward, inverse) transform of the specified real function, sampled on the specified interval.</text:span></text:p>
          </table:table-cell>
        </table:table-row>
      </table:table>
      <text:p text:style-name="P120"><text:s/></text:p>
      <table:table table:name="Table27" table:style-name="Table27">
        <table:table-column table:style-name="Table27.A"/>
        <table:table-row table:style-name="Table27.1">
          <table:table-cell table:style-name="Table27.A1" office:value-type="string">
            <text:p text:style-name="P230"><text:span text:style-name="T40">Methods inherited from class java.lang.</text:span><text:a xlink:type="simple" xlink:href="http://download.oracle.com/javase/6/docs/api/java/lang/Object.html?is-external=true" text:style-name="Internet_20_link" text:visited-style-name="Visited_20_Internet_20_Link"><text:span text:style-name="T40">Object</text:span></text:a></text:p>
          </table:table-cell>
        </table:table-row>
        <table:table-row table:style-name="Table27.2">
          <table:table-cell table:style-name="Table27.A2" office:value-type="string">
            <text:p text:style-name="Table_20_Contents"><text:a xlink:type="simple" xlink:href="http://download.oracle.com/javase/6/docs/api/java/lang/Object.html?is-external=true#clone()" text:style-name="Internet_20_link" text:visited-style-name="Visited_20_Internet_20_Link"><text:span text:style-name="Source_20_Text"><text:span text:style-name="T39">clone</text:span></text:span></text:a><text:span text:style-name="Source_20_Text"><text:span text:style-name="T39">, </text:span></text:span><text:a xlink:type="simple" xlink:href="http://download.oracle.com/javase/6/docs/api/java/lang/Object.html?is-external=true#equals(java.lang.Object)" text:style-name="Internet_20_link" text:visited-style-name="Visited_20_Internet_20_Link"><text:span text:style-name="Source_20_Text"><text:span text:style-name="T39">equals</text:span></text:span></text:a><text:span text:style-name="Source_20_Text"><text:span text:style-name="T39">, </text:span></text:span><text:a xlink:type="simple" xlink:href="http://download.oracle.com/javase/6/docs/api/java/lang/Object.html?is-external=true#finalize()" text:style-name="Internet_20_link" text:visited-style-name="Visited_20_Internet_20_Link"><text:span text:style-name="Source_20_Text"><text:span text:style-name="T39">finalize</text:span></text:span></text:a><text:span text:style-name="Source_20_Text"><text:span text:style-name="T39">, </text:span></text:span><text:a xlink:type="simple" xlink:href="http://download.oracle.com/javase/6/docs/api/java/lang/Object.html?is-external=true#getClass()" text:style-name="Internet_20_link" text:visited-style-name="Visited_20_Internet_20_Link"><text:span text:style-name="Source_20_Text"><text:span text:style-name="T39">getClass</text:span></text:span></text:a><text:span text:style-name="Source_20_Text"><text:span text:style-name="T39">, </text:span></text:span><text:a xlink:type="simple" xlink:href="http://download.oracle.com/javase/6/docs/api/java/lang/Object.html?is-external=true#hashCode()" text:style-name="Internet_20_link" text:visited-style-name="Visited_20_Internet_20_Link"><text:span text:style-name="Source_20_Text"><text:span text:style-name="T39">hashCode</text:span></text:span></text:a><text:span text:style-name="Source_20_Text"><text:span text:style-name="T39">, </text:span></text:span><text:a xlink:type="simple" xlink:href="http://download.oracle.com/javase/6/docs/api/java/lang/Object.html?is-external=true#notify()" text:style-name="Internet_20_link" text:visited-style-name="Visited_20_Internet_20_Link"><text:span text:style-name="Source_20_Text"><text:span text:style-name="T39">notify</text:span></text:span></text:a><text:span text:style-name="Source_20_Text"><text:span text:style-name="T39">, </text:span></text:span><text:a xlink:type="simple" xlink:href="http://download.oracle.com/javase/6/docs/api/java/lang/Object.html?is-external=true#notifyAll()" text:style-name="Internet_20_link" text:visited-style-name="Visited_20_Internet_20_Link"><text:span text:style-name="Source_20_Text"><text:span text:style-name="T39">notifyAll</text:span></text:span></text:a><text:span text:style-name="Source_20_Text"><text:span text:style-name="T39">, </text:span></text:span><text:a xlink:type="simple" xlink:href="http://download.oracle.com/javase/6/docs/api/java/lang/Object.html?is-external=true#toString()" text:style-name="Internet_20_link" text:visited-style-name="Visited_20_Internet_20_Link"><text:span text:style-name="Source_20_Text"><text:span text:style-name="T39">toString</text:span></text:span></text:a><text:span text:style-name="Source_20_Text"><text:span text:style-name="T39">, </text:span></text:span><text:a xlink:type="simple" xlink:href="http://download.oracle.com/javase/6/docs/api/java/lang/Object.html?is-external=true#wait()" text:style-name="Internet_20_link" text:visited-style-name="Visited_20_Internet_20_Link"><text:span text:style-name="Source_20_Text"><text:span text:style-name="T39">wait</text:span></text:span></text:a><text:span text:style-name="Source_20_Text"><text:span text:style-name="T39">, </text:span></text:span><text:a xlink:type="simple" xlink:href="http://download.oracle.com/javase/6/docs/api/java/lang/Object.html?is-external=true#wait(long)" text:style-name="Internet_20_link" text:visited-style-name="Visited_20_Internet_20_Link"><text:span text:style-name="Source_20_Text"><text:span text:style-name="T39">wait</text:span></text:span></text:a><text:span text:style-name="Source_20_Text"><text:span text:style-name="T39">, </text:span></text:span><text:a xlink:type="simple" xlink:href="http://download.oracle.com/javase/6/docs/api/java/lang/Object.html?is-external=true#wait(long,%20int)" text:style-name="Internet_20_link" text:visited-style-name="Visited_20_Internet_20_Link"><text:span text:style-name="Source_20_Text"><text:span text:style-name="T39">wait</text:span></text:span></text:a></text:p>
          </table:table-cell>
        </table:table-row>
      </table:table>
      <text:p text:style-name="P117"><text:s/></text:p>
      <text:p text:style-name="P119"><text:bookmark text:name="constructor_detail3"/></text:p>
      <table:table table:name="Table28" table:style-name="Table28">
        <table:table-column table:style-name="Table28.A"/>
        <table:table-row table:style-name="Table28.1">
          <table:table-cell table:style-name="Table28.A1" office:value-type="string">
            <text:p text:style-name="P231">Constructor Detail</text:p>
          </table:table-cell>
        </table:table-row>
      </table:table>
      <text:h text:style-name="P344" text:outline-level="3"><text:bookmark text:name="FastHadamardTransformer()"/><text:bookmark-start text:name="__RefHeading___Toc32539_1949149028"/>FastHadamardTransformer<text:bookmark-end text:name="__RefHeading___Toc32539_1949149028"/></text:h>
      <text:p text:style-name="P122"><text:span text:style-name="T76">public </text:span><text:a xlink:type="simple" xlink:href="http://commons.apache.org/proper/commons-math/apidocs/src-html/org/apache/commons/math3/transform/FastHadamardTransformer.html#line.40" text:style-name="Internet_20_link" text:visited-style-name="Visited_20_Internet_20_Link"><text:span text:style-name="T77">FastHadamardTransformer</text:span></text:a><text:span text:style-name="T76">()</text:span></text:p>
      <text:p text:style-name="P119"><text:bookmark text:name="method_detail3"/></text:p>
      <table:table table:name="Table29" table:style-name="Table29">
        <table:table-column table:style-name="Table29.A"/>
        <text:soft-page-break/>
        <table:table-row table:style-name="Table29.1">
          <table:table-cell table:style-name="Table29.A1" office:value-type="string">
            <text:p text:style-name="P231">Method Detail</text:p>
          </table:table-cell>
        </table:table-row>
      </table:table>
      <text:h text:style-name="P344" text:outline-level="3"><text:bookmark text:name="transform(double[], org.apache.commons.math3.transform.TransformType)3"/><text:bookmark-start text:name="__RefHeading___Toc32541_1949149028"/>transform<text:bookmark-end text:name="__RefHeading___Toc32541_1949149028"/></text:h>
      <text:p text:style-name="P121"><text:span text:style-name="T76">public double[] </text:span><text:a xlink:type="simple" xlink:href="http://commons.apache.org/proper/commons-math/apidocs/src-html/org/apache/commons/math3/transform/FastHadamardTransformer.html#line.51" text:style-name="Internet_20_link" text:visited-style-name="Visited_20_Internet_20_Link"><text:span text:style-name="T77">transform</text:span></text:a><text:span text:style-name="T76">(double[] f,</text:span></text:p>
      <text:p text:style-name="P151"><text:span text:style-name="T80"><text:s text:c="26"/></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23">Returns the (forward, inverse) transform of the specified real data set.</text:p>
      <text:p text:style-name="P225">Specified by:</text:p>
      <text:p text:style-name="P272"><text:a xlink:type="simple" xlink:href="http://commons.apache.org/proper/commons-math/apidocs/org/apache/commons/math3/transform/RealTransformer.html#transform(double[],%20org.apache.commons.math3.transform.TransformType)" text:style-name="Internet_20_link" text:visited-style-name="Visited_20_Internet_20_Link"><text:span text:style-name="Source_20_Text"><text:span text:style-name="T76">transform</text:span></text:span></text:a><text:span text:style-name="T76"> in interface </text:span><text:a xlink:type="simple" xlink:href="http://commons.apache.org/proper/commons-math/apidocs/org/apache/commons/math3/transform/RealTransformer.html" text:style-name="Internet_20_link" text:visited-style-name="Visited_20_Internet_20_Link"><text:span text:style-name="Source_20_Text"><text:span text:style-name="T76">RealTransformer</text:span></text:span></text:a></text:p>
      <text:p text:style-name="P225">Parameters:</text:p>
      <text:p text:style-name="P272"><text:span text:style-name="Source_20_Text"><text:span text:style-name="T76">f</text:span></text:span><text:span text:style-name="T76"> - the real data array to be transformed (signal)</text:span></text:p>
      <text:p text:style-name="P272"><text:span text:style-name="Source_20_Text"><text:span text:style-name="T76">type</text:span></text:span><text:span text:style-name="T76"> - the type of transform (forward, inverse) to be performed</text:span></text:p>
      <text:p text:style-name="P225">Returns:</text:p>
      <text:p text:style-name="P273">the real transformed array (spectrum)</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text:span></text:p>
      <text:p text:style-name="P172"/>
      <text:h text:style-name="P344" text:outline-level="3"><text:bookmark text:name="transform(org.apache.commons.math3.analysis.UnivariateFunction, double, double, int, org.apache.commons.math3.transform.TransformType)3"/><text:bookmark-start text:name="__RefHeading___Toc32543_1949149028"/>transform<text:bookmark-end text:name="__RefHeading___Toc32543_1949149028"/></text:h>
      <text:p text:style-name="P121"><text:span text:style-name="T76">public double[] </text:span><text:a xlink:type="simple" xlink:href="http://commons.apache.org/proper/commons-math/apidocs/src-html/org/apache/commons/math3/transform/FastHadamardTransformer.html#line.67" text:style-name="Internet_20_link" text:visited-style-name="Visited_20_Internet_20_Link"><text:span text:style-name="T77">transform</text:span></text:a><text:span text:style-name="T76">(</text:span><text:a xlink:type="simple" xlink:href="http://commons.apache.org/proper/commons-math/apidocs/org/apache/commons/math3/analysis/UnivariateFunction.html" text:style-name="Internet_20_link" text:visited-style-name="Visited_20_Internet_20_Link">UnivariateFunction</text:a><text:span text:style-name="T76"> f,</text:span></text:p>
      <text:p text:style-name="P32"><text:s text:c="26"/><text:span text:style-name="T48">double min,</text:span></text:p>
      <text:p text:style-name="P32"><text:s text:c="26"/><text:span text:style-name="T48">double max,</text:span></text:p>
      <text:p text:style-name="P32"><text:s text:c="26"/><text:span text:style-name="T48">int n,</text:span></text:p>
      <text:p text:style-name="P151"><text:span text:style-name="T80"><text:s text:c="26"/></text:span><text:a xlink:type="simple" xlink:href="http://commons.apache.org/proper/commons-math/apidocs/org/apache/commons/math3/transform/TransformType.html" text:style-name="Internet_20_link" text:visited-style-name="Visited_20_Internet_20_Link">TransformType</text:a><text:span text:style-name="T76"> type)</text:span></text:p>
      <text:p text:style-name="P123">Returns the (forward, inverse) transform of the specified real function, sampled on the specified interval.</text:p>
      <text:p text:style-name="P225">Specified by:</text:p>
      <text:p text:style-name="P272"><text:a xlink:type="simple" xlink:href="http://commons.apache.org/proper/commons-math/apidocs/org/apache/commons/math3/transform/RealTransformer.html#transform(org.apache.commons.math3.analysis.UnivariateFunction,%20double,%20double,%20int,%20org.apache.commons.math3.transform.TransformType)" text:style-name="Internet_20_link" text:visited-style-name="Visited_20_Internet_20_Link"><text:span text:style-name="Source_20_Text"><text:span text:style-name="T76">transform</text:span></text:span></text:a><text:span text:style-name="T76"> in interface </text:span><text:a xlink:type="simple" xlink:href="http://commons.apache.org/proper/commons-math/apidocs/org/apache/commons/math3/transform/RealTransformer.html" text:style-name="Internet_20_link" text:visited-style-name="Visited_20_Internet_20_Link"><text:span text:style-name="Source_20_Text"><text:span text:style-name="T76">RealTransformer</text:span></text:span></text:a></text:p>
      <text:p text:style-name="P225"><text:soft-page-break/>Parameters:</text:p>
      <text:p text:style-name="P272"><text:span text:style-name="Source_20_Text"><text:span text:style-name="T76">f</text:span></text:span><text:span text:style-name="T76"> - the function to be sampled and transformed</text:span></text:p>
      <text:p text:style-name="P272"><text:span text:style-name="Source_20_Text"><text:span text:style-name="T76">min</text:span></text:span><text:span text:style-name="T76"> - the (inclusive) lower bound for the interval</text:span></text:p>
      <text:p text:style-name="P272"><text:span text:style-name="Source_20_Text"><text:span text:style-name="T76">max</text:span></text:span><text:span text:style-name="T76"> - the (exclusive) upper bound for the interval</text:span></text:p>
      <text:p text:style-name="P272"><text:span text:style-name="Source_20_Text"><text:span text:style-name="T76">n</text:span></text:span><text:span text:style-name="T76"> - the number of sample points</text:span></text:p>
      <text:p text:style-name="P272"><text:span text:style-name="Source_20_Text"><text:span text:style-name="T76">type</text:span></text:span><text:span text:style-name="T76"> - the type of transform (forward, inverse) to be performed</text:span></text:p>
      <text:p text:style-name="P225">Returns:</text:p>
      <text:p text:style-name="P273">the real transformed array</text:p>
      <text:p text:style-name="P225">Throws:</text:p>
      <text:p text:style-name="P272"><text:a xlink:type="simple" xlink:href="http://commons.apache.org/proper/commons-math/apidocs/org/apache/commons/math3/exception/NonMonotonicSequenceException.html" text:style-name="Internet_20_link" text:visited-style-name="Visited_20_Internet_20_Link"><text:span text:style-name="Source_20_Text"><text:span text:style-name="T76">NonMonotonicSequenceException</text:span></text:span></text:a><text:span text:style-name="T76"> - if the lower bound is greater than, or equal to the upper bound</text:span></text:p>
      <text:p text:style-name="P272"><text:a xlink:type="simple" xlink:href="http://commons.apache.org/proper/commons-math/apidocs/org/apache/commons/math3/exception/NotStrictlyPositiveException.html" text:style-name="Internet_20_link" text:visited-style-name="Visited_20_Internet_20_Link"><text:span text:style-name="Source_20_Text"><text:span text:style-name="T76">NotStrictlyPositiveException</text:span></text:span></text:a><text:span text:style-name="T76"> - if the number of sample points is negative</text:span></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number of sample points is not a power of two</text:span></text:p>
      <text:p text:style-name="P172"/>
      <text:h text:style-name="P344" text:outline-level="3"><text:bookmark text:name="transform(int[])"/><text:bookmark-start text:name="__RefHeading___Toc32545_1949149028"/>transform<text:bookmark-end text:name="__RefHeading___Toc32545_1949149028"/></text:h>
      <text:p text:style-name="P122"><text:span text:style-name="T76">public int[] </text:span><text:a xlink:type="simple" xlink:href="http://commons.apache.org/proper/commons-math/apidocs/src-html/org/apache/commons/math3/transform/FastHadamardTransformer.html#line.83" text:style-name="Internet_20_link" text:visited-style-name="Visited_20_Internet_20_Link"><text:span text:style-name="T77">transform</text:span></text:a><text:span text:style-name="T76">(int[] f)</text:span></text:p>
      <text:p text:style-name="P123">Returns the forward transform of the specified integer data set.The integer transform cannot be inverted directly, due to a scaling factor which may lead to double results.</text:p>
      <text:p text:style-name="P225">Parameters:</text:p>
      <text:p text:style-name="P272"><text:span text:style-name="Source_20_Text"><text:span text:style-name="T76">f</text:span></text:span><text:span text:style-name="T76"> - the integer data array to be transformed (signal)</text:span></text:p>
      <text:p text:style-name="P225">Returns:</text:p>
      <text:p text:style-name="P273">the integer transformed array (spectrum)</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text:span></text:p>
      <text:p text:style-name="P172"/>
      <text:h text:style-name="P344" text:outline-level="3"><text:bookmark text:name="fht(double[])"/><text:bookmark-start text:name="__RefHeading___Toc32547_1949149028"/><text:soft-page-break/>fht<text:bookmark-end text:name="__RefHeading___Toc32547_1949149028"/></text:h>
      <text:p text:style-name="P121"><text:span text:style-name="T76">protected double[] </text:span><text:a xlink:type="simple" xlink:href="http://commons.apache.org/proper/commons-math/apidocs/src-html/org/apache/commons/math3/transform/FastHadamardTransformer.html#line.229" text:style-name="Internet_20_link" text:visited-style-name="Visited_20_Internet_20_Link"><text:span text:style-name="T77">fht</text:span></text:a><text:span text:style-name="T76">(double[] x)</text:span></text:p>
      <text:p text:style-name="P151"><text:span text:style-name="T80"><text:s text:c="16"/></text:span><text:span text:style-name="T76">throws </text:span><text:a xlink:type="simple" xlink:href="http://commons.apache.org/proper/commons-math/apidocs/org/apache/commons/math3/exception/MathIllegalArgumentException.html" text:style-name="Internet_20_link" text:visited-style-name="Visited_20_Internet_20_Link">MathIllegalArgumentException</text:a></text:p>
      <text:p text:style-name="P124"><text:span text:style-name="T76">The FHT (Fast Hadamard Transformation) which uses only subtraction and addition. Requires </text:span><text:span text:style-name="Source_20_Text"><text:span text:style-name="T76">N * log2(N) = n * 2^n</text:span></text:span><text:span text:style-name="T76"> additions.</text:span></text:p>
      <text:h text:style-name="P345" text:outline-level="3"><text:bookmark-start text:name="__RefHeading___Toc32549_1949149028"/>Short Table of manual calculation for N=8<text:bookmark-end text:name="__RefHeading___Toc32549_1949149028"/></text:h>
      <text:list xml:id="list259197143498926731" text:style-name="L34">
        <text:list-item>
          <text:p text:style-name="P369"><text:span text:style-name="T61">x</text:span> is the input vector to be transformed,</text:p>
        </text:list-item>
        <text:list-item>
          <text:p text:style-name="P369"><text:span text:style-name="T61">y</text:span> is the output vector (Fast Hadamard transform of <text:span text:style-name="T61">x</text:span>),</text:p>
        </text:list-item>
        <text:list-item>
          <text:p text:style-name="P369">a and b are helper rows.</text:p>
        </text:list-item>
      </text:list>
      <table:table table:name="Table30" table:style-name="Table30">
        <table:table-column table:style-name="Table30.A"/>
        <table:table-column table:style-name="Table30.B" table:number-columns-repeated="2"/>
        <table:table-column table:style-name="Table30.D"/>
        <table:table-row>
          <table:table-cell table:style-name="Table30.A1" office:value-type="string">
            <text:p text:style-name="P232">x</text:p>
          </table:table-cell>
          <table:table-cell table:style-name="Table30.A1" office:value-type="string">
            <text:p text:style-name="P232">a</text:p>
          </table:table-cell>
          <table:table-cell table:style-name="Table30.A1" office:value-type="string">
            <text:p text:style-name="P232">b</text:p>
          </table:table-cell>
          <table:table-cell table:style-name="Table30.D1" office:value-type="string">
            <text:p text:style-name="P232">y</text:p>
          </table:table-cell>
        </table:table-row>
        <table:table-row>
          <table:table-cell table:style-name="Table30.A2" office:value-type="string">
            <text:p text:style-name="P232">x<text:span text:style-name="T116">0</text:span></text:p>
          </table:table-cell>
          <table:table-cell table:style-name="Table30.A2" office:value-type="string">
            <text:p text:style-name="P227">a<text:span text:style-name="T116">0</text:span> = x<text:span text:style-name="T116">0</text:span> + x<text:span text:style-name="T116">1</text:span></text:p>
          </table:table-cell>
          <table:table-cell table:style-name="Table30.A2" office:value-type="string">
            <text:p text:style-name="P227">b<text:span text:style-name="T116">0</text:span> = a<text:span text:style-name="T116">0</text:span> + a<text:span text:style-name="T116">1</text:span></text:p>
          </table:table-cell>
          <table:table-cell table:style-name="Table30.D2" office:value-type="string">
            <text:p text:style-name="P227">y<text:span text:style-name="T116">0</text:span> = b<text:span text:style-name="T116">0</text:span>+ b<text:span text:style-name="T116">1</text:span></text:p>
          </table:table-cell>
        </table:table-row>
        <table:table-row>
          <table:table-cell table:style-name="Table30.A2" office:value-type="string">
            <text:p text:style-name="P232">x<text:span text:style-name="T116">1</text:span></text:p>
          </table:table-cell>
          <table:table-cell table:style-name="Table30.A2" office:value-type="string">
            <text:p text:style-name="P227">a<text:span text:style-name="T116">1</text:span> = x<text:span text:style-name="T116">2</text:span> + x<text:span text:style-name="T116">3</text:span></text:p>
          </table:table-cell>
          <table:table-cell table:style-name="Table30.A2" office:value-type="string">
            <text:p text:style-name="P227">b<text:span text:style-name="T116">0</text:span> = a<text:span text:style-name="T116">2</text:span> + a<text:span text:style-name="T116">3</text:span></text:p>
          </table:table-cell>
          <table:table-cell table:style-name="Table30.D2" office:value-type="string">
            <text:p text:style-name="P227">y<text:span text:style-name="T116">0</text:span> = b<text:span text:style-name="T116">2</text:span> + b<text:span text:style-name="T116">3</text:span></text:p>
          </table:table-cell>
        </table:table-row>
        <table:table-row>
          <table:table-cell table:style-name="Table30.A2" office:value-type="string">
            <text:p text:style-name="P232">x<text:span text:style-name="T116">2</text:span></text:p>
          </table:table-cell>
          <table:table-cell table:style-name="Table30.A2" office:value-type="string">
            <text:p text:style-name="P227">a<text:span text:style-name="T116">2</text:span> = x<text:span text:style-name="T116">4</text:span> + x<text:span text:style-name="T116">5</text:span></text:p>
          </table:table-cell>
          <table:table-cell table:style-name="Table30.A2" office:value-type="string">
            <text:p text:style-name="P227">b<text:span text:style-name="T116">0</text:span> = a<text:span text:style-name="T116">4</text:span> + a<text:span text:style-name="T116">5</text:span></text:p>
          </table:table-cell>
          <table:table-cell table:style-name="Table30.D2" office:value-type="string">
            <text:p text:style-name="P227">y<text:span text:style-name="T116">0</text:span> = b<text:span text:style-name="T116">4</text:span> + b<text:span text:style-name="T116">5</text:span></text:p>
          </table:table-cell>
        </table:table-row>
        <table:table-row>
          <table:table-cell table:style-name="Table30.A2" office:value-type="string">
            <text:p text:style-name="P232">x<text:span text:style-name="T116">3</text:span></text:p>
          </table:table-cell>
          <table:table-cell table:style-name="Table30.A2" office:value-type="string">
            <text:p text:style-name="P227">a<text:span text:style-name="T116">3</text:span> = x<text:span text:style-name="T116">6</text:span> + x<text:span text:style-name="T116">7</text:span></text:p>
          </table:table-cell>
          <table:table-cell table:style-name="Table30.A2" office:value-type="string">
            <text:p text:style-name="P227">b<text:span text:style-name="T116">0</text:span> = a<text:span text:style-name="T116">6</text:span> + a<text:span text:style-name="T116">7</text:span></text:p>
          </table:table-cell>
          <table:table-cell table:style-name="Table30.D2" office:value-type="string">
            <text:p text:style-name="P227">y<text:span text:style-name="T116">0</text:span> = b<text:span text:style-name="T116">6</text:span> + b<text:span text:style-name="T116">7</text:span></text:p>
          </table:table-cell>
        </table:table-row>
        <table:table-row>
          <table:table-cell table:style-name="Table30.A2" office:value-type="string">
            <text:p text:style-name="P232">x<text:span text:style-name="T116">4</text:span></text:p>
          </table:table-cell>
          <table:table-cell table:style-name="Table30.A2" office:value-type="string">
            <text:p text:style-name="P227">a<text:span text:style-name="T116">0</text:span> = x<text:span text:style-name="T116">0</text:span> - x<text:span text:style-name="T116">1</text:span></text:p>
          </table:table-cell>
          <table:table-cell table:style-name="Table30.A2" office:value-type="string">
            <text:p text:style-name="P227">b<text:span text:style-name="T116">0</text:span> = a<text:span text:style-name="T116">0</text:span> - a<text:span text:style-name="T116">1</text:span></text:p>
          </table:table-cell>
          <table:table-cell table:style-name="Table30.D2" office:value-type="string">
            <text:p text:style-name="P227">y<text:span text:style-name="T116">0</text:span> = b<text:span text:style-name="T116">0</text:span> - b<text:span text:style-name="T116">1</text:span></text:p>
          </table:table-cell>
        </table:table-row>
        <table:table-row>
          <table:table-cell table:style-name="Table30.A2" office:value-type="string">
            <text:p text:style-name="P232">x<text:span text:style-name="T116">5</text:span></text:p>
          </table:table-cell>
          <table:table-cell table:style-name="Table30.A2" office:value-type="string">
            <text:p text:style-name="P227">a<text:span text:style-name="T116">1</text:span> = x<text:span text:style-name="T116">2</text:span> - x<text:span text:style-name="T116">3</text:span></text:p>
          </table:table-cell>
          <table:table-cell table:style-name="Table30.A2" office:value-type="string">
            <text:p text:style-name="P227">b<text:span text:style-name="T116">0</text:span> = a<text:span text:style-name="T116">2</text:span> - a<text:span text:style-name="T116">3</text:span></text:p>
          </table:table-cell>
          <table:table-cell table:style-name="Table30.D2" office:value-type="string">
            <text:p text:style-name="P227">y<text:span text:style-name="T116">0</text:span> = b<text:span text:style-name="T116">2</text:span> - b<text:span text:style-name="T116">3</text:span></text:p>
          </table:table-cell>
        </table:table-row>
        <table:table-row>
          <table:table-cell table:style-name="Table30.A2" office:value-type="string">
            <text:p text:style-name="P232">x<text:span text:style-name="T116">6</text:span></text:p>
          </table:table-cell>
          <table:table-cell table:style-name="Table30.A2" office:value-type="string">
            <text:p text:style-name="P227">a<text:span text:style-name="T116">2</text:span> = x<text:span text:style-name="T116">4</text:span> - x<text:span text:style-name="T116">5</text:span></text:p>
          </table:table-cell>
          <table:table-cell table:style-name="Table30.A2" office:value-type="string">
            <text:p text:style-name="P227">b<text:span text:style-name="T116">0</text:span> = a<text:span text:style-name="T116">4</text:span> - a<text:span text:style-name="T116">5</text:span></text:p>
          </table:table-cell>
          <table:table-cell table:style-name="Table30.D2" office:value-type="string">
            <text:p text:style-name="P227">y<text:span text:style-name="T116">0</text:span> = b<text:span text:style-name="T116">4</text:span> - b<text:span text:style-name="T116">5</text:span></text:p>
          </table:table-cell>
        </table:table-row>
        <table:table-row>
          <table:table-cell table:style-name="Table30.A2" office:value-type="string">
            <text:p text:style-name="P232">x<text:span text:style-name="T116">7</text:span></text:p>
          </table:table-cell>
          <table:table-cell table:style-name="Table30.A2" office:value-type="string">
            <text:p text:style-name="P227">a<text:span text:style-name="T116">3</text:span> = x<text:span text:style-name="T116">6</text:span> - x<text:span text:style-name="T116">7</text:span></text:p>
          </table:table-cell>
          <table:table-cell table:style-name="Table30.A2" office:value-type="string">
            <text:p text:style-name="P227">b<text:span text:style-name="T116">0</text:span> = a<text:span text:style-name="T116">6</text:span> - a<text:span text:style-name="T116">7</text:span></text:p>
          </table:table-cell>
          <table:table-cell table:style-name="Table30.D2" office:value-type="string">
            <text:p text:style-name="P227">y<text:span text:style-name="T116">0</text:span> = b<text:span text:style-name="T116">6</text:span> - b<text:span text:style-name="T116">7</text:span></text:p>
          </table:table-cell>
        </table:table-row>
      </table:table>
      <text:h text:style-name="P345" text:outline-level="3" text:is-list-header="true"><text:bookmark-start text:name="__RefHeading___Toc32551_1949149028"/><text:soft-page-break/>How it works<text:bookmark-end text:name="__RefHeading___Toc32551_1949149028"/></text:h>
      <text:list xml:id="list6787098904482908866" text:style-name="L35">
        <text:list-item>
          <text:p text:style-name="P368"><text:span text:style-name="T76">Construct a matrix with </text:span><text:span text:style-name="Source_20_Text"><text:span text:style-name="T76">N</text:span></text:span><text:span text:style-name="T76"> rows and </text:span><text:span text:style-name="Source_20_Text"><text:span text:style-name="T76">n + 1</text:span></text:span><text:span text:style-name="T76"> columns, </text:span><text:span text:style-name="Source_20_Text"><text:span text:style-name="T76">hadm[n+1][N]</text:span></text:span><text:span text:style-name="T76">.<text:line-break/></text:span><text:span text:style-name="Emphasis"><text:span text:style-name="T76">(If I use [x][y] it always means [row-offset][column-offset] of a Matrix with n rows and m columns. Its entries go from M[0][0] to M[n][N])</text:span></text:span></text:p>
        </text:list-item>
        <text:list-item>
          <text:p text:style-name="P368"><text:span text:style-name="T76">Place the input vector </text:span><text:span text:style-name="Source_20_Text"><text:span text:style-name="T76">x[N]</text:span></text:span><text:span text:style-name="T76"> in the first column of the matrix </text:span><text:span text:style-name="Source_20_Text"><text:span text:style-name="T76">hadm</text:span></text:span><text:span text:style-name="T76">.</text:span></text:p>
        </text:list-item>
        <text:list-item>
          <text:p text:style-name="P368"><text:span text:style-name="T76">The entries of the submatrix </text:span><text:span text:style-name="Source_20_Text"><text:span text:style-name="T76">D_top</text:span></text:span><text:span text:style-name="T76"> are calculated as follows</text:span></text:p>
          <text:list>
            <text:list-item>
              <text:p text:style-name="P368"><text:span text:style-name="Source_20_Text"><text:span text:style-name="T76">D_top</text:span></text:span><text:span text:style-name="T76"> goes from entry </text:span><text:span text:style-name="Source_20_Text"><text:span text:style-name="T76">[0][1]</text:span></text:span><text:span text:style-name="T76"> to </text:span><text:span text:style-name="Source_20_Text"><text:span text:style-name="T76">[N / 2 - 1][n + 1]</text:span></text:span><text:span text:style-name="T76">,</text:span></text:p>
            </text:list-item>
            <text:list-item>
              <text:p text:style-name="P368"><text:span text:style-name="T76">the columns of </text:span><text:span text:style-name="Source_20_Text"><text:span text:style-name="T76">D_top</text:span></text:span><text:span text:style-name="T76"> are the pairwise mutually exclusive sums of the previous column.</text:span></text:p>
            </text:list-item>
          </text:list>
        </text:list-item>
        <text:list-item>
          <text:p text:style-name="P368"><text:span text:style-name="T76">The entries of the submatrix </text:span><text:span text:style-name="Source_20_Text"><text:span text:style-name="T76">D_bottom</text:span></text:span><text:span text:style-name="T76"> are calculated as follows</text:span></text:p>
          <text:list>
            <text:list-item>
              <text:p text:style-name="P368"><text:span text:style-name="Source_20_Text"><text:span text:style-name="T76">D_bottom</text:span></text:span><text:span text:style-name="T76"> goes from entry </text:span><text:span text:style-name="Source_20_Text"><text:span text:style-name="T76">[N / 2][1]</text:span></text:span><text:span text:style-name="T76"> to </text:span><text:span text:style-name="Source_20_Text"><text:span text:style-name="T76">[N][n + 1]</text:span></text:span><text:span text:style-name="T76">,</text:span></text:p>
            </text:list-item>
            <text:list-item>
              <text:p text:style-name="P368"><text:span text:style-name="T76">the columns of </text:span><text:span text:style-name="Source_20_Text"><text:span text:style-name="T76">D_bottom</text:span></text:span><text:span text:style-name="T76"> are the pairwise differences of the previous column.</text:span></text:p>
            </text:list-item>
          </text:list>
        </text:list-item>
        <text:list-item>
          <text:p text:style-name="P368"><text:span text:style-name="T76">The consputation of </text:span><text:span text:style-name="Source_20_Text"><text:span text:style-name="T76">D_top</text:span></text:span><text:span text:style-name="T76"> and </text:span><text:span text:style-name="Source_20_Text"><text:span text:style-name="T76">D_bottom</text:span></text:span><text:span text:style-name="T76"> are best understood with the above example (for </text:span><text:span text:style-name="Source_20_Text"><text:span text:style-name="T76">N = 8</text:span></text:span><text:span text:style-name="T76">).</text:span></text:p>
        </text:list-item>
        <text:list-item>
          <text:p text:style-name="P368"><text:span text:style-name="T76">The output vector </text:span><text:span text:style-name="Source_20_Text"><text:span text:style-name="T76">y</text:span></text:span><text:span text:style-name="T76"> is now in the last column of </text:span><text:span text:style-name="Source_20_Text"><text:span text:style-name="T76">hadm</text:span></text:span><text:span text:style-name="T76">.</text:span></text:p>
        </text:list-item>
        <text:list-item>
          <text:p text:style-name="P371"><text:span text:style-name="Emphasis"><text:span text:style-name="T76">Algorithm from </text:span></text:span><text:a xlink:type="simple" xlink:href="http://www.archive.chipcenter.com/dsp/DSP000517F1.html" text:style-name="Internet_20_link" text:visited-style-name="Visited_20_Internet_20_Link"><text:span text:style-name="Emphasis">chipcenter</text:span></text:a><text:span text:style-name="Emphasis"><text:span text:style-name="T76">.</text:span></text:span></text:p>
        </text:list-item>
      </text:list>
      <text:h text:style-name="P345" text:outline-level="3" text:is-list-header="true"><text:bookmark-start text:name="__RefHeading___Toc32553_1949149028"/>Visually<text:bookmark-end text:name="__RefHeading___Toc32553_1949149028"/></text:h>
      <table:table table:name="Table31" table:style-name="Table31">
        <table:table-column table:style-name="Table31.A"/>
        <table:table-column table:style-name="Table31.B"/>
        <table:table-column table:style-name="Table31.C" table:number-columns-repeated="3"/>
        <table:table-column table:style-name="Table31.F"/>
        <table:table-column table:style-name="Table31.G"/>
        <table:table-row>
          <table:table-cell table:style-name="Table31.A1" office:value-type="string">
            <text:p text:style-name="P226"/>
          </table:table-cell>
          <table:table-cell table:style-name="Table31.A1" office:value-type="string">
            <text:p text:style-name="P232">0</text:p>
          </table:table-cell>
          <table:table-cell table:style-name="Table31.A1" office:value-type="string">
            <text:p text:style-name="P232">1</text:p>
          </table:table-cell>
          <table:table-cell table:style-name="Table31.A1" office:value-type="string">
            <text:p text:style-name="P232">2</text:p>
          </table:table-cell>
          <table:table-cell table:style-name="Table31.A1" office:value-type="string">
            <text:p text:style-name="P232">3</text:p>
          </table:table-cell>
          <table:table-cell table:style-name="Table31.A1" office:value-type="string">
            <text:p text:style-name="P232">…</text:p>
          </table:table-cell>
          <table:table-cell table:style-name="Table31.G1" office:value-type="string">
            <text:p text:style-name="P232">n + 1</text:p>
          </table:table-cell>
        </table:table-row>
        <table:table-row>
          <table:table-cell table:number-columns-spanned="2">
            <table:table table:is-sub-table="true">
              <table:table-column table:style-name="Table31.A"/>
              <table:table-column table:style-name="Table31.B"/>
              <table:table-row>
                <table:table-cell table:style-name="Table31.A2.1.1" office:value-type="string">
                  <text:p text:style-name="P232">0</text:p>
                </table:table-cell>
                <table:table-cell table:style-name="Table31.A2.1.1" office:value-type="string">
                  <text:p text:style-name="P227">x<text:span text:style-name="T116">0</text:span></text:p>
                </table:table-cell>
              </table:table-row>
              <table:table-row>
                <table:table-cell table:style-name="Table31.A2.1.1" office:value-type="string">
                  <text:p text:style-name="P232">1</text:p>
                </table:table-cell>
                <table:table-cell table:style-name="Table31.A2.1.1" office:value-type="string">
                  <text:p text:style-name="P227">x<text:span text:style-name="T116">1</text:span></text:p>
                </table:table-cell>
              </table:table-row>
              <table:table-row>
                <table:table-cell table:style-name="Table31.A2.1.1" office:value-type="string">
                  <text:p text:style-name="P232">2</text:p>
                </table:table-cell>
                <table:table-cell table:style-name="Table31.A2.1.1" office:value-type="string">
                  <text:p text:style-name="P227">x<text:span text:style-name="T116">2</text:span></text:p>
                </table:table-cell>
              </table:table-row>
              <table:table-row>
                <table:table-cell table:style-name="Table31.A2.1.1" office:value-type="string">
                  <text:p text:style-name="P232">…</text:p>
                </table:table-cell>
                <table:table-cell table:style-name="Table31.A2.1.1" office:value-type="string">
                  <text:p text:style-name="P227">…</text:p>
                </table:table-cell>
              </table:table-row>
              <table:table-row>
                <table:table-cell table:style-name="Table31.A2.1.1" office:value-type="string">
                  <text:p text:style-name="P232">N / 2 - 1</text:p>
                </table:table-cell>
                <table:table-cell table:style-name="Table31.A2.1.1" office:value-type="string">
                  <text:p text:style-name="P227">x<text:span text:style-name="T116">N/2-1</text:span></text:p>
                </table:table-cell>
              </table:table-row>
            </table:table>
          </table:table-cell>
          <table:covered-table-cell/>
          <table:table-cell table:style-name="Table31.C2" table:number-columns-spanned="5" office:value-type="string">
            <text:p text:style-name="P227">↑<text:line-break/>← D<text:span text:style-name="T116">top</text:span> →<text:line-break/>↓</text:p>
          </table:table-cell>
          <table:covered-table-cell/>
          <table:covered-table-cell/>
          <table:covered-table-cell/>
          <table:covered-table-cell/>
        </table:table-row>
        <table:table-row>
          <table:table-cell table:number-columns-spanned="2">
            <table:table table:is-sub-table="true">
              <table:table-column table:style-name="Table31.A"/>
              <table:table-column table:style-name="Table31.B"/>
              <table:table-row>
                <table:table-cell table:style-name="Table31.A2.1.1" office:value-type="string">
                  <text:p text:style-name="P232">N / 2</text:p>
                </table:table-cell>
                <table:table-cell table:style-name="Table31.A2.1.1" office:value-type="string">
                  <text:p text:style-name="P227">x<text:span text:style-name="T116">N/2</text:span></text:p>
                </table:table-cell>
              </table:table-row>
              <table:table-row>
                <table:table-cell table:style-name="Table31.A2.1.1" office:value-type="string">
                  <text:p text:style-name="P232">N / 2 + 1</text:p>
                </table:table-cell>
                <table:table-cell table:style-name="Table31.A2.1.1" office:value-type="string">
                  <text:p text:style-name="P227">x<text:span text:style-name="T116">N/2+1</text:span></text:p>
                </table:table-cell>
              </table:table-row>
              <table:table-row>
                <table:table-cell table:style-name="Table31.A2.1.1" office:value-type="string">
                  <text:p text:style-name="P232"><text:soft-page-break/>N / 2 + 2</text:p>
                </table:table-cell>
                <table:table-cell table:style-name="Table31.A2.1.1" office:value-type="string">
                  <text:p text:style-name="P227">x<text:span text:style-name="T116">N/2+2</text:span></text:p>
                </table:table-cell>
              </table:table-row>
              <table:table-row>
                <table:table-cell table:style-name="Table31.A2.1.1" office:value-type="string">
                  <text:p text:style-name="P232">…</text:p>
                </table:table-cell>
                <table:table-cell table:style-name="Table31.A2.1.1" office:value-type="string">
                  <text:p text:style-name="P227">…</text:p>
                </table:table-cell>
              </table:table-row>
              <table:table-row>
                <table:table-cell table:style-name="Table31.A2.1.1" office:value-type="string">
                  <text:p text:style-name="P232">N</text:p>
                </table:table-cell>
                <table:table-cell table:style-name="Table31.A2.1.1" office:value-type="string">
                  <text:p text:style-name="P227">x<text:span text:style-name="T116">N</text:span></text:p>
                </table:table-cell>
              </table:table-row>
            </table:table>
          </table:table-cell>
          <table:covered-table-cell/>
          <table:table-cell table:style-name="Table31.C2" table:number-columns-spanned="5" office:value-type="string">
            <text:p text:style-name="P227">↑<text:line-break/>← D<text:span text:style-name="T116">bottom</text:span> →<text:line-break/>↓</text:p>
          </table:table-cell>
          <table:covered-table-cell/>
          <table:covered-table-cell/>
          <table:covered-table-cell/>
          <table:covered-table-cell/>
        </table:table-row>
      </table:table>
      <text:p text:style-name="P225">Parameters:</text:p>
      <text:p text:style-name="P272"><text:span text:style-name="Source_20_Text"><text:span text:style-name="T76">x</text:span></text:span><text:span text:style-name="T76"> - the real data array to be transformed</text:span></text:p>
      <text:p text:style-name="P225">Returns:</text:p>
      <text:p text:style-name="P272"><text:span text:style-name="T76">the real transformed array, </text:span><text:span text:style-name="Source_20_Text"><text:span text:style-name="T76">y</text:span></text:span></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text:span></text:p>
      <text:p text:style-name="P172"/>
      <text:h text:style-name="P344" text:outline-level="3"><text:bookmark text:name="fht(int[])"/><text:bookmark-start text:name="__RefHeading___Toc32555_1949149028"/>fht<text:bookmark-end text:name="__RefHeading___Toc32555_1949149028"/></text:h>
      <text:p text:style-name="P121"><text:span text:style-name="T76">protected int[] </text:span><text:a xlink:type="simple" xlink:href="http://commons.apache.org/proper/commons-math/apidocs/src-html/org/apache/commons/math3/transform/FastHadamardTransformer.html#line.280" text:style-name="Internet_20_link" text:visited-style-name="Visited_20_Internet_20_Link"><text:span text:style-name="T77">fht</text:span></text:a><text:span text:style-name="T76">(int[] x)</text:span></text:p>
      <text:p text:style-name="P151"><text:span text:style-name="T80"><text:s text:c="13"/></text:span><text:span text:style-name="T76">throws </text:span><text:a xlink:type="simple" xlink:href="http://commons.apache.org/proper/commons-math/apidocs/org/apache/commons/math3/exception/MathIllegalArgumentException.html" text:style-name="Internet_20_link" text:visited-style-name="Visited_20_Internet_20_Link">MathIllegalArgumentException</text:a></text:p>
      <text:p text:style-name="P123">Returns the forward transform of the specified integer data set. The FHT (Fast Hadamard Transform) uses only subtraction and addition.</text:p>
      <text:p text:style-name="P225">Parameters:</text:p>
      <text:p text:style-name="P272"><text:span text:style-name="Source_20_Text"><text:span text:style-name="T76">x</text:span></text:span><text:span text:style-name="T76"> - the integer data array to be transformed</text:span></text:p>
      <text:p text:style-name="P225">Returns:</text:p>
      <text:p text:style-name="P272"><text:span text:style-name="T76">the integer transformed array, </text:span><text:span text:style-name="Source_20_Text"><text:span text:style-name="T76">y</text:span></text:span></text:p>
      <text:p text:style-name="P225">Throws:</text:p>
      <text:p text:style-name="P274"><text:a xlink:type="simple" xlink:href="http://commons.apache.org/proper/commons-math/apidocs/org/apache/commons/math3/exception/MathIllegalArgumentException.html" text:style-name="Internet_20_link" text:visited-style-name="Visited_20_Internet_20_Link"><text:span text:style-name="Source_20_Text"><text:span text:style-name="T76">MathIllegalArgumentException</text:span></text:span></text:a><text:span text:style-name="T76"> - if the length of the data array is not a power of two</text:span></text:p>
      <text:p text:style-name="P66"/>
      <text:p text:style-name="P66"/>
      <text:p text:style-name="P66"/>
      <text:p text:style-name="P66"><text:soft-page-break/></text:p>
      <text:p text:style-name="P66"/>
      <text:p text:style-name="P66"/>
      <text:h text:style-name="P357" text:outline-level="2"><text:bookmark-start text:name="__RefHeading___Toc32557_1949149028"/>Geometry<text:bookmark-end text:name="__RefHeading___Toc32557_1949149028"/></text:h>
      <text:p text:style-name="Text_20_body"/>
      <text:h text:style-name="P337" text:outline-level="3"><text:bookmark-start text:name="__RefHeading___Toc32559_1949149028"/>11.1 Overview<text:bookmark-end text:name="__RefHeading___Toc32559_1949149028"/><text:bookmark text:name="a11.1_Overview"/></text:h>
      <text:p text:style-name="P199">The geometry package provides classes useful for many physical simulations in Euclidean spaces, like vectors and rotations in 3D, as well as a general implentation of Binary Space Partitioning Trees (BSP trees).</text:p>
      <text:h text:style-name="P342" text:outline-level="3"><text:bookmark-start text:name="__RefHeading___Toc32561_1949149028"/>11.2 Euclidean spaces<text:bookmark-end text:name="__RefHeading___Toc32561_1949149028"/><text:bookmark text:name="a11.2_Euclidean_spaces"/></text:h>
      <text:p text:style-name="P209"><text:a xlink:type="simple" xlink:href="http://commons.apache.org/proper/commons-math/apidocs/org/apache/commons/math3/geometry/euclidean/oned/Interval.html" text:style-name="Internet_20_link" text:visited-style-name="Visited_20_Internet_20_Link"><text:span text:style-name="T94">Interval</text:span></text:a><text:span text:style-name="T76"> and </text:span><text:a xlink:type="simple" xlink:href="http://commons.apache.org/proper/commons-math/apidocs/org/apache/commons/math3/geometry/euclidean/oned/IntervalsSet.html" text:style-name="Internet_20_link" text:visited-style-name="Visited_20_Internet_20_Link"><text:span text:style-name="T94">IntervalsSet</text:span></text:a><text:span text:style-name="T76"> represent one dimensional regions. All classical set operations are available for intervals sets: union, intersection, symmetric difference (exclusive or), difference, complement, as well as region predicates (point inside/outside/on boundary, emptiness, other region contained). It is also possible to compute geometrical properties like size, barycenter or boundary size. Intervals sets can be built by constructive geometry (union, intersection ...) or from a boundary representation.</text:span></text:p>
      <text:p text:style-name="P209"><text:a xlink:type="simple" xlink:href="http://commons.apache.org/proper/commons-math/apidocs/org/apache/commons/math3/geometry/euclidean/twod/PolygonsSet.html" text:style-name="Internet_20_link" text:visited-style-name="Visited_20_Internet_20_Link"><text:span text:style-name="T94">PolygonsSet</text:span></text:a><text:span text:style-name="T76"> represent two dimensional regions. All classical set operations are available for polygons sets: union, intersection, symmetric difference (exclusive or), difference, complement, as well as region predicates (point inside/outside/on boundary, emptiness, other region contained). It is also possible to compute geometrical properties like size, barycenter or boundary size and to extract the vertices. Polygons sets can be built by constructive geometry (union, intersection ...) or from a boundary representation.</text:span></text:p>
      <text:p text:style-name="P209"><text:a xlink:type="simple" xlink:href="http://commons.apache.org/proper/commons-math/apidocs/org/apache/commons/math3/geometry/euclidean/threed/PolyhedronsSet.html" text:style-name="Internet_20_link" text:visited-style-name="Visited_20_Internet_20_Link"><text:span text:style-name="T94">PolyhedronsSet</text:span></text:a><text:span text:style-name="T76"> represent three dimensional regions. All classical set operations are available for polyhedrons sets: union, intersection, symmetric difference (exclusive or), difference, complement, as well as region predicates (point inside/outside/on boundary, emptiness, other region contained). It is also possible to compute geometrical properties like size, barycenter or boundary size and to extract the vertices. Polyhedrons sets can be built by constructive geometry (union, intersection ...) or from a boundary representation.</text:span></text:p>
      <text:p text:style-name="P209"><text:a xlink:type="simple" xlink:href="http://commons.apache.org/proper/commons-math/apidocs/org/apache/commons/math3/geometry/euclidean/threed/Vector3D.html" text:style-name="Internet_20_link" text:visited-style-name="Visited_20_Internet_20_Link"><text:span text:style-name="T94">Vector3D</text:span></text:a><text:span text:style-name="T76"> provides a simple vector type. One important feature is that instances of this class are guaranteed to be immutable, this greatly simplifies modelling dynamical systems with changing states: once a vector has been computed, a reference to it is known to preserve its state as long as the reference itself is preserved.</text:span></text:p>
      <text:p text:style-name="P199"><text:soft-page-break/>Numerous constructors are available to create vectors. In addition to the straightforward cartesian coordinates constructor, a constructor using azimuthal coordinates can build normalized vectors and linear constructors from one, two, three or four base vectors are also available. Constants have been defined for the most commons vectors (plus and minus canonical axes, null vector, and special vectors with infinite or NaN coordinates).</text:p>
      <text:p text:style-name="P199">The generic vectorial space operations are available including dot product, normalization, orthogonal vector finding and angular separation computation which have a specific meaning in 3D. The 3D geometry specific cross product is of course also implemented.</text:p>
      <text:p text:style-name="P209"><text:a xlink:type="simple" xlink:href="http://commons.apache.org/proper/commons-math/apidocs/org/apache/commons/math3/geometry/euclidean/threed/Vector3DFormat.html" text:style-name="Internet_20_link" text:visited-style-name="Visited_20_Internet_20_Link"><text:span text:style-name="T94">Vector3DFormat</text:span></text:a><text:span text:style-name="T76"> is a specialized format for formatting output or parsing input with text representation of 3D vectors.</text:span></text:p>
      <text:p text:style-name="P209"><text:a xlink:type="simple" xlink:href="http://commons.apache.org/proper/commons-math/apidocs/org/apache/commons/math3/geometry/euclidean/threed/Rotation.html" text:style-name="Internet_20_link" text:visited-style-name="Visited_20_Internet_20_Link"><text:span text:style-name="T94">Rotation</text:span></text:a><text:span text:style-name="T76"> represents 3D rotations. Rotation instances are also immutable objects, as Vector3D instances.</text:span></text:p>
      <text:p text:style-name="P209"><text:span text:style-name="T76">Rotations can be represented by several different mathematical entities (matrices, axe and angle, Cardan or Euler angles, quaternions). This class presents a higher level abstraction, more user-oriented and hiding implementation details. Well, for the curious, we use quaternions for the internal representation. The user can build a rotation from any of these representations, and any of these representations can be retrieved from a</text:span><text:span text:style-name="Teletype"><text:span text:style-name="T76">Rotation</text:span></text:span><text:span text:style-name="T76"> instance (see the various constructors and getters). In addition, a rotation can also be built implicitely from a set of vectors and their image.</text:span></text:p>
      <text:p text:style-name="P199">This implies that this class can be used to convert from one representation to another one. For example, converting a rotation matrix into a set of Cardan angles can be done using the following single line of code:</text:p>
      <text:p text:style-name="P250"><text:span text:style-name="T106">double</text:span><text:span text:style-name="T97">[]</text:span> angles <text:span text:style-name="T97">=</text:span> <text:span text:style-name="T106">new</text:span> <text:span text:style-name="T110">Rotation</text:span><text:span text:style-name="T97">(</text:span>matrix<text:span text:style-name="T97">,</text:span> <text:span text:style-name="T100">1.0e-10</text:span><text:span text:style-name="T97">).</text:span>getAngles<text:span text:style-name="T97">(</text:span><text:span text:style-name="T110">RotationOrder</text:span><text:span text:style-name="T97">.</text:span>XYZ<text:span text:style-name="T97">);</text:span></text:p>
      <text:p text:style-name="P199">Focus is oriented on what a rotation <text:span text:style-name="T42">does</text:span> rather than on its underlying representation. Once it has been built, and regardless of its internal representation, a rotation is an<text:span text:style-name="T42">operator</text:span> which basically transforms three dimensional vectors into other three dimensional vectors. Depending on the application, the meaning of these vectors may vary as well as the semantics of the rotation.</text:p>
      <text:p text:style-name="P199">For example in a spacecraft attitude simulation tool, users will often consider the vectors are fixed (say the Earth direction for example) and the rotation transforms the coordinates coordinates of this vector in inertial frame into the coordinates of the same vector in satellite frame. In this case, the rotation implicitly defines the relation between the two frames (we have fixed vectors and moving frame). Another example could be a telescope control application, where the rotation would transform the sighting direction at rest into the desired observing direction when the telescope is pointed towards an object of interest. In this case <text:soft-page-break/>the rotation transforms the direction at rest in a topocentric frame into the sighting direction in the same topocentric frame (we have moving vectors in fixed frame). In many case, both approaches will be combined, in our telescope example, we will probably also need to transform the observing direction in the topocentric frame into the observing direction in inertial frame taking into account the observatory location and the Earth rotation.</text:p>
      <text:p text:style-name="P209"><text:span text:style-name="T76">These examples show that a rotation means what the user wants it to mean, so this class does not push the user towards one specific definition and hence does not provide methods like </text:span><text:span text:style-name="Teletype"><text:span text:style-name="T76">projectVectorIntoDestinationFrame</text:span></text:span><text:span text:style-name="T76"> or </text:span><text:span text:style-name="Teletype"><text:span text:style-name="T76">computeTransformedDirection</text:span></text:span><text:span text:style-name="T76">. It provides simpler and more generic methods: </text:span><text:span text:style-name="Teletype"><text:span text:style-name="T76">applyTo(Vector3D)</text:span></text:span><text:span text:style-name="T76"> and</text:span><text:span text:style-name="Teletype"><text:span text:style-name="T76">applyInverseTo(Vector3D)</text:span></text:span><text:span text:style-name="T76">.</text:span></text:p>
      <text:p text:style-name="P209"><text:span text:style-name="T76">Since a rotation is basically a vectorial operator, several rotations can be composed together and the composite operation </text:span><text:span text:style-name="Teletype"><text:span text:style-name="T76">r = r</text:span></text:span><text:span text:style-name="Teletype"><text:span text:style-name="T88">1</text:span></text:span><text:span text:style-name="Teletype"><text:span text:style-name="T76"> o r</text:span></text:span><text:span text:style-name="Teletype"><text:span text:style-name="T88">2</text:span></text:span><text:span text:style-name="T76"> (which means that for each vector</text:span><text:span text:style-name="Teletype"><text:span text:style-name="T76">u</text:span></text:span><text:span text:style-name="T76">, </text:span><text:span text:style-name="Teletype"><text:span text:style-name="T76">r(u) = r</text:span></text:span><text:span text:style-name="Teletype"><text:span text:style-name="T88">1</text:span></text:span><text:span text:style-name="Teletype"><text:span text:style-name="T76">(r</text:span></text:span><text:span text:style-name="Teletype"><text:span text:style-name="T88">2</text:span></text:span><text:span text:style-name="Teletype"><text:span text:style-name="T76">(u))</text:span></text:span><text:span text:style-name="T76">) is also a rotation. Hence we can consider that in addition to vectors, a rotation can be applied to other rotations as well (or to itself). With our previous notations, we would say we can apply </text:span><text:span text:style-name="Teletype"><text:span text:style-name="T76">r</text:span></text:span><text:span text:style-name="Teletype"><text:span text:style-name="T88">1</text:span></text:span><text:span text:style-name="T76"> to </text:span><text:span text:style-name="Teletype"><text:span text:style-name="T76">r</text:span></text:span><text:span text:style-name="Teletype"><text:span text:style-name="T88">2</text:span></text:span><text:span text:style-name="T76"> and the result we get is </text:span><text:span text:style-name="Teletype"><text:span text:style-name="T76">r = r</text:span></text:span><text:span text:style-name="Teletype"><text:span text:style-name="T88">1</text:span></text:span><text:span text:style-name="Teletype"><text:span text:style-name="T76">o r</text:span></text:span><text:span text:style-name="Teletype"><text:span text:style-name="T88">2</text:span></text:span><text:span text:style-name="T76">. For this purpose, the class provides the methods: </text:span><text:span text:style-name="Teletype"><text:span text:style-name="T76">applyTo(Rotation)</text:span></text:span><text:span text:style-name="T76"> and</text:span><text:span text:style-name="Teletype"><text:span text:style-name="T76">applyInverseTo(Rotation)</text:span></text:span><text:span text:style-name="T76">.</text:span></text:p>
      <text:h text:style-name="P342" text:outline-level="3"><text:bookmark-start text:name="__RefHeading___Toc32563_1949149028"/>11.3 Binary Space Partitioning<text:bookmark-end text:name="__RefHeading___Toc32563_1949149028"/><text:bookmark text:name="a11.3_Binary_Space_Partitioning"/></text:h>
      <text:p text:style-name="P209"><text:a xlink:type="simple" xlink:href="http://commons.apache.org/proper/commons-math/apidocs/org/apache/commons/math3/geometry/partitioning/BSPTree.html" text:style-name="Internet_20_link" text:visited-style-name="Visited_20_Internet_20_Link"><text:span text:style-name="T94">BSP trees</text:span></text:a><text:span text:style-name="T76"> are an efficient way to represent space partitions and to associate attributes with each cell. Each node in a BSP tree represents a convex region which is partitioned in two convex sub-regions at each side of a cut hyperplane. The root tree contains the complete space.</text:span></text:p>
      <text:p text:style-name="P199">The main use of such partitions is to use a boolean attribute to define an inside/outside property, hence representing arbitrary polytopes (line segments in 1D, polygons in 2D and polyhedrons in 3D) and to operate on them.</text:p>
      <text:p text:style-name="P199">Another example would be to represent Voronoi tesselations, the attribute of each cell holding the defining point of the cell.</text:p>
      <text:p text:style-name="P199">The application-defined attributes are shared among copied instances and propagated to split parts. These attributes are not used by the BSP-tree algorithms themselves, so the application can use them for any purpose. Since the tree visiting method holds internal and leaf nodes differently, it is possible to use different classes for internal nodes attributes and leaf nodes attributes. This should be used with care, though, because if the tree is modified in any way after attributes have been set, some internal nodes may become leaf nodes and some leaf nodes may become internal nodes.</text:p>
      <text:p text:style-name="P67"><text:soft-page-break/></text:p>
      <text:p text:style-name="P66"/>
      <text:p text:style-name="P66"/>
      <text:p text:style-name="P66"/>
      <text:p text:style-name="P66"/>
      <text:p text:style-name="P66"/>
      <text:h text:style-name="Heading_20_2" text:outline-level="2"><text:bookmark-start text:name="__RefHeading___Toc32565_1949149028"/><text:alphabetical-index-mark-start text:id="IMark62920952"/>Optimization<text:bookmark-end text:name="__RefHeading___Toc32565_1949149028"/><text:alphabetical-index-mark-end text:id="IMark62920952"/></text:h>
      <text:p text:style-name="Text_20_body"/>
      <text:h text:style-name="P337" text:outline-level="3"><text:bookmark-start text:name="__RefHeading___Toc32567_1949149028"/>12.1 Overview<text:bookmark-end text:name="__RefHeading___Toc32567_1949149028"/><text:bookmark text:name="a12.1_Overview"/></text:h>
      <text:p text:style-name="P200">The optimization package provides algorithms to optimize (i.e. either minimize or maximize) some objective or cost function. The package is split in several sub-packages dedicated to different kind of functions or algorithms.</text:p>
      <text:list xml:id="list5927169641988951920" text:style-name="L36">
        <text:list-item>
          <text:p text:style-name="P308">the univariate package handles univariate scalar functions,</text:p>
        </text:list-item>
        <text:list-item>
          <text:p text:style-name="P308">the linear package handles multivariate vector linear functions with linear constraints,</text:p>
        </text:list-item>
        <text:list-item>
          <text:p text:style-name="P308">the direct package handles multivariate scalar functions using direct search methods (i.e. not using derivatives),</text:p>
        </text:list-item>
        <text:list-item>
          <text:p text:style-name="P308">the general package handles multivariate scalar or vector functions using derivatives.</text:p>
        </text:list-item>
        <text:list-item>
          <text:p text:style-name="P308">the fitting package handles curve fitting by univariate real functions</text:p>
        </text:list-item>
      </text:list>
      <text:p text:style-name="P207"><text:span text:style-name="T76">The top level optimization package provides common interfaces for the optimization algorithms provided in sub-packages. The main interfaces defines defines optimizers and convergence checkers. The functions that are optimized by the algorithms provided by this package and its sub-packages are a subset of the one defined in the </text:span><text:span text:style-name="Teletype"><text:span text:style-name="T76">analysis</text:span></text:span><text:span text:style-name="T76">package, namely the real and vector valued functions. These functions are called objective function here. When the goal is to minimize, the functions are often called cost function, this name is not used in this package.</text:span></text:p>
      <text:p text:style-name="P207"><text:soft-page-break/><text:span text:style-name="T76">The type of goal, i.e. minimization or maximization, is defined by the enumerated</text:span><text:a xlink:type="simple" xlink:href="http://commons.apache.org/proper/commons-math/apidocs/org/apache/commons/math3/optimization/GoalType.html" text:style-name="Internet_20_link" text:visited-style-name="Visited_20_Internet_20_Link"><text:span text:style-name="T94">GoalType</text:span></text:a><text:span text:style-name="T76"> which has only two values: </text:span><text:span text:style-name="Teletype"><text:span text:style-name="T76">MAXIMIZE</text:span></text:span><text:span text:style-name="T76"> and </text:span><text:span text:style-name="Teletype"><text:span text:style-name="T76">MINIMIZE</text:span></text:span><text:span text:style-name="T76">.</text:span></text:p>
      <text:p text:style-name="P200">Optimizers are the algorithms that will either minimize or maximize, the objective function by changing its input variables set until an optimal set is found. There are only four interfaces defining the common behavior of optimizers, one for each supported type of objective function:</text:p>
      <text:list xml:id="list7777013803219292324" text:style-name="L37">
        <text:list-item>
          <text:p text:style-name="P328"><text:a xlink:type="simple" xlink:href="http://commons.apache.org/proper/commons-math/apidocs/org/apache/commons/math3/optimization/univariate/UnivariateOptimizer.html" text:style-name="Internet_20_link" text:visited-style-name="Visited_20_Internet_20_Link"><text:span text:style-name="T94">UnivariateOptimizer</text:span></text:a><text:span text:style-name="T76"> for </text:span><text:a xlink:type="simple" xlink:href="http://commons.apache.org/proper/commons-math/apidocs/org/apache/commons/math3/analysis/UnivariateFunction.html" text:style-name="Internet_20_link" text:visited-style-name="Visited_20_Internet_20_Link"><text:span text:style-name="T94">univariate real functions</text:span></text:a></text:p>
        </text:list-item>
        <text:list-item>
          <text:p text:style-name="P328"><text:a xlink:type="simple" xlink:href="http://commons.apache.org/proper/commons-math/apidocs/org/apache/commons/math3/optimization/MultivariateOptimizer.html" text:style-name="Internet_20_link" text:visited-style-name="Visited_20_Internet_20_Link"><text:span text:style-name="T94">MultivariateOptimizer</text:span></text:a><text:span text:style-name="T76"> for </text:span><text:a xlink:type="simple" xlink:href="http://commons.apache.org/proper/commons-math/apidocs/org/apache/commons/math3/analysis/MultivariateFunction.html" text:style-name="Internet_20_link" text:visited-style-name="Visited_20_Internet_20_Link"><text:span text:style-name="T94">multivariate real functions</text:span></text:a></text:p>
        </text:list-item>
        <text:list-item>
          <text:p text:style-name="P328"><text:a xlink:type="simple" xlink:href="http://commons.apache.org/proper/commons-math/apidocs/org/apache/commons/math3/optimization/DifferentiableMultivariateOptimizer.html" text:style-name="Internet_20_link" text:visited-style-name="Visited_20_Internet_20_Link"><text:span text:style-name="T94">DifferentiableMultivariateOptimizer</text:span></text:a><text:span text:style-name="T76"> for </text:span><text:a xlink:type="simple" xlink:href="http://commons.apache.org/proper/commons-math/apidocs/org/apache/commons/math3/analysis/DifferentiableMultivariateFunction.html" text:style-name="Internet_20_link" text:visited-style-name="Visited_20_Internet_20_Link"><text:span text:style-name="T94">differentiable multivariate real functions</text:span></text:a></text:p>
        </text:list-item>
        <text:list-item>
          <text:p text:style-name="P328"><text:a xlink:type="simple" xlink:href="http://commons.apache.org/proper/commons-math/apidocs/org/apache/commons/math3/optimization/DifferentiableMultivariateVectorOptimizer.html" text:style-name="Internet_20_link" text:visited-style-name="Visited_20_Internet_20_Link"><text:span text:style-name="T94">DifferentiableMultivariateVectorOptimizer</text:span></text:a><text:span text:style-name="T76"> for </text:span><text:a xlink:type="simple" xlink:href="http://commons.apache.org/proper/commons-math/apidocs/org/apache/commons/math3/analysis/DifferentiableMultivariateVectorFunction.html" text:style-name="Internet_20_link" text:visited-style-name="Visited_20_Internet_20_Link"><text:span text:style-name="T94">differentiable multivariate vectorial functions</text:span></text:a></text:p>
        </text:list-item>
      </text:list>
      <text:p text:style-name="P207"><text:span text:style-name="T76">Despite there are only four types of supported optimizers, it is possible to optimize a transform a </text:span><text:a xlink:type="simple" xlink:href="http://commons.apache.org/proper/commons-math/apidocs/org/apache/commons/math3/analysis/MultivariateVectorFunction.html" text:style-name="Internet_20_link" text:visited-style-name="Visited_20_Internet_20_Link"><text:span text:style-name="T94">non-differentiable multivariate vectorial function</text:span></text:a><text:span text:style-name="T76"> by converting it to a </text:span><text:a xlink:type="simple" xlink:href="http://commons.apache.org/proper/commons-math/apidocs/org/apache/commons/math3/analysis/MultivariateFunction.html" text:style-name="Internet_20_link" text:visited-style-name="Visited_20_Internet_20_Link"><text:span text:style-name="T94">non-differentiable multivariate real function</text:span></text:a><text:span text:style-name="T76"> thanks to the </text:span><text:a xlink:type="simple" xlink:href="http://commons.apache.org/proper/commons-math/apidocs/org/apache/commons/math3/optimization/LeastSquaresConverter.html" text:style-name="Internet_20_link" text:visited-style-name="Visited_20_Internet_20_Link"><text:span text:style-name="T94">LeastSquaresConverter</text:span></text:a><text:span text:style-name="T76"> helper class. The transformed function can be optimized using any implementation of the</text:span><text:a xlink:type="simple" xlink:href="http://commons.apache.org/proper/commons-math/apidocs/org/apache/commons/math3/optimization/MultivariateOptimizer.html" text:style-name="Internet_20_link" text:visited-style-name="Visited_20_Internet_20_Link"><text:span text:style-name="T94">MultivariateOptimizer</text:span></text:a><text:span text:style-name="T76"> interface.</text:span></text:p>
      <text:p text:style-name="P200">For each of the four types of supported optimizers, there is a special implementation which wraps a classical optimizer in order to add it a multi-start feature. This feature call the underlying optimizer several times in sequence with different starting points and returns the best optimum found or all optima if desired. This is a classical way to prevent being trapped into a local extremum when looking for a global one.</text:p>
      <text:h text:style-name="P341" text:outline-level="3"><text:bookmark-start text:name="__RefHeading___Toc32569_1949149028"/>12.2 Univariate Functions<text:bookmark-end text:name="__RefHeading___Toc32569_1949149028"/><text:bookmark text:name="a12.2_Univariate_Functions"/></text:h>
      <text:p text:style-name="P207"><text:span text:style-name="T76">A </text:span><text:a xlink:type="simple" xlink:href="http://commons.apache.org/proper/commons-math/apidocs/org/apache/commons/math3/optimization/univariate/UnivariateOptimizer.html" text:style-name="Internet_20_link" text:visited-style-name="Visited_20_Internet_20_Link"><text:span text:style-name="T94">UnivariateOptimizer</text:span></text:a><text:span text:style-name="T76"> is used to find the minimal values of a univariate real-valued function </text:span><text:span text:style-name="Teletype"><text:span text:style-name="T76">f</text:span></text:span><text:span text:style-name="T76">.</text:span></text:p>
      <text:p text:style-name="P207"><text:span text:style-name="T76">These algorithms usage is very similar to root-finding algorithms usage explained in the analysis package. The main difference is that the </text:span><text:span text:style-name="Teletype"><text:span text:style-name="T76">solve</text:span></text:span><text:span text:style-name="T76"> methods in root finding algorithms is replaced by </text:span><text:span text:style-name="Teletype"><text:span text:style-name="T76">optimize</text:span></text:span><text:span text:style-name="T76"> methods.</text:span></text:p>
      <text:h text:style-name="P341" text:outline-level="3"><text:bookmark-start text:name="__RefHeading___Toc32571_1949149028"/>12.3 Linear Programming<text:bookmark-end text:name="__RefHeading___Toc32571_1949149028"/><text:bookmark text:name="a12.3_Linear_Programming"/></text:h>
      <text:p text:style-name="P200">This package provides an implementation of George Dantzig's simplex algorithm for solving linear optimization problems with linear equality and inequality constraints.</text:p>
      <text:h text:style-name="P341" text:outline-level="3"><text:bookmark-start text:name="__RefHeading___Toc32573_1949149028"/><text:soft-page-break/>12.4 Direct Methods<text:bookmark-end text:name="__RefHeading___Toc32573_1949149028"/><text:bookmark text:name="a12.4_Direct_Methods"/></text:h>
      <text:p text:style-name="P207"><text:span text:style-name="T76">Direct search methods only use cost function values, they don't need derivatives and don't either try to compute approximation of the derivatives. According to a 1996 paper by Margaret H. Wright (</text:span><text:a xlink:type="simple" xlink:href="http://cm.bell-labs.com/cm/cs/doc/96/4-02.ps.gz" text:style-name="Internet_20_link" text:visited-style-name="Visited_20_Internet_20_Link"><text:span text:style-name="T94">Direct Search Methods: Once Scorned, Now Respectable</text:span></text:a><text:span text:style-name="T76">), they are used when either the computation of the derivative is impossible (noisy functions, unpredictable discontinuities) or difficult (complexity, computation cost). In the first cases, rather than an optimum, a </text:span><text:span text:style-name="T78">not too bad</text:span><text:span text:style-name="T76"> point is desired. In the latter cases, an optimum is desired but cannot be reasonably found. In all cases direct search methods can be useful.</text:span></text:p>
      <text:p text:style-name="P200">Simplex-based direct search methods are based on comparison of the cost function values at the vertices of a simplex (which is a set of n+1 points in dimension n) that is updated by the algorithms steps.</text:p>
      <text:p text:style-name="P207"><text:span text:style-name="T76">The instances can be built either in single-start or in multi-start mode. Multi-start is a traditional way to try to avoid being trapped in a local minimum and miss the global minimum of a function. It can also be used to verify the convergence of an algorithm. In multi-start mode, the </text:span><text:span text:style-name="Teletype"><text:span text:style-name="T76">minimizes</text:span></text:span><text:span text:style-name="T76">method returns the best minimum found after all starts, and the </text:span><text:span text:style-name="Teletype"><text:span text:style-name="T76">etMinima</text:span></text:span><text:span text:style-name="T76"> method can be used to retrieve all minima from all starts (including the one already provided by the </text:span><text:span text:style-name="Teletype"><text:span text:style-name="T76">minimizes</text:span></text:span><text:span text:style-name="T76"> method).</text:span></text:p>
      <text:p text:style-name="P207"><text:span text:style-name="T76">The </text:span><text:span text:style-name="Teletype"><text:span text:style-name="T76">direct</text:span></text:span><text:span text:style-name="T76"> package provides four solvers:</text:span></text:p>
      <text:list xml:id="list3467040880432743732" text:style-name="L38">
        <text:list-item>
          <text:p text:style-name="P329"><text:span text:style-name="T76">the classical </text:span><text:a xlink:type="simple" xlink:href="http://commons.apache.org/proper/commons-math/apidocs/org/apache/commons/math3/optimization/direct/NelderMeadSimplex.html" text:style-name="Internet_20_link" text:visited-style-name="Visited_20_Internet_20_Link"><text:span text:style-name="T94">Nelder-Mead</text:span></text:a><text:span text:style-name="T76"> method,</text:span></text:p>
        </text:list-item>
        <text:list-item>
          <text:p text:style-name="P329"><text:span text:style-name="T76">Virginia Torczon's </text:span><text:a xlink:type="simple" xlink:href="http://commons.apache.org/proper/commons-math/apidocs/org/apache/commons/math3/optimization/direct/MultiDirectionalSimplex.html" text:style-name="Internet_20_link" text:visited-style-name="Visited_20_Internet_20_Link"><text:span text:style-name="T94">multi-directional</text:span></text:a><text:span text:style-name="T76"> method,</text:span></text:p>
        </text:list-item>
        <text:list-item>
          <text:p text:style-name="P309">Nikolaus Hansen's Covariance Matrix Adaptation Evolution Strategy (CMA-ES),</text:p>
        </text:list-item>
        <text:list-item>
          <text:p text:style-name="P329"><text:span text:style-name="T76">Mike Powell's </text:span><text:a xlink:type="simple" xlink:href="http://commons.apache.org/proper/commons-math/apidocs/org/apache/commons/math3/optimization/direct/BOBYQAOptimizer.html" text:style-name="Internet_20_link" text:visited-style-name="Visited_20_Internet_20_Link"><text:span text:style-name="T94">BOBYQA</text:span></text:a><text:span text:style-name="T76"> method.</text:span></text:p>
        </text:list-item>
      </text:list>
      <text:p text:style-name="P207"><text:span text:style-name="T76">The first two simplex-based methods do not handle simple bounds constraints by themselves. However there are two adapters(</text:span><text:a xlink:type="simple" xlink:href="http://commons.apache.org/proper/commons-math/apidocs/org/apache/commons/math3/optimization/direct/MultivariateFunctionMappingAdapter.html" text:style-name="Internet_20_link" text:visited-style-name="Visited_20_Internet_20_Link"><text:span text:style-name="T94"> MultivariateFunctionMappingAdapter</text:span></text:a><text:span text:style-name="T76"> and</text:span><text:a xlink:type="simple" xlink:href="http://commons.apache.org/proper/commons-math/apidocs/org/apache/commons/math3/optimization/direct/MultivariateFunctionPenaltyAdapter.html" text:style-name="Internet_20_link" text:visited-style-name="Visited_20_Internet_20_Link"><text:span text:style-name="T94">MultivariateFunctionPenaltyAdapter</text:span></text:a><text:span text:style-name="T76">) that can be used to wrap the user function in such a way the wrapped function is unbounded and can be used with these optimizers, despite the fact the underlying function is still bounded and will be called only with feasible points that fulfill the constraints. Note however that using these adapters are only a poor man solutions to simple bounds optimization constraints. Better solutions are to use an optimizer that directly supports simple bounds. Some caveats of the mapping adapter solution are that</text:span></text:p>
      <text:list xml:id="list2889915582791697972" text:style-name="L39">
        <text:list-item>
          <text:p text:style-name="P310">behavior near the bounds may be numerically unstable as bounds are mapped from infinite values,</text:p>
        </text:list-item>
        <text:list-item>
          <text:p text:style-name="P310"><text:soft-page-break/>start value is evaluated by the optimizer as an unbounded variable, so it must be converted from bounded to unbounded by user,</text:p>
        </text:list-item>
        <text:list-item>
          <text:p text:style-name="P310">optimum result is evaluated by the optimizer as an unbounded variable, so it must be converted from unbounded to bounded by user,</text:p>
        </text:list-item>
        <text:list-item>
          <text:p text:style-name="P310">convergence values are evaluated by the optimizer as unbounded variables, so there will be scales differences when converted to bounded variables,</text:p>
        </text:list-item>
        <text:list-item>
          <text:p text:style-name="P310">in the case of simplex based solvers, the initial simplex should be set up as delta in unbounded variables.</text:p>
        </text:list-item>
      </text:list>
      <text:p text:style-name="P174">One caveat of penalty adapter is that if start point or start simplex is outside of the allowed range, only the penalty function is used, and the optimizer may converge without ever entering the allowed range.</text:p>
      <text:p text:style-name="P200">The last methods do handle simple bounds constraints directly, so the adapters are not needed with them.</text:p>
      <text:h text:style-name="P341" text:outline-level="3"><text:bookmark-start text:name="__RefHeading___Toc32575_1949149028"/>12.5 General Case<text:bookmark-end text:name="__RefHeading___Toc32575_1949149028"/><text:bookmark text:name="a12.5_General_Case"/></text:h>
      <text:p text:style-name="P200">The general package deals with non-linear vectorial optimization problems when the partial derivatives of the objective function are available.</text:p>
      <text:p text:style-name="P200">One important class of estimation problems is weighted least squares problems. They basically consist in finding the values for some parameters p<text:span text:style-name="T116">k</text:span> such that a cost function J = sum(w<text:span text:style-name="T116">i</text:span>(mes<text:span text:style-name="T116">i</text:span> - mod<text:span text:style-name="T116">i</text:span>)<text:span text:style-name="T117">2</text:span>) is minimized. The various (target<text:span text:style-name="T116">i</text:span> - model<text:span text:style-name="T116">i</text:span>(p<text:span text:style-name="T116">k</text:span>)) terms are called residuals. They represent the deviation between a set of target values target<text:span text:style-name="T116">i</text:span> and theoretical values computed from models model<text:span text:style-name="T116">i</text:span> depending on free parameters p<text:span text:style-name="T116">k</text:span>. The w<text:span text:style-name="T116">i</text:span>factors are weights. One classical use case is when the target values are experimental observations or measurements.</text:p>
      <text:p text:style-name="P200">Solving a least-squares problem is finding the free parameters p<text:span text:style-name="T116">k</text:span> of the theoretical models such that they are close to the target values, i.e. when the residual are small.</text:p>
      <text:p text:style-name="P207"><text:span text:style-name="T76">Two optimizers are available in the general package, both devoted to least-squares problems. The first one is based on the </text:span><text:a xlink:type="simple" xlink:href="http://commons.apache.org/proper/commons-math/apidocs/org/apache/commons/math3/optimization/general/GaussNewtonOptimizer.html" text:style-name="Internet_20_link" text:visited-style-name="Visited_20_Internet_20_Link"><text:span text:style-name="T94">Gauss-Newton</text:span></text:a><text:span text:style-name="T76"> method. The second one is the</text:span><text:a xlink:type="simple" xlink:href="http://commons.apache.org/proper/commons-math/apidocs/org/apache/commons/math3/optimization/general/LevenbergMarquardtOptimizer.html" text:style-name="Internet_20_link" text:visited-style-name="Visited_20_Internet_20_Link"><text:span text:style-name="T94">Levenberg-Marquardt</text:span></text:a><text:span text:style-name="T76"> method.</text:span></text:p>
      <text:p text:style-name="P207"><text:span text:style-name="T76">In order to solve a vectorial optimization problem, the user must provide it as an object implementing the </text:span><text:a xlink:type="simple" xlink:href="http://commons.apache.org/proper/commons-math/apidocs/org/apache/commons/math3/analysis/DifferentiableMultivariateVectorFunction.html" text:style-name="Internet_20_link" text:visited-style-name="Visited_20_Internet_20_Link"><text:span text:style-name="T94">DifferentiableMultivariateVectorFunction</text:span></text:a><text:span text:style-name="T76"> interface. The object will be provided to the </text:span><text:span text:style-name="Teletype"><text:span text:style-name="T76">estimate</text:span></text:span><text:span text:style-name="T76"> method of </text:span><text:soft-page-break/><text:span text:style-name="T76">the optimizer, along with the target and weight arrays, thus allowing the optimizer to compute the residuals at will. The last parameter to the </text:span><text:span text:style-name="Teletype"><text:span text:style-name="T76">estimate</text:span></text:span><text:span text:style-name="T76"> method is the point from which the optimizer will start its search for the optimal point.</text:span></text:p>
      <text:p text:style-name="P216">Quadratic Problem Example</text:p>
      <text:p text:style-name="P188"><text:span text:style-name="T76">We are looking to find the best parameters [a, b, c] for the quadratic function </text:span><text:span text:style-name="Teletype"><text:span text:style-name="T77">f(x) = a x</text:span></text:span><text:span text:style-name="Teletype"><text:span text:style-name="T91">2</text:span></text:span><text:span text:style-name="Teletype"><text:span text:style-name="T77"> + b x + c</text:span></text:span><text:span text:style-name="T76">. The data set below was generated using [a = 8, b = 10, c = 16]. A random number between zero and one was added to each y value calculated.</text:span></text:p>
      <table:table table:name="Table32" table:style-name="Table32">
        <table:table-column table:style-name="Table32.A"/>
        <table:table-column table:style-name="Table32.B"/>
        <table:table-row>
          <table:table-cell table:style-name="Table32.A1" office:value-type="string">
            <text:p text:style-name="P184">X</text:p>
          </table:table-cell>
          <table:table-cell table:style-name="Table32.A1" office:value-type="string">
            <text:p text:style-name="P184">Y</text:p>
          </table:table-cell>
        </table:table-row>
        <table:table-row>
          <table:table-cell table:style-name="Table32.A2" office:value-type="string">
            <text:p text:style-name="P182">1</text:p>
          </table:table-cell>
          <table:table-cell table:style-name="Table32.A2" office:value-type="string">
            <text:p text:style-name="P182">34.234064369</text:p>
          </table:table-cell>
        </table:table-row>
        <table:table-row>
          <table:table-cell table:style-name="Table32.A1" office:value-type="string">
            <text:p text:style-name="P182">2</text:p>
          </table:table-cell>
          <table:table-cell table:style-name="Table32.A1" office:value-type="string">
            <text:p text:style-name="P182">68.2681162306108</text:p>
          </table:table-cell>
        </table:table-row>
        <table:table-row>
          <table:table-cell table:style-name="Table32.A2" office:value-type="string">
            <text:p text:style-name="P182">3</text:p>
          </table:table-cell>
          <table:table-cell table:style-name="Table32.A2" office:value-type="string">
            <text:p text:style-name="P182">118.615899084602</text:p>
          </table:table-cell>
        </table:table-row>
        <table:table-row>
          <table:table-cell table:style-name="Table32.A1" office:value-type="string">
            <text:p text:style-name="P182">4</text:p>
          </table:table-cell>
          <table:table-cell table:style-name="Table32.A1" office:value-type="string">
            <text:p text:style-name="P182">184.138197238557</text:p>
          </table:table-cell>
        </table:table-row>
        <table:table-row>
          <table:table-cell table:style-name="Table32.A2" office:value-type="string">
            <text:p text:style-name="P182">5</text:p>
          </table:table-cell>
          <table:table-cell table:style-name="Table32.A2" office:value-type="string">
            <text:p text:style-name="P182">266.599877916276</text:p>
          </table:table-cell>
        </table:table-row>
        <table:table-row>
          <table:table-cell table:style-name="Table32.A1" office:value-type="string">
            <text:p text:style-name="P182">6</text:p>
          </table:table-cell>
          <table:table-cell table:style-name="Table32.A1" office:value-type="string">
            <text:p text:style-name="P182">364.147735251579</text:p>
          </table:table-cell>
        </table:table-row>
        <table:table-row>
          <table:table-cell table:style-name="Table32.A2" office:value-type="string">
            <text:p text:style-name="P182">7</text:p>
          </table:table-cell>
          <table:table-cell table:style-name="Table32.A2" office:value-type="string">
            <text:p text:style-name="P182">478.019226091914</text:p>
          </table:table-cell>
        </table:table-row>
        <table:table-row>
          <table:table-cell table:style-name="Table32.A1" office:value-type="string">
            <text:p text:style-name="P182">8</text:p>
          </table:table-cell>
          <table:table-cell table:style-name="Table32.A1" office:value-type="string">
            <text:p text:style-name="P182">608.140949270688</text:p>
          </table:table-cell>
        </table:table-row>
        <table:table-row>
          <table:table-cell table:style-name="Table32.A2" office:value-type="string">
            <text:p text:style-name="P182">9</text:p>
          </table:table-cell>
          <table:table-cell table:style-name="Table32.A2" office:value-type="string">
            <text:p text:style-name="P182">754.598868667148</text:p>
          </table:table-cell>
        </table:table-row>
        <table:table-row>
          <table:table-cell table:style-name="Table32.A1" office:value-type="string">
            <text:p text:style-name="P182">10</text:p>
          </table:table-cell>
          <table:table-cell table:style-name="Table32.A1" office:value-type="string">
            <text:p text:style-name="P182">916.128818085883</text:p>
          </table:table-cell>
        </table:table-row>
      </table:table>
      <text:p text:style-name="P271"><text:span text:style-name="T76">First we need to implement the interface </text:span><text:a xlink:type="simple" xlink:href="http://commons.apache.org/proper/commons-math/apidocs/org/apache/commons/math3/analysis/DifferentiableMultivariateVectorFunction.html" text:style-name="Internet_20_link" text:visited-style-name="Visited_20_Internet_20_Link"><text:span text:style-name="T94">DifferentiableMultivariateVectorFunction</text:span></text:a><text:span text:style-name="T76">. This requires the implementation of the method signatures:</text:span></text:p>
      <text:list xml:id="list7973237962965147071" text:style-name="L40">
        <text:list-item>
          <text:p text:style-name="P372">MultivariateMatrixFunction jacobian()</text:p>
        </text:list-item>
        <text:list-item>
          <text:p text:style-name="P372">double[] value(double[] point)</text:p>
        </text:list-item>
      </text:list>
      <text:p text:style-name="P271"><text:span text:style-name="T76">We'll tackle the implementation of the </text:span><text:span text:style-name="Teletype"><text:span text:style-name="T76">MultivariateMatrixFunction jacobian()</text:span></text:span><text:span text:style-name="T76">method first. You may wish to familiarize yourself with what a </text:span><text:a xlink:type="simple" xlink:href="http://en.wikipedia.org/wiki/Jacobian_matrix_and_determinant" text:style-name="Internet_20_link" text:visited-style-name="Visited_20_Internet_20_Link"><text:span text:style-name="T94">Jacobian Matrix</text:span></text:a><text:span text:style-name="T76"> is. In this case the Jacobian is the partial derivative of the function with respect to the parameters a, b and c. These derivatives are computed as follows:</text:span></text:p>
      <text:list xml:id="list5655800209987513853" text:style-name="L41">
        <text:list-item>
          <text:p text:style-name="P373">d(ax<text:span text:style-name="T117">2</text:span> + bx + c)/da = x<text:span text:style-name="T117">2</text:span></text:p>
        </text:list-item>
        <text:list-item>
          <text:p text:style-name="P373"><text:soft-page-break/>d(ax<text:span text:style-name="T117">2</text:span> + bx + c)/db = x</text:p>
        </text:list-item>
        <text:list-item>
          <text:p text:style-name="P373">d(ax<text:span text:style-name="T117">2</text:span> + bx + c)/dc = 1</text:p>
        </text:list-item>
      </text:list>
      <text:p text:style-name="P271"><text:span text:style-name="T76">For a quadratic which has three variables the Jacobian Matrix will have three columns, one for each variable, and the number of rows will equal the number of rows in our data set, which in this case is ten. So for example for </text:span><text:span text:style-name="Teletype"><text:span text:style-name="T76">[a = 1, b = 1, c = 1]</text:span></text:span><text:span text:style-name="T76">, the Jacobian Matrix is (excluding the first column which shows the value of x):</text:span></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184">x</text:p>
          </table:table-cell>
          <table:table-cell table:style-name="Table33.A1" office:value-type="string">
            <text:p text:style-name="P184">d(ax<text:span text:style-name="T117">2</text:span> + bx + c)/da</text:p>
          </table:table-cell>
          <table:table-cell table:style-name="Table33.A1" office:value-type="string">
            <text:p text:style-name="P184">d(ax<text:span text:style-name="T117">2</text:span> + bx + c)/db</text:p>
          </table:table-cell>
          <table:table-cell table:style-name="Table33.A1" office:value-type="string">
            <text:p text:style-name="P184">d(ax<text:span text:style-name="T117">2</text:span> + bx + c)/dc</text:p>
          </table:table-cell>
        </table:table-row>
        <table:table-row>
          <table:table-cell table:style-name="Table33.A2" office:value-type="string">
            <text:p text:style-name="P182">1</text:p>
          </table:table-cell>
          <table:table-cell table:style-name="Table33.A2" office:value-type="string">
            <text:p text:style-name="P182">1</text:p>
          </table:table-cell>
          <table:table-cell table:style-name="Table33.A2" office:value-type="string">
            <text:p text:style-name="P182">1</text:p>
          </table:table-cell>
          <table:table-cell table:style-name="Table33.A2" office:value-type="string">
            <text:p text:style-name="P182">1</text:p>
          </table:table-cell>
        </table:table-row>
        <table:table-row>
          <table:table-cell table:style-name="Table33.A1" office:value-type="string">
            <text:p text:style-name="P182">2</text:p>
          </table:table-cell>
          <table:table-cell table:style-name="Table33.A1" office:value-type="string">
            <text:p text:style-name="P182">4</text:p>
          </table:table-cell>
          <table:table-cell table:style-name="Table33.A1" office:value-type="string">
            <text:p text:style-name="P182">2</text:p>
          </table:table-cell>
          <table:table-cell table:style-name="Table33.A1" office:value-type="string">
            <text:p text:style-name="P182">1</text:p>
          </table:table-cell>
        </table:table-row>
        <table:table-row>
          <table:table-cell table:style-name="Table33.A2" office:value-type="string">
            <text:p text:style-name="P182">3</text:p>
          </table:table-cell>
          <table:table-cell table:style-name="Table33.A2" office:value-type="string">
            <text:p text:style-name="P182">9</text:p>
          </table:table-cell>
          <table:table-cell table:style-name="Table33.A2" office:value-type="string">
            <text:p text:style-name="P182">3</text:p>
          </table:table-cell>
          <table:table-cell table:style-name="Table33.A2" office:value-type="string">
            <text:p text:style-name="P182">1</text:p>
          </table:table-cell>
        </table:table-row>
        <table:table-row>
          <table:table-cell table:style-name="Table33.A1" office:value-type="string">
            <text:p text:style-name="P182">4</text:p>
          </table:table-cell>
          <table:table-cell table:style-name="Table33.A1" office:value-type="string">
            <text:p text:style-name="P182">16</text:p>
          </table:table-cell>
          <table:table-cell table:style-name="Table33.A1" office:value-type="string">
            <text:p text:style-name="P182">4</text:p>
          </table:table-cell>
          <table:table-cell table:style-name="Table33.A1" office:value-type="string">
            <text:p text:style-name="P182">1</text:p>
          </table:table-cell>
        </table:table-row>
        <table:table-row>
          <table:table-cell table:style-name="Table33.A2" office:value-type="string">
            <text:p text:style-name="P182">5</text:p>
          </table:table-cell>
          <table:table-cell table:style-name="Table33.A2" office:value-type="string">
            <text:p text:style-name="P182">25</text:p>
          </table:table-cell>
          <table:table-cell table:style-name="Table33.A2" office:value-type="string">
            <text:p text:style-name="P182">5</text:p>
          </table:table-cell>
          <table:table-cell table:style-name="Table33.A2" office:value-type="string">
            <text:p text:style-name="P182">1</text:p>
          </table:table-cell>
        </table:table-row>
        <table:table-row>
          <table:table-cell table:style-name="Table33.A1" office:value-type="string">
            <text:p text:style-name="P182">6</text:p>
          </table:table-cell>
          <table:table-cell table:style-name="Table33.A1" office:value-type="string">
            <text:p text:style-name="P182">36</text:p>
          </table:table-cell>
          <table:table-cell table:style-name="Table33.A1" office:value-type="string">
            <text:p text:style-name="P182">6</text:p>
          </table:table-cell>
          <table:table-cell table:style-name="Table33.A1" office:value-type="string">
            <text:p text:style-name="P182">1</text:p>
          </table:table-cell>
        </table:table-row>
        <table:table-row>
          <table:table-cell table:style-name="Table33.A2" office:value-type="string">
            <text:p text:style-name="P182">7</text:p>
          </table:table-cell>
          <table:table-cell table:style-name="Table33.A2" office:value-type="string">
            <text:p text:style-name="P182">49</text:p>
          </table:table-cell>
          <table:table-cell table:style-name="Table33.A2" office:value-type="string">
            <text:p text:style-name="P182">7</text:p>
          </table:table-cell>
          <table:table-cell table:style-name="Table33.A2" office:value-type="string">
            <text:p text:style-name="P182">1</text:p>
          </table:table-cell>
        </table:table-row>
        <table:table-row>
          <table:table-cell table:style-name="Table33.A1" office:value-type="string">
            <text:p text:style-name="P182">8</text:p>
          </table:table-cell>
          <table:table-cell table:style-name="Table33.A1" office:value-type="string">
            <text:p text:style-name="P182">64</text:p>
          </table:table-cell>
          <table:table-cell table:style-name="Table33.A1" office:value-type="string">
            <text:p text:style-name="P182">8</text:p>
          </table:table-cell>
          <table:table-cell table:style-name="Table33.A1" office:value-type="string">
            <text:p text:style-name="P182">1</text:p>
          </table:table-cell>
        </table:table-row>
        <table:table-row>
          <table:table-cell table:style-name="Table33.A2" office:value-type="string">
            <text:p text:style-name="P182">9</text:p>
          </table:table-cell>
          <table:table-cell table:style-name="Table33.A2" office:value-type="string">
            <text:p text:style-name="P182">81</text:p>
          </table:table-cell>
          <table:table-cell table:style-name="Table33.A2" office:value-type="string">
            <text:p text:style-name="P182">9</text:p>
          </table:table-cell>
          <table:table-cell table:style-name="Table33.A2" office:value-type="string">
            <text:p text:style-name="P182">1</text:p>
          </table:table-cell>
        </table:table-row>
        <table:table-row>
          <table:table-cell table:style-name="Table33.A1" office:value-type="string">
            <text:p text:style-name="P182">10</text:p>
          </table:table-cell>
          <table:table-cell table:style-name="Table33.A1" office:value-type="string">
            <text:p text:style-name="P182">100</text:p>
          </table:table-cell>
          <table:table-cell table:style-name="Table33.A1" office:value-type="string">
            <text:p text:style-name="P182">10</text:p>
          </table:table-cell>
          <table:table-cell table:style-name="Table33.A1" office:value-type="string">
            <text:p text:style-name="P182">1</text:p>
          </table:table-cell>
        </table:table-row>
      </table:table>
      <text:p text:style-name="P271"><text:span text:style-name="T76">The implementation of the </text:span><text:span text:style-name="Teletype"><text:span text:style-name="T76">MultivariateMatrixFunction jacobian()</text:span></text:span><text:span text:style-name="T76"> for this problem looks like this (The </text:span><text:span text:style-name="Teletype"><text:span text:style-name="T76">x</text:span></text:span><text:span text:style-name="T76"> parameter is an ArrayList containing the independent values of the data set):</text:span></text:p>
      <text:p text:style-name="P241"><text:s/><text:span text:style-name="T108">private</text:span><text:span text:style-name="T48"> </text:span><text:span text:style-name="T108">double</text:span><text:span text:style-name="T99">[][]</text:span><text:span text:style-name="T48"> jacobian</text:span><text:span text:style-name="T99">(</text:span><text:span text:style-name="T108">double</text:span><text:span text:style-name="T99">[]</text:span><text:span text:style-name="T48"> variables</text:span><text:span text:style-name="T99">)</text:span><text:span text:style-name="T48"> </text:span><text:span text:style-name="T99">{</text:span></text:p>
      <text:p text:style-name="P241"><text:s text:c="5"/><text:span text:style-name="T108">double</text:span><text:span text:style-name="T99">[][]</text:span><text:span text:style-name="T48"> jacobian </text:span><text:span text:style-name="T99">=</text:span><text:span text:style-name="T48"> </text:span><text:span text:style-name="T108">new</text:span><text:span text:style-name="T48"> </text:span><text:span text:style-name="T108">double</text:span><text:span text:style-name="T99">[</text:span><text:span text:style-name="T48">x</text:span><text:span text:style-name="T99">.</text:span><text:span text:style-name="T48">size</text:span><text:span text:style-name="T99">()][</text:span><text:span text:style-name="T102">3</text:span><text:span text:style-name="T99">];</text:span></text:p>
      <text:p text:style-name="P241"><text:s text:c="5"/><text:span text:style-name="T108">for</text:span><text:span text:style-name="T48"> </text:span><text:span text:style-name="T99">(</text:span><text:span text:style-name="T108">int</text:span><text:span text:style-name="T48"> i </text:span><text:span text:style-name="T99">=</text:span><text:span text:style-name="T48"> </text:span><text:span text:style-name="T102">0</text:span><text:span text:style-name="T99">;</text:span><text:span text:style-name="T48"> i </text:span><text:span text:style-name="T99">&lt;</text:span><text:span text:style-name="T48"> jacobian</text:span><text:span text:style-name="T99">.</text:span><text:span text:style-name="T48">length</text:span><text:span text:style-name="T99">;</text:span><text:span text:style-name="T48"> </text:span><text:span text:style-name="T99">++</text:span><text:span text:style-name="T48">i</text:span><text:span text:style-name="T99">)</text:span><text:span text:style-name="T48"> </text:span><text:span text:style-name="T99">{</text:span></text:p>
      <text:p text:style-name="P241"><text:s text:c="9"/><text:span text:style-name="T48">jacobian</text:span><text:span text:style-name="T99">[</text:span><text:span text:style-name="T48">i</text:span><text:span text:style-name="T99">][</text:span><text:span text:style-name="T102">0</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p>
      <text:p text:style-name="P241"><text:s text:c="9"/><text:span text:style-name="T48">jacobian</text:span><text:span text:style-name="T99">[</text:span><text:span text:style-name="T48">i</text:span><text:span text:style-name="T99">][</text:span><text:span text:style-name="T102">1</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p>
      <text:p text:style-name="P241"><text:s text:c="9"/><text:span text:style-name="T48">jacobian</text:span><text:span text:style-name="T99">[</text:span><text:span text:style-name="T48">i</text:span><text:span text:style-name="T99">][</text:span><text:span text:style-name="T102">2</text:span><text:span text:style-name="T99">]</text:span><text:span text:style-name="T48"> </text:span><text:span text:style-name="T99">=</text:span><text:span text:style-name="T48"> </text:span><text:span text:style-name="T102">1.0</text:span><text:span text:style-name="T99">;</text:span></text:p>
      <text:p text:style-name="P241"><text:s text:c="5"/><text:span text:style-name="T99">}</text:span></text:p>
      <text:p text:style-name="P241"><text:s text:c="5"/><text:span text:style-name="T108">return</text:span><text:span text:style-name="T48"> jacobian</text:span><text:span text:style-name="T99">;</text:span></text:p>
      <text:p text:style-name="P241"><text:s/><text:span text:style-name="T99">}</text:span></text:p>
      <text:p text:style-name="P241"><text:soft-page-break/><text:s/><text:span text:style-name="T108">public</text:span><text:span text:style-name="T48"> </text:span><text:span text:style-name="T112">MultivariateMatrixFunction</text:span><text:span text:style-name="T48"> jacobian</text:span><text:span text:style-name="T99">()</text:span><text:span text:style-name="T48"> </text:span><text:span text:style-name="T99">{</text:span></text:p>
      <text:p text:style-name="P241"><text:s text:c="5"/><text:span text:style-name="T108">return</text:span><text:span text:style-name="T48"> </text:span><text:span text:style-name="T108">new</text:span><text:span text:style-name="T48"> </text:span><text:span text:style-name="T112">MultivariateMatrixFunction</text:span><text:span text:style-name="T99">()</text:span><text:span text:style-name="T48"> </text:span><text:span text:style-name="T99">{</text:span></text:p>
      <text:p text:style-name="P241"><text:s text:c="9"/><text:span text:style-name="T108">private</text:span><text:span text:style-name="T48"> </text:span><text:span text:style-name="T108">static</text:span><text:span text:style-name="T48"> </text:span><text:span text:style-name="T108">final</text:span><text:span text:style-name="T48"> </text:span><text:span text:style-name="T108">long</text:span><text:span text:style-name="T48"> serialVersionUID </text:span><text:span text:style-name="T99">=</text:span><text:span text:style-name="T48"> </text:span><text:span text:style-name="T99">-</text:span><text:span text:style-name="T102">8673650298627399464L</text:span><text:span text:style-name="T99">;</text:span></text:p>
      <text:p text:style-name="P241"><text:s text:c="9"/><text:span text:style-name="T108">public</text:span><text:span text:style-name="T48"> </text:span><text:span text:style-name="T108">double</text:span><text:span text:style-name="T99">[][]</text:span><text:span text:style-name="T48"> value</text:span><text:span text:style-name="T99">(</text:span><text:span text:style-name="T108">double</text:span><text:span text:style-name="T99">[]</text:span><text:span text:style-name="T48"> point</text:span><text:span text:style-name="T99">)</text:span><text:span text:style-name="T48"> </text:span><text:span text:style-name="T99">{</text:span></text:p>
      <text:p text:style-name="P241"><text:s text:c="13"/><text:span text:style-name="T108">return</text:span><text:span text:style-name="T48"> jacobian</text:span><text:span text:style-name="T99">(</text:span><text:span text:style-name="T48">point</text:span><text:span text:style-name="T99">);</text:span></text:p>
      <text:p text:style-name="P241"><text:s text:c="9"/><text:span text:style-name="T99">}</text:span></text:p>
      <text:p text:style-name="P241"><text:s text:c="5"/><text:span text:style-name="T99">};</text:span></text:p>
      <text:p text:style-name="P241"><text:s/><text:span text:style-name="T99">}</text:span></text:p>
      <text:p text:style-name="P271"><text:span text:style-name="T76">Note that if for some reason the derivative of the objective function with respect to its variables is difficult to obtain, </text:span><text:a xlink:type="simple" xlink:href="http://en.wikipedia.org/wiki/Numerical_differentiation" text:style-name="Internet_20_link" text:visited-style-name="Visited_20_Internet_20_Link"><text:span text:style-name="T94">Numerical differentiation</text:span></text:a><text:span text:style-name="T76"> can be used.</text:span></text:p>
      <text:p text:style-name="P271"><text:span text:style-name="T76">The implementation of the </text:span><text:span text:style-name="Teletype"><text:span text:style-name="T76">double[] value(double[] point)</text:span></text:span><text:span text:style-name="T76"> method, which returns a </text:span><text:span text:style-name="Teletype"><text:span text:style-name="T76">double</text:span></text:span><text:span text:style-name="T76"> array containing the values the objective function returns per given independent value and the current set of variables or parameters, can be seen below:</text:span></text:p>
      <text:p text:style-name="P241"><text:s text:c="4"/><text:span text:style-name="T108">public</text:span><text:span text:style-name="T48"> </text:span><text:span text:style-name="T108">double</text:span><text:span text:style-name="T99">[]</text:span><text:span text:style-name="T48"> value</text:span><text:span text:style-name="T99">(</text:span><text:span text:style-name="T108">double</text:span><text:span text:style-name="T99">[]</text:span><text:span text:style-name="T48"> variables</text:span><text:span text:style-name="T99">)</text:span><text:span text:style-name="T48"> </text:span><text:span text:style-name="T99">{</text:span></text:p>
      <text:p text:style-name="P241"><text:s text:c="8"/><text:span text:style-name="T108">double</text:span><text:span text:style-name="T99">[]</text:span><text:span text:style-name="T48"> values </text:span><text:span text:style-name="T99">=</text:span><text:span text:style-name="T48"> </text:span><text:span text:style-name="T108">new</text:span><text:span text:style-name="T48"> </text:span><text:span text:style-name="T108">double</text:span><text:span text:style-name="T99">[</text:span><text:span text:style-name="T48">x</text:span><text:span text:style-name="T99">.</text:span><text:span text:style-name="T48">size</text:span><text:span text:style-name="T99">()];</text:span></text:p>
      <text:p text:style-name="P241"><text:s text:c="8"/><text:span text:style-name="T108">for</text:span><text:span text:style-name="T48"> </text:span><text:span text:style-name="T99">(</text:span><text:span text:style-name="T108">int</text:span><text:span text:style-name="T48"> i </text:span><text:span text:style-name="T99">=</text:span><text:span text:style-name="T48"> </text:span><text:span text:style-name="T102">0</text:span><text:span text:style-name="T99">;</text:span><text:span text:style-name="T48"> i </text:span><text:span text:style-name="T99">&lt;</text:span><text:span text:style-name="T48"> values</text:span><text:span text:style-name="T99">.</text:span><text:span text:style-name="T48">length</text:span><text:span text:style-name="T99">;</text:span><text:span text:style-name="T48"> </text:span><text:span text:style-name="T99">++</text:span><text:span text:style-name="T48">i</text:span><text:span text:style-name="T99">)</text:span><text:span text:style-name="T48"> </text:span><text:span text:style-name="T99">{</text:span></text:p>
      <text:p text:style-name="P241"><text:s text:c="12"/><text:span text:style-name="T48">values</text:span><text:span text:style-name="T99">[</text:span><text:span text:style-name="T48">i</text:span><text:span text:style-name="T99">]</text:span><text:span text:style-name="T48"> </text:span><text:span text:style-name="T99">=</text:span><text:span text:style-name="T48"> </text:span><text:span text:style-name="T99">(</text:span><text:span text:style-name="T48">variables</text:span><text:span text:style-name="T99">[</text:span><text:span text:style-name="T102">0</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span text:style-name="T48"> </text:span><text:span text:style-name="T99">+</text:span><text:span text:style-name="T48"> variables</text:span><text:span text:style-name="T99">[</text:span><text:span text:style-name="T102">1</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span text:style-name="T48"> </text:span><text:span text:style-name="T99">+</text:span><text:span text:style-name="T48"> variables</text:span><text:span text:style-name="T99">[</text:span><text:span text:style-name="T102">2</text:span><text:span text:style-name="T99">];</text:span></text:p>
      <text:p text:style-name="P241"><text:s text:c="8"/><text:span text:style-name="T99">}</text:span></text:p>
      <text:p text:style-name="P241"><text:s text:c="8"/><text:span text:style-name="T108">return</text:span><text:span text:style-name="T48"> values</text:span><text:span text:style-name="T99">;</text:span></text:p>
      <text:p text:style-name="P241"><text:s text:c="4"/><text:span text:style-name="T99">}</text:span></text:p>
      <text:p text:style-name="P270">Below is the the class containing all the implementation details (Taken from the Apache Commons Math<text:span text:style-name="T61">org.apache.commons.math3.optimization.general.LevenbergMarquardtOptimizerTest</text:span>):</text:p>
      <text:p text:style-name="P240"><text:span text:style-name="T106">private</text:span> <text:span text:style-name="T106">static</text:span> <text:span text:style-name="T106">class</text:span> <text:span text:style-name="T110">QuadraticProblem</text:span></text:p>
      <text:p text:style-name="P241"><text:s text:c="4"/><text:span text:style-name="T108">implements</text:span><text:span text:style-name="T48"> </text:span><text:span text:style-name="T112">DifferentiableMultivariateVectorFunction</text:span><text:span text:style-name="T99">,</text:span><text:span text:style-name="T48"> </text:span><text:span text:style-name="T112">Serializable</text:span><text:span text:style-name="T48"> </text:span><text:span text:style-name="T99">{</text:span></text:p>
      <text:p text:style-name="P241"><text:s text:c="4"/><text:span text:style-name="T108">private</text:span><text:span text:style-name="T48"> </text:span><text:span text:style-name="T108">static</text:span><text:span text:style-name="T48"> </text:span><text:span text:style-name="T108">final</text:span><text:span text:style-name="T48"> </text:span><text:span text:style-name="T108">long</text:span><text:span text:style-name="T48"> serialVersionUID </text:span><text:span text:style-name="T99">=</text:span><text:span text:style-name="T48"> </text:span><text:span text:style-name="T102">7072187082052755854L</text:span><text:span text:style-name="T99">;</text:span></text:p>
      <text:p text:style-name="P241"><text:s text:c="4"/><text:span text:style-name="T108">private</text:span><text:span text:style-name="T48"> </text:span><text:span text:style-name="T112">List</text:span><text:span text:style-name="T99">&lt;</text:span><text:span text:style-name="T112">Double</text:span><text:span text:style-name="T99">&gt;</text:span><text:span text:style-name="T48"> x</text:span><text:span text:style-name="T99">;</text:span></text:p>
      <text:p text:style-name="P241"><text:s text:c="4"/><text:span text:style-name="T108">private</text:span><text:span text:style-name="T48"> </text:span><text:span text:style-name="T112">List</text:span><text:span text:style-name="T99">&lt;</text:span><text:span text:style-name="T112">Double</text:span><text:span text:style-name="T99">&gt;</text:span><text:span text:style-name="T48"> y</text:span><text:span text:style-name="T99">;</text:span></text:p>
      <text:p text:style-name="P241"><text:s text:c="4"/><text:span text:style-name="T108">public</text:span><text:span text:style-name="T48"> </text:span><text:span text:style-name="T112">QuadraticProblem</text:span><text:span text:style-name="T99">()</text:span><text:span text:style-name="T48"> </text:span><text:span text:style-name="T99">{</text:span></text:p>
      <text:p text:style-name="P241"><text:s text:c="8"/><text:span text:style-name="T48">x </text:span><text:span text:style-name="T99">=</text:span><text:span text:style-name="T48"> </text:span><text:span text:style-name="T108">new</text:span><text:span text:style-name="T48"> </text:span><text:span text:style-name="T112">ArrayList</text:span><text:span text:style-name="T99">&lt;</text:span><text:span text:style-name="T112">Double</text:span><text:span text:style-name="T99">&gt;();</text:span></text:p>
      <text:p text:style-name="P241"><text:s text:c="8"/><text:span text:style-name="T48">y </text:span><text:span text:style-name="T99">=</text:span><text:span text:style-name="T48"> </text:span><text:span text:style-name="T108">new</text:span><text:span text:style-name="T48"> </text:span><text:span text:style-name="T112">ArrayList</text:span><text:span text:style-name="T99">&lt;</text:span><text:span text:style-name="T112">Double</text:span><text:span text:style-name="T99">&gt;();</text:span></text:p>
      <text:p text:style-name="P241"><text:s text:c="4"/><text:span text:style-name="T99">}</text:span></text:p>
      <text:p text:style-name="P241"><text:s text:c="4"/><text:span text:style-name="T108">public</text:span><text:span text:style-name="T48"> </text:span><text:span text:style-name="T108">void</text:span><text:span text:style-name="T48"> addPoint</text:span><text:span text:style-name="T99">(</text:span><text:span text:style-name="T108">double</text:span><text:span text:style-name="T48"> x</text:span><text:span text:style-name="T99">,</text:span><text:span text:style-name="T48"> </text:span><text:span text:style-name="T108">double</text:span><text:span text:style-name="T48"> y</text:span><text:span text:style-name="T99">)</text:span><text:span text:style-name="T48"> </text:span><text:span text:style-name="T99">{</text:span></text:p>
      <text:p text:style-name="P241"><text:s text:c="8"/><text:span text:style-name="T108">this</text:span><text:span text:style-name="T99">.</text:span><text:span text:style-name="T48">x</text:span><text:span text:style-name="T99">.</text:span><text:span text:style-name="T48">add</text:span><text:span text:style-name="T99">(</text:span><text:span text:style-name="T48">x</text:span><text:span text:style-name="T99">);</text:span></text:p>
      <text:p text:style-name="P241"><text:soft-page-break/><text:s text:c="8"/><text:span text:style-name="T108">this</text:span><text:span text:style-name="T99">.</text:span><text:span text:style-name="T48">y</text:span><text:span text:style-name="T99">.</text:span><text:span text:style-name="T48">add</text:span><text:span text:style-name="T99">(</text:span><text:span text:style-name="T48">y</text:span><text:span text:style-name="T99">);</text:span></text:p>
      <text:p text:style-name="P241"><text:s text:c="4"/><text:span text:style-name="T99">}</text:span></text:p>
      <text:p text:style-name="P241"><text:s text:c="4"/><text:span text:style-name="T108">public</text:span><text:span text:style-name="T48"> </text:span><text:span text:style-name="T108">double</text:span><text:span text:style-name="T99">[]</text:span><text:span text:style-name="T48"> calculateTarget</text:span><text:span text:style-name="T99">()</text:span><text:span text:style-name="T48"> </text:span><text:span text:style-name="T99">{</text:span></text:p>
      <text:p text:style-name="P241"><text:s text:c="8"/><text:span text:style-name="T108">double</text:span><text:span text:style-name="T99">[]</text:span><text:span text:style-name="T48"> target </text:span><text:span text:style-name="T99">=</text:span><text:span text:style-name="T48"> </text:span><text:span text:style-name="T108">new</text:span><text:span text:style-name="T48"> </text:span><text:span text:style-name="T108">double</text:span><text:span text:style-name="T99">[</text:span><text:span text:style-name="T48">y</text:span><text:span text:style-name="T99">.</text:span><text:span text:style-name="T48">size</text:span><text:span text:style-name="T99">()];</text:span></text:p>
      <text:p text:style-name="P241"><text:s text:c="8"/><text:span text:style-name="T108">for</text:span><text:span text:style-name="T48"> </text:span><text:span text:style-name="T99">(</text:span><text:span text:style-name="T108">int</text:span><text:span text:style-name="T48"> i </text:span><text:span text:style-name="T99">=</text:span><text:span text:style-name="T48"> </text:span><text:span text:style-name="T102">0</text:span><text:span text:style-name="T99">;</text:span><text:span text:style-name="T48"> i </text:span><text:span text:style-name="T99">&lt;</text:span><text:span text:style-name="T48"> y</text:span><text:span text:style-name="T99">.</text:span><text:span text:style-name="T48">size</text:span><text:span text:style-name="T99">();</text:span><text:span text:style-name="T48"> i</text:span><text:span text:style-name="T99">++)</text:span><text:span text:style-name="T48"> </text:span><text:span text:style-name="T99">{</text:span></text:p>
      <text:p text:style-name="P241"><text:s text:c="16"/><text:span text:style-name="T48">target</text:span><text:span text:style-name="T99">[</text:span><text:span text:style-name="T48">i</text:span><text:span text:style-name="T99">]</text:span><text:span text:style-name="T48"> </text:span><text:span text:style-name="T99">=</text:span><text:span text:style-name="T48"> y</text:span><text:span text:style-name="T99">.</text:span><text:span text:style-name="T108">get</text:span><text:span text:style-name="T99">(</text:span><text:span text:style-name="T48">i</text:span><text:span text:style-name="T99">).</text:span><text:span text:style-name="T48">doubleValue</text:span><text:span text:style-name="T99">();</text:span></text:p>
      <text:p text:style-name="P241"><text:s text:c="8"/><text:span text:style-name="T99">}</text:span></text:p>
      <text:p text:style-name="P241"><text:s text:c="8"/><text:span text:style-name="T108">return</text:span><text:span text:style-name="T48"> target</text:span><text:span text:style-name="T99">;</text:span></text:p>
      <text:p text:style-name="P241"><text:s text:c="4"/><text:span text:style-name="T99">}</text:span></text:p>
      <text:p text:style-name="P241"><text:s text:c="4"/><text:span text:style-name="T108">private</text:span><text:span text:style-name="T48"> </text:span><text:span text:style-name="T108">double</text:span><text:span text:style-name="T99">[][]</text:span><text:span text:style-name="T48"> jacobian</text:span><text:span text:style-name="T99">(</text:span><text:span text:style-name="T108">double</text:span><text:span text:style-name="T99">[]</text:span><text:span text:style-name="T48"> variables</text:span><text:span text:style-name="T99">)</text:span><text:span text:style-name="T48"> </text:span><text:span text:style-name="T99">{</text:span></text:p>
      <text:p text:style-name="P241"><text:s text:c="8"/><text:span text:style-name="T108">double</text:span><text:span text:style-name="T99">[][]</text:span><text:span text:style-name="T48"> jacobian </text:span><text:span text:style-name="T99">=</text:span><text:span text:style-name="T48"> </text:span><text:span text:style-name="T108">new</text:span><text:span text:style-name="T48"> </text:span><text:span text:style-name="T108">double</text:span><text:span text:style-name="T99">[</text:span><text:span text:style-name="T48">x</text:span><text:span text:style-name="T99">.</text:span><text:span text:style-name="T48">size</text:span><text:span text:style-name="T99">()][</text:span><text:span text:style-name="T102">3</text:span><text:span text:style-name="T99">];</text:span></text:p>
      <text:p text:style-name="P241"><text:s text:c="8"/><text:span text:style-name="T108">for</text:span><text:span text:style-name="T48"> </text:span><text:span text:style-name="T99">(</text:span><text:span text:style-name="T108">int</text:span><text:span text:style-name="T48"> i </text:span><text:span text:style-name="T99">=</text:span><text:span text:style-name="T48"> </text:span><text:span text:style-name="T102">0</text:span><text:span text:style-name="T99">;</text:span><text:span text:style-name="T48"> i </text:span><text:span text:style-name="T99">&lt;</text:span><text:span text:style-name="T48"> jacobian</text:span><text:span text:style-name="T99">.</text:span><text:span text:style-name="T48">length</text:span><text:span text:style-name="T99">;</text:span><text:span text:style-name="T48"> </text:span><text:span text:style-name="T99">++</text:span><text:span text:style-name="T48">i</text:span><text:span text:style-name="T99">)</text:span><text:span text:style-name="T48"> </text:span><text:span text:style-name="T99">{</text:span></text:p>
      <text:p text:style-name="P241"><text:s text:c="12"/><text:span text:style-name="T48">jacobian</text:span><text:span text:style-name="T99">[</text:span><text:span text:style-name="T48">i</text:span><text:span text:style-name="T99">][</text:span><text:span text:style-name="T102">0</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p>
      <text:p text:style-name="P241"><text:s text:c="12"/><text:span text:style-name="T48">jacobian</text:span><text:span text:style-name="T99">[</text:span><text:span text:style-name="T48">i</text:span><text:span text:style-name="T99">][</text:span><text:span text:style-name="T102">1</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p>
      <text:p text:style-name="P241"><text:s text:c="12"/><text:span text:style-name="T48">jacobian</text:span><text:span text:style-name="T99">[</text:span><text:span text:style-name="T48">i</text:span><text:span text:style-name="T99">][</text:span><text:span text:style-name="T102">2</text:span><text:span text:style-name="T99">]</text:span><text:span text:style-name="T48"> </text:span><text:span text:style-name="T99">=</text:span><text:span text:style-name="T48"> </text:span><text:span text:style-name="T102">1.0</text:span><text:span text:style-name="T99">;</text:span></text:p>
      <text:p text:style-name="P241"><text:s text:c="8"/><text:span text:style-name="T99">}</text:span></text:p>
      <text:p text:style-name="P241"><text:s text:c="8"/><text:span text:style-name="T108">return</text:span><text:span text:style-name="T48"> jacobian</text:span><text:span text:style-name="T99">;</text:span></text:p>
      <text:p text:style-name="P241"><text:s text:c="4"/><text:span text:style-name="T99">}</text:span></text:p>
      <text:p text:style-name="P241"><text:s text:c="4"/><text:span text:style-name="T108">public</text:span><text:span text:style-name="T48"> </text:span><text:span text:style-name="T108">double</text:span><text:span text:style-name="T99">[]</text:span><text:span text:style-name="T48"> value</text:span><text:span text:style-name="T99">(</text:span><text:span text:style-name="T108">double</text:span><text:span text:style-name="T99">[]</text:span><text:span text:style-name="T48"> variables</text:span><text:span text:style-name="T99">)</text:span><text:span text:style-name="T48"> </text:span><text:span text:style-name="T99">{</text:span></text:p>
      <text:p text:style-name="P241"><text:s text:c="8"/><text:span text:style-name="T108">double</text:span><text:span text:style-name="T99">[]</text:span><text:span text:style-name="T48"> values </text:span><text:span text:style-name="T99">=</text:span><text:span text:style-name="T48"> </text:span><text:span text:style-name="T108">new</text:span><text:span text:style-name="T48"> </text:span><text:span text:style-name="T108">double</text:span><text:span text:style-name="T99">[</text:span><text:span text:style-name="T48">x</text:span><text:span text:style-name="T99">.</text:span><text:span text:style-name="T48">size</text:span><text:span text:style-name="T99">()];</text:span></text:p>
      <text:p text:style-name="P241"><text:s text:c="8"/><text:span text:style-name="T108">for</text:span><text:span text:style-name="T48"> </text:span><text:span text:style-name="T99">(</text:span><text:span text:style-name="T108">int</text:span><text:span text:style-name="T48"> i </text:span><text:span text:style-name="T99">=</text:span><text:span text:style-name="T48"> </text:span><text:span text:style-name="T102">0</text:span><text:span text:style-name="T99">;</text:span><text:span text:style-name="T48"> i </text:span><text:span text:style-name="T99">&lt;</text:span><text:span text:style-name="T48"> values</text:span><text:span text:style-name="T99">.</text:span><text:span text:style-name="T48">length</text:span><text:span text:style-name="T99">;</text:span><text:span text:style-name="T48"> </text:span><text:span text:style-name="T99">++</text:span><text:span text:style-name="T48">i</text:span><text:span text:style-name="T99">)</text:span><text:span text:style-name="T48"> </text:span><text:span text:style-name="T99">{</text:span></text:p>
      <text:p text:style-name="P241"><text:s text:c="12"/><text:span text:style-name="T48">values</text:span><text:span text:style-name="T99">[</text:span><text:span text:style-name="T48">i</text:span><text:span text:style-name="T99">]</text:span><text:span text:style-name="T48"> </text:span><text:span text:style-name="T99">=</text:span><text:span text:style-name="T48"> </text:span><text:span text:style-name="T99">(</text:span><text:span text:style-name="T48">variables</text:span><text:span text:style-name="T99">[</text:span><text:span text:style-name="T102">0</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span text:style-name="T48"> </text:span><text:span text:style-name="T99">+</text:span><text:span text:style-name="T48"> variables</text:span><text:span text:style-name="T99">[</text:span><text:span text:style-name="T102">1</text:span><text:span text:style-name="T99">])</text:span><text:span text:style-name="T48"> </text:span><text:span text:style-name="T99">*</text:span><text:span text:style-name="T48"> x</text:span><text:span text:style-name="T99">.</text:span><text:span text:style-name="T108">get</text:span><text:span text:style-name="T99">(</text:span><text:span text:style-name="T48">i</text:span><text:span text:style-name="T99">)</text:span><text:span text:style-name="T48"> </text:span><text:span text:style-name="T99">+</text:span><text:span text:style-name="T48"> variables</text:span><text:span text:style-name="T99">[</text:span><text:span text:style-name="T102">2</text:span><text:span text:style-name="T99">];</text:span></text:p>
      <text:p text:style-name="P241"><text:s text:c="8"/><text:span text:style-name="T99">}</text:span></text:p>
      <text:p text:style-name="P241"><text:s text:c="8"/><text:span text:style-name="T108">return</text:span><text:span text:style-name="T48"> values</text:span><text:span text:style-name="T99">;</text:span></text:p>
      <text:p text:style-name="P241"><text:s text:c="4"/><text:span text:style-name="T99">}</text:span></text:p>
      <text:p text:style-name="P241"><text:s text:c="4"/><text:span text:style-name="T108">public</text:span><text:span text:style-name="T48"> </text:span><text:span text:style-name="T112">MultivariateMatrixFunction</text:span><text:span text:style-name="T48"> jacobian</text:span><text:span text:style-name="T99">()</text:span><text:span text:style-name="T48"> </text:span><text:span text:style-name="T99">{</text:span></text:p>
      <text:p text:style-name="P241"><text:s text:c="8"/><text:span text:style-name="T108">return</text:span><text:span text:style-name="T48"> </text:span><text:span text:style-name="T108">new</text:span><text:span text:style-name="T48"> </text:span><text:span text:style-name="T112">MultivariateMatrixFunction</text:span><text:span text:style-name="T99">()</text:span><text:span text:style-name="T48"> </text:span><text:span text:style-name="T99">{</text:span></text:p>
      <text:p text:style-name="P241"><text:s text:c="12"/><text:span text:style-name="T108">private</text:span><text:span text:style-name="T48"> </text:span><text:span text:style-name="T108">static</text:span><text:span text:style-name="T48"> </text:span><text:span text:style-name="T108">final</text:span><text:span text:style-name="T48"> </text:span><text:span text:style-name="T108">long</text:span><text:span text:style-name="T48"> serialVersionUID </text:span><text:span text:style-name="T99">=</text:span><text:span text:style-name="T48"> </text:span><text:span text:style-name="T99">-</text:span><text:span text:style-name="T102">8673650298627399464L</text:span><text:span text:style-name="T99">;</text:span></text:p>
      <text:p text:style-name="P241"><text:s text:c="12"/><text:span text:style-name="T108">public</text:span><text:span text:style-name="T48"> </text:span><text:span text:style-name="T108">double</text:span><text:span text:style-name="T99">[][]</text:span><text:span text:style-name="T48"> value</text:span><text:span text:style-name="T99">(</text:span><text:span text:style-name="T108">double</text:span><text:span text:style-name="T99">[]</text:span><text:span text:style-name="T48"> point</text:span><text:span text:style-name="T99">)</text:span><text:span text:style-name="T48"> </text:span><text:span text:style-name="T99">{</text:span></text:p>
      <text:p text:style-name="P241"><text:s text:c="16"/><text:span text:style-name="T108">return</text:span><text:span text:style-name="T48"> jacobian</text:span><text:span text:style-name="T99">(</text:span><text:span text:style-name="T48">point</text:span><text:span text:style-name="T99">);</text:span></text:p>
      <text:p text:style-name="P241"><text:s text:c="12"/><text:span text:style-name="T99">}</text:span></text:p>
      <text:p text:style-name="P241"><text:s text:c="8"/><text:span text:style-name="T99">};</text:span></text:p>
      <text:p text:style-name="P241"><text:s text:c="4"/><text:span text:style-name="T99">}</text:span></text:p>
      <text:p text:style-name="P244">}</text:p>
      <text:p text:style-name="P270"><text:soft-page-break/>The below code shows how to go about using the above class and a LevenbergMarquardtOptimizer instance to produce an optimal set of quadratic curve fitting parameters:</text:p>
      <text:p text:style-name="P241"><text:s/><text:span text:style-name="T112">QuadraticProblem</text:span><text:span text:style-name="T48"> problem </text:span><text:span text:style-name="T99">=</text:span><text:span text:style-name="T48"> </text:span><text:span text:style-name="T108">new</text:span><text:span text:style-name="T48"> </text:span><text:span text:style-name="T112">QuadraticProblem</text:span><text:span text:style-name="T99">();</text:span></text:p>
      <text:p text:style-name="P241"><text:s/><text:span text:style-name="T48">problem</text:span><text:span text:style-name="T99">.</text:span><text:span text:style-name="T48">addPoint</text:span><text:span text:style-name="T99">(</text:span><text:span text:style-name="T102">1</text:span><text:span text:style-name="T99">,</text:span><text:span text:style-name="T48"> </text:span><text:span text:style-name="T102">34.234064369</text:span><text:span text:style-name="T99">);</text:span></text:p>
      <text:p text:style-name="P241"><text:s/><text:span text:style-name="T48">problem</text:span><text:span text:style-name="T99">.</text:span><text:span text:style-name="T48">addPoint</text:span><text:span text:style-name="T99">(</text:span><text:span text:style-name="T102">2</text:span><text:span text:style-name="T99">,</text:span><text:span text:style-name="T48"> </text:span><text:span text:style-name="T102">68.2681162306</text:span><text:span text:style-name="T99">);</text:span></text:p>
      <text:p text:style-name="P241"><text:s/><text:span text:style-name="T48">problem</text:span><text:span text:style-name="T99">.</text:span><text:span text:style-name="T48">addPoint</text:span><text:span text:style-name="T99">(</text:span><text:span text:style-name="T102">3</text:span><text:span text:style-name="T99">,</text:span><text:span text:style-name="T48"> </text:span><text:span text:style-name="T102">118.6158990846</text:span><text:span text:style-name="T99">);</text:span></text:p>
      <text:p text:style-name="P241"><text:s/><text:span text:style-name="T48">problem</text:span><text:span text:style-name="T99">.</text:span><text:span text:style-name="T48">addPoint</text:span><text:span text:style-name="T99">(</text:span><text:span text:style-name="T102">4</text:span><text:span text:style-name="T99">,</text:span><text:span text:style-name="T48"> </text:span><text:span text:style-name="T102">184.1381972386</text:span><text:span text:style-name="T99">);</text:span></text:p>
      <text:p text:style-name="P241"><text:s/><text:span text:style-name="T48">problem</text:span><text:span text:style-name="T99">.</text:span><text:span text:style-name="T48">addPoint</text:span><text:span text:style-name="T99">(</text:span><text:span text:style-name="T102">5</text:span><text:span text:style-name="T99">,</text:span><text:span text:style-name="T48"> </text:span><text:span text:style-name="T102">266.5998779163</text:span><text:span text:style-name="T99">);</text:span></text:p>
      <text:p text:style-name="P241"><text:s/><text:span text:style-name="T48">problem</text:span><text:span text:style-name="T99">.</text:span><text:span text:style-name="T48">addPoint</text:span><text:span text:style-name="T99">(</text:span><text:span text:style-name="T102">6</text:span><text:span text:style-name="T99">,</text:span><text:span text:style-name="T48"> </text:span><text:span text:style-name="T102">364.1477352516</text:span><text:span text:style-name="T99">);</text:span></text:p>
      <text:p text:style-name="P241"><text:s/><text:span text:style-name="T48">problem</text:span><text:span text:style-name="T99">.</text:span><text:span text:style-name="T48">addPoint</text:span><text:span text:style-name="T99">(</text:span><text:span text:style-name="T102">7</text:span><text:span text:style-name="T99">,</text:span><text:span text:style-name="T48"> </text:span><text:span text:style-name="T102">478.0192260919</text:span><text:span text:style-name="T99">);</text:span></text:p>
      <text:p text:style-name="P241"><text:s/><text:span text:style-name="T48">problem</text:span><text:span text:style-name="T99">.</text:span><text:span text:style-name="T48">addPoint</text:span><text:span text:style-name="T99">(</text:span><text:span text:style-name="T102">8</text:span><text:span text:style-name="T99">,</text:span><text:span text:style-name="T48"> </text:span><text:span text:style-name="T102">608.1409492707</text:span><text:span text:style-name="T99">);</text:span></text:p>
      <text:p text:style-name="P241"><text:s/><text:span text:style-name="T48">problem</text:span><text:span text:style-name="T99">.</text:span><text:span text:style-name="T48">addPoint</text:span><text:span text:style-name="T99">(</text:span><text:span text:style-name="T102">9</text:span><text:span text:style-name="T99">,</text:span><text:span text:style-name="T48"> </text:span><text:span text:style-name="T102">754.5988686671</text:span><text:span text:style-name="T99">);</text:span></text:p>
      <text:p text:style-name="P241"><text:s/><text:span text:style-name="T48">problem</text:span><text:span text:style-name="T99">.</text:span><text:span text:style-name="T48">addPoint</text:span><text:span text:style-name="T99">(</text:span><text:span text:style-name="T102">10</text:span><text:span text:style-name="T99">,</text:span><text:span text:style-name="T48"> </text:span><text:span text:style-name="T102">916.1288180859</text:span><text:span text:style-name="T99">);</text:span></text:p>
      <text:p text:style-name="P241"><text:s/><text:span text:style-name="T112">LevenbergMarquardtOptimizer</text:span><text:span text:style-name="T48"> optimizer </text:span><text:span text:style-name="T99">=</text:span><text:span text:style-name="T48"> </text:span><text:span text:style-name="T108">new</text:span><text:span text:style-name="T48"> </text:span><text:span text:style-name="T112">LevenbergMarquardtOptimizer</text:span><text:span text:style-name="T99">();</text:span></text:p>
      <text:p text:style-name="P241"><text:s/><text:span text:style-name="T108">final</text:span><text:span text:style-name="T48"> </text:span><text:span text:style-name="T108">double</text:span><text:span text:style-name="T99">[]</text:span><text:span text:style-name="T48"> weights </text:span><text:span text:style-name="T99">=</text:span><text:span text:style-name="T48"> </text:span><text:span text:style-name="T99">{</text:span><text:span text:style-name="T48"> </text:span><text:span text:style-name="T102">1</text:span><text:span text:style-name="T99">,</text:span><text:span text:style-name="T48"> </text:span><text:span text:style-name="T102">1</text:span><text:span text:style-name="T99">,</text:span><text:span text:style-name="T48"> </text:span><text:span text:style-name="T102">1</text:span><text:span text:style-name="T99">,</text:span><text:span text:style-name="T48"> </text:span><text:span text:style-name="T102">1</text:span><text:span text:style-name="T99">,</text:span><text:span text:style-name="T48"> </text:span><text:span text:style-name="T102">1</text:span><text:span text:style-name="T99">,</text:span><text:span text:style-name="T48"> </text:span><text:span text:style-name="T102">1</text:span><text:span text:style-name="T99">,</text:span><text:span text:style-name="T48"> </text:span><text:span text:style-name="T102">1</text:span><text:span text:style-name="T99">,</text:span><text:span text:style-name="T48"> </text:span><text:span text:style-name="T102">1</text:span><text:span text:style-name="T99">,</text:span><text:span text:style-name="T48"> </text:span><text:span text:style-name="T102">1</text:span><text:span text:style-name="T99">,</text:span><text:span text:style-name="T48"> </text:span><text:span text:style-name="T102">1</text:span><text:span text:style-name="T48"> </text:span><text:span text:style-name="T99">};</text:span></text:p>
      <text:p text:style-name="P241"><text:s/><text:span text:style-name="T108">final</text:span><text:span text:style-name="T48"> </text:span><text:span text:style-name="T108">double</text:span><text:span text:style-name="T99">[]</text:span><text:span text:style-name="T48"> initialSolution </text:span><text:span text:style-name="T99">=</text:span><text:span text:style-name="T48"> </text:span><text:span text:style-name="T99">{</text:span><text:span text:style-name="T102">1</text:span><text:span text:style-name="T99">,</text:span><text:span text:style-name="T48"> </text:span><text:span text:style-name="T102">1</text:span><text:span text:style-name="T99">,</text:span><text:span text:style-name="T48"> </text:span><text:span text:style-name="T102">1</text:span><text:span text:style-name="T99">};</text:span></text:p>
      <text:p text:style-name="P241"><text:s/><text:span text:style-name="T112">PointVectorValuePair</text:span><text:span text:style-name="T48"> optimum </text:span><text:span text:style-name="T99">=</text:span><text:span text:style-name="T48"> optimizer</text:span><text:span text:style-name="T99">.</text:span><text:span text:style-name="T48">optimize</text:span><text:span text:style-name="T99">(</text:span><text:span text:style-name="T102">100</text:span><text:span text:style-name="T99">,</text:span></text:p>
      <text:p text:style-name="P241"><text:s text:c="51"/><text:span text:style-name="T48">problem</text:span><text:span text:style-name="T99">,</text:span></text:p>
      <text:p text:style-name="P241"><text:s text:c="51"/><text:span text:style-name="T48">problem</text:span><text:span text:style-name="T99">.</text:span><text:span text:style-name="T48">calculateTarget</text:span><text:span text:style-name="T99">(),</text:span></text:p>
      <text:p text:style-name="P241"><text:s text:c="51"/><text:span text:style-name="T48">weights</text:span><text:span text:style-name="T99">,</text:span></text:p>
      <text:p text:style-name="P241"><text:s text:c="51"/><text:span text:style-name="T48">initialSolution</text:span><text:span text:style-name="T99">);</text:span></text:p>
      <text:p text:style-name="P241"><text:s/><text:span text:style-name="T108">final</text:span><text:span text:style-name="T48"> </text:span><text:span text:style-name="T108">double</text:span><text:span text:style-name="T99">[]</text:span><text:span text:style-name="T48"> optimalValues </text:span><text:span text:style-name="T99">=</text:span><text:span text:style-name="T48"> optimum</text:span><text:span text:style-name="T99">.</text:span><text:span text:style-name="T48">getPoint</text:span><text:span text:style-name="T99">();</text:span></text:p>
      <text:p text:style-name="P241"><text:s/><text:span text:style-name="T112">System</text:span><text:span text:style-name="T99">.</text:span><text:span text:style-name="T108">out</text:span><text:span text:style-name="T99">.</text:span><text:span text:style-name="T48">println</text:span><text:span text:style-name="T99">(</text:span><text:span text:style-name="T115">"A: "</text:span><text:span text:style-name="T48"> </text:span><text:span text:style-name="T99">+</text:span><text:span text:style-name="T48"> optimalValues</text:span><text:span text:style-name="T99">[</text:span><text:span text:style-name="T102">0</text:span><text:span text:style-name="T99">]);</text:span></text:p>
      <text:p text:style-name="P241"><text:s/><text:span text:style-name="T112">System</text:span><text:span text:style-name="T99">.</text:span><text:span text:style-name="T108">out</text:span><text:span text:style-name="T99">.</text:span><text:span text:style-name="T48">println</text:span><text:span text:style-name="T99">(</text:span><text:span text:style-name="T115">"B: "</text:span><text:span text:style-name="T48"> </text:span><text:span text:style-name="T99">+</text:span><text:span text:style-name="T48"> optimalValues</text:span><text:span text:style-name="T99">[</text:span><text:span text:style-name="T102">1</text:span><text:span text:style-name="T99">]);</text:span></text:p>
      <text:p text:style-name="P241"><text:s/><text:span text:style-name="T112">System</text:span><text:span text:style-name="T99">.</text:span><text:span text:style-name="T108">out</text:span><text:span text:style-name="T99">.</text:span><text:span text:style-name="T48">println</text:span><text:span text:style-name="T99">(</text:span><text:span text:style-name="T115">"C: "</text:span><text:span text:style-name="T48"> </text:span><text:span text:style-name="T99">+</text:span><text:span text:style-name="T48"> optimalValues</text:span><text:span text:style-name="T99">[</text:span><text:span text:style-name="T102">2</text:span><text:span text:style-name="T99">]);</text:span></text:p>
      <text:p text:style-name="P241"><text:s text:c="4"/></text:p>
      <text:p text:style-name="P270">If you run the above sample you will see the following printed by the console:</text:p>
      <text:p text:style-name="P224">A: 7.998832172372726</text:p>
      <text:p text:style-name="P224">B: 10.001841530162448</text:p>
      <text:p text:style-name="P223">C: 16.324008168386605</text:p>
      <text:p text:style-name="P207"><text:span text:style-name="T76">In addition to least squares solving, the </text:span><text:a xlink:type="simple" xlink:href="http://commons.apache.org/proper/commons-math/apidocs/org/apache/commons/math3/optimization/general/NonLinearConjugateGradientOptimizer.html" text:style-name="Internet_20_link" text:visited-style-name="Visited_20_Internet_20_Link"><text:span text:style-name="T94">NonLinearConjugateGradientOptimizer</text:span></text:a><text:span text:style-name="T76"> class provides a non-linear conjugate gradient algorithm to optimize</text:span><text:a xlink:type="simple" xlink:href="http://commons.apache.org/proper/commons-math/apidocs/org/apache/commons/math3/analysis/DifferentiableMultivariateFunction.html" text:style-name="Internet_20_link" text:visited-style-name="Visited_20_Internet_20_Link"><text:span text:style-name="T94">DifferentiableMultivariateFunction</text:span></text:a><text:span text:style-name="T76">. Both the Fletcher-Reeves and the Polak-Ribière search direction update methods are supported. It is also possible to set up a </text:span><text:soft-page-break/><text:span text:style-name="T76">preconditioner or to change the line-search algorithm of the inner loop if desired (the default one is a Brent solver).</text:span></text:p>
      <text:p text:style-name="P207"><text:span text:style-name="T76">The </text:span><text:a xlink:type="simple" xlink:href="http://commons.apache.org/proper/commons-math/apidocs/org/apache/commons/math3/optimization/direct/PowellOptimizer.html" text:style-name="Internet_20_link" text:visited-style-name="Visited_20_Internet_20_Link"><text:span text:style-name="T94">PowellOptimizer</text:span></text:a><text:span text:style-name="T76"> provides an optimization method for non-differentiable functions.</text:span></text:p>
      <text:h text:style-name="P341" text:outline-level="3"><text:bookmark-start text:name="__RefHeading___Toc32577_1949149028"/>12.6 Curve Fitting<text:bookmark-end text:name="__RefHeading___Toc32577_1949149028"/><text:bookmark text:name="a12.6_Curve_Fitting"/></text:h>
      <text:p text:style-name="P200">The fitting package deals with curve fitting for univariate real functions. When a univariate real function y = f(x) does depend on some unknown parameters p<text:span text:style-name="T116">0</text:span>, p<text:span text:style-name="T116">1</text:span> ... p<text:span text:style-name="T116">n-1</text:span>, curve fitting can be used to find these parameters. It does this by <text:span text:style-name="T42">fitting</text:span> the curve so it remains very close to a set of observed points (x<text:span text:style-name="T116">0</text:span>, y<text:span text:style-name="T116">0</text:span>), (x<text:span text:style-name="T116">1</text:span>, y<text:span text:style-name="T116">1</text:span>) ... (x<text:span text:style-name="T116">k-1</text:span>, y<text:span text:style-name="T116">k-1</text:span>). This fitting is done by finding the parameters values that minimizes the objective function sum(y<text:span text:style-name="T116">i</text:span>-f(x<text:span text:style-name="T116">i</text:span>))<text:span text:style-name="T117">2</text:span>. This is really a least squares problem.</text:p>
      <text:p text:style-name="P207"><text:span text:style-name="T76">For all provided curve fitters, the operating principle is the same. Users must first create an instance of the fitter, then add the observed points and once the complete sample of observed points has been added they must call the </text:span><text:span text:style-name="Teletype"><text:span text:style-name="T76">fit</text:span></text:span><text:span text:style-name="T76"> method which will compute the parameters that best fit the sample. A weight is associated with each observed point, this allows to take into account uncertainty on some points when they come from loosy measurements for example. If no such information exist and all points should be treated the same, it is safe to put 1.0 as the weight for all points.</text:span></text:p>
      <text:p text:style-name="P207"><text:span text:style-name="T76">The </text:span><text:a xlink:type="simple" xlink:href="http://commons.apache.org/proper/commons-math/apidocs/org/apache/commons/math3/optimization/fitting/CurveFitter.html" text:style-name="Internet_20_link" text:visited-style-name="Visited_20_Internet_20_Link"><text:span text:style-name="T94">CurveFitter</text:span></text:a><text:span text:style-name="T76"> class provides curve fitting for general curves. Users must provide their own implementation of the curve template as a class implementing the</text:span><text:a xlink:type="simple" xlink:href="http://commons.apache.org/proper/commons-math/apidocs/org/apache/commons/math3/analysis/ParametricUnivariateFunction.html" text:style-name="Internet_20_link" text:visited-style-name="Visited_20_Internet_20_Link"><text:span text:style-name="T94">ParametricUnivariateFunction</text:span></text:a><text:span text:style-name="T76"> interface and they must provide the initial guess of the parameters.</text:span></text:p>
      <text:p text:style-name="P200">The following example shows how to fit data with a polynomial function.</text:p>
      <text:p text:style-name="P249"><text:span text:style-name="T106">final</text:span> <text:span text:style-name="T110">CurveFitter</text:span> fitter <text:span text:style-name="T97">=</text:span> <text:span text:style-name="T106">new</text:span> <text:span text:style-name="T110">CurveFitter</text:span><text:span text:style-name="T97">(</text:span><text:span text:style-name="T106">new</text:span> <text:span text:style-name="T110">LevenbergMarquardtOptimizer</text:span><text:span text:style-name="T97">());</text:span></text:p>
      <text:p text:style-name="P249">fitter<text:span text:style-name="T97">.</text:span>addObservedPoint<text:span text:style-name="T97">(-</text:span><text:span text:style-name="T100">1.00</text:span><text:span text:style-name="T97">,</text:span> <text:span text:style-name="T100">2.021170021833143</text:span><text:span text:style-name="T97">);</text:span></text:p>
      <text:p text:style-name="P249">fitter<text:span text:style-name="T97">.</text:span>addObservedPoint<text:span text:style-name="T97">(-</text:span><text:span text:style-name="T100">0.99</text:span><text:span text:style-name="T97">,</text:span> <text:span text:style-name="T100">2.221135431136975</text:span><text:span text:style-name="T97">);</text:span></text:p>
      <text:p text:style-name="P249">fitter<text:span text:style-name="T97">.</text:span>addObservedPoint<text:span text:style-name="T97">(-</text:span><text:span text:style-name="T100">0.98</text:span><text:span text:style-name="T97">,</text:span> <text:span text:style-name="T100">2.09985277659314</text:span><text:span text:style-name="T97">);</text:span></text:p>
      <text:p text:style-name="P249">fitter<text:span text:style-name="T97">.</text:span>addObservedPoint<text:span text:style-name="T97">(-</text:span><text:span text:style-name="T100">0.97</text:span><text:span text:style-name="T97">,</text:span> <text:span text:style-name="T100">2.0211192647627025</text:span><text:span text:style-name="T97">);</text:span></text:p>
      <text:p text:style-name="P255">// ... Lots of lines omitted ...</text:p>
      <text:p text:style-name="P249">fitter<text:span text:style-name="T97">.</text:span>addObservedPoint<text:span text:style-name="T97">(</text:span> <text:span text:style-name="T100">0.99</text:span><text:span text:style-name="T97">,</text:span> <text:span text:style-name="T97">-</text:span><text:span text:style-name="T100">2.4345814727089854</text:span><text:span text:style-name="T97">);</text:span></text:p>
      <text:p text:style-name="P255">// The degree of the polynomial is deduced from the length of the array containing</text:p>
      <text:p text:style-name="P255">// the initial guess for the coefficients of the polynomial.</text:p>
      <text:p text:style-name="P249"><text:span text:style-name="T106">final</text:span> <text:span text:style-name="T106">double</text:span><text:span text:style-name="T97">[]</text:span> init <text:span text:style-name="T97">=</text:span> <text:span text:style-name="T97">{</text:span> <text:span text:style-name="T100">12.9</text:span><text:span text:style-name="T97">,</text:span> <text:span text:style-name="T97">-</text:span><text:span text:style-name="T100">3.4</text:span><text:span text:style-name="T97">,</text:span> <text:span text:style-name="T100">2.1</text:span> <text:span text:style-name="T97">};</text:span> <text:span text:style-name="T103">// 12.9 - 3.4 x + 2.1 x^2</text:span></text:p>
      <text:p text:style-name="P255"><text:soft-page-break/>// Compute optimal coefficients.</text:p>
      <text:p text:style-name="P249"><text:span text:style-name="T106">final</text:span> <text:span text:style-name="T106">double</text:span><text:span text:style-name="T97">[]</text:span> best <text:span text:style-name="T97">=</text:span> fitter<text:span text:style-name="T97">.</text:span>fit<text:span text:style-name="T97">(</text:span><text:span text:style-name="T106">new</text:span> <text:span text:style-name="T110">PolynomialFunction</text:span><text:span text:style-name="T97">.</text:span><text:span text:style-name="T110">Parametric</text:span><text:span text:style-name="T97">(),</text:span> init<text:span text:style-name="T97">);</text:span></text:p>
      <text:p text:style-name="P255">// Construct the polynomial that best fits the data.</text:p>
      <text:p text:style-name="P249"><text:span text:style-name="T106">final</text:span> <text:span text:style-name="T110">PolynomialFunction</text:span> fitted <text:span text:style-name="T97">=</text:span> <text:span text:style-name="T106">new</text:span> <text:span text:style-name="T110">PolynomialFunction</text:span><text:span text:style-name="T97">(</text:span>best<text:span text:style-name="T97">);</text:span></text:p>
      <text:p text:style-name="P251"><text:s text:c="8"/></text:p>
      <text:p text:style-name="P207"><text:span text:style-name="T76">The more specialized </text:span><text:a xlink:type="simple" xlink:href="http://commons.apache.org/proper/commons-math/apidocs/org/apache/commons/math3/optimization/fitting/HarmonicFitter.html" text:style-name="Internet_20_link" text:visited-style-name="Visited_20_Internet_20_Link"><text:span text:style-name="T94">HarmonicFitter</text:span></text:a><text:span text:style-name="T76"> classes requires neither an implementation of the parametric real function nor an initial guess as it is are able to compute them internally.</text:span></text:p>
      <text:p text:style-name="P66"/>
      <text:p text:style-name="P132"/>
      <text:h text:style-name="Heading_20_2" text:outline-level="2"><text:bookmark-start text:name="__RefHeading___Toc32579_1949149028"/><text:alphabetical-index-mark-start text:id="IMark66847992"/>Ordinary Differential Equations Integration<text:bookmark-end text:name="__RefHeading___Toc32579_1949149028"/><text:alphabetical-index-mark-end text:id="IMark66847992"/></text:h>
      <text:h text:style-name="P338" text:outline-level="3"><text:bookmark-start text:name="__RefHeading___Toc32581_1949149028"/>13.1 Overview<text:bookmark-end text:name="__RefHeading___Toc32581_1949149028"/><text:bookmark text:name="a13.1_Overview"/></text:h>
      <text:p text:style-name="P199">The ode package provides classes to solve Ordinary Differential Equations problems.</text:p>
      <text:p text:style-name="P199">This package solves Initial Value Problems of the form y'=f(t,y) with t<text:span text:style-name="T116">0</text:span> and y(t<text:span text:style-name="T116">0</text:span>)=y<text:span text:style-name="T116">0</text:span>known. The provided integrators compute an estimate of y(t) from t=t<text:span text:style-name="T116">0</text:span> to t=t<text:span text:style-name="T116">1</text:span>.</text:p>
      <text:p text:style-name="P209"><text:span text:style-name="T76">All integrators provide dense output. This means that besides computing the state vector at discrete times, they also provide a cheap mean to get both the state and its derivative between the time steps. They do so through classes extending the</text:span><text:a xlink:type="simple" xlink:href="http://commons.apache.org/proper/commons-math/apidocs/org/apache/commons/math3/ode/sampling/StepInterpolator.html" text:style-name="Internet_20_link" text:visited-style-name="Visited_20_Internet_20_Link"><text:span text:style-name="T94">StepInterpolator</text:span></text:a><text:span text:style-name="T76"> abstract class, which are made available to the user at the end of each step.</text:span></text:p>
      <text:p text:style-name="P199">All integrators handle multiple discrete events detection based on switching functions. This means that the integrator can be driven by user specified discrete events (occurring when the sign of user-supplied <text:span text:style-name="T42">switching function</text:span> changes). The steps are shortened as needed to ensure the events occur at step boundaries (even if the integrator is a fixed-step integrator). When the events are triggered, integration can be stopped (this is called a G-stop facility), the state vector can be changed, or integration can simply go on. The latter case is useful to handle discontinuities in the differential equations gracefully and get accurate dense output even close to the discontinuity.</text:p>
      <text:p text:style-name="P209"><text:span text:style-name="T76">All integrators support setting a maximal number of evaluations of 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text:span><text:span text:style-name="Teletype"><text:span text:style-name="T76">Integer.MAX_VALUE</text:span></text:span><text:span text:style-name="T76"> (i.e. 2</text:span><text:span text:style-name="T90">31</text:span><text:span text:style-name="T76">-1 or 2147483647). It is recommended to set this maximal number to a value suited to the ODE problem, integration range, and step size or error control settings.</text:span></text:p>
      <text:p text:style-name="P209"><text:span text:style-name="T76">The user should describe his problem in his own classes which should implement the</text:span><text:a xlink:type="simple" xlink:href="http://commons.apache.org/proper/commons-math/apidocs/org/apache/commons/math3/ode/FirstOrderDifferentialEquations.html" text:style-name="Internet_20_link" text:visited-style-name="Visited_20_Internet_20_Link"><text:span text:style-name="T94">FirstOrderDifferentialEquations</text:span></text:a><text:span text:style-name="T76"> interface. Then he should pass it to the integrator he prefers among all </text:span><text:soft-page-break/><text:span text:style-name="T76">the classes that implement the </text:span><text:a xlink:type="simple" xlink:href="http://commons.apache.org/proper/commons-math/apidocs/org/apache/commons/math3/ode/FirstOrderIntegrator.html" text:style-name="Internet_20_link" text:visited-style-name="Visited_20_Internet_20_Link"><text:span text:style-name="T94">FirstOrderIntegrator</text:span></text:a><text:span text:style-name="T76"> interface. The following example shows how to implement the simple two-dimensional problem:</text:span></text:p>
      <text:list xml:id="list7918880757014875592" text:style-name="L42">
        <text:list-item>
          <text:p text:style-name="P312">y'<text:span text:style-name="T116">0</text:span>(t) = ω × (c<text:span text:style-name="T116">1</text:span> - y<text:span text:style-name="T116">1</text:span>(t))</text:p>
        </text:list-item>
        <text:list-item>
          <text:p text:style-name="P312">y'<text:span text:style-name="T116">1</text:span>(t) = ω × (y<text:span text:style-name="T116">0</text:span>(t) - c<text:span text:style-name="T116">0</text:span>)</text:p>
        </text:list-item>
      </text:list>
      <text:p text:style-name="P175">with some initial state y(t<text:span text:style-name="T116">0</text:span>) = (y<text:span text:style-name="T116">0</text:span>(t<text:span text:style-name="T116">0</text:span>), y<text:span text:style-name="T116">1</text:span>(t<text:span text:style-name="T116">0</text:span>)). In fact, the exact solution of this problem is that y(t) moves along a circle centered at c = (c<text:span text:style-name="T116">0</text:span>, c<text:span text:style-name="T116">1</text:span>) with constant angular rate ω.</text:p>
      <text:p text:style-name="P250"><text:span text:style-name="T106">private</text:span> <text:span text:style-name="T106">static</text:span> <text:span text:style-name="T106">class</text:span> <text:span text:style-name="T110">CircleODE</text:span> <text:span text:style-name="T106">implements</text:span> <text:span text:style-name="T110">FirstOrderDifferentialEquations</text:span> <text:span text:style-name="T97">{</text:span></text:p>
      <text:p text:style-name="P252"><text:s text:c="4"/><text:span text:style-name="T108">private</text:span><text:span text:style-name="T48"> </text:span><text:span text:style-name="T108">double</text:span><text:span text:style-name="T99">[]</text:span><text:span text:style-name="T48"> c</text:span><text:span text:style-name="T99">;</text:span></text:p>
      <text:p text:style-name="P252"><text:s text:c="4"/><text:span text:style-name="T108">private</text:span><text:span text:style-name="T48"> </text:span><text:span text:style-name="T108">double</text:span><text:span text:style-name="T48"> omega</text:span><text:span text:style-name="T99">;</text:span></text:p>
      <text:p text:style-name="P252"><text:s text:c="4"/><text:span text:style-name="T108">public</text:span><text:span text:style-name="T48"> </text:span><text:span text:style-name="T112">CircleODE</text:span><text:span text:style-name="T99">(</text:span><text:span text:style-name="T108">double</text:span><text:span text:style-name="T99">[]</text:span><text:span text:style-name="T48"> c</text:span><text:span text:style-name="T99">,</text:span><text:span text:style-name="T48"> </text:span><text:span text:style-name="T108">double</text:span><text:span text:style-name="T48"> omega</text:span><text:span text:style-name="T99">)</text:span><text:span text:style-name="T48"> </text:span><text:span text:style-name="T99">{</text:span></text:p>
      <text:p text:style-name="P252"><text:s text:c="8"/><text:span text:style-name="T108">this</text:span><text:span text:style-name="T99">.</text:span><text:span text:style-name="T48">c <text:s text:c="4"/></text:span><text:span text:style-name="T99">=</text:span><text:span text:style-name="T48"> c</text:span><text:span text:style-name="T99">;</text:span></text:p>
      <text:p text:style-name="P252"><text:s text:c="8"/><text:span text:style-name="T108">this</text:span><text:span text:style-name="T99">.</text:span><text:span text:style-name="T48">omega </text:span><text:span text:style-name="T99">=</text:span><text:span text:style-name="T48"> omega</text:span><text:span text:style-name="T99">;</text:span></text:p>
      <text:p text:style-name="P252"><text:s text:c="4"/><text:span text:style-name="T99">}</text:span></text:p>
      <text:p text:style-name="P252"><text:s text:c="4"/><text:span text:style-name="T108">public</text:span><text:span text:style-name="T48"> </text:span><text:span text:style-name="T108">int</text:span><text:span text:style-name="T48"> getDimension</text:span><text:span text:style-name="T99">()</text:span><text:span text:style-name="T48"> </text:span><text:span text:style-name="T99">{</text:span></text:p>
      <text:p text:style-name="P252"><text:s text:c="8"/><text:span text:style-name="T108">return</text:span><text:span text:style-name="T48"> </text:span><text:span text:style-name="T102">2</text:span><text:span text:style-name="T99">;</text:span></text:p>
      <text:p text:style-name="P252"><text:s text:c="4"/><text:span text:style-name="T99">}</text:span></text:p>
      <text:p text:style-name="P252"><text:s text:c="4"/><text:span text:style-name="T108">public</text:span><text:span text:style-name="T48"> </text:span><text:span text:style-name="T108">void</text:span><text:span text:style-name="T48"> computeDerivatives</text:span><text:span text:style-name="T99">(</text:span><text:span text:style-name="T108">double</text:span><text:span text:style-name="T48"> t</text:span><text:span text:style-name="T99">,</text:span><text:span text:style-name="T48"> </text:span><text:span text:style-name="T108">double</text:span><text:span text:style-name="T99">[]</text:span><text:span text:style-name="T48"> y</text:span><text:span text:style-name="T99">,</text:span><text:span text:style-name="T48"> </text:span><text:span text:style-name="T108">double</text:span><text:span text:style-name="T99">[]</text:span><text:span text:style-name="T48"> yDot</text:span><text:span text:style-name="T99">)</text:span><text:span text:style-name="T48"> </text:span><text:span text:style-name="T99">{</text:span></text:p>
      <text:p text:style-name="P252"><text:s text:c="8"/><text:span text:style-name="T48">yDot</text:span><text:span text:style-name="T99">[</text:span><text:span text:style-name="T102">0</text:span><text:span text:style-name="T99">]</text:span><text:span text:style-name="T48"> </text:span><text:span text:style-name="T99">=</text:span><text:span text:style-name="T48"> omega </text:span><text:span text:style-name="T99">*</text:span><text:span text:style-name="T48"> </text:span><text:span text:style-name="T99">(</text:span><text:span text:style-name="T48">c</text:span><text:span text:style-name="T99">[</text:span><text:span text:style-name="T102">1</text:span><text:span text:style-name="T99">]</text:span><text:span text:style-name="T48"> </text:span><text:span text:style-name="T99">-</text:span><text:span text:style-name="T48"> y</text:span><text:span text:style-name="T99">[</text:span><text:span text:style-name="T102">1</text:span><text:span text:style-name="T99">]);</text:span></text:p>
      <text:p text:style-name="P252"><text:s text:c="8"/><text:span text:style-name="T48">yDot</text:span><text:span text:style-name="T99">[</text:span><text:span text:style-name="T102">1</text:span><text:span text:style-name="T99">]</text:span><text:span text:style-name="T48"> </text:span><text:span text:style-name="T99">=</text:span><text:span text:style-name="T48"> omega </text:span><text:span text:style-name="T99">*</text:span><text:span text:style-name="T48"> </text:span><text:span text:style-name="T99">(</text:span><text:span text:style-name="T48">y</text:span><text:span text:style-name="T99">[</text:span><text:span text:style-name="T102">0</text:span><text:span text:style-name="T99">]</text:span><text:span text:style-name="T48"> </text:span><text:span text:style-name="T99">-</text:span><text:span text:style-name="T48"> c</text:span><text:span text:style-name="T99">[</text:span><text:span text:style-name="T102">0</text:span><text:span text:style-name="T99">]);</text:span></text:p>
      <text:p text:style-name="P252"><text:s text:c="4"/><text:span text:style-name="T99">}</text:span></text:p>
      <text:p text:style-name="P257">}</text:p>
      <text:p text:style-name="P252"><text:s text:c="8"/></text:p>
      <text:p text:style-name="P199">Computing the state y(16.0) starting from y(0.0) = (0.0, 1.0) and integrating the ODE is done as follows (using Dormand-Prince 8(5,3) integrator as an example):</text:p>
      <text:p text:style-name="P250"><text:span text:style-name="T110">FirstOrderIntegrator</text:span> dp853 <text:span text:style-name="T97">=</text:span> <text:span text:style-name="T106">new</text:span> DormandPrince853Integrator<text:span text:style-name="T97">(</text:span><text:span text:style-name="T100">1.0e-8</text:span><text:span text:style-name="T97">,</text:span> <text:span text:style-name="T100">100.0</text:span><text:span text:style-name="T97">,</text:span> <text:span text:style-name="T100">1.0e-10</text:span><text:span text:style-name="T97">,</text:span> <text:span text:style-name="T100">1.0e-10</text:span><text:span text:style-name="T97">);</text:span></text:p>
      <text:p text:style-name="P250"><text:span text:style-name="T110">FirstOrderDifferentialEquations</text:span> ode <text:span text:style-name="T97">=</text:span> <text:span text:style-name="T106">new</text:span> <text:span text:style-name="T110">CircleODE</text:span><text:span text:style-name="T97">(</text:span><text:span text:style-name="T106">new</text:span> <text:span text:style-name="T106">double</text:span><text:span text:style-name="T97">[]</text:span> <text:span text:style-name="T97">{</text:span> <text:span text:style-name="T100">1.0</text:span><text:span text:style-name="T97">,</text:span> <text:span text:style-name="T100">1.0</text:span> <text:span text:style-name="T97">},</text:span> <text:span text:style-name="T100">0.1</text:span><text:span text:style-name="T97">);</text:span></text:p>
      <text:p text:style-name="P250"><text:span text:style-name="T106">double</text:span><text:span text:style-name="T97">[]</text:span> y <text:span text:style-name="T97">=</text:span> <text:span text:style-name="T106">new</text:span> <text:span text:style-name="T106">double</text:span><text:span text:style-name="T97">[]</text:span> <text:span text:style-name="T97">{</text:span> <text:span text:style-name="T100">0.0</text:span><text:span text:style-name="T97">,</text:span> <text:span text:style-name="T100">1.0</text:span> <text:span text:style-name="T97">};</text:span> <text:span text:style-name="T103">// initial state</text:span></text:p>
      <text:p text:style-name="P250">dp853<text:span text:style-name="T97">.</text:span>integrate<text:span text:style-name="T97">(</text:span>ode<text:span text:style-name="T97">,</text:span> <text:span text:style-name="T100">0.0</text:span><text:span text:style-name="T97">,</text:span> y<text:span text:style-name="T97">,</text:span> <text:span text:style-name="T100">16.0</text:span><text:span text:style-name="T97">,</text:span> y<text:span text:style-name="T97">);</text:span> <text:span text:style-name="T103">// now y contains final state at time t=16.0</text:span></text:p>
      <text:p text:style-name="P252"><text:s text:c="8"/></text:p>
      <text:h text:style-name="P342" text:outline-level="3"><text:bookmark-start text:name="__RefHeading___Toc32583_1949149028"/><text:soft-page-break/>13.2 Continuous Output<text:bookmark-end text:name="__RefHeading___Toc32583_1949149028"/><text:bookmark text:name="a13.2_Continuous_Output"/></text:h>
      <text:p text:style-name="P209"><text:span text:style-name="T76">The solution of the integration problem is provided by two means. The first one is aimed towards simple use: the state vector at the end of the integration process is copied in the y array of the </text:span><text:span text:style-name="Teletype"><text:span text:style-name="T76">FirstOrderIntegrator.integrate</text:span></text:span><text:span text:style-name="T76"> method, as shown by previous example. The second one should be used when more in-depth information is needed throughout the integration process. The user can register an object implementing the</text:span><text:a xlink:type="simple" xlink:href="http://commons.apache.org/proper/commons-math/apidocs/org/apache/commons/math3/ode/sampling/StepHandler.html" text:style-name="Internet_20_link" text:visited-style-name="Visited_20_Internet_20_Link"><text:span text:style-name="T94">StepHandler</text:span></text:a><text:span text:style-name="T76"> interface or a </text:span><text:a xlink:type="simple" xlink:href="http://commons.apache.org/proper/commons-math/apidocs/org/apache/commons/math3/ode/sampling/StepNormalizer.html" text:style-name="Internet_20_link" text:visited-style-name="Visited_20_Internet_20_Link"><text:span text:style-name="T94">StepNormalizer</text:span></text:a><text:span text:style-name="T76"> object wrapping a user-specified object implementing the </text:span><text:a xlink:type="simple" xlink:href="http://commons.apache.org/proper/commons-math/apidocs/org/apache/commons/math3/ode/sampling/FixedStepHandler.html" text:style-name="Internet_20_link" text:visited-style-name="Visited_20_Internet_20_Link"><text:span text:style-name="T94">FixedStepHandler</text:span></text:a><text:span text:style-name="T76"> interface into the integrator before calling the</text:span><text:span text:style-name="Teletype"><text:span text:style-name="T76">FirstOrderIntegrator.integrate</text:span></text:span><text:span text:style-name="T76"> method. The user object will be called appropriately during the integration process, allowing the user to process intermediate results. The default step handler does nothing. Considering again the previous example, we want to print the trajectory of the point to check it really is a circle arc. We simply add the following before the call to integrator.integrate:</text:span></text:p>
      <text:p text:style-name="P250"><text:span text:style-name="T110">StepHandler</text:span> stepHandler <text:span text:style-name="T97">=</text:span> <text:span text:style-name="T106">new</text:span> <text:span text:style-name="T110">StepHandler</text:span><text:span text:style-name="T97">()</text:span> <text:span text:style-name="T97">{</text:span></text:p>
      <text:p text:style-name="P252"><text:s text:c="4"/><text:span text:style-name="T108">public</text:span><text:span text:style-name="T48"> </text:span><text:span text:style-name="T108">void</text:span><text:span text:style-name="T48"> init</text:span><text:span text:style-name="T99">(</text:span><text:span text:style-name="T108">double</text:span><text:span text:style-name="T48"> t0</text:span><text:span text:style-name="T99">,</text:span><text:span text:style-name="T48"> </text:span><text:span text:style-name="T108">double</text:span><text:span text:style-name="T99">[]</text:span><text:span text:style-name="T48"> y0</text:span><text:span text:style-name="T99">,</text:span><text:span text:style-name="T48"> </text:span><text:span text:style-name="T108">double</text:span><text:span text:style-name="T48"> t</text:span><text:span text:style-name="T99">)</text:span><text:span text:style-name="T48"> </text:span><text:span text:style-name="T99">{</text:span></text:p>
      <text:p text:style-name="P252"><text:s text:c="4"/><text:span text:style-name="T99">}</text:span></text:p>
      <text:p text:style-name="P252"><text:s text:c="12"/></text:p>
      <text:p text:style-name="P252"><text:s text:c="4"/><text:span text:style-name="T108">public</text:span><text:span text:style-name="T48"> </text:span><text:span text:style-name="T108">void</text:span><text:span text:style-name="T48"> handleStep</text:span><text:span text:style-name="T99">(</text:span><text:span text:style-name="T112">StepInterpolator</text:span><text:span text:style-name="T48"> interpolator</text:span><text:span text:style-name="T99">,</text:span><text:span text:style-name="T48"> </text:span><text:span text:style-name="T108">boolean</text:span><text:span text:style-name="T48"> isLast</text:span><text:span text:style-name="T99">)</text:span><text:span text:style-name="T48"> </text:span><text:span text:style-name="T99">{</text:span></text:p>
      <text:p text:style-name="P252"><text:s text:c="8"/><text:span text:style-name="T108">double</text:span><text:span text:style-name="T48"> <text:s text:c="2"/>t </text:span><text:span text:style-name="T99">=</text:span><text:span text:style-name="T48"> interpolator</text:span><text:span text:style-name="T99">.</text:span><text:span text:style-name="T48">getCurrentTime</text:span><text:span text:style-name="T99">();</text:span></text:p>
      <text:p text:style-name="P252"><text:s text:c="8"/><text:span text:style-name="T108">double</text:span><text:span text:style-name="T99">[]</text:span><text:span text:style-name="T48"> y </text:span><text:span text:style-name="T99">=</text:span><text:span text:style-name="T48"> interpolator</text:span><text:span text:style-name="T99">.</text:span><text:span text:style-name="T48">getInterpolatedState</text:span><text:span text:style-name="T99">();</text:span></text:p>
      <text:p text:style-name="P252"><text:s text:c="8"/><text:span text:style-name="T112">System</text:span><text:span text:style-name="T99">.</text:span><text:span text:style-name="T108">out</text:span><text:span text:style-name="T99">.</text:span><text:span text:style-name="T48">println</text:span><text:span text:style-name="T99">(</text:span><text:span text:style-name="T48">t </text:span><text:span text:style-name="T99">+</text:span><text:span text:style-name="T48"> </text:span><text:span text:style-name="T115">" "</text:span><text:span text:style-name="T48"> </text:span><text:span text:style-name="T99">+</text:span><text:span text:style-name="T48"> y</text:span><text:span text:style-name="T99">[</text:span><text:span text:style-name="T102">0</text:span><text:span text:style-name="T99">]</text:span><text:span text:style-name="T48"> </text:span><text:span text:style-name="T99">+</text:span><text:span text:style-name="T48"> </text:span><text:span text:style-name="T115">" "</text:span><text:span text:style-name="T48"> </text:span><text:span text:style-name="T99">+</text:span><text:span text:style-name="T48"> y</text:span><text:span text:style-name="T99">[</text:span><text:span text:style-name="T102">1</text:span><text:span text:style-name="T99">]);</text:span></text:p>
      <text:p text:style-name="P252"><text:s text:c="4"/><text:span text:style-name="T99">}</text:span></text:p>
      <text:p text:style-name="P257">};</text:p>
      <text:p text:style-name="P250">integrator<text:span text:style-name="T97">.</text:span>addStepHandler<text:span text:style-name="T97">(</text:span>stepHandler<text:span text:style-name="T97">);</text:span></text:p>
      <text:p text:style-name="P252"><text:s text:c="8"/></text:p>
      <text:p text:style-name="P209"><text:a xlink:type="simple" xlink:href="http://commons.apache.org/proper/commons-math/apidocs/org/apache/commons/math3/ode/ContinuousOutputModel.html" text:style-name="Internet_20_link" text:visited-style-name="Visited_20_Internet_20_Link"><text:span text:style-name="T94">ContinuousOutputModel</text:span></text:a><text:span text:style-name="T76"> is a special-purpose step handler that is able to store all steps and to provide transparent access to any intermediate result once the integration is over. An important feature of this class is that it implements the </text:span><text:span text:style-name="Teletype"><text:span text:style-name="T76">Serializable</text:span></text:span><text:span text:style-name="T76">interface. This means that a complete continuous model of the integrated function throughout the integration range can be serialized and reused later (if stored into a persistent medium like a file system or a database) or elsewhere (if sent to another application). Only the result of the integration is stored, there is no reference to the integrated problem by itself.</text:span></text:p>
      <text:p text:style-name="P209"><text:span text:style-name="T76">Other default implementations of the </text:span><text:a xlink:type="simple" xlink:href="http://commons.apache.org/proper/commons-math/apidocs/org/apache/commons/math3/ode/sampling/StepHandler.html" text:style-name="Internet_20_link" text:visited-style-name="Visited_20_Internet_20_Link"><text:span text:style-name="T94">StepHandler</text:span></text:a><text:span text:style-name="T76"> interface are available for general needs (</text:span><text:a xlink:type="simple" xlink:href="http://commons.apache.org/proper/commons-math/apidocs/org/apache/commons/math3/ode/sampling/DummyStepHandler.html" text:style-name="Internet_20_link" text:visited-style-name="Visited_20_Internet_20_Link"><text:span text:style-name="T94">DummyStepHandler</text:span></text:a><text:span text:style-name="T76">, </text:span><text:a xlink:type="simple" xlink:href="http://commons.apache.org/proper/commons-math/apidocs/org/apache/commons/math3/ode/sampling/StepNormalizer.html" text:style-name="Internet_20_link" text:visited-style-name="Visited_20_Internet_20_Link"><text:span text:style-name="T94">StepNormalizer</text:span></text:a><text:span text:style-name="T76">) and custom implementations can be developed for specific needs. As an example, if an application is to be completely driven by the integration process, then most of the application code will be run inside a step handler specific to this application.</text:span></text:p>
      <text:p text:style-name="P209"><text:soft-page-break/><text:span text:style-name="T76">Some integrators (the simple ones) use fixed steps that are set at creation time. The more efficient integrators use variable steps that are handled internally in order to control the integration error with respect to a specified accuracy (these integrators extend the </text:span><text:a xlink:type="simple" xlink:href="http://commons.apache.org/proper/commons-math/apidocs/org/apache/commons/math3/ode/AdaptiveStepsizeIntegrator.html" text:style-name="Internet_20_link" text:visited-style-name="Visited_20_Internet_20_Link"><text:span text:style-name="T94">AdaptiveStepsizeIntegrator</text:span></text:a><text:span text:style-name="T76"> abstract class). In this case, the step handler which is called after each successful step shows up the variable stepsize. The</text:span><text:a xlink:type="simple" xlink:href="http://commons.apache.org/proper/commons-math/apidocs/org/apache/commons/math3/ode/sampling/StepNormalizer.html" text:style-name="Internet_20_link" text:visited-style-name="Visited_20_Internet_20_Link"><text:span text:style-name="T94">StepNormalizer</text:span></text:a><text:span text:style-name="T76"> class can be used to convert the variable stepsize into a fixed stepsize that can be handled by classes implementing the </text:span><text:a xlink:type="simple" xlink:href="http://commons.apache.org/proper/commons-math/apidocs/org/apache/commons/math3/ode/sampling/FixedStepHandler.html" text:style-name="Internet_20_link" text:visited-style-name="Visited_20_Internet_20_Link"><text:span text:style-name="T94">FixedStepHandler</text:span></text:a><text:span text:style-name="T76"> interface. Adaptive stepsize integrators can automatically compute the initial stepsize by themselves, however the user can specify it if he prefers to retain full control over the integration or if the automatic guess is wrong.</text:span></text:p>
      <text:h text:style-name="P342" text:outline-level="3"><text:bookmark-start text:name="__RefHeading___Toc32585_1949149028"/>13.3 Discrete Events Handling<text:bookmark-end text:name="__RefHeading___Toc32585_1949149028"/><text:bookmark text:name="a13.3_Discrete_Events_Handling"/></text:h>
      <text:p text:style-name="P199">ODE problems are continuous ones. However, sometimes discrete events must be taken into account. The most frequent case is the stop condition of the integrator is not defined by the time t but by a target condition on state y (say y[0] = 1.0 for example).</text:p>
      <text:p text:style-name="P209"><text:span text:style-name="T76">Discrete events detection is based on switching functions. The user provides a simple</text:span><text:a xlink:type="simple" xlink:href="http://commons.apache.org/proper/commons-math/apidocs/org/apache/commons/math3/ode/events/EventHandler.html" text:style-name="Internet_20_link" text:visited-style-name="Visited_20_Internet_20_Link"><text:span text:style-name="T94">g(t, y)</text:span></text:a><text:span text:style-name="T76"> function depending on the current time and state. The integrator will monitor the value of the function throughout integration range and will trigger the event when its sign changes. The magnitude of the value is almost irrelevant. For the sake of root finding, it should however be continuous (but not necessarily smooth) at least in the roots vicinity. The steps are shortened as needed to ensure the events occur at step boundaries (even if the integrator is a fixed-step integrator).</text:span></text:p>
      <text:p text:style-name="P199">When an event is triggered, the event time, current state and an indicator whether the switching function was increasing or decreasing at event time are provided to the user. Several different options are available to him:</text:p>
      <text:list xml:id="list7173509424271952326" text:style-name="L43">
        <text:list-item>
          <text:p text:style-name="P313">integration can be stopped (this is called a G-stop facility),</text:p>
        </text:list-item>
        <text:list-item>
          <text:p text:style-name="P313">the state vector or the derivatives can be changed,</text:p>
        </text:list-item>
        <text:list-item>
          <text:p text:style-name="P313">or integration can simply go on.</text:p>
        </text:list-item>
      </text:list>
      <text:p text:style-name="P199">The first case, G-stop, is the most common one. A typical use case is when an ODE must be solved up to some target state is reached, with a known value of the state but an unknown occurrence time. As an example, if we want to monitor a chemical reaction up to some predefined concentration for the first substance, we can use the following switching function setting:</text:p>
      <text:p text:style-name="P250"><text:span text:style-name="T106">public</text:span> <text:span text:style-name="T106">double</text:span> g<text:span text:style-name="T97">(</text:span><text:span text:style-name="T106">double</text:span> t<text:span text:style-name="T97">,</text:span> <text:span text:style-name="T106">double</text:span><text:span text:style-name="T97">[]</text:span> y<text:span text:style-name="T97">)</text:span> <text:span text:style-name="T97">{</text:span></text:p>
      <text:p text:style-name="P252"><text:s text:c="2"/><text:span text:style-name="T108">return</text:span><text:span text:style-name="T48"> y</text:span><text:span text:style-name="T99">[</text:span><text:span text:style-name="T102">0</text:span><text:span text:style-name="T99">]</text:span><text:span text:style-name="T48"> </text:span><text:span text:style-name="T99">-</text:span><text:span text:style-name="T48"> targetConcentration</text:span><text:span text:style-name="T99">;</text:span></text:p>
      <text:p text:style-name="P257"><text:soft-page-break/>}</text:p>
      <text:p text:style-name="P250"><text:span text:style-name="T106">public</text:span> <text:span text:style-name="T106">int</text:span> eventOccurred<text:span text:style-name="T97">(</text:span><text:span text:style-name="T106">double</text:span> t<text:span text:style-name="T97">,</text:span> <text:span text:style-name="T106">double</text:span><text:span text:style-name="T97">[]</text:span> y<text:span text:style-name="T97">,</text:span> <text:span text:style-name="T106">boolean</text:span> increasing<text:span text:style-name="T97">)</text:span> <text:span text:style-name="T97">{</text:span></text:p>
      <text:p text:style-name="P252"><text:s text:c="2"/><text:span text:style-name="T108">return</text:span><text:span text:style-name="T48"> STOP</text:span><text:span text:style-name="T99">;</text:span></text:p>
      <text:p text:style-name="P257">}</text:p>
      <text:p text:style-name="P252"><text:s text:c="7"/></text:p>
      <text:p text:style-name="P199">The second case, change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250"><text:span text:style-name="T106">public</text:span> <text:span text:style-name="T106">double</text:span> g<text:span text:style-name="T97">(</text:span><text:span text:style-name="T106">double</text:span> t<text:span text:style-name="T97">,</text:span> <text:span text:style-name="T106">double</text:span><text:span text:style-name="T97">[]</text:span> y<text:span text:style-name="T97">)</text:span> <text:span text:style-name="T97">{</text:span></text:p>
      <text:p text:style-name="P252"><text:s text:c="2"/><text:span text:style-name="T108">return</text:span><text:span text:style-name="T48"> </text:span><text:span text:style-name="T99">(</text:span><text:span text:style-name="T48">t </text:span><text:span text:style-name="T99">-</text:span><text:span text:style-name="T48"> tManeuverStart</text:span><text:span text:style-name="T99">)</text:span><text:span text:style-name="T48"> </text:span><text:span text:style-name="T99">*</text:span><text:span text:style-name="T48"> </text:span><text:span text:style-name="T99">(</text:span><text:span text:style-name="T48">t </text:span><text:span text:style-name="T99">-</text:span><text:span text:style-name="T48"> tManeuverStop</text:span><text:span text:style-name="T99">);</text:span></text:p>
      <text:p text:style-name="P257">}</text:p>
      <text:p text:style-name="P250"><text:span text:style-name="T106">public</text:span> <text:span text:style-name="T106">int</text:span> eventOccurred<text:span text:style-name="T97">(</text:span><text:span text:style-name="T106">double</text:span> t<text:span text:style-name="T97">,</text:span> <text:span text:style-name="T106">double</text:span><text:span text:style-name="T97">[]</text:span> y<text:span text:style-name="T97">,</text:span> <text:span text:style-name="T106">boolean</text:span> increasing<text:span text:style-name="T97">)</text:span> <text:span text:style-name="T97">{</text:span></text:p>
      <text:p text:style-name="P252"><text:s text:c="2"/><text:span text:style-name="T108">return</text:span><text:span text:style-name="T48"> RESET_DERIVATIVES</text:span><text:span text:style-name="T99">;</text:span></text:p>
      <text:p text:style-name="P257">}</text:p>
      <text:p text:style-name="P252"><text:s text:c="8"/></text:p>
      <text:p text:style-name="P199">The third case is useful mainly for monitoring purposes, a simple example is:</text:p>
      <text:p text:style-name="P250"><text:span text:style-name="T106">public</text:span> <text:span text:style-name="T106">double</text:span> g<text:span text:style-name="T97">(</text:span><text:span text:style-name="T106">double</text:span> t<text:span text:style-name="T97">,</text:span> <text:span text:style-name="T106">double</text:span><text:span text:style-name="T97">[]</text:span> y<text:span text:style-name="T97">)</text:span> <text:span text:style-name="T97">{</text:span></text:p>
      <text:p text:style-name="P252"><text:s text:c="2"/><text:span text:style-name="T108">return</text:span><text:span text:style-name="T48"> y</text:span><text:span text:style-name="T99">[</text:span><text:span text:style-name="T102">0</text:span><text:span text:style-name="T99">]</text:span><text:span text:style-name="T48"> </text:span><text:span text:style-name="T99">-</text:span><text:span text:style-name="T48"> y</text:span><text:span text:style-name="T99">[</text:span><text:span text:style-name="T102">1</text:span><text:span text:style-name="T99">];</text:span></text:p>
      <text:p text:style-name="P257">}</text:p>
      <text:p text:style-name="P250"><text:span text:style-name="T106">public</text:span> <text:span text:style-name="T106">int</text:span> eventOccurred<text:span text:style-name="T97">(</text:span><text:span text:style-name="T106">double</text:span> t<text:span text:style-name="T97">,</text:span> <text:span text:style-name="T106">double</text:span><text:span text:style-name="T97">[]</text:span> y<text:span text:style-name="T97">,</text:span> <text:span text:style-name="T106">boolean</text:span> increasing<text:span text:style-name="T97">)</text:span> <text:span text:style-name="T97">{</text:span></text:p>
      <text:p text:style-name="P252"><text:s text:c="2"/><text:span text:style-name="T48">logger</text:span><text:span text:style-name="T99">.</text:span><text:span text:style-name="T48">log</text:span><text:span text:style-name="T99">(</text:span><text:span text:style-name="T115">"y0(t) and y1(t) curves cross at t = "</text:span><text:span text:style-name="T48"> </text:span><text:span text:style-name="T99">+</text:span><text:span text:style-name="T48"> t</text:span><text:span text:style-name="T99">);</text:span></text:p>
      <text:p text:style-name="P252"><text:s text:c="2"/><text:span text:style-name="T108">return</text:span><text:span text:style-name="T48"> CONTINUE</text:span><text:span text:style-name="T99">;</text:span></text:p>
      <text:p text:style-name="P257">}</text:p>
      <text:p text:style-name="P252"><text:s text:c="8"/></text:p>
      <text:h text:style-name="P342" text:outline-level="3"><text:bookmark-start text:name="__RefHeading___Toc32587_1949149028"/>13.4 Available Integrators<text:bookmark-end text:name="__RefHeading___Toc32587_1949149028"/><text:bookmark text:name="a13.4_Available_Integrators"/></text:h>
      <text:p text:style-name="P199">The tables below show the various integrators available for non-stiff problems. Note that the implementations of Adams-Bashforth and Adams-Moulton are adaptive stepsize, not fixed stepsize as is usual for these multi-step integrators. This is due to the fact the implementation relies on the Nordsieck vector representation of the state.</text:p>
      <table:table table:name="Table34" table:style-name="Table34">
        <table:table-column table:style-name="Table34.A"/>
        <table:table-column table:style-name="Table34.B"/>
        <text:soft-page-break/>
        <table:table-row>
          <table:table-cell table:style-name="Table34.A1" table:number-columns-spanned="2" office:value-type="string">
            <text:p text:style-name="P183">Fixed Step Integrators</text:p>
          </table:table-cell>
          <table:covered-table-cell/>
        </table:table-row>
        <table:table-row>
          <table:table-cell table:style-name="Table34.A2" office:value-type="string">
            <text:p text:style-name="P183">Name</text:p>
          </table:table-cell>
          <table:table-cell table:style-name="Table34.B2" office:value-type="string">
            <text:p text:style-name="P183">Order</text:p>
          </table:table-cell>
        </table:table-row>
        <table:table-row>
          <table:table-cell table:style-name="Table34.A3" office:value-type="string">
            <text:p text:style-name="P185"><text:a xlink:type="simple" xlink:href="http://commons.apache.org/proper/commons-math/apidocs/org/apache/commons/math3/ode/nonstiff/EulerIntegrator.html" text:style-name="Internet_20_link" text:visited-style-name="Visited_20_Internet_20_Link"><text:span text:style-name="T56">Euler</text:span></text:a></text:p>
          </table:table-cell>
          <table:table-cell table:style-name="Table34.B3" office:value-type="string">
            <text:p text:style-name="P183">1</text:p>
          </table:table-cell>
        </table:table-row>
        <table:table-row>
          <table:table-cell table:style-name="Table34.A2" office:value-type="string">
            <text:p text:style-name="P185"><text:a xlink:type="simple" xlink:href="http://commons.apache.org/proper/commons-math/apidocs/org/apache/commons/math3/ode/nonstiff/MidpointIntegrator.html" text:style-name="Internet_20_link" text:visited-style-name="Visited_20_Internet_20_Link"><text:span text:style-name="T56">Midpoint</text:span></text:a></text:p>
          </table:table-cell>
          <table:table-cell table:style-name="Table34.B2" office:value-type="string">
            <text:p text:style-name="P183">2</text:p>
          </table:table-cell>
        </table:table-row>
        <table:table-row>
          <table:table-cell table:style-name="Table34.A3" office:value-type="string">
            <text:p text:style-name="P185"><text:a xlink:type="simple" xlink:href="http://commons.apache.org/proper/commons-math/apidocs/org/apache/commons/math3/ode/nonstiff/ClassicalRungeKuttaIntegrator.html" text:style-name="Internet_20_link" text:visited-style-name="Visited_20_Internet_20_Link"><text:span text:style-name="T56">Classical Runge-Kutta</text:span></text:a></text:p>
          </table:table-cell>
          <table:table-cell table:style-name="Table34.B3" office:value-type="string">
            <text:p text:style-name="P183">4</text:p>
          </table:table-cell>
        </table:table-row>
        <table:table-row>
          <table:table-cell table:style-name="Table34.A2" office:value-type="string">
            <text:p text:style-name="P185"><text:a xlink:type="simple" xlink:href="http://commons.apache.org/proper/commons-math/apidocs/org/apache/commons/math3/ode/nonstiff/GillIntegrator.html" text:style-name="Internet_20_link" text:visited-style-name="Visited_20_Internet_20_Link"><text:span text:style-name="T56">Gill</text:span></text:a></text:p>
          </table:table-cell>
          <table:table-cell table:style-name="Table34.B2" office:value-type="string">
            <text:p text:style-name="P183">4</text:p>
          </table:table-cell>
        </table:table-row>
        <table:table-row>
          <table:table-cell table:style-name="Table34.A3" office:value-type="string">
            <text:p text:style-name="P185"><text:a xlink:type="simple" xlink:href="http://commons.apache.org/proper/commons-math/apidocs/org/apache/commons/math3/ode/nonstiff/ThreeEighthesIntegrator.html" text:style-name="Internet_20_link" text:visited-style-name="Visited_20_Internet_20_Link"><text:span text:style-name="T56">3/8</text:span></text:a></text:p>
          </table:table-cell>
          <table:table-cell table:style-name="Table34.B3" office:value-type="string">
            <text:p text:style-name="P183">4</text:p>
          </table:table-cell>
        </table:table-row>
      </table:table>
      <table:table table:name="Table35" table:style-name="Table35">
        <table:table-column table:style-name="Table35.A"/>
        <table:table-column table:style-name="Table35.B"/>
        <table:table-column table:style-name="Table35.C"/>
        <table:table-row>
          <table:table-cell table:style-name="Table35.A1" table:number-columns-spanned="3" office:value-type="string">
            <text:p text:style-name="P183">Adaptive Stepsize Integrators</text:p>
          </table:table-cell>
          <table:covered-table-cell/>
          <table:covered-table-cell/>
        </table:table-row>
        <table:table-row>
          <table:table-cell table:style-name="Table35.A2" office:value-type="string">
            <text:p text:style-name="P183">Name</text:p>
          </table:table-cell>
          <table:table-cell table:style-name="Table35.A2" office:value-type="string">
            <text:p text:style-name="P183">Integration Order</text:p>
          </table:table-cell>
          <table:table-cell table:style-name="Table35.C2" office:value-type="string">
            <text:p text:style-name="P183">Error Estimation Order</text:p>
          </table:table-cell>
        </table:table-row>
        <table:table-row>
          <table:table-cell table:style-name="Table35.A3" office:value-type="string">
            <text:p text:style-name="P185"><text:a xlink:type="simple" xlink:href="http://commons.apache.org/proper/commons-math/apidocs/org/apache/commons/math3/ode/nonstiff/HighamHall54Integrator.html" text:style-name="Internet_20_link" text:visited-style-name="Visited_20_Internet_20_Link"><text:span text:style-name="T56">Higham and Hall</text:span></text:a></text:p>
          </table:table-cell>
          <table:table-cell table:style-name="Table35.A3" office:value-type="string">
            <text:p text:style-name="P183">5</text:p>
          </table:table-cell>
          <table:table-cell table:style-name="Table35.C3" office:value-type="string">
            <text:p text:style-name="P183">4</text:p>
          </table:table-cell>
        </table:table-row>
        <table:table-row>
          <table:table-cell table:style-name="Table35.A2" office:value-type="string">
            <text:p text:style-name="P185"><text:a xlink:type="simple" xlink:href="http://commons.apache.org/proper/commons-math/apidocs/org/apache/commons/math3/ode/nonstiff/DormandPrince54Integrator.html" text:style-name="Internet_20_link" text:visited-style-name="Visited_20_Internet_20_Link"><text:span text:style-name="T56">Dormand-Prince 5(4)</text:span></text:a></text:p>
          </table:table-cell>
          <table:table-cell table:style-name="Table35.A2" office:value-type="string">
            <text:p text:style-name="P183">5</text:p>
          </table:table-cell>
          <table:table-cell table:style-name="Table35.C2" office:value-type="string">
            <text:p text:style-name="P183">4</text:p>
          </table:table-cell>
        </table:table-row>
        <table:table-row>
          <table:table-cell table:style-name="Table35.A3" office:value-type="string">
            <text:p text:style-name="P185"><text:a xlink:type="simple" xlink:href="http://commons.apache.org/proper/commons-math/apidocs/org/apache/commons/math3/ode/nonstiff/DormandPrince853Integrator.html" text:style-name="Internet_20_link" text:visited-style-name="Visited_20_Internet_20_Link"><text:span text:style-name="T56">Dormand-Prince 8(5,3)</text:span></text:a></text:p>
          </table:table-cell>
          <table:table-cell table:style-name="Table35.A3" office:value-type="string">
            <text:p text:style-name="P183">8</text:p>
          </table:table-cell>
          <table:table-cell table:style-name="Table35.C3" office:value-type="string">
            <text:p text:style-name="P183">5 and 3</text:p>
          </table:table-cell>
        </table:table-row>
        <table:table-row>
          <table:table-cell table:style-name="Table35.A2" office:value-type="string">
            <text:p text:style-name="P185"><text:a xlink:type="simple" xlink:href="http://commons.apache.org/proper/commons-math/apidocs/org/apache/commons/math3/ode/nonstiff/GraggBulirschStoerIntegrator.html" text:style-name="Internet_20_link" text:visited-style-name="Visited_20_Internet_20_Link"><text:span text:style-name="T56">Gragg-Bulirsch-Stoer</text:span></text:a></text:p>
          </table:table-cell>
          <table:table-cell table:style-name="Table35.A2" office:value-type="string">
            <text:p text:style-name="P183">variable (up to 18 by default)</text:p>
          </table:table-cell>
          <table:table-cell table:style-name="Table35.C2" office:value-type="string">
            <text:p text:style-name="P183">variable</text:p>
          </table:table-cell>
        </table:table-row>
        <table:table-row>
          <table:table-cell table:style-name="Table35.A3" office:value-type="string">
            <text:p text:style-name="P185"><text:a xlink:type="simple" xlink:href="http://commons.apache.org/proper/commons-math/apidocs/org/apache/commons/math3/ode/nonstiff/AdamsBashforthIntegrator.html" text:style-name="Internet_20_link" text:visited-style-name="Visited_20_Internet_20_Link"><text:span text:style-name="T56">Adams-Bashforth</text:span></text:a></text:p>
          </table:table-cell>
          <table:table-cell table:style-name="Table35.A3" office:value-type="string">
            <text:p text:style-name="P183">variable</text:p>
          </table:table-cell>
          <table:table-cell table:style-name="Table35.C3" office:value-type="string">
            <text:p text:style-name="P183">variable</text:p>
          </table:table-cell>
        </table:table-row>
        <table:table-row>
          <table:table-cell table:style-name="Table35.A2" office:value-type="string">
            <text:p text:style-name="P185"><text:a xlink:type="simple" xlink:href="http://commons.apache.org/proper/commons-math/apidocs/org/apache/commons/math3/ode/nonstiff/AdamsMoultonIntegrator.html" text:style-name="Internet_20_link" text:visited-style-name="Visited_20_Internet_20_Link"><text:span text:style-name="T56">Adams-Moulton</text:span></text:a></text:p>
          </table:table-cell>
          <table:table-cell table:style-name="Table35.A2" office:value-type="string">
            <text:p text:style-name="P183">variable</text:p>
          </table:table-cell>
          <table:table-cell table:style-name="Table35.C2" office:value-type="string">
            <text:p text:style-name="P183">variable</text:p>
          </table:table-cell>
        </table:table-row>
      </table:table>
      <text:h text:style-name="P342" text:outline-level="3"><text:bookmark-start text:name="__RefHeading___Toc32589_1949149028"/>13.5 Derivatives<text:bookmark-end text:name="__RefHeading___Toc32589_1949149028"/><text:bookmark text:name="a13.5_Derivatives"/></text:h>
      <text:p text:style-name="P209"><text:span text:style-name="T76">If in addition to state y(t) the user needs to compute the sensitivity of the state to the initial state or some parameter of the ODE, he will use the classes and interfaces from the </text:span><text:a xlink:type="simple" xlink:href="http://commons.apache.org/proper/commons-math/apidocs/org/apache/commons/math3/ode/jacobians/package-summary.html" text:style-name="Internet_20_link" text:visited-style-name="Visited_20_Internet_20_Link"><text:span text:style-name="T94">org.apache.commons.ode.jacobians</text:span></text:a><text:span text:style-name="T76"> package instead of the top level ode package. These classes compute the jacobians dy(t)/dy</text:span><text:span text:style-name="T88">0</text:span><text:span text:style-name="T76"> and dy(t)/dp where y</text:span><text:span text:style-name="T88">0</text:span><text:span text:style-name="T76"> is the initial state and p is some ODE parameter.</text:span></text:p>
      <text:p text:style-name="P199">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y(t)/dy<text:span text:style-name="T116">0</text:span> and dy(t)/dp and to set up an extended problem by adding the equations for the jacobians automatically. These extended state and problems are then provided to a classical underlying integrator chosen by user.</text:p>
      <text:p text:style-name="P199"><text:soft-page-break/>This behavior imply there will be a top level integrator knowing about state and jacobians and a low level integrator knowing only about compound state (which may be big). If the user wants to deal with the top level only, he will use the specialized step handler and event handler classes registered at top level. He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 60 elements array.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text:p>
      <text:p text:style-name="P199">In order to compute dy(t)/dy<text:span text:style-name="T116">0</text:span> and dy(t/dp for any t, the algorithm needs not only the ODE function f such that y'=f(t,y) but also its local jacobians df(t, y, p)/dy and df(t, y, p)/dp.</text:p>
      <text:p text:style-name="P209"><text:span text:style-name="T76">If the function f is too complex, the user can simply rely on internal differentiation using finite differences to compute these local jacobians. So rather than the</text:span><text:a xlink:type="simple" xlink:href="http://commons.apache.org/proper/commons-math/apidocs/org/apache/commons/math3/ode/FirstOrderDifferentialEquations.html" text:style-name="Internet_20_link" text:visited-style-name="Visited_20_Internet_20_Link"><text:span text:style-name="T94">FirstOrderDifferentialEquations</text:span></text:a><text:span text:style-name="T76"> interface he will implement the </text:span><text:a xlink:type="simple" xlink:href="http://commons.apache.org/proper/commons-math/apidocs/org/apache/commons/math3/ode/jacobians/ParameterizedODE.html" text:style-name="Internet_20_link" text:visited-style-name="Visited_20_Internet_20_Link"><text:span text:style-name="T94">ParameterizedODE</text:span></text:a><text:span text:style-name="T76">interface. Considering again our example where only ω is considered a parameter, we get:</text:span></text:p>
      <text:p text:style-name="P250"><text:span text:style-name="T106">public</text:span> <text:span text:style-name="T106">class</text:span> <text:span text:style-name="T110">BasicCircleODE</text:span> <text:span text:style-name="T106">implements</text:span> <text:span text:style-name="T110">ParameterizedODE</text:span> <text:span text:style-name="T97">{</text:span></text:p>
      <text:p text:style-name="P252"><text:s text:c="4"/><text:span text:style-name="T108">private</text:span><text:span text:style-name="T48"> </text:span><text:span text:style-name="T108">double</text:span><text:span text:style-name="T99">[]</text:span><text:span text:style-name="T48"> c</text:span><text:span text:style-name="T99">;</text:span></text:p>
      <text:p text:style-name="P252"><text:s text:c="4"/><text:span text:style-name="T108">private</text:span><text:span text:style-name="T48"> </text:span><text:span text:style-name="T108">double</text:span><text:span text:style-name="T48"> omega</text:span><text:span text:style-name="T99">;</text:span></text:p>
      <text:p text:style-name="P252"><text:s text:c="4"/><text:span text:style-name="T108">public</text:span><text:span text:style-name="T48"> </text:span><text:span text:style-name="T112">BasicCircleODE</text:span><text:span text:style-name="T99">(</text:span><text:span text:style-name="T108">double</text:span><text:span text:style-name="T99">[]</text:span><text:span text:style-name="T48"> c</text:span><text:span text:style-name="T99">,</text:span><text:span text:style-name="T48"> </text:span><text:span text:style-name="T108">double</text:span><text:span text:style-name="T48"> omega</text:span><text:span text:style-name="T99">)</text:span><text:span text:style-name="T48"> </text:span><text:span text:style-name="T99">{</text:span></text:p>
      <text:p text:style-name="P252"><text:s text:c="8"/><text:span text:style-name="T108">this</text:span><text:span text:style-name="T99">.</text:span><text:span text:style-name="T48">c <text:s text:c="4"/></text:span><text:span text:style-name="T99">=</text:span><text:span text:style-name="T48"> c</text:span><text:span text:style-name="T99">;</text:span></text:p>
      <text:p text:style-name="P252"><text:s text:c="8"/><text:span text:style-name="T108">this</text:span><text:span text:style-name="T99">.</text:span><text:span text:style-name="T48">omega </text:span><text:span text:style-name="T99">=</text:span><text:span text:style-name="T48"> omega</text:span><text:span text:style-name="T99">;</text:span></text:p>
      <text:p text:style-name="P252"><text:s text:c="4"/><text:span text:style-name="T99">}</text:span></text:p>
      <text:p text:style-name="P252"><text:s text:c="4"/><text:span text:style-name="T108">public</text:span><text:span text:style-name="T48"> </text:span><text:span text:style-name="T108">int</text:span><text:span text:style-name="T48"> getDimension</text:span><text:span text:style-name="T99">()</text:span><text:span text:style-name="T48"> </text:span><text:span text:style-name="T99">{</text:span></text:p>
      <text:p text:style-name="P252"><text:s text:c="8"/><text:span text:style-name="T108">return</text:span><text:span text:style-name="T48"> </text:span><text:span text:style-name="T102">2</text:span><text:span text:style-name="T99">;</text:span></text:p>
      <text:p text:style-name="P252"><text:s text:c="4"/><text:span text:style-name="T99">}</text:span></text:p>
      <text:p text:style-name="P252"><text:s text:c="4"/><text:span text:style-name="T108">public</text:span><text:span text:style-name="T48"> </text:span><text:span text:style-name="T108">void</text:span><text:span text:style-name="T48"> computeDerivatives</text:span><text:span text:style-name="T99">(</text:span><text:span text:style-name="T108">double</text:span><text:span text:style-name="T48"> t</text:span><text:span text:style-name="T99">,</text:span><text:span text:style-name="T48"> </text:span><text:span text:style-name="T108">double</text:span><text:span text:style-name="T99">[]</text:span><text:span text:style-name="T48"> y</text:span><text:span text:style-name="T99">,</text:span><text:span text:style-name="T48"> </text:span><text:span text:style-name="T108">double</text:span><text:span text:style-name="T99">[]</text:span><text:span text:style-name="T48"> yDot</text:span><text:span text:style-name="T99">)</text:span><text:span text:style-name="T48"> </text:span><text:span text:style-name="T99">{</text:span></text:p>
      <text:p text:style-name="P252"><text:s text:c="8"/><text:span text:style-name="T48">yDot</text:span><text:span text:style-name="T99">[</text:span><text:span text:style-name="T102">0</text:span><text:span text:style-name="T99">]</text:span><text:span text:style-name="T48"> </text:span><text:span text:style-name="T99">=</text:span><text:span text:style-name="T48"> omega </text:span><text:span text:style-name="T99">*</text:span><text:span text:style-name="T48"> </text:span><text:span text:style-name="T99">(</text:span><text:span text:style-name="T48">c</text:span><text:span text:style-name="T99">[</text:span><text:span text:style-name="T102">1</text:span><text:span text:style-name="T99">]</text:span><text:span text:style-name="T48"> </text:span><text:span text:style-name="T99">-</text:span><text:span text:style-name="T48"> y</text:span><text:span text:style-name="T99">[</text:span><text:span text:style-name="T102">1</text:span><text:span text:style-name="T99">]);</text:span></text:p>
      <text:p text:style-name="P252"><text:s text:c="8"/><text:span text:style-name="T48">yDot</text:span><text:span text:style-name="T99">[</text:span><text:span text:style-name="T102">1</text:span><text:span text:style-name="T99">]</text:span><text:span text:style-name="T48"> </text:span><text:span text:style-name="T99">=</text:span><text:span text:style-name="T48"> omega </text:span><text:span text:style-name="T99">*</text:span><text:span text:style-name="T48"> </text:span><text:span text:style-name="T99">(</text:span><text:span text:style-name="T48">y</text:span><text:span text:style-name="T99">[</text:span><text:span text:style-name="T102">0</text:span><text:span text:style-name="T99">]</text:span><text:span text:style-name="T48"> </text:span><text:span text:style-name="T99">-</text:span><text:span text:style-name="T48"> c</text:span><text:span text:style-name="T99">[</text:span><text:span text:style-name="T102">0</text:span><text:span text:style-name="T99">]);</text:span></text:p>
      <text:p text:style-name="P252"><text:s text:c="4"/><text:span text:style-name="T99">}</text:span></text:p>
      <text:p text:style-name="P252"><text:s text:c="4"/><text:span text:style-name="T108">public</text:span><text:span text:style-name="T48"> </text:span><text:span text:style-name="T108">int</text:span><text:span text:style-name="T48"> getParametersDimension</text:span><text:span text:style-name="T99">()</text:span><text:span text:style-name="T48"> </text:span><text:span text:style-name="T99">{</text:span></text:p>
      <text:p text:style-name="P252"><text:s text:c="8"/><text:span text:style-name="T105">// we are only interested in the omega parameter</text:span></text:p>
      <text:p text:style-name="P252"><text:soft-page-break/><text:s text:c="8"/><text:span text:style-name="T108">return</text:span><text:span text:style-name="T48"> </text:span><text:span text:style-name="T102">1</text:span><text:span text:style-name="T99">;</text:span></text:p>
      <text:p text:style-name="P252"><text:s text:c="4"/><text:span text:style-name="T99">}</text:span></text:p>
      <text:p text:style-name="P252"><text:s text:c="4"/><text:span text:style-name="T108">public</text:span><text:span text:style-name="T48"> </text:span><text:span text:style-name="T108">void</text:span><text:span text:style-name="T48"> setParameter</text:span><text:span text:style-name="T99">(</text:span><text:span text:style-name="T108">int</text:span><text:span text:style-name="T48"> i</text:span><text:span text:style-name="T99">,</text:span><text:span text:style-name="T48"> </text:span><text:span text:style-name="T108">double</text:span><text:span text:style-name="T48"> value</text:span><text:span text:style-name="T99">)</text:span><text:span text:style-name="T48"> </text:span><text:span text:style-name="T99">{</text:span></text:p>
      <text:p text:style-name="P252"><text:s text:c="8"/><text:span text:style-name="T48">omega </text:span><text:span text:style-name="T99">=</text:span><text:span text:style-name="T48"> value</text:span><text:span text:style-name="T99">;</text:span></text:p>
      <text:p text:style-name="P252"><text:s text:c="4"/><text:span text:style-name="T99">}</text:span></text:p>
      <text:p text:style-name="P257">}</text:p>
      <text:p text:style-name="P252"><text:s text:c="8"/></text:p>
      <text:p text:style-name="P199">This ODE is provided to the specialized integrator with two arrays specifying the step sizes to use for finite differences (one array for derivation with respect to state y, one array for derivation with respect to parameters p):</text:p>
      <text:p text:style-name="P250"><text:span text:style-name="T106">double</text:span><text:span text:style-name="T97">[]</text:span> hY <text:span text:style-name="T97">=</text:span> <text:span text:style-name="T106">new</text:span> <text:span text:style-name="T106">double</text:span><text:span text:style-name="T97">[]</text:span> <text:span text:style-name="T97">{</text:span> <text:span text:style-name="T100">0.001</text:span><text:span text:style-name="T97">,</text:span> <text:span text:style-name="T100">0.001</text:span> <text:span text:style-name="T97">};</text:span></text:p>
      <text:p text:style-name="P250"><text:span text:style-name="T106">double</text:span><text:span text:style-name="T97">[]</text:span> hP <text:span text:style-name="T97">=</text:span> <text:span text:style-name="T106">new</text:span> <text:span text:style-name="T106">double</text:span><text:span text:style-name="T97">[]</text:span> <text:span text:style-name="T97">{</text:span> <text:span text:style-name="T100">1.0e-6</text:span> <text:span text:style-name="T97">};</text:span></text:p>
      <text:p text:style-name="P250"><text:span text:style-name="T110">FirstOrderIntegratorWithJacobians</text:span> integrator <text:span text:style-name="T97">=</text:span> <text:span text:style-name="T106">new</text:span> <text:span text:style-name="T110">FirstOrderIntegratorWithJacobians</text:span><text:span text:style-name="T97">(</text:span>dp853<text:span text:style-name="T97">,</text:span> ode<text:span text:style-name="T97">,</text:span> hY<text:span text:style-name="T97">,</text:span> hP<text:span text:style-name="T97">);</text:span></text:p>
      <text:p text:style-name="P250">integrator<text:span text:style-name="T97">.</text:span>integrate<text:span text:style-name="T97">(</text:span>t0<text:span text:style-name="T97">,</text:span> y0<text:span text:style-name="T97">,</text:span> dy0dp<text:span text:style-name="T97">,</text:span> t<text:span text:style-name="T97">,</text:span> y<text:span text:style-name="T97">,</text:span> dydy0<text:span text:style-name="T97">,</text:span> dydp<text:span text:style-name="T97">);</text:span></text:p>
      <text:p text:style-name="P252"><text:s text:c="8"/></text:p>
      <text:p text:style-name="P209"><text:span text:style-name="T76">If the function f is simple, the user can simply provide the local jacobians by himself. So rather than the </text:span><text:a xlink:type="simple" xlink:href="http://commons.apache.org/proper/commons-math/apidocs/org/apache/commons/math3/ode/FirstOrderDifferentialEquations.html" text:style-name="Internet_20_link" text:visited-style-name="Visited_20_Internet_20_Link"><text:span text:style-name="T94">FirstOrderDifferentialEquations</text:span></text:a><text:span text:style-name="T76"> interface he will implement the</text:span><text:a xlink:type="simple" xlink:href="http://commons.apache.org/proper/commons-math/apidocs/org/apache/commons/math3/ode/jacobians/ODEWithJacobians.html" text:style-name="Internet_20_link" text:visited-style-name="Visited_20_Internet_20_Link"><text:span text:style-name="T94">ODEWithJacobians</text:span></text:a><text:span text:style-name="T76"> interface. Considering again our example where only ω is considered a parameter, we get:</text:span></text:p>
      <text:p text:style-name="P250"><text:span text:style-name="T106">public</text:span> <text:span text:style-name="T106">class</text:span> <text:span text:style-name="T110">EnhancedCircleODE</text:span> <text:span text:style-name="T106">implements</text:span> <text:span text:style-name="T110">ODEWithJacobians</text:span> <text:span text:style-name="T97">{</text:span></text:p>
      <text:p text:style-name="P252"><text:s text:c="4"/><text:span text:style-name="T108">private</text:span><text:span text:style-name="T48"> </text:span><text:span text:style-name="T108">double</text:span><text:span text:style-name="T99">[]</text:span><text:span text:style-name="T48"> c</text:span><text:span text:style-name="T99">;</text:span></text:p>
      <text:p text:style-name="P252"><text:s text:c="4"/><text:span text:style-name="T108">private</text:span><text:span text:style-name="T48"> </text:span><text:span text:style-name="T108">double</text:span><text:span text:style-name="T48"> omega</text:span><text:span text:style-name="T99">;</text:span></text:p>
      <text:p text:style-name="P252"><text:s text:c="4"/><text:span text:style-name="T108">public</text:span><text:span text:style-name="T48"> </text:span><text:span text:style-name="T112">EnhancedCircleODE</text:span><text:span text:style-name="T99">(</text:span><text:span text:style-name="T108">double</text:span><text:span text:style-name="T99">[]</text:span><text:span text:style-name="T48"> c</text:span><text:span text:style-name="T99">,</text:span><text:span text:style-name="T48"> </text:span><text:span text:style-name="T108">double</text:span><text:span text:style-name="T48"> omega</text:span><text:span text:style-name="T99">)</text:span><text:span text:style-name="T48"> </text:span><text:span text:style-name="T99">{</text:span></text:p>
      <text:p text:style-name="P252"><text:s text:c="8"/><text:span text:style-name="T108">this</text:span><text:span text:style-name="T99">.</text:span><text:span text:style-name="T48">c <text:s text:c="4"/></text:span><text:span text:style-name="T99">=</text:span><text:span text:style-name="T48"> c</text:span><text:span text:style-name="T99">;</text:span></text:p>
      <text:p text:style-name="P252"><text:s text:c="8"/><text:span text:style-name="T108">this</text:span><text:span text:style-name="T99">.</text:span><text:span text:style-name="T48">omega </text:span><text:span text:style-name="T99">=</text:span><text:span text:style-name="T48"> omega</text:span><text:span text:style-name="T99">;</text:span></text:p>
      <text:p text:style-name="P252"><text:s text:c="4"/><text:span text:style-name="T99">}</text:span></text:p>
      <text:p text:style-name="P252"><text:s text:c="4"/><text:span text:style-name="T108">public</text:span><text:span text:style-name="T48"> </text:span><text:span text:style-name="T108">int</text:span><text:span text:style-name="T48"> getDimension</text:span><text:span text:style-name="T99">()</text:span><text:span text:style-name="T48"> </text:span><text:span text:style-name="T99">{</text:span></text:p>
      <text:p text:style-name="P252"><text:s text:c="8"/><text:span text:style-name="T108">return</text:span><text:span text:style-name="T48"> </text:span><text:span text:style-name="T102">2</text:span><text:span text:style-name="T99">;</text:span></text:p>
      <text:p text:style-name="P252"><text:s text:c="4"/><text:span text:style-name="T99">}</text:span></text:p>
      <text:p text:style-name="P252"><text:s text:c="4"/><text:span text:style-name="T108">public</text:span><text:span text:style-name="T48"> </text:span><text:span text:style-name="T108">void</text:span><text:span text:style-name="T48"> computeDerivatives</text:span><text:span text:style-name="T99">(</text:span><text:span text:style-name="T108">double</text:span><text:span text:style-name="T48"> t</text:span><text:span text:style-name="T99">,</text:span><text:span text:style-name="T48"> </text:span><text:span text:style-name="T108">double</text:span><text:span text:style-name="T99">[]</text:span><text:span text:style-name="T48"> y</text:span><text:span text:style-name="T99">,</text:span><text:span text:style-name="T48"> </text:span><text:span text:style-name="T108">double</text:span><text:span text:style-name="T99">[]</text:span><text:span text:style-name="T48"> yDot</text:span><text:span text:style-name="T99">)</text:span><text:span text:style-name="T48"> </text:span><text:span text:style-name="T99">{</text:span></text:p>
      <text:p text:style-name="P252"><text:s text:c="8"/><text:span text:style-name="T48">yDot</text:span><text:span text:style-name="T99">[</text:span><text:span text:style-name="T102">0</text:span><text:span text:style-name="T99">]</text:span><text:span text:style-name="T48"> </text:span><text:span text:style-name="T99">=</text:span><text:span text:style-name="T48"> omega </text:span><text:span text:style-name="T99">*</text:span><text:span text:style-name="T48"> </text:span><text:span text:style-name="T99">(</text:span><text:span text:style-name="T48">c</text:span><text:span text:style-name="T99">[</text:span><text:span text:style-name="T102">1</text:span><text:span text:style-name="T99">]</text:span><text:span text:style-name="T48"> </text:span><text:span text:style-name="T99">-</text:span><text:span text:style-name="T48"> y</text:span><text:span text:style-name="T99">[</text:span><text:span text:style-name="T102">1</text:span><text:span text:style-name="T99">]);</text:span></text:p>
      <text:p text:style-name="P252"><text:s text:c="8"/><text:span text:style-name="T48">yDot</text:span><text:span text:style-name="T99">[</text:span><text:span text:style-name="T102">1</text:span><text:span text:style-name="T99">]</text:span><text:span text:style-name="T48"> </text:span><text:span text:style-name="T99">=</text:span><text:span text:style-name="T48"> omega </text:span><text:span text:style-name="T99">*</text:span><text:span text:style-name="T48"> </text:span><text:span text:style-name="T99">(</text:span><text:span text:style-name="T48">y</text:span><text:span text:style-name="T99">[</text:span><text:span text:style-name="T102">0</text:span><text:span text:style-name="T99">]</text:span><text:span text:style-name="T48"> </text:span><text:span text:style-name="T99">-</text:span><text:span text:style-name="T48"> c</text:span><text:span text:style-name="T99">[</text:span><text:span text:style-name="T102">0</text:span><text:span text:style-name="T99">]);</text:span></text:p>
      <text:p text:style-name="P252"><text:s text:c="4"/><text:span text:style-name="T99">}</text:span></text:p>
      <text:p text:style-name="P252"><text:s text:c="4"/><text:span text:style-name="T108">public</text:span><text:span text:style-name="T48"> </text:span><text:span text:style-name="T108">int</text:span><text:span text:style-name="T48"> getParametersDimension</text:span><text:span text:style-name="T99">()</text:span><text:span text:style-name="T48"> </text:span><text:span text:style-name="T99">{</text:span></text:p>
      <text:p text:style-name="P252"><text:soft-page-break/><text:s text:c="8"/><text:span text:style-name="T105">// we are only interested in the omega parameter</text:span></text:p>
      <text:p text:style-name="P252"><text:s text:c="8"/><text:span text:style-name="T108">return</text:span><text:span text:style-name="T48"> </text:span><text:span text:style-name="T102">1</text:span><text:span text:style-name="T99">;</text:span></text:p>
      <text:p text:style-name="P252"><text:s text:c="4"/><text:span text:style-name="T99">}</text:span></text:p>
      <text:p text:style-name="P252"><text:s text:c="4"/><text:span text:style-name="T108">public</text:span><text:span text:style-name="T48"> </text:span><text:span text:style-name="T108">void</text:span><text:span text:style-name="T48"> computeJacobians</text:span><text:span text:style-name="T99">(</text:span><text:span text:style-name="T108">double</text:span><text:span text:style-name="T48"> t</text:span><text:span text:style-name="T99">,</text:span><text:span text:style-name="T48"> </text:span><text:span text:style-name="T108">double</text:span><text:span text:style-name="T99">[]</text:span><text:span text:style-name="T48"> y</text:span><text:span text:style-name="T99">,</text:span><text:span text:style-name="T48"> </text:span><text:span text:style-name="T108">double</text:span><text:span text:style-name="T99">[]</text:span><text:span text:style-name="T48"> yDot</text:span><text:span text:style-name="T99">,</text:span><text:span text:style-name="T48"> </text:span><text:span text:style-name="T108">double</text:span><text:span text:style-name="T99">[][]</text:span><text:span text:style-name="T48"> dFdY</text:span><text:span text:style-name="T99">,</text:span><text:span text:style-name="T48"> </text:span><text:span text:style-name="T108">double</text:span><text:span text:style-name="T99">[][]</text:span><text:span text:style-name="T48"> dFdP</text:span><text:span text:style-name="T99">)</text:span><text:span text:style-name="T48"> </text:span><text:span text:style-name="T99">{</text:span></text:p>
      <text:p text:style-name="P252"><text:s text:c="8"/><text:span text:style-name="T48">dFdY</text:span><text:span text:style-name="T99">[</text:span><text:span text:style-name="T102">0</text:span><text:span text:style-name="T99">][</text:span><text:span text:style-name="T102">0</text:span><text:span text:style-name="T99">]</text:span><text:span text:style-name="T48"> </text:span><text:span text:style-name="T99">=</text:span><text:span text:style-name="T48"> </text:span><text:span text:style-name="T102">0</text:span><text:span text:style-name="T99">;</text:span></text:p>
      <text:p text:style-name="P252"><text:s text:c="8"/><text:span text:style-name="T48">dFdY</text:span><text:span text:style-name="T99">[</text:span><text:span text:style-name="T102">0</text:span><text:span text:style-name="T99">][</text:span><text:span text:style-name="T102">1</text:span><text:span text:style-name="T99">]</text:span><text:span text:style-name="T48"> </text:span><text:span text:style-name="T99">=</text:span><text:span text:style-name="T48"> </text:span><text:span text:style-name="T99">-</text:span><text:span text:style-name="T48">omega</text:span><text:span text:style-name="T99">;</text:span></text:p>
      <text:p text:style-name="P252"><text:s text:c="8"/><text:span text:style-name="T48">dFdY</text:span><text:span text:style-name="T99">[</text:span><text:span text:style-name="T102">1</text:span><text:span text:style-name="T99">][</text:span><text:span text:style-name="T102">0</text:span><text:span text:style-name="T99">]</text:span><text:span text:style-name="T48"> </text:span><text:span text:style-name="T99">=</text:span><text:span text:style-name="T48"> omega</text:span><text:span text:style-name="T99">;</text:span></text:p>
      <text:p text:style-name="P252"><text:s text:c="8"/><text:span text:style-name="T48">dFdY</text:span><text:span text:style-name="T99">[</text:span><text:span text:style-name="T102">1</text:span><text:span text:style-name="T99">][</text:span><text:span text:style-name="T102">1</text:span><text:span text:style-name="T99">]</text:span><text:span text:style-name="T48"> </text:span><text:span text:style-name="T99">=</text:span><text:span text:style-name="T48"> </text:span><text:span text:style-name="T102">0</text:span><text:span text:style-name="T99">;</text:span></text:p>
      <text:p text:style-name="P252"><text:s text:c="8"/><text:span text:style-name="T48">dFdP</text:span><text:span text:style-name="T99">[</text:span><text:span text:style-name="T102">0</text:span><text:span text:style-name="T99">][</text:span><text:span text:style-name="T102">0</text:span><text:span text:style-name="T99">]</text:span><text:span text:style-name="T48"> </text:span><text:span text:style-name="T99">=</text:span><text:span text:style-name="T48"> </text:span><text:span text:style-name="T102">0</text:span><text:span text:style-name="T99">;</text:span></text:p>
      <text:p text:style-name="P252"><text:s text:c="8"/><text:span text:style-name="T48">dFdP</text:span><text:span text:style-name="T99">[</text:span><text:span text:style-name="T102">0</text:span><text:span text:style-name="T99">][</text:span><text:span text:style-name="T102">1</text:span><text:span text:style-name="T99">]</text:span><text:span text:style-name="T48"> </text:span><text:span text:style-name="T99">=</text:span><text:span text:style-name="T48"> omega</text:span><text:span text:style-name="T99">;</text:span></text:p>
      <text:p text:style-name="P252"><text:s text:c="8"/><text:span text:style-name="T48">dFdP</text:span><text:span text:style-name="T99">[</text:span><text:span text:style-name="T102">0</text:span><text:span text:style-name="T99">][</text:span><text:span text:style-name="T102">2</text:span><text:span text:style-name="T99">]</text:span><text:span text:style-name="T48"> </text:span><text:span text:style-name="T99">=</text:span><text:span text:style-name="T48"> c</text:span><text:span text:style-name="T99">[</text:span><text:span text:style-name="T102">1</text:span><text:span text:style-name="T99">]</text:span><text:span text:style-name="T48"> </text:span><text:span text:style-name="T99">-</text:span><text:span text:style-name="T48"> y</text:span><text:span text:style-name="T99">[</text:span><text:span text:style-name="T102">1</text:span><text:span text:style-name="T99">];</text:span></text:p>
      <text:p text:style-name="P252"><text:s text:c="8"/><text:span text:style-name="T48">dFdP</text:span><text:span text:style-name="T99">[</text:span><text:span text:style-name="T102">1</text:span><text:span text:style-name="T99">][</text:span><text:span text:style-name="T102">0</text:span><text:span text:style-name="T99">]</text:span><text:span text:style-name="T48"> </text:span><text:span text:style-name="T99">=</text:span><text:span text:style-name="T48"> </text:span><text:span text:style-name="T99">-</text:span><text:span text:style-name="T48">omega</text:span><text:span text:style-name="T99">;</text:span></text:p>
      <text:p text:style-name="P252"><text:s text:c="8"/><text:span text:style-name="T48">dFdP</text:span><text:span text:style-name="T99">[</text:span><text:span text:style-name="T102">1</text:span><text:span text:style-name="T99">][</text:span><text:span text:style-name="T102">1</text:span><text:span text:style-name="T99">]</text:span><text:span text:style-name="T48"> </text:span><text:span text:style-name="T99">=</text:span><text:span text:style-name="T48"> </text:span><text:span text:style-name="T102">0</text:span><text:span text:style-name="T99">;</text:span></text:p>
      <text:p text:style-name="P252"><text:s text:c="8"/><text:span text:style-name="T48">dFdP</text:span><text:span text:style-name="T99">[</text:span><text:span text:style-name="T102">1</text:span><text:span text:style-name="T99">][</text:span><text:span text:style-name="T102">2</text:span><text:span text:style-name="T99">]</text:span><text:span text:style-name="T48"> </text:span><text:span text:style-name="T99">=</text:span><text:span text:style-name="T48"> y</text:span><text:span text:style-name="T99">[</text:span><text:span text:style-name="T102">0</text:span><text:span text:style-name="T99">]</text:span><text:span text:style-name="T48"> </text:span><text:span text:style-name="T99">-</text:span><text:span text:style-name="T48"> c</text:span><text:span text:style-name="T99">[</text:span><text:span text:style-name="T102">0</text:span><text:span text:style-name="T99">];</text:span></text:p>
      <text:p text:style-name="P252"><text:s/></text:p>
      <text:p text:style-name="P252"><text:s text:c="4"/><text:span text:style-name="T99">}</text:span></text:p>
      <text:p text:style-name="P257">}</text:p>
      <text:p text:style-name="P252"><text:s text:c="8"/></text:p>
      <text:p text:style-name="P199">This ODE is provided to the specialized integrator as is:</text:p>
      <text:p text:style-name="P250"><text:span text:style-name="T110">FirstOrderIntegratorWithJacobians</text:span> integrator <text:span text:style-name="T97">=</text:span> <text:span text:style-name="T106">new</text:span> <text:span text:style-name="T110">FirstOrderIntegratorWithJacobians</text:span><text:span text:style-name="T97">(</text:span>dp853<text:span text:style-name="T97">,</text:span> ode<text:span text:style-name="T97">);</text:span></text:p>
      <text:p text:style-name="P250">integrator<text:span text:style-name="T97">.</text:span>integrate<text:span text:style-name="T97">(</text:span>t0<text:span text:style-name="T97">,</text:span> y0<text:span text:style-name="T97">,</text:span> dy0dp<text:span text:style-name="T97">,</text:span> t<text:span text:style-name="T97">,</text:span> y<text:span text:style-name="T97">,</text:span> dydy0<text:span text:style-name="T97">,</text:span> dydp<text:span text:style-name="T97">);</text:span></text:p>
      <text:p text:style-name="P252"><text:s text:c="8"/></text:p>
      <text:p text:style-name="P67"/>
      <text:p text:style-name="P133"/>
      <text:h text:style-name="P351" text:outline-level="2"><text:bookmark-start text:name="__RefHeading___Toc32591_1949149028"/><text:alphabetical-index-mark-start text:id="IMark59644536"/>Genetic Algorithms<text:bookmark-end text:name="__RefHeading___Toc32591_1949149028"/><text:alphabetical-index-mark-end text:id="IMark59644536"/></text:h>
      <text:p text:style-name="P163"/>
      <text:p text:style-name="P158"><text:bookmark text:name="bodyColumn"/></text:p>
      <text:section text:style-name="Sect1" text:name="Section1">
        <text:section text:style-name="Sect1" text:name="Section2">
          <text:h text:style-name="P346" text:outline-level="3"><text:bookmark text:name="contentBox"/><text:bookmark-start text:name="__RefHeading___Toc32593_1949149028"/>14.1 Overview<text:bookmark-end text:name="__RefHeading___Toc32593_1949149028"/><text:bookmark text:name="a14.1_Overview"/></text:h>
          <text:p text:style-name="P164">The genetics package provides a framework and implementations for genetic algorithms.</text:p>
          <text:h text:style-name="P347" text:outline-level="3"><text:bookmark-start text:name="__RefHeading___Toc32595_1949149028"/>14.2 GA Framework<text:bookmark-end text:name="__RefHeading___Toc32595_1949149028"/><text:bookmark text:name="a14.2_GA_Framework"/></text:h>
          <text:p text:style-name="P165"><text:a xlink:type="simple" xlink:href="http://commons.apache.org/proper/commons-math/apidocs/org/apache/commons/math3/genetics/GeneticAlgorithm.html" text:style-name="Internet_20_link" text:visited-style-name="Visited_20_Internet_20_Link"><text:span text:style-name="T94">GeneticAlgorithm</text:span></text:a><text:span text:style-name="T76"> provides an execution framework for Genetic Algorithms (GA).</text:span><text:a xlink:type="simple" xlink:href="http://commons.apache.org/proper/commons-math/apidocs/org/apache/commons/math3/genetics/Population.html" text:style-name="Internet_20_link" text:visited-style-name="Visited_20_Internet_20_Link"><text:span text:style-name="T94">Populations,</text:span></text:a><text:span text:style-name="T76"> consisting of </text:span><text:a xlink:type="simple" xlink:href="http://commons.apache.org/proper/commons-math/apidocs/org/apache/commons/math3/genetics/Chromosome.html" text:style-name="Internet_20_link" text:visited-style-name="Visited_20_Internet_20_Link"><text:span text:style-name="T94">Chromosomes</text:span></text:a><text:span text:style-name="T76"> are evolved by the </text:span><text:span text:style-name="Teletype"><text:span text:style-name="T76">GeneticAlgorithm</text:span></text:span><text:span text:style-name="T76"> until a</text:span><text:a xlink:type="simple" xlink:href="http://commons.apache.org/proper/commons-math/apidocs/org/apache/commons/math3/genetics/StoppingCondition.html" text:style-name="Internet_20_link" text:visited-style-name="Visited_20_Internet_20_Link"><text:span text:style-name="T94">StoppingCondition</text:span></text:a><text:span text:style-name="T76"> is reached. Evolution is determined by </text:span><text:a xlink:type="simple" xlink:href="http://commons.apache.org/proper/commons-math/apidocs/org/apache/commons/math3/genetics/SelectionPolicy.html" text:style-name="Internet_20_link" text:visited-style-name="Visited_20_Internet_20_Link"><text:span text:style-name="T94">SelectionPolicy</text:span></text:a><text:span text:style-name="T76">, </text:span><text:a xlink:type="simple" xlink:href="http://commons.apache.org/proper/commons-math/apidocs/org/apache/commons/math3/genetics/MutationPolicy.html" text:style-name="Internet_20_link" text:visited-style-name="Visited_20_Internet_20_Link"><text:span text:style-name="T94">MutationPolicy</text:span></text:a><text:span text:style-name="T76">and </text:span><text:a xlink:type="simple" xlink:href="http://commons.apache.org/proper/commons-math/apidocs/org/apache/commons/math3/genetics/Fitness.html" text:style-name="Internet_20_link" text:visited-style-name="Visited_20_Internet_20_Link"><text:span text:style-name="T94">Fitness</text:span></text:a><text:span text:style-name="T76">.</text:span></text:p>
          <text:p text:style-name="P165"><text:span text:style-name="T76">The GA itself is implemented by the </text:span><text:span text:style-name="Teletype"><text:span text:style-name="T76">evolve</text:span></text:span><text:span text:style-name="T76"> method of the </text:span><text:span text:style-name="Teletype"><text:span text:style-name="T76">GeneticAlgorithm</text:span></text:span><text:span text:style-name="T76"> class, which looks like this:</text:span></text:p>
          <text:p text:style-name="P168"><text:span text:style-name="T106">public</text:span> <text:span text:style-name="T110">Population</text:span> evolve<text:span text:style-name="T97">(</text:span><text:span text:style-name="T110">Population</text:span> initial<text:span text:style-name="T97">,</text:span> <text:span text:style-name="T110">StoppingCondition</text:span> condition<text:span text:style-name="T97">)</text:span> <text:span text:style-name="T97">{</text:span></text:p>
          <text:p text:style-name="P169"><text:s text:c="4"/><text:span text:style-name="T112">Population</text:span><text:span text:style-name="T48"> current </text:span><text:span text:style-name="T99">=</text:span><text:span text:style-name="T48"> initial</text:span><text:span text:style-name="T99">;</text:span></text:p>
          <text:p text:style-name="P169"><text:s text:c="4"/><text:span text:style-name="T108">while</text:span><text:span text:style-name="T48"> </text:span><text:span text:style-name="T99">(!</text:span><text:span text:style-name="T48">condition</text:span><text:span text:style-name="T99">.</text:span><text:span text:style-name="T48">isSatisfied</text:span><text:span text:style-name="T99">(</text:span><text:span text:style-name="T48">current</text:span><text:span text:style-name="T99">))</text:span><text:span text:style-name="T48"> </text:span><text:span text:style-name="T99">{</text:span></text:p>
          <text:p text:style-name="P169"><text:s text:c="8"/><text:span text:style-name="T48">current </text:span><text:span text:style-name="T99">=</text:span><text:span text:style-name="T48"> nextGeneration</text:span><text:span text:style-name="T99">(</text:span><text:span text:style-name="T48">current</text:span><text:span text:style-name="T99">);</text:span></text:p>
          <text:p text:style-name="P169"><text:s text:c="4"/><text:span text:style-name="T99">}</text:span></text:p>
          <text:p text:style-name="P169"><text:s text:c="4"/><text:span text:style-name="T108">return</text:span><text:span text:style-name="T48"> current</text:span><text:span text:style-name="T99">;</text:span></text:p>
          <text:p text:style-name="P170">}</text:p>
          <text:p text:style-name="P169"><text:s text:c="10"/></text:p>
          <text:p text:style-name="P166"><text:span text:style-name="T76">The </text:span><text:span text:style-name="Teletype"><text:span text:style-name="T76">nextGeneration</text:span></text:span><text:span text:style-name="T76"> method implements the following algorithm:</text:span></text:p>
          <text:list xml:id="list8147446454444066913" text:style-name="L44">
            <text:list-item>
              <text:p text:style-name="P332"><text:span text:style-name="T76">Get nextGeneration population to fill from </text:span><text:span text:style-name="Teletype"><text:span text:style-name="T76">current</text:span></text:span><text:span text:style-name="T76"> generation, using its nextGeneration method</text:span></text:p>
            </text:list-item>
            <text:list-item>
              <text:p text:style-name="P333">Loop until new generation is filled:</text:p>
              <text:list>
                <text:list-item>
                  <text:p text:style-name="P332"><text:span text:style-name="T76">Apply configured </text:span><text:span text:style-name="Teletype"><text:span text:style-name="T76">SelectionPolicy</text:span></text:span><text:span text:style-name="T76"> to select a pair of parents from </text:span><text:span text:style-name="Teletype"><text:span text:style-name="T76">current</text:span></text:span></text:p>
                </text:list-item>
                <text:list-item>
                  <text:p text:style-name="P332"><text:span text:style-name="T76">With probability = </text:span><text:a xlink:type="simple" xlink:href="http://commons.apache.org/proper/commons-math/apidocs/org/apache/commons/math3/genetics/GeneticAlgorithm.html#getCrossoverRate" text:style-name="Internet_20_link" text:visited-style-name="Visited_20_Internet_20_Link"><text:span text:style-name="T94">getCrossoverRate()</text:span></text:a><text:span text:style-name="T76">, apply configured </text:span><text:span text:style-name="Teletype"><text:span text:style-name="T76">CrossoverPolicy</text:span></text:span><text:span text:style-name="T76"> to parents</text:span></text:p>
                </text:list-item>
                <text:list-item>
                  <text:p text:style-name="P332"><text:soft-page-break/><text:span text:style-name="T76">With probability = </text:span><text:a xlink:type="simple" xlink:href="http://commons.apache.org/proper/commons-math/apidocs/org/apache/commons/math3/genetics/GeneticAlgorithm.html#getMutationRate" text:style-name="Internet_20_link" text:visited-style-name="Visited_20_Internet_20_Link"><text:span text:style-name="T94">getMutationRate()</text:span></text:a><text:span text:style-name="T76">, apply configured </text:span><text:span text:style-name="Teletype"><text:span text:style-name="T76">MutationPolicy</text:span></text:span><text:span text:style-name="T76"> to each of the offspring</text:span></text:p>
                </text:list-item>
                <text:list-item>
                  <text:p text:style-name="P333">Add offspring individually to nextGeneration, space permitting</text:p>
                </text:list-item>
              </text:list>
            </text:list-item>
            <text:list-item>
              <text:p text:style-name="P333">Return nextGeneration</text:p>
            </text:list-item>
          </text:list>
          <text:h text:style-name="P347" text:outline-level="3" text:is-list-header="true"><text:bookmark-start text:name="__RefHeading___Toc32597_1949149028"/>14.3 Implementation<text:bookmark-end text:name="__RefHeading___Toc32597_1949149028"/><text:bookmark text:name="a14.3_Implementation"/></text:h>
          <text:p text:style-name="P164">Here is an example GA execution:</text:p>
          <text:p text:style-name="P171">// initialize a new genetic algorithm</text:p>
          <text:p text:style-name="P168"><text:span text:style-name="T110">GeneticAlgorithm</text:span> ga <text:span text:style-name="T97">=</text:span> <text:span text:style-name="T106">new</text:span> <text:span text:style-name="T110">GeneticAlgorithm</text:span><text:span text:style-name="T97">(</text:span></text:p>
          <text:p text:style-name="P169"><text:s text:c="4"/><text:span text:style-name="T108">new</text:span><text:span text:style-name="T48"> </text:span><text:span text:style-name="T112">OnePointCrossover</text:span><text:span text:style-name="T99">&lt;</text:span><text:span text:style-name="T112">Integer</text:span><text:span text:style-name="T99">&gt;(),</text:span></text:p>
          <text:p text:style-name="P169"><text:s text:c="4"/><text:span text:style-name="T102">1</text:span><text:span text:style-name="T99">,</text:span></text:p>
          <text:p text:style-name="P169"><text:s text:c="4"/><text:span text:style-name="T108">new</text:span><text:span text:style-name="T48"> </text:span><text:span text:style-name="T112">RandomKeyMutation</text:span><text:span text:style-name="T99">(),</text:span></text:p>
          <text:p text:style-name="P169"><text:s text:c="4"/><text:span text:style-name="T102">0.10</text:span><text:span text:style-name="T99">,</text:span></text:p>
          <text:p text:style-name="P169"><text:s text:c="4"/><text:span text:style-name="T108">new</text:span><text:span text:style-name="T48"> </text:span><text:span text:style-name="T112">TournamentSelection</text:span><text:span text:style-name="T99">(</text:span><text:span text:style-name="T48">TOURNAMENT_ARITY</text:span><text:span text:style-name="T99">)</text:span></text:p>
          <text:p text:style-name="P170">);</text:p>
          <text:p text:style-name="P169"><text:s text:c="8"/></text:p>
          <text:p text:style-name="P171">// initial population</text:p>
          <text:p text:style-name="P168"><text:span text:style-name="T110">Population</text:span> initial <text:span text:style-name="T97">=</text:span> getInitialPopulation<text:span text:style-name="T97">();</text:span></text:p>
          <text:p text:style-name="P169"><text:s text:c="8"/></text:p>
          <text:p text:style-name="P171">// stopping condition</text:p>
          <text:p text:style-name="P168"><text:span text:style-name="T110">StoppingCondition</text:span> stopCond <text:span text:style-name="T97">=</text:span> <text:span text:style-name="T106">new</text:span> <text:span text:style-name="T110">FixedGenerationCount</text:span><text:span text:style-name="T97">(</text:span>NUM_GENERATIONS<text:span text:style-name="T97">);</text:span></text:p>
          <text:p text:style-name="P169"><text:s text:c="8"/></text:p>
          <text:p text:style-name="P171">// run the algorithm</text:p>
          <text:p text:style-name="P168"><text:span text:style-name="T110">Population</text:span> finalPopulation <text:span text:style-name="T97">=</text:span> ga<text:span text:style-name="T97">.</text:span>evolve<text:span text:style-name="T97">(</text:span>initial<text:span text:style-name="T97">,</text:span> stopCond<text:span text:style-name="T97">);</text:span></text:p>
          <text:p text:style-name="P169"><text:s text:c="8"/></text:p>
          <text:p text:style-name="P171">// best chromosome from the final population</text:p>
          <text:p text:style-name="P168"><text:span text:style-name="T110">Chromosome</text:span> bestFinal <text:span text:style-name="T97">=</text:span> finalPopulation<text:span text:style-name="T97">.</text:span>getFittestChromosome<text:span text:style-name="T97">();</text:span></text:p>
          <text:p text:style-name="P169"><text:s text:c="8"/></text:p>
          <text:p text:style-name="P166"><text:span text:style-name="T76">The arguments to the </text:span><text:span text:style-name="Teletype"><text:span text:style-name="T76">GeneticAlgorithm</text:span></text:span><text:span text:style-name="T76"> constructor above are: </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62">Parameter</text:p>
              </table:table-cell>
              <table:table-cell table:style-name="Table36.A1" office:value-type="string">
                <text:p text:style-name="P162">value in example</text:p>
              </table:table-cell>
              <table:table-cell table:style-name="Table36.A1" office:value-type="string">
                <text:p text:style-name="P162">meaning</text:p>
              </table:table-cell>
            </table:table-row>
            <text:soft-page-break/>
            <table:table-row>
              <table:table-cell table:style-name="Table36.A2" office:value-type="string">
                <text:p text:style-name="P160">crossoverPolicy</text:p>
              </table:table-cell>
              <table:table-cell table:style-name="Table36.A2" office:value-type="string">
                <text:p text:style-name="P161"><text:a xlink:type="simple" xlink:href="http://commons.apache.org/proper/commons-math/apidocs/org/apache/commons/math3/genetics/OnePointCrossover.html" text:style-name="Internet_20_link" text:visited-style-name="Visited_20_Internet_20_Link"><text:span text:style-name="T56">OnePointCrossover</text:span></text:a></text:p>
              </table:table-cell>
              <table:table-cell table:style-name="Table36.A2" office:value-type="string">
                <text:p text:style-name="P160">A random crossover point is selected and the first part from each parent is copied to the corresponding child, and the second parts are copied crosswise.</text:p>
              </table:table-cell>
            </table:table-row>
            <table:table-row>
              <table:table-cell table:style-name="Table36.A3" office:value-type="string">
                <text:p text:style-name="P160">crossoverRate</text:p>
              </table:table-cell>
              <table:table-cell table:style-name="Table36.B3" office:value-type="float" office:value="1">
                <text:p text:style-name="P160">1</text:p>
              </table:table-cell>
              <table:table-cell table:style-name="Table36.A3" office:value-type="string">
                <text:p text:style-name="P160">Always apply crossover</text:p>
              </table:table-cell>
            </table:table-row>
            <table:table-row>
              <table:table-cell table:style-name="Table36.A2" office:value-type="string">
                <text:p text:style-name="P160">mutationPolicy</text:p>
              </table:table-cell>
              <table:table-cell table:style-name="Table36.A2" office:value-type="string">
                <text:p text:style-name="P161"><text:a xlink:type="simple" xlink:href="http://commons.apache.org/proper/commons-math/apidocs/org/apache/commons/math3/genetics/RandomKeyMutation.html" text:style-name="Internet_20_link" text:visited-style-name="Visited_20_Internet_20_Link"><text:span text:style-name="T56">RandomKeyMutation</text:span></text:a></text:p>
              </table:table-cell>
              <table:table-cell table:style-name="Table36.A2" office:value-type="string">
                <text:p text:style-name="P160">Changes a randomly chosen element of the array representation to a random value uniformly distributed in [0,1].</text:p>
              </table:table-cell>
            </table:table-row>
            <table:table-row>
              <table:table-cell table:style-name="Table36.A3" office:value-type="string">
                <text:p text:style-name="P160">mutationRate</text:p>
              </table:table-cell>
              <table:table-cell table:style-name="Table36.B3" office:value-type="float" office:value="0.1">
                <text:p text:style-name="P160">0.1</text:p>
              </table:table-cell>
              <table:table-cell table:style-name="Table36.A3" office:value-type="string">
                <text:p text:style-name="P160">Apply mutation with probability 0.1 - that is, 10% of the time.</text:p>
              </table:table-cell>
            </table:table-row>
            <table:table-row>
              <table:table-cell table:style-name="Table36.A2" office:value-type="string">
                <text:p text:style-name="P160">selectionPolicy</text:p>
              </table:table-cell>
              <table:table-cell table:style-name="Table36.A2" office:value-type="string">
                <text:p text:style-name="P161"><text:a xlink:type="simple" xlink:href="http://commons.apache.org/proper/commons-math/apidocs/org/apache/commons/math3/genetics/TournamentSelection.html" text:style-name="Internet_20_link" text:visited-style-name="Visited_20_Internet_20_Link"><text:span text:style-name="T56">TournamentSelection</text:span></text:a></text:p>
              </table:table-cell>
              <table:table-cell table:style-name="Table36.A2" office:value-type="string">
                <text:p text:style-name="P160">Each of the two selected chromosomes is selected based on an n-ary tournament -- this is done by drawing n random chromosomes without replacement from the population, and then selecting the fittest chromosome among them.</text:p>
              </table:table-cell>
            </table:table-row>
          </table:table>
          <text:p text:style-name="P167"><text:span text:style-name="T76"><text:line-break/>The algorithm starts with an </text:span><text:span text:style-name="Teletype"><text:span text:style-name="T76">initial</text:span></text:span><text:span text:style-name="T76"> population of </text:span><text:span text:style-name="Teletype"><text:span text:style-name="T76">Chromosomes.</text:span></text:span><text:span text:style-name="T76"> and executes until the specified </text:span><text:a xlink:type="simple" xlink:href="http://commons.apache.org/proper/commons-math/apidocs/org/apache/commons/math3/genetics/StoppingCondition.html" text:style-name="Internet_20_link" text:visited-style-name="Visited_20_Internet_20_Link"><text:span text:style-name="T94">StoppingCondition</text:span></text:a><text:span text:style-name="T76"> is reached. In the example above, a </text:span><text:a xlink:type="simple" xlink:href="http://commons.apache.org/proper/commons-math/apidocs/org/apache/commons/math3/genetics/FixedGenerationCount.html" text:style-name="Internet_20_link" text:visited-style-name="Visited_20_Internet_20_Link"><text:span text:style-name="T94">FixedGenerationCount</text:span></text:a><text:span text:style-name="T76">stopping condition is used, which means the algorithm proceeds through a fixed number of generations.</text:span></text:p>
        </text:section>
      </text:section>
      <text:section text:style-name="Sect1" text:name="Section3">
        <text:p text:style-name="P159"><text:bookmark text:name="footer"/><text:line-break/></text:p>
      </text:section>
      <text:p text:style-name="P66"/>
      <text:p text:style-name="P66"/>
      <text:p text:style-name="P66"/>
      <text:p text:style-name="P132"/>
      <text:p text:style-name="P69">Curve Fitting</text:p>
      <text:h text:style-name="P340" text:outline-level="3"><text:bookmark-start text:name="__RefHeading___Toc32599_1949149028"/>17.1 Overview<text:bookmark-end text:name="__RefHeading___Toc32599_1949149028"/><text:bookmark text:name="a17.1_Overview"/></text:h>
      <text:p text:style-name="P193">The fitting package deals with curve fitting for univariate real functions. When a univariate real function y = f(x) does depend on some unknown parameters p<text:span text:style-name="T116">0</text:span>, p<text:span text:style-name="T116">1</text:span> ... p<text:span text:style-name="T116">n-1</text:span>, curve fitting can be used to find these parameters. It does this by <text:span text:style-name="T42">fitting</text:span> the curve so it remains very close to a set of observed points (x<text:span text:style-name="T116">0</text:span>, y<text:span text:style-name="T116">0</text:span>), (x<text:span text:style-name="T116">1</text:span>, y<text:span text:style-name="T116">1</text:span>) ... (x<text:span text:style-name="T116">k-1</text:span>, y<text:span text:style-name="T116">k-1</text:span>). This fitting is done by finding the parameters values that minimizes the objective function Σ(y<text:span text:style-name="T116">i</text:span> - f(x<text:span text:style-name="T116">i</text:span>))<text:span text:style-name="T117">2</text:span>. This is actually a <text:span text:style-name="T62">least-squares </text:span>problem.</text:p>
      <text:p text:style-name="P208"><text:span text:style-name="T82">For all provided curve fitters, the operating principle is the same. Users must first </text:span><text:span text:style-name="T84">create an instance of the fitter</text:span><text:span text:style-name="T82">, then </text:span><text:span text:style-name="T84">add the observed points</text:span><text:span text:style-name="T82"> and once the complete sample of observed points has been added they must call </text:span><text:span text:style-name="T84">the </text:span><text:span text:style-name="Teletype"><text:span text:style-name="T84">fit</text:span></text:span><text:span text:style-name="T84"> method which will compute the parameters that best fit the sample</text:span><text:span text:style-name="T82">. A weight is associated with each observed point, this allows to take into account uncertainty on some points when they come from loosy measurements for example. If no such information exist and all points should be treated the same, it is safe to put 1.0 as the weight for all points.</text:span></text:p>
      <text:h text:style-name="P340" text:outline-level="3"><text:bookmark-start text:name="__RefHeading___Toc32601_1949149028"/>17.2 General Case<text:bookmark-end text:name="__RefHeading___Toc32601_1949149028"/><text:bookmark text:name="a17.2_General_Case"/></text:h>
      <text:p text:style-name="P208"><text:span text:style-name="T82">The </text:span><text:a xlink:type="simple" xlink:href="http://commons.apache.org/proper/commons-math/apidocs/org/apache/commons/math3/fitting/CurveFitter.html" text:style-name="Internet_20_link" text:visited-style-name="Visited_20_Internet_20_Link"><text:span text:style-name="T92">CurveFitter</text:span></text:a><text:span text:style-name="T82"> class provides curve fitting for general curves. Users must provide their own implementation of the curve template as a class implementing the </text:span><text:a xlink:type="simple" xlink:href="http://commons.apache.org/proper/commons-math/apidocs/org/apache/commons/math3/analysis/ParametricUnivariateFunction.html" text:style-name="Internet_20_link" text:visited-style-name="Visited_20_Internet_20_Link"><text:span text:style-name="T92">ParametricUnivariateFunction</text:span></text:a><text:span text:style-name="T82">interface and they must provide the initial guess of the parameters.</text:span></text:p>
      <text:p text:style-name="P191">The following example shows how to fit data with a polynomial function.</text:p>
      <text:p text:style-name="P206"/>
      <text:p text:style-name="P206">import org.apache.commons.math3.optim.nonlinear.vector.jacobian.LevenbergMarquardtOptimizer</text:p>
      <text:p text:style-name="P206">import org.apache.commons.math3.analysis.ParametricUnivariateFunction</text:p>
      <text:p text:style-name="P206"><text:soft-page-break/>import org.apache.commons.math3.util.FastMath</text:p>
      <text:p text:style-name="P206">import org.apache.commons.math3.fitting.*</text:p>
      <text:p text:style-name="P206">import org.apache.commons.math3.analysis.polynomials.PolynomialFunction</text:p>
      <text:p text:style-name="P206"/>
      <text:p text:style-name="P206">CurveFitter fitter = new CurveFitter(new LevenbergMarquardtOptimizer())</text:p>
      <text:p text:style-name="P206">fitter.addObservedPoint(-1.00, 2.021170021833143)</text:p>
      <text:p text:style-name="P206">fitter.addObservedPoint(-0.99, 2.221135431136975)</text:p>
      <text:p text:style-name="P206">fitter.addObservedPoint(-0.98, 2.09985277659314)</text:p>
      <text:p text:style-name="P206">fitter.addObservedPoint(-0.97, 2.0211192647627025)</text:p>
      <text:p text:style-name="P206">// ... Lots of lines omitted ...</text:p>
      <text:p text:style-name="P206">fitter.addObservedPoint( 0.99, -2.4345814727089854)</text:p>
      <text:p text:style-name="P206"/>
      <text:p text:style-name="P206">// The degree of the polynomial is deduced from the length of the array containing</text:p>
      <text:p text:style-name="P206">// the initial guess for the coefficients of the polynomial.</text:p>
      <text:p text:style-name="P206">init = [ 12.9, -3.4, 2.1 ] as <text:s/>double [] // 12.9 - 3.4 x + 2.1 x^2</text:p>
      <text:p text:style-name="P206"/>
      <text:p text:style-name="P206">// Compute optimal coefficients.</text:p>
      <text:p text:style-name="P206">best = fitter.fit(new PolynomialFunction.Parametric(), init)</text:p>
      <text:p text:style-name="P206"/>
      <text:p text:style-name="P206"><text:soft-page-break/>// Construct the polynomial that best fits the data.</text:p>
      <text:p text:style-name="P206">fitted = new PolynomialFunction(best)</text:p>
      <text:p text:style-name="P206"><text:s text:c="8"/></text:p>
      <text:p text:style-name="P206"/>
      <text:h text:style-name="P340" text:outline-level="3"><text:bookmark-start text:name="__RefHeading___Toc32603_1949149028"/>7.3 Special Cases<text:bookmark-end text:name="__RefHeading___Toc32603_1949149028"/><text:bookmark text:name="a17.3_Special_Cases"/></text:h>
      <text:p text:style-name="P191">There are more specialized classes, for which the appropriate parametric function is implicitly used:</text:p>
      <text:list xml:id="list5164882849079492063" text:style-name="L45">
        <text:list-item>
          <text:p text:style-name="P330"><text:a xlink:type="simple" xlink:href="http://commons.apache.org/proper/commons-math/apidocs/org/apache/commons/math3/fitting/PolynomialFitter.html" text:style-name="Internet_20_link" text:visited-style-name="Visited_20_Internet_20_Link"><text:span text:style-name="T92">PolynomialFitter</text:span></text:a><text:span text:style-name="T82"> fits a </text:span><text:a xlink:type="simple" xlink:href="http://commons.apache.org/proper/commons-math/apidocs/org/apache/commons/math3/analysis/polynomials/PolynomialFunction.Parametric.html" text:style-name="Internet_20_link" text:visited-style-name="Visited_20_Internet_20_Link"><text:span text:style-name="T92">polynomial</text:span></text:a><text:span text:style-name="T82"> function</text:span></text:p>
        </text:list-item>
        <text:list-item>
          <text:p text:style-name="P330"><text:a xlink:type="simple" xlink:href="http://commons.apache.org/proper/commons-math/apidocs/org/apache/commons/math3/fitting/HarmonicFitter.html" text:style-name="Internet_20_link" text:visited-style-name="Visited_20_Internet_20_Link"><text:span text:style-name="T92">HarmonicFitter</text:span></text:a><text:span text:style-name="T82"> fits a </text:span><text:a xlink:type="simple" xlink:href="http://commons.apache.org/proper/commons-math/apidocs/org/apache/commons/math3/analysis/function/HarmonicOscillator.Parametric.html" text:style-name="Internet_20_link" text:visited-style-name="Visited_20_Internet_20_Link"><text:span text:style-name="T92">harmonic</text:span></text:a><text:span text:style-name="T82"> function</text:span></text:p>
        </text:list-item>
        <text:list-item>
          <text:p text:style-name="P330"><text:a xlink:type="simple" xlink:href="http://commons.apache.org/proper/commons-math/apidocs/org/apache/commons/math3/fitting/GaussianFitter.html" text:style-name="Internet_20_link" text:visited-style-name="Visited_20_Internet_20_Link"><text:span text:style-name="T92">GaussianFitter</text:span></text:a><text:span text:style-name="T82"> fits a </text:span><text:a xlink:type="simple" xlink:href="http://commons.apache.org/proper/commons-math/apidocs/org/apache/commons/math3/analysis/function/Gaussian.Parametric.html" text:style-name="Internet_20_link" text:visited-style-name="Visited_20_Internet_20_Link"><text:span text:style-name="T92">Gaussian</text:span></text:a><text:span text:style-name="T82"> function</text:span></text:p>
        </text:list-item>
      </text:list>
      <text:p text:style-name="P190"><text:span text:style-name="T82">The </text:span><text:span text:style-name="Teletype"><text:span text:style-name="T82">HarmonicFitter</text:span></text:span><text:span text:style-name="T82"> and </text:span><text:span text:style-name="Teletype"><text:span text:style-name="T82">GaussianFitter</text:span></text:span><text:span text:style-name="T82"> also provide a no-argument </text:span><text:span text:style-name="Teletype"><text:span text:style-name="T82">fit()</text:span></text:span><text:span text:style-name="T82"> method that will internally estimate initial guess values for the parameters.</text:span></text:p>
      <text:p text:style-name="P190"><text:span text:style-name="T82"/></text:p>
      <text:p text:style-name="P190"><text:span text:style-name="T82"/></text:p>
      <text:p text:style-name="P190"><text:span text:style-name="T82"/></text:p>
      <text:p text:style-name="P190"><text:span text:style-name="T82"/></text:p>
      <text:p text:style-name="P190"><text:span text:style-name="T82"/></text:p>
      <text:p text:style-name="P190"><text:span text:style-name="T82"/></text:p>
      <text:p text:style-name="P190"><text:span text:style-name="T82"/></text:p>
      <text:p text:style-name="P190"><text:span text:style-name="T82"/></text:p>
      <text:p text:style-name="P190"><text:span text:style-name="T82"/></text:p>
      <text:p text:style-name="P190"><text:soft-page-break/><text:span text:style-name="T82"/></text:p>
      <text:alphabetical-index text:style-name="Sect2"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Index_20_Heading">Alphabetical Index</text:p>
          </text:index-title>
          <text:p text:style-name="P374">Apache Common Maths<text:tab/>154</text:p>
          <text:p text:style-name="P374">Binding<text:tab/>22</text:p>
          <text:p text:style-name="P374">Chi-square tests<text:tab/>173</text:p>
          <text:p text:style-name="P374">Compatibility with Matlab<text:tab/>147</text:p>
          <text:p text:style-name="P374">Complex Numbers<text:tab/>218</text:p>
          <text:p text:style-name="P374">Compressed Column Storage format<text:tab/>139</text:p>
          <text:p text:style-name="P374">Continuous Wavelet Transform<text:tab/>58</text:p>
          <text:p text:style-name="P374">Covariance and correlation<text:tab/>165</text:p>
          <text:p text:style-name="P374">Data Generation<text:tab/>191</text:p>
          <text:p text:style-name="P374">Daubechies wavelet<text:tab/>136</text:p>
          <text:p text:style-name="P374">delegate<text:tab/>24</text:p>
          <text:p text:style-name="P374">Descriptive Statisticstics<text:tab/>155</text:p>
          <text:p text:style-name="P374">Differentiation<text:tab/>187</text:p>
          <text:p text:style-name="P374">Eigendecomposition<text:tab/>119</text:p>
          <text:p text:style-name="P374">EJML<text:tab/>107</text:p>
          <text:p text:style-name="P374">FFT<text:tab/>123</text:p>
          <text:p text:style-name="P374">Functional Plotting<text:tab/>68</text:p>
          <text:p text:style-name="P374">functions<text:tab/>22</text:p>
          <text:p text:style-name="P374">Genetic Algorithms<text:tab/>274</text:p>
          <text:p text:style-name="P374">GroovyShell<text:tab/>17</text:p>
          <text:p text:style-name="P374">Henon Chaotic Map<text:tab/>50</text:p>
          <text:p text:style-name="P374">Ikeda Chaotic Map<text:tab/>52</text:p>
          <text:p text:style-name="P374">import buffering<text:tab/>18</text:p>
          <text:p text:style-name="P374">Integration<text:tab/>186</text:p>
          <text:p text:style-name="P374">Interpolation<text:tab/>184</text:p>
          <text:p text:style-name="P374">JBLAS<text:tab/>104</text:p>
          <text:p text:style-name="P374">JFreeChart<text:tab/>60</text:p>
          <text:p text:style-name="P374">JTransforms<text:tab/>150</text:p>
          <text:p text:style-name="P374"><text:soft-page-break/>jWave toolbox<text:tab/>136</text:p>
          <text:p text:style-name="P374">Linear Algebra<text:tab/>208</text:p>
          <text:p text:style-name="P374">Linear Systems<text:tab/>122</text:p>
          <text:p text:style-name="P374">Matrix<text:tab/>30</text:p>
          <text:p text:style-name="P374">Matrix Indexing/Setting<text:tab/>35</text:p>
          <text:p text:style-name="P374">Matrix multiplication<text:tab/>116</text:p>
          <text:p text:style-name="P374">Matrix subrange<text:tab/>37</text:p>
          <text:p text:style-name="P374">MetaClass<text:tab/>23</text:p>
          <text:p text:style-name="P374">Metaobject<text:tab/>23</text:p>
          <text:p text:style-name="P374">metaprogramming<text:tab/>31</text:p>
          <text:p text:style-name="P374">MTJ<text:tab/>106</text:p>
          <text:p text:style-name="P374">Multiple linear regression<text:tab/>162</text:p>
          <text:p text:style-name="P374">Numerical Recipes<text:tab/>124</text:p>
          <text:p text:style-name="P374">Object – Oriented Plotting<text:tab/>70</text:p>
          <text:p text:style-name="P374">One-Way Anova<text:tab/>176</text:p>
          <text:p text:style-name="P374">Operator Overloading<text:tab/>25</text:p>
          <text:p text:style-name="P374">Optimization<text:tab/>254</text:p>
          <text:p text:style-name="P374">Ordinary Differential Equations Integration<text:tab/>265</text:p>
          <text:p text:style-name="P374">Pearson's correlation<text:tab/>167</text:p>
          <text:p text:style-name="P374">Plot Controller Object<text:tab/>74</text:p>
          <text:p text:style-name="P374">Plotting Demonstrations<text:tab/>62</text:p>
          <text:p text:style-name="P374">Power Spectrum<text:tab/>128</text:p>
          <text:p text:style-name="P374">rand<text:tab/>36</text:p>
          <text:p text:style-name="P374">Random numbers<text:tab/>192</text:p>
          <text:p text:style-name="P374">Random Vectors<text:tab/>194</text:p>
          <text:p text:style-name="P374">Rank transformations<text:tab/>164</text:p>
          <text:p text:style-name="P374">Regression<text:tab/>158</text:p>
          <text:p text:style-name="P374">Root-finding<text:tab/>179</text:p>
          <text:p text:style-name="P374">RsyntaxTextArea<text:tab/>12</text:p>
          <text:p text:style-name="P374">solving sparse systems<text:tab/>141</text:p>
          <text:p text:style-name="P374">Sparse Matrix<text:tab/>139</text:p>
          <text:p text:style-name="P374">Spearman's rank correlation coefficient<text:tab/>169</text:p>
          <text:p text:style-name="P374">Special Functions<text:tab/>203</text:p>
          <text:p text:style-name="P374"><text:soft-page-break/>Statistical tests<text:tab/>169</text:p>
          <text:p text:style-name="P374">t-tests<text:tab/>171</text:p>
          <text:p text:style-name="P374">Toolboxes<text:tab/>16</text:p>
          <text:p text:style-name="P374">undeclared data variables<text:tab/>22</text:p>
          <text:p text:style-name="P374">Vec<text:tab/>25</text:p>
          <text:p text:style-name="P374">vinc<text:tab/>30</text:p>
          <text:p text:style-name="P374">vlinspace<text:tab/>30</text:p>
          <text:p text:style-name="P374">vlogspace<text:tab/>30</text:p>
          <text:p text:style-name="P374">Wavelets<text:tab/>136</text:p>
        </text:index-body>
      </text:alphabetical-index>
      <text:p text:style-name="P190"><text:span text:style-name="T82"/></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Courier, monospace"/>
    <style:font-face style:name="StarSymbol" svg:font-family="StarSymbol"/>
    <style:font-face style:name="Verdana" svg:font-family="Verdana, Helvetica, Arial, sans-serif"/>
    <style:font-face style:name="Cumberland" svg:font-family="Cumberland, 'Courier New'" style:font-family-generic="modern"/>
    <style:font-face style:name="Times1" svg:font-family="Times" style:font-family-generic="roman"/>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Lucidasans2" svg:font-family="Lucidasans"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orphans="0" fo:widows="0" fo:hyphenation-ladder-count="no-limit" fo:text-indent="0in" style:auto-text-indent="false" style:text-autospace="none" style:vertical-align="auto"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Arial" style:font-family-generic="swiss" style:font-pitch="variable" fo:font-size="14pt" style:font-name-asian="Andale Sans UI1" style:font-family-asian="'Andale Sans UI', 'Arial Unicode MS'" style:font-pitch-asian="variable" style:font-size-asian="14pt" style:font-name-complex="Lucidasans2"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DejaVu Serif" fo:font-family="'DejaVu Serif'" style:font-family-generic="roman" style:font-pitch="variable" fo:font-size="16pt" fo:font-weight="bold" style:font-name-asian="DejaVu Sans" style:font-family-asian="'DejaVu Sans'"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family="'DejaVu Serif'" style:font-family-generic="roman" style:font-pitch="variable" fo:font-size="15pt" fo:font-weight="bold" style:font-name-asian="DejaVu Sans" style:font-family-asian="'DejaVu San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style:font-name="Arial" fo:font-family="Arial" style:font-style-name="Negreta"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0673in" style:type="center"/>
          <style:tab-stop style:position="6.134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3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417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45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Teletype" style:family="text">
      <style:text-properties style:font-name="Liberation Mono" fo:font-family="'Liberation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Absatz-Standardschriftart" style:family="text"/>
    <style:style style:name="WW-Absatz-Standardschriftart" style:family="text"/>
    <style:style style:name="Default_20_Paragraph_20_Font" style:display-name="Default Paragraph Font"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1in" fo:margin-bottom="1in" fo:margin-left="1.25in" fo:margin-right="0.8827in" fo:background-color="#ffffff" style:writing-mode="lr-tb" style:layout-grid-color="#c0c0c0" style:layout-grid-lines="38"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text:p text:style-name="MP1"/>
      </style:footer>
    </style:master-page>
    <style:master-page style:name="HTML" style:page-layout-name="Mpm2">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creation-date>2008-03-24T15:27:30</meta:creation-date>
    <dc:date>2017-01-23T15:38:06.413198481</dc:date>
    <meta:print-date>2009-11-22T04:47:07</meta:print-date>
    <dc:language>en-US</dc:language>
    <meta:editing-cycles>1511</meta:editing-cycles>
    <meta:editing-duration>P7DT2H2M26S</meta:editing-duration>
    <meta:document-statistic meta:table-count="36" meta:image-count="4" meta:object-count="5" meta:page-count="288" meta:paragraph-count="4542" meta:word-count="40386" meta:character-count="282113" meta:non-whitespace-character-count="237396"/>
    <meta:user-defined meta:name="Info 1"/>
    <meta:user-defined meta:name="Info 2"/>
    <meta:user-defined meta:name="Info 3"/>
    <meta:user-defined meta:name="Info 4"/>
  </office:meta>
</office:document-meta>
</file>

<file path=Object 1/content.xml><?xml version="1.0" encoding="utf-8"?>
<math xmlns="http://www.w3.org/1998/Math/MathML">
  <semantics>
    <mrow>
      <mrow>
        <mrow>
          <mi>A</mi>
          <mo stretchy="false">⋅</mo>
          <msub>
            <mi>X</mi>
            <mi>i</mi>
          </msub>
        </mrow>
        <mo stretchy="false">=</mo>
        <mrow>
          <mi>λ</mi>
          <mo stretchy="false">⋅</mo>
          <msub>
            <mi>Y</mi>
            <mi>i</mi>
          </msub>
        </mrow>
      </mrow>
    </mrow>
    <annotation encoding="StarMath 5.0">A cdot  X_i = λ cdot Y_i</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962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63cm" fo:min-width="6.853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P3"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P4"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4pt" style:font-style-asian="normal" style:font-weight-asian="normal" style:font-family-complex="Arial" style:font-family-generic-complex="system" style:font-pitch-complex="variable" style:font-size-complex="14pt" style:font-style-complex="normal" style:font-weight-complex="normal" style:text-emphasize="none" style:font-relief="none"/>
    </style:style>
    <style:style style:name="P5"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P6"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20pt" fo:font-style="normal" fo:text-shadow="none" style:text-underline-style="none" fo:font-weight="bold" style:letter-kerning="true" style:font-family-asian="Arial" style:font-family-generic-asian="system" style:font-pitch-asian="variable" style:font-size-asian="20pt" style:font-style-asian="normal" style:font-weight-asian="bold" style:font-family-complex="Arial" style:font-family-generic-complex="system" style:font-pitch-complex="variable" style:font-size-complex="20pt" style:font-style-complex="normal" style:font-weight-complex="bold" style:text-emphasize="none" style:font-relief="none"/>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2pt" style:font-style-asian="normal" style:font-weight-asian="normal" style:font-family-complex="Arial" style:font-family-generic-complex="system" style:font-pitch-complex="variable" style:font-size-complex="12pt" style:font-style-complex="normal" style:font-weight-complex="normal" style:text-emphasize="none" style:font-relief="none"/>
    </style:style>
    <style:style style:name="T2"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T3"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4pt" style:font-style-asian="normal" style:font-weight-asian="normal" style:font-family-complex="Arial" style:font-family-generic-complex="system" style:font-pitch-complex="variable" style:font-size-complex="14pt" style:font-style-complex="normal" style:font-weight-complex="normal" style:text-emphasize="none" style:font-relief="none"/>
    </style:style>
    <style:style style:name="T4"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style>
    <style:style style:name="T5" style:family="text">
      <style:text-properties style:use-window-font-color="true" style:text-outline="false" style:text-line-through-style="none" fo:font-family="Arial" style:font-family-generic="roman" style:font-pitch="variable" fo:font-size="20pt" fo:font-style="normal" fo:text-shadow="none" style:text-underline-style="none" fo:font-weight="bold" style:letter-kerning="true" style:font-family-asian="Arial" style:font-family-generic-asian="system" style:font-pitch-asian="variable" style:font-size-asian="20pt" style:font-style-asian="normal" style:font-weight-asian="bold" style:font-family-complex="Arial" style:font-family-generic-complex="system" style:font-pitch-complex="variable"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cm" svg:y="6.992cm">
              <draw:text-box>
                <text:p text:style-name="P1"><text:span text:style-name="T1">ScalaSci Domain Specific Language</text:span></text:p>
              </draw:text-box>
            </draw:frame>
            <draw:frame draw:style-name="gr2" draw:text-style-name="P3" draw:layer="layout" svg:width="6.029cm" svg:height="0.935cm" svg:x="5.068cm" svg:y="9.013cm">
              <draw:text-box>
                <text:p text:style-name="P1"><text:span text:style-name="T2">Scala Compiler</text:span></text:p>
              </draw:text-box>
            </draw:frame>
            <draw:frame draw:style-name="gr3" draw:text-style-name="P4" draw:layer="layout" svg:width="6.029cm" svg:height="0.936cm" svg:x="5.068cm" svg:y="10.937cm">
              <draw:text-box>
                <text:p text:style-name="P1"><text:span text:style-name="T3">Java Compiler</text:span></text:p>
              </draw:text-box>
            </draw:frame>
            <draw:frame draw:style-name="gr4" draw:text-style-name="P4" draw:layer="layout" svg:width="6.029cm" svg:height="0.936cm" svg:x="5.068cm" svg:y="13.053cm">
              <draw:text-box>
                <text:p text:style-name="P1"><text:span text:style-name="T3">Groovy Shell</text:span></text:p>
              </draw:text-box>
            </draw:frame>
            <draw:frame draw:style-name="gr5" draw:text-style-name="P4" draw:layer="layout" svg:width="6.029cm" svg:height="2.621cm" svg:x="5.068cm" svg:y="14.978cm">
              <draw:text-box>
                <text:p text:style-name="P1"><text:span text:style-name="T3">Integrated Java libraries for </text:span></text:p>
                <text:p text:style-name="P1"><text:span text:style-name="T3">Graphics and Numerical Analysis</text:span></text:p>
              </draw:text-box>
            </draw:frame>
            <draw:frame draw:style-name="gr6" draw:text-style-name="P5" draw:layer="layout" svg:width="5.865cm" svg:height="1.604cm" svg:x="5.233cm" svg:y="17.768cm">
              <draw:text-box>
                <text:p text:style-name="P1"><text:span text:style-name="T4">Toolboxes of class code</text:span></text:p>
              </draw:text-box>
            </draw:frame>
            <draw:frame draw:style-name="gr7" draw:text-style-name="P4" draw:layer="layout" svg:width="6.029cm" svg:height="1.361cm" svg:x="5.068cm" svg:y="19.788cm">
              <draw:text-box>
                <text:p text:style-name="P1"><text:span text:style-name="T3">Application Specific Wizards</text:span></text:p>
              </draw:text-box>
            </draw:frame>
            <draw:frame draw:style-name="gr8" draw:text-style-name="P6" draw:layer="layout" svg:width="17.511cm" svg:height="1.888cm" draw:transform="rotate (1.5707963267946) translate (13.612cm 24.5cm)">
              <draw:text-box>
                <text:p text:style-name="P1"><text:span text:style-name="T5">User Friendly Scripting based interface</text:span></text:p>
              </draw:text-box>
            </draw:frame>
            <draw:line draw:style-name="gr9" draw:text-style-name="P7" draw:layer="layout" svg:x1="11.096cm" svg:y1="7.67cm" svg:x2="13.613cm" svg:y2="7.67cm">
              <text:p/>
            </draw:line>
            <draw:line draw:style-name="gr9" draw:text-style-name="P7" draw:layer="layout" svg:x1="11.096cm" svg:y1="9.017cm" svg:x2="13.613cm" svg:y2="9.017cm">
              <text:p/>
            </draw:line>
            <draw:line draw:style-name="gr9" draw:text-style-name="P7" draw:layer="layout" svg:x1="11.096cm" svg:y1="11.711cm" svg:x2="13.613cm" svg:y2="11.711cm">
              <text:p/>
            </draw:line>
            <draw:line draw:style-name="gr9" draw:text-style-name="P7" draw:layer="layout" svg:x1="11.096cm" svg:y1="13.731cm" svg:x2="13.613cm" svg:y2="13.731cm">
              <text:p/>
            </draw:line>
            <draw:line draw:style-name="gr9" draw:text-style-name="P7" draw:layer="layout" svg:x1="11.096cm" svg:y1="16.425cm" svg:x2="13.613cm" svg:y2="16.425cm">
              <text:p/>
            </draw:line>
            <draw:line draw:style-name="gr9" draw:text-style-name="P7" draw:layer="layout" svg:x1="11.096cm" svg:y1="18.445cm" svg:x2="13.613cm" svg:y2="18.445cm">
              <text:p/>
            </draw:line>
            <draw:line draw:style-name="gr9" draw:text-style-name="P7" draw:layer="layout" svg:x1="11.096cm" svg:y1="20.466cm" svg:x2="13.613cm" svg:y2="20.466cm">
              <text:p/>
            </draw:line>
          </draw:g>
          <draw:frame draw:style-name="gr10" draw:text-style-name="P4" draw:layer="layout" svg:width="6.084cm" svg:height="1.361cm" svg:x="5cm" svg:y="23cm">
            <draw:text-box>
              <text:p text:style-name="P1"><text:span text:style-name="T3">Computer Algebra Subsystem</text:span></text:p>
            </draw:text-box>
          </draw:frame>
          <draw:line draw:style-name="gr9" draw:text-style-name="P7" draw:layer="layout" svg:x1="11cm" svg:y1="24cm" svg:x2="13.54cm" svg:y2="24cm">
            <text:p/>
          </draw:line>
          <draw:frame draw:style-name="gr11" draw:text-style-name="P9" draw:layer="layout" svg:width="6cm" svg:height="1cm" svg:x="5cm" svg:y="21.5cm">
            <draw:text-box>
              <text:p text:style-name="P8"><text:span text:style-name="T4">Import Wizard</text:span></text:p>
            </draw:text-box>
          </draw:frame>
          <draw:line draw:style-name="gr9" draw:text-style-name="P7" draw:layer="layout" svg:x1="11cm" svg:y1="22.1cm" svg:x2="13.54cm" svg:y2="22.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row>
        <mrow>
          <mi>A</mi>
          <mo stretchy="false">⋅</mo>
          <mi>X</mi>
        </mrow>
        <mo stretchy="false">=</mo>
        <mrow>
          <mi>λ</mi>
          <mo stretchy="false">⋅</mo>
          <mi>X</mi>
        </mrow>
      </mrow>
    </mrow>
    <annotation encoding="StarMath 5.0">A cdot  X = λ cdot X</annotation>
  </semantics>
</math>
</file>

<file path=Object 3/content.xml><?xml version="1.0" encoding="utf-8"?>
<math xmlns="http://www.w3.org/1998/Math/MathML">
  <semantics>
    <mrow>
      <msub>
        <mi>X</mi>
        <mi>i</mi>
      </msub>
    </mrow>
    <annotation encoding="StarMath 5.0">X_i</annotation>
  </semantics>
</math>
</file>

<file path=Object 4/content.xml><?xml version="1.0" encoding="utf-8"?>
<math xmlns="http://www.w3.org/1998/Math/MathML">
  <semantics>
    <mrow>
      <msub>
        <mi>Υ</mi>
        <mi>i</mi>
      </msub>
    </mrow>
    <annotation encoding="StarMath 5.0">Υ_i</annotation>
  </semantics>
</math>
</file>